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6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7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77" style:family="table-cell" style:parent-style-name="Default" style:data-style-name="N43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44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7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8" style:family="table-cell" style:parent-style-name="Default" style:data-style-name="N46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9" style:family="table-cell" style:parent-style-name="Default" style:data-style-name="N45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90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91" style:family="table-cell" style:parent-style-name="Default" style:data-style-name="N45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8pt" style:font-size-asian="8pt" style:font-size-complex="8pt"/>
    </style:style>
    <style:style style:name="ce9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8pt" style:font-size-asian="8pt" style:font-size-complex="8pt"/>
    </style:style>
    <style:style style:name="ce9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9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"/>
    <style:style style:name="ce10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7" style:family="table-cell" style:parent-style-name="Comma" style:data-style-name="N49">
      <style:table-cell-properties fo:border-top="none" fo:border-bottom="none" fo:border-left="thin solid #000000" fo:border-right="thin solid #000000" style:vertical-align="automatic" fo:background-color="transparent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0" style:family="table-cell" style:parent-style-name="Default" style:data-style-name="N0">
      <style:table-cell-properties fo:border="thin solid #000000"/>
    </style:style>
    <style:style style:name="ce111" style:family="table-cell" style:parent-style-name="Comma" style:data-style-name="N49">
      <style:table-cell-properties fo:border="thin solid #000000" style:vertical-align="automatic" fo:background-color="transparent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14" style:family="table-cell" style:parent-style-name="Default" style:data-style-name="N49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7.3818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5.635625cm" style:use-optimal-column-width="true"/>
    </style:style>
    <style:style style:name="co16" style:family="table-column">
      <style:table-column-properties fo:break-before="auto" style:column-width="2.09020833333333cm" style:use-optimal-column-width="true"/>
    </style:style>
    <style:style style:name="co17" style:family="table-column">
      <style:table-column-properties fo:break-before="auto" style:column-width="11.509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miter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09" table:default-cell-style-name="ce1"/>
        <table:table-column table:style-name="co12" table:default-cell-style-name="ce1"/>
        <table:table-column table:style-name="co13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95">
            <text:p>LINKOTEL S.A.</text:p>
          </table:table-cell>
          <table:covered-table-cell table:number-columns-repeated="6"/>
          <table:table-cell office:value-type="string" table:style-name="ce96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95">
            <text:p>Fase 2 – Ejecución</text:p>
          </table:table-cell>
          <table:covered-table-cell table:number-columns-repeated="6"/>
          <table:table-cell office:value-type="string" table:style-name="ce96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95">
            <text:p>Caja y Bancos</text:p>
          </table:table-cell>
          <table:covered-table-cell table:number-columns-repeated="6"/>
          <table:table-cell office:value-type="string" table:style-name="ce96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95">
            <text:p>Cedula resumen</text:p>
          </table:table-cell>
          <table:covered-table-cell table:number-columns-repeated="6"/>
          <table:table-cell office:value-type="string" table:style-name="ce96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95">
            <text:p>Al 31 de Diciembre del 2021</text:p>
          </table:table-cell>
          <table:covered-table-cell table:number-columns-repeated="6"/>
          <table:table-cell office:value-type="string" table:style-name="ce96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3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1.1.07.02.01</text:p>
          </table:table-cell>
          <table:table-cell office:value-type="string" table:style-name="ce20">
            <text:p>Retenciones en la Fuente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office:value-type="string" table:style-name="ce19">
            <text:p>1.1.07.02.01</text:p>
          </table:table-cell>
          <table:table-cell office:value-type="string" table:style-name="ce20">
            <text:p>Retenciones en la Fuente</text:p>
          </table:table-cell>
          <table:table-cell table:style-name="ce26"/>
          <table:table-cell table:style-name="ce27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RR0002</text:p>
          </table:table-cell>
          <table:table-cell office:value-type="string" table:style-name="ce94">
            <text:p>RETENCIÓN EN LA FUENTE <text:s/>(5%)</text:p>
          </table:table-cell>
          <table:table-cell table:style-name="ce21"/>
          <table:table-cell office:value-type="float" office:value="125" table:style-name="ce22">
            <text:p>125</text:p>
          </table:table-cell>
          <table:table-cell table:style-name="ce23"/>
          <table:table-cell table:style-name="ce24"/>
          <table:table-cell office:value-type="float" office:value="125" table:formula="of:=[.D11]+[.E11]-[.F11]" table:style-name="ce25">
            <text:p>125</text:p>
          </table:table-cell>
          <table:table-cell office:value-type="string" table:style-name="ce19">
            <text:p>RR0002</text:p>
          </table:table-cell>
          <table:table-cell office:value-type="string" table:style-name="ce94">
            <text:p>RETENCIÓN EN LA FUENTE <text:s/>(5%)</text:p>
          </table:table-cell>
          <table:table-cell office:value-type="float" office:value="236.98" table:style-name="ce26">
            <text:p>237</text:p>
          </table:table-cell>
          <table:table-cell office:value-type="float" office:value="-111.97999999999999" table:formula="of:=+[.G11]-[.J11]" table:style-name="ce27">
            <text:p>-11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RR0003</text:p>
          </table:table-cell>
          <table:table-cell office:value-type="string" table:style-name="ce94">
            <text:p>RETENCION EN LA FUENTE (2%)</text:p>
          </table:table-cell>
          <table:table-cell table:style-name="ce21"/>
          <table:table-cell office:value-type="float" office:value="208.56" table:style-name="ce22">
            <text:p>209</text:p>
          </table:table-cell>
          <table:table-cell table:style-name="ce23"/>
          <table:table-cell table:style-name="ce24"/>
          <table:table-cell office:value-type="float" office:value="208.56" table:formula="of:=[.D12]+[.E12]-[.F12]" table:style-name="ce25">
            <text:p>209</text:p>
          </table:table-cell>
          <table:table-cell office:value-type="string" table:style-name="ce19">
            <text:p>RR0003</text:p>
          </table:table-cell>
          <table:table-cell office:value-type="string" table:style-name="ce94">
            <text:p>RETENCION EN LA FUENTE (2%)</text:p>
          </table:table-cell>
          <table:table-cell office:value-type="float" office:value="38834.74" table:style-name="ce26">
            <text:p>38.835</text:p>
          </table:table-cell>
          <table:table-cell office:value-type="float" office:value="-38626.18" table:formula="of:=+[.G12]-[.J12]" table:style-name="ce27">
            <text:p>-38.62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RR0004</text:p>
          </table:table-cell>
          <table:table-cell office:value-type="string" table:style-name="ce94">
            <text:p>1% IMPUESTO A LA RENTA</text:p>
          </table:table-cell>
          <table:table-cell table:style-name="ce21"/>
          <table:table-cell office:value-type="float" office:value="0" table:style-name="ce22">
            <text:p>0</text:p>
          </table:table-cell>
          <table:table-cell table:style-name="ce23"/>
          <table:table-cell table:style-name="ce24"/>
          <table:table-cell office:value-type="float" office:value="0" table:formula="of:=[.D13]+[.E13]-[.F13]" table:style-name="ce25">
            <text:p>0</text:p>
          </table:table-cell>
          <table:table-cell office:value-type="string" table:style-name="ce19">
            <text:p>RR0004</text:p>
          </table:table-cell>
          <table:table-cell office:value-type="string" table:style-name="ce94">
            <text:p>1% IMPUESTO A LA RENTA</text:p>
          </table:table-cell>
          <table:table-cell office:value-type="float" office:value="0.9" table:style-name="ce26">
            <text:p>1</text:p>
          </table:table-cell>
          <table:table-cell office:value-type="float" office:value="-0.9" table:formula="of:=+[.G13]-[.J13]" table:style-name="ce27">
            <text:p>-1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RR0014</text:p>
          </table:table-cell>
          <table:table-cell office:value-type="string" table:style-name="ce94">
            <text:p>RETENCION EN LA FUENTE (2.75%)</text:p>
          </table:table-cell>
          <table:table-cell table:style-name="ce21"/>
          <table:table-cell office:value-type="float" office:value="14717.15" table:style-name="ce22">
            <text:p>14.717</text:p>
          </table:table-cell>
          <table:table-cell table:style-name="ce23"/>
          <table:table-cell table:style-name="ce24"/>
          <table:table-cell office:value-type="float" office:value="14717.15" table:formula="of:=[.D14]+[.E14]-[.F14]" table:style-name="ce25">
            <text:p>14.717</text:p>
          </table:table-cell>
          <table:table-cell office:value-type="string" table:style-name="ce19">
            <text:p>RR0014</text:p>
          </table:table-cell>
          <table:table-cell office:value-type="string" table:style-name="ce94">
            <text:p>RETENCION EN LA FUENTE (2.75%)</text:p>
          </table:table-cell>
          <table:table-cell office:value-type="float" office:value="13663.47" table:style-name="ce26">
            <text:p>13.663</text:p>
          </table:table-cell>
          <table:table-cell office:value-type="float" office:value="1053.6800000000003" table:formula="of:=+[.G14]-[.J14]" table:style-name="ce27">
            <text:p>1.05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RR0015</text:p>
          </table:table-cell>
          <table:table-cell office:value-type="string" table:style-name="ce94">
            <text:p>RETENCION EN LA FUENTE (1.75%)</text:p>
          </table:table-cell>
          <table:table-cell table:style-name="ce21"/>
          <table:table-cell office:value-type="float" office:value="1.7" table:style-name="ce22">
            <text:p>2</text:p>
          </table:table-cell>
          <table:table-cell table:style-name="ce23"/>
          <table:table-cell table:style-name="ce24"/>
          <table:table-cell office:value-type="float" office:value="1.7" table:formula="of:=[.D15]+[.E15]-[.F15]" table:style-name="ce25">
            <text:p>2</text:p>
          </table:table-cell>
          <table:table-cell office:value-type="string" table:style-name="ce19">
            <text:p>RR0015</text:p>
          </table:table-cell>
          <table:table-cell office:value-type="string" table:style-name="ce94">
            <text:p>RETENCION EN LA FUENTE (1.75%)</text:p>
          </table:table-cell>
          <table:table-cell office:value-type="float" office:value="0.78" table:style-name="ce26">
            <text:p>1</text:p>
          </table:table-cell>
          <table:table-cell office:value-type="float" office:value="0.91999999999999993" table:formula="of:=+[.G15]-[.J15]" table:style-name="ce27">
            <text:p>1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9"/>
          <table:table-cell table:style-name="ce28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19"/>
          <table:table-cell table:style-name="ce28"/>
          <table:table-cell table:style-name="ce26"/>
          <table:table-cell table:style-name="ce27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1.1.07.03.01</text:p>
          </table:table-cell>
          <table:table-cell office:value-type="string" table:style-name="ce20">
            <text:p>Retenciones de IVA</text:p>
          </table:table-cell>
          <table:table-cell table:style-name="ce29"/>
          <table:table-cell table:style-name="ce24"/>
          <table:table-cell table:style-name="ce23"/>
          <table:table-cell table:style-name="ce24"/>
          <table:table-cell table:style-name="ce25"/>
          <table:table-cell office:value-type="string" table:style-name="ce19">
            <text:p>1.1.07.03.01</text:p>
          </table:table-cell>
          <table:table-cell office:value-type="string" table:style-name="ce20">
            <text:p>Retenciones de IVA</text:p>
          </table:table-cell>
          <table:table-cell table:style-name="ce24"/>
          <table:table-cell office:value-type="float" office:value="0" table:formula="of:=+[.G17]-[.J17]" table:style-name="ce27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IR006</text:p>
          </table:table-cell>
          <table:table-cell office:value-type="string" table:style-name="ce94">
            <text:p>CREDITO TRIBUTARIO POR RETENCIONES DEL IVA</text:p>
          </table:table-cell>
          <table:table-cell table:style-name="ce29"/>
          <table:table-cell office:value-type="float" office:value="576.98" table:style-name="ce24">
            <text:p>577</text:p>
          </table:table-cell>
          <table:table-cell table:style-name="ce23"/>
          <table:table-cell table:style-name="ce24"/>
          <table:table-cell office:value-type="float" office:value="576.98" table:formula="of:=[.D18]+[.E18]-[.F18]" table:style-name="ce25">
            <text:p>577</text:p>
          </table:table-cell>
          <table:table-cell office:value-type="string" table:style-name="ce19">
            <text:p>IR006</text:p>
          </table:table-cell>
          <table:table-cell office:value-type="string" table:style-name="ce94">
            <text:p>CREDITO TRIBUTARIO POR RETENCIONES DEL IVA</text:p>
          </table:table-cell>
          <table:table-cell office:value-type="float" office:value="877.36" table:style-name="ce24">
            <text:p>877</text:p>
          </table:table-cell>
          <table:table-cell office:value-type="float" office:value="-300.38" table:formula="of:=+[.G18]-[.J18]" table:style-name="ce27">
            <text:p>-30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IR002</text:p>
          </table:table-cell>
          <table:table-cell office:value-type="string" table:style-name="ce94">
            <text:p>IVA POR LA PRESTACION DE OTROS SERVICIOS 70%</text:p>
          </table:table-cell>
          <table:table-cell table:style-name="ce29"/>
          <table:table-cell office:value-type="float" office:value="5751.31" table:style-name="ce24">
            <text:p>5.751</text:p>
          </table:table-cell>
          <table:table-cell table:style-name="ce23"/>
          <table:table-cell table:style-name="ce24"/>
          <table:table-cell office:value-type="float" office:value="5751.31" table:formula="of:=[.D19]+[.E19]-[.F19]" table:style-name="ce25">
            <text:p>5.751</text:p>
          </table:table-cell>
          <table:table-cell office:value-type="string" table:style-name="ce19">
            <text:p>IR002</text:p>
          </table:table-cell>
          <table:table-cell office:value-type="string" table:style-name="ce94">
            <text:p>IVA POR LA PRESTACION DE OTROS SERVICIOS 70%</text:p>
          </table:table-cell>
          <table:table-cell office:value-type="float" office:value="4421.41" table:style-name="ce24">
            <text:p>4.421</text:p>
          </table:table-cell>
          <table:table-cell office:value-type="float" office:value="1329.9000000000005" table:formula="of:=+[.G19]-[.J19]" table:style-name="ce27">
            <text:p>1.33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IR003</text:p>
          </table:table-cell>
          <table:table-cell office:value-type="string" table:style-name="ce94">
            <text:p>IVA POR LA PRESTACION DE SERVICIOS PROFECIONALES 100%</text:p>
          </table:table-cell>
          <table:table-cell table:style-name="ce29"/>
          <table:table-cell office:value-type="float" office:value="19.8" table:style-name="ce24">
            <text:p>20</text:p>
          </table:table-cell>
          <table:table-cell table:style-name="ce23"/>
          <table:table-cell table:style-name="ce24"/>
          <table:table-cell office:value-type="float" office:value="19.8" table:formula="of:=[.D20]+[.E20]-[.F20]" table:style-name="ce25">
            <text:p>20</text:p>
          </table:table-cell>
          <table:table-cell office:value-type="string" table:style-name="ce19">
            <text:p>IR003</text:p>
          </table:table-cell>
          <table:table-cell office:value-type="string" table:style-name="ce94">
            <text:p>IVA POR LA PRESTACION DE SERVICIOS PROFECIONALES 100%</text:p>
          </table:table-cell>
          <table:table-cell office:value-type="float" office:value="13.78" table:style-name="ce24">
            <text:p>14</text:p>
          </table:table-cell>
          <table:table-cell office:value-type="float" office:value="6.0200000000000014" table:formula="of:=+[.G20]-[.J20]" table:style-name="ce27">
            <text:p>6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9"/>
          <table:table-cell table:style-name="ce28"/>
          <table:table-cell table:style-name="ce29"/>
          <table:table-cell table:style-name="ce24"/>
          <table:table-cell table:style-name="ce23"/>
          <table:table-cell table:style-name="ce24"/>
          <table:table-cell table:style-name="ce25"/>
          <table:table-cell table:style-name="ce19"/>
          <table:table-cell table:style-name="ce28"/>
          <table:table-cell table:style-name="ce24"/>
          <table:table-cell table:style-name="ce27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1.1.07.01.01</text:p>
          </table:table-cell>
          <table:table-cell office:value-type="string" table:style-name="ce28">
            <text:p>Anticipo Impuesto a la Renta</text:p>
          </table:table-cell>
          <table:table-cell table:style-name="ce29"/>
          <table:table-cell office:value-type="float" office:value="22376.09" table:style-name="ce24">
            <text:p>22.376</text:p>
          </table:table-cell>
          <table:table-cell table:style-name="ce23"/>
          <table:table-cell table:style-name="ce24"/>
          <table:table-cell office:value-type="float" office:value="22376.09" table:formula="of:=[.D22]+[.E22]-[.F22]" table:style-name="ce25">
            <text:p>22.376</text:p>
          </table:table-cell>
          <table:table-cell office:value-type="string" table:style-name="ce19">
            <text:p>1.1.07.01.01</text:p>
          </table:table-cell>
          <table:table-cell office:value-type="string" table:style-name="ce28">
            <text:p>Anticipo Impuesto a la Renta</text:p>
          </table:table-cell>
          <table:table-cell office:value-type="float" office:value="5559.34" table:style-name="ce24">
            <text:p>5.559</text:p>
          </table:table-cell>
          <table:table-cell office:value-type="float" office:value="16816.75" table:formula="of:=+[.G22]-[.J22]" table:style-name="ce27">
            <text:p>16.81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1.1.07.01.02</text:p>
          </table:table-cell>
          <table:table-cell office:value-type="string" table:style-name="ce28">
            <text:p>Anticipo Impuesto a la Renta Años Anteriores</text:p>
          </table:table-cell>
          <table:table-cell table:style-name="ce29"/>
          <table:table-cell office:value-type="float" office:value="0" table:style-name="ce24">
            <text:p>0</text:p>
          </table:table-cell>
          <table:table-cell table:style-name="ce23"/>
          <table:table-cell table:style-name="ce24"/>
          <table:table-cell office:value-type="float" office:value="0" table:formula="of:=[.D23]+[.E23]-[.F23]" table:style-name="ce25">
            <text:p>0</text:p>
          </table:table-cell>
          <table:table-cell office:value-type="string" table:style-name="ce19">
            <text:p>1.1.07.01.02</text:p>
          </table:table-cell>
          <table:table-cell office:value-type="string" table:style-name="ce28">
            <text:p>Anticipo Impuesto a la Renta Años Anteriores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+[.G23]-[.J23]" table:style-name="ce27">
            <text:p>0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9">
            <text:p>1.1.07.03.02</text:p>
          </table:table-cell>
          <table:table-cell office:value-type="string" table:style-name="ce28">
            <text:p>IVA Crédito Tributario</text:p>
          </table:table-cell>
          <table:table-cell table:style-name="ce29"/>
          <table:table-cell office:value-type="float" office:value="4359.09" table:style-name="ce24">
            <text:p>4.359</text:p>
          </table:table-cell>
          <table:table-cell table:style-name="ce23"/>
          <table:table-cell table:style-name="ce24"/>
          <table:table-cell office:value-type="float" office:value="4359.09" table:formula="of:=[.D24]+[.E24]-[.F24]" table:style-name="ce25">
            <text:p>4.359</text:p>
          </table:table-cell>
          <table:table-cell office:value-type="string" table:style-name="ce19">
            <text:p>1.1.07.03.02</text:p>
          </table:table-cell>
          <table:table-cell office:value-type="string" table:style-name="ce28">
            <text:p>IVA Crédito Tributario</text:p>
          </table:table-cell>
          <table:table-cell office:value-type="float" office:value="3261.05" table:style-name="ce24">
            <text:p>3.261</text:p>
          </table:table-cell>
          <table:table-cell office:value-type="float" office:value="1098.04" table:formula="of:=+[.G24]-[.J24]" table:style-name="ce27">
            <text:p>1.09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29"/>
          <table:table-cell table:style-name="ce24"/>
          <table:table-cell table:style-name="ce23"/>
          <table:table-cell table:style-name="ce24"/>
          <table:table-cell table:style-name="ce25"/>
          <table:table-cell table:style-name="ce19"/>
          <table:table-cell table:style-name="ce28"/>
          <table:table-cell table:style-name="ce24"/>
          <table:table-cell table:style-name="ce27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31"/>
          <table:table-cell table:number-columns-repeated="2" table:style-name="ce32"/>
          <table:table-cell table:number-columns-repeated="3"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9"/>
          <table:table-cell office:value-type="string" table:style-name="ce40">
            <text:p>Total</text:p>
          </table:table-cell>
          <table:table-cell table:style-name="ce40"/>
          <table:table-cell office:value-type="float" office:value="48135.679999999993" table:formula="of:=SUM([.D9:.D26])" table:style-name="ce41">
            <text:p>48.136</text:p>
          </table:table-cell>
          <table:table-cell office:value-type="float" office:value="0" table:formula="of:=SUM([.E9:.E26])" table:style-name="ce41">
            <text:p>0</text:p>
          </table:table-cell>
          <table:table-cell office:value-type="float" office:value="0" table:formula="of:=SUM([.F9:.F26])" table:style-name="ce41">
            <text:p>0</text:p>
          </table:table-cell>
          <table:table-cell office:value-type="float" office:value="48135.679999999993" table:formula="of:=SUM([.G9:.G26])" table:style-name="ce41">
            <text:p>48.136</text:p>
          </table:table-cell>
          <table:table-cell table:number-columns-repeated="2" table:style-name="ce39"/>
          <table:table-cell office:value-type="float" office:value="66869.81" table:formula="of:=SUM([.J9:.J26])" table:style-name="ce41">
            <text:p>66.870</text:p>
          </table:table-cell>
          <table:table-cell office:value-type="float" office:value="-18734.130000000005" table:formula="of:=SUM([.K9:.K26])" table:style-name="ce42">
            <text:p>-18.734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4"/>
          <table:table-cell table:number-columns-repeated="16372" table:style-name="ce1"/>
        </table:table-row>
        <table:table-row table:style-name="ro1">
          <table:table-cell table:style-name="ce4"/>
          <table:table-cell table:style-name="ce45"/>
          <table:table-cell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49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table:style-name="ce53"/>
          <table:table-cell table:style-name="ce54"/>
          <table:table-cell table:style-name="ce55"/>
          <table:table-cell table:style-name="ce56"/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57">
            <text:p>Retenciones en la Fuente de impuesto a la renta</text:p>
          </table:table-cell>
          <table:table-cell table:style-name="ce58"/>
          <table:table-cell office:value-type="float" office:value="15052.41" table:formula="of:=SUM([.G10:.G16])" table:style-name="ce59">
            <text:p>15.052</text:p>
          </table:table-cell>
          <table:table-cell office:value-type="float" office:value="52736.87" table:formula="of:=SUM([.J10:.J16])" table:style-name="ce59">
            <text:p>52.737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57">
            <text:p>Retenciones en la Fuente de IVA</text:p>
          </table:table-cell>
          <table:table-cell table:style-name="ce58"/>
          <table:table-cell office:value-type="float" office:value="6348.0900000000011" table:formula="of:=SUM([.G17:.G21])" table:style-name="ce59">
            <text:p>6.348</text:p>
          </table:table-cell>
          <table:table-cell office:value-type="float" office:value="5312.5499999999993" table:formula="of:=SUM([.J17:.J21])" table:style-name="ce59">
            <text:p>5.313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7">
            <text:p>Crédito Tributario de años anteriores por IR</text:p>
          </table:table-cell>
          <table:table-cell table:style-name="ce58"/>
          <table:table-cell office:value-type="float" office:value="22376.09" table:formula="of:=[.G22]" table:style-name="ce59">
            <text:p>22.376</text:p>
          </table:table-cell>
          <table:table-cell office:value-type="float" office:value="5559.34" table:formula="of:=[.J22]" table:style-name="ce59">
            <text:p>5.559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57">
            <text:p>Impuesto al valor agregado, credito tributario</text:p>
          </table:table-cell>
          <table:table-cell table:style-name="ce58"/>
          <table:table-cell office:value-type="float" office:value="4359.09" table:formula="of:=[.G24]" table:style-name="ce59">
            <text:p>4.359</text:p>
          </table:table-cell>
          <table:table-cell office:value-type="float" office:value="3261.05" table:formula="of:=[.J24]" table:style-name="ce59">
            <text:p>3.261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table:style-name="ce57"/>
          <table:table-cell table:style-name="ce58"/>
          <table:table-cell table:number-columns-repeated="2" table:style-name="ce60"/>
          <table:table-cell table:number-columns-repeated="7" table:style-name="ce4"/>
          <table:table-cell table:number-columns-repeated="16372"/>
        </table:table-row>
        <table:table-row table:style-name="ro1">
          <table:table-cell table:style-name="ce4"/>
          <table:table-cell office:value-type="string" table:style-name="ce49">
            <text:p>Total</text:p>
          </table:table-cell>
          <table:table-cell table:style-name="ce50"/>
          <table:table-cell office:value-type="float" office:value="48135.679999999993" table:formula="of:=+SUM([.D32:.D36])" table:style-name="ce41">
            <text:p>48.136</text:p>
          </table:table-cell>
          <table:table-cell office:value-type="float" office:value="66869.81" table:formula="of:=+SUM([.E32:.E36])" table:style-name="ce41">
            <text:p>66.870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table:number-columns-repeated="12" table:style-name="ce4"/>
          <table:table-cell table:number-columns-repeated="16372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4"/>
          <table:table-cell table:number-columns-repeated="16372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4"/>
          <table:table-cell table:style-name="ce65"/>
          <table:table-cell table:style-name="ce4"/>
          <table:table-cell table:number-columns-repeated="16372"/>
        </table:table-row>
        <table:table-row table:number-rows-repeated="3" table:style-name="ro1">
          <table:table-cell table:number-columns-repeated="10" table:style-name="ce4"/>
          <table:table-cell table:style-name="ce65"/>
          <table:table-cell table:style-name="ce4"/>
          <table:table-cell table:number-columns-repeated="16372"/>
        </table:table-row>
        <table:table-row table:number-rows-repeated="4" table:style-name="ro1">
          <table:table-cell table:number-columns-repeated="12" table:style-name="ce4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number-rows-repeated="1048521" table:style-name="ro4">
          <table:table-cell table:number-columns-repeated="16384"/>
        </table:table-row>
      </table:table>
      <table:table table:name="Pruebas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5" table:default-cell-style-name="ce1"/>
        <table:table-column table:style-name="co17" table:default-cell-style-name="ce1"/>
        <table:table-column table:style-name="co13" table:number-columns-repeated="16375" table:default-cell-style-name="ce1"/>
        <table:table-row table:style-name="ro5">
          <table:table-cell office:value-type="string" table:style-name="ce98">
            <text:p>LINKOTEL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7">
            <text:p>AUDITORIA DE ACTIVOS POR IMPUESTOS CORRIEN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7">
            <text:p>Al 31 de diciembre del 202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4" table:number-rows-spanned="1" table:style-name="ce100">
            <text:p>Retenciones de impuesto a la renta</text:p>
          </table:table-cell>
          <table:covered-table-cell table:number-columns-repeated="3"/>
          <table:table-cell office:value-type="string" table:number-columns-spanned="1" table:number-rows-spanned="2" table:style-name="ce101">
            <text:p>Anticipo de IR</text:p>
          </table:table-cell>
          <table:table-cell office:value-type="string" table:number-columns-spanned="1" table:number-rows-spanned="2" table:style-name="ce101">
            <text:p>Suman</text:p>
          </table:table-cell>
          <table:table-cell office:value-type="string" table:style-name="ce104">
            <text:p>DESCRIPCION</text:p>
          </table:table-cell>
          <table:table-cell table:number-columns-repeated="16375"/>
        </table:table-row>
        <table:table-row table:style-name="ro6">
          <table:table-cell table:number-columns-repeated="2" table:style-name="ce1"/>
          <table:table-cell office:value-type="string" table:style-name="ce102">
            <text:p>2.75%</text:p>
          </table:table-cell>
          <table:table-cell office:value-type="string" table:style-name="ce102">
            <text:p>2%</text:p>
          </table:table-cell>
          <table:table-cell office:value-type="string" table:style-name="ce103">
            <text:p>Otros</text:p>
          </table:table-cell>
          <table:table-cell office:value-type="string" table:style-name="ce103">
            <text:p>Total</text:p>
          </table:table-cell>
          <table:covered-table-cell/>
          <table:covered-table-cell/>
          <table:table-cell table:style-name="ce109"/>
          <table:table-cell table:number-columns-repeated="16375"/>
        </table:table-row>
        <table:table-row table:style-name="ro1">
          <table:table-cell table:style-name="ce1"/>
          <table:table-cell office:value-type="string" table:style-name="ce108">
            <text:p>Saldo inicial</text:p>
          </table:table-cell>
          <table:table-cell office:value-type="float" office:value="13663.47" table:formula="of:=+[Cedula_Resumen.J14]" table:style-name="ce105">
            <text:p>13.663</text:p>
          </table:table-cell>
          <table:table-cell office:value-type="float" office:value="38834.74" table:formula="of:=+[Cedula_Resumen.J12]" table:style-name="ce105">
            <text:p>38.835</text:p>
          </table:table-cell>
          <table:table-cell office:value-type="float" office:value="238.66" table:formula="of:=+[Cedula_Resumen.J11]+[Cedula_Resumen.J13]+[Cedula_Resumen.J15]" table:style-name="ce105">
            <text:p>239</text:p>
          </table:table-cell>
          <table:table-cell office:value-type="float" office:value="52736.87" table:formula="of:=SUM([.C7:.E7])" table:style-name="ce105">
            <text:p>52.737</text:p>
          </table:table-cell>
          <table:table-cell office:value-type="float" office:value="5559.34" table:formula="of:=+[Cedula_Resumen.J22]" table:style-name="ce105">
            <text:p>5.559</text:p>
          </table:table-cell>
          <table:table-cell office:value-type="float" office:value="58296.210000000006" table:formula="of:=+[.F7]+[.G7]" table:style-name="ce105">
            <text:p>58.296</text:p>
          </table:table-cell>
          <table:table-cell table:style-name="ce106"/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106"/>
          <table:table-cell table:number-columns-repeated="16375"/>
        </table:table-row>
        <table:table-row table:style-name="ro1">
          <table:table-cell table:style-name="ce1"/>
          <table:table-cell office:value-type="string" table:style-name="ce106">
            <text:p>Nuevas retenciones del periodo</text:p>
          </table:table-cell>
          <table:table-cell office:value-type="float" office:value="14716.71" table:formula="of:=+[Mayor.F1039]-1" table:style-name="ce107">
            <text:p><text:s/>14.717<text:s/></text:p>
          </table:table-cell>
          <table:table-cell office:value-type="float" office:value="208.56" table:formula="of:=+[Mayor.F125]" table:style-name="ce107">
            <text:p><text:s/>209<text:s/></text:p>
          </table:table-cell>
          <table:table-cell office:value-type="float" office:value="124.7" table:formula="of:=+[Mayor.F27]+[Mayor.F1048]-2" table:style-name="ce107">
            <text:p><text:s/>125<text:s/></text:p>
          </table:table-cell>
          <table:table-cell office:value-type="float" office:value="15049.97" table:formula="of:=SUM([.C9:.E9])" table:style-name="ce105">
            <text:p>15.050</text:p>
          </table:table-cell>
          <table:table-cell office:value-type="float" office:value="0" table:style-name="ce107">
            <text:p>-00<text:s/></text:p>
          </table:table-cell>
          <table:table-cell office:value-type="float" office:value="15049.97" table:formula="of:=+[.F9]+[.G9]" table:style-name="ce107">
            <text:p><text:s/>15.050<text:s/></text:p>
          </table:table-cell>
          <table:table-cell table:style-name="ce106"/>
          <table:table-cell table:number-columns-repeated="16375"/>
        </table:table-row>
        <table:table-row table:style-name="ro1">
          <table:table-cell table:style-name="ce1"/>
          <table:table-cell office:value-type="string" table:style-name="ce106">
            <text:p>Aplicacion en pago del IR 2020</text:p>
          </table:table-cell>
          <table:table-cell office:value-type="float" office:value="-13663.47" table:formula="of:=-[Mayor.J562]" table:style-name="ce107">
            <text:p>-13.663<text:s/></text:p>
          </table:table-cell>
          <table:table-cell office:value-type="float" office:value="-35246.94" table:formula="of:=-[Mayor.J76]" table:style-name="ce107">
            <text:p>-35.247<text:s/></text:p>
          </table:table-cell>
          <table:table-cell office:value-type="float" office:value="-236.98" table:formula="of:=-[Mayor.J26]" table:style-name="ce107">
            <text:p>-237<text:s/></text:p>
          </table:table-cell>
          <table:table-cell office:value-type="float" office:value="-49147.390000000007" table:formula="of:=SUM([.C10:.E10])" table:style-name="ce105">
            <text:p>-49.147</text:p>
          </table:table-cell>
          <table:table-cell office:value-type="float" office:value="0" table:style-name="ce107">
            <text:p>-00<text:s/></text:p>
          </table:table-cell>
          <table:table-cell office:value-type="float" office:value="-49147.390000000007" table:formula="of:=+[.F10]+[.G10]" table:style-name="ce107">
            <text:p>-49.147<text:s/></text:p>
          </table:table-cell>
          <table:table-cell table:style-name="ce106"/>
          <table:table-cell table:number-columns-repeated="16375"/>
        </table:table-row>
        <table:table-row table:style-name="ro1">
          <table:table-cell table:style-name="ce1"/>
          <table:table-cell office:value-type="string" table:style-name="ce106">
            <text:p>Transferencia</text:p>
          </table:table-cell>
          <table:table-cell table:style-name="ce107"/>
          <table:table-cell office:value-type="float" office:value="-3588" table:style-name="ce107">
            <text:p>-3.588<text:s/></text:p>
          </table:table-cell>
          <table:table-cell table:style-name="ce107"/>
          <table:table-cell office:value-type="float" office:value="-3588" table:formula="of:=SUM([.C11:.E11])" table:style-name="ce105">
            <text:p>-3.588</text:p>
          </table:table-cell>
          <table:table-cell office:value-type="float" office:value="3588" table:formula="of:=-[.F11]" table:style-name="ce107">
            <text:p><text:s/>3.588<text:s/></text:p>
          </table:table-cell>
          <table:table-cell office:value-type="float" office:value="0" table:formula="of:=+[.F11]+[.G11]" table:style-name="ce107">
            <text:p>-00<text:s/></text:p>
          </table:table-cell>
          <table:table-cell table:style-name="ce106"/>
          <table:table-cell table:number-columns-repeated="16375"/>
        </table:table-row>
        <table:table-row table:style-name="ro1">
          <table:table-cell table:style-name="ce1"/>
          <table:table-cell office:value-type="string" table:style-name="ce106">
            <text:p>Nuevo saldo originado en 2020</text:p>
          </table:table-cell>
          <table:table-cell table:number-columns-repeated="4" table:style-name="ce107"/>
          <table:table-cell office:value-type="float" office:value="13229" table:style-name="ce107">
            <text:p><text:s/>13.229<text:s/></text:p>
          </table:table-cell>
          <table:table-cell office:value-type="float" office:value="13229" table:formula="of:=+[.F12]+[.G12]" table:style-name="ce107">
            <text:p><text:s/>13.229<text:s/></text:p>
          </table:table-cell>
          <table:table-cell table:style-name="ce106"/>
          <table:table-cell table:number-columns-repeated="16375"/>
        </table:table-row>
        <table:table-row table:style-name="ro1">
          <table:table-cell table:style-name="ce1"/>
          <table:table-cell office:value-type="string" table:style-name="ce110">
            <text:p>Saldo a ag-21</text:p>
          </table:table-cell>
          <table:table-cell office:value-type="float" office:value="14717.15" table:formula="of:=+[Cedula_Resumen.D14]" table:style-name="ce111">
            <text:p><text:s/>14.717<text:s/></text:p>
          </table:table-cell>
          <table:table-cell office:value-type="float" office:value="208.56" table:formula="of:=+[Cedula_Resumen.D12]" table:style-name="ce111">
            <text:p><text:s/>209<text:s/></text:p>
          </table:table-cell>
          <table:table-cell office:value-type="float" office:value="126.7" table:formula="of:=+[Cedula_Resumen.D11]+[Cedula_Resumen.D15]" table:style-name="ce111">
            <text:p><text:s/>127<text:s/></text:p>
          </table:table-cell>
          <table:table-cell office:value-type="float" office:value="15052.41" table:formula="of:=SUM([.C13:.E13])" table:style-name="ce111">
            <text:p><text:s/>15.052<text:s/></text:p>
          </table:table-cell>
          <table:table-cell office:value-type="float" office:value="22376.34" table:formula="of:=SUM([.G7:.G12])" table:style-name="ce111">
            <text:p><text:s/>22.376<text:s/></text:p>
          </table:table-cell>
          <table:table-cell office:value-type="float" office:value="37428.75" table:formula="of:=+[.F13]+[.G13]" table:style-name="ce111">
            <text:p><text:s/>37.429<text:s/></text:p>
          </table:table-cell>
          <table:table-cell table:style-name="ce109"/>
          <table:table-cell table:number-columns-repeated="16375"/>
        </table:table-row>
        <table:table-row table:style-name="ro1">
          <table:table-cell table:number-columns-repeated="2" table:style-name="ce1"/>
          <table:table-cell table:number-columns-repeated="4" table:style-name="ce99"/>
          <table:table-cell table:style-name="ce114"/>
          <table:table-cell table:number-columns-repeated="16377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Mayor" table:style-name="ta2">
        <table:table-column table:style-name="co18" table:number-columns-repeated="16384" table:default-cell-style-name="ce1"/>
        <table:table-row table:style-name="ro1">
          <table:table-cell table:number-columns-repeated="16384"/>
        </table:table-row>
        <table:table-row table:style-name="ro7">
          <table:table-cell table:number-columns-repeated="5" table:style-name="ce1"/>
          <table:table-cell office:value-type="string" table:style-name="ce74">
            <text:p>LIBRO MAYOR - CUENTA</text:p>
          </table:table-cell>
          <table:table-cell table:number-columns-repeated="3" table:style-name="ce1"/>
          <table:table-cell office:value-type="string" table:style-name="ce75">
            <text:p>Página:</text:p>
          </table:table-cell>
          <table:table-cell office:value-type="float" office:value="1" table:style-name="ce76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5">
            <text:p>Fecha:</text:p>
          </table:table-cell>
          <table:table-cell office:value-type="date" office:date-value="2021-09-24T00:00:00" table:style-name="ce77">
            <text:p>24-sep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78">
            <text:p>Desde:</text:p>
          </table:table-cell>
          <table:table-cell office:value-type="string" table:style-name="ce79">
            <text:p>Ene/2021</text:p>
          </table:table-cell>
          <table:table-cell office:value-type="string" table:style-name="ce78">
            <text:p>Hasta:</text:p>
          </table:table-cell>
          <table:table-cell office:value-type="string" table:style-name="ce79">
            <text:p>Ago/2021</text:p>
          </table:table-cell>
          <table:table-cell table:style-name="ce1"/>
          <table:table-cell office:value-type="time" office:time-value="PT15H45M54S" table:style-name="ce80">
            <text:p>03:45:54 p.m.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75">
            <text:p>Usuario:</text:p>
          </table:table-cell>
          <table:table-cell office:value-type="string" table:style-name="ce81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2">
            <text:p>Compañía:</text:p>
          </table:table-cell>
          <table:table-cell office:value-type="string" table:style-name="ce79">
            <text:p>03 LINKOTEL</text:p>
          </table:table-cell>
          <table:table-cell table:style-name="ce1"/>
          <table:table-cell office:value-type="string" table:style-name="ce82">
            <text:p>División:</text:p>
          </table:table-cell>
          <table:table-cell office:value-type="string" table:style-name="ce79">
            <text:p>01 GUAYAQUIL</text:p>
          </table:table-cell>
          <table:table-cell table:style-name="ce1"/>
          <table:table-cell office:value-type="string" table:style-name="ce82">
            <text:p>Sucursal:</text:p>
          </table:table-cell>
          <table:table-cell office:value-type="string" table:style-name="ce79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C-Fase</text:p>
          </table:table-cell>
          <table:table-cell table:style-name="ce1"/>
          <table:table-cell office:value-type="string" table:style-name="ce84">
            <text:p>Compr</text:p>
          </table:table-cell>
          <table:table-cell office:value-type="string" table:style-name="ce84">
            <text:p>F. Contab.</text:p>
          </table:table-cell>
          <table:table-cell table:style-name="ce1"/>
          <table:table-cell office:value-type="string" table:style-name="ce85">
            <text:p>Detalle Movimiento</text:p>
          </table:table-cell>
          <table:table-cell table:number-columns-repeated="2" table:style-name="ce1"/>
          <table:table-cell office:value-type="string" table:style-name="ce75">
            <text:p>Débito</text:p>
          </table:table-cell>
          <table:table-cell office:value-type="string" table:style-name="ce75">
            <text:p>Crédito</text:p>
          </table:table-cell>
          <table:table-cell office:value-type="string" table:style-name="ce75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110701 <text:s text:c="2"/>ANTICIPO IMPUESTO A LA RENT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12 <text:s text:c="2"/>CREDITO TRIBUTARIO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9147.14" table:style-name="ce87">
            <text:p>9.147,14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3" table:style-name="ce1"/>
          <table:table-cell office:value-type="float" office:value="13228.95" table:style-name="ce87">
            <text:p>13.228,95<text:s/></text:p>
          </table:table-cell>
          <table:table-cell table:style-name="ce1"/>
          <table:table-cell office:value-type="float" office:value="22376.09" table:style-name="ce87">
            <text:p>22.376,0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9147.14" table:style-name="ce89">
            <text:p>9.147,14<text:s/></text:p>
          </table:table-cell>
          <table:table-cell office:value-type="string" table:style-name="ce75">
            <text:p>Débito</text:p>
          </table:table-cell>
          <table:table-cell office:value-type="float" office:value="13228.95" table:style-name="ce89">
            <text:p>13.228,95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89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22376.09" table:style-name="ce89">
            <text:p>22.376,09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11070201 <text:s text:c="2"/>RETENCIONES EN LA FUEN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02 <text:s text:c="3"/>RETENCIÓN EN LA FUENTE <text:s/>(5%)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236.98" table:style-name="ce87">
            <text:p>236,9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NDL-50</text:p>
          </table:table-cell>
          <table:table-cell office:value-type="date" office:date-value="2021-02-11T00:00:00" table:style-name="ce88">
            <text:p>11-feb-21</text:p>
          </table:table-cell>
          <table:table-cell office:value-type="string" table:style-name="ce86">
            <text:p>N/D TRANSFERENCIA GLOBAL THINK TECHNOLOGY S.A. MES FEB 2021, RTE#001-158-002162546<text:s/></text:p>
          </table:table-cell>
          <table:table-cell table:number-columns-repeated="3" table:style-name="ce1"/>
          <table:table-cell office:value-type="float" office:value="125" table:style-name="ce87">
            <text:p>125,00<text:s/></text:p>
          </table:table-cell>
          <table:table-cell table:style-name="ce1"/>
          <table:table-cell office:value-type="float" office:value="361.98" table:style-name="ce87">
            <text:p>361,9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4" table:style-name="ce1"/>
          <table:table-cell office:value-type="float" office:value="236.98" table:style-name="ce90">
            <text:p>-236,98</text:p>
          </table:table-cell>
          <table:table-cell office:value-type="float" office:value="125" table:style-name="ce87">
            <text:p>125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236.98" table:style-name="ce89">
            <text:p>236,98<text:s/></text:p>
          </table:table-cell>
          <table:table-cell office:value-type="string" table:style-name="ce75">
            <text:p>Débito</text:p>
          </table:table-cell>
          <table:table-cell office:value-type="float" office:value="125" table:style-name="ce89">
            <text:p>125,00<text:s/></text:p>
          </table:table-cell>
          <table:table-cell office:value-type="string" table:style-name="ce75">
            <text:p>Crédito</text:p>
          </table:table-cell>
          <table:table-cell office:value-type="float" office:value="236.98" table:style-name="ce89">
            <text:p>236,98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125" table:style-name="ce89">
            <text:p>125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03 <text:s text:c="2"/>RETENCION EN LA FUENTE (2%)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35246.94" table:style-name="ce87">
            <text:p>35.246,94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NC-1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table:number-columns-repeated="3" table:style-name="ce1"/>
          <table:table-cell office:value-type="float" office:value="1.52" table:style-name="ce87">
            <text:p>1,52<text:s/></text:p>
          </table:table-cell>
          <table:table-cell table:style-name="ce1"/>
          <table:table-cell office:value-type="float" office:value="35248.46" table:style-name="ce87">
            <text:p>35.248,4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7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DISCOVER CANCELACION DEBITO TARJETAS PICHICNHA- PAGO DE FACT 350494- 350521- 3556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35248.5" table:style-name="ce87">
            <text:p>35.248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VISA - MASTERCARD - PACIFICARD CANCELACION DEBITO TARJETAS PICHINCHA- PAGO DE FACT 349122 - 350103- 3523- 350879- 350563- 350514- 350607 BCO PICHINCHA POR TRANSFERENCIA #DOC 557159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35248.86" table:style-name="ce87">
            <text:p>35.248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VISA - MASTERCARD - PACIFICARD CANCELACION DEBITO TARJETAS PICHINCHA- PAGO DE FACT 349123- 349274- 349538- 349355- 349497- 350798- 3568- 3569- 350806- 349786-349788- 350189- 349917- 350265- 350312- 3517- 350236- 350426- 3604- 350502- 350499- 3550- 3549</text:p>
          </table:table-cell>
          <table:table-cell table:number-columns-repeated="3" table:style-name="ce1"/>
          <table:table-cell office:value-type="float" office:value="2.75" table:style-name="ce87">
            <text:p>2,75<text:s/></text:p>
          </table:table-cell>
          <table:table-cell table:style-name="ce1"/>
          <table:table-cell office:value-type="float" office:value="35251.61" table:style-name="ce87">
            <text:p>35.251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DISCOVER CANCELACION DEBITO TARJETAS PICHICHA- PAGO DE FACT 3463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35251.64" table:style-name="ce87">
            <text:p>35.251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DINERS CLUB CANCELACION DEBITO TARJETAS PICHINCHA- PAGO DE FACT 349090- 349113- 349104- 348930- 349145- 349142- 350659-349016- 350747- 350748- 349263- 349206- 349304-349398-349361- 349324-349374-349309- 349307- 349872- 349879 <text:s/>- 349319-349435- 349433</text:p>
          </table:table-cell>
          <table:table-cell table:number-columns-repeated="3" table:style-name="ce1"/>
          <table:table-cell office:value-type="float" office:value="6.53" table:style-name="ce87">
            <text:p>6,53<text:s/></text:p>
          </table:table-cell>
          <table:table-cell table:style-name="ce1"/>
          <table:table-cell office:value-type="float" office:value="35258.17" table:style-name="ce87">
            <text:p>35.258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VISA - MASTERCARD - PACIFICARD CANCELACION DEBITO TARJETAS PICHINCHA- PAGO DE FACT 348379 - 350548- 349604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35258.25" table:style-name="ce87">
            <text:p>35.258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VISA - MASTERCARD - PACIFICARD CANCELACION DEBITO TARJETAS PICHINCHA- PAGO DE FACT 349383- 349941 - 349412- 349439- 349807- 349257- 350004- 3466- 349599- 349159- 349827</text:p>
          </table:table-cell>
          <table:table-cell table:number-columns-repeated="3" table:style-name="ce1"/>
          <table:table-cell office:value-type="float" office:value="0.75" table:style-name="ce87">
            <text:p>0,75<text:s/></text:p>
          </table:table-cell>
          <table:table-cell table:style-name="ce1"/>
          <table:table-cell office:value-type="float" office:value="35259" table:style-name="ce87">
            <text:p>35.259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DINERS CLUB CANCELACION DEBITO TARJETAS PICHINCHA- PAGO DE FACT 349293- 349422- 349056- 349371- 349418- 349522- 350244- 350216- 349440- 349593- 350812- 350687- 350915- 350916- 350917- 350710- 350019- 350888 <text:s/>- 349447</text:p>
          </table:table-cell>
          <table:table-cell table:number-columns-repeated="3" table:style-name="ce1"/>
          <table:table-cell office:value-type="float" office:value="2.97" table:style-name="ce87">
            <text:p>2,97<text:s/></text:p>
          </table:table-cell>
          <table:table-cell table:style-name="ce1"/>
          <table:table-cell office:value-type="float" office:value="35261.97" table:style-name="ce87">
            <text:p>35.261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5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VISA - MASTERCARD - PACIFICARD CANCELACION PAGO POR PAYMENTS CLIENTE RIERA ORDONEZ MIGUEL ANGEL, BCO PACIFICO POR TRANSFERENCIA #DOC 0517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35262.22" table:style-name="ce87">
            <text:p>35.262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3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Bco Produbanco Comp Ret #90256</text:p>
          </table:table-cell>
          <table:table-cell table:number-columns-repeated="3" table:style-name="ce1"/>
          <table:table-cell office:value-type="float" office:value="4.47" table:style-name="ce87">
            <text:p>4,47<text:s/></text:p>
          </table:table-cell>
          <table:table-cell table:style-name="ce1"/>
          <table:table-cell office:value-type="float" office:value="35266.69" table:style-name="ce87">
            <text:p>35.266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VISA - MASTERCARD - PACIFICARD CANCELACION DEBITO TARJETAS GUAYAQUIL- PAGO DE FACT 352945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35266.699999999997" table:style-name="ce87">
            <text:p>35.266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table:number-columns-repeated="3" table:style-name="ce1"/>
          <table:table-cell office:value-type="float" office:value="1.42" table:style-name="ce87">
            <text:p>1,42<text:s/></text:p>
          </table:table-cell>
          <table:table-cell table:style-name="ce1"/>
          <table:table-cell office:value-type="float" office:value="35268.120000000003" table:style-name="ce87">
            <text:p>35.268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VISA - MASTERCARD - PACIFICARD CANCELACION DEBITO TARJETAS PICHICNHA´- PAGO DE FACT 351307- 352349- 3710- 353204- 352899- 350622- 352911- 352944- 3358- 3565- 3759- 352957- 352965 POR DEP EN CTA #DOC 824366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35268.67" table:style-name="ce87">
            <text:p>35.268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VISA - MASTERCARD - PACIFICARD CANCELACION DEBITO TARJETAS PICHINCHA- PAGO DE FACT 351308- 351463- 351746- 351699- 353127- 3765- 3766- 352004- 352006- 352449- 352142- 352533- 352582- 3705- 352501- 352701- 3798- 352798- 3743- 3742- 352732- 3757 <text:s/>- 352830</text:p>
          </table:table-cell>
          <table:table-cell table:number-columns-repeated="3" table:style-name="ce1"/>
          <table:table-cell office:value-type="float" office:value="2.4900000000000002" table:style-name="ce87">
            <text:p>2,49<text:s/></text:p>
          </table:table-cell>
          <table:table-cell table:style-name="ce1"/>
          <table:table-cell office:value-type="float" office:value="35271.160000000003" table:style-name="ce87">
            <text:p>35.271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4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DISCOVER CANCELACION DEBITO TARJETAS PICHICHA- PAGO DE FACT 352793- 3750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35271.19" table:style-name="ce87">
            <text:p>35.271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DINERS CLUB CANCELACION DEBITO TARJETAS PICHINCHA- PAGO DE FACT 351276- 351299- 351290- 351121- 351329- 351326- 352995- 351201- 353080- 353081- 351453- 351392- 352774- 351493- 351596- 351571- 351498- 351496- 352095- 352102- 351511- 351633- 351631 <text:s/>-</text:p>
          </table:table-cell>
          <table:table-cell table:number-columns-repeated="3" table:style-name="ce1"/>
          <table:table-cell office:value-type="float" office:value="7.02" table:style-name="ce87">
            <text:p>7,02<text:s/></text:p>
          </table:table-cell>
          <table:table-cell table:style-name="ce1"/>
          <table:table-cell office:value-type="float" office:value="35278.21" table:style-name="ce87">
            <text:p>35.278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VISA - MASTERCARD - PACIFICARD CANCELACION DEBITO TARJETAS PICHINCHA- AGO DE FACT 352856- 351816- 352842 POR DEP EN CTA #DOC 44601577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35278.26" table:style-name="ce87">
            <text:p>35.278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VISA - MASTERCARD - PACIFICARD CANCELACION DEBITO TARJETAS PICHINCHA- PAGO DE FACT 351344- 351637- 351447- 351581- 351610- 353135- 351811- 352046- 352026- 347603- 350090- 352332- 352237 -352168 -3653 POR DEP EN CTA #DOC 44647729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35279.69" table:style-name="ce87">
            <text:p>35.279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2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DINERS CLUB CANCELACION DEBITO TARJETAS PICHINCHA- PAGO DE FACT 351480- 351620- 351241-351568- 351683 <text:s/>- 351616- 352579 <text:s/>- 351728 <text:s/>- 352509- 352478- 351640-351805-353021- 353241- 353242- 353243- 353044 <text:s/>- 352253- 353212- 351649 POR DEP EN CTA #DOC 4461976</text:p>
          </table:table-cell>
          <table:table-cell table:number-columns-repeated="3" table:style-name="ce1"/>
          <table:table-cell office:value-type="float" office:value="1.86" table:style-name="ce87">
            <text:p>1,86<text:s/></text:p>
          </table:table-cell>
          <table:table-cell table:style-name="ce1"/>
          <table:table-cell office:value-type="float" office:value="35281.550000000003" table:style-name="ce87">
            <text:p>35.281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3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DISCOVER CANCELACION DEBITO TARJETAS PICHICNHA- PAGO DE FACT 3650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35281.58" table:style-name="ce87">
            <text:p>35.281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6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table:number-columns-repeated="3" table:style-name="ce1"/>
          <table:table-cell office:value-type="float" office:value="1.56" table:style-name="ce87">
            <text:p>1,56<text:s/></text:p>
          </table:table-cell>
          <table:table-cell table:style-name="ce1"/>
          <table:table-cell office:value-type="float" office:value="35283.14" table:style-name="ce87">
            <text:p>35.283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table:number-columns-repeated="3" table:style-name="ce1"/>
          <table:table-cell office:value-type="float" office:value="11.06" table:style-name="ce87">
            <text:p>11,06<text:s/></text:p>
          </table:table-cell>
          <table:table-cell table:style-name="ce1"/>
          <table:table-cell office:value-type="float" office:value="35294.199999999997" table:style-name="ce87">
            <text:p>35.294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AMERICAN EXPRESS CANCELACION DEBITO TARJETAS GUAYAQUIL- PAGO DE FACT 353666- 353994- 354128- 355624- 355627- 354390- 354649- 354749- 354857- 355541- 354906- 354976- 354908- 354705- 354853- 355740- 355114- 355166- 355148- 355200- 355192-355064 355214</text:p>
          </table:table-cell>
          <table:table-cell table:number-columns-repeated="3" table:style-name="ce1"/>
          <table:table-cell office:value-type="float" office:value="1.69" table:style-name="ce87">
            <text:p>1,69<text:s/></text:p>
          </table:table-cell>
          <table:table-cell table:style-name="ce1"/>
          <table:table-cell office:value-type="float" office:value="35295.89" table:style-name="ce87">
            <text:p>35.295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DINERS CLUB CANCELACION DEBITO TARJEATS PICHINCHA- PAGO DE FACT 353605- 353628- 353619- 353452- 353658- 353655- 355405- 353532- 355493-355494- 353779-353721- 355132-353821- 353925- 353885- 353844- 353898- 353825- 353823- 354435- 354442- 353839- 353964</text:p>
          </table:table-cell>
          <table:table-cell table:number-columns-repeated="3" table:style-name="ce1"/>
          <table:table-cell office:value-type="float" office:value="6.49" table:style-name="ce87">
            <text:p>6,49<text:s/></text:p>
          </table:table-cell>
          <table:table-cell table:style-name="ce1"/>
          <table:table-cell office:value-type="float" office:value="35302.379999999997" table:style-name="ce87">
            <text:p>35.302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DISCOVER CANCELACION DEBITO TARJEATS PICHICHA- PAGO DE FACT 352818- 355184- 352814- 355180- 355157- 3948<text:s text:c="2"/>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35302.51" table:style-name="ce87">
            <text:p>35.302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VISA - MASTERCARD - PACIFICARD CANCELACION DEBITO TARJETAS PICHINCHA- PAGO DE FACT 353636- 354692- 3908 <text:s/>- 355628-355269- 355257- 355297- 355313- 355321- 352811- 355177- 3964- 350868- 350905- 353193- 353229- 355615- 355654 PAGO POR DEP EN CTA #DOC 4687043</text:p>
          </table:table-cell>
          <table:table-cell table:number-columns-repeated="3" table:style-name="ce1"/>
          <table:table-cell office:value-type="float" office:value="1.78" table:style-name="ce87">
            <text:p>1,78<text:s/></text:p>
          </table:table-cell>
          <table:table-cell table:style-name="ce1"/>
          <table:table-cell office:value-type="float" office:value="35304.29" table:style-name="ce87">
            <text:p>35.304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VISA - MASTERCARD - PACIFICARD CANCELACION DEBITO TARJEATS PICHICNAH- PAGO DE FACT 353637- 353791- 354084- 354033-355545- 3971- 3970- 354339- 354341- 354484- 354877- 354926 <text:s/>- 3902- 354846- 355049 <text:s/>- 4007 <text:s/>- 355165 <text:s/>- 355162- 3942- 355083 <text:s/>- 355198- 35525</text:p>
          </table:table-cell>
          <table:table-cell table:number-columns-repeated="3" table:style-name="ce1"/>
          <table:table-cell office:value-type="float" office:value="3.2" table:style-name="ce87">
            <text:p>3,20<text:s/></text:p>
          </table:table-cell>
          <table:table-cell table:style-name="ce1"/>
          <table:table-cell office:value-type="float" office:value="35307.49" table:style-name="ce87">
            <text:p>35.307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VISA - MASTERCARD - PACIFICARD CANCELACION DEBITO TARJEATS PICHINCHA- PAGO DE FACT 353637- 353791- 354084- 354033- 355545- 3970- 3971- 354339- 354341- 354484- 354877 <text:s/>- 354926- 3902- 354846- 355049- 4007- 355165- 355162- 3942- 355083- 355198- 355256- 3550</text:p>
          </table:table-cell>
          <table:table-cell table:number-columns-repeated="3" table:style-name="ce1"/>
          <table:table-cell office:value-type="float" office:value="1.22" table:style-name="ce87">
            <text:p>1,22<text:s/></text:p>
          </table:table-cell>
          <table:table-cell table:style-name="ce1"/>
          <table:table-cell office:value-type="float" office:value="35308.71" table:style-name="ce87">
            <text:p>35.308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VISA - MASTERCARD - PACIFICARD CANCELACION DEBITO TARJETAS PICHINCHA- PAGO DE FACT 354155- 355220- 355207 POR DEP EN CTA #DOC 374043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35308.76" table:style-name="ce87">
            <text:p>35.308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DISCOVER CANCELACION DEBITO TARJETAS PICHINCHA- PAGO DE FACT 3847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35308.79" table:style-name="ce87">
            <text:p>35.308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DINERS CLUB CANCELACION DEBITO TARJEATS PICHINCHA- PAGO DE FACT 355432- 353570- 355637- 353945- 353809- 353949- 353980- 353895- 353971- 354065- 355455- 354144- 354016- 355668- 355669- 355670- 354592 <text:s/>- 354855 <text:s/>- 354823- 354923- 355631 POR DEP EN CTA</text:p>
          </table:table-cell>
          <table:table-cell table:number-columns-repeated="3" table:style-name="ce1"/>
          <table:table-cell office:value-type="float" office:value="2.83" table:style-name="ce87">
            <text:p>2,83<text:s/></text:p>
          </table:table-cell>
          <table:table-cell table:style-name="ce1"/>
          <table:table-cell office:value-type="float" office:value="35311.620000000003" table:style-name="ce87">
            <text:p>35.311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VISA - MASTERCARD - PACIFICARD CANCELACION FACT DEL CLIENTE SILVA VANEGAS CESAR MARCOS, FACT # 3734 - 3932 POR DEP EN CTA #DOC 0517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35311.79" table:style-name="ce87">
            <text:p>35.311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AMERICAN EXPRESS CANCELACION DEBITO TARJETAS GUAYAQUIL- PAGO DE FACT 356090- 356408- 356537- 358089- 358091- 356795- 357052- 357149- 357257- 358005- 357301- 357372- 357303- 357253- 352588- 354934- 357330- 358202- 357507 <text:s/>- 357594-357456- 357610- 357674</text:p>
          </table:table-cell>
          <table:table-cell table:number-columns-repeated="3" table:style-name="ce1"/>
          <table:table-cell office:value-type="float" office:value="1.8" table:style-name="ce87">
            <text:p>1,80<text:s/></text:p>
          </table:table-cell>
          <table:table-cell table:style-name="ce1"/>
          <table:table-cell office:value-type="float" office:value="35313.589999999997" table:style-name="ce87">
            <text:p>35.313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VISA - MASTERCARD - PACIFICARD CANCELACION DEBITO TARJETAS GUAYAQUIL- PAGO DE FACT 355298- 357688 POR DEP EN CTA #DOC 1945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35313.660000000003" table:style-name="ce87">
            <text:p>35.313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table:number-columns-repeated="3" table:style-name="ce1"/>
          <table:table-cell office:value-type="float" office:value="8.6" table:style-name="ce87">
            <text:p>8,60<text:s/></text:p>
          </table:table-cell>
          <table:table-cell table:style-name="ce1"/>
          <table:table-cell office:value-type="float" office:value="35322.26" table:style-name="ce87">
            <text:p>35.322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VISA - MASTERCARD - PACIFICARD CANCELACION DEBITO TARJETAS PICHICNHA- PAGO DE FACT 356060- 357092 <text:s/>- 4127- 358092 <text:s/>- 357661- 357652- 357687- 357701- 357709 POR DEP EN CTA #DOC 700684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35322.76" table:style-name="ce87">
            <text:p>35.322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DISCOVER CANCELACION DEBITO TARJETAS PICHINCHA- PAGO DE FACT 357552 - 4169 POR DEP EN CTA #DOC 752579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35322.879999999997" table:style-name="ce87">
            <text:p>35.322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VISA - MASTERCARD - PACIFICARD CANCELACION DEBITO TARJETAS PICHINCHA- PAGO DE FACT 356061- 356213- 356494 <text:s/>- 356299- 356445- 358009- 4192- 4193- 356743- 356745- 356888- 357275- 357322 <text:s/>- 4122- 357246- 357442- 4225 <text:s/>- 357560- 357557- 4161- 357476- 3954-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35326.089999999997" table:style-name="ce87">
            <text:p>35.326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DINERS CLUB CANCELACION DEBITO TARJETAS PICHINCHA- PAGO DE FACT <text:s/>356030- 356052- 356044- 355882- 356082 <text:s/>- 356079- 357870- 355960- 357959- 357960- 356201 <text:s/>- 356143- 357526- 356243- 356343- 356306- 356265- 356317- 356247- 356245- 356839- 356846- 356261</text:p>
          </table:table-cell>
          <table:table-cell table:number-columns-repeated="3" table:style-name="ce1"/>
          <table:table-cell office:value-type="float" office:value="6.33" table:style-name="ce87">
            <text:p>6,33<text:s/></text:p>
          </table:table-cell>
          <table:table-cell table:style-name="ce1"/>
          <table:table-cell office:value-type="float" office:value="35332.42" table:style-name="ce87">
            <text:p>35.332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VISA - MASTERCARD - PACIFICARD CANCELACION DEBITO TARJETAS PICHINCHA- PAGO DE FACT 357936 - 356096- 356382- 356195- 356328- 356353- 355554- 358018- 356741 <text:s/>- 356562- 356789- 356765- 354675- 357076- 356982- 356917- 4069- 357191</text:p>
          </table:table-cell>
          <table:table-cell table:number-columns-repeated="3" table:style-name="ce1"/>
          <table:table-cell office:value-type="float" office:value="1.64" table:style-name="ce87">
            <text:p>1,64<text:s/></text:p>
          </table:table-cell>
          <table:table-cell table:style-name="ce1"/>
          <table:table-cell office:value-type="float" office:value="35334.06" table:style-name="ce87">
            <text:p>35.334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VISA - MASTERCARD - PACIFICARD CANCELACION DEBITO TAJETAS PICHINCHA-PAGOO DE FACT 4183- 357616- 357603- 357797 BCO PICHICHA POR TRANSFERENCIA #DOC 616066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35334.14" table:style-name="ce87">
            <text:p>35.334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DISCOVER CANCELACION DEBITO TARJETAS- FACT 4066 POR DEP EN CTA #DOC 668791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35334.17" table:style-name="ce87">
            <text:p>35.334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DINERS CLUB CANCELACION DEBITO TARJETAS PICHINCHA- PAGO DE FACT 357898- 355998- 358100- 356360- 356231- 356364- 356394 <text:s/>- 356314 <text:s/>- 356385- 356476- 357921 <text:s/>- 356555- 356429- 358130- 358131- 358132- 356997- 357255- 357223- 357319 POR DEP EN CTA #DOC 668791</text:p>
          </table:table-cell>
          <table:table-cell table:number-columns-repeated="3" table:style-name="ce1"/>
          <table:table-cell office:value-type="float" office:value="2.16" table:style-name="ce87">
            <text:p>2,16<text:s/></text:p>
          </table:table-cell>
          <table:table-cell table:style-name="ce1"/>
          <table:table-cell office:value-type="float" office:value="35336.33" table:style-name="ce87">
            <text:p>35.336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VISA - MASTERCARD - PACIFICARD CANCELACION DEBITO TARJETAS PICHINCHA- PAGO DE FACT 356566- 357603 POR DEP EN CTA #DOC 50655464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35336.370000000003" table:style-name="ce87">
            <text:p>35.33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4" table:style-name="ce1"/>
          <table:table-cell office:value-type="float" office:value="35246.94" table:style-name="ce90">
            <text:p>-35.246,94</text:p>
          </table:table-cell>
          <table:table-cell office:value-type="float" office:value="89.43" table:style-name="ce87">
            <text:p>89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6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VISA - MASTERCARD - PACIFICARD CANCELACION DE PAGO POR PAYMENTS DEL CLIENTE RIERA ORDONEZ MIGUEL ANGEL FACT 4135, 4353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89.52" table:style-name="ce87">
            <text:p>89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table:number-columns-repeated="3" table:style-name="ce1"/>
          <table:table-cell office:value-type="float" office:value="12.49" table:style-name="ce87">
            <text:p>12,49<text:s/></text:p>
          </table:table-cell>
          <table:table-cell table:style-name="ce1"/>
          <table:table-cell office:value-type="float" office:value="102.01" table:style-name="ce87">
            <text:p>102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AMERICAN EXPRESS CANCELACION DEBITO TARJETAS GUAYAQUIL-PAGO DE FACT 358572- 358883- 359012- 360625- 360627- 359266- 359520-359612 <text:s/>-359722- 360543-359770-359840-357976-360514-349366-351563- 353890-359772 <text:s/>- 357104-359569-359716-359800 <text:s/>-360738-359975</text:p>
          </table:table-cell>
          <table:table-cell table:number-columns-repeated="3" table:style-name="ce1"/>
          <table:table-cell office:value-type="float" office:value="2" table:style-name="ce87">
            <text:p>2,00<text:s/></text:p>
          </table:table-cell>
          <table:table-cell table:style-name="ce1"/>
          <table:table-cell office:value-type="float" office:value="104.01" table:style-name="ce87">
            <text:p>104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VISA - MASTERCARD - PACIFICARD CANCELACION DEBITO TARJETAS PICHINCHA- PAGO DE FACT 358542-359557-4345-360628-360037-360137-360127-360160-360171-360178-358079-358116-360616-360653-357777-360248 POR DEP EN CTA #DOC 419303</text:p>
          </table:table-cell>
          <table:table-cell table:number-columns-repeated="3" table:style-name="ce1"/>
          <table:table-cell office:value-type="float" office:value="2.2400000000000002" table:style-name="ce87">
            <text:p>2,24<text:s/></text:p>
          </table:table-cell>
          <table:table-cell table:style-name="ce1"/>
          <table:table-cell office:value-type="float" office:value="106.25" table:style-name="ce87">
            <text:p>106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VISA - MASTERCARD -PACIFICARD CANCELACION DEBITO TARJETAS PICHINCHA-PAGO DE FACT <text:s/>358695- 358971- 358777- 358921- 360547- 4418- 4419- 359217- 360614- 359219- 359743- 359792- 4339- 359710- 359910- 4451- 360025- 360022- 4378- 4160- 4377- 359942- 4391- 36006</text:p>
          </table:table-cell>
          <table:table-cell table:number-columns-repeated="3" table:style-name="ce1"/>
          <table:table-cell office:value-type="float" office:value="3.73" table:style-name="ce87">
            <text:p>3,73<text:s/></text:p>
          </table:table-cell>
          <table:table-cell table:style-name="ce1"/>
          <table:table-cell office:value-type="float" office:value="109.98" table:style-name="ce87">
            <text:p>109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DINERS CLUB CANCELACION DEBITO TARJETAS PICHINCHA- PAGO DE FACT 359814- 359613 <text:s/>- 359621-359707- 359446 <text:s/>-360726-4464-360004 <text:s/>- 4379-359344-4389 <text:s/>-360787-360757-360027-360057- 360066-360060- 360096-360089-360080-360108-360176- 359967- 360163 POR DEP EN CT</text:p>
          </table:table-cell>
          <table:table-cell table:number-columns-repeated="3" table:style-name="ce1"/>
          <table:table-cell office:value-type="float" office:value="7.01" table:style-name="ce87">
            <text:p>7,01<text:s/></text:p>
          </table:table-cell>
          <table:table-cell table:style-name="ce1"/>
          <table:table-cell office:value-type="float" office:value="116.99" table:style-name="ce87">
            <text:p>116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DISCOVER CANCELACION DEBITO TARJETAS PICHINCHA-PAGO DE FACT 360016- 357577-360047-4385-360042-360232-360371 <text:s text:c="2"/>POR DEP EN CTA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117.14" table:style-name="ce87">
            <text:p>11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VISA - MASTERCARD - PACIFICARD CANCELACION DEBITO TARJETAS PICHINCHA-PAGO DE FACT 4399- 359041- 360091-360077 POR DEP EN CTA #DOC 488265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17.25" table:style-name="ce87">
            <text:p>117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VISA - MASTERCARD - PACIFICARD CANCELACION DEBITO TARJERTAS PICHINCHA-PAGO DE FACT 358578- 358860- 358677- 358805- 358832- 360556- 359037- 359261- 359238 <text:s/>- 359544- 359447-359380- 4290- 359655- 360081- 359981- 360159 <text:s text:c="2"/>POR DEP EN CTA #DOC 684328</text:p>
          </table:table-cell>
          <table:table-cell table:number-columns-repeated="3" table:style-name="ce1"/>
          <table:table-cell office:value-type="float" office:value="1.1599999999999999" table:style-name="ce87">
            <text:p>1,16<text:s/></text:p>
          </table:table-cell>
          <table:table-cell table:style-name="ce1"/>
          <table:table-cell office:value-type="float" office:value="118.41" table:style-name="ce87">
            <text:p>11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DISCOVER CANCELACION DEBITO TARJETAS PICHINCHA-PAGO DE FACT 4287<text:s text:c="2"/>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18.44" table:style-name="ce87">
            <text:p>118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DINERS CLUB CANCELACION DEBITO TARJETAS PICHINCHA-PAGO DE FACT 358952- 359789 <text:s/>- 358479-358840- 358713 <text:s/>- 359464- 358862- 359688 <text:s/>-358870-358905 <text:s/>- 358792- 359718-359030-358844-360459-360666- 360667-360668-360436 <text:s/>-360637 POR DEP EN CTA</text:p>
          </table:table-cell>
          <table:table-cell table:number-columns-repeated="3" table:style-name="ce1"/>
          <table:table-cell office:value-type="float" office:value="2.06" table:style-name="ce87">
            <text:p>2,06<text:s/></text:p>
          </table:table-cell>
          <table:table-cell table:style-name="ce1"/>
          <table:table-cell office:value-type="float" office:value="120.5" table:style-name="ce87">
            <text:p>120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8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Ingreso por retencion banco produbanco comp ret #94280</text:p>
          </table:table-cell>
          <table:table-cell table:number-columns-repeated="3" table:style-name="ce1"/>
          <table:table-cell office:value-type="float" office:value="3.67" table:style-name="ce87">
            <text:p>3,67<text:s/></text:p>
          </table:table-cell>
          <table:table-cell table:style-name="ce1"/>
          <table:table-cell office:value-type="float" office:value="124.17" table:style-name="ce87">
            <text:p>124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VISA - MASTERCARD - PACIFICARD CANCELACION DEBITO TARJETAS PICHICNHA- PAGO DE FACT 361076- 362075- 4568 - 363171- 4612- 362656-362647- 362683- 362693 <text:s text:c="2"/>- 362700 <text:s text:c="2"/>- 363159- 363195 363351 POR DEP EN CTA #DOC 578568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25.48" table:style-name="ce87">
            <text:p>125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VISA - MASTERCARD - PACIFICARD CANCELACION DEBITO TARJETAS PICHICNHA- PAGO DE FACT 361077- 361221 -361492 -361441-363091-4645-4646-361741-363157 <text:s/>-362258-4564.362226-362427-4681-362540-362536 <text:s/>-4596-362458-4610-362579-362577 <text:s/>-362632-362646-362644-36243<text:s text:c="2"/></text:p>
          </table:table-cell>
          <table:table-cell table:number-columns-repeated="3" table:style-name="ce1"/>
          <table:table-cell office:value-type="float" office:value="2.84" table:style-name="ce87">
            <text:p>2,84<text:s/></text:p>
          </table:table-cell>
          <table:table-cell table:style-name="ce1"/>
          <table:table-cell office:value-type="float" office:value="128.32" table:style-name="ce87">
            <text:p>128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DISCOVER CANCELACION DEBITO TARJETAS PICHINCHA-PAGO DE FACT 362530- 362561- 4603- 362556- 362741- 362871 POR DEP EN CTA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28.49" table:style-name="ce87">
            <text:p>128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VISA - MASTERCARD - PACIFICARD CANCELACION DEBITO TARJETAS PICHINCHA- PAGO DE FACT 362171-361355- 361203- 361763- 361113- 362682- 362497 <text:s/>- 361784-361328-361972-361908-4515-362598-361382-361554 POR DEP EN CTA #DOC 888433</text:p>
          </table:table-cell>
          <table:table-cell table:number-columns-repeated="3" table:style-name="ce1"/>
          <table:table-cell office:value-type="float" office:value="1.03" table:style-name="ce87">
            <text:p>1,03<text:s/></text:p>
          </table:table-cell>
          <table:table-cell table:style-name="ce1"/>
          <table:table-cell office:value-type="float" office:value="129.52000000000001" table:style-name="ce87">
            <text:p>129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VISA - MASTERCARD - PACIFICARD CANCELACION DEBITO TARJETAS PICHINCHA- PAGO DE FACT 362608- 4619 POR DEP EN CTA #DOC 792918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29.63" table:style-name="ce87">
            <text:p>12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DISCOVER CANCELACION DEBITO TARJETAS PICHINCHA- PAGO DE FACT 4512 POR DEP EN CTA #DOC 513164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29.66" table:style-name="ce87">
            <text:p>12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DINERS CLUB CANCELACION DEBITO TARJETAS PICHINCHA- PAGO DE FACT 361045-361067-361059-360897-361099-360978-363040-363041-361209-3611540-361096-362953-362510-361248-361342-361307-361270-361319-361252-361250 <text:s/>-361832 <text:s/>361839-361266-361379-361377-361410-36143</text:p>
          </table:table-cell>
          <table:table-cell table:number-columns-repeated="3" table:style-name="ce1"/>
          <table:table-cell office:value-type="float" office:value="6.71" table:style-name="ce87">
            <text:p>6,71<text:s/></text:p>
          </table:table-cell>
          <table:table-cell table:style-name="ce1"/>
          <table:table-cell office:value-type="float" office:value="136.37" table:style-name="ce87">
            <text:p>13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VISA - MASTERCARD - PACIFICARD CANCELACION DEBITO TARJETAS PICHICNHA- PAGO DE FACT 361558- 362591 POR DEP EN CTA #DOC 498611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36.44" table:style-name="ce87">
            <text:p>136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table:number-columns-repeated="3" table:style-name="ce1"/>
          <table:table-cell office:value-type="float" office:value="2.16" table:style-name="ce87">
            <text:p>2,16<text:s/></text:p>
          </table:table-cell>
          <table:table-cell table:style-name="ce1"/>
          <table:table-cell office:value-type="float" office:value="138.6" table:style-name="ce87">
            <text:p>138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table:number-columns-repeated="3" table:style-name="ce1"/>
          <table:table-cell office:value-type="float" office:value="11.74" table:style-name="ce87">
            <text:p>11,74<text:s/></text:p>
          </table:table-cell>
          <table:table-cell table:style-name="ce1"/>
          <table:table-cell office:value-type="float" office:value="150.34" table:style-name="ce87">
            <text:p>150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VISA - MASTERCARD - PACIFICARD CANCELACION DEBITO TARJETAS GUAYAQUIL- PAGO DE FACT 360161 - 362684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50.38999999999999" table:style-name="ce87">
            <text:p>150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AMERICAN EXPRESS CANCELACION DEBITO TARJETAS GUAYAQUIL - PAGO DE FACT 361107- 361405- 361530 <text:s/>- 363168- 363170 - 361790- 362040 - 362129- 362237- 363087- 361312- 362284- 362286 <text:s/>- 362087 <text:s/>- 362231 <text:s/>- 362312-363284- 362490 <text:s/>-362541 <text:s/>.362522-362582-362440</text:p>
          </table:table-cell>
          <table:table-cell table:number-columns-repeated="3" table:style-name="ce1"/>
          <table:table-cell office:value-type="float" office:value="1.51" table:style-name="ce87">
            <text:p>1,51<text:s/></text:p>
          </table:table-cell>
          <table:table-cell table:style-name="ce1"/>
          <table:table-cell office:value-type="float" office:value="151.9" table:style-name="ce87">
            <text:p>151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table:number-columns-repeated="3" table:style-name="ce1"/>
          <table:table-cell office:value-type="float" office:value="8.9700000000000006" table:style-name="ce87">
            <text:p>8,97<text:s/></text:p>
          </table:table-cell>
          <table:table-cell table:style-name="ce1"/>
          <table:table-cell office:value-type="float" office:value="160.87" table:style-name="ce87">
            <text:p>160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VISA - MASTERCARD - PACIFICARD CANCELACION DEBITO TARJETAS GUAYAQUIL-PAGO DE FACT 365235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60.9" table:style-name="ce87">
            <text:p>16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AMERICAN EXPRESS CANCELACION DEBITO TARJETAS GUAYAQUIL-PAGO DE FACT 363663- 363958- 364086- 365761- 365763- 364342- 364581- 364674- 364782- 365681- 362354- 364899- 364830- 363868- 364832- 364630- 364776- 364857- 365877- 365032- 365083- 365065- 365124-</text:p>
          </table:table-cell>
          <table:table-cell table:number-columns-repeated="3" table:style-name="ce1"/>
          <table:table-cell office:value-type="float" office:value="1.57" table:style-name="ce87">
            <text:p>1,57<text:s/></text:p>
          </table:table-cell>
          <table:table-cell table:style-name="ce1"/>
          <table:table-cell office:value-type="float" office:value="162.47" table:style-name="ce87">
            <text:p>162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VISA - MASTERCARD - PACIFICARD CANCELACION PAGO DEL CLIENTE RIERA ORDONEZ MIGUEL ANGEL POR PAYMENTS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62.58000000000001" table:style-name="ce87">
            <text:p>162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VISA - MASTERCARD - PACIFICARD CANCELACION DEBITO TARJETAS PICHINCHA-PAGO DE FACT 363631- 364617- 4799-365764-365202-365189-365234-365246 <text:s/>-365253-365752-365789-365186-365940-365510 POR DEP EN CTA #DOC 599805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164.03" table:style-name="ce87">
            <text:p>164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DISCOVER CANCELACION DEBITO TARJETAS PICHINCHA- PAGO DE FACT 365072-365103-4837-365098 <text:s/>-365291-365406 POR DEP EN CTA #DOC 651752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164.18" table:style-name="ce87">
            <text:p>164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VISA - MASTERCARD - PACIFICARD CANCELACION DEBITO TARJETAS PICHICNHA- PAGO DE FACT 364111- 365149- 365133- 4854 POR DEP EN CTA #DOC 694024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64.35" table:style-name="ce87">
            <text:p>164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DISCOVER CANCELACION DEBITO TARJETAS PICHINCHA- PAGO DE FACT 4743, POR DEP EN CTA #DOC 725101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64.38" table:style-name="ce87">
            <text:p>164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VISA - MASTERCARD - PACIFICARD CANCELACION DEBITO TARJETAS PICHINCHA- PAGO DE FACT 363632- 363776- 364044-363995- 365685 4884-4885- 364292-365750-364803-4793- 364972- 4918 <text:s/>- 365082- 365078- 4830-365001-4844- 365121- 365172-365188-365184-364979-365219<text:s text:c="2"/></text:p>
          </table:table-cell>
          <table:table-cell table:number-columns-repeated="3" table:style-name="ce1"/>
          <table:table-cell office:value-type="float" office:value="3.7" table:style-name="ce87">
            <text:p>3,70<text:s/></text:p>
          </table:table-cell>
          <table:table-cell table:style-name="ce1"/>
          <table:table-cell office:value-type="float" office:value="168.08" table:style-name="ce87">
            <text:p>168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DINERS CLUB CANCELACION DEBITO TARJETAS PICHINCHA- PAGO DE FACT 363600- 363622- 363614- 363456- 363655- 363534- 365635- 365636- 363765- 363711- 363652-365550- 365052- 363803- 363897- 363863- 363826- 363876- 363807- 363805 <text:s/>- 364386- 364393 POR DEP EN CTA</text:p>
          </table:table-cell>
          <table:table-cell table:number-columns-repeated="3" table:style-name="ce1"/>
          <table:table-cell office:value-type="float" office:value="6.78" table:style-name="ce87">
            <text:p>6,78<text:s/></text:p>
          </table:table-cell>
          <table:table-cell table:style-name="ce1"/>
          <table:table-cell office:value-type="float" office:value="174.86" table:style-name="ce87">
            <text:p>174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VISA - MASTERCARD - PACIFICARD CANCELACION DEBITO TARJETAS PICHINCHA- PAGO DE FACT 364771- 365119-365240-363669-363935-363760-363884-363908-364107 <text:s/>-364336-364314-364516-364457-4746-364716-365139 <text:s/>-365039-363058-365694-365233 POR DEP EN CTA #DOC 971282</text:p>
          </table:table-cell>
          <table:table-cell table:number-columns-repeated="3" table:style-name="ce1"/>
          <table:table-cell office:value-type="float" office:value="1.3" table:style-name="ce87">
            <text:p>1,30<text:s/></text:p>
          </table:table-cell>
          <table:table-cell table:style-name="ce1"/>
          <table:table-cell office:value-type="float" office:value="176.16" table:style-name="ce87">
            <text:p>17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DINERS CLUB CANCELACION DEBITO TARJETAS PICHINCHA- PAGO DE FACT 363792- 364749- 364530- 363569 <text:s/>363916-363945-364848 <text:s/>- 363937-363977-363872-364778-364100-363919 <text:s/>-365576-365598-365803- 365804- 365805-365773 POR DEP EN CTA #DOC 848193</text:p>
          </table:table-cell>
          <table:table-cell table:number-columns-repeated="3" table:style-name="ce1"/>
          <table:table-cell office:value-type="float" office:value="2.21" table:style-name="ce87">
            <text:p>2,21<text:s/></text:p>
          </table:table-cell>
          <table:table-cell table:style-name="ce1"/>
          <table:table-cell office:value-type="float" office:value="178.37" table:style-name="ce87">
            <text:p>178,3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1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table:number-columns-repeated="3" table:style-name="ce1"/>
          <table:table-cell office:value-type="float" office:value="9.48" table:style-name="ce87">
            <text:p>9,48<text:s/></text:p>
          </table:table-cell>
          <table:table-cell table:style-name="ce1"/>
          <table:table-cell office:value-type="float" office:value="187.85" table:style-name="ce87">
            <text:p>187,8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2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VISA - MASTERCARD - PACIFICARD CANCELACION DEBITO TAREJTAS GUAYAQUIL-PAGO DE FACT 368101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87.88" table:style-name="ce87">
            <text:p>187,8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3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table:number-columns-repeated="3" table:style-name="ce1"/>
          <table:table-cell office:value-type="float" office:value="1.73" table:style-name="ce87">
            <text:p>1,73<text:s/></text:p>
          </table:table-cell>
          <table:table-cell table:style-name="ce1"/>
          <table:table-cell office:value-type="float" office:value="189.61" table:style-name="ce87">
            <text:p>189,6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4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table:number-columns-repeated="3" table:style-name="ce1"/>
          <table:table-cell office:value-type="float" office:value="1.4" table:style-name="ce87">
            <text:p>1,40<text:s/></text:p>
          </table:table-cell>
          <table:table-cell table:style-name="ce1"/>
          <table:table-cell office:value-type="float" office:value="191.01" table:style-name="ce87">
            <text:p>191,0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table:number-columns-repeated="3" table:style-name="ce1"/>
          <table:table-cell office:value-type="float" office:value="4.7699999999999996" table:style-name="ce87">
            <text:p>4,77<text:s/></text:p>
          </table:table-cell>
          <table:table-cell table:style-name="ce1"/>
          <table:table-cell office:value-type="float" office:value="195.78" table:style-name="ce87">
            <text:p>195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10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DISCOVER CANCELACION DEBITO TARJETAS PICHICNHA- PAGO DE FACT 367633- 367663- 5073- 367659- 367872- 367975 POR DEP EN CTA #DOC 872570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95.94" table:style-name="ce87">
            <text:p>195,9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12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table:number-columns-repeated="3" table:style-name="ce1"/>
          <table:table-cell office:value-type="float" office:value="6.65" table:style-name="ce87">
            <text:p>6,65<text:s/></text:p>
          </table:table-cell>
          <table:table-cell table:style-name="ce1"/>
          <table:table-cell office:value-type="float" office:value="202.59" table:style-name="ce87">
            <text:p>202,5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5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VISA - MASTERCARD - PACIFICARD CANCELACION DEBITO TARJETAS PICHINCHA- PAGO DE FACT 366694 - 367710- 367693- 5091- 360267- 362770- 365314 POR DEP EN CTA #DOC 582397</text:p>
          </table:table-cell>
          <table:table-cell table:number-columns-repeated="3" table:style-name="ce1"/>
          <table:table-cell office:value-type="float" office:value="2.02" table:style-name="ce87">
            <text:p>2,02<text:s/></text:p>
          </table:table-cell>
          <table:table-cell table:style-name="ce1"/>
          <table:table-cell office:value-type="float" office:value="204.61" table:style-name="ce87">
            <text:p>204,6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table:number-columns-repeated="3" table:style-name="ce1"/>
          <table:table-cell office:value-type="float" office:value="1.38" table:style-name="ce87">
            <text:p>1,38<text:s/></text:p>
          </table:table-cell>
          <table:table-cell table:style-name="ce1"/>
          <table:table-cell office:value-type="float" office:value="205.99" table:style-name="ce87">
            <text:p>205,9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8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text:s/></text:p>
          </table:table-cell>
          <table:table-cell table:number-columns-repeated="3" table:style-name="ce1"/>
          <table:table-cell office:value-type="float" office:value="2.48" table:style-name="ce87">
            <text:p>2,48<text:s/></text:p>
          </table:table-cell>
          <table:table-cell table:style-name="ce1"/>
          <table:table-cell office:value-type="float" office:value="208.47" table:style-name="ce87">
            <text:p>208,4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9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DISCOVER CANCELACION DEBITO TARJETAS PICHICHA- PAGO DE FACT 4980 POR DEP EN CTA #DOC 938886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208.5" table:style-name="ce87">
            <text:p>208,5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C-11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VISA - MASTERCARD - PACIFICARD CANCELACION DEBITO TARJETAS PICHINCHA.- PAGO DE FACT 5091<text:s text:c="2"/>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208.56" table:style-name="ce87">
            <text:p>208,5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35246.94" table:style-name="ce89">
            <text:p>35.246,94<text:s/></text:p>
          </table:table-cell>
          <table:table-cell office:value-type="string" table:style-name="ce75">
            <text:p>Débito</text:p>
          </table:table-cell>
          <table:table-cell office:value-type="float" office:value="208.56" table:style-name="ce89">
            <text:p>208,56<text:s/></text:p>
          </table:table-cell>
          <table:table-cell office:value-type="string" table:style-name="ce75">
            <text:p>Crédito</text:p>
          </table:table-cell>
          <table:table-cell office:value-type="float" office:value="35246.94" table:style-name="ce89">
            <text:p>35.246,94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208.56" table:style-name="ce89">
            <text:p>208,56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04 <text:s text:c="2"/>1% IMPUESTO A LA RENTA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0.9" table:style-name="ce87">
            <text:p>0,9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4" table:style-name="ce1"/>
          <table:table-cell office:value-type="float" office:value="0.9" table:style-name="ce90">
            <text:p>-0,90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0.9" table:style-name="ce89">
            <text:p>0,90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89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.9" table:style-name="ce89">
            <text:p>0,9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0" table:style-name="ce89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14 <text:s text:c="2"/>RETENCION EN LA FUENTE (2.75%)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13663.47" table:style-name="ce87">
            <text:p>13.663,4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R-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6992 Fact# 350805 <text:s/>Rec#: 6560 AGRICOLA Y QUIMICA NACIONAL DEL COTOPAXI AGRONPAXI CIA. LTD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3663.76" table:style-name="ce87">
            <text:p>13.663,7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488 Fact# 350650 <text:s/>Rec#: 6561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3665.39" table:style-name="ce87">
            <text:p>13.665,3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6952 Fact# 350640 <text:s/>Rec#: 6562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65.72" table:style-name="ce87">
            <text:p>13.665,7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804 Fact# 350681 <text:s/>Rec#: 6564 GRANITECSA S.A</text:p>
          </table:table-cell>
          <table:table-cell table:number-columns-repeated="3" table:style-name="ce1"/>
          <table:table-cell office:value-type="float" office:value="0.96" table:style-name="ce87">
            <text:p>0,96<text:s/></text:p>
          </table:table-cell>
          <table:table-cell table:style-name="ce1"/>
          <table:table-cell office:value-type="float" office:value="13666.68" table:style-name="ce87">
            <text:p>13.666,6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79 Fact# 350994 <text:s/>Rec#: 6566 ESJURHEC S.A.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3666.84" table:style-name="ce87">
            <text:p>13.666,8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72 Fact# 350966 <text:s/>Rec#: 6567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666.88" table:style-name="ce87">
            <text:p>13.666,8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219 Fact# 350649 <text:s/>Rec#: 6569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3668.51" table:style-name="ce87">
            <text:p>13.668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018 Fact# 350643 <text:s/>Rec#: 6570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68.84" table:style-name="ce87">
            <text:p>13.668,8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1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4638 Fact# 350656 <text:s/>Rec#: 6573 INSTALACION DE TUBOS DE HORMIGON S.A. INSTUGO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3669.49" table:style-name="ce87">
            <text:p>13.669,4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1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888 Fact# 350813 <text:s/>Rec#: 6574 CIPORT &amp; TECNAC CIPTE C.L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3669.59" table:style-name="ce87">
            <text:p>13.669,5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1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726 Fact# 350789 <text:s/>Rec#: 6578 ECUADORIANSHIM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3669.66" table:style-name="ce87">
            <text:p>13.66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9640 Fact# 350728 <text:s/>Rec#: 6580 ADITIVOS Y ALIMENTOS S.A. ADILISA</text:p>
          </table:table-cell>
          <table:table-cell table:number-columns-repeated="3" table:style-name="ce1"/>
          <table:table-cell office:value-type="float" office:value="1.19" table:style-name="ce87">
            <text:p>1,19<text:s/></text:p>
          </table:table-cell>
          <table:table-cell table:style-name="ce1"/>
          <table:table-cell office:value-type="float" office:value="13670.85" table:style-name="ce87">
            <text:p>13.670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322 Fact# 350790 <text:s/>Rec#: 6581 CONSTRU-YA S.A.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3670.95" table:style-name="ce87">
            <text:p>13.670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869 Fact# 350847 <text:s/>Rec#: 6584 GOMEZ ALCIVAR EDUARDO JOSE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13671.5" table:style-name="ce87">
            <text:p>13.671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930 Fact# 350871 <text:s/>Rec#: 6591 CHIM-TINTA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3671.56" table:style-name="ce87">
            <text:p>13.671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9620 Fact# 350865 <text:s/>Rec#: 6592 PAYLESS SHOESOURCE ECUADOR CIA. LTDA.</text:p>
          </table:table-cell>
          <table:table-cell table:number-columns-repeated="3" table:style-name="ce1"/>
          <table:table-cell office:value-type="float" office:value="1.3" table:style-name="ce87">
            <text:p>1,30<text:s/></text:p>
          </table:table-cell>
          <table:table-cell table:style-name="ce1"/>
          <table:table-cell office:value-type="float" office:value="13672.86" table:style-name="ce87">
            <text:p>13.672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3276 Fact# 350992 <text:s/>Rec#: 6593 LINEAS AEREAS NACIONALES ECUADOR S.A. LAN ECUADOR</text:p>
          </table:table-cell>
          <table:table-cell table:number-columns-repeated="3" table:style-name="ce1"/>
          <table:table-cell office:value-type="float" office:value="0.54" table:style-name="ce87">
            <text:p>0,54<text:s/></text:p>
          </table:table-cell>
          <table:table-cell table:style-name="ce1"/>
          <table:table-cell office:value-type="float" office:value="13673.4" table:style-name="ce87">
            <text:p>13.673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106 Fact# 350661 <text:s/>Rec#: 6595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73.73" table:style-name="ce87">
            <text:p>13.673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9 Fact# 350651 <text:s/>Rec#: 6596 ACCOUNTSERVS S.A</text:p>
          </table:table-cell>
          <table:table-cell table:number-columns-repeated="3" table:style-name="ce1"/>
          <table:table-cell office:value-type="float" office:value="1.36" table:style-name="ce87">
            <text:p>1,36<text:s/></text:p>
          </table:table-cell>
          <table:table-cell table:style-name="ce1"/>
          <table:table-cell office:value-type="float" office:value="13675.09" table:style-name="ce87">
            <text:p>13.675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7668 Fact# 350674 <text:s/>Rec#: 6597 LIFE FOOD PRODUCT ECUADOR LIFPRODEC S.A.</text:p>
          </table:table-cell>
          <table:table-cell table:number-columns-repeated="3" table:style-name="ce1"/>
          <table:table-cell office:value-type="float" office:value="1.41" table:style-name="ce87">
            <text:p>1,41<text:s/></text:p>
          </table:table-cell>
          <table:table-cell table:style-name="ce1"/>
          <table:table-cell office:value-type="float" office:value="13676.5" table:style-name="ce87">
            <text:p>13.676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2226 Fact# 350693 <text:s/>Rec#: 6598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76.83" table:style-name="ce87">
            <text:p>13.676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71 Fact# 350685 <text:s/>Rec#: 6599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77.16" table:style-name="ce87">
            <text:p>13.677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466 Fact# 350785 <text:s/>Rec#: 6600 ANGLO ECUATORIANA DE GUAYAQUIL C A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13677.34" table:style-name="ce87">
            <text:p>13.67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467 Fact# 350784 <text:s/>Rec#: 6600 ANGLO ECUATORIANA DE GUAYAQUIL C A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3677.45" table:style-name="ce87">
            <text:p>13.677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65102 Fact# 350692 <text:s/>Rec#: 6602 COMPAÑIA VERDU S.A.</text:p>
          </table:table-cell>
          <table:table-cell table:number-columns-repeated="3" table:style-name="ce1"/>
          <table:table-cell office:value-type="float" office:value="1.32" table:style-name="ce87">
            <text:p>1,32<text:s/></text:p>
          </table:table-cell>
          <table:table-cell table:style-name="ce1"/>
          <table:table-cell office:value-type="float" office:value="13678.77" table:style-name="ce87">
            <text:p>13.678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6321 Fact# 350815 <text:s/>Rec#: 6603 AGRICOLA BANANERA ECUATORIANA - AGBE S.A.</text:p>
          </table:table-cell>
          <table:table-cell table:number-columns-repeated="3" table:style-name="ce1"/>
          <table:table-cell office:value-type="float" office:value="1.64" table:style-name="ce87">
            <text:p>1,64<text:s/></text:p>
          </table:table-cell>
          <table:table-cell table:style-name="ce1"/>
          <table:table-cell office:value-type="float" office:value="13680.41" table:style-name="ce87">
            <text:p>13.680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47580 Fact# 350736 <text:s/>Rec#: 6607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3681.51" table:style-name="ce87">
            <text:p>13.681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72629 Fact# 350872 <text:s/>Rec#: 6610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3681.79" table:style-name="ce87">
            <text:p>13.681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5463 Fact# 350672 <text:s/>Rec#: 6616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3682.44" table:style-name="ce87">
            <text:p>13.682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2171 Fact# 350744 <text:s/>Rec#: 6617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682.48" table:style-name="ce87">
            <text:p>13.682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685 Fact# 350679 <text:s/>Rec#: 6623 ACRUXZA C. A.</text:p>
          </table:table-cell>
          <table:table-cell table:number-columns-repeated="3" table:style-name="ce1"/>
          <table:table-cell office:value-type="float" office:value="1.36" table:style-name="ce87">
            <text:p>1,36<text:s/></text:p>
          </table:table-cell>
          <table:table-cell table:style-name="ce1"/>
          <table:table-cell office:value-type="float" office:value="13683.84" table:style-name="ce87">
            <text:p>13.683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9574 Fact# 350913 <text:s/>Rec#: 6624 INGENIERIA PARA EL DESARROLLO ACURIO Y ASOCIADOS S.A.</text:p>
          </table:table-cell>
          <table:table-cell table:number-columns-repeated="3" table:style-name="ce1"/>
          <table:table-cell office:value-type="float" office:value="1.81" table:style-name="ce87">
            <text:p>1,81<text:s/></text:p>
          </table:table-cell>
          <table:table-cell table:style-name="ce1"/>
          <table:table-cell office:value-type="float" office:value="13685.65" table:style-name="ce87">
            <text:p>13.685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005 Fact# 350668 <text:s/>Rec#: 6625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685.98" table:style-name="ce87">
            <text:p>13.685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4601 Fact# 350666 <text:s/>Rec#: 6626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3686.96" table:style-name="ce87">
            <text:p>13.686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797 Fact# 350741 <text:s/>Rec#: 6627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3686.97" table:style-name="ce87">
            <text:p>13.68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798 Fact# 350742 <text:s/>Rec#: 6628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3686.98" table:style-name="ce87">
            <text:p>13.68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467 Fact# 350831 <text:s/>Rec#: 6640 FERRUX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3687.26" table:style-name="ce87">
            <text:p>13.687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757 Fact# 350864 <text:s/>Rec#: 6648 COOPERATIVA DE TRANSPORTES LOJA<text:s/></text:p>
          </table:table-cell>
          <table:table-cell table:number-columns-repeated="3" table:style-name="ce1"/>
          <table:table-cell office:value-type="float" office:value="0.79" table:style-name="ce87">
            <text:p>0,79<text:s/></text:p>
          </table:table-cell>
          <table:table-cell table:style-name="ce1"/>
          <table:table-cell office:value-type="float" office:value="13688.05" table:style-name="ce87">
            <text:p>13.688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632 Fact# 350903 <text:s/>Rec#: 6649 AGROSIGAL SA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13688.32" table:style-name="ce87">
            <text:p>13.688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0496 Fact# 350797 <text:s/>Rec#: 6652 CALIZAS Y MINERALES CALMOSACORP CIA. LTD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688.36" table:style-name="ce87">
            <text:p>13.688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71704 Fact# 350647 <text:s/>Rec#: 6655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3689.67" table:style-name="ce87">
            <text:p>13.689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6469 Fact# 350823 <text:s/>Rec#: 6658 CAJAMARCA PROTECTIVE SERVICES C. LTDA. CAJAPROTSERV</text:p>
          </table:table-cell>
          <table:table-cell table:number-columns-repeated="3" table:style-name="ce1"/>
          <table:table-cell office:value-type="float" office:value="25.88" table:style-name="ce87">
            <text:p>25,88<text:s/></text:p>
          </table:table-cell>
          <table:table-cell table:style-name="ce1"/>
          <table:table-cell office:value-type="float" office:value="13715.55" table:style-name="ce87">
            <text:p>13.715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867 Fact# 350778 <text:s/>Rec#: 6678 XERTICAEC S.A.</text:p>
          </table:table-cell>
          <table:table-cell table:number-columns-repeated="3" table:style-name="ce1"/>
          <table:table-cell office:value-type="float" office:value="2.02" table:style-name="ce87">
            <text:p>2,02<text:s/></text:p>
          </table:table-cell>
          <table:table-cell table:style-name="ce1"/>
          <table:table-cell office:value-type="float" office:value="13717.57" table:style-name="ce87">
            <text:p>13.71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158 Fact# 350730 <text:s/>Rec#: 6692 WANHAI LINES ECUADOR S.A.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13719" table:style-name="ce87">
            <text:p>13.719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409 Fact# 351006 <text:s/>Rec#: 6704 IMPORT &amp; EXPORT BRAMBILLA CARRENO S.A. IMEXBRAMCAR<text:s/>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3719.05" table:style-name="ce87">
            <text:p>13.719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9396 Fact# 350688 <text:s/>Rec#: 6721 PRODUCTOS DEL AGRO SYLVIA MARIA S.A. AGROSYLMA</text:p>
          </table:table-cell>
          <table:table-cell table:number-columns-repeated="3" table:style-name="ce1"/>
          <table:table-cell office:value-type="float" office:value="0.7" table:style-name="ce87">
            <text:p>0,70<text:s/></text:p>
          </table:table-cell>
          <table:table-cell table:style-name="ce1"/>
          <table:table-cell office:value-type="float" office:value="13719.75" table:style-name="ce87">
            <text:p>13.719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45564 Fact# 350646 <text:s/>Rec#: 6742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3735.14" table:style-name="ce87">
            <text:p>13.735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300 Fact# 350991 <text:s/>Rec#: 6743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3735.42" table:style-name="ce87">
            <text:p>13.735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563 Fact# 350830 <text:s/>Rec#: 6744 DATA TOOLS S.A.</text:p>
          </table:table-cell>
          <table:table-cell table:number-columns-repeated="3" table:style-name="ce1"/>
          <table:table-cell office:value-type="float" office:value="3.62" table:style-name="ce87">
            <text:p>3,62<text:s/></text:p>
          </table:table-cell>
          <table:table-cell table:style-name="ce1"/>
          <table:table-cell office:value-type="float" office:value="13739.04" table:style-name="ce87">
            <text:p>13.739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75 Fact# 351008 <text:s/>Rec#: 6745 REPROLIMIT CIA.LTDA<text:s/>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3739.05" table:style-name="ce87">
            <text:p>13.739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512 Fact# 350705 <text:s/>Rec#: 6747 CESAR FERNANDO ARMAS CABRERA</text:p>
          </table:table-cell>
          <table:table-cell table:number-columns-repeated="3" table:style-name="ce1"/>
          <table:table-cell office:value-type="float" office:value="1.47" table:style-name="ce87">
            <text:p>1,47<text:s/></text:p>
          </table:table-cell>
          <table:table-cell table:style-name="ce1"/>
          <table:table-cell office:value-type="float" office:value="13740.52" table:style-name="ce87">
            <text:p>13.740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510 Fact# 350839 <text:s/>Rec#: 6747 CESAR FERNANDO ARMAS CABRERA</text:p>
          </table:table-cell>
          <table:table-cell table:number-columns-repeated="3" table:style-name="ce1"/>
          <table:table-cell office:value-type="float" office:value="0.24" table:style-name="ce87">
            <text:p>0,24<text:s/></text:p>
          </table:table-cell>
          <table:table-cell table:style-name="ce1"/>
          <table:table-cell office:value-type="float" office:value="13740.76" table:style-name="ce87">
            <text:p>13.740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2511 Fact# 350704 <text:s/>Rec#: 6747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741.09" table:style-name="ce87">
            <text:p>13.741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3943 Fact# 3613 <text:s/>Rec#: 6748 LIRA CORREA MARTIN ALFREDO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13741.21" table:style-name="ce87">
            <text:p>13.741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7259 Fact# 350773 <text:s/>Rec#: 6750 SOCIEDAD DE HECHO SAMBAC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3742.19" table:style-name="ce87">
            <text:p>13.742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9796 Fact# 350723 <text:s/>Rec#: 6752 INDUSTRIA COLOMBO ECUATORIANA DE CARROCERIAS CARCE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13742.57" table:style-name="ce87">
            <text:p>13.742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53 Fact# 350895 <text:s/>Rec#: 6753 RICMETRUCKS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3742.74" table:style-name="ce87">
            <text:p>13.742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633 Fact# 350959 <text:s/>Rec#: 6755 TOPFOOD CIA. LTD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13743.01" table:style-name="ce87">
            <text:p>13.743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1635 Fact# 350960 <text:s/>Rec#: 6755 TOPFOOD CIA. LTD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3743.07" table:style-name="ce87">
            <text:p>13.743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6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2% #4508 Fact# 350955 <text:s/>Rec#: 6756 BRODERIN S.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13743.22" table:style-name="ce87">
            <text:p>13.743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</text:p>
          </table:table-cell>
          <table:table-cell office:value-type="date" office:date-value="2021-01-02T00:00:00" table:style-name="ce88">
            <text:p>02-ene-21</text:p>
          </table:table-cell>
          <table:table-cell office:value-type="string" table:style-name="ce86">
            <text:p>Ret Fte 2% #128 Fact# 350657 <text:s/>Rec#: 6650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3743.87" table:style-name="ce87">
            <text:p>13.743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4</text:p>
          </table:table-cell>
          <table:table-cell office:value-type="date" office:date-value="2021-01-02T00:00:00" table:style-name="ce88">
            <text:p>02-ene-21</text:p>
          </table:table-cell>
          <table:table-cell office:value-type="string" table:style-name="ce86">
            <text:p>Ret Fte 2% #13924 Fact# 350729 <text:s/>Rec#: 6741 YARECUADOR CIA. LTDA</text:p>
          </table:table-cell>
          <table:table-cell table:number-columns-repeated="3" table:style-name="ce1"/>
          <table:table-cell office:value-type="float" office:value="4.13" table:style-name="ce87">
            <text:p>4,13<text:s/></text:p>
          </table:table-cell>
          <table:table-cell table:style-name="ce1"/>
          <table:table-cell office:value-type="float" office:value="13748" table:style-name="ce87">
            <text:p>13.748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gistro por convenio de debito o recaudacion comp ret #89097, bco produbanco</text:p>
          </table:table-cell>
          <table:table-cell table:number-columns-repeated="3" table:style-name="ce1"/>
          <table:table-cell office:value-type="float" office:value="4.12" table:style-name="ce87">
            <text:p>4,12<text:s/></text:p>
          </table:table-cell>
          <table:table-cell table:style-name="ce1"/>
          <table:table-cell office:value-type="float" office:value="13752.12" table:style-name="ce87">
            <text:p>13.75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614 Fact# 350660 <text:s/>Rec#: 6583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3753.1" table:style-name="ce87">
            <text:p>13.753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3159 Fact# 350682 <text:s/>Rec#: 6585 COMPAÑIA SALUD PLENA S.A / PLENISALUD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13754.17" table:style-name="ce87">
            <text:p>13.754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3160 Fact# 350694 <text:s/>Rec#: 6586 COMPAÑIA SALUD PLENA S.A / PLENISALUD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3755.27" table:style-name="ce87">
            <text:p>13.755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3161 Fact# 350695 <text:s/>Rec#: 6587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755.6" table:style-name="ce87">
            <text:p>13.755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340 Fact# 350721 <text:s/>Rec#: 6608 CONSULTLMZ CIA. LTDA.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13756.16" table:style-name="ce87">
            <text:p>13.75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8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13197 Fact# 350700 <text:s/>Rec#: 6612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756.49" table:style-name="ce87">
            <text:p>13.756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0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Fte 2% #33408 Fact# 350652 <text:s/>Rec#: 6615 SOLVESA <text:s/>ECUADOR S.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3757.14" table:style-name="ce87">
            <text:p>13.75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t Fte 2% #274 Fact# 350937 <text:s/>Rec#: 6565 PRODUCTORA DE ALIMENTOS SALUDABLES Y CHOCOLATE PROCHOC S.A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13757.46" table:style-name="ce87">
            <text:p>13.75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gistro por convenio de debito o recaudacion comp ret #89147, bco produbanco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13757.72" table:style-name="ce87">
            <text:p>13.757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t Fte 2% #349 Fact# 350669 <text:s/>Rec#: 6594 COLEGIO INTERNACIONAL SEK ECUADOR S.A.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13758.3" table:style-name="ce87">
            <text:p>13.758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2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GASTO BANCARIO BCO PICHINCHA COMP RET #181818</text:p>
          </table:table-cell>
          <table:table-cell table:number-columns-repeated="3" table:style-name="ce1"/>
          <table:table-cell office:value-type="float" office:value="18.25" table:style-name="ce87">
            <text:p>18,25<text:s/></text:p>
          </table:table-cell>
          <table:table-cell table:style-name="ce1"/>
          <table:table-cell office:value-type="float" office:value="13776.55" table:style-name="ce87">
            <text:p>13.776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4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Fte 2% #312 Fact# 350691 <text:s/>Rec#: 6577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776.88" table:style-name="ce87">
            <text:p>13.776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1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Fte 2% #4236 Fact# 350796 <text:s/>Rec#: 6613 BONELLY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13777.87" table:style-name="ce87">
            <text:p>13.777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0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Fte 2% #774 Fact# 350786 <text:s/>Rec#: 6710 INMOBILIARIA GALILEA-ECUADOR S.A</text:p>
          </table:table-cell>
          <table:table-cell table:number-columns-repeated="3" table:style-name="ce1"/>
          <table:table-cell office:value-type="float" office:value="1.03" table:style-name="ce87">
            <text:p>1,03<text:s/></text:p>
          </table:table-cell>
          <table:table-cell table:style-name="ce1"/>
          <table:table-cell office:value-type="float" office:value="13778.9" table:style-name="ce87">
            <text:p>13.778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3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GASTO BANCARIO BCO PICHINCHA COMP RET #181893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13779.15" table:style-name="ce87">
            <text:p>13.779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</text:p>
          </table:table-cell>
          <table:table-cell office:value-type="date" office:date-value="2021-01-07T00:00:00" table:style-name="ce88">
            <text:p>07-ene-21</text:p>
          </table:table-cell>
          <table:table-cell office:value-type="string" table:style-name="ce86">
            <text:p>Ret Fte 2% #31193 Fact# 350827 <text:s/>Rec#: 6579 LAS FRAGANCIAS CIA. LTDA.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13779.79" table:style-name="ce87">
            <text:p>13.77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0</text:p>
          </table:table-cell>
          <table:table-cell office:value-type="date" office:date-value="2021-01-07T00:00:00" table:style-name="ce88">
            <text:p>07-ene-21</text:p>
          </table:table-cell>
          <table:table-cell office:value-type="string" table:style-name="ce86">
            <text:p>Ret Fte 2% #34850 Fact# 350677 <text:s/>Rec#: 6746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780.12" table:style-name="ce87">
            <text:p>13.780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Fte 2% #16645 Fact# 755 <text:s/>Rec#: 6588 COMPAÑIA FARMACEUTICA VERA S.A. COFARVE</text:p>
          </table:table-cell>
          <table:table-cell table:number-columns-repeated="3" table:style-name="ce1"/>
          <table:table-cell office:value-type="float" office:value="2.06" table:style-name="ce87">
            <text:p>2,06<text:s/></text:p>
          </table:table-cell>
          <table:table-cell table:style-name="ce1"/>
          <table:table-cell office:value-type="float" office:value="13782.18" table:style-name="ce87">
            <text:p>13.782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Fte 2% #35743 Fact# 350703 <text:s/>Rec#: 6589 ACERIA DEL ECUADOR CA ADELCA</text:p>
          </table:table-cell>
          <table:table-cell table:number-columns-repeated="3" table:style-name="ce1"/>
          <table:table-cell office:value-type="float" office:value="4.2699999999999996" table:style-name="ce87">
            <text:p>4,27<text:s/></text:p>
          </table:table-cell>
          <table:table-cell table:style-name="ce1"/>
          <table:table-cell office:value-type="float" office:value="13786.45" table:style-name="ce87">
            <text:p>13.786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Fte 2% #6405 Fact# 759 <text:s/>Rec#: 6590 CAMISERIA INGLESA CAMINGLESA C LTDA.</text:p>
          </table:table-cell>
          <table:table-cell table:number-columns-repeated="3" table:style-name="ce1"/>
          <table:table-cell office:value-type="float" office:value="0.49" table:style-name="ce87">
            <text:p>0,49<text:s/></text:p>
          </table:table-cell>
          <table:table-cell table:style-name="ce1"/>
          <table:table-cell office:value-type="float" office:value="13786.94" table:style-name="ce87">
            <text:p>13.786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9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Fte 2% #4234 Fact# 350858 <text:s/>Rec#: 6688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786.98" table:style-name="ce87">
            <text:p>13.78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9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Fte 2% #4233 Fact# 350857 <text:s/>Rec#: 6688 SOLUCIONES GLOBALES S.A GLOBFAST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3787.04" table:style-name="ce87">
            <text:p>13.787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8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Fte 2% #14617 Fact# 350654 <text:s/>Rec#: 6601 LG ELECTRONICS PANAMA S.A</text:p>
          </table:table-cell>
          <table:table-cell table:number-columns-repeated="3" table:style-name="ce1"/>
          <table:table-cell office:value-type="float" office:value="1.81" table:style-name="ce87">
            <text:p>1,81<text:s/></text:p>
          </table:table-cell>
          <table:table-cell table:style-name="ce1"/>
          <table:table-cell office:value-type="float" office:value="13788.85" table:style-name="ce87">
            <text:p>13.78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2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Fte 2% #1801 Fact# 757 <text:s/>Rec#: 6604 CONSORCIO VEOLIA-PROACTIVA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13789.23" table:style-name="ce87">
            <text:p>13.789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Fte 2% #469 Fact# 350739 <text:s/>Rec#: 6620 AFCO S.A.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3789.37" table:style-name="ce87">
            <text:p>13.789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3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Ret Fte 2% #174964 Fact# 351037 <text:s/>Rec#: 6605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3985.8" table:style-name="ce87">
            <text:p>13.985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8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Ret Fte 2% #113463 Fact# 756 <text:s/>Rec#: 6614 F.V - AREA ANDINA S.A.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13986.93" table:style-name="ce87">
            <text:p>13.986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8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Ret Fte 2% #113462 Fact# 758 <text:s/>Rec#: 6614 F.V - AREA ANDINA S.A.</text:p>
          </table:table-cell>
          <table:table-cell table:number-columns-repeated="3" table:style-name="ce1"/>
          <table:table-cell office:value-type="float" office:value="0.59" table:style-name="ce87">
            <text:p>0,59<text:s/></text:p>
          </table:table-cell>
          <table:table-cell table:style-name="ce1"/>
          <table:table-cell office:value-type="float" office:value="13987.52" table:style-name="ce87">
            <text:p>13.987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8</text:p>
          </table:table-cell>
          <table:table-cell office:value-type="date" office:date-value="2021-01-18T00:00:00" table:style-name="ce88">
            <text:p>18-ene-21</text:p>
          </table:table-cell>
          <table:table-cell office:value-type="string" table:style-name="ce86">
            <text:p>Ret Fte 2% #387399 Fact# 351039 <text:s/>Rec#: 6738 CONSORCIO ECUATORIANO DE TELECOMUNICACIONES S.A. CONECEL</text:p>
          </table:table-cell>
          <table:table-cell table:number-columns-repeated="3" table:style-name="ce1"/>
          <table:table-cell office:value-type="float" office:value="6.92" table:style-name="ce87">
            <text:p>6,92<text:s/></text:p>
          </table:table-cell>
          <table:table-cell table:style-name="ce1"/>
          <table:table-cell office:value-type="float" office:value="13994.44" table:style-name="ce87">
            <text:p>13.994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Fte 2% #17735 Fact# 350671 <text:s/>Rec#: 6618 CORPORACION VIVIENDAS DEL HOGAR DE CRISTO</text:p>
          </table:table-cell>
          <table:table-cell table:number-columns-repeated="3" table:style-name="ce1"/>
          <table:table-cell office:value-type="float" office:value="3.29" table:style-name="ce87">
            <text:p>3,29<text:s/></text:p>
          </table:table-cell>
          <table:table-cell table:style-name="ce1"/>
          <table:table-cell office:value-type="float" office:value="13997.73" table:style-name="ce87">
            <text:p>13.997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Fte 2% #17736 Fact# 350670 <text:s/>Rec#: 6619 CORPORACION VIVIENDAS DEL HOGAR DE CRISTO</text:p>
          </table:table-cell>
          <table:table-cell table:number-columns-repeated="3" table:style-name="ce1"/>
          <table:table-cell office:value-type="float" office:value="3.8" table:style-name="ce87">
            <text:p>3,80<text:s/></text:p>
          </table:table-cell>
          <table:table-cell table:style-name="ce1"/>
          <table:table-cell office:value-type="float" office:value="14001.53" table:style-name="ce87">
            <text:p>14.001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Fte 2% #19429 Fact# 350799 <text:s/>Rec#: 6621 MEGADATOS S.A.</text:p>
          </table:table-cell>
          <table:table-cell table:number-columns-repeated="3" table:style-name="ce1"/>
          <table:table-cell office:value-type="float" office:value="346.44" table:style-name="ce87">
            <text:p>346,44<text:s/></text:p>
          </table:table-cell>
          <table:table-cell table:style-name="ce1"/>
          <table:table-cell office:value-type="float" office:value="14347.97" table:style-name="ce87">
            <text:p>14.347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7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Fte 2% #19428 Fact# 350708 <text:s/>Rec#: 6622 MEGADATOS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14348.12" table:style-name="ce87">
            <text:p>14.348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7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Fte 2% #387715 Fact# 351038 <text:s/>Rec#: 6737 CONSORCIO ECUATORIANO DE TELECOMUNICACIONES S.A. CONECEL</text:p>
          </table:table-cell>
          <table:table-cell table:number-columns-repeated="3" table:style-name="ce1"/>
          <table:table-cell office:value-type="float" office:value="176.08" table:style-name="ce87">
            <text:p>176,08<text:s/></text:p>
          </table:table-cell>
          <table:table-cell table:style-name="ce1"/>
          <table:table-cell office:value-type="float" office:value="14524.2" table:style-name="ce87">
            <text:p>14.524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5</text:p>
          </table:table-cell>
          <table:table-cell office:value-type="date" office:date-value="2021-01-20T00:00:00" table:style-name="ce88">
            <text:p>20-ene-21</text:p>
          </table:table-cell>
          <table:table-cell office:value-type="string" table:style-name="ce86">
            <text:p>Ret Fte 2% #4707 Fact# 351051 <text:s/>Rec#: 6629 INSTALACION DE TUBOS DE HORMIGON S.A. INSTUGO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4524.85" table:style-name="ce87">
            <text:p>14.524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75647 Fact# 350923 <text:s/>Rec#: 6638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4524.93" table:style-name="ce87">
            <text:p>14.524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7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75651 Fact# 351036 <text:s/>Rec#: 6639 TELCONET <text:s/>S.A.</text:p>
          </table:table-cell>
          <table:table-cell table:number-columns-repeated="3" table:style-name="ce1"/>
          <table:table-cell office:value-type="float" office:value="276.04000000000002" table:style-name="ce87">
            <text:p>276,04<text:s/></text:p>
          </table:table-cell>
          <table:table-cell table:style-name="ce1"/>
          <table:table-cell office:value-type="float" office:value="14800.97" table:style-name="ce87">
            <text:p>14.800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75650 Fact# 3584 <text:s/>Rec#: 6641 TELCONET <text:s/>S.A.</text:p>
          </table:table-cell>
          <table:table-cell table:number-columns-repeated="3" table:style-name="ce1"/>
          <table:table-cell office:value-type="float" office:value="132.13" table:style-name="ce87">
            <text:p>132,13<text:s/></text:p>
          </table:table-cell>
          <table:table-cell table:style-name="ce1"/>
          <table:table-cell office:value-type="float" office:value="14933.1" table:style-name="ce87">
            <text:p>14.933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75648 Fact# 350929 <text:s/>Rec#: 6641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office:value-type="float" office:value="0.56000000000000005" table:style-name="ce90">
            <text:p>-0,56</text:p>
          </table:table-cell>
          <table:table-cell office:value-type="float" office:value="14932.58" table:style-name="ce87">
            <text:p>14.932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75649 Fact# 350930 <text:s/>Rec#: 6641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4932.66" table:style-name="ce87">
            <text:p>14.932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8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11385 Fact# 352462 <text:s/>Rec#: 6654 GRANDMAR-CORP 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4932.75" table:style-name="ce87">
            <text:p>14.932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5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Fte 2% #3172 Fact# 350389 <text:s/>Rec#: 6751 LETTY DEL CISNE DAVILA ROMO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14933.11" table:style-name="ce87">
            <text:p>14.933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9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Ret Fte 2% #182572 Fact# 351043 <text:s/>Rec#: 6739 OTECEL</text:p>
          </table:table-cell>
          <table:table-cell table:number-columns-repeated="3" table:style-name="ce1"/>
          <table:table-cell office:value-type="float" office:value="111.01" table:style-name="ce87">
            <text:p>111,01<text:s/></text:p>
          </table:table-cell>
          <table:table-cell table:style-name="ce1"/>
          <table:table-cell office:value-type="float" office:value="15044.12" table:style-name="ce87">
            <text:p>15.044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Fte 2% #28699 Fact# 351049 <text:s/>Rec#: 6651 Corporación Nacional de Telecomunicaciones-CNT EP</text:p>
          </table:table-cell>
          <table:table-cell table:number-columns-repeated="3" table:style-name="ce1"/>
          <table:table-cell office:value-type="float" office:value="23.32" table:style-name="ce87">
            <text:p>23,32<text:s/></text:p>
          </table:table-cell>
          <table:table-cell table:style-name="ce1"/>
          <table:table-cell office:value-type="float" office:value="15067.44" table:style-name="ce87">
            <text:p>15.067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Fte 2% #28698 Fact# 351050 <text:s/>Rec#: 6651 Corporación Nacional de Telecomunicaciones-CNT EP</text:p>
          </table:table-cell>
          <table:table-cell table:number-columns-repeated="3" table:style-name="ce1"/>
          <table:table-cell office:value-type="float" office:value="163.63999999999999" table:style-name="ce87">
            <text:p>163,64<text:s/></text:p>
          </table:table-cell>
          <table:table-cell table:style-name="ce1"/>
          <table:table-cell office:value-type="float" office:value="15231.08" table:style-name="ce87">
            <text:p>15.231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6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Fte 2% #389604 Fact# 351048 <text:s/>Rec#: 6736 CONSORCIO ECUATORIANO DE TELECOMUNICACIONES S.A. CONECEL</text:p>
          </table:table-cell>
          <table:table-cell table:number-columns-repeated="3" table:style-name="ce1"/>
          <table:table-cell office:value-type="float" office:value="155.09" table:style-name="ce87">
            <text:p>155,09<text:s/></text:p>
          </table:table-cell>
          <table:table-cell table:style-name="ce1"/>
          <table:table-cell office:value-type="float" office:value="15386.17" table:style-name="ce87">
            <text:p>15.386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0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Fte 2% #7647 Fact# 351045 <text:s/>Rec#: 6740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85" table:style-name="ce87">
            <text:p>1,85<text:s/></text:p>
          </table:table-cell>
          <table:table-cell table:style-name="ce1"/>
          <table:table-cell office:value-type="float" office:value="15388.02" table:style-name="ce87">
            <text:p>15.388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7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Ret Fte 2% #33738 Fact# 352969 <text:s/>Rec#: 6653 SOLVESA <text:s/>ECUADOR S.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5388.67" table:style-name="ce87">
            <text:p>15.388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5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Ret Fte 2% #96955 Fact# 351046 <text:s/>Rec#: 6735 SERVICIOS DE TELECOMUNICACIONES SETEL S.A.</text:p>
          </table:table-cell>
          <table:table-cell table:number-columns-repeated="3" table:style-name="ce1"/>
          <table:table-cell office:value-type="float" office:value="7.51" table:style-name="ce87">
            <text:p>7,51<text:s/></text:p>
          </table:table-cell>
          <table:table-cell table:style-name="ce1"/>
          <table:table-cell office:value-type="float" office:value="15396.18" table:style-name="ce87">
            <text:p>15.396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1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table:number-columns-repeated="3" table:style-name="ce1"/>
          <table:table-cell office:value-type="float" office:value="47.23" table:style-name="ce87">
            <text:p>47,23<text:s/></text:p>
          </table:table-cell>
          <table:table-cell table:style-name="ce1"/>
          <table:table-cell office:value-type="float" office:value="15443.41" table:style-name="ce87">
            <text:p>15.443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8991 Fact# 353227 <text:s/>Rec#: 6659 AGROSIGAL SA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15443.97" table:style-name="ce87">
            <text:p>15.443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524 Fact# 352988 <text:s/>Rec#: 6660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5445.6" table:style-name="ce87">
            <text:p>15.445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605 Fact# 353293 <text:s/>Rec#: 6662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445.64" table:style-name="ce87">
            <text:p>15.445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151 Fact# 352996 <text:s/>Rec#: 6667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45.97" table:style-name="ce87">
            <text:p>15.445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437 Fact# 353120 <text:s/>Rec#: 6668 CONSTRU-YA S.A.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15446.09" table:style-name="ce87">
            <text:p>15.446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7142 Fact# 353134 <text:s/>Rec#: 6670 AGRICOLA Y QUIMICA NACIONAL DEL COTOPAXI AGRONPAXI CIA. LTD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5446.38" table:style-name="ce87">
            <text:p>15.446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79 Fact# 353196 <text:s/>Rec#: 6671 CHIM-TINTAS S.A.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5446.49" table:style-name="ce87">
            <text:p>15.446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322 Fact# 352987 <text:s/>Rec#: 6672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5448.12" table:style-name="ce87">
            <text:p>15.448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911 Fact# 353016 <text:s/>Rec#: 6673 GRANITECSA S.A</text:p>
          </table:table-cell>
          <table:table-cell table:number-columns-repeated="3" table:style-name="ce1"/>
          <table:table-cell office:value-type="float" office:value="0.74" table:style-name="ce87">
            <text:p>0,74<text:s/></text:p>
          </table:table-cell>
          <table:table-cell table:style-name="ce1"/>
          <table:table-cell office:value-type="float" office:value="15448.86" table:style-name="ce87">
            <text:p>15.448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038 Fact# 352981 <text:s/>Rec#: 6674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49.19" table:style-name="ce87">
            <text:p>15.449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0583 Fact# 353126 <text:s/>Rec#: 6675 CALIZAS Y MINERALES CALMOSACORP CIA. LTD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5449.22" table:style-name="ce87">
            <text:p>15.449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0109 Fact# 353062 <text:s/>Rec#: 6676 ADITIVOS Y ALIMENTOS S.A. ADILISA</text:p>
          </table:table-cell>
          <table:table-cell table:number-columns-repeated="3" table:style-name="ce1"/>
          <table:table-cell office:value-type="float" office:value="0.92" table:style-name="ce87">
            <text:p>0,92<text:s/></text:p>
          </table:table-cell>
          <table:table-cell table:style-name="ce1"/>
          <table:table-cell office:value-type="float" office:value="15450.14" table:style-name="ce87">
            <text:p>15.450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118 Fact# 353142 <text:s/>Rec#: 6679 CIPORT &amp; TECNAC CIPTE C.L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5450.21" table:style-name="ce87">
            <text:p>15.450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999 Fact# 353074 <text:s/>Rec#: 6680 FUDRIVER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5450.23" table:style-name="ce87">
            <text:p>15.450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6000 Fact# 353075 <text:s/>Rec#: 6680 FUDRIVER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450.27" table:style-name="ce87">
            <text:p>15.450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9794 Fact# 353190 <text:s/>Rec#: 6681 PAYLESS SHOESOURCE ECUADOR CIA. LTD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5451.25" table:style-name="ce87">
            <text:p>15.451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3478 Fact# 353320 <text:s/>Rec#: 6685 LINEAS AEREAS NACIONALES ECUADOR S.A. LAN ECUADOR</text:p>
          </table:table-cell>
          <table:table-cell table:number-columns-repeated="3" table:style-name="ce1"/>
          <table:table-cell office:value-type="float" office:value="1.01" table:style-name="ce87">
            <text:p>1,01<text:s/></text:p>
          </table:table-cell>
          <table:table-cell table:style-name="ce1"/>
          <table:table-cell office:value-type="float" office:value="15452.26" table:style-name="ce87">
            <text:p>15.452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849 Fact# 353237 <text:s/>Rec#: 6686 INGENIERIA PARA EL DESARROLLO ACURIO Y ASOCIADOS S.A.</text:p>
          </table:table-cell>
          <table:table-cell table:number-columns-repeated="3" table:style-name="ce1"/>
          <table:table-cell office:value-type="float" office:value="1.26" table:style-name="ce87">
            <text:p>1,26<text:s/></text:p>
          </table:table-cell>
          <table:table-cell table:style-name="ce1"/>
          <table:table-cell office:value-type="float" office:value="15453.52" table:style-name="ce87">
            <text:p>15.453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951 Fact# 353172 <text:s/>Rec#: 6689 GOMEZ ALCIVAR EDUARDO JOSE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15454.07" table:style-name="ce87">
            <text:p>15.454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91 Fact# 353265 <text:s/>Rec#: 6691 PRODUCTORA DE ALIMENTOS SALUDABLES Y CHOCOLATE PROCHOC S.A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5454.37" table:style-name="ce87">
            <text:p>15.454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9413 Fact# 353000 <text:s/>Rec#: 6693 DOLMEN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54.7" table:style-name="ce87">
            <text:p>15.454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8178 Fact# 353009 <text:s/>Rec#: 6694 LIFE FOOD PRODUCT ECUADOR LIFPRODEC S.A.</text:p>
          </table:table-cell>
          <table:table-cell table:number-columns-repeated="3" table:style-name="ce1"/>
          <table:table-cell office:value-type="float" office:value="1.38" table:style-name="ce87">
            <text:p>1,38<text:s/></text:p>
          </table:table-cell>
          <table:table-cell table:style-name="ce1"/>
          <table:table-cell office:value-type="float" office:value="15456.08" table:style-name="ce87">
            <text:p>15.456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65773 Fact# 353026 <text:s/>Rec#: 6695 COMPAÑIA VERDU S.A.</text:p>
          </table:table-cell>
          <table:table-cell table:number-columns-repeated="3" table:style-name="ce1"/>
          <table:table-cell office:value-type="float" office:value="1.26" table:style-name="ce87">
            <text:p>1,26<text:s/></text:p>
          </table:table-cell>
          <table:table-cell table:style-name="ce1"/>
          <table:table-cell office:value-type="float" office:value="15457.34" table:style-name="ce87">
            <text:p>15.45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5972 Fact# 353007 <text:s/>Rec#: 6696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5457.99" table:style-name="ce87">
            <text:p>15.457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013 Fact# 353119 <text:s/>Rec#: 6697 ECUADORIANSHIMP 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5458.07" table:style-name="ce87">
            <text:p>15.458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723 Fact# 353157 <text:s/>Rec#: 6698 FERRUX S.A.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15458.29" table:style-name="ce87">
            <text:p>15.458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4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664 Fact# 353115 <text:s/>Rec#: 6699 ANGLO ECUATORIANA DE GUAYAQUIL C A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5458.4" table:style-name="ce87">
            <text:p>15.458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8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0574 Fact# 353069 <text:s/>Rec#: 6700 PANATLANTIC LOGISTICS <text:s/>S.A.</text:p>
          </table:table-cell>
          <table:table-cell table:number-columns-repeated="3" table:style-name="ce1"/>
          <table:table-cell office:value-type="float" office:value="1.1100000000000001" table:style-name="ce87">
            <text:p>1,11<text:s/></text:p>
          </table:table-cell>
          <table:table-cell table:style-name="ce1"/>
          <table:table-cell office:value-type="float" office:value="15459.51" table:style-name="ce87">
            <text:p>15.459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08 Fact# 353109 <text:s/>Rec#: 6701 XERTICAEC S.A.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15460.96" table:style-name="ce87">
            <text:p>15.460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299 Fact# 353125 <text:s/>Rec#: 6703 BONELLY S.A.</text:p>
          </table:table-cell>
          <table:table-cell table:number-columns-repeated="3" table:style-name="ce1"/>
          <table:table-cell office:value-type="float" office:value="1.06" table:style-name="ce87">
            <text:p>1,06<text:s/></text:p>
          </table:table-cell>
          <table:table-cell table:style-name="ce1"/>
          <table:table-cell office:value-type="float" office:value="15462.02" table:style-name="ce87">
            <text:p>15.462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10 Fact# 353335 <text:s/>Rec#: 6705 IMPORT &amp; EXPORT BRAMBILLA CARRENO S.A. IMEXBRAMCAR<text:s/>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5462.16" table:style-name="ce87">
            <text:p>15.462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057 Fact# 353365 <text:s/>Rec#: 6707 INTEQUIN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5463.47" table:style-name="ce87">
            <text:p>15.463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7036 Fact# 353144 <text:s/>Rec#: 6708 AGRICOLA BANANERA ECUATORIANA - AGBE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5464.78" table:style-name="ce87">
            <text:p>15.464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85 Fact# 353025 <text:s/>Rec#: 6711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65.11" table:style-name="ce87">
            <text:p>15.46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81 Fact# 353072 <text:s/>Rec#: 6712 AFCO S.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5465.41" table:style-name="ce87">
            <text:p>15.465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7939 Fact# 353005 <text:s/>Rec#: 6714 CORPORACION VIVIENDAS DEL HOGAR DE CRISTO</text:p>
          </table:table-cell>
          <table:table-cell table:number-columns-repeated="3" table:style-name="ce1"/>
          <table:table-cell office:value-type="float" office:value="4" table:style-name="ce87">
            <text:p>4,00<text:s/></text:p>
          </table:table-cell>
          <table:table-cell table:style-name="ce1"/>
          <table:table-cell office:value-type="float" office:value="15469.41" table:style-name="ce87">
            <text:p>15.469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7940 Fact# 353006 <text:s/>Rec#: 6715 CORPORACION VIVIENDAS DEL HOGAR DE CRISTO</text:p>
          </table:table-cell>
          <table:table-cell table:number-columns-repeated="3" table:style-name="ce1"/>
          <table:table-cell office:value-type="float" office:value="3.48" table:style-name="ce87">
            <text:p>3,48<text:s/></text:p>
          </table:table-cell>
          <table:table-cell table:style-name="ce1"/>
          <table:table-cell office:value-type="float" office:value="15472.89" table:style-name="ce87">
            <text:p>15.47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885 Fact# 3794 <text:s/>Rec#: 6716 ACTICA TECH CIA.LTDA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15473.3" table:style-name="ce87">
            <text:p>15.473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2346 Fact# 353027 <text:s/>Rec#: 6717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73.63" table:style-name="ce87">
            <text:p>15.47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8786 Fact# 353014 <text:s/>Rec#: 6720 ACRUXZA C. 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5474.94" table:style-name="ce87">
            <text:p>15.474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9613 Fact# 353022 <text:s/>Rec#: 6722 PRODUCTOS DEL AGRO SYLVIA MARIA S.A. AGROSYLMA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15475.63" table:style-name="ce87">
            <text:p>15.475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8864 Fact# 353189 <text:s/>Rec#: 6724 COOPERATIVA DE TRANSPORTES LOJA<text:s/></text:p>
          </table:table-cell>
          <table:table-cell table:number-columns-repeated="3" table:style-name="ce1"/>
          <table:table-cell office:value-type="float" office:value="0.85" table:style-name="ce87">
            <text:p>0,85<text:s/></text:p>
          </table:table-cell>
          <table:table-cell table:style-name="ce1"/>
          <table:table-cell office:value-type="float" office:value="15476.48" table:style-name="ce87">
            <text:p>15.476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38 Fact# 352993 <text:s/>Rec#: 6733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5477.13" table:style-name="ce87">
            <text:p>15.477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7109 Fact# 352978 <text:s/>Rec#: 6762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477.46" table:style-name="ce87">
            <text:p>15.47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2197 Fact# 353077 <text:s/>Rec#: 6764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477.5" table:style-name="ce87">
            <text:p>15.477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665 Fact# 353116 <text:s/>Rec#: 6773 ANGLO ECUATORIANA DE GUAYAQUIL C A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15477.68" table:style-name="ce87">
            <text:p>15.477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7 Fact# 353150 <text:s/>Rec#: 6783 CAJAMARCA PROTECTIVE SERVICES C. LTDA. CAJAPROTSERV</text:p>
          </table:table-cell>
          <table:table-cell table:number-columns-repeated="3" table:style-name="ce1"/>
          <table:table-cell office:value-type="float" office:value="21.45" table:style-name="ce87">
            <text:p>21,45<text:s/></text:p>
          </table:table-cell>
          <table:table-cell table:style-name="ce1"/>
          <table:table-cell office:value-type="float" office:value="15499.13" table:style-name="ce87">
            <text:p>15.499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299 Fact# 353063 <text:s/>Rec#: 6786 WANHAI LINES ECUADOR S.A.</text:p>
          </table:table-cell>
          <table:table-cell table:number-columns-repeated="3" table:style-name="ce1"/>
          <table:table-cell office:value-type="float" office:value="1.44" table:style-name="ce87">
            <text:p>1,44<text:s/></text:p>
          </table:table-cell>
          <table:table-cell table:style-name="ce1"/>
          <table:table-cell office:value-type="float" office:value="15500.57" table:style-name="ce87">
            <text:p>15.500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2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5471 Fact# 353318 <text:s/>Rec#: 6814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5500.85" table:style-name="ce87">
            <text:p>15.500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97 Fact# 353336 <text:s/>Rec#: 6818 REPROLIMIT CIA.LTDA<text:s/>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5500.86" table:style-name="ce87">
            <text:p>15.500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142 Fact# 3808 <text:s/>Rec#: 6833 LIRA CORREA MARTIN ALFREDO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500.9" table:style-name="ce87">
            <text:p>15.50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736 Fact# 353270 <text:s/>Rec#: 6835 CENTO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500.94" table:style-name="ce87">
            <text:p>15.500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662 Fact# 353156 <text:s/>Rec#: 6837 DATA TOOLS S.A.</text:p>
          </table:table-cell>
          <table:table-cell table:number-columns-repeated="3" table:style-name="ce1"/>
          <table:table-cell office:value-type="float" office:value="2.73" table:style-name="ce87">
            <text:p>2,73<text:s/></text:p>
          </table:table-cell>
          <table:table-cell table:style-name="ce1"/>
          <table:table-cell office:value-type="float" office:value="15503.67" table:style-name="ce87">
            <text:p>15.503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46225 Fact# 352984 <text:s/>Rec#: 6838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5519.06" table:style-name="ce87">
            <text:p>15.519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10009 Fact# 353057 <text:s/>Rec#: 6842 INDUSTRIA COLOMBO ECUATORIANA DE CARROCERIAS CARCE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15519.38" table:style-name="ce87">
            <text:p>15.519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618 Fact# 353038 <text:s/>Rec#: 6843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519.71" table:style-name="ce87">
            <text:p>15.519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2619 Fact# 353039 <text:s/>Rec#: 6843 CESAR FERNANDO ARMAS CABRERA</text:p>
          </table:table-cell>
          <table:table-cell table:number-columns-repeated="3" table:style-name="ce1"/>
          <table:table-cell office:value-type="float" office:value="0.71" table:style-name="ce87">
            <text:p>0,71<text:s/></text:p>
          </table:table-cell>
          <table:table-cell table:style-name="ce1"/>
          <table:table-cell office:value-type="float" office:value="15520.42" table:style-name="ce87">
            <text:p>15.520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4929 Fact# 353001 <text:s/>Rec#: 6845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5521.4" table:style-name="ce87">
            <text:p>15.521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396 Fact# 353055 <text:s/>Rec#: 6850 CONSULTLMZ CIA. LTDA.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15521.96" table:style-name="ce87">
            <text:p>15.521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Fte 2% #7440 Fact# 353105 <text:s/>Rec#: 6854 SOCIEDAD DE HECHO SAMBAC</text:p>
          </table:table-cell>
          <table:table-cell table:number-columns-repeated="3" table:style-name="ce1"/>
          <table:table-cell office:value-type="float" office:value="0.93" table:style-name="ce87">
            <text:p>0,93<text:s/></text:p>
          </table:table-cell>
          <table:table-cell table:style-name="ce1"/>
          <table:table-cell office:value-type="float" office:value="15522.89" table:style-name="ce87">
            <text:p>15.52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3420 Fact# 353017 <text:s/>Rec#: 6661 COMPAÑIA SALUD PLENA S.A / PLENISALUD</text:p>
          </table:table-cell>
          <table:table-cell table:number-columns-repeated="3" table:style-name="ce1"/>
          <table:table-cell office:value-type="float" office:value="0.89" table:style-name="ce87">
            <text:p>0,89<text:s/></text:p>
          </table:table-cell>
          <table:table-cell table:style-name="ce1"/>
          <table:table-cell office:value-type="float" office:value="15523.78" table:style-name="ce87">
            <text:p>15.523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3421 Fact# 353028 <text:s/>Rec#: 6661 COMPAÑIA SALUD PLENA S.A / PLENISALUD</text:p>
          </table:table-cell>
          <table:table-cell table:number-columns-repeated="3" table:style-name="ce1"/>
          <table:table-cell office:value-type="float" office:value="0.7" table:style-name="ce87">
            <text:p>0,70<text:s/></text:p>
          </table:table-cell>
          <table:table-cell table:style-name="ce1"/>
          <table:table-cell office:value-type="float" office:value="15524.48" table:style-name="ce87">
            <text:p>15.524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3423 Fact# 353029 <text:s/>Rec#: 6661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524.81" table:style-name="ce87">
            <text:p>15.524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7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188 Fact# 353322 <text:s/>Rec#: 6663 ESJURHEC S.A.</text:p>
          </table:table-cell>
          <table:table-cell table:number-columns-repeated="3" table:style-name="ce1"/>
          <table:table-cell office:value-type="float" office:value="0.2" table:style-name="ce87">
            <text:p>0,20<text:s/></text:p>
          </table:table-cell>
          <table:table-cell table:style-name="ce1"/>
          <table:table-cell office:value-type="float" office:value="15525.01" table:style-name="ce87">
            <text:p>15.525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1315 Fact# 353180 <text:s/>Rec#: 6669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15525.84" table:style-name="ce87">
            <text:p>15.525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9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13258 Fact# 353034 <text:s/>Rec#: 6677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526.17" table:style-name="ce87">
            <text:p>15.526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9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3124 Fact# 353003 <text:s/>Rec#: 6719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526.5" table:style-name="ce87">
            <text:p>15.526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7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Fte 2% #109 Fact# 352989 <text:s/>Rec#: 6772 ACCOUNTSERVS S.A</text:p>
          </table:table-cell>
          <table:table-cell table:number-columns-repeated="3" table:style-name="ce1"/>
          <table:table-cell office:value-type="float" office:value="0.88" table:style-name="ce87">
            <text:p>0,88<text:s/></text:p>
          </table:table-cell>
          <table:table-cell table:style-name="ce1"/>
          <table:table-cell office:value-type="float" office:value="15527.38" table:style-name="ce87">
            <text:p>15.527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6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GASTOS BANCARIOS BCO PICHINCHA COMP RET #183576</text:p>
          </table:table-cell>
          <table:table-cell table:number-columns-repeated="3" table:style-name="ce1"/>
          <table:table-cell office:value-type="float" office:value="17.71" table:style-name="ce87">
            <text:p>17,71<text:s/></text:p>
          </table:table-cell>
          <table:table-cell table:style-name="ce1"/>
          <table:table-cell office:value-type="float" office:value="15545.09" table:style-name="ce87">
            <text:p>15.545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7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Bco Produbanco comp ret #90322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5545.16" table:style-name="ce87">
            <text:p>15.545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6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Ret Fte 2% #379 Fact# 353004 <text:s/>Rec#: 6706 COLEGIO INTERNACIONAL SEK ECUADOR S.A.</text:p>
          </table:table-cell>
          <table:table-cell table:number-columns-repeated="3" table:style-name="ce1"/>
          <table:table-cell office:value-type="float" office:value="0.61" table:style-name="ce87">
            <text:p>0,61<text:s/></text:p>
          </table:table-cell>
          <table:table-cell table:style-name="ce1"/>
          <table:table-cell office:value-type="float" office:value="15545.77" table:style-name="ce87">
            <text:p>15.545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5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GASTOS BANCARIOS BCO PICHINCHA COMP RET #183611</text:p>
          </table:table-cell>
          <table:table-cell table:number-columns-repeated="3" table:style-name="ce1"/>
          <table:table-cell office:value-type="float" office:value="0.49" table:style-name="ce87">
            <text:p>0,49<text:s/></text:p>
          </table:table-cell>
          <table:table-cell table:style-name="ce1"/>
          <table:table-cell office:value-type="float" office:value="15546.26" table:style-name="ce87">
            <text:p>15.546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177268 Fact# 353361 <text:s/>Rec#: 6682 TELCONET <text:s/>S.A.</text:p>
          </table:table-cell>
          <table:table-cell table:number-columns-repeated="3" table:style-name="ce1"/>
          <table:table-cell office:value-type="float" office:value="241.54" table:style-name="ce87">
            <text:p>241,54<text:s/></text:p>
          </table:table-cell>
          <table:table-cell table:style-name="ce1"/>
          <table:table-cell office:value-type="float" office:value="15787.8" table:style-name="ce87">
            <text:p>15.787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31728 Fact# 353152 <text:s/>Rec#: 6683 LAS FRAGANCIAS CIA. LTDA.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15788.38" table:style-name="ce87">
            <text:p>15.788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609 Fact# 353369 <text:s/>Rec#: 6684 AGROQUIMICOS DEL ECUADOR AGRODESA<text:s/>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15788.56" table:style-name="ce87">
            <text:p>15.788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0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36086 Fact# 353037 <text:s/>Rec#: 6687 ACERIA DEL ECUADOR CA ADELCA</text:p>
          </table:table-cell>
          <table:table-cell table:number-columns-repeated="3" table:style-name="ce1"/>
          <table:table-cell office:value-type="float" office:value="4.3099999999999996" table:style-name="ce87">
            <text:p>4,31<text:s/></text:p>
          </table:table-cell>
          <table:table-cell table:style-name="ce1"/>
          <table:table-cell office:value-type="float" office:value="15792.87" table:style-name="ce87">
            <text:p>15.792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1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17027 Fact# 760 <text:s/>Rec#: 6690 COMPAÑIA FARMACEUTICA VERA S.A. COFARVE</text:p>
          </table:table-cell>
          <table:table-cell table:number-columns-repeated="3" table:style-name="ce1"/>
          <table:table-cell office:value-type="float" office:value="2.4900000000000002" table:style-name="ce87">
            <text:p>2,49<text:s/></text:p>
          </table:table-cell>
          <table:table-cell table:style-name="ce1"/>
          <table:table-cell office:value-type="float" office:value="15795.36" table:style-name="ce87">
            <text:p>15.795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3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4246 Fact# 353181 <text:s/>Rec#: 6768 SOLUCIONES GLOBALES S.A GLOBFAST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5795.43" table:style-name="ce87">
            <text:p>15.795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9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Fte 2% #4245 Fact# 353182 <text:s/>Rec#: 6774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795.47" table:style-name="ce87">
            <text:p>15.795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4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GASTOS BANCARIOS BCO PICHINCHA COMP RET #183686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5795.51" table:style-name="ce87">
            <text:p>15.795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2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Ret Fte 2% #6491 Fact# 763 <text:s/>Rec#: 6702 CAMISERIA INGLESA CAMINGLESA C LTDA.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15796.06" table:style-name="ce87">
            <text:p>15.796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9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Ret Fte 2% #35527 Fact# 353012 <text:s/>Rec#: 6841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796.39" table:style-name="ce87">
            <text:p>15.796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9</text:p>
          </table:table-cell>
          <table:table-cell office:value-type="date" office:date-value="2021-02-10T00:00:00" table:style-name="ce88">
            <text:p>10-feb-21</text:p>
          </table:table-cell>
          <table:table-cell office:value-type="string" table:style-name="ce86">
            <text:p>Ret Fte 2% #14747 Fact# 352991 <text:s/>Rec#: 6784 LG ELECTRONICS PANAMA S.A</text:p>
          </table:table-cell>
          <table:table-cell table:number-columns-repeated="3" table:style-name="ce1"/>
          <table:table-cell office:value-type="float" office:value="1.67" table:style-name="ce87">
            <text:p>1,67<text:s/></text:p>
          </table:table-cell>
          <table:table-cell table:style-name="ce1"/>
          <table:table-cell office:value-type="float" office:value="15798.06" table:style-name="ce87">
            <text:p>15.798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9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Fte 2% #115428 Fact# 761 <text:s/>Rec#: 6709 F.V - AREA ANDINA S.A.</text:p>
          </table:table-cell>
          <table:table-cell table:number-columns-repeated="3" table:style-name="ce1"/>
          <table:table-cell office:value-type="float" office:value="1.1399999999999999" table:style-name="ce87">
            <text:p>1,14<text:s/></text:p>
          </table:table-cell>
          <table:table-cell table:style-name="ce1"/>
          <table:table-cell office:value-type="float" office:value="15799.2" table:style-name="ce87">
            <text:p>15.799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9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Fte 2% #115429 Fact# 762 <text:s/>Rec#: 6709 F.V - AREA ANDINA S.A.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15799.78" table:style-name="ce87">
            <text:p>15.799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3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Fte 2% #19649 Fact# 353042 <text:s/>Rec#: 6713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5799.84" table:style-name="ce87">
            <text:p>15.799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3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Fte 2% #175 Fact# 353019 <text:s/>Rec#: 6723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5800.17" table:style-name="ce87">
            <text:p>15.800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6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Ret Fte 2% #7 Fact# 353377 <text:s/>Rec#: 6731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15800.51" table:style-name="ce87">
            <text:p>15.800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7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Ret Fte 2% #8 Fact# 353378 <text:s/>Rec#: 6732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37" table:style-name="ce87">
            <text:p>0,37<text:s/></text:p>
          </table:table-cell>
          <table:table-cell table:style-name="ce1"/>
          <table:table-cell office:value-type="float" office:value="15800.88" table:style-name="ce87">
            <text:p>15.800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0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8 Fact# 353031 <text:s/>Rec#: 6725 TELCONET <text:s/>S.A.</text:p>
          </table:table-cell>
          <table:table-cell table:number-columns-repeated="3" table:style-name="ce1"/>
          <table:table-cell office:value-type="float" office:value="194.95" table:style-name="ce87">
            <text:p>194,95<text:s/></text:p>
          </table:table-cell>
          <table:table-cell table:style-name="ce1"/>
          <table:table-cell office:value-type="float" office:value="15995.83" table:style-name="ce87">
            <text:p>15.995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1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6 Fact# 353258 <text:s/>Rec#: 6726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5995.91" table:style-name="ce87">
            <text:p>15.995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2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9 Fact# 353363 <text:s/>Rec#: 6727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6192.34" table:style-name="ce87">
            <text:p>16.192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3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5 Fact# 3778 <text:s/>Rec#: 6728 TELCONET <text:s/>S.A.</text:p>
          </table:table-cell>
          <table:table-cell table:number-columns-repeated="3" table:style-name="ce1"/>
          <table:table-cell office:value-type="float" office:value="130.46" table:style-name="ce87">
            <text:p>130,46<text:s/></text:p>
          </table:table-cell>
          <table:table-cell table:style-name="ce1"/>
          <table:table-cell office:value-type="float" office:value="16322.8" table:style-name="ce87">
            <text:p>16.322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4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7 Fact# 353257 <text:s/>Rec#: 6729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6322.84" table:style-name="ce87">
            <text:p>16.322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5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Fte 2% #178164 Fact# 353362 <text:s/>Rec#: 6730 TELCONET <text:s/>S.A.</text:p>
          </table:table-cell>
          <table:table-cell table:number-columns-repeated="3" table:style-name="ce1"/>
          <table:table-cell office:value-type="float" office:value="265.45999999999998" table:style-name="ce87">
            <text:p>265,46<text:s/></text:p>
          </table:table-cell>
          <table:table-cell table:style-name="ce1"/>
          <table:table-cell office:value-type="float" office:value="16588.3" table:style-name="ce87">
            <text:p>16.588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4</text:p>
          </table:table-cell>
          <table:table-cell office:value-type="date" office:date-value="2021-02-21T00:00:00" table:style-name="ce88">
            <text:p>21-feb-21</text:p>
          </table:table-cell>
          <table:table-cell office:value-type="string" table:style-name="ce86">
            <text:p>Ret Fte 2% #11612 Fact# 354806 <text:s/>Rec#: 6759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6588.34" table:style-name="ce87">
            <text:p>16.588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4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Ret Fte 2% #178404 Fact# 353249 <text:s/>Rec#: 6734 TELCONET <text:s/>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6588.43" table:style-name="ce87">
            <text:p>16.588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1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Ret Fte 2% #395950 Fact# 351044 <text:s/>Rec#: 6832 CONSORCIO ECUATORIANO DE TELECOMUNICACIONES S.A. CONECEL</text:p>
          </table:table-cell>
          <table:table-cell table:number-columns-repeated="3" table:style-name="ce1"/>
          <table:table-cell office:value-type="float" office:value="6.39" table:style-name="ce87">
            <text:p>6,39<text:s/></text:p>
          </table:table-cell>
          <table:table-cell table:style-name="ce1"/>
          <table:table-cell office:value-type="float" office:value="16594.82" table:style-name="ce87">
            <text:p>16.594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3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Ret Fte 2% #872244 Fact# 352985 <text:s/>Rec#: 6834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6596.13" table:style-name="ce87">
            <text:p>16.596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8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Ret Fte 2% #184003 Fact# 353374 <text:s/>Rec#: 6829 OTECEL</text:p>
          </table:table-cell>
          <table:table-cell table:number-columns-repeated="3" table:style-name="ce1"/>
          <table:table-cell office:value-type="float" office:value="111.84" table:style-name="ce87">
            <text:p>111,84<text:s/></text:p>
          </table:table-cell>
          <table:table-cell table:style-name="ce1"/>
          <table:table-cell office:value-type="float" office:value="16707.97" table:style-name="ce87">
            <text:p>16.707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0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Ret Fte 2% #98147 Fact# 353376 <text:s/>Rec#: 6831 SERVICIOS DE TELECOMUNICACIONES SETEL S.A.</text:p>
          </table:table-cell>
          <table:table-cell table:number-columns-repeated="3" table:style-name="ce1"/>
          <table:table-cell office:value-type="float" office:value="7.33" table:style-name="ce87">
            <text:p>7,33<text:s/></text:p>
          </table:table-cell>
          <table:table-cell table:style-name="ce1"/>
          <table:table-cell office:value-type="float" office:value="16715.3" table:style-name="ce87">
            <text:p>16.715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63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Fte 2% #797 Fact# 353364 <text:s/>Rec#: 6757 INMOBILIARIA GALILEA-ECUADOR S.A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16715.759999999998" table:style-name="ce87">
            <text:p>16.715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1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Fte 2% #19889 Fact# 353372 <text:s/>Rec#: 6758 MEGADATOS S.A.</text:p>
          </table:table-cell>
          <table:table-cell table:number-columns-repeated="3" table:style-name="ce1"/>
          <table:table-cell office:value-type="float" office:value="131.88999999999999" table:style-name="ce87">
            <text:p>131,89<text:s/></text:p>
          </table:table-cell>
          <table:table-cell table:style-name="ce1"/>
          <table:table-cell office:value-type="float" office:value="16847.650000000001" table:style-name="ce87">
            <text:p>16.847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6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Fte 2% #29243 Fact# 353375 <text:s/>Rec#: 6761 Corporación Nacional de Telecomunicaciones-CNT EP</text:p>
          </table:table-cell>
          <table:table-cell table:number-columns-repeated="3" table:style-name="ce1"/>
          <table:table-cell office:value-type="float" office:value="145.62" table:style-name="ce87">
            <text:p>145,62<text:s/></text:p>
          </table:table-cell>
          <table:table-cell table:style-name="ce1"/>
          <table:table-cell office:value-type="float" office:value="16993.27" table:style-name="ce87">
            <text:p>16.993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5</text:p>
          </table:table-cell>
          <table:table-cell office:value-type="date" office:date-value="2021-02-26T00:00:00" table:style-name="ce88">
            <text:p>26-feb-21</text:p>
          </table:table-cell>
          <table:table-cell office:value-type="string" table:style-name="ce86">
            <text:p>Ret Fte 2% #29244 Fact# 353379 <text:s/>Rec#: 6760 Corporación Nacional de Telecomunicaciones-CNT EP</text:p>
          </table:table-cell>
          <table:table-cell table:number-columns-repeated="3" table:style-name="ce1"/>
          <table:table-cell office:value-type="float" office:value="21.49" table:style-name="ce87">
            <text:p>21,49<text:s/></text:p>
          </table:table-cell>
          <table:table-cell table:style-name="ce1"/>
          <table:table-cell office:value-type="float" office:value="17014.759999999998" table:style-name="ce87">
            <text:p>17.014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7</text:p>
          </table:table-cell>
          <table:table-cell office:value-type="date" office:date-value="2021-02-27T00:00:00" table:style-name="ce88">
            <text:p>27-feb-21</text:p>
          </table:table-cell>
          <table:table-cell office:value-type="string" table:style-name="ce86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table:number-columns-repeated="3" table:style-name="ce1"/>
          <table:table-cell office:value-type="float" office:value="35.33" table:style-name="ce87">
            <text:p>35,33<text:s/></text:p>
          </table:table-cell>
          <table:table-cell table:style-name="ce1"/>
          <table:table-cell office:value-type="float" office:value="17050.09" table:style-name="ce87">
            <text:p>17.050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9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Ret Fte 2% #7814 Fact# 353373 <text:s/>Rec#: 6830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57" table:style-name="ce87">
            <text:p>1,57<text:s/></text:p>
          </table:table-cell>
          <table:table-cell table:style-name="ce1"/>
          <table:table-cell office:value-type="float" office:value="17051.66" table:style-name="ce87">
            <text:p>17.051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7269 Fact# 355553 <text:s/>Rec#: 6765 AGRICOLA Y QUIMICA NACIONAL DEL COTOPAXI AGRONPAXI CIA. LTD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7051.95" table:style-name="ce87">
            <text:p>17.051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355 Fact# 355652 <text:s/>Rec#: 6766 AGROSIGAL SA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7052.93" table:style-name="ce87">
            <text:p>17.052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321 Fact# 355602 <text:s/>Rec#: 6769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17053.759999999998" table:style-name="ce87">
            <text:p>17.053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750 Fact# 355433 <text:s/>Rec#: 6770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7054.41" table:style-name="ce87">
            <text:p>17.054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717 Fact# 355427 <text:s/>Rec#: 6775 COMPAÑIA SALUD PLENA S.A / PLENISALUD</text:p>
          </table:table-cell>
          <table:table-cell table:number-columns-repeated="3" table:style-name="ce1"/>
          <table:table-cell office:value-type="float" office:value="0.96" table:style-name="ce87">
            <text:p>0,96<text:s/></text:p>
          </table:table-cell>
          <table:table-cell table:style-name="ce1"/>
          <table:table-cell office:value-type="float" office:value="17055.37" table:style-name="ce87">
            <text:p>17.055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718 Fact# 355439 <text:s/>Rec#: 6776 COMPAÑIA SALUD PLENA S.A / PLENISALUD</text:p>
          </table:table-cell>
          <table:table-cell table:number-columns-repeated="3" table:style-name="ce1"/>
          <table:table-cell office:value-type="float" office:value="1.02" table:style-name="ce87">
            <text:p>1,02<text:s/></text:p>
          </table:table-cell>
          <table:table-cell table:style-name="ce1"/>
          <table:table-cell office:value-type="float" office:value="17056.39" table:style-name="ce87">
            <text:p>17.056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719 Fact# 355440 <text:s/>Rec#: 6777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56.72" table:style-name="ce87">
            <text:p>17.056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638 Fact# 355726 <text:s/>Rec#: 6778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056.759999999998" table:style-name="ce87">
            <text:p>17.056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639 Fact# 355725 <text:s/>Rec#: 6779 AGROQUIMICOS DEL ECUADOR AGRODESA<text:s/>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7056.830000000002" table:style-name="ce87">
            <text:p>17.056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0831 Fact# 355544 <text:s/>Rec#: 6780 CALIZAS Y MINERALES CALMOSACORP CIA. LTDA.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7056.93" table:style-name="ce87">
            <text:p>17.056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061 Fact# 355390 <text:s/>Rec#: 6781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57.259999999998" table:style-name="ce87">
            <text:p>17.057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532 Fact# 355538 <text:s/>Rec#: 6782 CONSTRU-YA S.A.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7057.36" table:style-name="ce87">
            <text:p>17.057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7262 Fact# 355387 <text:s/>Rec#: 6785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57.689999999999" table:style-name="ce87">
            <text:p>17.057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97 Fact# 355758 <text:s/>Rec#: 6788 ESJURHEC S.A.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7057.830000000002" table:style-name="ce87">
            <text:p>17.057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353 Fact# 355473 <text:s/>Rec#: 6789 WANHAI LINES ECUADOR S.A.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17059.259999999998" table:style-name="ce87">
            <text:p>17.05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463 Fact# 355753 <text:s/>Rec#: 6790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7059.54" table:style-name="ce87">
            <text:p>17.059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50258 Fact# 355480 <text:s/>Rec#: 6791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7060.64" table:style-name="ce87">
            <text:p>17.060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347 Fact# 355562 <text:s/>Rec#: 6792 CIPORT &amp; TECNAC CIPTE C.L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7060.71" table:style-name="ce87">
            <text:p>17.060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029 Fact# 355618 <text:s/>Rec#: 6794 CHIM-TINTAS S.A.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17060.919999999998" table:style-name="ce87">
            <text:p>17.060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010 Fact# 355594 <text:s/>Rec#: 6795 GOMEZ ALCIVAR EDUARDO JOSE</text:p>
          </table:table-cell>
          <table:table-cell table:number-columns-repeated="3" table:style-name="ce1"/>
          <table:table-cell office:value-type="float" office:value="0.59" table:style-name="ce87">
            <text:p>0,59<text:s/></text:p>
          </table:table-cell>
          <table:table-cell table:style-name="ce1"/>
          <table:table-cell office:value-type="float" office:value="17061.509999999998" table:style-name="ce87">
            <text:p>17.061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403 Fact# 355396 <text:s/>Rec#: 6796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7063.14" table:style-name="ce87">
            <text:p>17.063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6224 Fact# 355485 <text:s/>Rec#: 6797 FUDRIVER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7063.16" table:style-name="ce87">
            <text:p>17.063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8846 Fact# 355424 <text:s/>Rec#: 6798 ACRUXZA C. A.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17064.61" table:style-name="ce87">
            <text:p>17.064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253 Fact# 355406 <text:s/>Rec#: 6799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64.939999999999" table:style-name="ce87">
            <text:p>17.064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66314 Fact# 355437 <text:s/>Rec#: 6800 COMPAÑIA VERDU S.A.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17066.73" table:style-name="ce87">
            <text:p>17.066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121 Fact# 355428 <text:s/>Rec#: 6802 INTEQUIN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7068.04" table:style-name="ce87">
            <text:p>17.068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0586 Fact# 355472 <text:s/>Rec#: 6803 ADITIVOS Y ALIMENTOS S.A. ADILISA</text:p>
          </table:table-cell>
          <table:table-cell table:number-columns-repeated="3" table:style-name="ce1"/>
          <table:table-cell office:value-type="float" office:value="1.05" table:style-name="ce87">
            <text:p>1,05<text:s/></text:p>
          </table:table-cell>
          <table:table-cell table:style-name="ce1"/>
          <table:table-cell office:value-type="float" office:value="17069.09" table:style-name="ce87">
            <text:p>17.06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7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3707 Fact# 355756 <text:s/>Rec#: 6804 LINEAS AEREAS NACIONALES ECUADOR S.A. LAN ECUADOR</text:p>
          </table:table-cell>
          <table:table-cell table:number-columns-repeated="3" table:style-name="ce1"/>
          <table:table-cell office:value-type="float" office:value="0.93" table:style-name="ce87">
            <text:p>0,93<text:s/></text:p>
          </table:table-cell>
          <table:table-cell table:style-name="ce1"/>
          <table:table-cell office:value-type="float" office:value="17070.02" table:style-name="ce87">
            <text:p>17.070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4956 Fact# 355411 <text:s/>Rec#: 6805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7071" table:style-name="ce87">
            <text:p>17.071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39 Fact# 355523 <text:s/>Rec#: 6806 XERTICAEC S.A.</text:p>
          </table:table-cell>
          <table:table-cell table:number-columns-repeated="3" table:style-name="ce1"/>
          <table:table-cell office:value-type="float" office:value="1.55" table:style-name="ce87">
            <text:p>1,55<text:s/></text:p>
          </table:table-cell>
          <table:table-cell table:style-name="ce1"/>
          <table:table-cell office:value-type="float" office:value="17072.55" table:style-name="ce87">
            <text:p>17.072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78 Fact# 355430 <text:s/>Rec#: 6808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72.88" table:style-name="ce87">
            <text:p>17.072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0091 Fact# 355664 <text:s/>Rec#: 6809 INGENIERIA PARA EL DESARROLLO ACURIO Y ASOCIADOS S.A.</text:p>
          </table:table-cell>
          <table:table-cell table:number-columns-repeated="3" table:style-name="ce1"/>
          <table:table-cell office:value-type="float" office:value="1.8" table:style-name="ce87">
            <text:p>1,80<text:s/></text:p>
          </table:table-cell>
          <table:table-cell table:style-name="ce1"/>
          <table:table-cell office:value-type="float" office:value="17074.68" table:style-name="ce87">
            <text:p>17.074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0010 Fact# 355612 <text:s/>Rec#: 6810 PAYLESS SHOESOURCE ECUADOR CIA. LTDA.</text:p>
          </table:table-cell>
          <table:table-cell table:number-columns-repeated="3" table:style-name="ce1"/>
          <table:table-cell office:value-type="float" office:value="1.04" table:style-name="ce87">
            <text:p>1,04<text:s/></text:p>
          </table:table-cell>
          <table:table-cell table:style-name="ce1"/>
          <table:table-cell office:value-type="float" office:value="17075.72" table:style-name="ce87">
            <text:p>17.075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34 Fact# 355692 <text:s/>Rec#: 6811 PRODUCTORA DE ALIMENTOS SALUDABLES Y CHOCOLATE PROCHOC S.A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7076.02" table:style-name="ce87">
            <text:p>17.076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6572 Fact# 355417 <text:s/>Rec#: 6812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7076.669999999998" table:style-name="ce87">
            <text:p>17.076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13 Fact# 355398 <text:s/>Rec#: 6815 ACCOUNTSERVS S.A</text:p>
          </table:table-cell>
          <table:table-cell table:number-columns-repeated="3" table:style-name="ce1"/>
          <table:table-cell office:value-type="float" office:value="0.67" table:style-name="ce87">
            <text:p>0,67<text:s/></text:p>
          </table:table-cell>
          <table:table-cell table:style-name="ce1"/>
          <table:table-cell office:value-type="float" office:value="17077.34" table:style-name="ce87">
            <text:p>17.07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50 Fact# 355403 <text:s/>Rec#: 6816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7077.990000000002" table:style-name="ce87">
            <text:p>17.077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783 Fact# 355551 <text:s/>Rec#: 6817 WINSTOCORP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7078.04" table:style-name="ce87">
            <text:p>17.078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245 Fact# 355536 <text:s/>Rec#: 6821 ECUADORIANSHIM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7078.11" table:style-name="ce87">
            <text:p>17.078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8739 Fact# 355419 <text:s/>Rec#: 6822 LIFE FOOD PRODUCT ECUADOR LIFPRODEC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7079.419999999998" table:style-name="ce87">
            <text:p>17.079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309 Fact# 355543 <text:s/>Rec#: 6825 BONELLY S.A.</text:p>
          </table:table-cell>
          <table:table-cell table:number-columns-repeated="3" table:style-name="ce1"/>
          <table:table-cell office:value-type="float" office:value="1.02" table:style-name="ce87">
            <text:p>1,02<text:s/></text:p>
          </table:table-cell>
          <table:table-cell table:style-name="ce1"/>
          <table:table-cell office:value-type="float" office:value="17080.439999999999" table:style-name="ce87">
            <text:p>17.080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241 Fact# 355413 <text:s/>Rec#: 6826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80.77" table:style-name="ce87">
            <text:p>17.080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945 Fact# 4002 <text:s/>Rec#: 6827 ACTICA TECH CIA.LTDA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7081.060000000001" table:style-name="ce87">
            <text:p>17.081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8136 Fact# 355415 <text:s/>Rec#: 6828 CORPORACION VIVIENDAS DEL HOGAR DE CRISTO</text:p>
          </table:table-cell>
          <table:table-cell table:number-columns-repeated="3" table:style-name="ce1"/>
          <table:table-cell office:value-type="float" office:value="4.26" table:style-name="ce87">
            <text:p>4,26<text:s/></text:p>
          </table:table-cell>
          <table:table-cell table:style-name="ce1"/>
          <table:table-cell office:value-type="float" office:value="17085.32" table:style-name="ce87">
            <text:p>17.085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8137 Fact# 355416 <text:s/>Rec#: 6828 CORPORACION VIVIENDAS DEL HOGAR DE CRISTO</text:p>
          </table:table-cell>
          <table:table-cell table:number-columns-repeated="3" table:style-name="ce1"/>
          <table:table-cell office:value-type="float" office:value="3.45" table:style-name="ce87">
            <text:p>3,45<text:s/></text:p>
          </table:table-cell>
          <table:table-cell table:style-name="ce1"/>
          <table:table-cell office:value-type="float" office:value="17088.77" table:style-name="ce87">
            <text:p>17.088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784 Fact# 355552 <text:s/>Rec#: 6840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088.810000000001" table:style-name="ce87">
            <text:p>17.088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727 Fact# 355450 <text:s/>Rec#: 6844 CESAR FERNANDO ARMAS CABRERA</text:p>
          </table:table-cell>
          <table:table-cell table:number-columns-repeated="3" table:style-name="ce1"/>
          <table:table-cell office:value-type="float" office:value="0.72" table:style-name="ce87">
            <text:p>0,72<text:s/></text:p>
          </table:table-cell>
          <table:table-cell table:style-name="ce1"/>
          <table:table-cell office:value-type="float" office:value="17089.53" table:style-name="ce87">
            <text:p>17.089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726 Fact# 355449 <text:s/>Rec#: 6844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89.86" table:style-name="ce87">
            <text:p>17.089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2725 Fact# 355587 <text:s/>Rec#: 6844 CESAR FERNANDO ARMAS CABRERA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7090.16" table:style-name="ce87">
            <text:p>17.090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8970 Fact# 355611 <text:s/>Rec#: 6847 COOPERATIVA DE TRANSPORTES LOJA<text:s/>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17090.849999999999" table:style-name="ce87">
            <text:p>17.090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2482 Fact# 355438 <text:s/>Rec#: 6848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91.18" table:style-name="ce87">
            <text:p>17.091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07 Fact# 355465 <text:s/>Rec#: 6849 CONSULTLMZ CIA. LTDA.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17091.740000000002" table:style-name="ce87">
            <text:p>17.09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7876 Fact# 355564 <text:s/>Rec#: 6852 AGRICOLA BANANERA ECUATORIANA - AGBE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17092.73" table:style-name="ce87">
            <text:p>17.092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85 Fact# 355483 <text:s/>Rec#: 6855 AFCO S.A.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17093.07" table:style-name="ce87">
            <text:p>17.093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982 Fact# 355578 <text:s/>Rec#: 6857 FERRUX S.A.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17093.3" table:style-name="ce87">
            <text:p>17.093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3368 Fact# 355445 <text:s/>Rec#: 6858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093.63" table:style-name="ce87">
            <text:p>17.09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015 Fact# 355426 <text:s/>Rec#: 6868 GRANITECSA S.A</text:p>
          </table:table-cell>
          <table:table-cell table:number-columns-repeated="3" table:style-name="ce1"/>
          <table:table-cell office:value-type="float" office:value="0.88" table:style-name="ce87">
            <text:p>0,88<text:s/></text:p>
          </table:table-cell>
          <table:table-cell table:style-name="ce1"/>
          <table:table-cell office:value-type="float" office:value="17094.509999999998" table:style-name="ce87">
            <text:p>17.094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860 Fact# 355530 <text:s/>Rec#: 6879 ANGLO ECUATORIANA DE GUAYAQUIL C A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7094.68" table:style-name="ce87">
            <text:p>17.094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5859 Fact# 355529 <text:s/>Rec#: 6880 ANGLO ECUATORIANA DE GUAYAQUIL C A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17094.87" table:style-name="ce87">
            <text:p>17.094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78 Fact# 355570 <text:s/>Rec#: 6886 CAJAMARCA PROTECTIVE SERVICES C. LTDA. CAJAPROTSERV</text:p>
          </table:table-cell>
          <table:table-cell table:number-columns-repeated="3" table:style-name="ce1"/>
          <table:table-cell office:value-type="float" office:value="25.39" table:style-name="ce87">
            <text:p>25,39<text:s/></text:p>
          </table:table-cell>
          <table:table-cell table:style-name="ce1"/>
          <table:table-cell office:value-type="float" office:value="17120.259999999998" table:style-name="ce87">
            <text:p>17.120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2236 Fact# 355489 <text:s/>Rec#: 6899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120.3" table:style-name="ce87">
            <text:p>17.120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30 Fact# 355772 <text:s/>Rec#: 6819 REPROLIMIT CIA.LTDA<text:s/>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7120.37" table:style-name="ce87">
            <text:p>17.120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6962 Fact# 355393 <text:s/>Rec#: 6926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7135.759999999998" table:style-name="ce87">
            <text:p>17.135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9474 Fact# 355410 <text:s/>Rec#: 6927 DOLMEN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136.09" table:style-name="ce87">
            <text:p>17.136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553 Fact# 355397 <text:s/>Rec#: 6929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7137.72" table:style-name="ce87">
            <text:p>17.137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741 Fact# 355697 <text:s/>Rec#: 6930 CENTO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137.759999999998" table:style-name="ce87">
            <text:p>17.137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3741 Fact# 355577 <text:s/>Rec#: 6931 DATA TOOLS S.A.</text:p>
          </table:table-cell>
          <table:table-cell table:number-columns-repeated="3" table:style-name="ce1"/>
          <table:table-cell office:value-type="float" office:value="2.92" table:style-name="ce87">
            <text:p>2,92<text:s/></text:p>
          </table:table-cell>
          <table:table-cell table:style-name="ce1"/>
          <table:table-cell office:value-type="float" office:value="17140.68" table:style-name="ce87">
            <text:p>17.140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4275 Fact# 4017 <text:s/>Rec#: 6933 LIRA CORREA MARTIN ALFREDO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7140.73" table:style-name="ce87">
            <text:p>17.14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7603 Fact# 355518 <text:s/>Rec#: 6934 SOCIEDAD DE HECHO SAMBAC</text:p>
          </table:table-cell>
          <table:table-cell table:number-columns-repeated="3" table:style-name="ce1"/>
          <table:table-cell office:value-type="float" office:value="0.9" table:style-name="ce87">
            <text:p>0,90<text:s/></text:p>
          </table:table-cell>
          <table:table-cell table:style-name="ce1"/>
          <table:table-cell office:value-type="float" office:value="17141.63" table:style-name="ce87">
            <text:p>17.141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885 Fact# 355720 <text:s/>Rec#: 6959 TOPFOOD CIA. LTD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7141.68" table:style-name="ce87">
            <text:p>17.141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Fte 2% #1884 Fact# 355719 <text:s/>Rec#: 6959 TOPFOOD CIA. LTDA.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17141.900000000001" table:style-name="ce87">
            <text:p>17.141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2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Fte 2% #798 Fact# 355531 <text:s/>Rec#: 6767 INMOBILIARIA GALILEA-ECUADOR S.A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17142.560000000001" table:style-name="ce87">
            <text:p>17.142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6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Fte 2% #32121 Fact# 355572 <text:s/>Rec#: 6771 LAS FRAGANCIAS CIA. LTDA.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17143.02" table:style-name="ce87">
            <text:p>17.143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0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Fte 2% #121 Fact# 355436 <text:s/>Rec#: 6864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143.349999999999" table:style-name="ce87">
            <text:p>17.143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3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Ret Fte 2% #74051 Fact# 355619 <text:s/>Rec#: 6920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7143.63" table:style-name="ce87">
            <text:p>17.14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1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GASTOS BANCARIOS BCO PICHINCHA COMP RET #185078</text:p>
          </table:table-cell>
          <table:table-cell table:number-columns-repeated="3" table:style-name="ce1"/>
          <table:table-cell office:value-type="float" office:value="17.28" table:style-name="ce87">
            <text:p>17,28<text:s/></text:p>
          </table:table-cell>
          <table:table-cell table:style-name="ce1"/>
          <table:table-cell office:value-type="float" office:value="17160.91" table:style-name="ce87">
            <text:p>17.160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8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Fte 2% #36414 Fact# 355448 <text:s/>Rec#: 6793 ACERIA DEL ECUADOR CA ADELCA</text:p>
          </table:table-cell>
          <table:table-cell table:number-columns-repeated="3" table:style-name="ce1"/>
          <table:table-cell office:value-type="float" office:value="4.24" table:style-name="ce87">
            <text:p>4,24<text:s/></text:p>
          </table:table-cell>
          <table:table-cell table:style-name="ce1"/>
          <table:table-cell office:value-type="float" office:value="17165.150000000001" table:style-name="ce87">
            <text:p>17.165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3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Fte 2% #252 Fact# 355744 <text:s/>Rec#: 6859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17165.47" table:style-name="ce87">
            <text:p>17.165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8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Fte 2% #443 Fact# 355414 <text:s/>Rec#: 6889 COLEGIO INTERNACIONAL SEK ECUADOR S.A.</text:p>
          </table:table-cell>
          <table:table-cell table:number-columns-repeated="3" table:style-name="ce1"/>
          <table:table-cell office:value-type="float" office:value="0.88" table:style-name="ce87">
            <text:p>0,88<text:s/></text:p>
          </table:table-cell>
          <table:table-cell table:style-name="ce1"/>
          <table:table-cell office:value-type="float" office:value="17166.349999999999" table:style-name="ce87">
            <text:p>17.166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0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GASTOS BANCARIOS BCO PICHINCHA COMP RET #185161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17166.599999999999" table:style-name="ce87">
            <text:p>17.166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1</text:p>
          </table:table-cell>
          <table:table-cell office:value-type="date" office:date-value="2021-03-05T00:00:00" table:style-name="ce88">
            <text:p>05-mar-21</text:p>
          </table:table-cell>
          <table:table-cell office:value-type="string" table:style-name="ce86">
            <text:p>Ret Fte 2% #17410 Fact# 765 <text:s/>Rec#: 6801 COMPAÑIA FARMACEUTICA VERA S.A. COFARVE</text:p>
          </table:table-cell>
          <table:table-cell table:number-columns-repeated="3" table:style-name="ce1"/>
          <table:table-cell office:value-type="float" office:value="2.4700000000000002" table:style-name="ce87">
            <text:p>2,47<text:s/></text:p>
          </table:table-cell>
          <table:table-cell table:style-name="ce1"/>
          <table:table-cell office:value-type="float" office:value="17169.07" table:style-name="ce87">
            <text:p>17.169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0</text:p>
          </table:table-cell>
          <table:table-cell office:value-type="date" office:date-value="2021-03-05T00:00:00" table:style-name="ce88">
            <text:p>05-mar-21</text:p>
          </table:table-cell>
          <table:table-cell office:value-type="string" table:style-name="ce86">
            <text:p>Ret Fte 2% #36091 Fact# 355422 <text:s/>Rec#: 6936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7169.400000000001" table:style-name="ce87">
            <text:p>17.169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8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Ret Fte 2% #6576 Fact# 768 <text:s/>Rec#: 6813 CAMISERIA INGLESA CAMINGLESA C LTDA.</text:p>
          </table:table-cell>
          <table:table-cell table:number-columns-repeated="3" table:style-name="ce1"/>
          <table:table-cell office:value-type="float" office:value="0.47" table:style-name="ce87">
            <text:p>0,47<text:s/></text:p>
          </table:table-cell>
          <table:table-cell table:style-name="ce1"/>
          <table:table-cell office:value-type="float" office:value="17169.87" table:style-name="ce87">
            <text:p>17.16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2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Ret Fte 2% #19959 Fact# 355453 <text:s/>Rec#: 6823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7169.89" table:style-name="ce87">
            <text:p>17.169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3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Ret Fte 2% #19958 Fact# 355546 <text:s/>Rec#: 6824 MEGADATOS S.A.</text:p>
          </table:table-cell>
          <table:table-cell table:number-columns-repeated="3" table:style-name="ce1"/>
          <table:table-cell office:value-type="float" office:value="194.94" table:style-name="ce87">
            <text:p>194,94<text:s/></text:p>
          </table:table-cell>
          <table:table-cell table:style-name="ce1"/>
          <table:table-cell office:value-type="float" office:value="17364.830000000002" table:style-name="ce87">
            <text:p>17.364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9</text:p>
          </table:table-cell>
          <table:table-cell office:value-type="date" office:date-value="2021-03-10T00:00:00" table:style-name="ce88">
            <text:p>10-mar-21</text:p>
          </table:table-cell>
          <table:table-cell office:value-type="string" table:style-name="ce86">
            <text:p>Ret Fte 2% #10230 Fact# 355467 <text:s/>Rec#: 6935 INDUSTRIA COLOMBO ECUATORIANA DE CARROCERIAS CARCE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17365.22" table:style-name="ce87">
            <text:p>17.365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7</text:p>
          </table:table-cell>
          <table:table-cell office:value-type="date" office:date-value="2021-03-11T00:00:00" table:style-name="ce88">
            <text:p>11-mar-21</text:p>
          </table:table-cell>
          <table:table-cell office:value-type="string" table:style-name="ce86">
            <text:p>Ret Fte 2% #117465 Fact# 767 <text:s/>Rec#: 6839 F.V - AREA ANDINA S.A.</text:p>
          </table:table-cell>
          <table:table-cell table:number-columns-repeated="3" table:style-name="ce1"/>
          <table:table-cell office:value-type="float" office:value="0.59" table:style-name="ce87">
            <text:p>0,59<text:s/></text:p>
          </table:table-cell>
          <table:table-cell table:style-name="ce1"/>
          <table:table-cell office:value-type="float" office:value="17365.810000000001" table:style-name="ce87">
            <text:p>17.365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4</text:p>
          </table:table-cell>
          <table:table-cell office:value-type="date" office:date-value="2021-03-12T00:00:00" table:style-name="ce88">
            <text:p>12-mar-21</text:p>
          </table:table-cell>
          <table:table-cell office:value-type="string" table:style-name="ce86">
            <text:p>Ret Fte 2% #180562 Fact# 355379 <text:s/>Rec#: 6846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7562.240000000002" table:style-name="ce87">
            <text:p>17.562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9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Fte 2% #14876 Fact# 355401 <text:s/>Rec#: 6851 LG ELECTRONICS PANAMA S.A</text:p>
          </table:table-cell>
          <table:table-cell table:number-columns-repeated="3" table:style-name="ce1"/>
          <table:table-cell office:value-type="float" office:value="1.81" table:style-name="ce87">
            <text:p>1,81<text:s/></text:p>
          </table:table-cell>
          <table:table-cell table:style-name="ce1"/>
          <table:table-cell office:value-type="float" office:value="17564.05" table:style-name="ce87">
            <text:p>17.564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1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Fte 2% #117820 Fact# 766 <text:s/>Rec#: 6853 F.V - AREA ANDINA S.A.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17565.18" table:style-name="ce87">
            <text:p>17.565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2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Fte 2% #872654 Fact# 355394 <text:s/>Rec#: 6928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7566.490000000002" table:style-name="ce87">
            <text:p>17.566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6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Ret Fte 2% #402772 Fact# 353382 <text:s/>Rec#: 6941 CONSORCIO ECUATORIANO DE TELECOMUNICACIONES S.A. CONECEL</text:p>
          </table:table-cell>
          <table:table-cell table:number-columns-repeated="3" table:style-name="ce1"/>
          <table:table-cell office:value-type="float" office:value="4.91" table:style-name="ce87">
            <text:p>4,91<text:s/></text:p>
          </table:table-cell>
          <table:table-cell table:style-name="ce1"/>
          <table:table-cell office:value-type="float" office:value="17571.400000000001" table:style-name="ce87">
            <text:p>17.571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8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Ret Fte 2% #7869 Fact# 355806 <text:s/>Rec#: 6943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2" table:style-name="ce87">
            <text:p>1,20<text:s/></text:p>
          </table:table-cell>
          <table:table-cell table:style-name="ce1"/>
          <table:table-cell office:value-type="float" office:value="17572.599999999999" table:style-name="ce87">
            <text:p>17.572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5</text:p>
          </table:table-cell>
          <table:table-cell office:value-type="date" office:date-value="2021-03-21T00:00:00" table:style-name="ce88">
            <text:p>21-mar-21</text:p>
          </table:table-cell>
          <table:table-cell office:value-type="string" table:style-name="ce86">
            <text:p>Ret Fte 2% #11904 Fact# 357205 <text:s/>Rec#: 6869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572.64" table:style-name="ce87">
            <text:p>17.572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6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181488 Fact# 355676 <text:s/>Rec#: 6860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7572.72" table:style-name="ce87">
            <text:p>17.572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7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181484 Fact# 355804 <text:s/>Rec#: 6861 TELCONET <text:s/>S.A.</text:p>
          </table:table-cell>
          <table:table-cell table:number-columns-repeated="3" table:style-name="ce1"/>
          <table:table-cell office:value-type="float" office:value="269.11" table:style-name="ce87">
            <text:p>269,11<text:s/></text:p>
          </table:table-cell>
          <table:table-cell table:style-name="ce1"/>
          <table:table-cell office:value-type="float" office:value="17841.830000000002" table:style-name="ce87">
            <text:p>17.841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8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181487 Fact# 355684 <text:s/>Rec#: 6862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7841.87" table:style-name="ce87">
            <text:p>17.841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9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181486 Fact# 355685 <text:s/>Rec#: 6863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7841.95" table:style-name="ce87">
            <text:p>17.841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1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181485 Fact# 3986 <text:s/>Rec#: 6865 TELCONET <text:s/>S.A.</text:p>
          </table:table-cell>
          <table:table-cell table:number-columns-repeated="3" table:style-name="ce1"/>
          <table:table-cell office:value-type="float" office:value="332.89" table:style-name="ce87">
            <text:p>332,89<text:s/></text:p>
          </table:table-cell>
          <table:table-cell table:style-name="ce1"/>
          <table:table-cell office:value-type="float" office:value="18174.84" table:style-name="ce87">
            <text:p>18.174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5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Fte 2% #403329 Fact# 353381 <text:s/>Rec#: 6940 CONSORCIO ECUATORIANO DE TELECOMUNICACIONES S.A. CONECEL</text:p>
          </table:table-cell>
          <table:table-cell table:number-columns-repeated="3" table:style-name="ce1"/>
          <table:table-cell office:value-type="float" office:value="161.26" table:style-name="ce87">
            <text:p>161,26<text:s/></text:p>
          </table:table-cell>
          <table:table-cell table:style-name="ce1"/>
          <table:table-cell office:value-type="float" office:value="18336.099999999999" table:style-name="ce87">
            <text:p>18.336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7</text:p>
          </table:table-cell>
          <table:table-cell office:value-type="date" office:date-value="2021-03-24T00:00:00" table:style-name="ce88">
            <text:p>24-mar-21</text:p>
          </table:table-cell>
          <table:table-cell office:value-type="string" table:style-name="ce86">
            <text:p>Ret Fte 2% #185292 Fact# 355811 <text:s/>Rec#: 6942 OTECEL</text:p>
          </table:table-cell>
          <table:table-cell table:number-columns-repeated="3" table:style-name="ce1"/>
          <table:table-cell office:value-type="float" office:value="100.52" table:style-name="ce87">
            <text:p>100,52<text:s/></text:p>
          </table:table-cell>
          <table:table-cell table:style-name="ce1"/>
          <table:table-cell office:value-type="float" office:value="18436.62" table:style-name="ce87">
            <text:p>18.436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9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Ret Fte 2% #99575 Fact# 355812 <text:s/>Rec#: 6944 SERVICIOS DE TELECOMUNICACIONES SETEL S.A.</text:p>
          </table:table-cell>
          <table:table-cell table:number-columns-repeated="3" table:style-name="ce1"/>
          <table:table-cell office:value-type="float" office:value="6.33" table:style-name="ce87">
            <text:p>6,33<text:s/></text:p>
          </table:table-cell>
          <table:table-cell table:style-name="ce1"/>
          <table:table-cell office:value-type="float" office:value="18442.95" table:style-name="ce87">
            <text:p>18.442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3</text:p>
          </table:table-cell>
          <table:table-cell office:value-type="date" office:date-value="2021-03-26T00:00:00" table:style-name="ce88">
            <text:p>26-mar-21</text:p>
          </table:table-cell>
          <table:table-cell office:value-type="string" table:style-name="ce86">
            <text:p>Ret Fte 2% #181888 Fact# 357842 <text:s/>Rec#: 6867 TELCONET <text:s/>S.A.</text:p>
          </table:table-cell>
          <table:table-cell table:number-columns-repeated="3" table:style-name="ce1"/>
          <table:table-cell office:value-type="float" office:value="378.83" table:style-name="ce87">
            <text:p>378,83<text:s/></text:p>
          </table:table-cell>
          <table:table-cell table:style-name="ce1"/>
          <table:table-cell office:value-type="float" office:value="18821.78" table:style-name="ce87">
            <text:p>18.821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4</text:p>
          </table:table-cell>
          <table:table-cell office:value-type="date" office:date-value="2021-03-30T00:00:00" table:style-name="ce88">
            <text:p>30-mar-21</text:p>
          </table:table-cell>
          <table:table-cell office:value-type="string" table:style-name="ce86">
            <text:p>Ret Fte 2% #407373 Fact# 355815 <text:s/>Rec#: 6939 CONSORCIO ECUATORIANO DE TELECOMUNICACIONES S.A. CONECEL</text:p>
          </table:table-cell>
          <table:table-cell table:number-columns-repeated="3" table:style-name="ce1"/>
          <table:table-cell office:value-type="float" office:value="142.63999999999999" table:style-name="ce87">
            <text:p>142,64<text:s/></text:p>
          </table:table-cell>
          <table:table-cell table:style-name="ce1"/>
          <table:table-cell office:value-type="float" office:value="18964.419999999998" table:style-name="ce87">
            <text:p>18.964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7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Ret Fte 2% #29815 Fact# 355808 <text:s/>Rec#: 6871 Corporación Nacional de Telecomunicaciones-CNT EP</text:p>
          </table:table-cell>
          <table:table-cell table:number-columns-repeated="3" table:style-name="ce1"/>
          <table:table-cell office:value-type="float" office:value="17.96" table:style-name="ce87">
            <text:p>17,96<text:s/></text:p>
          </table:table-cell>
          <table:table-cell table:style-name="ce1"/>
          <table:table-cell office:value-type="float" office:value="18982.38" table:style-name="ce87">
            <text:p>18.982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8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Ret Fte 2% #29816 Fact# 355809 <text:s/>Rec#: 6872 Corporación Nacional de Telecomunicaciones-CNT EP</text:p>
          </table:table-cell>
          <table:table-cell table:number-columns-repeated="3" table:style-name="ce1"/>
          <table:table-cell office:value-type="float" office:value="127.69" table:style-name="ce87">
            <text:p>127,69<text:s/></text:p>
          </table:table-cell>
          <table:table-cell table:style-name="ce1"/>
          <table:table-cell office:value-type="float" office:value="19110.07" table:style-name="ce87">
            <text:p>19.110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2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table:number-columns-repeated="3" table:style-name="ce1"/>
          <table:table-cell office:value-type="float" office:value="39.799999999999997" table:style-name="ce87">
            <text:p>39,80<text:s/></text:p>
          </table:table-cell>
          <table:table-cell table:style-name="ce1"/>
          <table:table-cell office:value-type="float" office:value="19149.87" table:style-name="ce87">
            <text:p>19.14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6960 Fact# 357903 <text:s/>Rec#: 6873 COMPAÑIA VERDU S.A.</text:p>
          </table:table-cell>
          <table:table-cell table:number-columns-repeated="3" table:style-name="ce1"/>
          <table:table-cell office:value-type="float" office:value="1.86" table:style-name="ce87">
            <text:p>1,86<text:s/></text:p>
          </table:table-cell>
          <table:table-cell table:style-name="ce1"/>
          <table:table-cell office:value-type="float" office:value="19151.73" table:style-name="ce87">
            <text:p>19.151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590 Fact# 357862 <text:s/>Rec#: 6875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9153.36" table:style-name="ce87">
            <text:p>19.153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1113 Fact# 358008 <text:s/>Rec#: 6876 CALIZAS Y MINERALES CALMOSACORP CIA. LTD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153.400000000001" table:style-name="ce87">
            <text:p>19.153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066 Fact# 358059 <text:s/>Rec#: 6877 GOMEZ ALCIVAR EDUARDO JOSE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19154.04" table:style-name="ce87">
            <text:p>19.154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10 Fact# 358220 <text:s/>Rec#: 6878 ESJURHEC S.A.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19154.23" table:style-name="ce87">
            <text:p>19.154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694 Fact# 358027 <text:s/>Rec#: 6881 CIPORT &amp; TECNAC CIPTE C.L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9154.32" table:style-name="ce87">
            <text:p>19.154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037 Fact# 357993 <text:s/>Rec#: 6882 ANGLO ECUATORIANA DE GUAYAQUIL C A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9154.419999999998" table:style-name="ce87">
            <text:p>19.154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038 Fact# 357994 <text:s/>Rec#: 6883 ANGLO ECUATORIANA DE GUAYAQUIL C A</text:p>
          </table:table-cell>
          <table:table-cell table:number-columns-repeated="3" table:style-name="ce1"/>
          <table:table-cell office:value-type="float" office:value="0.2" table:style-name="ce87">
            <text:p>0,20<text:s/></text:p>
          </table:table-cell>
          <table:table-cell table:style-name="ce1"/>
          <table:table-cell office:value-type="float" office:value="19154.62" table:style-name="ce87">
            <text:p>19.154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512 Fact# 358000 <text:s/>Rec#: 6884 ECUADORIANSHIMP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9154.68" table:style-name="ce87">
            <text:p>19.154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624 Fact# 358002 <text:s/>Rec#: 6885 CONSTRU-YA S.A.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9154.79" table:style-name="ce87">
            <text:p>19.154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7412 Fact# 357853 <text:s/>Rec#: 6888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55.12" table:style-name="ce87">
            <text:p>19.155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69 Fact# 358189 <text:s/>Rec#: 6891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155.16" table:style-name="ce87">
            <text:p>19.155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68 Fact# 358188 <text:s/>Rec#: 6891 AGROQUIMICOS DEL ECUADOR AGRODESA<text:s/>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9155.27" table:style-name="ce87">
            <text:p>19.155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850 Fact# 358115 <text:s/>Rec#: 6892 AGROSIGAL SA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19155.54" table:style-name="ce87">
            <text:p>19.155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543 Fact# 357861 <text:s/>Rec#: 6893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9157.169999999998" table:style-name="ce87">
            <text:p>19.157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8671 Fact# 358029 <text:s/>Rec#: 6894 AGRICOLA BANANERA ECUATORIANA - AGBE S.A.</text:p>
          </table:table-cell>
          <table:table-cell table:number-columns-repeated="3" table:style-name="ce1"/>
          <table:table-cell office:value-type="float" office:value="0.84" table:style-name="ce87">
            <text:p>0,84<text:s/></text:p>
          </table:table-cell>
          <table:table-cell table:style-name="ce1"/>
          <table:table-cell office:value-type="float" office:value="19158.009999999998" table:style-name="ce87">
            <text:p>19.158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57176 Fact# 357883 <text:s/>Rec#: 6895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9158.66" table:style-name="ce87">
            <text:p>19.158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5554 Fact# 358215 <text:s/>Rec#: 6897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9158.939999999999" table:style-name="ce87">
            <text:p>19.158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3983 Fact# 358218 <text:s/>Rec#: 6898 LINEAS AEREAS NACIONALES ECUADOR S.A. LAN ECUADOR</text:p>
          </table:table-cell>
          <table:table-cell table:number-columns-repeated="3" table:style-name="ce1"/>
          <table:table-cell office:value-type="float" office:value="0.61" table:style-name="ce87">
            <text:p>0,61<text:s/></text:p>
          </table:table-cell>
          <table:table-cell table:style-name="ce1"/>
          <table:table-cell office:value-type="float" office:value="19159.55" table:style-name="ce87">
            <text:p>19.159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6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1156 Fact# 357938 <text:s/>Rec#: 6900 ADITIVOS Y ALIMENTOS S.A. ADILISA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9160.86" table:style-name="ce87">
            <text:p>19.160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6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803 Fact# 4252 <text:s/>Rec#: 6901 ROMAN ESPINOSA SILVIO ALBERTO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160.900000000001" table:style-name="ce87">
            <text:p>19.16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010 Fact# 357905 <text:s/>Rec#: 6902 COMPAÑIA SALUD PLENA S.A / PLENISALUD</text:p>
          </table:table-cell>
          <table:table-cell table:number-columns-repeated="3" table:style-name="ce1"/>
          <table:table-cell office:value-type="float" office:value="0.88" table:style-name="ce87">
            <text:p>0,88<text:s/></text:p>
          </table:table-cell>
          <table:table-cell table:style-name="ce1"/>
          <table:table-cell office:value-type="float" office:value="19161.78" table:style-name="ce87">
            <text:p>19.161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011 Fact# 357906 <text:s/>Rec#: 6902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62.11" table:style-name="ce87">
            <text:p>19.162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475 Fact# 357952 <text:s/>Rec#: 6903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9162.12" table:style-name="ce87">
            <text:p>19.16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52104 Fact# 357947 <text:s/>Rec#: 6904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9163.22" table:style-name="ce87">
            <text:p>19.163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11 Fact# 357902 <text:s/>Rec#: 6907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63.55" table:style-name="ce87">
            <text:p>19.163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8969 Fact# 357890 <text:s/>Rec#: 6908 ACRUXZA C. A.</text:p>
          </table:table-cell>
          <table:table-cell table:number-columns-repeated="3" table:style-name="ce1"/>
          <table:table-cell office:value-type="float" office:value="1.78" table:style-name="ce87">
            <text:p>1,78<text:s/></text:p>
          </table:table-cell>
          <table:table-cell table:style-name="ce1"/>
          <table:table-cell office:value-type="float" office:value="19165.330000000002" table:style-name="ce87">
            <text:p>19.165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62 Fact# 358153 <text:s/>Rec#: 6909 PRODUCTORA DE ALIMENTOS SALUDABLES Y CHOCOLATE PROCHOC S.A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9165.61" table:style-name="ce87">
            <text:p>19.165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8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2612 Fact# 357904 <text:s/>Rec#: 6911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65.939999999999" table:style-name="ce87">
            <text:p>19.165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9258 Fact# 357885 <text:s/>Rec#: 6913 LIFE FOOD PRODUCT ECUADOR LIFPRODEC S.A.</text:p>
          </table:table-cell>
          <table:table-cell table:number-columns-repeated="3" table:style-name="ce1"/>
          <table:table-cell office:value-type="float" office:value="1.42" table:style-name="ce87">
            <text:p>1,42<text:s/></text:p>
          </table:table-cell>
          <table:table-cell table:style-name="ce1"/>
          <table:table-cell office:value-type="float" office:value="19167.36" table:style-name="ce87">
            <text:p>19.167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0362 Fact# 358126 <text:s/>Rec#: 6915 INGENIERIA PARA EL DESARROLLO ACURIO Y ASOCIADOS S.A.</text:p>
          </table:table-cell>
          <table:table-cell table:number-columns-repeated="3" table:style-name="ce1"/>
          <table:table-cell office:value-type="float" office:value="1.93" table:style-name="ce87">
            <text:p>1,93<text:s/></text:p>
          </table:table-cell>
          <table:table-cell table:style-name="ce1"/>
          <table:table-cell office:value-type="float" office:value="19169.29" table:style-name="ce87">
            <text:p>19.169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81 Fact# 357896 <text:s/>Rec#: 6916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69.62" table:style-name="ce87">
            <text:p>19.169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73 Fact# 357987 <text:s/>Rec#: 6917 XERTICAEC S.A.</text:p>
          </table:table-cell>
          <table:table-cell table:number-columns-repeated="3" table:style-name="ce1"/>
          <table:table-cell office:value-type="float" office:value="1.52" table:style-name="ce87">
            <text:p>1,52<text:s/></text:p>
          </table:table-cell>
          <table:table-cell table:style-name="ce1"/>
          <table:table-cell office:value-type="float" office:value="19171.14" table:style-name="ce87">
            <text:p>19.171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7484 Fact# 358017 <text:s/>Rec#: 6918 AGRICOLA Y QUIMICA NACIONAL DEL COTOPAXI AGRONPAXI CIA. LTD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9171.43" table:style-name="ce87">
            <text:p>19.171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74867 Fact# 358084 <text:s/>Rec#: 6919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9171.71" table:style-name="ce87">
            <text:p>19.171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3453 Fact# 357911 <text:s/>Rec#: 6922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72.04" table:style-name="ce87">
            <text:p>19.172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365 Fact# 357872 <text:s/>Rec#: 6923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72.37" table:style-name="ce87">
            <text:p>19.172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031 Fact# 358016 <text:s/>Rec#: 6932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172.41" table:style-name="ce87">
            <text:p>19.172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98 Fact# 4220 <text:s/>Rec#: 6937 ACTICA TECH CIA.LTD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172.740000000002" table:style-name="ce87">
            <text:p>19.172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122 Fact# 357892 <text:s/>Rec#: 6938 GRANITECSA S.A</text:p>
          </table:table-cell>
          <table:table-cell table:number-columns-repeated="3" table:style-name="ce1"/>
          <table:table-cell office:value-type="float" office:value="1.03" table:style-name="ce87">
            <text:p>1,03<text:s/></text:p>
          </table:table-cell>
          <table:table-cell table:style-name="ce1"/>
          <table:table-cell office:value-type="float" office:value="19173.77" table:style-name="ce87">
            <text:p>19.173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316 Fact# 358007 <text:s/>Rec#: 6945 BONELLY S.A.</text:p>
          </table:table-cell>
          <table:table-cell table:number-columns-repeated="3" table:style-name="ce1"/>
          <table:table-cell office:value-type="float" office:value="1.05" table:style-name="ce87">
            <text:p>1,05<text:s/></text:p>
          </table:table-cell>
          <table:table-cell table:style-name="ce1"/>
          <table:table-cell office:value-type="float" office:value="19174.82" table:style-name="ce87">
            <text:p>19.174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67 Fact# 357868 <text:s/>Rec#: 6946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9175.47" table:style-name="ce87">
            <text:p>19.175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428 Fact# 357879 <text:s/>Rec#: 6948 DVT DEL ECUADOR S.A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19175.830000000002" table:style-name="ce87">
            <text:p>19.175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8384 Fact# 357881 <text:s/>Rec#: 6951 CORPORACION VIVIENDAS DEL HOGAR DE CRISTO</text:p>
          </table:table-cell>
          <table:table-cell table:number-columns-repeated="3" table:style-name="ce1"/>
          <table:table-cell office:value-type="float" office:value="3.92" table:style-name="ce87">
            <text:p>3,92<text:s/></text:p>
          </table:table-cell>
          <table:table-cell table:style-name="ce1"/>
          <table:table-cell office:value-type="float" office:value="19179.75" table:style-name="ce87">
            <text:p>19.179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8383 Fact# 357882 <text:s/>Rec#: 6952 CORPORACION VIVIENDAS DEL HOGAR DE CRISTO</text:p>
          </table:table-cell>
          <table:table-cell table:number-columns-repeated="3" table:style-name="ce1"/>
          <table:table-cell office:value-type="float" office:value="3.32" table:style-name="ce87">
            <text:p>3,32<text:s/></text:p>
          </table:table-cell>
          <table:table-cell table:style-name="ce1"/>
          <table:table-cell office:value-type="float" office:value="19183.07" table:style-name="ce87">
            <text:p>19.183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70 Fact# 358235 <text:s/>Rec#: 6953 REPROLIMIT CIA.LTDA<text:s/>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9183.150000000001" table:style-name="ce87">
            <text:p>19.183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0280 Fact# 358076 <text:s/>Rec#: 6954 PAYLESS SHOESOURCE ECUADOR CIA. LTDA.</text:p>
          </table:table-cell>
          <table:table-cell table:number-columns-repeated="3" table:style-name="ce1"/>
          <table:table-cell office:value-type="float" office:value="1.39" table:style-name="ce87">
            <text:p>1,39<text:s/></text:p>
          </table:table-cell>
          <table:table-cell table:style-name="ce1"/>
          <table:table-cell office:value-type="float" office:value="19184.54" table:style-name="ce87">
            <text:p>19.184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328 Fact# 358285 <text:s/>Rec#: 6955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19185.37" table:style-name="ce87">
            <text:p>19.185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42 Fact# 357931 <text:s/>Rec#: 6957 CONSULTLMZ CIA. LTDA.</text:p>
          </table:table-cell>
          <table:table-cell table:number-columns-repeated="3" table:style-name="ce1"/>
          <table:table-cell office:value-type="float" office:value="0.62" table:style-name="ce87">
            <text:p>0,62<text:s/></text:p>
          </table:table-cell>
          <table:table-cell table:style-name="ce1"/>
          <table:table-cell office:value-type="float" office:value="19185.990000000002" table:style-name="ce87">
            <text:p>19.185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30 Fact# 357863 <text:s/>Rec#: 6958 ACCOUNTSERVS S.A</text:p>
          </table:table-cell>
          <table:table-cell table:number-columns-repeated="3" table:style-name="ce1"/>
          <table:table-cell office:value-type="float" office:value="0.77" table:style-name="ce87">
            <text:p>0,77<text:s/></text:p>
          </table:table-cell>
          <table:table-cell table:style-name="ce1"/>
          <table:table-cell office:value-type="float" office:value="19186.759999999998" table:style-name="ce87">
            <text:p>19.186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89 Fact# 357950 <text:s/>Rec#: 6961 AFCO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9186.93" table:style-name="ce87">
            <text:p>19.186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5193 Fact# 357894 <text:s/>Rec#: 6965 INTEQUIN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9188.240000000002" table:style-name="ce87">
            <text:p>19.188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2242 Fact# 357955 <text:s/>Rec#: 6966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188.28" table:style-name="ce87">
            <text:p>19.188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628 Fact# 357871 <text:s/>Rec#: 6970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9189.259999999998" table:style-name="ce87">
            <text:p>19.18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009 Fact# 357893 <text:s/>Rec#: 6972 COMPAÑIA SALUD PLENA S.A / PLENISALUD</text:p>
          </table:table-cell>
          <table:table-cell table:number-columns-repeated="3" table:style-name="ce1"/>
          <table:table-cell office:value-type="float" office:value="1.21" table:style-name="ce87">
            <text:p>1,21<text:s/></text:p>
          </table:table-cell>
          <table:table-cell table:style-name="ce1"/>
          <table:table-cell office:value-type="float" office:value="19190.47" table:style-name="ce87">
            <text:p>19.190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26 Fact# 358034 <text:s/>Rec#: 6986 CAJAMARCA PROTECTIVE SERVICES C. LTDA. CAJAPROTSERV</text:p>
          </table:table-cell>
          <table:table-cell table:number-columns-repeated="3" table:style-name="ce1"/>
          <table:table-cell office:value-type="float" office:value="32.14" table:style-name="ce87">
            <text:p>32,14<text:s/></text:p>
          </table:table-cell>
          <table:table-cell table:style-name="ce1"/>
          <table:table-cell office:value-type="float" office:value="19222.61" table:style-name="ce87">
            <text:p>19.222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0028 Fact# 357899 <text:s/>Rec#: 6997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9223.259999999998" table:style-name="ce87">
            <text:p>19.223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5223 Fact# 357877 <text:s/>Rec#: 7035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9224.240000000002" table:style-name="ce87">
            <text:p>19.224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9069 Fact# 358075 <text:s/>Rec#: 7037 COOPERATIVA DE TRANSPORTES LOJA<text:s/></text:p>
          </table:table-cell>
          <table:table-cell table:number-columns-repeated="3" table:style-name="ce1"/>
          <table:table-cell office:value-type="float" office:value="0.78" table:style-name="ce87">
            <text:p>0,78<text:s/></text:p>
          </table:table-cell>
          <table:table-cell table:style-name="ce1"/>
          <table:table-cell office:value-type="float" office:value="19225.02" table:style-name="ce87">
            <text:p>19.225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7935 Fact# 357858 <text:s/>Rec#: 7038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9240.41" table:style-name="ce87">
            <text:p>19.240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3862 Fact# 358042 <text:s/>Rec#: 7040 DATA TOOLS S.A.</text:p>
          </table:table-cell>
          <table:table-cell table:number-columns-repeated="3" table:style-name="ce1"/>
          <table:table-cell office:value-type="float" office:value="2.0299999999999998" table:style-name="ce87">
            <text:p>2,03<text:s/></text:p>
          </table:table-cell>
          <table:table-cell table:style-name="ce1"/>
          <table:table-cell office:value-type="float" office:value="19242.439999999999" table:style-name="ce87">
            <text:p>19.242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749 Fact# 358158 <text:s/>Rec#: 7041 CENTO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242.48" table:style-name="ce87">
            <text:p>19.242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4427 Fact# 4234 <text:s/>Rec#: 7044 LIRA CORREA MARTIN ALFREDO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9242.53" table:style-name="ce87">
            <text:p>19.242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950 Fact# 357915 <text:s/>Rec#: 7045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242.86" table:style-name="ce87">
            <text:p>19.242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951 Fact# 357916 <text:s/>Rec#: 7045 CESAR FERNANDO ARMAS CABRERA</text:p>
          </table:table-cell>
          <table:table-cell table:number-columns-repeated="3" table:style-name="ce1"/>
          <table:table-cell office:value-type="float" office:value="0.63" table:style-name="ce87">
            <text:p>0,63<text:s/></text:p>
          </table:table-cell>
          <table:table-cell table:style-name="ce1"/>
          <table:table-cell office:value-type="float" office:value="19243.490000000002" table:style-name="ce87">
            <text:p>19.243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2952 Fact# 358052 <text:s/>Rec#: 7045 CESAR FERNANDO ARMAS CABRERA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19243.740000000002" table:style-name="ce87">
            <text:p>19.243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10511 Fact# 357933 <text:s/>Rec#: 7046 INDUSTRIA COLOMBO ECUATORIANA DE CARROCERIAS CARCE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19244.13" table:style-name="ce87">
            <text:p>19.244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Fte 2% #5645 Fact# 357940 <text:s/>Rec#: 7048 WANHAI LINES ECUADOR S.A.</text:p>
          </table:table-cell>
          <table:table-cell table:number-columns-repeated="3" table:style-name="ce1"/>
          <table:table-cell office:value-type="float" office:value="1.41" table:style-name="ce87">
            <text:p>1,41<text:s/></text:p>
          </table:table-cell>
          <table:table-cell table:style-name="ce1"/>
          <table:table-cell office:value-type="float" office:value="19245.54" table:style-name="ce87">
            <text:p>19.245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2</text:p>
          </table:table-cell>
          <table:table-cell office:value-type="date" office:date-value="2021-04-02T00:00:00" table:style-name="ce88">
            <text:p>02-abr-21</text:p>
          </table:table-cell>
          <table:table-cell office:value-type="string" table:style-name="ce86">
            <text:p>Ret Fte 2% #14625 Fact# 357939 <text:s/>Rec#: 7039 YARECUADOR CIA. LTDA</text:p>
          </table:table-cell>
          <table:table-cell table:number-columns-repeated="3" table:style-name="ce1"/>
          <table:table-cell office:value-type="float" office:value="4.12" table:style-name="ce87">
            <text:p>4,12<text:s/></text:p>
          </table:table-cell>
          <table:table-cell table:style-name="ce1"/>
          <table:table-cell office:value-type="float" office:value="19249.66" table:style-name="ce87">
            <text:p>19.24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1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Ret Fte 2% #820 Fact# 357995 <text:s/>Rec#: 6874 INMOBILIARIA GALILEA-ECUADOR S.A</text:p>
          </table:table-cell>
          <table:table-cell table:number-columns-repeated="3" table:style-name="ce1"/>
          <table:table-cell office:value-type="float" office:value="1.02" table:style-name="ce87">
            <text:p>1,02<text:s/></text:p>
          </table:table-cell>
          <table:table-cell table:style-name="ce1"/>
          <table:table-cell office:value-type="float" office:value="19250.68" table:style-name="ce87">
            <text:p>19.250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6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Fte 2% #1078 Fact# 358083 <text:s/>Rec#: 6887 CHIM-TINTAS S.A.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19250.89" table:style-name="ce87">
            <text:p>19.250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7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Bco produbanco, comp ret #92303</text:p>
          </table:table-cell>
          <table:table-cell table:number-columns-repeated="3" table:style-name="ce1"/>
          <table:table-cell office:value-type="float" office:value="3.92" table:style-name="ce87">
            <text:p>3,92<text:s/></text:p>
          </table:table-cell>
          <table:table-cell table:style-name="ce1"/>
          <table:table-cell office:value-type="float" office:value="19254.810000000001" table:style-name="ce87">
            <text:p>19.254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5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Fte 2% #6252 Fact# 358043 <text:s/>Rec#: 6912 FERRUX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9255.09" table:style-name="ce87">
            <text:p>19.255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9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Fte 2% #486 Fact# 357880 <text:s/>Rec#: 7036 COLEGIO INTERNACIONAL SEK ECUADOR S.A.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19256.09" table:style-name="ce87">
            <text:p>19.256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9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Fte 2% #32696 Fact# 358037 <text:s/>Rec#: 6890 LAS FRAGANCIAS CIA. LTD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9256.39" table:style-name="ce87">
            <text:p>19.256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5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Fte 2% #17827 Fact# 770 <text:s/>Rec#: 6896 COMPAÑIA FARMACEUTICA VERA S.A. COFARVE</text:p>
          </table:table-cell>
          <table:table-cell table:number-columns-repeated="3" table:style-name="ce1"/>
          <table:table-cell office:value-type="float" office:value="2.0699999999999998" table:style-name="ce87">
            <text:p>2,07<text:s/></text:p>
          </table:table-cell>
          <table:table-cell table:style-name="ce1"/>
          <table:table-cell office:value-type="float" office:value="19258.46" table:style-name="ce87">
            <text:p>19.258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6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Fte 2% #278 Fact# 358206 <text:s/>Rec#: 6967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19258.849999999999" table:style-name="ce87">
            <text:p>19.25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2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GASTO BANCARIO BCO PICHINCHA COMP RET #186971</text:p>
          </table:table-cell>
          <table:table-cell table:number-columns-repeated="3" table:style-name="ce1"/>
          <table:table-cell office:value-type="float" office:value="19.29" table:style-name="ce87">
            <text:p>19,29<text:s/></text:p>
          </table:table-cell>
          <table:table-cell table:style-name="ce1"/>
          <table:table-cell office:value-type="float" office:value="19278.14" table:style-name="ce87">
            <text:p>19.278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35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Ret Fte 2% #4328 Fact# 358068 <text:s/>Rec#: 7009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278.18" table:style-name="ce87">
            <text:p>19.278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35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Ret Fte 2% #4329 Fact# 358069 <text:s/>Rec#: 7009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278.22" table:style-name="ce87">
            <text:p>19.278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1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GASTO BANCARIO BCO PICHINCHA COMP RET #187043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9278.52" table:style-name="ce87">
            <text:p>19.278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3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Fte 2% #6656 Fact# 773 <text:s/>Rec#: 6905 CAMISERIA INGLESA CAMINGLESA C LTDA.</text:p>
          </table:table-cell>
          <table:table-cell table:number-columns-repeated="3" table:style-name="ce1"/>
          <table:table-cell office:value-type="float" office:value="0.42" table:style-name="ce87">
            <text:p>0,42<text:s/></text:p>
          </table:table-cell>
          <table:table-cell table:style-name="ce1"/>
          <table:table-cell office:value-type="float" office:value="19278.939999999999" table:style-name="ce87">
            <text:p>19.278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Fte 2% #119614 Fact# 771 <text:s/>Rec#: 6906 F.V - AREA ANDINA S.A.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19280.07" table:style-name="ce87">
            <text:p>19.280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Fte 2% #119612 Fact# 772 <text:s/>Rec#: 6906 F.V - AREA ANDINA S.A.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19280.73" table:style-name="ce87">
            <text:p>19.28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9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Fte 2% #36773 Fact# 357914 <text:s/>Rec#: 6910 ACERIA DEL ECUADOR CA ADELCA</text:p>
          </table:table-cell>
          <table:table-cell table:number-columns-repeated="3" table:style-name="ce1"/>
          <table:table-cell office:value-type="float" office:value="4.3600000000000003" table:style-name="ce87">
            <text:p>4,36<text:s/></text:p>
          </table:table-cell>
          <table:table-cell table:style-name="ce1"/>
          <table:table-cell office:value-type="float" office:value="19285.09" table:style-name="ce87">
            <text:p>19.285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5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Fte 2% #19939 Fact# 358024 <text:s/>Rec#: 6947 GRANDSOUTH S.A.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19285.349999999999" table:style-name="ce87">
            <text:p>19.285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7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Ret Fte 2% #3030 Fact# 358015 <text:s/>Rec#: 6914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285.39" table:style-name="ce87">
            <text:p>19.285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0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Ret Fte 2% #36772 Fact# 357888 <text:s/>Rec#: 7047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9285.72" table:style-name="ce87">
            <text:p>19.285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4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5032 Fact# 357866 <text:s/>Rec#: 6921 LG ELECTRONICS PANAM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19286.87" table:style-name="ce87">
            <text:p>19.286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83240 Fact# 358288 <text:s/>Rec#: 6924 TELCONET <text:s/>S.A.</text:p>
          </table:table-cell>
          <table:table-cell table:number-columns-repeated="3" table:style-name="ce1"/>
          <table:table-cell office:value-type="float" office:value="267.27999999999997" table:style-name="ce87">
            <text:p>267,28<text:s/></text:p>
          </table:table-cell>
          <table:table-cell table:style-name="ce1"/>
          <table:table-cell office:value-type="float" office:value="19554.150000000001" table:style-name="ce87">
            <text:p>19.554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83243 Fact# 358145 <text:s/>Rec#: 6924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9554.189999999999" table:style-name="ce87">
            <text:p>19.554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83242 Fact# 358146 <text:s/>Rec#: 6924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9554.27" table:style-name="ce87">
            <text:p>19.554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83239 Fact# 357908 <text:s/>Rec#: 6924 TELCONET <text:s/>S.A.</text:p>
          </table:table-cell>
          <table:table-cell table:number-columns-repeated="3" table:style-name="ce1"/>
          <table:table-cell office:value-type="float" office:value="176.01" table:style-name="ce87">
            <text:p>176,01<text:s/></text:p>
          </table:table-cell>
          <table:table-cell table:style-name="ce1"/>
          <table:table-cell office:value-type="float" office:value="19730.28" table:style-name="ce87">
            <text:p>19.730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8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Fte 2% #183241 Fact# 4207 <text:s/>Rec#: 6925 TELCONET <text:s/>S.A.</text:p>
          </table:table-cell>
          <table:table-cell table:number-columns-repeated="3" table:style-name="ce1"/>
          <table:table-cell office:value-type="float" office:value="294.19" table:style-name="ce87">
            <text:p>294,19<text:s/></text:p>
          </table:table-cell>
          <table:table-cell table:style-name="ce1"/>
          <table:table-cell office:value-type="float" office:value="20024.47" table:style-name="ce87">
            <text:p>20.024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4</text:p>
          </table:table-cell>
          <table:table-cell office:value-type="date" office:date-value="2021-04-14T00:00:00" table:style-name="ce88">
            <text:p>14-abr-21</text:p>
          </table:table-cell>
          <table:table-cell office:value-type="string" table:style-name="ce86">
            <text:p>Ret Fte 2% #873391 Fact# 357859 <text:s/>Rec#: 6956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20025.78" table:style-name="ce87">
            <text:p>20.02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7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Fte 2% #20347 Fact# 357919 <text:s/>Rec#: 6949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20025.79" table:style-name="ce87">
            <text:p>20.025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7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Fte 2% #20360 Fact# 358010 <text:s/>Rec#: 6949 MEGADATOS S.A.</text:p>
          </table:table-cell>
          <table:table-cell table:number-columns-repeated="3" table:style-name="ce1"/>
          <table:table-cell office:value-type="float" office:value="175.29" table:style-name="ce87">
            <text:p>175,29<text:s/></text:p>
          </table:table-cell>
          <table:table-cell table:style-name="ce1"/>
          <table:table-cell office:value-type="float" office:value="20201.080000000002" table:style-name="ce87">
            <text:p>20.201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8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Fte 2% #183546 Fact# 358137 <text:s/>Rec#: 6950 TELCONET <text:s/>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20201.169999999998" table:style-name="ce87">
            <text:p>20.201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6</text:p>
          </table:table-cell>
          <table:table-cell office:value-type="date" office:date-value="2021-04-16T00:00:00" table:style-name="ce88">
            <text:p>16-abr-21</text:p>
          </table:table-cell>
          <table:table-cell office:value-type="string" table:style-name="ce86">
            <text:p>Ret Fte 2% #8321 Fact# 358289 <text:s/>Rec#: 7023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85" table:style-name="ce87">
            <text:p>1,85<text:s/></text:p>
          </table:table-cell>
          <table:table-cell table:style-name="ce1"/>
          <table:table-cell office:value-type="float" office:value="20203.02" table:style-name="ce87">
            <text:p>20.203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7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Ret Fte 2% #12107 Fact# 359669 <text:s/>Rec#: 6968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20203.060000000001" table:style-name="ce87">
            <text:p>20.203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5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Ret Fte 2% #411440 Fact# 355810 <text:s/>Rec#: 7022 CONSORCIO ECUATORIANO DE TELECOMUNICACIONES S.A. CONECEL</text:p>
          </table:table-cell>
          <table:table-cell table:number-columns-repeated="3" table:style-name="ce1"/>
          <table:table-cell office:value-type="float" office:value="2.82" table:style-name="ce87">
            <text:p>2,82<text:s/></text:p>
          </table:table-cell>
          <table:table-cell table:style-name="ce1"/>
          <table:table-cell office:value-type="float" office:value="20205.88" table:style-name="ce87">
            <text:p>20.205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4" table:style-name="ce1"/>
          <table:table-cell office:value-type="float" office:value="13663.47" table:style-name="ce90">
            <text:p>-13.663,47</text:p>
          </table:table-cell>
          <table:table-cell office:value-type="float" office:value="6542.41" table:style-name="ce87">
            <text:p>6.542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2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Fte 2% #30202 Fact# 358296 <text:s/>Rec#: 6963 Corporación Nacional de Telecomunicaciones-CNT EP</text:p>
          </table:table-cell>
          <table:table-cell table:number-columns-repeated="3" table:style-name="ce1"/>
          <table:table-cell office:value-type="float" office:value="154.49" table:style-name="ce87">
            <text:p>154,49<text:s/></text:p>
          </table:table-cell>
          <table:table-cell table:style-name="ce1"/>
          <table:table-cell office:value-type="float" office:value="6696.9" table:style-name="ce87">
            <text:p>6.696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3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Fte 2% #30203 Fact# 358295 <text:s/>Rec#: 6964 Corporación Nacional de Telecomunicaciones-CNT EP</text:p>
          </table:table-cell>
          <table:table-cell table:number-columns-repeated="3" table:style-name="ce1"/>
          <table:table-cell office:value-type="float" office:value="21.73" table:style-name="ce87">
            <text:p>21,73<text:s/></text:p>
          </table:table-cell>
          <table:table-cell table:style-name="ce1"/>
          <table:table-cell office:value-type="float" office:value="6718.63" table:style-name="ce87">
            <text:p>6.71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7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Fte 2% #100718 Fact# 358297 <text:s/>Rec#: 7024 SERVICIOS DE TELECOMUNICACIONES SETEL S.A.</text:p>
          </table:table-cell>
          <table:table-cell table:number-columns-repeated="3" table:style-name="ce1"/>
          <table:table-cell office:value-type="float" office:value="7.61" table:style-name="ce87">
            <text:p>7,61<text:s/></text:p>
          </table:table-cell>
          <table:table-cell table:style-name="ce1"/>
          <table:table-cell office:value-type="float" office:value="6726.24" table:style-name="ce87">
            <text:p>6.726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9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Fte 2% #186674 Fact# 358293 <text:s/>Rec#: 7026 OTECEL</text:p>
          </table:table-cell>
          <table:table-cell table:number-columns-repeated="3" table:style-name="ce1"/>
          <table:table-cell office:value-type="float" office:value="126.58" table:style-name="ce87">
            <text:p>126,58<text:s/></text:p>
          </table:table-cell>
          <table:table-cell table:style-name="ce1"/>
          <table:table-cell office:value-type="float" office:value="6852.82" table:style-name="ce87">
            <text:p>6.852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1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Ret Fte 2% #184734 Fact# 358287 <text:s/>Rec#: 6962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7049.25" table:style-name="ce87">
            <text:p>7.049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3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table:number-columns-repeated="3" table:style-name="ce1"/>
          <table:table-cell office:value-type="float" office:value="40.049999999999997" table:style-name="ce87">
            <text:p>40,05<text:s/></text:p>
          </table:table-cell>
          <table:table-cell table:style-name="ce1"/>
          <table:table-cell office:value-type="float" office:value="7089.3" table:style-name="ce87">
            <text:p>7.089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255 Fact# 360432 <text:s/>Rec#: 6969 COMPAÑIA SALUD PLENA S.A / PLENISALUD</text:p>
          </table:table-cell>
          <table:table-cell table:number-columns-repeated="3" table:style-name="ce1"/>
          <table:table-cell office:value-type="float" office:value="1.41" table:style-name="ce87">
            <text:p>1,41<text:s/></text:p>
          </table:table-cell>
          <table:table-cell table:style-name="ce1"/>
          <table:table-cell office:value-type="float" office:value="7090.71" table:style-name="ce87">
            <text:p>7.090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79 Fact# 360690 <text:s/>Rec#: 6971 PRODUCTORA DE ALIMENTOS SALUDABLES Y CHOCOLATE PROCHOC S.A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7091.03" table:style-name="ce87">
            <text:p>7.091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196 Fact# 360431 <text:s/>Rec#: 6973 GRANITECSA S.A</text:p>
          </table:table-cell>
          <table:table-cell table:number-columns-repeated="3" table:style-name="ce1"/>
          <table:table-cell office:value-type="float" office:value="0.95" table:style-name="ce87">
            <text:p>0,95<text:s/></text:p>
          </table:table-cell>
          <table:table-cell table:style-name="ce1"/>
          <table:table-cell office:value-type="float" office:value="7091.98" table:style-name="ce87">
            <text:p>7.091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7603 Fact# 360555 <text:s/>Rec#: 6974 AGRICOLA Y QUIMICA NACIONAL DEL COTOPAXI AGRONPAXI CIA. LTD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7092.26" table:style-name="ce87">
            <text:p>7.092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253 Fact# 360443 <text:s/>Rec#: 6975 COMPAÑIA SALUD PLENA S.A / PLENISALUD</text:p>
          </table:table-cell>
          <table:table-cell table:number-columns-repeated="3" table:style-name="ce1"/>
          <table:table-cell office:value-type="float" office:value="1.37" table:style-name="ce87">
            <text:p>1,37<text:s/></text:p>
          </table:table-cell>
          <table:table-cell table:style-name="ce1"/>
          <table:table-cell office:value-type="float" office:value="7093.63" table:style-name="ce87">
            <text:p>7.09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254 Fact# 360444 <text:s/>Rec#: 6976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093.96" table:style-name="ce87">
            <text:p>7.093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7537 Fact# 360392 <text:s/>Rec#: 6977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094.29" table:style-name="ce87">
            <text:p>7.094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0299 Fact# 360652 <text:s/>Rec#: 6978 AGROSIGAL SA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7094.59" table:style-name="ce87">
            <text:p>7.094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67530 Fact# 360441 <text:s/>Rec#: 6979 COMPAÑIA VERDU S.A.</text:p>
          </table:table-cell>
          <table:table-cell table:number-columns-repeated="3" table:style-name="ce1"/>
          <table:table-cell office:value-type="float" office:value="1.32" table:style-name="ce87">
            <text:p>1,32<text:s/></text:p>
          </table:table-cell>
          <table:table-cell table:style-name="ce1"/>
          <table:table-cell office:value-type="float" office:value="7095.91" table:style-name="ce87">
            <text:p>7.095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70 Fact# 360440 <text:s/>Rec#: 6980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096.24" table:style-name="ce87">
            <text:p>7.096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1351 Fact# 360546 <text:s/>Rec#: 6981 CALIZAS Y MINERALES CALMOSACORP CIA. LTD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7096.33" table:style-name="ce87">
            <text:p>7.096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130 Fact# 360594 <text:s/>Rec#: 6983 GOMEZ ALCIVAR EDUARDO JOSE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7096.98" table:style-name="ce87">
            <text:p>7.09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9934 Fact# 360563 <text:s/>Rec#: 6984 CIPORT &amp; TECNAC CIPTE C.L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7097.06" table:style-name="ce87">
            <text:p>7.097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9729 Fact# 360537 <text:s/>Rec#: 6985 ECUADORIANSHIMP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7097.08" table:style-name="ce87">
            <text:p>7.097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1696 Fact# 360475 <text:s/>Rec#: 6987 ADITIVOS Y ALIMENTOS S.A. ADILISA</text:p>
          </table:table-cell>
          <table:table-cell table:number-columns-repeated="3" table:style-name="ce1"/>
          <table:table-cell office:value-type="float" office:value="1.58" table:style-name="ce87">
            <text:p>1,58<text:s/></text:p>
          </table:table-cell>
          <table:table-cell table:style-name="ce1"/>
          <table:table-cell office:value-type="float" office:value="7098.66" table:style-name="ce87">
            <text:p>7.098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9072 Fact# 360429 <text:s/>Rec#: 6988 ACRUXZA C. A.</text:p>
          </table:table-cell>
          <table:table-cell table:number-columns-repeated="3" table:style-name="ce1"/>
          <table:table-cell office:value-type="float" office:value="1.38" table:style-name="ce87">
            <text:p>1,38<text:s/></text:p>
          </table:table-cell>
          <table:table-cell table:style-name="ce1"/>
          <table:table-cell office:value-type="float" office:value="7100.04" table:style-name="ce87">
            <text:p>7.100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649 Fact# 360401 <text:s/>Rec#: 6991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7101.67" table:style-name="ce87">
            <text:p>7.101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098 Fact# 360395 <text:s/>Rec#: 6992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02" table:style-name="ce87">
            <text:p>7.102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702 Fact# 360725 <text:s/>Rec#: 6993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7102.04" table:style-name="ce87">
            <text:p>7.102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703 Fact# 360724 <text:s/>Rec#: 6993 AGROQUIMICOS DEL ECUADOR AGRODESA<text:s/>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7102.11" table:style-name="ce87">
            <text:p>7.102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6728 Fact# 360490 <text:s/>Rec#: 6995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7102.12" table:style-name="ce87">
            <text:p>7.10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011 Fact# 4446 <text:s/>Rec#: 6998 ACTICA TECH CIA.LTDA</text:p>
          </table:table-cell>
          <table:table-cell table:number-columns-repeated="3" table:style-name="ce1"/>
          <table:table-cell office:value-type="float" office:value="0.51" table:style-name="ce87">
            <text:p>0,51<text:s/></text:p>
          </table:table-cell>
          <table:table-cell table:style-name="ce1"/>
          <table:table-cell office:value-type="float" office:value="7102.63" table:style-name="ce87">
            <text:p>7.102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9710 Fact# 360565 <text:s/>Rec#: 6999 AGRICOLA BANANERA ECUATORIANA - AGBE S.A.</text:p>
          </table:table-cell>
          <table:table-cell table:number-columns-repeated="3" table:style-name="ce1"/>
          <table:table-cell office:value-type="float" office:value="0.78" table:style-name="ce87">
            <text:p>0,78<text:s/></text:p>
          </table:table-cell>
          <table:table-cell table:style-name="ce1"/>
          <table:table-cell office:value-type="float" office:value="7103.41" table:style-name="ce87">
            <text:p>7.103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5637 Fact# 360751 <text:s/>Rec#: 7004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7103.69" table:style-name="ce87">
            <text:p>7.103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9954 Fact# 360424 <text:s/>Rec#: 7005 LIFE FOOD PRODUCT ECUADOR LIFPRODEC S.A.</text:p>
          </table:table-cell>
          <table:table-cell table:number-columns-repeated="3" table:style-name="ce1"/>
          <table:table-cell office:value-type="float" office:value="1.68" table:style-name="ce87">
            <text:p>1,68<text:s/></text:p>
          </table:table-cell>
          <table:table-cell table:style-name="ce1"/>
          <table:table-cell office:value-type="float" office:value="7105.37" table:style-name="ce87">
            <text:p>7.105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21464 Fact# 777 <text:s/>Rec#: 7006 F.V - AREA ANDINA S.A.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7105.94" table:style-name="ce87">
            <text:p>7.105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21465 Fact# 776 <text:s/>Rec#: 7006 F.V - AREA ANDINA S.A.</text:p>
          </table:table-cell>
          <table:table-cell table:number-columns-repeated="3" table:style-name="ce1"/>
          <table:table-cell office:value-type="float" office:value="1.1399999999999999" table:style-name="ce87">
            <text:p>1,14<text:s/></text:p>
          </table:table-cell>
          <table:table-cell table:style-name="ce1"/>
          <table:table-cell office:value-type="float" office:value="7107.08" table:style-name="ce87">
            <text:p>7.107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1228 Fact# 360484 <text:s/>Rec#: 7007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7108.18" table:style-name="ce87">
            <text:p>7.108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2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4230 Fact# 360754 <text:s/>Rec#: 7008 LINEAS AEREAS NACIONALES ECUADOR S.A. LAN ECUADOR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7108.64" table:style-name="ce87">
            <text:p>7.108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6250 Fact# 360530 <text:s/>Rec#: 7010 ANGLO ECUATORIANA DE GUAYAQUIL C A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7108.77" table:style-name="ce87">
            <text:p>7.108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6251 Fact# 360531 <text:s/>Rec#: 7010 ANGLO ECUATORIANA DE GUAYAQUIL C A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7108.93" table:style-name="ce87">
            <text:p>7.108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387 Fact# 360412 <text:s/>Rec#: 7011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09.26" table:style-name="ce87">
            <text:p>7.10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61 Fact# 360468 <text:s/>Rec#: 7012 CONSULTLMZ CIA. LTDA.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7109.84" table:style-name="ce87">
            <text:p>7.109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41 Fact# 360403 <text:s/>Rec#: 7015 ACCOUNTSERVS S.A</text:p>
          </table:table-cell>
          <table:table-cell table:number-columns-repeated="3" table:style-name="ce1"/>
          <table:table-cell office:value-type="float" office:value="0.68" table:style-name="ce87">
            <text:p>0,68<text:s/></text:p>
          </table:table-cell>
          <table:table-cell table:style-name="ce1"/>
          <table:table-cell office:value-type="float" office:value="7110.52" table:style-name="ce87">
            <text:p>7.110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2712 Fact# 360442 <text:s/>Rec#: 7017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10.85" table:style-name="ce87">
            <text:p>7.110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031 Fact# 360524 <text:s/>Rec#: 7019 XERTICAEC S.A.</text:p>
          </table:table-cell>
          <table:table-cell table:number-columns-repeated="3" table:style-name="ce1"/>
          <table:table-cell office:value-type="float" office:value="1.78" table:style-name="ce87">
            <text:p>1,78<text:s/></text:p>
          </table:table-cell>
          <table:table-cell table:style-name="ce1"/>
          <table:table-cell office:value-type="float" office:value="7112.63" table:style-name="ce87">
            <text:p>7.112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332 Fact# 360545 <text:s/>Rec#: 7021 BONELLY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7113.61" table:style-name="ce87">
            <text:p>7.113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229 Fact# 360553 <text:s/>Rec#: 7027 WINSTOCORP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7113.66" table:style-name="ce87">
            <text:p>7.113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122 Fact# 360620 <text:s/>Rec#: 7028 CHIM-TINTAS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7113.83" table:style-name="ce87">
            <text:p>7.113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5624 Fact# 360477 <text:s/>Rec#: 7029 WANHAI LINES ECUADOR S.A.</text:p>
          </table:table-cell>
          <table:table-cell table:number-columns-repeated="3" table:style-name="ce1"/>
          <table:table-cell office:value-type="float" office:value="1.51" table:style-name="ce87">
            <text:p>1,51<text:s/></text:p>
          </table:table-cell>
          <table:table-cell table:style-name="ce1"/>
          <table:table-cell office:value-type="float" office:value="7115.34" table:style-name="ce87">
            <text:p>7.115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6477 Fact# 360578 <text:s/>Rec#: 7031 FERRUX S.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7115.52" table:style-name="ce87">
            <text:p>7.115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228 Fact# 360554 <text:s/>Rec#: 7032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7115.56" table:style-name="ce87">
            <text:p>7.115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583 Fact# 360418 <text:s/>Rec#: 7034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15.89" table:style-name="ce87">
            <text:p>7.115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8575 Fact# 360420 <text:s/>Rec#: 7042 CORPORACION VIVIENDAS DEL HOGAR DE CRISTO</text:p>
          </table:table-cell>
          <table:table-cell table:number-columns-repeated="3" table:style-name="ce1"/>
          <table:table-cell office:value-type="float" office:value="4.1100000000000003" table:style-name="ce87">
            <text:p>4,11<text:s/></text:p>
          </table:table-cell>
          <table:table-cell table:style-name="ce1"/>
          <table:table-cell office:value-type="float" office:value="7120" table:style-name="ce87">
            <text:p>7.120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8576 Fact# 360421 <text:s/>Rec#: 7042 CORPORACION VIVIENDAS DEL HOGAR DE CRISTO</text:p>
          </table:table-cell>
          <table:table-cell table:number-columns-repeated="3" table:style-name="ce1"/>
          <table:table-cell office:value-type="float" office:value="3.34" table:style-name="ce87">
            <text:p>3,34<text:s/></text:p>
          </table:table-cell>
          <table:table-cell table:style-name="ce1"/>
          <table:table-cell office:value-type="float" office:value="7123.34" table:style-name="ce87">
            <text:p>7.123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92 Fact# 360487 <text:s/>Rec#: 7043 AFCO S.A.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7123.48" table:style-name="ce87">
            <text:p>7.123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874180 Fact# 360399 <text:s/>Rec#: 7049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7124.79" table:style-name="ce87">
            <text:p>7.124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58056 Fact# 360422 <text:s/>Rec#: 7052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7125.44" table:style-name="ce87">
            <text:p>7.125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0456 Fact# 360613 <text:s/>Rec#: 7054 PAYLESS SHOESOURCE ECUADOR CIA. LTDA.</text:p>
          </table:table-cell>
          <table:table-cell table:number-columns-repeated="3" table:style-name="ce1"/>
          <table:table-cell office:value-type="float" office:value="2.38" table:style-name="ce87">
            <text:p>2,38<text:s/></text:p>
          </table:table-cell>
          <table:table-cell table:style-name="ce1"/>
          <table:table-cell office:value-type="float" office:value="7127.82" table:style-name="ce87">
            <text:p>7.127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90 Fact# 360771 <text:s/>Rec#: 7055 REPROLIMIT CIA.LTDA<text:s/>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7127.91" table:style-name="ce87">
            <text:p>7.127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79 Fact# 360408 <text:s/>Rec#: 7056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7128.56" table:style-name="ce87">
            <text:p>7.128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9255 Fact# 360612 <text:s/>Rec#: 7057 COOPERATIVA DE TRANSPORTES LOJA<text:s/></text:p>
          </table:table-cell>
          <table:table-cell table:number-columns-repeated="3" table:style-name="ce1"/>
          <table:table-cell office:value-type="float" office:value="0.77" table:style-name="ce87">
            <text:p>0,77<text:s/></text:p>
          </table:table-cell>
          <table:table-cell table:style-name="ce1"/>
          <table:table-cell office:value-type="float" office:value="7129.33" table:style-name="ce87">
            <text:p>7.129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5403 Fact# 360416 <text:s/>Rec#: 7061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7130.31" table:style-name="ce87">
            <text:p>7.130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3781 Fact# 360493 <text:s/>Rec#: 7065 SUPERGLOBAL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7130.36" table:style-name="ce87">
            <text:p>7.130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555 Fact# 360570 <text:s/>Rec#: 7075 CAJAMARCA PROTECTIVE SERVICES C. LTDA. CAJAPROTSERV</text:p>
          </table:table-cell>
          <table:table-cell table:number-columns-repeated="3" table:style-name="ce1"/>
          <table:table-cell office:value-type="float" office:value="24.82" table:style-name="ce87">
            <text:p>24,82<text:s/></text:p>
          </table:table-cell>
          <table:table-cell table:style-name="ce1"/>
          <table:table-cell office:value-type="float" office:value="7155.18" table:style-name="ce87">
            <text:p>7.155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0657 Fact# 360662 <text:s/>Rec#: 7076 INGENIERIA PARA EL DESARROLLO ACURIO Y ASOCIADOS S.A.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7156.63" table:style-name="ce87">
            <text:p>7.156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2999 Fact# 4475 <text:s/>Rec#: 7114 ROMAN ESPINOSA SILVIO ALBERTO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7156.77" table:style-name="ce87">
            <text:p>7.156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1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704 Fact# 360539 <text:s/>Rec#: 7129 CONSTRU-YA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7156.82" table:style-name="ce87">
            <text:p>7.156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8781 Fact# 360398 <text:s/>Rec#: 7141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7172.21" table:style-name="ce87">
            <text:p>7.172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75598 Fact# 360621 <text:s/>Rec#: 7142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7172.49" table:style-name="ce87">
            <text:p>7.17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970 Fact# 360577 <text:s/>Rec#: 7144 DATA TOOLS S.A.</text:p>
          </table:table-cell>
          <table:table-cell table:number-columns-repeated="3" table:style-name="ce1"/>
          <table:table-cell office:value-type="float" office:value="4.22" table:style-name="ce87">
            <text:p>4,22<text:s/></text:p>
          </table:table-cell>
          <table:table-cell table:style-name="ce1"/>
          <table:table-cell office:value-type="float" office:value="7176.71" table:style-name="ce87">
            <text:p>7.176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4594 Fact# 4460 <text:s/>Rec#: 7147 LIRA CORREA MARTIN ALFREDO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7176.76" table:style-name="ce87">
            <text:p>7.176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8176 Fact# 360521 <text:s/>Rec#: 7148 SOCIEDAD DE HECHO SAMBAC</text:p>
          </table:table-cell>
          <table:table-cell table:number-columns-repeated="3" table:style-name="ce1"/>
          <table:table-cell office:value-type="float" office:value="0.96" table:style-name="ce87">
            <text:p>0,96<text:s/></text:p>
          </table:table-cell>
          <table:table-cell table:style-name="ce1"/>
          <table:table-cell office:value-type="float" office:value="7177.72" table:style-name="ce87">
            <text:p>7.177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10722 Fact# 360470 <text:s/>Rec#: 7150 INDUSTRIA COLOMBO ECUATORIANA DE CARROCERIAS CARCE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7178.04" table:style-name="ce87">
            <text:p>7.178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062 Fact# 360454 <text:s/>Rec#: 7151 CESAR FERNANDO ARMAS CABRERA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7178.68" table:style-name="ce87">
            <text:p>7.178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069 Fact# 360587 <text:s/>Rec#: 7151 CESAR FERNANDO ARMAS CABRERA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7178.91" table:style-name="ce87">
            <text:p>7.178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Fte 2% #3061 Fact# 360453 <text:s/>Rec#: 7151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79.24" table:style-name="ce87">
            <text:p>7.179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3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Ret Fte 2% #1336 Fact# 360603 <text:s/>Rec#: 7020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7180.07" table:style-name="ce87">
            <text:p>7.180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6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Ret Fte 2% #13589 Fact# 360449 <text:s/>Rec#: 7050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80.4" table:style-name="ce87">
            <text:p>7.180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43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Ret Fte 2% #631 Fact# 360411 <text:s/>Rec#: 7111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7181.38" table:style-name="ce87">
            <text:p>7.181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6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ENCION PRODUBANCO COMP RET #93316 FACTURA #16697280</text:p>
          </table:table-cell>
          <table:table-cell table:number-columns-repeated="3" table:style-name="ce1"/>
          <table:table-cell office:value-type="float" office:value="3.49" table:style-name="ce87">
            <text:p>3,49<text:s/></text:p>
          </table:table-cell>
          <table:table-cell table:style-name="ce1"/>
          <table:table-cell office:value-type="float" office:value="7184.87" table:style-name="ce87">
            <text:p>7.184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4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Fte 2% #10119 Fact# 360437 <text:s/>Rec#: 6996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7185.52" table:style-name="ce87">
            <text:p>7.185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4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Fte 2% #223 Fact# 360756 <text:s/>Rec#: 7016 ESJURHEC S.A.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7185.68" table:style-name="ce87">
            <text:p>7.185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0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Fte 2% #528 Fact# 360419 <text:s/>Rec#: 7062 COLEGIO INTERNACIONAL SEK ECUADOR S.A.</text:p>
          </table:table-cell>
          <table:table-cell table:number-columns-repeated="3" table:style-name="ce1"/>
          <table:table-cell office:value-type="float" office:value="0.54" table:style-name="ce87">
            <text:p>0,54<text:s/></text:p>
          </table:table-cell>
          <table:table-cell table:style-name="ce1"/>
          <table:table-cell office:value-type="float" office:value="7186.22" table:style-name="ce87">
            <text:p>7.186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7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Fte 2% #1617 Fact# 360402 <text:s/>Rec#: 7069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7187.85" table:style-name="ce87">
            <text:p>7.187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5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Fte 2% #14851 Fact# 360476 <text:s/>Rec#: 7143 YARECUADOR CIA. LTDA</text:p>
          </table:table-cell>
          <table:table-cell table:number-columns-repeated="3" table:style-name="ce1"/>
          <table:table-cell office:value-type="float" office:value="4.13" table:style-name="ce87">
            <text:p>4,13<text:s/></text:p>
          </table:table-cell>
          <table:table-cell table:style-name="ce1"/>
          <table:table-cell office:value-type="float" office:value="7191.98" table:style-name="ce87">
            <text:p>7.191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7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Fte 2% #831 Fact# 360532 <text:s/>Rec#: 6989 INMOBILIARIA GALILEA-ECUADOR S.A</text:p>
          </table:table-cell>
          <table:table-cell table:number-columns-repeated="3" table:style-name="ce1"/>
          <table:table-cell office:value-type="float" office:value="0.86" table:style-name="ce87">
            <text:p>0,86<text:s/></text:p>
          </table:table-cell>
          <table:table-cell table:style-name="ce1"/>
          <table:table-cell office:value-type="float" office:value="7192.84" table:style-name="ce87">
            <text:p>7.192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8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Fte 2% #33194 Fact# 360573 <text:s/>Rec#: 6990 LAS FRAGANCIAS CIA. LTDA.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7193.03" table:style-name="ce87">
            <text:p>7.193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1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Fte 2% #302 Fact# 360742 <text:s/>Rec#: 7074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7193.46" table:style-name="ce87">
            <text:p>7.193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3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GASTO BANCARIO BCO PICHINCHA COMP RET 188614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7193.69" table:style-name="ce87">
            <text:p>7.193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2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Ret Fte 2% #185 Fact# 360434 <text:s/>Rec#: 6994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194.02" table:style-name="ce87">
            <text:p>7.194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6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Ret Fte 2% #20467 Fact# 360561 <text:s/>Rec#: 7033 GRANDSOUTH S.A.</text:p>
          </table:table-cell>
          <table:table-cell table:number-columns-repeated="3" table:style-name="ce1"/>
          <table:table-cell office:value-type="float" office:value="0.51" table:style-name="ce87">
            <text:p>0,51<text:s/></text:p>
          </table:table-cell>
          <table:table-cell table:style-name="ce1"/>
          <table:table-cell office:value-type="float" office:value="7194.53" table:style-name="ce87">
            <text:p>7.194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4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GASTO BANCARIO BCO PICHINCHA COMP RET #188717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7194.69" table:style-name="ce87">
            <text:p>7.194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2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18194 Fact# 775 <text:s/>Rec#: 7000 COMPAÑIA FARMACEUTICA VERA S.A. COFARVE</text:p>
          </table:table-cell>
          <table:table-cell table:number-columns-repeated="3" table:style-name="ce1"/>
          <table:table-cell office:value-type="float" office:value="2.2799999999999998" table:style-name="ce87">
            <text:p>2,28<text:s/></text:p>
          </table:table-cell>
          <table:table-cell table:style-name="ce1"/>
          <table:table-cell office:value-type="float" office:value="7196.97" table:style-name="ce87">
            <text:p>7.19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8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186104 Fact# 360829 <text:s/>Rec#: 7001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7393.4" table:style-name="ce87">
            <text:p>7.393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37129 Fact# 360452 <text:s/>Rec#: 7002 ACERIA DEL ECUADOR CA ADELCA</text:p>
          </table:table-cell>
          <table:table-cell table:number-columns-repeated="3" table:style-name="ce1"/>
          <table:table-cell office:value-type="float" office:value="4.29" table:style-name="ce87">
            <text:p>4,29<text:s/></text:p>
          </table:table-cell>
          <table:table-cell table:style-name="ce1"/>
          <table:table-cell office:value-type="float" office:value="7397.69" table:style-name="ce87">
            <text:p>7.397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70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6705 Fact# 778 <text:s/>Rec#: 7003 CAMISERIA INGLESA CAMINGLESA C LTDA.</text:p>
          </table:table-cell>
          <table:table-cell table:number-columns-repeated="3" table:style-name="ce1"/>
          <table:table-cell office:value-type="float" office:value="0.51" table:style-name="ce87">
            <text:p>0,51<text:s/></text:p>
          </table:table-cell>
          <table:table-cell table:style-name="ce1"/>
          <table:table-cell office:value-type="float" office:value="7398.2" table:style-name="ce87">
            <text:p>7.398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4405 Fact# 360604 <text:s/>Rec#: 7082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7398.24" table:style-name="ce87">
            <text:p>7.398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4404 Fact# 360605 <text:s/>Rec#: 7082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7398.28" table:style-name="ce87">
            <text:p>7.398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1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Fte 2% #37260 Fact# 360427 <text:s/>Rec#: 7149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7398.61" table:style-name="ce87">
            <text:p>7.398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1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Fte 2% #186274 Fact# 4433 <text:s/>Rec#: 7013 TELCONET <text:s/>S.A.</text:p>
          </table:table-cell>
          <table:table-cell table:number-columns-repeated="3" table:style-name="ce1"/>
          <table:table-cell office:value-type="float" office:value="408.09" table:style-name="ce87">
            <text:p>408,09<text:s/></text:p>
          </table:table-cell>
          <table:table-cell table:style-name="ce1"/>
          <table:table-cell office:value-type="float" office:value="7806.7" table:style-name="ce87">
            <text:p>7.806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Fte 2% #186276 Fact# 360680 <text:s/>Rec#: 7014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7806.74" table:style-name="ce87">
            <text:p>7.806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Fte 2% #186277 Fact# 360681 <text:s/>Rec#: 7014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7806.82" table:style-name="ce87">
            <text:p>7.806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Fte 2% #186278 Fact# 360672 <text:s/>Rec#: 7014 TELCONET <text:s/>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7806.89" table:style-name="ce87">
            <text:p>7.806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Fte 2% #186275 Fact# 360446 <text:s/>Rec#: 7014 TELCONET <text:s/>S.A.</text:p>
          </table:table-cell>
          <table:table-cell table:number-columns-repeated="3" table:style-name="ce1"/>
          <table:table-cell office:value-type="float" office:value="559.03" table:style-name="ce87">
            <text:p>559,03<text:s/></text:p>
          </table:table-cell>
          <table:table-cell table:style-name="ce1"/>
          <table:table-cell office:value-type="float" office:value="8365.92" table:style-name="ce87">
            <text:p>8.365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1</text:p>
          </table:table-cell>
          <table:table-cell office:value-type="date" office:date-value="2021-05-11T00:00:00" table:style-name="ce88">
            <text:p>11-may-21</text:p>
          </table:table-cell>
          <table:table-cell office:value-type="string" table:style-name="ce86">
            <text:p>Ret Fte 2% #15225 Fact# 360406 <text:s/>Rec#: 7018 LG ELECTRONICS PANAMA S.A</text:p>
          </table:table-cell>
          <table:table-cell table:number-columns-repeated="3" table:style-name="ce1"/>
          <table:table-cell office:value-type="float" office:value="1.54" table:style-name="ce87">
            <text:p>1,54<text:s/></text:p>
          </table:table-cell>
          <table:table-cell table:style-name="ce1"/>
          <table:table-cell office:value-type="float" office:value="8367.4599999999991" table:style-name="ce87">
            <text:p>8.36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3</text:p>
          </table:table-cell>
          <table:table-cell office:value-type="date" office:date-value="2021-05-13T00:00:00" table:style-name="ce88">
            <text:p>13-may-21</text:p>
          </table:table-cell>
          <table:table-cell office:value-type="string" table:style-name="ce86">
            <text:p>Ret Fte 2% #186553 Fact# 360830 <text:s/>Rec#: 7030 TELCONET <text:s/>S.A.</text:p>
          </table:table-cell>
          <table:table-cell table:number-columns-repeated="3" table:style-name="ce1"/>
          <table:table-cell office:value-type="float" office:value="301.31" table:style-name="ce87">
            <text:p>301,31<text:s/></text:p>
          </table:table-cell>
          <table:table-cell table:style-name="ce1"/>
          <table:table-cell office:value-type="float" office:value="8668.77" table:style-name="ce87">
            <text:p>8.668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0</text:p>
          </table:table-cell>
          <table:table-cell office:value-type="date" office:date-value="2021-05-14T00:00:00" table:style-name="ce88">
            <text:p>14-may-21</text:p>
          </table:table-cell>
          <table:table-cell office:value-type="string" table:style-name="ce86">
            <text:p>Ret Fte 2% #8773 Fact# 360832 <text:s/>Rec#: 7138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88" table:style-name="ce87">
            <text:p>1,88<text:s/></text:p>
          </table:table-cell>
          <table:table-cell table:style-name="ce1"/>
          <table:table-cell office:value-type="float" office:value="8670.65" table:style-name="ce87">
            <text:p>8.670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7</text:p>
          </table:table-cell>
          <table:table-cell office:value-type="date" office:date-value="2021-05-19T00:00:00" table:style-name="ce88">
            <text:p>19-may-21</text:p>
          </table:table-cell>
          <table:table-cell office:value-type="string" table:style-name="ce86">
            <text:p>Ret Fte 2% #74658 Fact# 360831 <text:s/>Rec#: 7051 CORPORACIÓN FERNÁNDEZ CORPFERNANDEZ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8670.67" table:style-name="ce87">
            <text:p>8.670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9</text:p>
          </table:table-cell>
          <table:table-cell office:value-type="date" office:date-value="2021-05-19T00:00:00" table:style-name="ce88">
            <text:p>19-may-21</text:p>
          </table:table-cell>
          <table:table-cell office:value-type="string" table:style-name="ce86">
            <text:p>Ret Fte 2% #20741 Fact# 360457 <text:s/>Rec#: 7053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8670.69" table:style-name="ce87">
            <text:p>8.670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8</text:p>
          </table:table-cell>
          <table:table-cell office:value-type="date" office:date-value="2021-05-20T00:00:00" table:style-name="ce88">
            <text:p>20-may-21</text:p>
          </table:table-cell>
          <table:table-cell office:value-type="string" table:style-name="ce86">
            <text:p>Ret Fte 2% #417891 Fact# 358292 <text:s/>Rec#: 7136 CONSORCIO ECUATORIANO DE TELECOMUNICACIONES S.A. CONECEL</text:p>
          </table:table-cell>
          <table:table-cell table:number-columns-repeated="3" table:style-name="ce1"/>
          <table:table-cell office:value-type="float" office:value="6.65" table:style-name="ce87">
            <text:p>6,65<text:s/></text:p>
          </table:table-cell>
          <table:table-cell table:style-name="ce1"/>
          <table:table-cell office:value-type="float" office:value="8677.34" table:style-name="ce87">
            <text:p>8.67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1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Ret Fte 2% #12284 Fact# 362187 <text:s/>Rec#: 7063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8677.3799999999992" table:style-name="ce87">
            <text:p>8.677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6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Fte 2% #20827 Fact# 360548 <text:s/>Rec#: 7058 MEGADATOS S.A.</text:p>
          </table:table-cell>
          <table:table-cell table:number-columns-repeated="3" table:style-name="ce1"/>
          <table:table-cell office:value-type="float" office:value="457.19" table:style-name="ce87">
            <text:p>457,19<text:s/></text:p>
          </table:table-cell>
          <table:table-cell table:style-name="ce1"/>
          <table:table-cell office:value-type="float" office:value="9134.57" table:style-name="ce87">
            <text:p>9.134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7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Fte 2% #30669 Fact# 360835 <text:s/>Rec#: 7059 Corporación Nacional de Telecomunicaciones-CNT EP</text:p>
          </table:table-cell>
          <table:table-cell table:number-columns-repeated="3" table:style-name="ce1"/>
          <table:table-cell office:value-type="float" office:value="23.69" table:style-name="ce87">
            <text:p>23,69<text:s/></text:p>
          </table:table-cell>
          <table:table-cell table:style-name="ce1"/>
          <table:table-cell office:value-type="float" office:value="9158.26" table:style-name="ce87">
            <text:p>9.158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8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Fte 2% #30670 Fact# 360836 <text:s/>Rec#: 7060 Corporación Nacional de Telecomunicaciones-CNT EP</text:p>
          </table:table-cell>
          <table:table-cell table:number-columns-repeated="3" table:style-name="ce1"/>
          <table:table-cell office:value-type="float" office:value="154.38999999999999" table:style-name="ce87">
            <text:p>154,39<text:s/></text:p>
          </table:table-cell>
          <table:table-cell table:style-name="ce1"/>
          <table:table-cell office:value-type="float" office:value="9312.65" table:style-name="ce87">
            <text:p>9.312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9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Fte 2% #419265 Fact# 358298 <text:s/>Rec#: 7137 CONSORCIO ECUATORIANO DE TELECOMUNICACIONES S.A. CONECEL</text:p>
          </table:table-cell>
          <table:table-cell table:number-columns-repeated="3" table:style-name="ce1"/>
          <table:table-cell office:value-type="float" office:value="175.27" table:style-name="ce87">
            <text:p>175,27<text:s/></text:p>
          </table:table-cell>
          <table:table-cell table:style-name="ce1"/>
          <table:table-cell office:value-type="float" office:value="9487.92" table:style-name="ce87">
            <text:p>9.487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1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Fte 2% #102453 Fact# 360837 <text:s/>Rec#: 7139 SERVICIOS DE TELECOMUNICACIONES SETEL S.A.</text:p>
          </table:table-cell>
          <table:table-cell table:number-columns-repeated="3" table:style-name="ce1"/>
          <table:table-cell office:value-type="float" office:value="7.59" table:style-name="ce87">
            <text:p>7,59<text:s/></text:p>
          </table:table-cell>
          <table:table-cell table:style-name="ce1"/>
          <table:table-cell office:value-type="float" office:value="9495.51" table:style-name="ce87">
            <text:p>9.495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2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Fte 2% #188008 Fact# 360833 <text:s/>Rec#: 7140 OTECEL</text:p>
          </table:table-cell>
          <table:table-cell table:number-columns-repeated="3" table:style-name="ce1"/>
          <table:table-cell office:value-type="float" office:value="138.06" table:style-name="ce87">
            <text:p>138,06<text:s/></text:p>
          </table:table-cell>
          <table:table-cell table:style-name="ce1"/>
          <table:table-cell office:value-type="float" office:value="9633.57" table:style-name="ce87">
            <text:p>9.633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2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Ret Fte 2% #101 Fact# 360826 <text:s/>Rec#: 7064 ROMCOEL S.A.</text:p>
          </table:table-cell>
          <table:table-cell table:number-columns-repeated="3" table:style-name="ce1"/>
          <table:table-cell office:value-type="float" office:value="5.39" table:style-name="ce87">
            <text:p>5,39<text:s/></text:p>
          </table:table-cell>
          <table:table-cell table:style-name="ce1"/>
          <table:table-cell office:value-type="float" office:value="9638.9599999999991" table:style-name="ce87">
            <text:p>9.638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5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table:number-columns-repeated="3" table:style-name="ce1"/>
          <table:table-cell office:value-type="float" office:value="42.37" table:style-name="ce87">
            <text:p>42,37<text:s/></text:p>
          </table:table-cell>
          <table:table-cell table:style-name="ce1"/>
          <table:table-cell office:value-type="float" office:value="9681.33" table:style-name="ce87">
            <text:p>9.681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713 Fact# 363194 <text:s/>Rec#: 7066 AGROSIGAL SA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9681.6299999999992" table:style-name="ce87">
            <text:p>9.681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644 Fact# 362945 <text:s/>Rec#: 7067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9683.26" table:style-name="ce87">
            <text:p>9.683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28 Fact# 363301 <text:s/>Rec#: 7068 ESJURHEC S.A.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9683.61" table:style-name="ce87">
            <text:p>9.683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115 Fact# 362938 <text:s/>Rec#: 7071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683.94" table:style-name="ce87">
            <text:p>9.683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752 Fact# 362944 <text:s/>Rec#: 7072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9685.57" table:style-name="ce87">
            <text:p>9.685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532 Fact# 4657 <text:s/>Rec#: 7073 GUANO ALCARRAZ GLADYS ALEXANDRA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9685.65" table:style-name="ce87">
            <text:p>9.685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06 Fact# 363235 <text:s/>Rec#: 7077 PRODUCTORA DE ALIMENTOS SALUDABLES Y CHOCOLATE PROCHOC S.A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9685.93" table:style-name="ce87">
            <text:p>9.685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560 Fact# 362989 <text:s/>Rec#: 7078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686.26" table:style-name="ce87">
            <text:p>9.686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561 Fact# 362988 <text:s/>Rec#: 7078 COMPAÑIA SALUD PLENA S.A / PLENISALUD</text:p>
          </table:table-cell>
          <table:table-cell table:number-columns-repeated="3" table:style-name="ce1"/>
          <table:table-cell office:value-type="float" office:value="0.71" table:style-name="ce87">
            <text:p>0,71<text:s/></text:p>
          </table:table-cell>
          <table:table-cell table:style-name="ce1"/>
          <table:table-cell office:value-type="float" office:value="9686.9699999999993" table:style-name="ce87">
            <text:p>9.68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562 Fact# 362976 <text:s/>Rec#: 7078 COMPAÑIA SALUD PLENA S.A / PLENISALUD</text:p>
          </table:table-cell>
          <table:table-cell table:number-columns-repeated="3" table:style-name="ce1"/>
          <table:table-cell office:value-type="float" office:value="1.34" table:style-name="ce87">
            <text:p>1,34<text:s/></text:p>
          </table:table-cell>
          <table:table-cell table:style-name="ce1"/>
          <table:table-cell office:value-type="float" office:value="9688.31" table:style-name="ce87">
            <text:p>9.688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1576 Fact# 363090 <text:s/>Rec#: 7079 CALIZAS Y MINERALES CALMOSACORP CIA. LTD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9688.4" table:style-name="ce87">
            <text:p>9.688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4410 Fact# 363299 <text:s/>Rec#: 7081 LINEAS AEREAS NACIONALES ECUADOR S.A. LAN ECUADOR</text:p>
          </table:table-cell>
          <table:table-cell table:number-columns-repeated="3" table:style-name="ce1"/>
          <table:table-cell office:value-type="float" office:value="0.82" table:style-name="ce87">
            <text:p>0,82<text:s/></text:p>
          </table:table-cell>
          <table:table-cell table:style-name="ce1"/>
          <table:table-cell office:value-type="float" office:value="9689.2199999999993" table:style-name="ce87">
            <text:p>9.689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58429 Fact# 362966 <text:s/>Rec#: 7083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9689.8700000000008" table:style-name="ce87">
            <text:p>9.68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9978 Fact# 363081 <text:s/>Rec#: 7084 ECUADORIANSHIM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9689.91" table:style-name="ce87">
            <text:p>9.689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8178 Fact# 362986 <text:s/>Rec#: 7085 COMPAÑIA VERDU S.A.</text:p>
          </table:table-cell>
          <table:table-cell table:number-columns-repeated="3" table:style-name="ce1"/>
          <table:table-cell office:value-type="float" office:value="2.0499999999999998" table:style-name="ce87">
            <text:p>2,05<text:s/></text:p>
          </table:table-cell>
          <table:table-cell table:style-name="ce1"/>
          <table:table-cell office:value-type="float" office:value="9691.9599999999991" table:style-name="ce87">
            <text:p>9.691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950 Fact# 363033 <text:s/>Rec#: 7086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9691.9699999999993" table:style-name="ce87">
            <text:p>9.691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7772 Fact# 363099 <text:s/>Rec#: 7087 AGRICOLA Y QUIMICA NACIONAL DEL COTOPAXI AGRONPAXI CIA. LTD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9692.25" table:style-name="ce87">
            <text:p>9.692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951 Fact# 363034 <text:s/>Rec#: 7088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9692.26" table:style-name="ce87">
            <text:p>9.692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906 Fact# 363205 <text:s/>Rec#: 7089 INGENIERIA PARA EL DESARROLLO ACURIO Y ASOCIADOS S.A.</text:p>
          </table:table-cell>
          <table:table-cell table:number-columns-repeated="3" table:style-name="ce1"/>
          <table:table-cell office:value-type="float" office:value="1.38" table:style-name="ce87">
            <text:p>1,38<text:s/></text:p>
          </table:table-cell>
          <table:table-cell table:style-name="ce1"/>
          <table:table-cell office:value-type="float" office:value="9693.64" table:style-name="ce87">
            <text:p>9.693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0495 Fact# 363109 <text:s/>Rec#: 7091 AGRICOLA BANANERA ECUATORIANA - AGBE S.A.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9694.02" table:style-name="ce87">
            <text:p>9.694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1463 Fact# 363028 <text:s/>Rec#: 7092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9695.1200000000008" table:style-name="ce87">
            <text:p>9.695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118 Fact# 363107 <text:s/>Rec#: 7095 CIPORT &amp; TECNAC CIPTE C.L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9695.2000000000007" table:style-name="ce87">
            <text:p>9.695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2242 Fact# 363019 <text:s/>Rec#: 7096 ADITIVOS Y ALIMENTOS S.A. ADILISA</text:p>
          </table:table-cell>
          <table:table-cell table:number-columns-repeated="3" table:style-name="ce1"/>
          <table:table-cell office:value-type="float" office:value="1.32" table:style-name="ce87">
            <text:p>1,32<text:s/></text:p>
          </table:table-cell>
          <table:table-cell table:style-name="ce1"/>
          <table:table-cell office:value-type="float" office:value="9696.52" table:style-name="ce87">
            <text:p>9.69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7677 Fact# 362935 <text:s/>Rec#: 7098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696.85" table:style-name="ce87">
            <text:p>9.696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0638 Fact# 363156 <text:s/>Rec#: 7100 PAYLESS SHOESOURCE ECUADOR CIA. LTDA.</text:p>
          </table:table-cell>
          <table:table-cell table:number-columns-repeated="3" table:style-name="ce1"/>
          <table:table-cell office:value-type="float" office:value="1.01" table:style-name="ce87">
            <text:p>1,01<text:s/></text:p>
          </table:table-cell>
          <table:table-cell table:style-name="ce1"/>
          <table:table-cell office:value-type="float" office:value="9697.86" table:style-name="ce87">
            <text:p>9.697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26 Fact# 4676 <text:s/>Rec#: 7101 ACTICA TECH CIA.LTDA</text:p>
          </table:table-cell>
          <table:table-cell table:number-columns-repeated="3" table:style-name="ce1"/>
          <table:table-cell office:value-type="float" office:value="0.75" table:style-name="ce87">
            <text:p>0,75<text:s/></text:p>
          </table:table-cell>
          <table:table-cell table:style-name="ce1"/>
          <table:table-cell office:value-type="float" office:value="9698.61" table:style-name="ce87">
            <text:p>9.698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385 Fact# 363115 <text:s/>Rec#: 7104 INDUSTRIA ALUCAPS ECUADOR GA SA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9698.64" table:style-name="ce87">
            <text:p>9.698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29 Fact# 362985 <text:s/>Rec#: 7105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698.9699999999993" table:style-name="ce87">
            <text:p>9.698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343 Fact# 363089 <text:s/>Rec#: 7106 BONELLY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9699.9599999999991" table:style-name="ce87">
            <text:p>9.699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74 Fact# 363012 <text:s/>Rec#: 7107 CONSULTLMZ CIA. LTDA.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9700.56" table:style-name="ce87">
            <text:p>9.700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406 Fact# 363074 <text:s/>Rec#: 7108 ANGLO ECUATORIANA DE GUAYAQUIL C A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9700.69" table:style-name="ce87">
            <text:p>9.700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407 Fact# 363075 <text:s/>Rec#: 7109 ANGLO ECUATORIANA DE GUAYAQUIL C A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9700.86" table:style-name="ce87">
            <text:p>9.700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9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5493 Fact# 362960 <text:s/>Rec#: 7110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9701.84" table:style-name="ce87">
            <text:p>9.701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44 Fact# 362954 <text:s/>Rec#: 7112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9702.82" table:style-name="ce87">
            <text:p>9.702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190 Fact# 4709 <text:s/>Rec#: 7113 ROMAN ESPINOSA SILVIO ALBERTO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9702.89" table:style-name="ce87">
            <text:p>9.70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2197 Fact# 363138 <text:s/>Rec#: 7116 GOMEZ ALCIVAR EDUARDO JOSE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9703.5499999999993" table:style-name="ce87">
            <text:p>9.703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722 Fact# 362962 <text:s/>Rec#: 7117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703.8799999999992" table:style-name="ce87">
            <text:p>9.703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0633 Fact# 362968 <text:s/>Rec#: 7118 LIFE FOOD PRODUCT ECUADOR LIFPRODEC S.A.</text:p>
          </table:table-cell>
          <table:table-cell table:number-columns-repeated="3" table:style-name="ce1"/>
          <table:table-cell office:value-type="float" office:value="1.71" table:style-name="ce87">
            <text:p>1,71<text:s/></text:p>
          </table:table-cell>
          <table:table-cell table:style-name="ce1"/>
          <table:table-cell office:value-type="float" office:value="9705.59" table:style-name="ce87">
            <text:p>9.705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480 Fact# 363098 <text:s/>Rec#: 7119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9705.6299999999992" table:style-name="ce87">
            <text:p>9.705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17 Fact# 363316 <text:s/>Rec#: 7120 REPROLIMIT CIA.LTDA<text:s/>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9705.69" table:style-name="ce87">
            <text:p>9.705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283 Fact# 362975 <text:s/>Rec#: 7121 GRANITECSA S.A</text:p>
          </table:table-cell>
          <table:table-cell table:number-columns-repeated="3" table:style-name="ce1"/>
          <table:table-cell office:value-type="float" office:value="0.77" table:style-name="ce87">
            <text:p>0,77<text:s/></text:p>
          </table:table-cell>
          <table:table-cell table:style-name="ce1"/>
          <table:table-cell office:value-type="float" office:value="9706.4599999999991" table:style-name="ce87">
            <text:p>9.706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8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479 Fact# 363097 <text:s/>Rec#: 7122 WINSTOCOR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9706.5300000000007" table:style-name="ce87">
            <text:p>9.706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0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5305 Fact# 362977 <text:s/>Rec#: 7127 INTEQUIN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9707.84" table:style-name="ce87">
            <text:p>9.707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1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2816 Fact# 362987 <text:s/>Rec#: 7128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708.17" table:style-name="ce87">
            <text:p>9.708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2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761 Fact# 363083 <text:s/>Rec#: 7130 CONSTRU-YA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9708.2099999999991" table:style-name="ce87">
            <text:p>9.708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5738 Fact# 363021 <text:s/>Rec#: 7131 WANHAI LINES ECUADOR S.A.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9709.64" table:style-name="ce87">
            <text:p>9.709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53 Fact# 363068 <text:s/>Rec#: 7132 XERTICAEC S.A.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9711.09" table:style-name="ce87">
            <text:p>9.711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5706 Fact# 363297 <text:s/>Rec#: 7133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9711.3700000000008" table:style-name="ce87">
            <text:p>9.711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472 Fact# 362955 <text:s/>Rec#: 7135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711.7000000000007" table:style-name="ce87">
            <text:p>9.711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6741 Fact# 363123 <text:s/>Rec#: 7146 FERRUX S.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9711.8799999999992" table:style-name="ce87">
            <text:p>9.711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95 Fact# 363031 <text:s/>Rec#: 7152 AFCO S.A.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9712.02" table:style-name="ce87">
            <text:p>9.712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8829 Fact# 362964 <text:s/>Rec#: 7153 CORPORACION VIVIENDAS DEL HOGAR DE CRISTO</text:p>
          </table:table-cell>
          <table:table-cell table:number-columns-repeated="3" table:style-name="ce1"/>
          <table:table-cell office:value-type="float" office:value="4.0999999999999996" table:style-name="ce87">
            <text:p>4,10<text:s/></text:p>
          </table:table-cell>
          <table:table-cell table:style-name="ce1"/>
          <table:table-cell office:value-type="float" office:value="9716.1200000000008" table:style-name="ce87">
            <text:p>9.716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8831 Fact# 362965 <text:s/>Rec#: 7154 CORPORACION VIVIENDAS DEL HOGAR DE CRISTO</text:p>
          </table:table-cell>
          <table:table-cell table:number-columns-repeated="3" table:style-name="ce1"/>
          <table:table-cell office:value-type="float" office:value="3.17" table:style-name="ce87">
            <text:p>3,17<text:s/></text:p>
          </table:table-cell>
          <table:table-cell table:style-name="ce1"/>
          <table:table-cell office:value-type="float" office:value="9719.2900000000009" table:style-name="ce87">
            <text:p>9.719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9420 Fact# 363155 <text:s/>Rec#: 7155 COOPERATIVA DE TRANSPORTES LOJA<text:s/></text:p>
          </table:table-cell>
          <table:table-cell table:number-columns-repeated="3" table:style-name="ce1"/>
          <table:table-cell office:value-type="float" office:value="0.75" table:style-name="ce87">
            <text:p>0,75<text:s/></text:p>
          </table:table-cell>
          <table:table-cell table:style-name="ce1"/>
          <table:table-cell office:value-type="float" office:value="9720.0400000000009" table:style-name="ce87">
            <text:p>9.720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82472 Fact# 362942 <text:s/>Rec#: 7156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9721.35" table:style-name="ce87">
            <text:p>9.721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3995 Fact# 363036 <text:s/>Rec#: 7157 SUPERGLOBAL 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9721.44" table:style-name="ce87">
            <text:p>9.721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9188 Fact# 362973 <text:s/>Rec#: 7162 ACRUXZA C. A.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9722.89" table:style-name="ce87">
            <text:p>9.72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94 Fact# 362951 <text:s/>Rec#: 7170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9723.5400000000009" table:style-name="ce87">
            <text:p>9.723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9789 Fact# 362959 <text:s/>Rec#: 7171 DOLMEN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723.8700000000008" table:style-name="ce87">
            <text:p>9.723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793 Fact# 363114 <text:s/>Rec#: 7214 CAJAMARCA PROTECTIVE SERVICES C. LTDA. CAJAPROTSERV</text:p>
          </table:table-cell>
          <table:table-cell table:number-columns-repeated="3" table:style-name="ce1"/>
          <table:table-cell office:value-type="float" office:value="29.99" table:style-name="ce87">
            <text:p>29,99<text:s/></text:p>
          </table:table-cell>
          <table:table-cell table:style-name="ce1"/>
          <table:table-cell office:value-type="float" office:value="9753.86" table:style-name="ce87">
            <text:p>9.753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76346 Fact# 363164 <text:s/>Rec#: 7228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9754.14" table:style-name="ce87">
            <text:p>9.754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173 Fact# 363163 <text:s/>Rec#: 7239 CHIM-TINTA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9754.2000000000007" table:style-name="ce87">
            <text:p>9.754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0455 Fact# 362982 <text:s/>Rec#: 7245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9754.85" table:style-name="ce87">
            <text:p>9.754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738 Fact# 363268 <text:s/>Rec#: 7097 AGROQUIMICOS DEL ECUADOR AGRODESA<text:s/>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9754.98" table:style-name="ce87">
            <text:p>9.754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737 Fact# 363269 <text:s/>Rec#: 7097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9755.02" table:style-name="ce87">
            <text:p>9.755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9466 Fact# 362941 <text:s/>Rec#: 7249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9770.41" table:style-name="ce87">
            <text:p>9.770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1353 Fact# 363387 <text:s/>Rec#: 7257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9771.24" table:style-name="ce87">
            <text:p>9.771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733 Fact# 4690 <text:s/>Rec#: 7258 LIRA CORREA MARTIN ALFREDO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9771.2900000000009" table:style-name="ce87">
            <text:p>9.771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8360 Fact# 363065 <text:s/>Rec#: 7259 SOCIEDAD DE HECHO SAMBAC</text:p>
          </table:table-cell>
          <table:table-cell table:number-columns-repeated="3" table:style-name="ce1"/>
          <table:table-cell office:value-type="float" office:value="0.93" table:style-name="ce87">
            <text:p>0,93<text:s/></text:p>
          </table:table-cell>
          <table:table-cell table:style-name="ce1"/>
          <table:table-cell office:value-type="float" office:value="9772.2199999999993" table:style-name="ce87">
            <text:p>9.772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243 Fact# 362997 <text:s/>Rec#: 7260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772.5499999999993" table:style-name="ce87">
            <text:p>9.772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242 Fact# 363131 <text:s/>Rec#: 7260 CESAR FERNANDO ARMAS CABRERA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9772.64" table:style-name="ce87">
            <text:p>9.772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3241 Fact# 362998 <text:s/>Rec#: 7260 CESAR FERNANDO ARMAS CABRERA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9773.1" table:style-name="ce87">
            <text:p>9.773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Fte 2% #4058 Fact# 363122 <text:s/>Rec#: 7286 DATA TOOLS S.A.</text:p>
          </table:table-cell>
          <table:table-cell table:number-columns-repeated="3" table:style-name="ce1"/>
          <table:table-cell office:value-type="float" office:value="3.68" table:style-name="ce87">
            <text:p>3,68<text:s/></text:p>
          </table:table-cell>
          <table:table-cell table:style-name="ce1"/>
          <table:table-cell office:value-type="float" office:value="9776.7800000000007" table:style-name="ce87">
            <text:p>9.776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7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Ret Fte 2% #33700 Fact# 363117 <text:s/>Rec#: 7080 LAS FRAGANCIAS CIA. LTDA.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9776.9699999999993" table:style-name="ce87">
            <text:p>9.77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7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Ret Fte 2% #15128 Fact# 363020 <text:s/>Rec#: 7145 YARECUADOR CIA. LTDA</text:p>
          </table:table-cell>
          <table:table-cell table:number-columns-repeated="3" table:style-name="ce1"/>
          <table:table-cell office:value-type="float" office:value="4.13" table:style-name="ce87">
            <text:p>4,13<text:s/></text:p>
          </table:table-cell>
          <table:table-cell table:style-name="ce1"/>
          <table:table-cell office:value-type="float" office:value="9781.1" table:style-name="ce87">
            <text:p>9.781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6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GASTO BANCARIO BCO PICHINCHA COMP RET 190233</text:p>
          </table:table-cell>
          <table:table-cell table:number-columns-repeated="3" table:style-name="ce1"/>
          <table:table-cell office:value-type="float" office:value="22.24" table:style-name="ce87">
            <text:p>22,24<text:s/></text:p>
          </table:table-cell>
          <table:table-cell table:style-name="ce1"/>
          <table:table-cell office:value-type="float" office:value="9803.34" table:style-name="ce87">
            <text:p>9.803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7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573 Fact# 362963 <text:s/>Rec#: 7090 COLEGIO INTERNACIONAL SEK ECUADOR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803.67" table:style-name="ce87">
            <text:p>9.803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1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872 Fact# 363076 <text:s/>Rec#: 7093 INMOBILIARIA GALILEA-ECUADOR S.A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9804.2199999999993" table:style-name="ce87">
            <text:p>9.804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2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37513 Fact# 362996 <text:s/>Rec#: 7094 ACERIA DEL ECUADOR CA ADELCA</text:p>
          </table:table-cell>
          <table:table-cell table:number-columns-repeated="3" table:style-name="ce1"/>
          <table:table-cell office:value-type="float" office:value="4.24" table:style-name="ce87">
            <text:p>4,24<text:s/></text:p>
          </table:table-cell>
          <table:table-cell table:style-name="ce1"/>
          <table:table-cell office:value-type="float" office:value="9808.4599999999991" table:style-name="ce87">
            <text:p>9.808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6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21018 Fact# 363105 <text:s/>Rec#: 7158 GRANDSOUTH S.A.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9808.6" table:style-name="ce87">
            <text:p>9.808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1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316 Fact# 363288 <text:s/>Rec#: 7173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42" table:style-name="ce87">
            <text:p>0,42<text:s/></text:p>
          </table:table-cell>
          <table:table-cell table:style-name="ce1"/>
          <table:table-cell office:value-type="float" office:value="9809.02" table:style-name="ce87">
            <text:p>9.809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2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Fte 2% #37643 Fact# 362971 <text:s/>Rec#: 7261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809.35" table:style-name="ce87">
            <text:p>9.809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6</text:p>
          </table:table-cell>
          <table:table-cell office:value-type="date" office:date-value="2021-06-04T00:00:00" table:style-name="ce88">
            <text:p>04-jun-21</text:p>
          </table:table-cell>
          <table:table-cell office:value-type="string" table:style-name="ce86">
            <text:p>Ret Fte 2% #188 Fact# 362979 <text:s/>Rec#: 7099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9809.68" table:style-name="ce87">
            <text:p>9.809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5</text:p>
          </table:table-cell>
          <table:table-cell office:value-type="date" office:date-value="2021-06-04T00:00:00" table:style-name="ce88">
            <text:p>04-jun-21</text:p>
          </table:table-cell>
          <table:table-cell office:value-type="string" table:style-name="ce86">
            <text:p>GASTO BANCARIO BCO PICHINCHA COMP RET 190358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9809.82" table:style-name="ce87">
            <text:p>9.809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3</text:p>
          </table:table-cell>
          <table:table-cell office:value-type="date" office:date-value="2021-06-05T00:00:00" table:style-name="ce88">
            <text:p>05-jun-21</text:p>
          </table:table-cell>
          <table:table-cell office:value-type="string" table:style-name="ce86">
            <text:p>Ret Fte 2% #18575 Fact# 780 <text:s/>Rec#: 7115 COMPAÑIA FARMACEUTICA VERA S.A. COFARVE</text:p>
          </table:table-cell>
          <table:table-cell table:number-columns-repeated="3" table:style-name="ce1"/>
          <table:table-cell office:value-type="float" office:value="3.86" table:style-name="ce87">
            <text:p>3,86<text:s/></text:p>
          </table:table-cell>
          <table:table-cell table:style-name="ce1"/>
          <table:table-cell office:value-type="float" office:value="9813.68" table:style-name="ce87">
            <text:p>9.813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9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Fte 2% #123506 Fact# 781 <text:s/>Rec#: 7102 F.V - AREA ANDINA S.A.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9814.81" table:style-name="ce87">
            <text:p>9.814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Fte 2% #123505 Fact# 782 <text:s/>Rec#: 7103 F.V - AREA ANDINA S.A.</text:p>
          </table:table-cell>
          <table:table-cell table:number-columns-repeated="3" table:style-name="ce1"/>
          <table:table-cell office:value-type="float" office:value="0.59" table:style-name="ce87">
            <text:p>0,59<text:s/></text:p>
          </table:table-cell>
          <table:table-cell table:style-name="ce1"/>
          <table:table-cell office:value-type="float" office:value="9815.4" table:style-name="ce87">
            <text:p>9.815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Fte 2% #4491 Fact# 363148 <text:s/>Rec#: 7182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9815.44" table:style-name="ce87">
            <text:p>9.815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Fte 2% #4492 Fact# 363147 <text:s/>Rec#: 7182 SOLUCIONES GLOBALES S.A GLOBFAST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9815.5" table:style-name="ce87">
            <text:p>9.815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1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Ret Fte 2% #189529 Fact# 363389 <text:s/>Rec#: 7123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0011.93" table:style-name="ce87">
            <text:p>10.011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2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685 Fact# 363388 <text:s/>Rec#: 7124 TELCONET <text:s/>S.A.</text:p>
          </table:table-cell>
          <table:table-cell table:number-columns-repeated="3" table:style-name="ce1"/>
          <table:table-cell office:value-type="float" office:value="274.02" table:style-name="ce87">
            <text:p>274,02<text:s/></text:p>
          </table:table-cell>
          <table:table-cell table:style-name="ce1"/>
          <table:table-cell office:value-type="float" office:value="10285.950000000001" table:style-name="ce87">
            <text:p>10.28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3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686 Fact# 4659 <text:s/>Rec#: 7125 TELCONET <text:s/>S.A.</text:p>
          </table:table-cell>
          <table:table-cell table:number-columns-repeated="3" table:style-name="ce1"/>
          <table:table-cell office:value-type="float" office:value="140.55000000000001" table:style-name="ce87">
            <text:p>140,55<text:s/></text:p>
          </table:table-cell>
          <table:table-cell table:style-name="ce1"/>
          <table:table-cell office:value-type="float" office:value="10426.5" table:style-name="ce87">
            <text:p>10.426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822 Fact# 362990 <text:s/>Rec#: 7126 TELCONET <text:s/>S.A.</text:p>
          </table:table-cell>
          <table:table-cell table:number-columns-repeated="3" table:style-name="ce1"/>
          <table:table-cell office:value-type="float" office:value="23.23" table:style-name="ce87">
            <text:p>23,23<text:s/></text:p>
          </table:table-cell>
          <table:table-cell table:style-name="ce1"/>
          <table:table-cell office:value-type="float" office:value="10449.73" table:style-name="ce87">
            <text:p>10.449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819 Fact# 363225 <text:s/>Rec#: 7126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0449.81" table:style-name="ce87">
            <text:p>10.449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821 Fact# 363216 <text:s/>Rec#: 7126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0449.89" table:style-name="ce87">
            <text:p>10.449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6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Fte 2% #189820 Fact# 363224 <text:s/>Rec#: 7248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0449.93" table:style-name="ce87">
            <text:p>10.44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3</text:p>
          </table:table-cell>
          <table:table-cell office:value-type="date" office:date-value="2021-06-14T00:00:00" table:style-name="ce88">
            <text:p>14-jun-21</text:p>
          </table:table-cell>
          <table:table-cell office:value-type="string" table:style-name="ce86">
            <text:p>Ret Fte 2% #423719 Fact# 360834 <text:s/>Rec#: 7255 CONSORCIO ECUATORIANO DE TELECOMUNICACIONES S.A. CONECEL</text:p>
          </table:table-cell>
          <table:table-cell table:number-columns-repeated="3" table:style-name="ce1"/>
          <table:table-cell office:value-type="float" office:value="185.35" table:style-name="ce87">
            <text:p>185,35<text:s/></text:p>
          </table:table-cell>
          <table:table-cell table:style-name="ce1"/>
          <table:table-cell office:value-type="float" office:value="10635.28" table:style-name="ce87">
            <text:p>10.635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6</text:p>
          </table:table-cell>
          <table:table-cell office:value-type="date" office:date-value="2021-06-15T00:00:00" table:style-name="ce88">
            <text:p>15-jun-21</text:p>
          </table:table-cell>
          <table:table-cell office:value-type="string" table:style-name="ce86">
            <text:p>Ret Fte 2% #15395 Fact# 362949 <text:s/>Rec#: 7134 LG ELECTRONICS PANAMA S.A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0636.26" table:style-name="ce87">
            <text:p>10.636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1</text:p>
          </table:table-cell>
          <table:table-cell office:value-type="date" office:date-value="2021-06-17T00:00:00" table:style-name="ce88">
            <text:p>17-jun-21</text:p>
          </table:table-cell>
          <table:table-cell office:value-type="string" table:style-name="ce86">
            <text:p>Ret Fte 2% #424490 Fact# 360838 <text:s/>Rec#: 7253 CONSORCIO ECUATORIANO DE TELECOMUNICACIONES S.A. CONECEL</text:p>
          </table:table-cell>
          <table:table-cell table:number-columns-repeated="3" table:style-name="ce1"/>
          <table:table-cell office:value-type="float" office:value="7.07" table:style-name="ce87">
            <text:p>7,07<text:s/></text:p>
          </table:table-cell>
          <table:table-cell table:style-name="ce1"/>
          <table:table-cell office:value-type="float" office:value="10643.33" table:style-name="ce87">
            <text:p>10.643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7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Ret Fte 2% #12544 Fact# 364732 <text:s/>Rec#: 7192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0643.37" table:style-name="ce87">
            <text:p>10.643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Fte 2% #31093 Fact# 363395 <text:s/>Rec#: 7160 Corporación Nacional de Telecomunicaciones-CNT EP</text:p>
          </table:table-cell>
          <table:table-cell table:number-columns-repeated="3" table:style-name="ce1"/>
          <table:table-cell office:value-type="float" office:value="173.18" table:style-name="ce87">
            <text:p>173,18<text:s/></text:p>
          </table:table-cell>
          <table:table-cell table:style-name="ce1"/>
          <table:table-cell office:value-type="float" office:value="10816.55" table:style-name="ce87">
            <text:p>10.816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9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Fte 2% #31094 Fact# 363394 <text:s/>Rec#: 7161 Corporación Nacional de Telecomunicaciones-CNT EP</text:p>
          </table:table-cell>
          <table:table-cell table:number-columns-repeated="3" table:style-name="ce1"/>
          <table:table-cell office:value-type="float" office:value="25.65" table:style-name="ce87">
            <text:p>25,65<text:s/></text:p>
          </table:table-cell>
          <table:table-cell table:style-name="ce1"/>
          <table:table-cell office:value-type="float" office:value="10842.2" table:style-name="ce87">
            <text:p>10.842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Fte 2% #189288 Fact# 363393 <text:s/>Rec#: 7250 OTECEL</text:p>
          </table:table-cell>
          <table:table-cell table:number-columns-repeated="3" table:style-name="ce1"/>
          <table:table-cell office:value-type="float" office:value="151.80000000000001" table:style-name="ce87">
            <text:p>151,80<text:s/></text:p>
          </table:table-cell>
          <table:table-cell table:style-name="ce1"/>
          <table:table-cell office:value-type="float" office:value="10994" table:style-name="ce87">
            <text:p>10.994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7</text:p>
          </table:table-cell>
          <table:table-cell office:value-type="date" office:date-value="2021-06-23T00:00:00" table:style-name="ce88">
            <text:p>23-jun-21</text:p>
          </table:table-cell>
          <table:table-cell office:value-type="string" table:style-name="ce86">
            <text:p>Ret Fte 2% #160 Fact# 362946 <text:s/>Rec#: 7159 ACCOUNTSERVS S.A</text:p>
          </table:table-cell>
          <table:table-cell table:number-columns-repeated="3" table:style-name="ce1"/>
          <table:table-cell office:value-type="float" office:value="1.41" table:style-name="ce87">
            <text:p>1,41<text:s/></text:p>
          </table:table-cell>
          <table:table-cell table:style-name="ce1"/>
          <table:table-cell office:value-type="float" office:value="10995.41" table:style-name="ce87">
            <text:p>10.995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2</text:p>
          </table:table-cell>
          <table:table-cell office:value-type="date" office:date-value="2021-06-24T00:00:00" table:style-name="ce88">
            <text:p>24-jun-21</text:p>
          </table:table-cell>
          <table:table-cell office:value-type="string" table:style-name="ce86">
            <text:p>Ret Fte 2% #9292 Fact# 363399 <text:s/>Rec#: 7254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67" table:style-name="ce87">
            <text:p>1,67<text:s/></text:p>
          </table:table-cell>
          <table:table-cell table:style-name="ce1"/>
          <table:table-cell office:value-type="float" office:value="10997.08" table:style-name="ce87">
            <text:p>10.997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9</text:p>
          </table:table-cell>
          <table:table-cell office:value-type="date" office:date-value="2021-06-25T00:00:00" table:style-name="ce88">
            <text:p>25-jun-21</text:p>
          </table:table-cell>
          <table:table-cell office:value-type="string" table:style-name="ce86">
            <text:p>Ret Fte 2% #426653 Fact# 363392 <text:s/>Rec#: 7251 CONSORCIO ECUATORIANO DE TELECOMUNICACIONES S.A. CONECEL</text:p>
          </table:table-cell>
          <table:table-cell table:number-columns-repeated="3" table:style-name="ce1"/>
          <table:table-cell office:value-type="float" office:value="206.71" table:style-name="ce87">
            <text:p>206,71<text:s/></text:p>
          </table:table-cell>
          <table:table-cell table:style-name="ce1"/>
          <table:table-cell office:value-type="float" office:value="11203.79" table:style-name="ce87">
            <text:p>11.20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1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4 Fact# 363377 <text:s/>Rec#: 7163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1203.81" table:style-name="ce87">
            <text:p>11.203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2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7 Fact# 363092 <text:s/>Rec#: 7164 MEGADATOS S.A.</text:p>
          </table:table-cell>
          <table:table-cell table:number-columns-repeated="3" table:style-name="ce1"/>
          <table:table-cell office:value-type="float" office:value="265.51" table:style-name="ce87">
            <text:p>265,51<text:s/></text:p>
          </table:table-cell>
          <table:table-cell table:style-name="ce1"/>
          <table:table-cell office:value-type="float" office:value="11469.32" table:style-name="ce87">
            <text:p>11.469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3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20 Fact# 363378 <text:s/>Rec#: 7165 MEGADATOS S.A.</text:p>
          </table:table-cell>
          <table:table-cell table:number-columns-repeated="3" table:style-name="ce1"/>
          <table:table-cell office:value-type="float" office:value="2.06" table:style-name="ce87">
            <text:p>2,06<text:s/></text:p>
          </table:table-cell>
          <table:table-cell table:style-name="ce1"/>
          <table:table-cell office:value-type="float" office:value="11471.38" table:style-name="ce87">
            <text:p>11.471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4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9 Fact# 363376 <text:s/>Rec#: 7166 MEGADATOS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1471.41" table:style-name="ce87">
            <text:p>11.471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5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6 Fact# 363001 <text:s/>Rec#: 7167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1471.42" table:style-name="ce87">
            <text:p>11.471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6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5 Fact# 363374 <text:s/>Rec#: 7168 MEGADATOS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1471.59" table:style-name="ce87">
            <text:p>11.471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7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21318 Fact# 363375 <text:s/>Rec#: 7169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1471.6" table:style-name="ce87">
            <text:p>11.471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0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Fte 2% #104280 Fact# 363397 <text:s/>Rec#: 7252 SERVICIOS DE TELECOMUNICACIONES SETEL S.A.</text:p>
          </table:table-cell>
          <table:table-cell table:number-columns-repeated="3" table:style-name="ce1"/>
          <table:table-cell office:value-type="float" office:value="8.27" table:style-name="ce87">
            <text:p>8,27<text:s/></text:p>
          </table:table-cell>
          <table:table-cell table:style-name="ce1"/>
          <table:table-cell office:value-type="float" office:value="11479.87" table:style-name="ce87">
            <text:p>11.47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0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Ret Fte 2% #2724 Fact# 363370 <text:s/>Rec#: 7172 T &amp; C ECUADOR SETCEC S.A.<text:s/>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1479.89" table:style-name="ce87">
            <text:p>11.479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4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table:number-columns-repeated="3" table:style-name="ce1"/>
          <table:table-cell office:value-type="float" office:value="32.909999999999997" table:style-name="ce87">
            <text:p>32,91<text:s/></text:p>
          </table:table-cell>
          <table:table-cell table:style-name="ce1"/>
          <table:table-cell office:value-type="float" office:value="11512.8" table:style-name="ce87">
            <text:p>11.512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6516 Fact# 365670 <text:s/>Rec#: 7174 ANGLO ECUATORIANA DE GUAYAQUIL C A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1512.94" table:style-name="ce87">
            <text:p>11.512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69005 Fact# 365581 <text:s/>Rec#: 7175 COMPAÑIA VERDU S.A.</text:p>
          </table:table-cell>
          <table:table-cell table:number-columns-repeated="3" table:style-name="ce1"/>
          <table:table-cell office:value-type="float" office:value="1.44" table:style-name="ce87">
            <text:p>1,44<text:s/></text:p>
          </table:table-cell>
          <table:table-cell table:style-name="ce1"/>
          <table:table-cell office:value-type="float" office:value="11514.38" table:style-name="ce87">
            <text:p>11.514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43 Fact# 4913 <text:s/>Rec#: 7176 ACTICA TECH CIA.LTDA</text:p>
          </table:table-cell>
          <table:table-cell table:number-columns-repeated="3" table:style-name="ce1"/>
          <table:table-cell office:value-type="float" office:value="0.47" table:style-name="ce87">
            <text:p>0,47<text:s/></text:p>
          </table:table-cell>
          <table:table-cell table:style-name="ce1"/>
          <table:table-cell office:value-type="float" office:value="11514.85" table:style-name="ce87">
            <text:p>11.514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9285 Fact# 365570 <text:s/>Rec#: 7177 ACRUXZA C. 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1516.16" table:style-name="ce87">
            <text:p>11.51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5776 Fact# 365890 <text:s/>Rec#: 7178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1516.44" table:style-name="ce87">
            <text:p>11.516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1129 Fact# 365788 <text:s/>Rec#: 7179 AGROSIGAL SA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11516.7" table:style-name="ce87">
            <text:p>11.516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353 Fact# 365983 <text:s/>Rec#: 7180 VISION ESTRATEGICA EMPRESARIAL CIA. LTDA. VISTRAEM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11517.53" table:style-name="ce87">
            <text:p>11.517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6517 Fact# 365669 <text:s/>Rec#: 7181 ANGLO ECUATORIANA DE GUAYAQUIL C A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1517.69" table:style-name="ce87">
            <text:p>11.517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379 Fact# 4944 <text:s/>Rec#: 7183 ROMAN ESPINOSA SILVIO ALBERTO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1517.8" table:style-name="ce87">
            <text:p>11.517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139 Fact# 365535 <text:s/>Rec#: 7184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18.13" table:style-name="ce87">
            <text:p>11.518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866 Fact# 365541 <text:s/>Rec#: 7185 DOLCA S.A</text:p>
          </table:table-cell>
          <table:table-cell table:number-columns-repeated="3" table:style-name="ce1"/>
          <table:table-cell office:value-type="float" office:value="1.68" table:style-name="ce87">
            <text:p>1,68<text:s/></text:p>
          </table:table-cell>
          <table:table-cell table:style-name="ce1"/>
          <table:table-cell office:value-type="float" office:value="11519.81" table:style-name="ce87">
            <text:p>11.519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665 Fact# 365542 <text:s/>Rec#: 7186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1521.44" table:style-name="ce87">
            <text:p>11.521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978 Fact# 365693 <text:s/>Rec#: 7187 AGRICOLA Y QUIMICA NACIONAL DEL COTOPAXI AGRONPAXI CIA. LTD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1521.72" table:style-name="ce87">
            <text:p>11.521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4677 Fact# 365892 <text:s/>Rec#: 7188 LINEAS AEREAS NACIONALES ECUADOR S.A. LAN ECUADOR</text:p>
          </table:table-cell>
          <table:table-cell table:number-columns-repeated="3" table:style-name="ce1"/>
          <table:table-cell office:value-type="float" office:value="0.94" table:style-name="ce87">
            <text:p>0,94<text:s/></text:p>
          </table:table-cell>
          <table:table-cell table:style-name="ce1"/>
          <table:table-cell office:value-type="float" office:value="11522.66" table:style-name="ce87">
            <text:p>11.522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266 Fact# 365676 <text:s/>Rec#: 7189 ECUADORIANSHIM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1522.73" table:style-name="ce87">
            <text:p>11.522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893 Fact# 365584 <text:s/>Rec#: 7191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23.06" table:style-name="ce87">
            <text:p>11.523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895 Fact# 365573 <text:s/>Rec#: 7191 COMPAÑIA SALUD PLENA S.A / PLENISALUD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11524.85" table:style-name="ce87">
            <text:p>11.524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894 Fact# 365583 <text:s/>Rec#: 7191 COMPAÑIA SALUD PLENA S.A / PLENISALUD</text:p>
          </table:table-cell>
          <table:table-cell table:number-columns-repeated="3" table:style-name="ce1"/>
          <table:table-cell office:value-type="float" office:value="0.71" table:style-name="ce87">
            <text:p>0,71<text:s/></text:p>
          </table:table-cell>
          <table:table-cell table:style-name="ce1"/>
          <table:table-cell office:value-type="float" office:value="11525.56" table:style-name="ce87">
            <text:p>11.525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871 Fact# 365677 <text:s/>Rec#: 7193 CONSTRU-YA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1525.63" table:style-name="ce87">
            <text:p>11.525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7832 Fact# 365533 <text:s/>Rec#: 7194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25.96" table:style-name="ce87">
            <text:p>11.525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0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40 Fact# 365894 <text:s/>Rec#: 7195 ESJURHEC S.A.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1526.07" table:style-name="ce87">
            <text:p>11.526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9966 Fact# 365556 <text:s/>Rec#: 7196 DOLMEN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26.4" table:style-name="ce87">
            <text:p>11.526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1516 Fact# 365700 <text:s/>Rec#: 7197 GRANDSOUTH S.A.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1526.56" table:style-name="ce87">
            <text:p>11.526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1206 Fact# 365798 <text:s/>Rec#: 7198 INGENIERIA PARA EL DESARROLLO ACURIO Y ASOCIADOS S.A.</text:p>
          </table:table-cell>
          <table:table-cell table:number-columns-repeated="3" table:style-name="ce1"/>
          <table:table-cell office:value-type="float" office:value="1.46" table:style-name="ce87">
            <text:p>1,46<text:s/></text:p>
          </table:table-cell>
          <table:table-cell table:style-name="ce1"/>
          <table:table-cell office:value-type="float" office:value="11528.02" table:style-name="ce87">
            <text:p>11.528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430 Fact# 365702 <text:s/>Rec#: 7203 CIPORT &amp; TECNAC CIPTE C.L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1528.16" table:style-name="ce87">
            <text:p>11.528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2928 Fact# 365614 <text:s/>Rec#: 7205 ADITIVOS Y ALIMENTOS S.A. ADILISA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1529.14" table:style-name="ce87">
            <text:p>11.529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247 Fact# 365733 <text:s/>Rec#: 7206 GOMEZ ALCIVAR EDUARDO JOSE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1529.79" table:style-name="ce87">
            <text:p>11.52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0846 Fact# 365749 <text:s/>Rec#: 7207 PAYLESS SHOESOURCE ECUADOR CIA. LTD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11530.78" table:style-name="ce87">
            <text:p>11.530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59195 Fact# 365563 <text:s/>Rec#: 7208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1531.43" table:style-name="ce87">
            <text:p>11.531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384 Fact# 365572 <text:s/>Rec#: 7211 GRANITECSA S.A</text:p>
          </table:table-cell>
          <table:table-cell table:number-columns-repeated="3" table:style-name="ce1"/>
          <table:table-cell office:value-type="float" office:value="0.9" table:style-name="ce87">
            <text:p>0,90<text:s/></text:p>
          </table:table-cell>
          <table:table-cell table:style-name="ce1"/>
          <table:table-cell office:value-type="float" office:value="11532.33" table:style-name="ce87">
            <text:p>11.532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166 Fact# 365879 <text:s/>Rec#: 7212 IMPORFARMA S A<text:s/>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11532.45" table:style-name="ce87">
            <text:p>11.532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0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167 Fact# 365878 <text:s/>Rec#: 7213 IMPORFARMA S A<text:s/>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1532.61" table:style-name="ce87">
            <text:p>11.532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73 Fact# 365861 <text:s/>Rec#: 7215 AGROQUIMICOS DEL ECUADOR AGRODESA<text:s/>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1532.71" table:style-name="ce87">
            <text:p>11.532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74 Fact# 365862 <text:s/>Rec#: 7216 AGROQUIMICOS DEL ECUADOR AGRODESA<text:s/>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1532.76" table:style-name="ce87">
            <text:p>11.532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0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233 Fact# 365628 <text:s/>Rec#: 7217 FUDRIVER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1532.79" table:style-name="ce87">
            <text:p>11.532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0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884 Fact# 365559 <text:s/>Rec#: 7218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33.12" table:style-name="ce87">
            <text:p>11.53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502 Fact# 365607 <text:s/>Rec#: 7223 CONSULTLMZ CIA. LTDA.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11533.67" table:style-name="ce87">
            <text:p>11.533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5734 Fact# 365557 <text:s/>Rec#: 7224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1534.65" table:style-name="ce87">
            <text:p>11.534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91 Fact# 365663 <text:s/>Rec#: 7225 XERTICAEC S.A.</text:p>
          </table:table-cell>
          <table:table-cell table:number-columns-repeated="3" table:style-name="ce1"/>
          <table:table-cell office:value-type="float" office:value="1.48" table:style-name="ce87">
            <text:p>1,48<text:s/></text:p>
          </table:table-cell>
          <table:table-cell table:style-name="ce1"/>
          <table:table-cell office:value-type="float" office:value="11536.13" table:style-name="ce87">
            <text:p>11.536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573 Fact# 365552 <text:s/>Rec#: 7226 LAUDE S.A. LAUDES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36.46" table:style-name="ce87">
            <text:p>11.536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8993 Fact# 365561 <text:s/>Rec#: 7227 CORPORACION VIVIENDAS DEL HOGAR DE CRISTO</text:p>
          </table:table-cell>
          <table:table-cell table:number-columns-repeated="3" table:style-name="ce1"/>
          <table:table-cell office:value-type="float" office:value="3.83" table:style-name="ce87">
            <text:p>3,83<text:s/></text:p>
          </table:table-cell>
          <table:table-cell table:style-name="ce1"/>
          <table:table-cell office:value-type="float" office:value="11540.29" table:style-name="ce87">
            <text:p>11.540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8994 Fact# 365562 <text:s/>Rec#: 7227 CORPORACION VIVIENDAS DEL HOGAR DE CRISTO</text:p>
          </table:table-cell>
          <table:table-cell table:number-columns-repeated="3" table:style-name="ce1"/>
          <table:table-cell office:value-type="float" office:value="3.22" table:style-name="ce87">
            <text:p>3,22<text:s/></text:p>
          </table:table-cell>
          <table:table-cell table:style-name="ce1"/>
          <table:table-cell office:value-type="float" office:value="11543.51" table:style-name="ce87">
            <text:p>11.543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875663 Fact# 365539 <text:s/>Rec#: 7232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1544.82" table:style-name="ce87">
            <text:p>11.544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714 Fact# 365691 <text:s/>Rec#: 7233 WINSTOCOR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1544.89" table:style-name="ce87">
            <text:p>11.54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715 Fact# 365692 <text:s/>Rec#: 7233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1544.93" table:style-name="ce87">
            <text:p>11.544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5866 Fact# 365616 <text:s/>Rec#: 7234 WANHAI LINES ECUADOR S.A.</text:p>
          </table:table-cell>
          <table:table-cell table:number-columns-repeated="3" table:style-name="ce1"/>
          <table:table-cell office:value-type="float" office:value="1.39" table:style-name="ce87">
            <text:p>1,39<text:s/></text:p>
          </table:table-cell>
          <table:table-cell table:style-name="ce1"/>
          <table:table-cell office:value-type="float" office:value="11546.32" table:style-name="ce87">
            <text:p>11.546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654 Fact# 365551 <text:s/>Rec#: 7235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1547.3" table:style-name="ce87">
            <text:p>11.547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1423 Fact# 365565 <text:s/>Rec#: 7237 LIFE FOOD PRODUCT ECUADOR LIFPRODEC S.A.</text:p>
          </table:table-cell>
          <table:table-cell table:number-columns-repeated="3" table:style-name="ce1"/>
          <table:table-cell office:value-type="float" office:value="1.55" table:style-name="ce87">
            <text:p>1,55<text:s/></text:p>
          </table:table-cell>
          <table:table-cell table:style-name="ce1"/>
          <table:table-cell office:value-type="float" office:value="11548.85" table:style-name="ce87">
            <text:p>11.54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9535 Fact# 365748 <text:s/>Rec#: 7238 COOPERATIVA DE TRANSPORTES LOJA<text:s/>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11549.54" table:style-name="ce87">
            <text:p>11.549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235 Fact# 365756 <text:s/>Rec#: 7240 CHIM-TINTAS 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1549.63" table:style-name="ce87">
            <text:p>11.54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2933 Fact# 365582 <text:s/>Rec#: 7241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49.96" table:style-name="ce87">
            <text:p>11.549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1678 Fact# 365704 <text:s/>Rec#: 7242 AGRICOLA BANANERA ECUATORIANA - AGBE S.A.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11550.62" table:style-name="ce87">
            <text:p>11.550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830 Fact# 365577 <text:s/>Rec#: 7244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1551.27" table:style-name="ce87">
            <text:p>11.551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3790 Fact# 365588 <text:s/>Rec#: 7246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51.6" table:style-name="ce87">
            <text:p>11.551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056 Fact# 365718 <text:s/>Rec#: 7256 FERRUX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1551.88" table:style-name="ce87">
            <text:p>11.551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77067 Fact# 365757 <text:s/>Rec#: 7262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1552.16" table:style-name="ce87">
            <text:p>11.552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98 Fact# 365626 <text:s/>Rec#: 7263 AFCO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1552.33" table:style-name="ce87">
            <text:p>11.552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794 Fact# 365960 <text:s/>Rec#: 7265 T &amp; C ECUADOR SETCEC S.A.<text:s/>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1552.36" table:style-name="ce87">
            <text:p>11.552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06 Fact# 365580 <text:s/>Rec#: 7266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52.69" table:style-name="ce87">
            <text:p>11.552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2187 Fact# 365623 <text:s/>Rec#: 7268 PANATLANTIC LOGISTICS <text:s/>S.A.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1553.79" table:style-name="ce87">
            <text:p>11.55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50 Fact# 365909 <text:s/>Rec#: 7269 REPROLIMIT CIA.LTDA<text:s/>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1553.86" table:style-name="ce87">
            <text:p>11.553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72 Fact# 365543 <text:s/>Rec#: 7271 ACCOUNTSERVS S.A</text:p>
          </table:table-cell>
          <table:table-cell table:number-columns-repeated="3" table:style-name="ce1"/>
          <table:table-cell office:value-type="float" office:value="0.62" table:style-name="ce87">
            <text:p>0,62<text:s/></text:p>
          </table:table-cell>
          <table:table-cell table:style-name="ce1"/>
          <table:table-cell office:value-type="float" office:value="11554.48" table:style-name="ce87">
            <text:p>11.554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1867 Fact# 365684 <text:s/>Rec#: 7280 CALIZAS Y MINERALES CALMOSACORP CIA. LTD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1554.52" table:style-name="ce87">
            <text:p>11.554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191 Fact# 365717 <text:s/>Rec#: 7284 DATA TOOLS S.A.</text:p>
          </table:table-cell>
          <table:table-cell table:number-columns-repeated="3" table:style-name="ce1"/>
          <table:table-cell office:value-type="float" office:value="4.28" table:style-name="ce87">
            <text:p>4,28<text:s/></text:p>
          </table:table-cell>
          <table:table-cell table:style-name="ce1"/>
          <table:table-cell office:value-type="float" office:value="11558.8" table:style-name="ce87">
            <text:p>11.558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4114 Fact# 365631 <text:s/>Rec#: 7305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1558.84" table:style-name="ce87">
            <text:p>11.558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0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008 Fact# 365709 <text:s/>Rec#: 7325 CAJAMARCA PROTECTIVE SERVICES C. LTDA. CAJAPROTSERV</text:p>
          </table:table-cell>
          <table:table-cell table:number-columns-repeated="3" table:style-name="ce1"/>
          <table:table-cell office:value-type="float" office:value="27.32" table:style-name="ce87">
            <text:p>27,32<text:s/></text:p>
          </table:table-cell>
          <table:table-cell table:style-name="ce1"/>
          <table:table-cell office:value-type="float" office:value="11586.16" table:style-name="ce87">
            <text:p>11.58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203 Fact# 365548 <text:s/>Rec#: 7345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1586.81" table:style-name="ce87">
            <text:p>11.586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458 Fact# 365593 <text:s/>Rec#: 7346 CESAR FERNANDO ARMAS CABRERA</text:p>
          </table:table-cell>
          <table:table-cell table:number-columns-repeated="3" table:style-name="ce1"/>
          <table:table-cell office:value-type="float" office:value="0.74" table:style-name="ce87">
            <text:p>0,74<text:s/></text:p>
          </table:table-cell>
          <table:table-cell table:style-name="ce1"/>
          <table:table-cell office:value-type="float" office:value="11587.55" table:style-name="ce87">
            <text:p>11.587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483 Fact# 365592 <text:s/>Rec#: 7346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587.88" table:style-name="ce87">
            <text:p>11.587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4968 Fact# 4927 <text:s/>Rec#: 7347 LIRA CORREA MARTIN ALFREDO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1587.92" table:style-name="ce87">
            <text:p>11.587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3459 Fact# 365726 <text:s/>Rec#: 7348 CESAR FERNANDO ARMAS CABRERA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1588.02" table:style-name="ce87">
            <text:p>11.588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1480 Fact# 365609 <text:s/>Rec#: 7350 INDUSTRIA COLOMBO ECUATORIANA DE CARROCERIAS CARCE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11588.36" table:style-name="ce87">
            <text:p>11.588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8457 Fact# 365660 <text:s/>Rec#: 7352 SOCIEDAD DE HECHO SAMBAC</text:p>
          </table:table-cell>
          <table:table-cell table:number-columns-repeated="3" table:style-name="ce1"/>
          <table:table-cell office:value-type="float" office:value="0.96" table:style-name="ce87">
            <text:p>0,96<text:s/></text:p>
          </table:table-cell>
          <table:table-cell table:style-name="ce1"/>
          <table:table-cell office:value-type="float" office:value="11589.32" table:style-name="ce87">
            <text:p>11.589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Fte 2% #117922 Fact# 365538 <text:s/>Rec#: 7358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1604.71" table:style-name="ce87">
            <text:p>11.604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5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Ret Fte 2% #907 Fact# 365671 <text:s/>Rec#: 7190 INMOBILIARIA GALILEA-ECUADOR S.A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11605.31" table:style-name="ce87">
            <text:p>11.605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2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Registro por retencion banco produbanco comp ret #95426</text:p>
          </table:table-cell>
          <table:table-cell table:number-columns-repeated="3" table:style-name="ce1"/>
          <table:table-cell office:value-type="float" office:value="3.61" table:style-name="ce87">
            <text:p>3,61<text:s/></text:p>
          </table:table-cell>
          <table:table-cell table:style-name="ce1"/>
          <table:table-cell office:value-type="float" office:value="11608.92" table:style-name="ce87">
            <text:p>11.608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0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GASTO BANCARIO BCO PICHINCHA COMP RET 192116</text:p>
          </table:table-cell>
          <table:table-cell table:number-columns-repeated="3" table:style-name="ce1"/>
          <table:table-cell office:value-type="float" office:value="20.86" table:style-name="ce87">
            <text:p>20,86<text:s/></text:p>
          </table:table-cell>
          <table:table-cell table:style-name="ce1"/>
          <table:table-cell office:value-type="float" office:value="11629.78" table:style-name="ce87">
            <text:p>11.629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5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102 Fact# 363373 <text:s/>Rec#: 7199 ROMCOEL S.A.</text:p>
          </table:table-cell>
          <table:table-cell table:number-columns-repeated="3" table:style-name="ce1"/>
          <table:table-cell office:value-type="float" office:value="2.52" table:style-name="ce87">
            <text:p>2,52<text:s/></text:p>
          </table:table-cell>
          <table:table-cell table:style-name="ce1"/>
          <table:table-cell office:value-type="float" office:value="11632.3" table:style-name="ce87">
            <text:p>11.632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6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103 Fact# 365963 <text:s/>Rec#: 7200 ROMCOEL S.A.</text:p>
          </table:table-cell>
          <table:table-cell table:number-columns-repeated="3" table:style-name="ce1"/>
          <table:table-cell office:value-type="float" office:value="1.71" table:style-name="ce87">
            <text:p>1,71<text:s/></text:p>
          </table:table-cell>
          <table:table-cell table:style-name="ce1"/>
          <table:table-cell office:value-type="float" office:value="11634.01" table:style-name="ce87">
            <text:p>11.634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7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1 Fact# 365683 <text:s/>Rec#: 7201 BONELLY S.A.</text:p>
          </table:table-cell>
          <table:table-cell table:number-columns-repeated="3" table:style-name="ce1"/>
          <table:table-cell office:value-type="float" office:value="1.01" table:style-name="ce87">
            <text:p>1,01<text:s/></text:p>
          </table:table-cell>
          <table:table-cell table:style-name="ce1"/>
          <table:table-cell office:value-type="float" office:value="11635.02" table:style-name="ce87">
            <text:p>11.635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8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15541 Fact# 365546 <text:s/>Rec#: 7202 LG ELECTRONICS PANAMA S.A</text:p>
          </table:table-cell>
          <table:table-cell table:number-columns-repeated="3" table:style-name="ce1"/>
          <table:table-cell office:value-type="float" office:value="1.35" table:style-name="ce87">
            <text:p>1,35<text:s/></text:p>
          </table:table-cell>
          <table:table-cell table:style-name="ce1"/>
          <table:table-cell office:value-type="float" office:value="11636.37" table:style-name="ce87">
            <text:p>11.63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0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37936 Fact# 365591 <text:s/>Rec#: 7204 ACERIA DEL ECUADOR CA ADELCA</text:p>
          </table:table-cell>
          <table:table-cell table:number-columns-repeated="3" table:style-name="ce1"/>
          <table:table-cell office:value-type="float" office:value="4.32" table:style-name="ce87">
            <text:p>4,32<text:s/></text:p>
          </table:table-cell>
          <table:table-cell table:style-name="ce1"/>
          <table:table-cell office:value-type="float" office:value="11640.69" table:style-name="ce87">
            <text:p>11.640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6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657 Fact# 365560 <text:s/>Rec#: 7209 COLEGIO INTERNACIONAL SEK ECUADOR S.A.</text:p>
          </table:table-cell>
          <table:table-cell table:number-columns-repeated="3" table:style-name="ce1"/>
          <table:table-cell office:value-type="float" office:value="1.96" table:style-name="ce87">
            <text:p>1,96<text:s/></text:p>
          </table:table-cell>
          <table:table-cell table:style-name="ce1"/>
          <table:table-cell office:value-type="float" office:value="11642.65" table:style-name="ce87">
            <text:p>11.642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1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435 Fact# 365829 <text:s/>Rec#: 7344 PRODUCTORA DE ALIMENTOS SALUDABLES Y CHOCOLATE PROCHOC S.A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1642.93" table:style-name="ce87">
            <text:p>11.642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8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Fte 2% #38341 Fact# 365568 <text:s/>Rec#: 7351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1643.26" table:style-name="ce87">
            <text:p>11.643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2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GASTO BANCARIO BCO PICHINCHA COMP RET 192207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11643.62" table:style-name="ce87">
            <text:p>11.643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7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Fte 2% #331 Fact# 365881 <text:s/>Rec#: 7210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4" table:style-name="ce87">
            <text:p>0,40<text:s/></text:p>
          </table:table-cell>
          <table:table-cell table:style-name="ce1"/>
          <table:table-cell office:value-type="float" office:value="11644.02" table:style-name="ce87">
            <text:p>11.644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3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Fte 2% #4536 Fact# 365740 <text:s/>Rec#: 7270 SOLUCIONES GLOBALES S.A GLOBFAST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1644.07" table:style-name="ce87">
            <text:p>11.644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3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Fte 2% #4534 Fact# 365741 <text:s/>Rec#: 7270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1644.11" table:style-name="ce87">
            <text:p>11.644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1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GASTO BANCARIO BCO PICHINCHA COMP RET 192279 <text:s/>GASTO BANCARIO BCO PICHINCHA COMP RET 192279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11644.49" table:style-name="ce87">
            <text:p>11.644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0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Fte 2% #125520 Fact# 786 <text:s/>Rec#: 7219 F.V - AREA ANDINA S.A.</text:p>
          </table:table-cell>
          <table:table-cell table:number-columns-repeated="3" table:style-name="ce1"/>
          <table:table-cell office:value-type="float" office:value="1.1399999999999999" table:style-name="ce87">
            <text:p>1,14<text:s/></text:p>
          </table:table-cell>
          <table:table-cell table:style-name="ce1"/>
          <table:table-cell office:value-type="float" office:value="11645.63" table:style-name="ce87">
            <text:p>11.645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1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Fte 2% #3517 Fact# 365710 <text:s/>Rec#: 7220 INDUSTRIA ALUCAPS ECUADOR GA SA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1645.66" table:style-name="ce87">
            <text:p>11.645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2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Fte 2% #18932 Fact# 785 <text:s/>Rec#: 7221 COMPAÑIA FARMACEUTICA VERA S.A. COFARVE</text:p>
          </table:table-cell>
          <table:table-cell table:number-columns-repeated="3" table:style-name="ce1"/>
          <table:table-cell office:value-type="float" office:value="3.12" table:style-name="ce87">
            <text:p>3,12<text:s/></text:p>
          </table:table-cell>
          <table:table-cell table:style-name="ce1"/>
          <table:table-cell office:value-type="float" office:value="11648.78" table:style-name="ce87">
            <text:p>11.648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3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Fte 2% #125519 Fact# 787 <text:s/>Rec#: 7222 F.V - AREA ANDINA S.A.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11649.36" table:style-name="ce87">
            <text:p>11.649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68</text:p>
          </table:table-cell>
          <table:table-cell office:value-type="date" office:date-value="2021-07-09T00:00:00" table:style-name="ce88">
            <text:p>09-jul-21</text:p>
          </table:table-cell>
          <table:table-cell office:value-type="string" table:style-name="ce86">
            <text:p>Ret Fte 2% #192884 Fact# 365810 <text:s/>Rec#: 7229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1649.44" table:style-name="ce87">
            <text:p>11.649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69</text:p>
          </table:table-cell>
          <table:table-cell office:value-type="date" office:date-value="2021-07-09T00:00:00" table:style-name="ce88">
            <text:p>09-jul-21</text:p>
          </table:table-cell>
          <table:table-cell office:value-type="string" table:style-name="ce86">
            <text:p>Ret Fte 2% #192883 Fact# 365985 <text:s/>Rec#: 7230 TELCONET <text:s/>S.A.</text:p>
          </table:table-cell>
          <table:table-cell table:number-columns-repeated="3" table:style-name="ce1"/>
          <table:table-cell office:value-type="float" office:value="356.75" table:style-name="ce87">
            <text:p>356,75<text:s/></text:p>
          </table:table-cell>
          <table:table-cell table:style-name="ce1"/>
          <table:table-cell office:value-type="float" office:value="12006.19" table:style-name="ce87">
            <text:p>12.006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Ret Fte 2% #190 Fact# 365575 <text:s/>Rec#: 7231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006.52" table:style-name="ce87">
            <text:p>12.00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Ret Fte 2% #431548 Fact# 363396 <text:s/>Rec#: 7343 CONSORCIO ECUATORIANO DE TELECOMUNICACIONES S.A. CONECEL</text:p>
          </table:table-cell>
          <table:table-cell table:number-columns-repeated="3" table:style-name="ce1"/>
          <table:table-cell office:value-type="float" office:value="8.67" table:style-name="ce87">
            <text:p>8,67<text:s/></text:p>
          </table:table-cell>
          <table:table-cell table:style-name="ce1"/>
          <table:table-cell office:value-type="float" office:value="12015.19" table:style-name="ce87">
            <text:p>12.015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Fte 2% #193130 Fact# 365585 <text:s/>Rec#: 7236 TELCONET <text:s/>S.A.</text:p>
          </table:table-cell>
          <table:table-cell table:number-columns-repeated="3" table:style-name="ce1"/>
          <table:table-cell office:value-type="float" office:value="20.9" table:style-name="ce87">
            <text:p>20,90<text:s/></text:p>
          </table:table-cell>
          <table:table-cell table:style-name="ce1"/>
          <table:table-cell office:value-type="float" office:value="12036.09" table:style-name="ce87">
            <text:p>12.036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Fte 2% #193127 Fact# 365818 <text:s/>Rec#: 7236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036.13" table:style-name="ce87">
            <text:p>12.036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Fte 2% #193128 Fact# 365819 <text:s/>Rec#: 7236 TELCONET <text:s/>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2036.21" table:style-name="ce87">
            <text:p>12.036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Fte 2% #193129 Fact# 4896 <text:s/>Rec#: 7236 TELCONET <text:s/>S.A.</text:p>
          </table:table-cell>
          <table:table-cell table:number-columns-repeated="3" table:style-name="ce1"/>
          <table:table-cell office:value-type="float" office:value="148.19" table:style-name="ce87">
            <text:p>148,19<text:s/></text:p>
          </table:table-cell>
          <table:table-cell table:style-name="ce1"/>
          <table:table-cell office:value-type="float" office:value="12184.4" table:style-name="ce87">
            <text:p>12.184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0</text:p>
          </table:table-cell>
          <table:table-cell office:value-type="date" office:date-value="2021-07-15T00:00:00" table:style-name="ce88">
            <text:p>15-jul-21</text:p>
          </table:table-cell>
          <table:table-cell office:value-type="string" table:style-name="ce86">
            <text:p>Ret Fte 2% #6889 Fact# 788 <text:s/>Rec#: 7243 CAMISERIA INGLESA CAMINGLESA C LTDA.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12184.95" table:style-name="ce87">
            <text:p>12.184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6 Fact# 365967 <text:s/>Rec#: 7247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2184.96" table:style-name="ce87">
            <text:p>12.184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7 Fact# 365968 <text:s/>Rec#: 7247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2184.97" table:style-name="ce87">
            <text:p>12.184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5 Fact# 365966 <text:s/>Rec#: 7247 MEGADATOS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2185" table:style-name="ce87">
            <text:p>12.185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2 Fact# 365686 <text:s/>Rec#: 7247 MEGADATOS S.A.</text:p>
          </table:table-cell>
          <table:table-cell table:number-columns-repeated="3" table:style-name="ce1"/>
          <table:table-cell office:value-type="float" office:value="201.16" table:style-name="ce87">
            <text:p>201,16<text:s/></text:p>
          </table:table-cell>
          <table:table-cell table:style-name="ce1"/>
          <table:table-cell office:value-type="float" office:value="12386.16" table:style-name="ce87">
            <text:p>12.38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1 Fact# 365596 <text:s/>Rec#: 7247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2386.17" table:style-name="ce87">
            <text:p>12.386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21473 Fact# 365964 <text:s/>Rec#: 7247 MEGADATOS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2386.45" table:style-name="ce87">
            <text:p>12.386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8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2% #9372 Fact# 365988 <text:s/>Rec#: 7341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86" table:style-name="ce87">
            <text:p>1,86<text:s/></text:p>
          </table:table-cell>
          <table:table-cell table:style-name="ce1"/>
          <table:table-cell office:value-type="float" office:value="12388.31" table:style-name="ce87">
            <text:p>12.388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7</text:p>
          </table:table-cell>
          <table:table-cell office:value-type="date" office:date-value="2021-07-19T00:00:00" table:style-name="ce88">
            <text:p>19-jul-21</text:p>
          </table:table-cell>
          <table:table-cell office:value-type="string" table:style-name="ce86">
            <text:p>Ret Fte 2% #193837 Fact# 365984 <text:s/>Rec#: 7264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2584.74" table:style-name="ce87">
            <text:p>12.584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6</text:p>
          </table:table-cell>
          <table:table-cell office:value-type="date" office:date-value="2021-07-21T00:00:00" table:style-name="ce88">
            <text:p>21-jul-21</text:p>
          </table:table-cell>
          <table:table-cell office:value-type="string" table:style-name="ce86">
            <text:p>Ret Fte 2% #190637 Fact# 365989 <text:s/>Rec#: 7339 OTECEL</text:p>
          </table:table-cell>
          <table:table-cell table:number-columns-repeated="3" table:style-name="ce1"/>
          <table:table-cell office:value-type="float" office:value="132.57" table:style-name="ce87">
            <text:p>132,57<text:s/></text:p>
          </table:table-cell>
          <table:table-cell table:style-name="ce1"/>
          <table:table-cell office:value-type="float" office:value="12717.31" table:style-name="ce87">
            <text:p>12.717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7</text:p>
          </table:table-cell>
          <table:table-cell office:value-type="date" office:date-value="2021-07-27T00:00:00" table:style-name="ce88">
            <text:p>27-jul-21</text:p>
          </table:table-cell>
          <table:table-cell office:value-type="string" table:style-name="ce86">
            <text:p>Ret Fte 2% #106238 Fact# 365987 <text:s/>Rec#: 7340 SERVICIOS DE TELECOMUNICACIONES SETEL S.A.</text:p>
          </table:table-cell>
          <table:table-cell table:number-columns-repeated="3" table:style-name="ce1"/>
          <table:table-cell office:value-type="float" office:value="7.61" table:style-name="ce87">
            <text:p>7,61<text:s/></text:p>
          </table:table-cell>
          <table:table-cell table:style-name="ce1"/>
          <table:table-cell office:value-type="float" office:value="12724.92" table:style-name="ce87">
            <text:p>12.724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0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Ret Fte 2% #12773 Fact# 367299 <text:s/>Rec#: 7267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724.96" table:style-name="ce87">
            <text:p>12.724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9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Ret Fte 2% #434568 Fact# 365990 <text:s/>Rec#: 7342 CONSORCIO ECUATORIANO DE TELECOMUNICACIONES S.A. CONECEL</text:p>
          </table:table-cell>
          <table:table-cell table:number-columns-repeated="3" table:style-name="ce1"/>
          <table:table-cell office:value-type="float" office:value="179.15" table:style-name="ce87">
            <text:p>179,15<text:s/></text:p>
          </table:table-cell>
          <table:table-cell table:style-name="ce1"/>
          <table:table-cell office:value-type="float" office:value="12904.11" table:style-name="ce87">
            <text:p>12.904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3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table:number-columns-repeated="3" table:style-name="ce1"/>
          <table:table-cell office:value-type="float" office:value="36.11" table:style-name="ce87">
            <text:p>36,11<text:s/></text:p>
          </table:table-cell>
          <table:table-cell table:style-name="ce1"/>
          <table:table-cell office:value-type="float" office:value="12940.22" table:style-name="ce87">
            <text:p>12.940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1442 Fact# 368418 <text:s/>Rec#: 7272 AGROSIGAL SA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12940.58" table:style-name="ce87">
            <text:p>12.940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919 Fact# 368207 <text:s/>Rec#: 7273 PRODUCTOS DEL AGRO SYLVIA MARIA S.A. AGROSYLM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2941.23" table:style-name="ce87">
            <text:p>12.941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8146 Fact# 368324 <text:s/>Rec#: 7276 AGRICOLA Y QUIMICA NACIONAL DEL COTOPAXI AGRONPAXI CIA. LTD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2941.51" table:style-name="ce87">
            <text:p>12.941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573 Fact# 368341 <text:s/>Rec#: 7277 INDUSTRIA ALUCAPS ECUADOR GA SA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941.55" table:style-name="ce87">
            <text:p>12.941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0125 Fact# 368185 <text:s/>Rec#: 7278 DOLMEN S.A.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12941.89" table:style-name="ce87">
            <text:p>12.941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73 Fact# 368210 <text:s/>Rec#: 7279 MOSQUERA AULESTIA MANUEL ALEJANDRO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42.22" table:style-name="ce87">
            <text:p>12.942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9894 Fact# 368192 <text:s/>Rec#: 7281 CARVAGU S.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2942.87" table:style-name="ce87">
            <text:p>12.942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698 Fact# 368171 <text:s/>Rec#: 7282 TEDEX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2944.5" table:style-name="ce87">
            <text:p>12.944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285 Fact# 368347 <text:s/>Rec#: 7285 DATA TOOLS S.A.</text:p>
          </table:table-cell>
          <table:table-cell table:number-columns-repeated="3" table:style-name="ce1"/>
          <table:table-cell office:value-type="float" office:value="2.0499999999999998" table:style-name="ce87">
            <text:p>2,05<text:s/></text:p>
          </table:table-cell>
          <table:table-cell table:style-name="ce1"/>
          <table:table-cell office:value-type="float" office:value="12946.55" table:style-name="ce87">
            <text:p>12.946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4856 Fact# 368518 <text:s/>Rec#: 7287 LINEAS AEREAS NACIONALES ECUADOR S.A. LAN ECUADOR</text:p>
          </table:table-cell>
          <table:table-cell table:number-columns-repeated="3" table:style-name="ce1"/>
          <table:table-cell office:value-type="float" office:value="0.73" table:style-name="ce87">
            <text:p>0,73<text:s/></text:p>
          </table:table-cell>
          <table:table-cell table:style-name="ce1"/>
          <table:table-cell office:value-type="float" office:value="12947.28" table:style-name="ce87">
            <text:p>12.947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3844 Fact# 368219 <text:s/>Rec#: 7288 ANEFI S.A ADMINISTRADORA DE FONDOS Y FIDEICOMISOS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47.61" table:style-name="ce87">
            <text:p>12.947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2049 Fact# 368194 <text:s/>Rec#: 7289 LIFE FOOD PRODUCT ECUADOR LIFPRODEC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2948.92" table:style-name="ce87">
            <text:p>12.948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2112 Fact# 368315 <text:s/>Rec#: 7290 CALIZAS Y MINERALES CALMOSACORP CIA. LTD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948.96" table:style-name="ce87">
            <text:p>12.948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870 Fact# 368322 <text:s/>Rec#: 7291 WINSTOCORP 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2949.04" table:style-name="ce87">
            <text:p>12.949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871 Fact# 368323 <text:s/>Rec#: 7291 WINSTO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949.08" table:style-name="ce87">
            <text:p>12.94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52 Fact# 5191 <text:s/>Rec#: 7293 GUANO ALCARRAZ GLADYS ALEXANDRA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949.12" table:style-name="ce87">
            <text:p>12.94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93 Fact# 368238 <text:s/>Rec#: 7294 CONSULTLMZ CIA. LTDA.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12949.69" table:style-name="ce87">
            <text:p>12.949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530 Fact# 5184 <text:s/>Rec#: 7295 ROMAN ESPINOSA SILVIO ALBERTO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12949.83" table:style-name="ce87">
            <text:p>12.949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212 Fact# 368214 <text:s/>Rec#: 7296 COMPAÑIA SALUD PLENA S.A / PLENISALUD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50.16" table:style-name="ce87">
            <text:p>12.950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215 Fact# 368213 <text:s/>Rec#: 7297 COMPAÑIA SALUD PLENA S.A / PLENISALUD</text:p>
          </table:table-cell>
          <table:table-cell table:number-columns-repeated="3" table:style-name="ce1"/>
          <table:table-cell office:value-type="float" office:value="0.61" table:style-name="ce87">
            <text:p>0,61<text:s/></text:p>
          </table:table-cell>
          <table:table-cell table:style-name="ce1"/>
          <table:table-cell office:value-type="float" office:value="12950.77" table:style-name="ce87">
            <text:p>12.950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216 Fact# 368202 <text:s/>Rec#: 7298 COMPAÑIA SALUD PLENA S.A / PLENISALUD</text:p>
          </table:table-cell>
          <table:table-cell table:number-columns-repeated="3" table:style-name="ce1"/>
          <table:table-cell office:value-type="float" office:value="1.46" table:style-name="ce87">
            <text:p>1,46<text:s/></text:p>
          </table:table-cell>
          <table:table-cell table:style-name="ce1"/>
          <table:table-cell office:value-type="float" office:value="12952.23" table:style-name="ce87">
            <text:p>12.952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2339 Fact# 368363 <text:s/>Rec#: 7299 GOMEZ ALCIVAR EDUARDO JOSE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12952.89" table:style-name="ce87">
            <text:p>12.95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69924 Fact# 368211 <text:s/>Rec#: 7300 COMPAÑIA VERDU S.A.</text:p>
          </table:table-cell>
          <table:table-cell table:number-columns-repeated="3" table:style-name="ce1"/>
          <table:table-cell office:value-type="float" office:value="1.87" table:style-name="ce87">
            <text:p>1,87<text:s/></text:p>
          </table:table-cell>
          <table:table-cell table:style-name="ce1"/>
          <table:table-cell office:value-type="float" office:value="12954.76" table:style-name="ce87">
            <text:p>12.954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531 Fact# 368306 <text:s/>Rec#: 7301 ECUADORIANSHIM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2954.89" table:style-name="ce87">
            <text:p>12.95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949 Fact# 368308 <text:s/>Rec#: 7302 CONSTRU-YA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2954.96" table:style-name="ce87">
            <text:p>12.954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7945 Fact# 368162 <text:s/>Rec#: 7303 EL DIARIO EDIASA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55.29" table:style-name="ce87">
            <text:p>12.955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501 Fact# 368201 <text:s/>Rec#: 7306 GRANITECSA S.A</text:p>
          </table:table-cell>
          <table:table-cell table:number-columns-repeated="3" table:style-name="ce1"/>
          <table:table-cell office:value-type="float" office:value="0.93" table:style-name="ce87">
            <text:p>0,93<text:s/></text:p>
          </table:table-cell>
          <table:table-cell table:style-name="ce1"/>
          <table:table-cell office:value-type="float" office:value="12956.22" table:style-name="ce87">
            <text:p>12.956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688 Fact# 368333 <text:s/>Rec#: 7309 CIPORT &amp; TECNAC CIPTE C.L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12956.34" table:style-name="ce87">
            <text:p>12.956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7476 Fact# 368259 <text:s/>Rec#: 7310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2956.35" table:style-name="ce87">
            <text:p>12.956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799 Fact# 368488 <text:s/>Rec#: 7312 AGROQUIMICOS DEL ECUADOR AGRODES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2956.39" table:style-name="ce87">
            <text:p>12.956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800 Fact# 368487 <text:s/>Rec#: 7313 AGROQUIMICOS DEL ECUADOR AGRODESA<text:s/>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2956.52" table:style-name="ce87">
            <text:p>12.95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878 Fact# 368516 <text:s/>Rec#: 7315 KARBOLEM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2956.8" table:style-name="ce87">
            <text:p>12.956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3595 Fact# 368245 <text:s/>Rec#: 7316 ADITIVOS Y ALIMENTOS S.A. ADILISA</text:p>
          </table:table-cell>
          <table:table-cell table:number-columns-repeated="3" table:style-name="ce1"/>
          <table:table-cell office:value-type="float" office:value="1.1000000000000001" table:style-name="ce87">
            <text:p>1,10<text:s/></text:p>
          </table:table-cell>
          <table:table-cell table:style-name="ce1"/>
          <table:table-cell office:value-type="float" office:value="12957.9" table:style-name="ce87">
            <text:p>12.957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148 Fact# 368293 <text:s/>Rec#: 7317 XERTICAEC S.A.</text:p>
          </table:table-cell>
          <table:table-cell table:number-columns-repeated="3" table:style-name="ce1"/>
          <table:table-cell office:value-type="float" office:value="1.41" table:style-name="ce87">
            <text:p>1,41<text:s/></text:p>
          </table:table-cell>
          <table:table-cell table:style-name="ce1"/>
          <table:table-cell office:value-type="float" office:value="12959.31" table:style-name="ce87">
            <text:p>12.959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004 Fact# 368188 <text:s/>Rec#: 7318 DVT DEL ECUADOR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59.64" table:style-name="ce87">
            <text:p>12.959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486 Fact# 368203 <text:s/>Rec#: 7319 INTEQUIN S.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2960.95" table:style-name="ce87">
            <text:p>12.960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1513 Fact# 368428 <text:s/>Rec#: 7320 INGENIERIA PARA EL DESARROLLO ACURIO Y ASOCIADOS S.A.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12962.74" table:style-name="ce87">
            <text:p>12.962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6708 Fact# 368299 <text:s/>Rec#: 7322 ANGLO ECUATORIANA DE GUAYAQUIL C A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2963.02" table:style-name="ce87">
            <text:p>12.963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6709 Fact# 368300 <text:s/>Rec#: 7323 ANGLO ECUATORIANA DE GUAYAQUIL C A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12963.23" table:style-name="ce87">
            <text:p>12.963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286 Fact# 368386 <text:s/>Rec#: 7326 CHIM-TINTAS 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2963.32" table:style-name="ce87">
            <text:p>12.963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22623 Fact# 368335 <text:s/>Rec#: 7328 AGRICOLA BANANERA ECUATORIANA - AGBE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63.65" table:style-name="ce87">
            <text:p>12.963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956 Fact# 368246 <text:s/>Rec#: 7330 WANHAI LINES ECUADOR S.A.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12965.08" table:style-name="ce87">
            <text:p>12.965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9741 Fact# 368378 <text:s/>Rec#: 7332 COOPERATIVA DE TRANSPORTES LOJA<text:s/>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12965.74" table:style-name="ce87">
            <text:p>12.965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3034 Fact# 368212 <text:s/>Rec#: 7333 INDUGLOBAL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66.07" table:style-name="ce87">
            <text:p>12.966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2471 Fact# 368253 <text:s/>Rec#: 7335 PANATLANTIC LOGISTICS <text:s/>S.A.</text:p>
          </table:table-cell>
          <table:table-cell table:number-columns-repeated="3" table:style-name="ce1"/>
          <table:table-cell office:value-type="float" office:value="1.1100000000000001" table:style-name="ce87">
            <text:p>1,11<text:s/></text:p>
          </table:table-cell>
          <table:table-cell table:style-name="ce1"/>
          <table:table-cell office:value-type="float" office:value="12967.18" table:style-name="ce87">
            <text:p>12.967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73 Fact# 5152 <text:s/>Rec#: 7336 ACTICA TECH CIA.LTDA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12967.75" table:style-name="ce87">
            <text:p>12.967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4201 Fact# 368379 <text:s/>Rec#: 7338 PAYLESS SHOESOURCE ECUADOR CIA. LTDA.</text:p>
          </table:table-cell>
          <table:table-cell table:number-columns-repeated="3" table:style-name="ce1"/>
          <table:table-cell office:value-type="float" office:value="1.19" table:style-name="ce87">
            <text:p>1,19<text:s/></text:p>
          </table:table-cell>
          <table:table-cell table:style-name="ce1"/>
          <table:table-cell office:value-type="float" office:value="12968.94" table:style-name="ce87">
            <text:p>12.968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02 Fact# 368256 <text:s/>Rec#: 7353 AFCO S.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12969.12" table:style-name="ce87">
            <text:p>12.96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9248 Fact# 368190 <text:s/>Rec#: 7354 CORPORACION VIVIENDAS DEL HOGAR DE CRISTO</text:p>
          </table:table-cell>
          <table:table-cell table:number-columns-repeated="3" table:style-name="ce1"/>
          <table:table-cell office:value-type="float" office:value="3.87" table:style-name="ce87">
            <text:p>3,87<text:s/></text:p>
          </table:table-cell>
          <table:table-cell table:style-name="ce1"/>
          <table:table-cell office:value-type="float" office:value="12972.99" table:style-name="ce87">
            <text:p>12.972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9249 Fact# 368191 <text:s/>Rec#: 7355 CORPORACION VIVIENDAS DEL HOGAR DE CRISTO</text:p>
          </table:table-cell>
          <table:table-cell table:number-columns-repeated="3" table:style-name="ce1"/>
          <table:table-cell office:value-type="float" office:value="3.19" table:style-name="ce87">
            <text:p>3,19<text:s/></text:p>
          </table:table-cell>
          <table:table-cell table:style-name="ce1"/>
          <table:table-cell office:value-type="float" office:value="12976.18" table:style-name="ce87">
            <text:p>12.976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876847 Fact# 368168 <text:s/>Rec#: 7356 REFRESCO SIN GAS S.A. RE.S.GA.S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2977.49" table:style-name="ce87">
            <text:p>12.977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9460 Fact# 368199 <text:s/>Rec#: 7359 ACRUXZA C. A.</text:p>
          </table:table-cell>
          <table:table-cell table:number-columns-repeated="3" table:style-name="ce1"/>
          <table:table-cell office:value-type="float" office:value="1.31" table:style-name="ce87">
            <text:p>1,31<text:s/></text:p>
          </table:table-cell>
          <table:table-cell table:style-name="ce1"/>
          <table:table-cell office:value-type="float" office:value="12978.8" table:style-name="ce87">
            <text:p>12.978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7379 Fact# 368348 <text:s/>Rec#: 7360 FERRUX S.A.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12978.92" table:style-name="ce87">
            <text:p>12.978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6073 Fact# 368186 <text:s/>Rec#: 7365 SER.TRANSPORTE Y LOGISTICA INTEGRADO TRANSLOINTEG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2979.9" table:style-name="ce87">
            <text:p>12.979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485 Fact# 368535 <text:s/>Rec#: 7373 REPROLIMIT CIA.LTDA<text:s/>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2979.99" table:style-name="ce87">
            <text:p>12.979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2160 Fact# 368164 <text:s/>Rec#: 7376 CODEMET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2980.32" table:style-name="ce87">
            <text:p>12.980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2991 Fact# 368170 <text:s/>Rec#: 7377 DOLCA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12981.95" table:style-name="ce87">
            <text:p>12.981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214 Fact# 368177 <text:s/>Rec#: 7378 VALAREZO &amp; ASOCIADOS VALASOC CIA.LTDA.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12982.6" table:style-name="ce87">
            <text:p>12.982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666 Fact# 368180 <text:s/>Rec#: 7379 TELECOM LATINA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12983.58" table:style-name="ce87">
            <text:p>12.983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80 Fact# 368172 <text:s/>Rec#: 7382 ACCOUNTSERVS S.A</text:p>
          </table:table-cell>
          <table:table-cell table:number-columns-repeated="3" table:style-name="ce1"/>
          <table:table-cell office:value-type="float" office:value="0.67" table:style-name="ce87">
            <text:p>0,67<text:s/></text:p>
          </table:table-cell>
          <table:table-cell table:style-name="ce1"/>
          <table:table-cell office:value-type="float" office:value="12984.25" table:style-name="ce87">
            <text:p>12.984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8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162 Fact# 368340 <text:s/>Rec#: 7429 CAJAMARCA PROTECTIVE SERVICES C. LTDA. CAJAPROTSERV</text:p>
          </table:table-cell>
          <table:table-cell table:number-columns-repeated="3" table:style-name="ce1"/>
          <table:table-cell office:value-type="float" office:value="28.8" table:style-name="ce87">
            <text:p>28,80<text:s/></text:p>
          </table:table-cell>
          <table:table-cell table:style-name="ce1"/>
          <table:table-cell office:value-type="float" office:value="13013.05" table:style-name="ce87">
            <text:p>13.013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4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4386 Fact# 368261 <text:s/>Rec#: 7435 SUPERGLOBAL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013.09" table:style-name="ce87">
            <text:p>13.013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77794 Fact# 368387 <text:s/>Rec#: 7441 VUMILATINA MEDICINA PREPAGADA S.A.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3013.37" table:style-name="ce87">
            <text:p>13.013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8673 Fact# 368290 <text:s/>Rec#: 7469 SOCIEDAD DE HECHO SAMBAC</text:p>
          </table:table-cell>
          <table:table-cell table:number-columns-repeated="3" table:style-name="ce1"/>
          <table:table-cell office:value-type="float" office:value="0.94" table:style-name="ce87">
            <text:p>0,94<text:s/></text:p>
          </table:table-cell>
          <table:table-cell table:style-name="ce1"/>
          <table:table-cell office:value-type="float" office:value="13014.31" table:style-name="ce87">
            <text:p>13.014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0957 Fact# 368167 <text:s/>Rec#: 7470 CONTECON GUAYAQUIL S.A.</text:p>
          </table:table-cell>
          <table:table-cell table:number-columns-repeated="3" table:style-name="ce1"/>
          <table:table-cell office:value-type="float" office:value="15.39" table:style-name="ce87">
            <text:p>15,39<text:s/></text:p>
          </table:table-cell>
          <table:table-cell table:style-name="ce1"/>
          <table:table-cell office:value-type="float" office:value="13029.7" table:style-name="ce87">
            <text:p>13.029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5 Fact# 368548 <text:s/>Rec#: 7472 ENIGMAEC CIA.LTDA.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029.74" table:style-name="ce87">
            <text:p>13.029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77 Fact# 368546 <text:s/>Rec#: 7472 ENIGMAEC CIA.LTDA.<text:s/>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3029.87" table:style-name="ce87">
            <text:p>13.02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5227 Fact# 5166 <text:s/>Rec#: 7473 LIRA CORREA MARTIN ALFREDO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13029.94" table:style-name="ce87">
            <text:p>13.029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6679 Fact# 368477 <text:s/>Rec#: 7474 BRODERIN S.A<text:s/>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13030.05" table:style-name="ce87">
            <text:p>13.030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253 Fact# 368505 <text:s/>Rec#: 7475 IMPORFARMA S A<text:s/>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3030.11" table:style-name="ce87">
            <text:p>13.030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248 Fact# 368504 <text:s/>Rec#: 7475 IMPORFARMA S A<text:s/>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13030.33" table:style-name="ce87">
            <text:p>13.030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640 Fact# 368223 <text:s/>Rec#: 7476 CESAR FERNANDO ARMAS CABRER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030.66" table:style-name="ce87">
            <text:p>13.030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641 Fact# 368356 <text:s/>Rec#: 7476 CESAR FERNANDO ARMAS CABRERA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3030.83" table:style-name="ce87">
            <text:p>13.030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3642 Fact# 368224 <text:s/>Rec#: 7476 CESAR FERNANDO ARMAS CABRERA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13031.39" table:style-name="ce87">
            <text:p>13.031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1681 Fact# 368240 <text:s/>Rec#: 7477 INDUSTRIA COLOMBO ECUATORIANA DE CARROCERIAS CARCE</text:p>
          </table:table-cell>
          <table:table-cell table:number-columns-repeated="3" table:style-name="ce1"/>
          <table:table-cell office:value-type="float" office:value="0.4" table:style-name="ce87">
            <text:p>0,40<text:s/></text:p>
          </table:table-cell>
          <table:table-cell table:style-name="ce1"/>
          <table:table-cell office:value-type="float" office:value="13031.79" table:style-name="ce87">
            <text:p>13.031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857 Fact# 368225 <text:s/>Rec#: 7479 LABORATORIO BIOTANICALS DEL ECUADOR S.A.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13032.14" table:style-name="ce87">
            <text:p>13.032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Fte 2% #10858 Fact# 368226 <text:s/>Rec#: 7479 LABORATORIO BIOTANICALS DEL ECUADOR S.A.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13032.49" table:style-name="ce87">
            <text:p>13.03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7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Fte 2% #8 Fact# 368314 <text:s/>Rec#: 7274 BONELLY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13033.48" table:style-name="ce87">
            <text:p>13.033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8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Fte 2% #946 Fact# 368301 <text:s/>Rec#: 7275 INMOBILIARIA GALILEA-ECUADOR S.A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13034.45" table:style-name="ce87">
            <text:p>13.034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59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Fte 2% #253 Fact# 368520 <text:s/>Rec#: 7307 ESJURHEC S.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13034.72" table:style-name="ce87">
            <text:p>13.034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842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Fte 2% #191 Fact# 368205 <text:s/>Rec#: 7423 TUTOBIENES S.A.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035.05" table:style-name="ce87">
            <text:p>13.035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2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Ret Fte 2% #34796 Fact# 368343 <text:s/>Rec#: 7292 LAS FRAGANCIAS CIA. LTDA.</text:p>
          </table:table-cell>
          <table:table-cell table:number-columns-repeated="3" table:style-name="ce1"/>
          <table:table-cell office:value-type="float" office:value="0.47" table:style-name="ce87">
            <text:p>0,47<text:s/></text:p>
          </table:table-cell>
          <table:table-cell table:style-name="ce1"/>
          <table:table-cell office:value-type="float" office:value="13035.52" table:style-name="ce87">
            <text:p>13.035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5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BCO PRODUBANCO COMP RTE 96386</text:p>
          </table:table-cell>
          <table:table-cell table:number-columns-repeated="3" table:style-name="ce1"/>
          <table:table-cell office:value-type="float" office:value="3.66" table:style-name="ce87">
            <text:p>3,66<text:s/></text:p>
          </table:table-cell>
          <table:table-cell table:style-name="ce1"/>
          <table:table-cell office:value-type="float" office:value="13039.18" table:style-name="ce87">
            <text:p>13.039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18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GASTOS BANCARIOS BCO PICHINCHA COMP RET #193907</text:p>
          </table:table-cell>
          <table:table-cell table:number-columns-repeated="3" table:style-name="ce1"/>
          <table:table-cell office:value-type="float" office:value="21.54" table:style-name="ce87">
            <text:p>21,54<text:s/></text:p>
          </table:table-cell>
          <table:table-cell table:style-name="ce1"/>
          <table:table-cell office:value-type="float" office:value="13060.72" table:style-name="ce87">
            <text:p>13.060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3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Ret Fte 2% #38884 Fact# 368197 <text:s/>Rec#: 7480 FERTILIZANTES DEL PACIFICO FERPACIFIC S.A</text:p>
          </table:table-cell>
          <table:table-cell table:number-columns-repeated="3" table:style-name="ce1"/>
          <table:table-cell office:value-type="float" office:value="0.33" table:style-name="ce87">
            <text:p>0,33<text:s/></text:p>
          </table:table-cell>
          <table:table-cell table:style-name="ce1"/>
          <table:table-cell office:value-type="float" office:value="13061.05" table:style-name="ce87">
            <text:p>13.061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5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t Fte 2% #6939 Fact# 793 <text:s/>Rec#: 7304 CAMISERIA INGLESA CAMINGLESA C LTDA.</text:p>
          </table:table-cell>
          <table:table-cell table:number-columns-repeated="3" table:style-name="ce1"/>
          <table:table-cell office:value-type="float" office:value="0.52" table:style-name="ce87">
            <text:p>0,52<text:s/></text:p>
          </table:table-cell>
          <table:table-cell table:style-name="ce1"/>
          <table:table-cell office:value-type="float" office:value="13061.57" table:style-name="ce87">
            <text:p>13.061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7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gistro, bco produbanco comp ret #96439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3061.62" table:style-name="ce87">
            <text:p>13.061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04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t Fte 2% #4390 Fact# 368627 <text:s/>Rec#: 7433 DATA TOOLS S.A.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13062.12" table:style-name="ce87">
            <text:p>13.06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0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Fte 2% #22135 Fact# 368331 <text:s/>Rec#: 7308 GRANDSOUTH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13062.29" table:style-name="ce87">
            <text:p>13.062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Fte 2% #38311 Fact# 368222 <text:s/>Rec#: 7314 ACERIA DEL ECUADOR CA ADELCA</text:p>
          </table:table-cell>
          <table:table-cell table:number-columns-repeated="3" table:style-name="ce1"/>
          <table:table-cell office:value-type="float" office:value="4.33" table:style-name="ce87">
            <text:p>4,33<text:s/></text:p>
          </table:table-cell>
          <table:table-cell table:style-name="ce1"/>
          <table:table-cell office:value-type="float" office:value="13066.62" table:style-name="ce87">
            <text:p>13.066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Fte 2% #698 Fact# 368189 <text:s/>Rec#: 7321 COLEGIO INTERNACIONAL SEK ECUADOR S.A.</text:p>
          </table:table-cell>
          <table:table-cell table:number-columns-repeated="3" table:style-name="ce1"/>
          <table:table-cell office:value-type="float" office:value="2.94" table:style-name="ce87">
            <text:p>2,94<text:s/></text:p>
          </table:table-cell>
          <table:table-cell table:style-name="ce1"/>
          <table:table-cell office:value-type="float" office:value="13069.56" table:style-name="ce87">
            <text:p>13.069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17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GASTOS BANCARIOS BCO PICHINCHA COMP RET #194031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13069.91" table:style-name="ce87">
            <text:p>13.069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Ret Fte 2% #4604 Fact# 368372 <text:s/>Rec#: 7362 SOLUCIONES GLOBALES S.A GLOBFAST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069.95" table:style-name="ce87">
            <text:p>13.069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Ret Fte 2% #4605 Fact# 368371 <text:s/>Rec#: 7362 SOLUCIONES GLOBALES S.A GLOBFAST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13070" table:style-name="ce87">
            <text:p>13.070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9</text:p>
          </table:table-cell>
          <table:table-cell office:value-type="date" office:date-value="2021-08-09T00:00:00" table:style-name="ce88">
            <text:p>09-ago-21</text:p>
          </table:table-cell>
          <table:table-cell office:value-type="string" table:style-name="ce86">
            <text:p>Ret Fte 2% #19357 Fact# 790 <text:s/>Rec#: 7324 COMPAÑIA FARMACEUTICA VERA S.A. COFARVE</text:p>
          </table:table-cell>
          <table:table-cell table:number-columns-repeated="3" table:style-name="ce1"/>
          <table:table-cell office:value-type="float" office:value="3.02" table:style-name="ce87">
            <text:p>3,02<text:s/></text:p>
          </table:table-cell>
          <table:table-cell table:style-name="ce1"/>
          <table:table-cell office:value-type="float" office:value="13073.02" table:style-name="ce87">
            <text:p>13.073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2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Ret Fte 2% #461 Fact# 368458 <text:s/>Rec#: 7327 PRODUCTORA DE ALIMENTOS SALUDABLES Y CHOCOLATE PROCHOC S.A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13073.3" table:style-name="ce87">
            <text:p>13.073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66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Ret Fte 2% #352 Fact# 368507 <text:s/>Rec#: 7329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4" table:style-name="ce87">
            <text:p>0,40<text:s/></text:p>
          </table:table-cell>
          <table:table-cell table:style-name="ce1"/>
          <table:table-cell office:value-type="float" office:value="13073.7" table:style-name="ce87">
            <text:p>13.073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1</text:p>
          </table:table-cell>
          <table:table-cell office:value-type="date" office:date-value="2021-08-12T00:00:00" table:style-name="ce88">
            <text:p>12-ago-21</text:p>
          </table:table-cell>
          <table:table-cell office:value-type="string" table:style-name="ce86">
            <text:p>Ret Fte 2% #127330 Fact# 791 <text:s/>Rec#: 7334 F.V - AREA ANDINA S.A.</text:p>
          </table:table-cell>
          <table:table-cell table:number-columns-repeated="3" table:style-name="ce1"/>
          <table:table-cell office:value-type="float" office:value="1.1399999999999999" table:style-name="ce87">
            <text:p>1,14<text:s/></text:p>
          </table:table-cell>
          <table:table-cell table:style-name="ce1"/>
          <table:table-cell office:value-type="float" office:value="13074.84" table:style-name="ce87">
            <text:p>13.074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1</text:p>
          </table:table-cell>
          <table:table-cell office:value-type="date" office:date-value="2021-08-12T00:00:00" table:style-name="ce88">
            <text:p>12-ago-21</text:p>
          </table:table-cell>
          <table:table-cell office:value-type="string" table:style-name="ce86">
            <text:p>Ret Fte 2% #127329 Fact# 792 <text:s/>Rec#: 7334 F.V - AREA ANDINA S.A.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13075.41" table:style-name="ce87">
            <text:p>13.075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4</text:p>
          </table:table-cell>
          <table:table-cell office:value-type="date" office:date-value="2021-08-14T00:00:00" table:style-name="ce88">
            <text:p>14-ago-21</text:p>
          </table:table-cell>
          <table:table-cell office:value-type="string" table:style-name="ce86">
            <text:p>Ret Fte 2% #15767 Fact# 368175 <text:s/>Rec#: 7337 LG ELECTRONICS PANAMA S.A</text:p>
          </table:table-cell>
          <table:table-cell table:number-columns-repeated="3" table:style-name="ce1"/>
          <table:table-cell office:value-type="float" office:value="1.45" table:style-name="ce87">
            <text:p>1,45<text:s/></text:p>
          </table:table-cell>
          <table:table-cell table:style-name="ce1"/>
          <table:table-cell office:value-type="float" office:value="13076.86" table:style-name="ce87">
            <text:p>13.076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7</text:p>
          </table:table-cell>
          <table:table-cell office:value-type="date" office:date-value="2021-08-17T00:00:00" table:style-name="ce88">
            <text:p>17-ago-21</text:p>
          </table:table-cell>
          <table:table-cell office:value-type="string" table:style-name="ce86">
            <text:p>Ret Fte 2% #437395 Fact# 365986 <text:s/>Rec#: 7465 CONSORCIO ECUATORIANO DE TELECOMUNICACIONES S.A. CONECEL</text:p>
          </table:table-cell>
          <table:table-cell table:number-columns-repeated="3" table:style-name="ce1"/>
          <table:table-cell office:value-type="float" office:value="7.15" table:style-name="ce87">
            <text:p>7,15<text:s/></text:p>
          </table:table-cell>
          <table:table-cell table:style-name="ce1"/>
          <table:table-cell office:value-type="float" office:value="13084.01" table:style-name="ce87">
            <text:p>13.084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6</text:p>
          </table:table-cell>
          <table:table-cell office:value-type="date" office:date-value="2021-08-18T00:00:00" table:style-name="ce88">
            <text:p>18-ago-21</text:p>
          </table:table-cell>
          <table:table-cell office:value-type="string" table:style-name="ce86">
            <text:p>Ret Fte 2% #105 Fact# 368589 <text:s/>Rec#: 7361 ROMCOEL S.A.</text:p>
          </table:table-cell>
          <table:table-cell table:number-columns-repeated="3" table:style-name="ce1"/>
          <table:table-cell office:value-type="float" office:value="1.48" table:style-name="ce87">
            <text:p>1,48<text:s/></text:p>
          </table:table-cell>
          <table:table-cell table:style-name="ce1"/>
          <table:table-cell office:value-type="float" office:value="13085.49" table:style-name="ce87">
            <text:p>13.085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0</text:p>
          </table:table-cell>
          <table:table-cell office:value-type="date" office:date-value="2021-08-19T00:00:00" table:style-name="ce88">
            <text:p>19-ago-21</text:p>
          </table:table-cell>
          <table:table-cell office:value-type="string" table:style-name="ce86">
            <text:p>Ret Fte 2% #196761 Fact# 368622 <text:s/>Rec#: 7357 TELCONET <text:s/>S.A.</text:p>
          </table:table-cell>
          <table:table-cell table:number-columns-repeated="3" table:style-name="ce1"/>
          <table:table-cell office:value-type="float" office:value="196.43" table:style-name="ce87">
            <text:p>196,43<text:s/></text:p>
          </table:table-cell>
          <table:table-cell table:style-name="ce1"/>
          <table:table-cell office:value-type="float" office:value="13281.92" table:style-name="ce87">
            <text:p>13.281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39 Fact# 368440 <text:s/>Rec#: 7363 TELCONET <text:s/>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3281.98" table:style-name="ce87">
            <text:p>13.281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42 Fact# 368624 <text:s/>Rec#: 7363 TELCONET <text:s/>S.A.</text:p>
          </table:table-cell>
          <table:table-cell table:number-columns-repeated="3" table:style-name="ce1"/>
          <table:table-cell office:value-type="float" office:value="365.51" table:style-name="ce87">
            <text:p>365,51<text:s/></text:p>
          </table:table-cell>
          <table:table-cell table:style-name="ce1"/>
          <table:table-cell office:value-type="float" office:value="13647.49" table:style-name="ce87">
            <text:p>13.647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40 Fact# 368448 <text:s/>Rec#: 7363 TELCONET <text:s/>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647.53" table:style-name="ce87">
            <text:p>13.647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37 Fact# 5136 <text:s/>Rec#: 7363 TELCONET <text:s/>S.A.</text:p>
          </table:table-cell>
          <table:table-cell table:number-columns-repeated="3" table:style-name="ce1"/>
          <table:table-cell office:value-type="float" office:value="157.79" table:style-name="ce87">
            <text:p>157,79<text:s/></text:p>
          </table:table-cell>
          <table:table-cell table:style-name="ce1"/>
          <table:table-cell office:value-type="float" office:value="13805.32" table:style-name="ce87">
            <text:p>13.805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38 Fact# 368216 <text:s/>Rec#: 7363 TELCONET <text:s/>S.A.</text:p>
          </table:table-cell>
          <table:table-cell table:number-columns-repeated="3" table:style-name="ce1"/>
          <table:table-cell office:value-type="float" office:value="19.18" table:style-name="ce87">
            <text:p>19,18<text:s/></text:p>
          </table:table-cell>
          <table:table-cell table:style-name="ce1"/>
          <table:table-cell office:value-type="float" office:value="13824.5" table:style-name="ce87">
            <text:p>13.824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Fte 2% #196941 Fact# 368449 <text:s/>Rec#: 7363 TELCONET <text:s/>S.A.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13824.59" table:style-name="ce87">
            <text:p>13.824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0</text:p>
          </table:table-cell>
          <table:table-cell office:value-type="date" office:date-value="2021-08-21T00:00:00" table:style-name="ce88">
            <text:p>21-ago-21</text:p>
          </table:table-cell>
          <table:table-cell office:value-type="string" table:style-name="ce86">
            <text:p>Ret Fte 2% #13079 Fact# 367299 <text:s/>Rec#: 7374 GRANDMAR-CORP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13824.63" table:style-name="ce87">
            <text:p>13.824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1</text:p>
          </table:table-cell>
          <table:table-cell office:value-type="date" office:date-value="2021-08-21T00:00:00" table:style-name="ce88">
            <text:p>21-ago-21</text:p>
          </table:table-cell>
          <table:table-cell office:value-type="string" table:style-name="ce86">
            <text:p>Ret Fte 2% #3332 Fact# 370105 <text:s/>Rec#: 7478 LETTY DEL CISNE DAVILA ROMO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13824.79" table:style-name="ce87">
            <text:p>13.824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9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Fte 2% #2958 Fact# 368587 <text:s/>Rec#: 7364 T &amp; C ECUADOR SETCEC S.A.<text:s/>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13824.89" table:style-name="ce87">
            <text:p>13.82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8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Fte 2% #31537 Fact# 368640 <text:s/>Rec#: 7381 Corporación Nacional de Telecomunicaciones-CNT EP</text:p>
          </table:table-cell>
          <table:table-cell table:number-columns-repeated="3" table:style-name="ce1"/>
          <table:table-cell office:value-type="float" office:value="127.5" table:style-name="ce87">
            <text:p>127,50<text:s/></text:p>
          </table:table-cell>
          <table:table-cell table:style-name="ce1"/>
          <table:table-cell office:value-type="float" office:value="13952.39" table:style-name="ce87">
            <text:p>13.952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8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Fte 2% #31538 Fact# 368641 <text:s/>Rec#: 7381 Corporación Nacional de Telecomunicaciones-CNT EP</text:p>
          </table:table-cell>
          <table:table-cell table:number-columns-repeated="3" table:style-name="ce1"/>
          <table:table-cell office:value-type="float" office:value="18.34" table:style-name="ce87">
            <text:p>18,34<text:s/></text:p>
          </table:table-cell>
          <table:table-cell table:style-name="ce1"/>
          <table:table-cell office:value-type="float" office:value="13970.73" table:style-name="ce87">
            <text:p>13.97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0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Fte 2% #192039 Fact# 368635 <text:s/>Rec#: 7468 OTECEL</text:p>
          </table:table-cell>
          <table:table-cell table:number-columns-repeated="3" table:style-name="ce1"/>
          <table:table-cell office:value-type="float" office:value="127.86" table:style-name="ce87">
            <text:p>127,86<text:s/></text:p>
          </table:table-cell>
          <table:table-cell table:style-name="ce1"/>
          <table:table-cell office:value-type="float" office:value="14098.59" table:style-name="ce87">
            <text:p>14.098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2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78 Fact# 368593 <text:s/>Rec#: 7366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4098.61" table:style-name="ce87">
            <text:p>14.098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3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76 Fact# 368591 <text:s/>Rec#: 7367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4098.63" table:style-name="ce87">
            <text:p>14.09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4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79 Fact# 368594 <text:s/>Rec#: 7368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14098.64" table:style-name="ce87">
            <text:p>14.098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5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81 Fact# 368317 <text:s/>Rec#: 7369 MEGADATOS S.A.</text:p>
          </table:table-cell>
          <table:table-cell table:number-columns-repeated="3" table:style-name="ce1"/>
          <table:table-cell office:value-type="float" office:value="238.84" table:style-name="ce87">
            <text:p>238,84<text:s/></text:p>
          </table:table-cell>
          <table:table-cell table:style-name="ce1"/>
          <table:table-cell office:value-type="float" office:value="14337.48" table:style-name="ce87">
            <text:p>14.337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6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77 Fact# 368592 <text:s/>Rec#: 7370 MEGADATOS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4337.51" table:style-name="ce87">
            <text:p>14.337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7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75 Fact# 368590 <text:s/>Rec#: 7371 MEGADATOS S.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14337.81" table:style-name="ce87">
            <text:p>14.337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8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21980 Fact# 368227 <text:s/>Rec#: 7372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14337.83" table:style-name="ce87">
            <text:p>14.337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1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31472 Fact# 368625 <text:s/>Rec#: 7375 Corporación Nacional de Telecomunicaciones-CNT EP</text:p>
          </table:table-cell>
          <table:table-cell table:number-columns-repeated="3" table:style-name="ce1"/>
          <table:table-cell office:value-type="float" office:value="21.17" table:style-name="ce87">
            <text:p>21,17<text:s/></text:p>
          </table:table-cell>
          <table:table-cell table:style-name="ce1"/>
          <table:table-cell office:value-type="float" office:value="14359" table:style-name="ce87">
            <text:p>14.359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1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Fte 2% #31473 Fact# 368626 <text:s/>Rec#: 7375 Corporación Nacional de Telecomunicaciones-CNT EP</text:p>
          </table:table-cell>
          <table:table-cell table:number-columns-repeated="3" table:style-name="ce1"/>
          <table:table-cell office:value-type="float" office:value="150.09" table:style-name="ce87">
            <text:p>150,09<text:s/></text:p>
          </table:table-cell>
          <table:table-cell table:style-name="ce1"/>
          <table:table-cell office:value-type="float" office:value="14509.09" table:style-name="ce87">
            <text:p>14.50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8</text:p>
          </table:table-cell>
          <table:table-cell office:value-type="date" office:date-value="2021-08-27T00:00:00" table:style-name="ce88">
            <text:p>27-ago-21</text:p>
          </table:table-cell>
          <table:table-cell office:value-type="string" table:style-name="ce86">
            <text:p>Ret Fte 2% #441530 Fact# 368638 <text:s/>Rec#: 7466 CONSORCIO ECUATORIANO DE TELECOMUNICACIONES S.A. CONECEL</text:p>
          </table:table-cell>
          <table:table-cell table:number-columns-repeated="3" table:style-name="ce1"/>
          <table:table-cell office:value-type="float" office:value="166.16" table:style-name="ce87">
            <text:p>166,16<text:s/></text:p>
          </table:table-cell>
          <table:table-cell table:style-name="ce1"/>
          <table:table-cell office:value-type="float" office:value="14675.25" table:style-name="ce87">
            <text:p>14.675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9</text:p>
          </table:table-cell>
          <table:table-cell office:value-type="date" office:date-value="2021-08-27T00:00:00" table:style-name="ce88">
            <text:p>27-ago-21</text:p>
          </table:table-cell>
          <table:table-cell office:value-type="string" table:style-name="ce86">
            <text:p>Ret Fte 2% #108432 Fact# 368634 <text:s/>Rec#: 7467 SERVICIOS DE TELECOMUNICACIONES SETEL S.A.</text:p>
          </table:table-cell>
          <table:table-cell table:number-columns-repeated="3" table:style-name="ce1"/>
          <table:table-cell office:value-type="float" office:value="6.75" table:style-name="ce87">
            <text:p>6,75<text:s/></text:p>
          </table:table-cell>
          <table:table-cell table:style-name="ce1"/>
          <table:table-cell office:value-type="float" office:value="14682" table:style-name="ce87">
            <text:p>14.682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3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table:number-columns-repeated="3" table:style-name="ce1"/>
          <table:table-cell office:value-type="float" office:value="33.5" table:style-name="ce87">
            <text:p>33,50<text:s/></text:p>
          </table:table-cell>
          <table:table-cell table:style-name="ce1"/>
          <table:table-cell office:value-type="float" office:value="14715.5" table:style-name="ce87">
            <text:p>14.715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4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Ret Fte 2% #10200 Fact# 368632 <text:s/>Rec#: 7471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1.65" table:style-name="ce87">
            <text:p>1,65<text:s/></text:p>
          </table:table-cell>
          <table:table-cell table:style-name="ce1"/>
          <table:table-cell office:value-type="float" office:value="14717.15" table:style-name="ce87">
            <text:p>14.717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75">
            <text:p>Saldo Inicial</text:p>
          </table:table-cell>
          <table:table-cell office:value-type="float" office:value="13663.47" table:style-name="ce89">
            <text:p>13.663,47<text:s/></text:p>
          </table:table-cell>
          <table:table-cell office:value-type="string" table:style-name="ce75">
            <text:p>Débito</text:p>
          </table:table-cell>
          <table:table-cell office:value-type="float" office:value="14717.71" table:style-name="ce89">
            <text:p>14.717,71<text:s/></text:p>
          </table:table-cell>
          <table:table-cell office:value-type="string" table:style-name="ce75">
            <text:p>Crédito</text:p>
          </table:table-cell>
          <table:table-cell office:value-type="float" office:value="13664.03" table:style-name="ce89">
            <text:p>13.664,03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14717.15" table:style-name="ce89">
            <text:p>14.717,15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RR <text:s text:c="2"/>RR0015 <text:s text:c="2"/>RETENCION EN LA FUENTE (1.75%)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0.78" table:style-name="ce87">
            <text:p>0,78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R-55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1% #4927 Fact# 350683 <text:s/>Rec#: 6749 INTEQUIN S.A.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1.61" table:style-name="ce87">
            <text:p>1,61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R-55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1% #2436 Fact# 350803 <text:s/>Rec#: 6754 WINSTOCORP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.67" table:style-name="ce87">
            <text:p>1,67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R-55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Fte 1% #2435 Fact# 350804 <text:s/>Rec#: 6754 WINSTOCORP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1.7" table:style-name="ce87">
            <text:p>1,70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AB-11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Impuesto a la Renta año 2020</text:p>
          </table:table-cell>
          <table:table-cell table:number-columns-repeated="4" table:style-name="ce1"/>
          <table:table-cell office:value-type="float" office:value="0.78" table:style-name="ce90">
            <text:p>-0,78</text:p>
          </table:table-cell>
          <table:table-cell office:value-type="float" office:value="0.92" table:style-name="ce87">
            <text:p>0,92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R-2706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Fte 1% #152 Fact# 365991 <text:s/>Rec#: 7349 MEDITOP S.A.</text:p>
          </table:table-cell>
          <table:table-cell table:number-columns-repeated="3" table:style-name="ce1"/>
          <table:table-cell office:value-type="float" office:value="0.78" table:style-name="ce87">
            <text:p>0,78<text:s/></text:p>
          </table:table-cell>
          <table:table-cell table:style-name="ce1"/>
          <table:table-cell office:value-type="float" office:value="1.7" table:style-name="ce87">
            <text:p>1,70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0.78" table:style-name="ce89">
            <text:p>0,78<text:s/></text:p>
          </table:table-cell>
          <table:table-cell office:value-type="string" table:style-name="ce75">
            <text:p>Débito</text:p>
          </table:table-cell>
          <table:table-cell office:value-type="float" office:value="1.7" table:style-name="ce89">
            <text:p>1,70<text:s/></text:p>
          </table:table-cell>
          <table:table-cell office:value-type="string" table:style-name="ce75">
            <text:p>Crédito</text:p>
          </table:table-cell>
          <table:table-cell office:value-type="float" office:value="0.78" table:style-name="ce89">
            <text:p>0,78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1.7" table:style-name="ce89">
            <text:p>1,70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9149.07" table:style-name="ce91">
            <text:p>49.149,07<text:s/></text:p>
          </table:table-cell>
          <table:table-cell office:value-type="string" table:style-name="ce75">
            <text:p>Débito</text:p>
          </table:table-cell>
          <table:table-cell office:value-type="float" office:value="15052.97" table:style-name="ce91">
            <text:p>15.052,97<text:s/></text:p>
          </table:table-cell>
          <table:table-cell office:value-type="string" table:style-name="ce75">
            <text:p>Crédito</text:p>
          </table:table-cell>
          <table:table-cell office:value-type="float" office:value="49149.63" table:style-name="ce91">
            <text:p>49.149,63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table:style-name="ce1"/>
          <table:table-cell office:value-type="float" office:value="15052.41" table:style-name="ce91">
            <text:p>15.052,41<text:s/>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11070301 <text:s text:c="2"/>IMPUESTO AL VALOR AGRAGAD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CTI <text:s text:c="2"/>IR006 <text:s text:c="2"/>CREDITO TRIBUTARIO POR RETENCIONES DEL IVA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877.36" table:style-name="ce87">
            <text:p>877,36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NDL-55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N/D PRODUBANCO PAGO DE IMPUESTOS RETENCIÓN IVA MES DE DIC 2020</text:p>
          </table:table-cell>
          <table:table-cell table:number-columns-repeated="4" table:style-name="ce1"/>
          <table:table-cell office:value-type="float" office:value="877.36" table:style-name="ce90">
            <text:p>-877,36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5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N/D PRODUBANCO PAGO DE IMPUESTOS RETENCIÓN IVA MES DE DIC 2020</text:p>
          </table:table-cell>
          <table:table-cell table:number-columns-repeated="3" table:style-name="ce1"/>
          <table:table-cell office:value-type="float" office:value="829.81" table:style-name="ce87">
            <text:p>829,81<text:s/></text:p>
          </table:table-cell>
          <table:table-cell table:style-name="ce1"/>
          <table:table-cell office:value-type="float" office:value="829.81" table:style-name="ce87">
            <text:p>829,8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4" table:style-name="ce1"/>
          <table:table-cell office:value-type="float" office:value="829.81" table:style-name="ce90">
            <text:p>-829,81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3" table:style-name="ce1"/>
          <table:table-cell office:value-type="float" office:value="363.25" table:style-name="ce87">
            <text:p>363,25<text:s/></text:p>
          </table:table-cell>
          <table:table-cell table:style-name="ce1"/>
          <table:table-cell office:value-type="float" office:value="363.25" table:style-name="ce87">
            <text:p>363,2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9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N/D PRODUBANCO PAGO DE IMPUESTOS RETENCION IVA MES DE FEB 2021</text:p>
          </table:table-cell>
          <table:table-cell table:number-columns-repeated="4" table:style-name="ce1"/>
          <table:table-cell office:value-type="float" office:value="363.25" table:style-name="ce90">
            <text:p>-363,25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9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N/D PRODUBANCO PAGO DE IMPUESTOS RETENCION IVA MES DE FEB 2021</text:p>
          </table:table-cell>
          <table:table-cell table:number-columns-repeated="3" table:style-name="ce1"/>
          <table:table-cell office:value-type="float" office:value="565.69000000000005" table:style-name="ce87">
            <text:p>565,69<text:s/></text:p>
          </table:table-cell>
          <table:table-cell table:style-name="ce1"/>
          <table:table-cell office:value-type="float" office:value="565.69000000000005" table:style-name="ce87">
            <text:p>565,6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4</text:p>
          </table:table-cell>
          <table:table-cell office:value-type="date" office:date-value="2021-04-22T00:00:00" table:style-name="ce88">
            <text:p>22-abr-21</text:p>
          </table:table-cell>
          <table:table-cell office:value-type="string" table:style-name="ce86">
            <text:p>N/D PRODUBANCO PAGO DE IMPUESTOS RETENCIÓN IVA MES DE MARZO 2021<text:s/></text:p>
          </table:table-cell>
          <table:table-cell table:number-columns-repeated="4" table:style-name="ce1"/>
          <table:table-cell office:value-type="float" office:value="565.69000000000005" table:style-name="ce90">
            <text:p>-565,69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4</text:p>
          </table:table-cell>
          <table:table-cell office:value-type="date" office:date-value="2021-04-22T00:00:00" table:style-name="ce88">
            <text:p>22-abr-21</text:p>
          </table:table-cell>
          <table:table-cell office:value-type="string" table:style-name="ce86">
            <text:p>N/D PRODUBANCO PAGO DE IMPUESTOS RETENCIÓN IVA MES DE MARZO 2021<text:s/></text:p>
          </table:table-cell>
          <table:table-cell table:number-columns-repeated="3" table:style-name="ce1"/>
          <table:table-cell office:value-type="float" office:value="676.9" table:style-name="ce87">
            <text:p>676,90<text:s/></text:p>
          </table:table-cell>
          <table:table-cell table:style-name="ce1"/>
          <table:table-cell office:value-type="float" office:value="676.9" table:style-name="ce87">
            <text:p>676,9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7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N/D PRODUBANCO TRANSF. PAGO DE IMPUESTOS RETENCIÓN IVA MES DE ABRIL 2021</text:p>
          </table:table-cell>
          <table:table-cell table:number-columns-repeated="4" table:style-name="ce1"/>
          <table:table-cell office:value-type="float" office:value="676.9" table:style-name="ce90">
            <text:p>-676,90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7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N/D PRODUBANCO TRANSF. PAGO DE IMPUESTOS RETENCIÓN IVA MES DE ABRIL 2021</text:p>
          </table:table-cell>
          <table:table-cell table:number-columns-repeated="3" table:style-name="ce1"/>
          <table:table-cell office:value-type="float" office:value="1249.58" table:style-name="ce87">
            <text:p>1.249,58<text:s/></text:p>
          </table:table-cell>
          <table:table-cell table:style-name="ce1"/>
          <table:table-cell office:value-type="float" office:value="1249.58" table:style-name="ce87">
            <text:p>1.249,5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N/D PRODUBANCO PAGO DE IMPUESTOS RTE IVA MES DE MAYO 2021</text:p>
          </table:table-cell>
          <table:table-cell table:number-columns-repeated="4" table:style-name="ce1"/>
          <table:table-cell office:value-type="float" office:value="1249.58" table:style-name="ce90">
            <text:p>-1.249,58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N/D PRODUBANCO TRANSF. PAGO DE IMPUESTOS RTE IVA MES DE JULIO 2021</text:p>
          </table:table-cell>
          <table:table-cell table:number-columns-repeated="3" table:style-name="ce1"/>
          <table:table-cell office:value-type="float" office:value="576.98" table:style-name="ce87">
            <text:p>576,98<text:s/></text:p>
          </table:table-cell>
          <table:table-cell table:style-name="ce1"/>
          <table:table-cell office:value-type="float" office:value="576.98" table:style-name="ce87">
            <text:p>576,9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877.36" table:style-name="ce89">
            <text:p>877,36<text:s/></text:p>
          </table:table-cell>
          <table:table-cell office:value-type="string" table:style-name="ce75">
            <text:p>Débito</text:p>
          </table:table-cell>
          <table:table-cell office:value-type="float" office:value="4262.21" table:style-name="ce89">
            <text:p>4.262,21<text:s/></text:p>
          </table:table-cell>
          <table:table-cell office:value-type="string" table:style-name="ce75">
            <text:p>Crédito</text:p>
          </table:table-cell>
          <table:table-cell office:value-type="float" office:value="4562.59" table:style-name="ce89">
            <text:p>4.562,59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76.98" table:style-name="ce89">
            <text:p>576,9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IR <text:s text:c="2"/>IR001 <text:s text:c="2"/>IVA POR LA COMPRA DE BIENES 30%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R-55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30% #9796 Fact# 350723 <text:s/>Rec#: 6752 INDUSTRIA COLOMBO ECUATORIANA DE CARROCERIAS CARCE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0.56999999999999995" table:style-name="ce87">
            <text:p>0,5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4" table:style-name="ce1"/>
          <table:table-cell office:value-type="float" office:value="0.56999999999999995" table:style-name="ce90">
            <text:p>-0,57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706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30% #152 Fact# 365991 <text:s/>Rec#: 7349 MEDITOP S.A.</text:p>
          </table:table-cell>
          <table:table-cell table:number-columns-repeated="3" table:style-name="ce1"/>
          <table:table-cell office:value-type="float" office:value="1.6" table:style-name="ce87">
            <text:p>1,60<text:s/></text:p>
          </table:table-cell>
          <table:table-cell table:style-name="ce1"/>
          <table:table-cell office:value-type="float" office:value="1.6" table:style-name="ce87">
            <text:p>1,6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N/D PRODUBANCO TRANSF. PAGO DE IMPUESTOS RTE IVA MES DE JULIO 2021</text:p>
          </table:table-cell>
          <table:table-cell table:number-columns-repeated="4" table:style-name="ce1"/>
          <table:table-cell office:value-type="float" office:value="1.6" table:style-name="ce90">
            <text:p>-1,60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0" table:style-name="ce89">
            <text:p>0,00<text:s/></text:p>
          </table:table-cell>
          <table:table-cell office:value-type="string" table:style-name="ce75">
            <text:p>Débito</text:p>
          </table:table-cell>
          <table:table-cell office:value-type="float" office:value="2.17" table:style-name="ce89">
            <text:p>2,17<text:s/></text:p>
          </table:table-cell>
          <table:table-cell office:value-type="string" table:style-name="ce75">
            <text:p>Crédito</text:p>
          </table:table-cell>
          <table:table-cell office:value-type="float" office:value="2.17" table:style-name="ce89">
            <text:p>2,17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0" table:style-name="ce89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IR <text:s text:c="2"/>IR002 <text:s text:c="2"/>IVA POR LA PRESTACION DE OTROS SERVICIOS 70%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4421.41" table:style-name="ce87">
            <text:p>4.421,4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R-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6992 Fact# 350805 <text:s/>Rec#: 6560 AGRICOLA Y QUIMICA NACIONAL DEL COTOPAXI AGRONPAXI CIA. LTDA.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4422.41" table:style-name="ce87">
            <text:p>4.422,4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488 Fact# 350650 <text:s/>Rec#: 6561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4428.1499999999996" table:style-name="ce87">
            <text:p>4.428,1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6952 Fact# 350640 <text:s/>Rec#: 6562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29.3" table:style-name="ce87">
            <text:p>4.429,3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804 Fact# 350681 <text:s/>Rec#: 6564 GRANITECSA S.A</text:p>
          </table:table-cell>
          <table:table-cell table:number-columns-repeated="3" table:style-name="ce1"/>
          <table:table-cell office:value-type="float" office:value="3.36" table:style-name="ce87">
            <text:p>3,36<text:s/></text:p>
          </table:table-cell>
          <table:table-cell table:style-name="ce1"/>
          <table:table-cell office:value-type="float" office:value="4432.66" table:style-name="ce87">
            <text:p>4.432,6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79 Fact# 350994 <text:s/>Rec#: 6566 ESJURHEC S.A.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4433.21" table:style-name="ce87">
            <text:p>4.433,2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72 Fact# 350966 <text:s/>Rec#: 6567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433.3599999999997" table:style-name="ce87">
            <text:p>4.433,3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219 Fact# 350649 <text:s/>Rec#: 6569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4439.1000000000004" table:style-name="ce87">
            <text:p>4.439,1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018 Fact# 350643 <text:s/>Rec#: 6570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40.25" table:style-name="ce87">
            <text:p>4.440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4638 Fact# 350656 <text:s/>Rec#: 6573 INSTALACION DE TUBOS DE HORMIGON S.A. INSTUGO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442.55" table:style-name="ce87">
            <text:p>4.442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888 Fact# 350813 <text:s/>Rec#: 6574 CIPORT &amp; TECNAC CIPTE C.L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4442.8900000000003" table:style-name="ce87">
            <text:p>4.442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726 Fact# 350789 <text:s/>Rec#: 6578 ECUADORIANSHIMP S.A.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4443.1400000000003" table:style-name="ce87">
            <text:p>4.443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9640 Fact# 350728 <text:s/>Rec#: 6580 ADITIVOS Y ALIMENTOS S.A. ADILISA</text:p>
          </table:table-cell>
          <table:table-cell table:number-columns-repeated="3" table:style-name="ce1"/>
          <table:table-cell office:value-type="float" office:value="4.17" table:style-name="ce87">
            <text:p>4,17<text:s/></text:p>
          </table:table-cell>
          <table:table-cell table:style-name="ce1"/>
          <table:table-cell office:value-type="float" office:value="4447.3100000000004" table:style-name="ce87">
            <text:p>4.447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322 Fact# 350790 <text:s/>Rec#: 6581 CONSTRU-YA S.A.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4447.67" table:style-name="ce87">
            <text:p>4.447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869 Fact# 350847 <text:s/>Rec#: 6584 GOMEZ ALCIVAR EDUARDO JOSE</text:p>
          </table:table-cell>
          <table:table-cell table:number-columns-repeated="3" table:style-name="ce1"/>
          <table:table-cell office:value-type="float" office:value="1.68" table:style-name="ce87">
            <text:p>1,68<text:s/></text:p>
          </table:table-cell>
          <table:table-cell table:style-name="ce1"/>
          <table:table-cell office:value-type="float" office:value="4449.3500000000004" table:style-name="ce87">
            <text:p>4.449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930 Fact# 350871 <text:s/>Rec#: 6591 CHIM-TINTAS S.A.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4449.57" table:style-name="ce87">
            <text:p>4.449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9620 Fact# 350865 <text:s/>Rec#: 6592 PAYLESS SHOESOURCE ECUADOR CIA. LTDA.</text:p>
          </table:table-cell>
          <table:table-cell table:number-columns-repeated="3" table:style-name="ce1"/>
          <table:table-cell office:value-type="float" office:value="4.57" table:style-name="ce87">
            <text:p>4,57<text:s/></text:p>
          </table:table-cell>
          <table:table-cell table:style-name="ce1"/>
          <table:table-cell office:value-type="float" office:value="4454.1400000000003" table:style-name="ce87">
            <text:p>4.454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3276 Fact# 350992 <text:s/>Rec#: 6593 LINEAS AEREAS NACIONALES ECUADOR S.A. LAN ECUADOR</text:p>
          </table:table-cell>
          <table:table-cell table:number-columns-repeated="3" table:style-name="ce1"/>
          <table:table-cell office:value-type="float" office:value="1.91" table:style-name="ce87">
            <text:p>1,91<text:s/></text:p>
          </table:table-cell>
          <table:table-cell table:style-name="ce1"/>
          <table:table-cell office:value-type="float" office:value="4456.05" table:style-name="ce87">
            <text:p>4.456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106 Fact# 350661 <text:s/>Rec#: 6595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57.2" table:style-name="ce87">
            <text:p>4.457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9 Fact# 350651 <text:s/>Rec#: 6596 ACCOUNTSERVS S.A</text:p>
          </table:table-cell>
          <table:table-cell table:number-columns-repeated="3" table:style-name="ce1"/>
          <table:table-cell office:value-type="float" office:value="4.7699999999999996" table:style-name="ce87">
            <text:p>4,77<text:s/></text:p>
          </table:table-cell>
          <table:table-cell table:style-name="ce1"/>
          <table:table-cell office:value-type="float" office:value="4461.97" table:style-name="ce87">
            <text:p>4.461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2226 Fact# 350693 <text:s/>Rec#: 6598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63.12" table:style-name="ce87">
            <text:p>4.46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71 Fact# 350685 <text:s/>Rec#: 6599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64.2700000000004" table:style-name="ce87">
            <text:p>4.464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466 Fact# 350785 <text:s/>Rec#: 6600 ANGLO ECUATORIANA DE GUAYAQUIL C A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4464.92" table:style-name="ce87">
            <text:p>4.464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467 Fact# 350784 <text:s/>Rec#: 6600 ANGLO ECUATORIANA DE GUAYAQUIL C A</text:p>
          </table:table-cell>
          <table:table-cell table:number-columns-repeated="3" table:style-name="ce1"/>
          <table:table-cell office:value-type="float" office:value="0.37" table:style-name="ce87">
            <text:p>0,37<text:s/></text:p>
          </table:table-cell>
          <table:table-cell table:style-name="ce1"/>
          <table:table-cell office:value-type="float" office:value="4465.29" table:style-name="ce87">
            <text:p>4.465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65102 Fact# 350692 <text:s/>Rec#: 6602 COMPAÑIA VERDU S.A.</text:p>
          </table:table-cell>
          <table:table-cell table:number-columns-repeated="3" table:style-name="ce1"/>
          <table:table-cell office:value-type="float" office:value="4.6399999999999997" table:style-name="ce87">
            <text:p>4,64<text:s/></text:p>
          </table:table-cell>
          <table:table-cell table:style-name="ce1"/>
          <table:table-cell office:value-type="float" office:value="4469.93" table:style-name="ce87">
            <text:p>4.46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47580 Fact# 350736 <text:s/>Rec#: 6607 PANATLANTIC LOGISTICS <text:s/>S.A.</text:p>
          </table:table-cell>
          <table:table-cell table:number-columns-repeated="3" table:style-name="ce1"/>
          <table:table-cell office:value-type="float" office:value="3.86" table:style-name="ce87">
            <text:p>3,86<text:s/></text:p>
          </table:table-cell>
          <table:table-cell table:style-name="ce1"/>
          <table:table-cell office:value-type="float" office:value="4473.79" table:style-name="ce87">
            <text:p>4.47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934 Fact# 350824 <text:s/>Rec#: 6609 INDUSTRIA ALUCAPS ECUADOR GA SA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4473.8" table:style-name="ce87">
            <text:p>4.473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72629 Fact# 350872 <text:s/>Rec#: 6610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474.7700000000004" table:style-name="ce87">
            <text:p>4.474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5463 Fact# 350672 <text:s/>Rec#: 6616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477.07" table:style-name="ce87">
            <text:p>4.477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2171 Fact# 350744 <text:s/>Rec#: 6617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477.22" table:style-name="ce87">
            <text:p>4.477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685 Fact# 350679 <text:s/>Rec#: 6623 ACRUXZA C. A.</text:p>
          </table:table-cell>
          <table:table-cell table:number-columns-repeated="3" table:style-name="ce1"/>
          <table:table-cell office:value-type="float" office:value="4.78" table:style-name="ce87">
            <text:p>4,78<text:s/></text:p>
          </table:table-cell>
          <table:table-cell table:style-name="ce1"/>
          <table:table-cell office:value-type="float" office:value="4482" table:style-name="ce87">
            <text:p>4.482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9574 Fact# 350913 <text:s/>Rec#: 6624 INGENIERIA PARA EL DESARROLLO ACURIO Y ASOCIADOS S.A.</text:p>
          </table:table-cell>
          <table:table-cell table:number-columns-repeated="3" table:style-name="ce1"/>
          <table:table-cell office:value-type="float" office:value="6.36" table:style-name="ce87">
            <text:p>6,36<text:s/></text:p>
          </table:table-cell>
          <table:table-cell table:style-name="ce1"/>
          <table:table-cell office:value-type="float" office:value="4488.3599999999997" table:style-name="ce87">
            <text:p>4.488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005 Fact# 350668 <text:s/>Rec#: 6625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489.51" table:style-name="ce87">
            <text:p>4.489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4601 Fact# 350666 <text:s/>Rec#: 6626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4492.95" table:style-name="ce87">
            <text:p>4.492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797 Fact# 350741 <text:s/>Rec#: 6627 FUDRIVER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4493" table:style-name="ce87">
            <text:p>4.493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798 Fact# 350742 <text:s/>Rec#: 6628 FUDRIVER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4493.04" table:style-name="ce87">
            <text:p>4.493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467 Fact# 350831 <text:s/>Rec#: 6640 FERRUX S.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4494.0200000000004" table:style-name="ce87">
            <text:p>4.494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757 Fact# 350864 <text:s/>Rec#: 6648 COOPERATIVA DE TRANSPORTES LOJA<text:s/></text:p>
          </table:table-cell>
          <table:table-cell table:number-columns-repeated="3" table:style-name="ce1"/>
          <table:table-cell office:value-type="float" office:value="2.78" table:style-name="ce87">
            <text:p>2,78<text:s/></text:p>
          </table:table-cell>
          <table:table-cell table:style-name="ce1"/>
          <table:table-cell office:value-type="float" office:value="4496.8" table:style-name="ce87">
            <text:p>4.496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0496 Fact# 350797 <text:s/>Rec#: 6652 CALIZAS Y MINERALES CALMOSACORP CIA. LTD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496.95" table:style-name="ce87">
            <text:p>4.496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71704 Fact# 350647 <text:s/>Rec#: 6655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4501.54" table:style-name="ce87">
            <text:p>4.501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6469 Fact# 350823 <text:s/>Rec#: 6658 CAJAMARCA PROTECTIVE SERVICES C. LTDA. CAJAPROTSERV</text:p>
          </table:table-cell>
          <table:table-cell table:number-columns-repeated="3" table:style-name="ce1"/>
          <table:table-cell office:value-type="float" office:value="90.91" table:style-name="ce87">
            <text:p>90,91<text:s/></text:p>
          </table:table-cell>
          <table:table-cell table:style-name="ce1"/>
          <table:table-cell office:value-type="float" office:value="4592.45" table:style-name="ce87">
            <text:p>4.592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867 Fact# 350778 <text:s/>Rec#: 6678 XERTICAEC S.A.</text:p>
          </table:table-cell>
          <table:table-cell table:number-columns-repeated="3" table:style-name="ce1"/>
          <table:table-cell office:value-type="float" office:value="7.11" table:style-name="ce87">
            <text:p>7,11<text:s/></text:p>
          </table:table-cell>
          <table:table-cell table:style-name="ce1"/>
          <table:table-cell office:value-type="float" office:value="4599.5600000000004" table:style-name="ce87">
            <text:p>4.599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158 Fact# 350730 <text:s/>Rec#: 6692 WANHAI LINES ECUADOR S.A.</text:p>
          </table:table-cell>
          <table:table-cell table:number-columns-repeated="3" table:style-name="ce1"/>
          <table:table-cell office:value-type="float" office:value="5.01" table:style-name="ce87">
            <text:p>5,01<text:s/></text:p>
          </table:table-cell>
          <table:table-cell table:style-name="ce1"/>
          <table:table-cell office:value-type="float" office:value="4604.57" table:style-name="ce87">
            <text:p>4.604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409 Fact# 351006 <text:s/>Rec#: 6704 IMPORT &amp; EXPORT BRAMBILLA CARRENO S.A. IMEXBRAMCAR<text:s/>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4604.75" table:style-name="ce87">
            <text:p>4.604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9396 Fact# 350688 <text:s/>Rec#: 6721 PRODUCTOS DEL AGRO SYLVIA MARIA S.A. AGROSYLMA</text:p>
          </table:table-cell>
          <table:table-cell table:number-columns-repeated="3" table:style-name="ce1"/>
          <table:table-cell office:value-type="float" office:value="2.4500000000000002" table:style-name="ce87">
            <text:p>2,45<text:s/></text:p>
          </table:table-cell>
          <table:table-cell table:style-name="ce1"/>
          <table:table-cell office:value-type="float" office:value="4607.2" table:style-name="ce87">
            <text:p>4.607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5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45564 Fact# 350646 <text:s/>Rec#: 6742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4661.28" table:style-name="ce87">
            <text:p>4.661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6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5300 Fact# 350991 <text:s/>Rec#: 6743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662.25" table:style-name="ce87">
            <text:p>4.662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7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563 Fact# 350830 <text:s/>Rec#: 6744 DATA TOOLS S.A.</text:p>
          </table:table-cell>
          <table:table-cell table:number-columns-repeated="3" table:style-name="ce1"/>
          <table:table-cell office:value-type="float" office:value="12.7" table:style-name="ce87">
            <text:p>12,70<text:s/></text:p>
          </table:table-cell>
          <table:table-cell table:style-name="ce1"/>
          <table:table-cell office:value-type="float" office:value="4674.95" table:style-name="ce87">
            <text:p>4.674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75 Fact# 351008 <text:s/>Rec#: 6745 REPROLIMIT CIA.LTDA<text:s/>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4675" table:style-name="ce87">
            <text:p>4.675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512 Fact# 350705 <text:s/>Rec#: 6747 CESAR FERNANDO ARMAS CABRERA</text:p>
          </table:table-cell>
          <table:table-cell table:number-columns-repeated="3" table:style-name="ce1"/>
          <table:table-cell office:value-type="float" office:value="4.49" table:style-name="ce87">
            <text:p>4,49<text:s/></text:p>
          </table:table-cell>
          <table:table-cell table:style-name="ce1"/>
          <table:table-cell office:value-type="float" office:value="4679.49" table:style-name="ce87">
            <text:p>4.679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510 Fact# 350839 <text:s/>Rec#: 6747 CESAR FERNANDO ARMAS CABRERA</text:p>
          </table:table-cell>
          <table:table-cell table:number-columns-repeated="3" table:style-name="ce1"/>
          <table:table-cell office:value-type="float" office:value="0.72" table:style-name="ce87">
            <text:p>0,72<text:s/></text:p>
          </table:table-cell>
          <table:table-cell table:style-name="ce1"/>
          <table:table-cell office:value-type="float" office:value="4680.21" table:style-name="ce87">
            <text:p>4.680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1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511 Fact# 350704 <text:s/>Rec#: 6747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4681.21" table:style-name="ce87">
            <text:p>4.681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3943 Fact# 3613 <text:s/>Rec#: 6748 LIRA CORREA MARTIN ALFREDO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4681.57" table:style-name="ce87">
            <text:p>4.681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3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4927 Fact# 350683 <text:s/>Rec#: 6749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4686.16" table:style-name="ce87">
            <text:p>4.68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7259 Fact# 350773 <text:s/>Rec#: 6750 SOCIEDAD DE HECHO SAMBAC</text:p>
          </table:table-cell>
          <table:table-cell table:number-columns-repeated="3" table:style-name="ce1"/>
          <table:table-cell office:value-type="float" office:value="3.45" table:style-name="ce87">
            <text:p>3,45<text:s/></text:p>
          </table:table-cell>
          <table:table-cell table:style-name="ce1"/>
          <table:table-cell office:value-type="float" office:value="4689.6099999999997" table:style-name="ce87">
            <text:p>4.689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436 Fact# 350803 <text:s/>Rec#: 6754 WINSTOCORP 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4689.8999999999996" table:style-name="ce87">
            <text:p>4.689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8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2435 Fact# 350804 <text:s/>Rec#: 6754 WINSTOCORP S.A.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4690.09" table:style-name="ce87">
            <text:p>4.690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633 Fact# 350959 <text:s/>Rec#: 6755 TOPFOOD CIA. LTDA.</text:p>
          </table:table-cell>
          <table:table-cell table:number-columns-repeated="3" table:style-name="ce1"/>
          <table:table-cell office:value-type="float" office:value="0.84" table:style-name="ce87">
            <text:p>0,84<text:s/></text:p>
          </table:table-cell>
          <table:table-cell table:style-name="ce1"/>
          <table:table-cell office:value-type="float" office:value="4690.93" table:style-name="ce87">
            <text:p>4.690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9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1635 Fact# 350960 <text:s/>Rec#: 6755 TOPFOOD CIA. LTD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4691.1099999999997" table:style-name="ce87">
            <text:p>4.691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6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70% #4508 Fact# 350955 <text:s/>Rec#: 6756 BRODERIN S.A<text:s/></text:p>
          </table:table-cell>
          <table:table-cell table:number-columns-repeated="3" table:style-name="ce1"/>
          <table:table-cell office:value-type="float" office:value="0.45" table:style-name="ce87">
            <text:p>0,45<text:s/></text:p>
          </table:table-cell>
          <table:table-cell table:style-name="ce1"/>
          <table:table-cell office:value-type="float" office:value="4691.5600000000004" table:style-name="ce87">
            <text:p>4.691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</text:p>
          </table:table-cell>
          <table:table-cell office:value-type="date" office:date-value="2021-01-02T00:00:00" table:style-name="ce88">
            <text:p>02-ene-21</text:p>
          </table:table-cell>
          <table:table-cell office:value-type="string" table:style-name="ce86">
            <text:p>Ret Iva 70% #128 Fact# 350657 <text:s/>Rec#: 6650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693.8599999999997" table:style-name="ce87">
            <text:p>4.693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4</text:p>
          </table:table-cell>
          <table:table-cell office:value-type="date" office:date-value="2021-01-02T00:00:00" table:style-name="ce88">
            <text:p>02-ene-21</text:p>
          </table:table-cell>
          <table:table-cell office:value-type="string" table:style-name="ce86">
            <text:p>Ret Iva 70% #13924 Fact# 350729 <text:s/>Rec#: 6741 YARECUADOR CIA. LTDA</text:p>
          </table:table-cell>
          <table:table-cell table:number-columns-repeated="3" table:style-name="ce1"/>
          <table:table-cell office:value-type="float" office:value="14.49" table:style-name="ce87">
            <text:p>14,49<text:s/></text:p>
          </table:table-cell>
          <table:table-cell table:style-name="ce1"/>
          <table:table-cell office:value-type="float" office:value="4708.3500000000004" table:style-name="ce87">
            <text:p>4.708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gistro por convenio de debito o recaudacion comp ret #89097, bco produbanco</text:p>
          </table:table-cell>
          <table:table-cell table:number-columns-repeated="3" table:style-name="ce1"/>
          <table:table-cell office:value-type="float" office:value="13.45" table:style-name="ce87">
            <text:p>13,45<text:s/></text:p>
          </table:table-cell>
          <table:table-cell table:style-name="ce1"/>
          <table:table-cell office:value-type="float" office:value="4721.8" table:style-name="ce87">
            <text:p>4.721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614 Fact# 350660 <text:s/>Rec#: 6583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4725.24" table:style-name="ce87">
            <text:p>4.725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3159 Fact# 350682 <text:s/>Rec#: 6585 COMPAÑIA SALUD PLENA S.A / PLENISALUD</text:p>
          </table:table-cell>
          <table:table-cell table:number-columns-repeated="3" table:style-name="ce1"/>
          <table:table-cell office:value-type="float" office:value="3.76" table:style-name="ce87">
            <text:p>3,76<text:s/></text:p>
          </table:table-cell>
          <table:table-cell table:style-name="ce1"/>
          <table:table-cell office:value-type="float" office:value="4729" table:style-name="ce87">
            <text:p>4.729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3160 Fact# 350694 <text:s/>Rec#: 6586 COMPAÑIA SALUD PLENA S.A / PLENISALUD</text:p>
          </table:table-cell>
          <table:table-cell table:number-columns-repeated="3" table:style-name="ce1"/>
          <table:table-cell office:value-type="float" office:value="3.85" table:style-name="ce87">
            <text:p>3,85<text:s/></text:p>
          </table:table-cell>
          <table:table-cell table:style-name="ce1"/>
          <table:table-cell office:value-type="float" office:value="4732.8500000000004" table:style-name="ce87">
            <text:p>4.732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3161 Fact# 350695 <text:s/>Rec#: 6587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734" table:style-name="ce87">
            <text:p>4.734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340 Fact# 350721 <text:s/>Rec#: 6608 CONSULTLMZ CIA. LTDA.</text:p>
          </table:table-cell>
          <table:table-cell table:number-columns-repeated="3" table:style-name="ce1"/>
          <table:table-cell office:value-type="float" office:value="1.98" table:style-name="ce87">
            <text:p>1,98<text:s/></text:p>
          </table:table-cell>
          <table:table-cell table:style-name="ce1"/>
          <table:table-cell office:value-type="float" office:value="4735.9799999999996" table:style-name="ce87">
            <text:p>4.735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8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13197 Fact# 350700 <text:s/>Rec#: 6612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737.13" table:style-name="ce87">
            <text:p>4.737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0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Ret Iva 70% #33408 Fact# 350652 <text:s/>Rec#: 6615 SOLVESA <text:s/>ECUADOR S.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739.43" table:style-name="ce87">
            <text:p>4.739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t Iva 70% #274 Fact# 350937 <text:s/>Rec#: 6565 PRODUCTORA DE ALIMENTOS SALUDABLES Y CHOCOLATE PROCHOC S.A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4740.5600000000004" table:style-name="ce87">
            <text:p>4.740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gistro por convenio de debito o recaudacion comp ret #89147, bco produbanco</text:p>
          </table:table-cell>
          <table:table-cell table:number-columns-repeated="3" table:style-name="ce1"/>
          <table:table-cell office:value-type="float" office:value="0.78" table:style-name="ce87">
            <text:p>0,78<text:s/></text:p>
          </table:table-cell>
          <table:table-cell table:style-name="ce1"/>
          <table:table-cell office:value-type="float" office:value="4741.34" table:style-name="ce87">
            <text:p>4.741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Ret Iva 70% #349 Fact# 350669 <text:s/>Rec#: 6594 COLEGIO INTERNACIONAL SEK ECUADOR S.A.</text:p>
          </table:table-cell>
          <table:table-cell table:number-columns-repeated="3" table:style-name="ce1"/>
          <table:table-cell office:value-type="float" office:value="2.0299999999999998" table:style-name="ce87">
            <text:p>2,03<text:s/></text:p>
          </table:table-cell>
          <table:table-cell table:style-name="ce1"/>
          <table:table-cell office:value-type="float" office:value="4743.37" table:style-name="ce87">
            <text:p>4.743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4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Iva 70% #312 Fact# 350691 <text:s/>Rec#: 6577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4744.37" table:style-name="ce87">
            <text:p>4.744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1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Iva 70% #4236 Fact# 350796 <text:s/>Rec#: 6613 BONELLY S.A.</text:p>
          </table:table-cell>
          <table:table-cell table:number-columns-repeated="3" table:style-name="ce1"/>
          <table:table-cell office:value-type="float" office:value="3.49" table:style-name="ce87">
            <text:p>3,49<text:s/></text:p>
          </table:table-cell>
          <table:table-cell table:style-name="ce1"/>
          <table:table-cell office:value-type="float" office:value="4747.8599999999997" table:style-name="ce87">
            <text:p>4.747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0</text:p>
          </table:table-cell>
          <table:table-cell office:value-type="date" office:date-value="2021-01-06T00:00:00" table:style-name="ce88">
            <text:p>06-ene-21</text:p>
          </table:table-cell>
          <table:table-cell office:value-type="string" table:style-name="ce86">
            <text:p>Ret Iva 70% #774 Fact# 350786 <text:s/>Rec#: 6710 INMOBILIARIA GALILEA-ECUADOR S.A</text:p>
          </table:table-cell>
          <table:table-cell table:number-columns-repeated="3" table:style-name="ce1"/>
          <table:table-cell office:value-type="float" office:value="3.63" table:style-name="ce87">
            <text:p>3,63<text:s/></text:p>
          </table:table-cell>
          <table:table-cell table:style-name="ce1"/>
          <table:table-cell office:value-type="float" office:value="4751.49" table:style-name="ce87">
            <text:p>4.751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</text:p>
          </table:table-cell>
          <table:table-cell office:value-type="date" office:date-value="2021-01-07T00:00:00" table:style-name="ce88">
            <text:p>07-ene-21</text:p>
          </table:table-cell>
          <table:table-cell office:value-type="string" table:style-name="ce86">
            <text:p>Ret Iva 70% #31193 Fact# 350827 <text:s/>Rec#: 6579 LAS FRAGANCIAS CIA. LTDA.</text:p>
          </table:table-cell>
          <table:table-cell table:number-columns-repeated="3" table:style-name="ce1"/>
          <table:table-cell office:value-type="float" office:value="2.2599999999999998" table:style-name="ce87">
            <text:p>2,26<text:s/></text:p>
          </table:table-cell>
          <table:table-cell table:style-name="ce1"/>
          <table:table-cell office:value-type="float" office:value="4753.75" table:style-name="ce87">
            <text:p>4.753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50</text:p>
          </table:table-cell>
          <table:table-cell office:value-type="date" office:date-value="2021-01-07T00:00:00" table:style-name="ce88">
            <text:p>07-ene-21</text:p>
          </table:table-cell>
          <table:table-cell office:value-type="string" table:style-name="ce86">
            <text:p>Ret Iva 70% #34850 Fact# 350677 <text:s/>Rec#: 6746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754.8999999999996" table:style-name="ce87">
            <text:p>4.754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Iva 70% #16645 Fact# 755 <text:s/>Rec#: 6588 COMPAÑIA FARMACEUTICA VERA S.A. COFARVE</text:p>
          </table:table-cell>
          <table:table-cell table:number-columns-repeated="3" table:style-name="ce1"/>
          <table:table-cell office:value-type="float" office:value="7.24" table:style-name="ce87">
            <text:p>7,24<text:s/></text:p>
          </table:table-cell>
          <table:table-cell table:style-name="ce1"/>
          <table:table-cell office:value-type="float" office:value="4762.1400000000003" table:style-name="ce87">
            <text:p>4.762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Iva 70% #35743 Fact# 350703 <text:s/>Rec#: 6589 ACERIA DEL ECUADOR CA ADELCA</text:p>
          </table:table-cell>
          <table:table-cell table:number-columns-repeated="3" table:style-name="ce1"/>
          <table:table-cell office:value-type="float" office:value="15.01" table:style-name="ce87">
            <text:p>15,01<text:s/></text:p>
          </table:table-cell>
          <table:table-cell table:style-name="ce1"/>
          <table:table-cell office:value-type="float" office:value="4777.1499999999996" table:style-name="ce87">
            <text:p>4.777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Iva 70% #6405 Fact# 759 <text:s/>Rec#: 6590 CAMISERIA INGLESA CAMINGLESA C LTDA.</text:p>
          </table:table-cell>
          <table:table-cell table:number-columns-repeated="3" table:style-name="ce1"/>
          <table:table-cell office:value-type="float" office:value="1.71" table:style-name="ce87">
            <text:p>1,71<text:s/></text:p>
          </table:table-cell>
          <table:table-cell table:style-name="ce1"/>
          <table:table-cell office:value-type="float" office:value="4778.8599999999997" table:style-name="ce87">
            <text:p>4.778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9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Iva 70% #4234 Fact# 350858 <text:s/>Rec#: 6688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779.01" table:style-name="ce87">
            <text:p>4.779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9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Ret Iva 70% #4233 Fact# 350857 <text:s/>Rec#: 6688 SOLUCIONES GLOBALES S.A GLOBFAST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4779.2299999999996" table:style-name="ce87">
            <text:p>4.779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8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Iva 70% #14617 Fact# 350654 <text:s/>Rec#: 6601 LG ELECTRONICS PANAMA S.A</text:p>
          </table:table-cell>
          <table:table-cell table:number-columns-repeated="3" table:style-name="ce1"/>
          <table:table-cell office:value-type="float" office:value="6.37" table:style-name="ce87">
            <text:p>6,37<text:s/></text:p>
          </table:table-cell>
          <table:table-cell table:style-name="ce1"/>
          <table:table-cell office:value-type="float" office:value="4785.6000000000004" table:style-name="ce87">
            <text:p>4.785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2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Iva 70% #1801 Fact# 757 <text:s/>Rec#: 6604 CONSORCIO VEOLIA-PROACTIVA</text:p>
          </table:table-cell>
          <table:table-cell table:number-columns-repeated="3" table:style-name="ce1"/>
          <table:table-cell office:value-type="float" office:value="1.3" table:style-name="ce87">
            <text:p>1,30<text:s/></text:p>
          </table:table-cell>
          <table:table-cell table:style-name="ce1"/>
          <table:table-cell office:value-type="float" office:value="4786.8999999999996" table:style-name="ce87">
            <text:p>4.786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Ret Iva 70% #469 Fact# 350739 <text:s/>Rec#: 6620 AFCO S.A.</text:p>
          </table:table-cell>
          <table:table-cell table:number-columns-repeated="3" table:style-name="ce1"/>
          <table:table-cell office:value-type="float" office:value="0.48" table:style-name="ce87">
            <text:p>0,48<text:s/></text:p>
          </table:table-cell>
          <table:table-cell table:style-name="ce1"/>
          <table:table-cell office:value-type="float" office:value="4787.38" table:style-name="ce87">
            <text:p>4.787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table:number-columns-repeated="3" table:style-name="ce1"/>
          <table:table-cell office:value-type="float" office:value="2.7" table:style-name="ce87">
            <text:p>2,70<text:s/></text:p>
          </table:table-cell>
          <table:table-cell table:style-name="ce1"/>
          <table:table-cell office:value-type="float" office:value="4790.08" table:style-name="ce87">
            <text:p>4.790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DISCOVER CANCELACION DEBITO TARJETAS PICHICNHA- PAGO DE FACT 350494- 350521- 3556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4790.2700000000004" table:style-name="ce87">
            <text:p>4.790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3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Ret Iva 70% #174964 Fact# 351037 <text:s/>Rec#: 6605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5390.27" table:style-name="ce87">
            <text:p>5.390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VISA - MASTERCARD - PACIFICARD CANCELACION DEBITO TARJETAS PICHINCHA- PAGO DE FACT 349122 - 350103- 3523- 350879- 350563- 350514- 350607 BCO PICHINCHA POR TRANSFERENCIA #DOC 557159</text:p>
          </table:table-cell>
          <table:table-cell table:number-columns-repeated="3" table:style-name="ce1"/>
          <table:table-cell office:value-type="float" office:value="1.51" table:style-name="ce87">
            <text:p>1,51<text:s/></text:p>
          </table:table-cell>
          <table:table-cell table:style-name="ce1"/>
          <table:table-cell office:value-type="float" office:value="5391.78" table:style-name="ce87">
            <text:p>5.391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VISA - MASTERCARD - PACIFICARD CANCELACION DEBITO TARJETAS PICHINCHA- PAGO DE FACT 349123- 349274- 349538- 349355- 349497- 350798- 3568- 3569- 350806- 349786-349788- 350189- 349917- 350265- 350312- 3517- 350236- 350426- 3604- 350502- 350499- 3550- 3549</text:p>
          </table:table-cell>
          <table:table-cell table:number-columns-repeated="3" table:style-name="ce1"/>
          <table:table-cell office:value-type="float" office:value="11.62" table:style-name="ce87">
            <text:p>11,62<text:s/></text:p>
          </table:table-cell>
          <table:table-cell table:style-name="ce1"/>
          <table:table-cell office:value-type="float" office:value="5403.4" table:style-name="ce87">
            <text:p>5.403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DISCOVER CANCELACION DEBITO TARJETAS PICHICHA- PAGO DE FACT 3463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403.53" table:style-name="ce87">
            <text:p>5.403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DINERS CLUB CANCELACION DEBITO TARJETAS PICHINCHA- PAGO DE FACT 349090- 349113- 349104- 348930- 349145- 349142- 350659-349016- 350747- 350748- 349263- 349206- 349304-349398-349361- 349324-349374-349309- 349307- 349872- 349879 <text:s/>- 349319-349435- 349433</text:p>
          </table:table-cell>
          <table:table-cell table:number-columns-repeated="3" table:style-name="ce1"/>
          <table:table-cell office:value-type="float" office:value="27.73" table:style-name="ce87">
            <text:p>27,73<text:s/></text:p>
          </table:table-cell>
          <table:table-cell table:style-name="ce1"/>
          <table:table-cell office:value-type="float" office:value="5431.26" table:style-name="ce87">
            <text:p>5.431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VISA - MASTERCARD - PACIFICARD CANCELACION DEBITO TARJETAS PICHINCHA- PAGO DE FACT 348379 - 350548- 349604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5431.58" table:style-name="ce87">
            <text:p>5.431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VISA - MASTERCARD - PACIFICARD CANCELACION DEBITO TARJETAS PICHINCHA- PAGO DE FACT 349383- 349941 - 349412- 349439- 349807- 349257- 350004- 3466- 349599- 349159- 349827</text:p>
          </table:table-cell>
          <table:table-cell table:number-columns-repeated="3" table:style-name="ce1"/>
          <table:table-cell office:value-type="float" office:value="3.18" table:style-name="ce87">
            <text:p>3,18<text:s/></text:p>
          </table:table-cell>
          <table:table-cell table:style-name="ce1"/>
          <table:table-cell office:value-type="float" office:value="5434.76" table:style-name="ce87">
            <text:p>5.434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DINERS CLUB CANCELACION DEBITO TARJETAS PICHINCHA- PAGO DE FACT 349293- 349422- 349056- 349371- 349418- 349522- 350244- 350216- 349440- 349593- 350812- 350687- 350915- 350916- 350917- 350710- 350019- 350888 <text:s/>- 349447</text:p>
          </table:table-cell>
          <table:table-cell table:number-columns-repeated="3" table:style-name="ce1"/>
          <table:table-cell office:value-type="float" office:value="12.83" table:style-name="ce87">
            <text:p>12,83<text:s/></text:p>
          </table:table-cell>
          <table:table-cell table:style-name="ce1"/>
          <table:table-cell office:value-type="float" office:value="5447.59" table:style-name="ce87">
            <text:p>5.447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8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Ret Iva 70% #113463 Fact# 756 <text:s/>Rec#: 6614 F.V - AREA ANDINA S.A.</text:p>
          </table:table-cell>
          <table:table-cell table:number-columns-repeated="3" table:style-name="ce1"/>
          <table:table-cell office:value-type="float" office:value="3.98" table:style-name="ce87">
            <text:p>3,98<text:s/></text:p>
          </table:table-cell>
          <table:table-cell table:style-name="ce1"/>
          <table:table-cell office:value-type="float" office:value="5451.57" table:style-name="ce87">
            <text:p>5.451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8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Ret Iva 70% #113462 Fact# 758 <text:s/>Rec#: 6614 F.V - AREA ANDINA S.A.</text:p>
          </table:table-cell>
          <table:table-cell table:number-columns-repeated="3" table:style-name="ce1"/>
          <table:table-cell office:value-type="float" office:value="2.09" table:style-name="ce87">
            <text:p>2,09<text:s/></text:p>
          </table:table-cell>
          <table:table-cell table:style-name="ce1"/>
          <table:table-cell office:value-type="float" office:value="5453.66" table:style-name="ce87">
            <text:p>5.453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8</text:p>
          </table:table-cell>
          <table:table-cell office:value-type="date" office:date-value="2021-01-18T00:00:00" table:style-name="ce88">
            <text:p>18-ene-21</text:p>
          </table:table-cell>
          <table:table-cell office:value-type="string" table:style-name="ce86">
            <text:p>Ret Iva 70% #387399 Fact# 351039 <text:s/>Rec#: 6738 CONSORCIO ECUATORIANO DE TELECOMUNICACIONES S.A. CONECEL</text:p>
          </table:table-cell>
          <table:table-cell table:number-columns-repeated="3" table:style-name="ce1"/>
          <table:table-cell office:value-type="float" office:value="21.14" table:style-name="ce87">
            <text:p>21,14<text:s/></text:p>
          </table:table-cell>
          <table:table-cell table:style-name="ce1"/>
          <table:table-cell office:value-type="float" office:value="5474.8" table:style-name="ce87">
            <text:p>5.474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Iva 70% #17735 Fact# 350671 <text:s/>Rec#: 6618 CORPORACION VIVIENDAS DEL HOGAR DE CRISTO</text:p>
          </table:table-cell>
          <table:table-cell table:number-columns-repeated="3" table:style-name="ce1"/>
          <table:table-cell office:value-type="float" office:value="11.57" table:style-name="ce87">
            <text:p>11,57<text:s/></text:p>
          </table:table-cell>
          <table:table-cell table:style-name="ce1"/>
          <table:table-cell office:value-type="float" office:value="5486.37" table:style-name="ce87">
            <text:p>5.48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Iva 70% #17736 Fact# 350670 <text:s/>Rec#: 6619 CORPORACION VIVIENDAS DEL HOGAR DE CRISTO</text:p>
          </table:table-cell>
          <table:table-cell table:number-columns-repeated="3" table:style-name="ce1"/>
          <table:table-cell office:value-type="float" office:value="13.36" table:style-name="ce87">
            <text:p>13,36<text:s/></text:p>
          </table:table-cell>
          <table:table-cell table:style-name="ce1"/>
          <table:table-cell office:value-type="float" office:value="5499.73" table:style-name="ce87">
            <text:p>5.499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Iva 70% #19429 Fact# 350799 <text:s/>Rec#: 6621 MEGADATOS S.A.</text:p>
          </table:table-cell>
          <table:table-cell table:number-columns-repeated="3" table:style-name="ce1"/>
          <table:table-cell office:value-type="float" office:value="1216.94" table:style-name="ce87">
            <text:p>1.216,94<text:s/></text:p>
          </table:table-cell>
          <table:table-cell table:style-name="ce1"/>
          <table:table-cell office:value-type="float" office:value="6716.67" table:style-name="ce87">
            <text:p>6.716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7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Iva 70% #19428 Fact# 350708 <text:s/>Rec#: 6622 MEGADATOS S.A.</text:p>
          </table:table-cell>
          <table:table-cell table:number-columns-repeated="3" table:style-name="ce1"/>
          <table:table-cell office:value-type="float" office:value="0.53" table:style-name="ce87">
            <text:p>0,53<text:s/></text:p>
          </table:table-cell>
          <table:table-cell table:style-name="ce1"/>
          <table:table-cell office:value-type="float" office:value="6717.2" table:style-name="ce87">
            <text:p>6.717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7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Ret Iva 70% #387715 Fact# 351038 <text:s/>Rec#: 6737 CONSORCIO ECUATORIANO DE TELECOMUNICACIONES S.A. CONECEL</text:p>
          </table:table-cell>
          <table:table-cell table:number-columns-repeated="3" table:style-name="ce1"/>
          <table:table-cell office:value-type="float" office:value="537.84" table:style-name="ce87">
            <text:p>537,84<text:s/></text:p>
          </table:table-cell>
          <table:table-cell table:style-name="ce1"/>
          <table:table-cell office:value-type="float" office:value="7255.04" table:style-name="ce87">
            <text:p>7.255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5</text:p>
          </table:table-cell>
          <table:table-cell office:value-type="date" office:date-value="2021-01-20T00:00:00" table:style-name="ce88">
            <text:p>20-ene-21</text:p>
          </table:table-cell>
          <table:table-cell office:value-type="string" table:style-name="ce86">
            <text:p>Ret Iva 70% #4707 Fact# 351051 <text:s/>Rec#: 6629 INSTALACION DE TUBOS DE HORMIGON S.A. INSTUGO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7257.34" table:style-name="ce87">
            <text:p>7.25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75647 Fact# 350923 <text:s/>Rec#: 6638 TELCONET <text:s/>S.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7257.61" table:style-name="ce87">
            <text:p>7.257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7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75651 Fact# 351036 <text:s/>Rec#: 6639 TELCONET <text:s/>S.A.</text:p>
          </table:table-cell>
          <table:table-cell table:number-columns-repeated="3" table:style-name="ce1"/>
          <table:table-cell office:value-type="float" office:value="969.64" table:style-name="ce87">
            <text:p>969,64<text:s/></text:p>
          </table:table-cell>
          <table:table-cell table:style-name="ce1"/>
          <table:table-cell office:value-type="float" office:value="8227.25" table:style-name="ce87">
            <text:p>8.227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75650 Fact# 3584 <text:s/>Rec#: 6641 TELCONET <text:s/>S.A.</text:p>
          </table:table-cell>
          <table:table-cell table:number-columns-repeated="3" table:style-name="ce1"/>
          <table:table-cell office:value-type="float" office:value="464.15" table:style-name="ce87">
            <text:p>464,15<text:s/></text:p>
          </table:table-cell>
          <table:table-cell table:style-name="ce1"/>
          <table:table-cell office:value-type="float" office:value="8691.4" table:style-name="ce87">
            <text:p>8.691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75648 Fact# 350929 <text:s/>Rec#: 6641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691.5499999999993" table:style-name="ce87">
            <text:p>8.691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9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75649 Fact# 350930 <text:s/>Rec#: 6641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8691.84" table:style-name="ce87">
            <text:p>8.691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8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Ret Iva 70% #11385 Fact# 352462 <text:s/>Rec#: 6654 GRANDMAR-CORP S.A.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8692.1" table:style-name="ce87">
            <text:p>8.692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9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Ret Iva 70% #182572 Fact# 351043 <text:s/>Rec#: 6739 OTECEL</text:p>
          </table:table-cell>
          <table:table-cell table:number-columns-repeated="3" table:style-name="ce1"/>
          <table:table-cell office:value-type="float" office:value="339.09" table:style-name="ce87">
            <text:p>339,09<text:s/></text:p>
          </table:table-cell>
          <table:table-cell table:style-name="ce1"/>
          <table:table-cell office:value-type="float" office:value="9031.19" table:style-name="ce87">
            <text:p>9.031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55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N/D PRODUBANCO PAGO DE IMPUESTOS RETENCIÓN IVA MES DE DIC 2020</text:p>
          </table:table-cell>
          <table:table-cell table:number-columns-repeated="4" table:style-name="ce1"/>
          <table:table-cell office:value-type="float" office:value="4397.34" table:style-name="ce90">
            <text:p>-4.397,34</text:p>
          </table:table-cell>
          <table:table-cell office:value-type="float" office:value="4633.8500000000004" table:style-name="ce87">
            <text:p>4.633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Iva 70% #28699 Fact# 351049 <text:s/>Rec#: 6651 Corporación Nacional de Telecomunicaciones-CNT EP</text:p>
          </table:table-cell>
          <table:table-cell table:number-columns-repeated="3" table:style-name="ce1"/>
          <table:table-cell office:value-type="float" office:value="71.23" table:style-name="ce87">
            <text:p>71,23<text:s/></text:p>
          </table:table-cell>
          <table:table-cell table:style-name="ce1"/>
          <table:table-cell office:value-type="float" office:value="4705.08" table:style-name="ce87">
            <text:p>4.705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Iva 70% #28698 Fact# 351050 <text:s/>Rec#: 6651 Corporación Nacional de Telecomunicaciones-CNT EP</text:p>
          </table:table-cell>
          <table:table-cell table:number-columns-repeated="3" table:style-name="ce1"/>
          <table:table-cell office:value-type="float" office:value="499.84" table:style-name="ce87">
            <text:p>499,84<text:s/></text:p>
          </table:table-cell>
          <table:table-cell table:style-name="ce1"/>
          <table:table-cell office:value-type="float" office:value="5204.92" table:style-name="ce87">
            <text:p>5.204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6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Iva 70% #389604 Fact# 351048 <text:s/>Rec#: 6736 CONSORCIO ECUATORIANO DE TELECOMUNICACIONES S.A. CONECEL</text:p>
          </table:table-cell>
          <table:table-cell table:number-columns-repeated="3" table:style-name="ce1"/>
          <table:table-cell office:value-type="float" office:value="473.73" table:style-name="ce87">
            <text:p>473,73<text:s/></text:p>
          </table:table-cell>
          <table:table-cell table:style-name="ce1"/>
          <table:table-cell office:value-type="float" office:value="5678.65" table:style-name="ce87">
            <text:p>5.678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40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Ret Iva 70% #7647 Fact# 351045 <text:s/>Rec#: 6740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5.66" table:style-name="ce87">
            <text:p>5,66<text:s/></text:p>
          </table:table-cell>
          <table:table-cell table:style-name="ce1"/>
          <table:table-cell office:value-type="float" office:value="5684.31" table:style-name="ce87">
            <text:p>5.684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7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Ret Iva 70% #33738 Fact# 352969 <text:s/>Rec#: 6653 SOLVESA <text:s/>ECUADOR S.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686.61" table:style-name="ce87">
            <text:p>5.686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0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Ret Iva 70% #68827 Fact# 350819 <text:s/>Rec#: 6656 CORPORACIÓN FERNÁNDEZ CORPFERNANDEZ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5686.62" table:style-name="ce87">
            <text:p>5.686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Ret Iva 70% #68828 Fact# 350811 <text:s/>Rec#: 6657 CORPORACIÓN FERNÁNDEZ CORPFERNANDEZ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5686.63" table:style-name="ce87">
            <text:p>5.686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5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VISA - MASTERCARD - PACIFICARD CANCELACION PAGO POR PAYMENTS CLIENTE RIERA ORDONEZ MIGUEL ANGEL, BCO PACIFICO POR TRANSFERENCIA #DOC 0517</text:p>
          </table:table-cell>
          <table:table-cell table:number-columns-repeated="3" table:style-name="ce1"/>
          <table:table-cell office:value-type="float" office:value="0.45" table:style-name="ce87">
            <text:p>0,45<text:s/></text:p>
          </table:table-cell>
          <table:table-cell table:style-name="ce1"/>
          <table:table-cell office:value-type="float" office:value="5687.08" table:style-name="ce87">
            <text:p>5.687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5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Ret Iva 70% #96955 Fact# 351046 <text:s/>Rec#: 6735 SERVICIOS DE TELECOMUNICACIONES SETEL S.A.</text:p>
          </table:table-cell>
          <table:table-cell table:number-columns-repeated="3" table:style-name="ce1"/>
          <table:table-cell office:value-type="float" office:value="22.93" table:style-name="ce87">
            <text:p>22,93<text:s/></text:p>
          </table:table-cell>
          <table:table-cell table:style-name="ce1"/>
          <table:table-cell office:value-type="float" office:value="5710.01" table:style-name="ce87">
            <text:p>5.710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524 Fact# 352988 <text:s/>Rec#: 6660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715.75" table:style-name="ce87">
            <text:p>5.715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605 Fact# 353293 <text:s/>Rec#: 6662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715.9" table:style-name="ce87">
            <text:p>5.715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151 Fact# 352996 <text:s/>Rec#: 6667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717.05" table:style-name="ce87">
            <text:p>5.717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3437 Fact# 353120 <text:s/>Rec#: 6668 CONSTRU-YA S.A.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5717.46" table:style-name="ce87">
            <text:p>5.71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7142 Fact# 353134 <text:s/>Rec#: 6670 AGRICOLA Y QUIMICA NACIONAL DEL COTOPAXI AGRONPAXI CIA. LTDA.</text:p>
          </table:table-cell>
          <table:table-cell table:number-columns-repeated="3" table:style-name="ce1"/>
          <table:table-cell office:value-type="float" office:value="1.01" table:style-name="ce87">
            <text:p>1,01<text:s/></text:p>
          </table:table-cell>
          <table:table-cell table:style-name="ce1"/>
          <table:table-cell office:value-type="float" office:value="5718.47" table:style-name="ce87">
            <text:p>5.718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79 Fact# 353196 <text:s/>Rec#: 6671 CHIM-TINTAS S.A.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5718.86" table:style-name="ce87">
            <text:p>5.718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322 Fact# 352987 <text:s/>Rec#: 6672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724.6" table:style-name="ce87">
            <text:p>5.724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911 Fact# 353016 <text:s/>Rec#: 6673 GRANITECSA S.A</text:p>
          </table:table-cell>
          <table:table-cell table:number-columns-repeated="3" table:style-name="ce1"/>
          <table:table-cell office:value-type="float" office:value="2.59" table:style-name="ce87">
            <text:p>2,59<text:s/></text:p>
          </table:table-cell>
          <table:table-cell table:style-name="ce1"/>
          <table:table-cell office:value-type="float" office:value="5727.19" table:style-name="ce87">
            <text:p>5.727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038 Fact# 352981 <text:s/>Rec#: 6674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728.34" table:style-name="ce87">
            <text:p>5.728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0583 Fact# 353126 <text:s/>Rec#: 6675 CALIZAS Y MINERALES CALMOSACORP CIA. LTDA.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5728.46" table:style-name="ce87">
            <text:p>5.728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0109 Fact# 353062 <text:s/>Rec#: 6676 ADITIVOS Y ALIMENTOS S.A. ADILISA</text:p>
          </table:table-cell>
          <table:table-cell table:number-columns-repeated="3" table:style-name="ce1"/>
          <table:table-cell office:value-type="float" office:value="3.22" table:style-name="ce87">
            <text:p>3,22<text:s/></text:p>
          </table:table-cell>
          <table:table-cell table:style-name="ce1"/>
          <table:table-cell office:value-type="float" office:value="5731.68" table:style-name="ce87">
            <text:p>5.731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118 Fact# 353142 <text:s/>Rec#: 6679 CIPORT &amp; TECNAC CIPTE C.L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5731.94" table:style-name="ce87">
            <text:p>5.731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999 Fact# 353074 <text:s/>Rec#: 6680 FUDRIVER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5732" table:style-name="ce87">
            <text:p>5.732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6000 Fact# 353075 <text:s/>Rec#: 6680 FUDRIVER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732.13" table:style-name="ce87">
            <text:p>5.732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9794 Fact# 353190 <text:s/>Rec#: 6681 PAYLESS SHOESOURCE ECUADOR CIA. LTD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735.57" table:style-name="ce87">
            <text:p>5.735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3478 Fact# 353320 <text:s/>Rec#: 6685 LINEAS AEREAS NACIONALES ECUADOR S.A. LAN ECUADOR</text:p>
          </table:table-cell>
          <table:table-cell table:number-columns-repeated="3" table:style-name="ce1"/>
          <table:table-cell office:value-type="float" office:value="3.56" table:style-name="ce87">
            <text:p>3,56<text:s/></text:p>
          </table:table-cell>
          <table:table-cell table:style-name="ce1"/>
          <table:table-cell office:value-type="float" office:value="5739.13" table:style-name="ce87">
            <text:p>5.739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849 Fact# 353237 <text:s/>Rec#: 6686 INGENIERIA PARA EL DESARROLLO ACURIO Y ASOCIADOS S.A.</text:p>
          </table:table-cell>
          <table:table-cell table:number-columns-repeated="3" table:style-name="ce1"/>
          <table:table-cell office:value-type="float" office:value="4.4400000000000004" table:style-name="ce87">
            <text:p>4,44<text:s/></text:p>
          </table:table-cell>
          <table:table-cell table:style-name="ce1"/>
          <table:table-cell office:value-type="float" office:value="5743.57" table:style-name="ce87">
            <text:p>5.743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951 Fact# 353172 <text:s/>Rec#: 6689 GOMEZ ALCIVAR EDUARDO JOSE</text:p>
          </table:table-cell>
          <table:table-cell table:number-columns-repeated="3" table:style-name="ce1"/>
          <table:table-cell office:value-type="float" office:value="1.68" table:style-name="ce87">
            <text:p>1,68<text:s/></text:p>
          </table:table-cell>
          <table:table-cell table:style-name="ce1"/>
          <table:table-cell office:value-type="float" office:value="5745.25" table:style-name="ce87">
            <text:p>5.745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91 Fact# 353265 <text:s/>Rec#: 6691 PRODUCTORA DE ALIMENTOS SALUDABLES Y CHOCOLATE PROCHOC S.A</text:p>
          </table:table-cell>
          <table:table-cell table:number-columns-repeated="3" table:style-name="ce1"/>
          <table:table-cell office:value-type="float" office:value="1.06" table:style-name="ce87">
            <text:p>1,06<text:s/></text:p>
          </table:table-cell>
          <table:table-cell table:style-name="ce1"/>
          <table:table-cell office:value-type="float" office:value="5746.31" table:style-name="ce87">
            <text:p>5.746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39413 Fact# 353000 <text:s/>Rec#: 6693 DOLMEN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747.46" table:style-name="ce87">
            <text:p>5.74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65773 Fact# 353026 <text:s/>Rec#: 6695 COMPAÑIA VERDU S.A.</text:p>
          </table:table-cell>
          <table:table-cell table:number-columns-repeated="3" table:style-name="ce1"/>
          <table:table-cell office:value-type="float" office:value="4.41" table:style-name="ce87">
            <text:p>4,41<text:s/></text:p>
          </table:table-cell>
          <table:table-cell table:style-name="ce1"/>
          <table:table-cell office:value-type="float" office:value="5751.87" table:style-name="ce87">
            <text:p>5.751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5972 Fact# 353007 <text:s/>Rec#: 6696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754.17" table:style-name="ce87">
            <text:p>5.754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013 Fact# 353119 <text:s/>Rec#: 6697 ECUADORIANSHIMP S.A.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5754.43" table:style-name="ce87">
            <text:p>5.754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723 Fact# 353157 <text:s/>Rec#: 6698 FERRUX S.A.</text:p>
          </table:table-cell>
          <table:table-cell table:number-columns-repeated="3" table:style-name="ce1"/>
          <table:table-cell office:value-type="float" office:value="0.76" table:style-name="ce87">
            <text:p>0,76<text:s/></text:p>
          </table:table-cell>
          <table:table-cell table:style-name="ce1"/>
          <table:table-cell office:value-type="float" office:value="5755.19" table:style-name="ce87">
            <text:p>5.755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4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664 Fact# 353115 <text:s/>Rec#: 6699 ANGLO ECUATORIANA DE GUAYAQUIL C A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5755.57" table:style-name="ce87">
            <text:p>5.755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8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0574 Fact# 353069 <text:s/>Rec#: 6700 PANATLANTIC LOGISTICS <text:s/>S.A.</text:p>
          </table:table-cell>
          <table:table-cell table:number-columns-repeated="3" table:style-name="ce1"/>
          <table:table-cell office:value-type="float" office:value="3.91" table:style-name="ce87">
            <text:p>3,91<text:s/></text:p>
          </table:table-cell>
          <table:table-cell table:style-name="ce1"/>
          <table:table-cell office:value-type="float" office:value="5759.48" table:style-name="ce87">
            <text:p>5.759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08 Fact# 353109 <text:s/>Rec#: 6701 XERTICAEC S.A.</text:p>
          </table:table-cell>
          <table:table-cell table:number-columns-repeated="3" table:style-name="ce1"/>
          <table:table-cell office:value-type="float" office:value="5.0999999999999996" table:style-name="ce87">
            <text:p>5,10<text:s/></text:p>
          </table:table-cell>
          <table:table-cell table:style-name="ce1"/>
          <table:table-cell office:value-type="float" office:value="5764.58" table:style-name="ce87">
            <text:p>5.764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299 Fact# 353125 <text:s/>Rec#: 6703 BONELLY S.A.</text:p>
          </table:table-cell>
          <table:table-cell table:number-columns-repeated="3" table:style-name="ce1"/>
          <table:table-cell office:value-type="float" office:value="3.72" table:style-name="ce87">
            <text:p>3,72<text:s/></text:p>
          </table:table-cell>
          <table:table-cell table:style-name="ce1"/>
          <table:table-cell office:value-type="float" office:value="5768.3" table:style-name="ce87">
            <text:p>5.768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10 Fact# 353335 <text:s/>Rec#: 6705 IMPORT &amp; EXPORT BRAMBILLA CARRENO S.A. IMEXBRAMCAR<text:s/></text:p>
          </table:table-cell>
          <table:table-cell table:number-columns-repeated="3" table:style-name="ce1"/>
          <table:table-cell office:value-type="float" office:value="0.49" table:style-name="ce87">
            <text:p>0,49<text:s/></text:p>
          </table:table-cell>
          <table:table-cell table:style-name="ce1"/>
          <table:table-cell office:value-type="float" office:value="5768.79" table:style-name="ce87">
            <text:p>5.768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057 Fact# 353365 <text:s/>Rec#: 6707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773.38" table:style-name="ce87">
            <text:p>5.773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85 Fact# 353025 <text:s/>Rec#: 6711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774.38" table:style-name="ce87">
            <text:p>5.774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81 Fact# 353072 <text:s/>Rec#: 6712 AFCO S.A.</text:p>
          </table:table-cell>
          <table:table-cell table:number-columns-repeated="3" table:style-name="ce1"/>
          <table:table-cell office:value-type="float" office:value="1.06" table:style-name="ce87">
            <text:p>1,06<text:s/></text:p>
          </table:table-cell>
          <table:table-cell table:style-name="ce1"/>
          <table:table-cell office:value-type="float" office:value="5775.44" table:style-name="ce87">
            <text:p>5.775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7939 Fact# 353005 <text:s/>Rec#: 6714 CORPORACION VIVIENDAS DEL HOGAR DE CRISTO</text:p>
          </table:table-cell>
          <table:table-cell table:number-columns-repeated="3" table:style-name="ce1"/>
          <table:table-cell office:value-type="float" office:value="14.04" table:style-name="ce87">
            <text:p>14,04<text:s/></text:p>
          </table:table-cell>
          <table:table-cell table:style-name="ce1"/>
          <table:table-cell office:value-type="float" office:value="5789.48" table:style-name="ce87">
            <text:p>5.789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7940 Fact# 353006 <text:s/>Rec#: 6715 CORPORACION VIVIENDAS DEL HOGAR DE CRISTO</text:p>
          </table:table-cell>
          <table:table-cell table:number-columns-repeated="3" table:style-name="ce1"/>
          <table:table-cell office:value-type="float" office:value="12.24" table:style-name="ce87">
            <text:p>12,24<text:s/></text:p>
          </table:table-cell>
          <table:table-cell table:style-name="ce1"/>
          <table:table-cell office:value-type="float" office:value="5801.72" table:style-name="ce87">
            <text:p>5.801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885 Fact# 3794 <text:s/>Rec#: 6716 ACTICA TECH CIA.LTDA</text:p>
          </table:table-cell>
          <table:table-cell table:number-columns-repeated="3" table:style-name="ce1"/>
          <table:table-cell office:value-type="float" office:value="1.43" table:style-name="ce87">
            <text:p>1,43<text:s/></text:p>
          </table:table-cell>
          <table:table-cell table:style-name="ce1"/>
          <table:table-cell office:value-type="float" office:value="5803.15" table:style-name="ce87">
            <text:p>5.803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2346 Fact# 353027 <text:s/>Rec#: 6717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804.3" table:style-name="ce87">
            <text:p>5.80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8786 Fact# 353014 <text:s/>Rec#: 6720 ACRUXZA C. 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808.89" table:style-name="ce87">
            <text:p>5.808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9613 Fact# 353022 <text:s/>Rec#: 6722 PRODUCTOS DEL AGRO SYLVIA MARIA S.A. AGROSYLMA</text:p>
          </table:table-cell>
          <table:table-cell table:number-columns-repeated="3" table:style-name="ce1"/>
          <table:table-cell office:value-type="float" office:value="2.44" table:style-name="ce87">
            <text:p>2,44<text:s/></text:p>
          </table:table-cell>
          <table:table-cell table:style-name="ce1"/>
          <table:table-cell office:value-type="float" office:value="5811.33" table:style-name="ce87">
            <text:p>5.811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8864 Fact# 353189 <text:s/>Rec#: 6724 COOPERATIVA DE TRANSPORTES LOJA<text:s/></text:p>
          </table:table-cell>
          <table:table-cell table:number-columns-repeated="3" table:style-name="ce1"/>
          <table:table-cell office:value-type="float" office:value="2.97" table:style-name="ce87">
            <text:p>2,97<text:s/></text:p>
          </table:table-cell>
          <table:table-cell table:style-name="ce1"/>
          <table:table-cell office:value-type="float" office:value="5814.3" table:style-name="ce87">
            <text:p>5.81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38 Fact# 352993 <text:s/>Rec#: 6733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816.6" table:style-name="ce87">
            <text:p>5.816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7109 Fact# 352978 <text:s/>Rec#: 6762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817.75" table:style-name="ce87">
            <text:p>5.817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2197 Fact# 353077 <text:s/>Rec#: 6764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817.9" table:style-name="ce87">
            <text:p>5.817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665 Fact# 353116 <text:s/>Rec#: 6773 ANGLO ECUATORIANA DE GUAYAQUIL C A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5818.54" table:style-name="ce87">
            <text:p>5.818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7 Fact# 353150 <text:s/>Rec#: 6783 CAJAMARCA PROTECTIVE SERVICES C. LTDA. CAJAPROTSERV</text:p>
          </table:table-cell>
          <table:table-cell table:number-columns-repeated="3" table:style-name="ce1"/>
          <table:table-cell office:value-type="float" office:value="75.36" table:style-name="ce87">
            <text:p>75,36<text:s/></text:p>
          </table:table-cell>
          <table:table-cell table:style-name="ce1"/>
          <table:table-cell office:value-type="float" office:value="5893.9" table:style-name="ce87">
            <text:p>5.893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299 Fact# 353063 <text:s/>Rec#: 6786 WANHAI LINES ECUADOR S.A.</text:p>
          </table:table-cell>
          <table:table-cell table:number-columns-repeated="3" table:style-name="ce1"/>
          <table:table-cell office:value-type="float" office:value="5.0599999999999996" table:style-name="ce87">
            <text:p>5,06<text:s/></text:p>
          </table:table-cell>
          <table:table-cell table:style-name="ce1"/>
          <table:table-cell office:value-type="float" office:value="5898.96" table:style-name="ce87">
            <text:p>5.898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2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5471 Fact# 353318 <text:s/>Rec#: 6814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899.93" table:style-name="ce87">
            <text:p>5.89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97 Fact# 353336 <text:s/>Rec#: 6818 REPROLIMIT CIA.LTDA<text:s/>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5899.97" table:style-name="ce87">
            <text:p>5.899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142 Fact# 3808 <text:s/>Rec#: 6833 LIRA CORREA MARTIN ALFREDO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900.1" table:style-name="ce87">
            <text:p>5.900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736 Fact# 353270 <text:s/>Rec#: 6835 CENTO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900.25" table:style-name="ce87">
            <text:p>5.900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3662 Fact# 353156 <text:s/>Rec#: 6837 DATA TOOLS S.A.</text:p>
          </table:table-cell>
          <table:table-cell table:number-columns-repeated="3" table:style-name="ce1"/>
          <table:table-cell office:value-type="float" office:value="9.6" table:style-name="ce87">
            <text:p>9,60<text:s/></text:p>
          </table:table-cell>
          <table:table-cell table:style-name="ce1"/>
          <table:table-cell office:value-type="float" office:value="5909.85" table:style-name="ce87">
            <text:p>5.909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6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46225 Fact# 352984 <text:s/>Rec#: 6838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5963.93" table:style-name="ce87">
            <text:p>5.963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10009 Fact# 353057 <text:s/>Rec#: 6842 INDUSTRIA COLOMBO ECUATORIANA DE CARROCERIAS CARCE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5965.06" table:style-name="ce87">
            <text:p>5.965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618 Fact# 353038 <text:s/>Rec#: 6843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966.06" table:style-name="ce87">
            <text:p>5.966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1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2619 Fact# 353039 <text:s/>Rec#: 6843 CESAR FERNANDO ARMAS CABRERA</text:p>
          </table:table-cell>
          <table:table-cell table:number-columns-repeated="3" table:style-name="ce1"/>
          <table:table-cell office:value-type="float" office:value="2.1800000000000002" table:style-name="ce87">
            <text:p>2,18<text:s/></text:p>
          </table:table-cell>
          <table:table-cell table:style-name="ce1"/>
          <table:table-cell office:value-type="float" office:value="5968.24" table:style-name="ce87">
            <text:p>5.968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34929 Fact# 353001 <text:s/>Rec#: 6845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971.68" table:style-name="ce87">
            <text:p>5.971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396 Fact# 353055 <text:s/>Rec#: 6850 CONSULTLMZ CIA. LTDA.</text:p>
          </table:table-cell>
          <table:table-cell table:number-columns-repeated="3" table:style-name="ce1"/>
          <table:table-cell office:value-type="float" office:value="1.97" table:style-name="ce87">
            <text:p>1,97<text:s/></text:p>
          </table:table-cell>
          <table:table-cell table:style-name="ce1"/>
          <table:table-cell office:value-type="float" office:value="5973.65" table:style-name="ce87">
            <text:p>5.973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70% #7440 Fact# 353105 <text:s/>Rec#: 6854 SOCIEDAD DE HECHO SAMBAC</text:p>
          </table:table-cell>
          <table:table-cell table:number-columns-repeated="3" table:style-name="ce1"/>
          <table:table-cell office:value-type="float" office:value="3.28" table:style-name="ce87">
            <text:p>3,28<text:s/></text:p>
          </table:table-cell>
          <table:table-cell table:style-name="ce1"/>
          <table:table-cell office:value-type="float" office:value="5976.93" table:style-name="ce87">
            <text:p>5.976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3420 Fact# 353017 <text:s/>Rec#: 6661 COMPAÑIA SALUD PLENA S.A / PLENISALUD</text:p>
          </table:table-cell>
          <table:table-cell table:number-columns-repeated="3" table:style-name="ce1"/>
          <table:table-cell office:value-type="float" office:value="3.14" table:style-name="ce87">
            <text:p>3,14<text:s/></text:p>
          </table:table-cell>
          <table:table-cell table:style-name="ce1"/>
          <table:table-cell office:value-type="float" office:value="5980.07" table:style-name="ce87">
            <text:p>5.980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3421 Fact# 353028 <text:s/>Rec#: 6661 COMPAÑIA SALUD PLENA S.A / PLENISALUD</text:p>
          </table:table-cell>
          <table:table-cell table:number-columns-repeated="3" table:style-name="ce1"/>
          <table:table-cell office:value-type="float" office:value="2.44" table:style-name="ce87">
            <text:p>2,44<text:s/></text:p>
          </table:table-cell>
          <table:table-cell table:style-name="ce1"/>
          <table:table-cell office:value-type="float" office:value="5982.51" table:style-name="ce87">
            <text:p>5.982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3423 Fact# 353029 <text:s/>Rec#: 6661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983.66" table:style-name="ce87">
            <text:p>5.983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7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188 Fact# 353322 <text:s/>Rec#: 6663 ESJURHEC S.A.</text:p>
          </table:table-cell>
          <table:table-cell table:number-columns-repeated="3" table:style-name="ce1"/>
          <table:table-cell office:value-type="float" office:value="0.71" table:style-name="ce87">
            <text:p>0,71<text:s/></text:p>
          </table:table-cell>
          <table:table-cell table:style-name="ce1"/>
          <table:table-cell office:value-type="float" office:value="5984.37" table:style-name="ce87">
            <text:p>5.984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9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13258 Fact# 353034 <text:s/>Rec#: 6677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985.52" table:style-name="ce87">
            <text:p>5.985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9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3124 Fact# 353003 <text:s/>Rec#: 6719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986.67" table:style-name="ce87">
            <text:p>5.986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7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Ret Iva 70% #109 Fact# 352989 <text:s/>Rec#: 6772 ACCOUNTSERVS S.A</text:p>
          </table:table-cell>
          <table:table-cell table:number-columns-repeated="3" table:style-name="ce1"/>
          <table:table-cell office:value-type="float" office:value="3.09" table:style-name="ce87">
            <text:p>3,09<text:s/></text:p>
          </table:table-cell>
          <table:table-cell table:style-name="ce1"/>
          <table:table-cell office:value-type="float" office:value="5989.76" table:style-name="ce87">
            <text:p>5.989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3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Bco Produbanco Comp Ret #90256</text:p>
          </table:table-cell>
          <table:table-cell table:number-columns-repeated="3" table:style-name="ce1"/>
          <table:table-cell office:value-type="float" office:value="14.52" table:style-name="ce87">
            <text:p>14,52<text:s/></text:p>
          </table:table-cell>
          <table:table-cell table:style-name="ce1"/>
          <table:table-cell office:value-type="float" office:value="6004.28" table:style-name="ce87">
            <text:p>6.004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VISA - MASTERCARD - PACIFICARD CANCELACION DEBITO TARJETAS GUAYAQUIL- PAGO DE FACT 352945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6004.3" table:style-name="ce87">
            <text:p>6.00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table:number-columns-repeated="3" table:style-name="ce1"/>
          <table:table-cell office:value-type="float" office:value="2.62" table:style-name="ce87">
            <text:p>2,62<text:s/></text:p>
          </table:table-cell>
          <table:table-cell table:style-name="ce1"/>
          <table:table-cell office:value-type="float" office:value="6006.92" table:style-name="ce87">
            <text:p>6.006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7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Bco Produbanco comp ret #90322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6007.14" table:style-name="ce87">
            <text:p>6.00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6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Ret Iva 70% #379 Fact# 353004 <text:s/>Rec#: 6706 COLEGIO INTERNACIONAL SEK ECUADOR S.A.</text:p>
          </table:table-cell>
          <table:table-cell table:number-columns-repeated="3" table:style-name="ce1"/>
          <table:table-cell office:value-type="float" office:value="2.15" table:style-name="ce87">
            <text:p>2,15<text:s/></text:p>
          </table:table-cell>
          <table:table-cell table:style-name="ce1"/>
          <table:table-cell office:value-type="float" office:value="6009.29" table:style-name="ce87">
            <text:p>6.009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177268 Fact# 353361 <text:s/>Rec#: 6682 TELCONET <text:s/>S.A.</text:p>
          </table:table-cell>
          <table:table-cell table:number-columns-repeated="3" table:style-name="ce1"/>
          <table:table-cell office:value-type="float" office:value="848.46" table:style-name="ce87">
            <text:p>848,46<text:s/></text:p>
          </table:table-cell>
          <table:table-cell table:style-name="ce1"/>
          <table:table-cell office:value-type="float" office:value="6857.75" table:style-name="ce87">
            <text:p>6.857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31728 Fact# 353152 <text:s/>Rec#: 6683 LAS FRAGANCIAS CIA. LTDA.</text:p>
          </table:table-cell>
          <table:table-cell table:number-columns-repeated="3" table:style-name="ce1"/>
          <table:table-cell office:value-type="float" office:value="2.04" table:style-name="ce87">
            <text:p>2,04<text:s/></text:p>
          </table:table-cell>
          <table:table-cell table:style-name="ce1"/>
          <table:table-cell office:value-type="float" office:value="6859.79" table:style-name="ce87">
            <text:p>6.85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609 Fact# 353369 <text:s/>Rec#: 6684 AGROQUIMICOS DEL ECUADOR AGRODESA<text:s/>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6860.43" table:style-name="ce87">
            <text:p>6.860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20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36086 Fact# 353037 <text:s/>Rec#: 6687 ACERIA DEL ECUADOR CA ADELCA</text:p>
          </table:table-cell>
          <table:table-cell table:number-columns-repeated="3" table:style-name="ce1"/>
          <table:table-cell office:value-type="float" office:value="15.16" table:style-name="ce87">
            <text:p>15,16<text:s/></text:p>
          </table:table-cell>
          <table:table-cell table:style-name="ce1"/>
          <table:table-cell office:value-type="float" office:value="6875.59" table:style-name="ce87">
            <text:p>6.875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31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17027 Fact# 760 <text:s/>Rec#: 6690 COMPAÑIA FARMACEUTICA VERA S.A. COFARVE</text:p>
          </table:table-cell>
          <table:table-cell table:number-columns-repeated="3" table:style-name="ce1"/>
          <table:table-cell office:value-type="float" office:value="8.75" table:style-name="ce87">
            <text:p>8,75<text:s/></text:p>
          </table:table-cell>
          <table:table-cell table:style-name="ce1"/>
          <table:table-cell office:value-type="float" office:value="6884.34" table:style-name="ce87">
            <text:p>6.884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3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4246 Fact# 353181 <text:s/>Rec#: 6768 SOLUCIONES GLOBALES S.A GLOBFAST</text:p>
          </table:table-cell>
          <table:table-cell table:number-columns-repeated="3" table:style-name="ce1"/>
          <table:table-cell office:value-type="float" office:value="0.24" table:style-name="ce87">
            <text:p>0,24<text:s/></text:p>
          </table:table-cell>
          <table:table-cell table:style-name="ce1"/>
          <table:table-cell office:value-type="float" office:value="6884.58" table:style-name="ce87">
            <text:p>6.884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9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Ret Iva 70% #4245 Fact# 353182 <text:s/>Rec#: 6774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6884.73" table:style-name="ce87">
            <text:p>6.884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VISA - MASTERCARD - PACIFICARD CANCELACION DEBITO TARJETAS PICHICNHA´- PAGO DE FACT 351307- 352349- 3710- 353204- 352899- 350622- 352911- 352944- 3358- 3565- 3759- 352957- 352965 POR DEP EN CTA #DOC 824366</text:p>
          </table:table-cell>
          <table:table-cell table:number-columns-repeated="3" table:style-name="ce1"/>
          <table:table-cell office:value-type="float" office:value="2.3199999999999998" table:style-name="ce87">
            <text:p>2,32<text:s/></text:p>
          </table:table-cell>
          <table:table-cell table:style-name="ce1"/>
          <table:table-cell office:value-type="float" office:value="6887.05" table:style-name="ce87">
            <text:p>6.887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VISA - MASTERCARD - PACIFICARD CANCELACION DEBITO TARJETAS PICHINCHA- PAGO DE FACT 351308- 351463- 351746- 351699- 353127- 3765- 3766- 352004- 352006- 352449- 352142- 352533- 352582- 3705- 352501- 352701- 3798- 352798- 3743- 3742- 352732- 3757 <text:s/>- 352830</text:p>
          </table:table-cell>
          <table:table-cell table:number-columns-repeated="3" table:style-name="ce1"/>
          <table:table-cell office:value-type="float" office:value="10.54" table:style-name="ce87">
            <text:p>10,54<text:s/></text:p>
          </table:table-cell>
          <table:table-cell table:style-name="ce1"/>
          <table:table-cell office:value-type="float" office:value="6897.59" table:style-name="ce87">
            <text:p>6.897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4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DISCOVER CANCELACION DEBITO TARJETAS PICHICHA- PAGO DE FACT 352793- 3750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6897.69" table:style-name="ce87">
            <text:p>6.897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5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DINERS CLUB CANCELACION DEBITO TARJETAS PICHINCHA- PAGO DE FACT 351276- 351299- 351290- 351121- 351329- 351326- 352995- 351201- 353080- 353081- 351453- 351392- 352774- 351493- 351596- 351571- 351498- 351496- 352095- 352102- 351511- 351633- 351631 <text:s/>-</text:p>
          </table:table-cell>
          <table:table-cell table:number-columns-repeated="3" table:style-name="ce1"/>
          <table:table-cell office:value-type="float" office:value="29.7" table:style-name="ce87">
            <text:p>29,70<text:s/></text:p>
          </table:table-cell>
          <table:table-cell table:style-name="ce1"/>
          <table:table-cell office:value-type="float" office:value="6927.39" table:style-name="ce87">
            <text:p>6.927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2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Ret Iva 70% #6491 Fact# 763 <text:s/>Rec#: 6702 CAMISERIA INGLESA CAMINGLESA C LTDA.</text:p>
          </table:table-cell>
          <table:table-cell table:number-columns-repeated="3" table:style-name="ce1"/>
          <table:table-cell office:value-type="float" office:value="1.92" table:style-name="ce87">
            <text:p>1,92<text:s/></text:p>
          </table:table-cell>
          <table:table-cell table:style-name="ce1"/>
          <table:table-cell office:value-type="float" office:value="6929.31" table:style-name="ce87">
            <text:p>6.929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9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Ret Iva 70% #35527 Fact# 353012 <text:s/>Rec#: 6841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30.46" table:style-name="ce87">
            <text:p>6.930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VISA - MASTERCARD - PACIFICARD CANCELACION DEBITO TARJETAS PICHINCHA- AGO DE FACT 352856- 351816- 352842 POR DEP EN CTA #DOC 44601577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6930.73" table:style-name="ce87">
            <text:p>6.93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VISA - MASTERCARD - PACIFICARD CANCELACION DEBITO TARJETAS PICHINCHA- PAGO DE FACT 351344- 351637- 351447- 351581- 351610- 353135- 351811- 352046- 352026- 347603- 350090- 352332- 352237 -352168 -3653 POR DEP EN CTA #DOC 44647729</text:p>
          </table:table-cell>
          <table:table-cell table:number-columns-repeated="3" table:style-name="ce1"/>
          <table:table-cell office:value-type="float" office:value="6.22" table:style-name="ce87">
            <text:p>6,22<text:s/></text:p>
          </table:table-cell>
          <table:table-cell table:style-name="ce1"/>
          <table:table-cell office:value-type="float" office:value="6936.95" table:style-name="ce87">
            <text:p>6.936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2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DINERS CLUB CANCELACION DEBITO TARJETAS PICHINCHA- PAGO DE FACT 351480- 351620- 351241-351568- 351683 <text:s/>- 351616- 352579 <text:s/>- 351728 <text:s/>- 352509- 352478- 351640-351805-353021- 353241- 353242- 353243- 353044 <text:s/>- 352253- 353212- 351649 POR DEP EN CTA #DOC 4461976</text:p>
          </table:table-cell>
          <table:table-cell table:number-columns-repeated="3" table:style-name="ce1"/>
          <table:table-cell office:value-type="float" office:value="8.17" table:style-name="ce87">
            <text:p>8,17<text:s/></text:p>
          </table:table-cell>
          <table:table-cell table:style-name="ce1"/>
          <table:table-cell office:value-type="float" office:value="6945.12" table:style-name="ce87">
            <text:p>6.945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3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DISCOVER CANCELACION DEBITO TARJETAS PICHICNHA- PAGO DE FACT 3650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6945.25" table:style-name="ce87">
            <text:p>6.945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9</text:p>
          </table:table-cell>
          <table:table-cell office:value-type="date" office:date-value="2021-02-10T00:00:00" table:style-name="ce88">
            <text:p>10-feb-21</text:p>
          </table:table-cell>
          <table:table-cell office:value-type="string" table:style-name="ce86">
            <text:p>Ret Iva 70% #14747 Fact# 352991 <text:s/>Rec#: 6784 LG ELECTRONICS PANAMA S.A</text:p>
          </table:table-cell>
          <table:table-cell table:number-columns-repeated="3" table:style-name="ce1"/>
          <table:table-cell office:value-type="float" office:value="5.86" table:style-name="ce87">
            <text:p>5,86<text:s/></text:p>
          </table:table-cell>
          <table:table-cell table:style-name="ce1"/>
          <table:table-cell office:value-type="float" office:value="6951.11" table:style-name="ce87">
            <text:p>6.951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9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Iva 70% #115428 Fact# 761 <text:s/>Rec#: 6709 F.V - AREA ANDINA S.A.</text:p>
          </table:table-cell>
          <table:table-cell table:number-columns-repeated="3" table:style-name="ce1"/>
          <table:table-cell office:value-type="float" office:value="4" table:style-name="ce87">
            <text:p>4,00<text:s/></text:p>
          </table:table-cell>
          <table:table-cell table:style-name="ce1"/>
          <table:table-cell office:value-type="float" office:value="6955.11" table:style-name="ce87">
            <text:p>6.95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9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Iva 70% #115429 Fact# 762 <text:s/>Rec#: 6709 F.V - AREA ANDINA S.A.</text:p>
          </table:table-cell>
          <table:table-cell table:number-columns-repeated="3" table:style-name="ce1"/>
          <table:table-cell office:value-type="float" office:value="2.02" table:style-name="ce87">
            <text:p>2,02<text:s/></text:p>
          </table:table-cell>
          <table:table-cell table:style-name="ce1"/>
          <table:table-cell office:value-type="float" office:value="6957.13" table:style-name="ce87">
            <text:p>6.957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03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Iva 70% #19649 Fact# 353042 <text:s/>Rec#: 6713 MEGADATOS S.A.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6957.34" table:style-name="ce87">
            <text:p>6.95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413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Ret Iva 70% #175 Fact# 353019 <text:s/>Rec#: 6723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58.49" table:style-name="ce87">
            <text:p>6.958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6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Ret Iva 70% #7 Fact# 353377 <text:s/>Rec#: 6731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05" table:style-name="ce87">
            <text:p>1,05<text:s/></text:p>
          </table:table-cell>
          <table:table-cell table:style-name="ce1"/>
          <table:table-cell office:value-type="float" office:value="6959.54" table:style-name="ce87">
            <text:p>6.959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7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Ret Iva 70% #8 Fact# 353378 <text:s/>Rec#: 6732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6960.67" table:style-name="ce87">
            <text:p>6.960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0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8 Fact# 353031 <text:s/>Rec#: 6725 TELCONET <text:s/>S.A.</text:p>
          </table:table-cell>
          <table:table-cell table:number-columns-repeated="3" table:style-name="ce1"/>
          <table:table-cell office:value-type="float" office:value="684.82" table:style-name="ce87">
            <text:p>684,82<text:s/></text:p>
          </table:table-cell>
          <table:table-cell table:style-name="ce1"/>
          <table:table-cell office:value-type="float" office:value="7645.49" table:style-name="ce87">
            <text:p>7.645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1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6 Fact# 353258 <text:s/>Rec#: 6726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7645.78" table:style-name="ce87">
            <text:p>7.64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2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9 Fact# 353363 <text:s/>Rec#: 6727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8245.7800000000007" table:style-name="ce87">
            <text:p>8.24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3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5 Fact# 3778 <text:s/>Rec#: 6728 TELCONET <text:s/>S.A.</text:p>
          </table:table-cell>
          <table:table-cell table:number-columns-repeated="3" table:style-name="ce1"/>
          <table:table-cell office:value-type="float" office:value="458.27" table:style-name="ce87">
            <text:p>458,27<text:s/></text:p>
          </table:table-cell>
          <table:table-cell table:style-name="ce1"/>
          <table:table-cell office:value-type="float" office:value="8704.0499999999993" table:style-name="ce87">
            <text:p>8.704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4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7 Fact# 353257 <text:s/>Rec#: 6729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704.2000000000007" table:style-name="ce87">
            <text:p>8.704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15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Ret Iva 70% #178164 Fact# 353362 <text:s/>Rec#: 6730 TELCONET <text:s/>S.A.</text:p>
          </table:table-cell>
          <table:table-cell table:number-columns-repeated="3" table:style-name="ce1"/>
          <table:table-cell office:value-type="float" office:value="932.5" table:style-name="ce87">
            <text:p>932,50<text:s/></text:p>
          </table:table-cell>
          <table:table-cell table:style-name="ce1"/>
          <table:table-cell office:value-type="float" office:value="9636.7000000000007" table:style-name="ce87">
            <text:p>9.636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4</text:p>
          </table:table-cell>
          <table:table-cell office:value-type="date" office:date-value="2021-02-21T00:00:00" table:style-name="ce88">
            <text:p>21-feb-21</text:p>
          </table:table-cell>
          <table:table-cell office:value-type="string" table:style-name="ce86">
            <text:p>Ret Iva 70% #11612 Fact# 354806 <text:s/>Rec#: 6759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9636.83" table:style-name="ce87">
            <text:p>9.636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34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Ret Iva 70% #178404 Fact# 353249 <text:s/>Rec#: 6734 TELCONET <text:s/>S.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9637.1299999999992" table:style-name="ce87">
            <text:p>9.637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4" table:style-name="ce1"/>
          <table:table-cell office:value-type="float" office:value="5705.46" table:style-name="ce90">
            <text:p>-5.705,46</text:p>
          </table:table-cell>
          <table:table-cell office:value-type="float" office:value="3931.67" table:style-name="ce87">
            <text:p>3.931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1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Ret Iva 70% #395950 Fact# 351044 <text:s/>Rec#: 6832 CONSORCIO ECUATORIANO DE TELECOMUNICACIONES S.A. CONECEL</text:p>
          </table:table-cell>
          <table:table-cell table:number-columns-repeated="3" table:style-name="ce1"/>
          <table:table-cell office:value-type="float" office:value="19.52" table:style-name="ce87">
            <text:p>19,52<text:s/></text:p>
          </table:table-cell>
          <table:table-cell table:style-name="ce1"/>
          <table:table-cell office:value-type="float" office:value="3951.19" table:style-name="ce87">
            <text:p>3.951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3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Ret Iva 70% #872244 Fact# 352985 <text:s/>Rec#: 6834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3955.78" table:style-name="ce87">
            <text:p>3.95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8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Ret Iva 70% #184003 Fact# 353374 <text:s/>Rec#: 6829 OTECEL</text:p>
          </table:table-cell>
          <table:table-cell table:number-columns-repeated="3" table:style-name="ce1"/>
          <table:table-cell office:value-type="float" office:value="341.61" table:style-name="ce87">
            <text:p>341,61<text:s/></text:p>
          </table:table-cell>
          <table:table-cell table:style-name="ce1"/>
          <table:table-cell office:value-type="float" office:value="4297.3900000000003" table:style-name="ce87">
            <text:p>4.297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0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Ret Iva 70% #98147 Fact# 353376 <text:s/>Rec#: 6831 SERVICIOS DE TELECOMUNICACIONES SETEL S.A.</text:p>
          </table:table-cell>
          <table:table-cell table:number-columns-repeated="3" table:style-name="ce1"/>
          <table:table-cell office:value-type="float" office:value="22.38" table:style-name="ce87">
            <text:p>22,38<text:s/></text:p>
          </table:table-cell>
          <table:table-cell table:style-name="ce1"/>
          <table:table-cell office:value-type="float" office:value="4319.7700000000004" table:style-name="ce87">
            <text:p>4.319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63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Iva 70% #797 Fact# 353364 <text:s/>Rec#: 6757 INMOBILIARIA GALILEA-ECUADOR S.A</text:p>
          </table:table-cell>
          <table:table-cell table:number-columns-repeated="3" table:style-name="ce1"/>
          <table:table-cell office:value-type="float" office:value="1.63" table:style-name="ce87">
            <text:p>1,63<text:s/></text:p>
          </table:table-cell>
          <table:table-cell table:style-name="ce1"/>
          <table:table-cell office:value-type="float" office:value="4321.3999999999996" table:style-name="ce87">
            <text:p>4.321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1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Iva 70% #19889 Fact# 353372 <text:s/>Rec#: 6758 MEGADATOS S.A.</text:p>
          </table:table-cell>
          <table:table-cell table:number-columns-repeated="3" table:style-name="ce1"/>
          <table:table-cell office:value-type="float" office:value="463.3" table:style-name="ce87">
            <text:p>463,30<text:s/></text:p>
          </table:table-cell>
          <table:table-cell table:style-name="ce1"/>
          <table:table-cell office:value-type="float" office:value="4784.7" table:style-name="ce87">
            <text:p>4.784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6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Ret Iva 70% #29243 Fact# 353375 <text:s/>Rec#: 6761 Corporación Nacional de Telecomunicaciones-CNT EP</text:p>
          </table:table-cell>
          <table:table-cell table:number-columns-repeated="3" table:style-name="ce1"/>
          <table:table-cell office:value-type="float" office:value="444.79" table:style-name="ce87">
            <text:p>444,79<text:s/></text:p>
          </table:table-cell>
          <table:table-cell table:style-name="ce1"/>
          <table:table-cell office:value-type="float" office:value="5229.49" table:style-name="ce87">
            <text:p>5.229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6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table:number-columns-repeated="3" table:style-name="ce1"/>
          <table:table-cell office:value-type="float" office:value="2.17" table:style-name="ce87">
            <text:p>2,17<text:s/></text:p>
          </table:table-cell>
          <table:table-cell table:style-name="ce1"/>
          <table:table-cell office:value-type="float" office:value="5231.66" table:style-name="ce87">
            <text:p>5.231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5</text:p>
          </table:table-cell>
          <table:table-cell office:value-type="date" office:date-value="2021-02-26T00:00:00" table:style-name="ce88">
            <text:p>26-feb-21</text:p>
          </table:table-cell>
          <table:table-cell office:value-type="string" table:style-name="ce86">
            <text:p>Ret Iva 70% #29244 Fact# 353379 <text:s/>Rec#: 6760 Corporación Nacional de Telecomunicaciones-CNT EP</text:p>
          </table:table-cell>
          <table:table-cell table:number-columns-repeated="3" table:style-name="ce1"/>
          <table:table-cell office:value-type="float" office:value="65.63" table:style-name="ce87">
            <text:p>65,63<text:s/></text:p>
          </table:table-cell>
          <table:table-cell table:style-name="ce1"/>
          <table:table-cell office:value-type="float" office:value="5297.29" table:style-name="ce87">
            <text:p>5.297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78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Ret Iva 70% #70161 Fact# 353140 <text:s/>Rec#: 6763 CORPORACIÓN FERNÁNDEZ CORPFERNANDEZ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5297.3" table:style-name="ce87">
            <text:p>5.297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9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Ret Iva 70% #7814 Fact# 353373 <text:s/>Rec#: 6830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4.79" table:style-name="ce87">
            <text:p>4,79<text:s/></text:p>
          </table:table-cell>
          <table:table-cell table:style-name="ce1"/>
          <table:table-cell office:value-type="float" office:value="5302.09" table:style-name="ce87">
            <text:p>5.302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7269 Fact# 355553 <text:s/>Rec#: 6765 AGRICOLA Y QUIMICA NACIONAL DEL COTOPAXI AGRONPAXI CIA. LTDA.</text:p>
          </table:table-cell>
          <table:table-cell table:number-columns-repeated="3" table:style-name="ce1"/>
          <table:table-cell office:value-type="float" office:value="1.02" table:style-name="ce87">
            <text:p>1,02<text:s/></text:p>
          </table:table-cell>
          <table:table-cell table:style-name="ce1"/>
          <table:table-cell office:value-type="float" office:value="5303.11" table:style-name="ce87">
            <text:p>5.303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9750 Fact# 355433 <text:s/>Rec#: 6770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05.41" table:style-name="ce87">
            <text:p>5.305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717 Fact# 355427 <text:s/>Rec#: 6775 COMPAÑIA SALUD PLENA S.A / PLENISALUD</text:p>
          </table:table-cell>
          <table:table-cell table:number-columns-repeated="3" table:style-name="ce1"/>
          <table:table-cell office:value-type="float" office:value="3.39" table:style-name="ce87">
            <text:p>3,39<text:s/></text:p>
          </table:table-cell>
          <table:table-cell table:style-name="ce1"/>
          <table:table-cell office:value-type="float" office:value="5308.8" table:style-name="ce87">
            <text:p>5.308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718 Fact# 355439 <text:s/>Rec#: 6776 COMPAÑIA SALUD PLENA S.A / PLENISALUD</text:p>
          </table:table-cell>
          <table:table-cell table:number-columns-repeated="3" table:style-name="ce1"/>
          <table:table-cell office:value-type="float" office:value="3.59" table:style-name="ce87">
            <text:p>3,59<text:s/></text:p>
          </table:table-cell>
          <table:table-cell table:style-name="ce1"/>
          <table:table-cell office:value-type="float" office:value="5312.39" table:style-name="ce87">
            <text:p>5.312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719 Fact# 355440 <text:s/>Rec#: 6777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13.54" table:style-name="ce87">
            <text:p>5.313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638 Fact# 355726 <text:s/>Rec#: 6778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313.69" table:style-name="ce87">
            <text:p>5.313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639 Fact# 355725 <text:s/>Rec#: 6779 AGROQUIMICOS DEL ECUADOR AGRODESA<text:s/>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5313.95" table:style-name="ce87">
            <text:p>5.313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0831 Fact# 355544 <text:s/>Rec#: 6780 CALIZAS Y MINERALES CALMOSACORP CIA. LTDA.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5314.3" table:style-name="ce87">
            <text:p>5.31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061 Fact# 355390 <text:s/>Rec#: 6781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15.45" table:style-name="ce87">
            <text:p>5.315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9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532 Fact# 355538 <text:s/>Rec#: 6782 CONSTRU-YA S.A.</text:p>
          </table:table-cell>
          <table:table-cell table:number-columns-repeated="3" table:style-name="ce1"/>
          <table:table-cell office:value-type="float" office:value="0.36" table:style-name="ce87">
            <text:p>0,36<text:s/></text:p>
          </table:table-cell>
          <table:table-cell table:style-name="ce1"/>
          <table:table-cell office:value-type="float" office:value="5315.81" table:style-name="ce87">
            <text:p>5.315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7262 Fact# 355387 <text:s/>Rec#: 6785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16.96" table:style-name="ce87">
            <text:p>5.316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97 Fact# 355758 <text:s/>Rec#: 6788 ESJURHEC S.A.</text:p>
          </table:table-cell>
          <table:table-cell table:number-columns-repeated="3" table:style-name="ce1"/>
          <table:table-cell office:value-type="float" office:value="0.49" table:style-name="ce87">
            <text:p>0,49<text:s/></text:p>
          </table:table-cell>
          <table:table-cell table:style-name="ce1"/>
          <table:table-cell office:value-type="float" office:value="5317.45" table:style-name="ce87">
            <text:p>5.317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353 Fact# 355473 <text:s/>Rec#: 6789 WANHAI LINES ECUADOR S.A.</text:p>
          </table:table-cell>
          <table:table-cell table:number-columns-repeated="3" table:style-name="ce1"/>
          <table:table-cell office:value-type="float" office:value="5.0199999999999996" table:style-name="ce87">
            <text:p>5,02<text:s/></text:p>
          </table:table-cell>
          <table:table-cell table:style-name="ce1"/>
          <table:table-cell office:value-type="float" office:value="5322.47" table:style-name="ce87">
            <text:p>5.322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463 Fact# 355753 <text:s/>Rec#: 6790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323.44" table:style-name="ce87">
            <text:p>5.323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50258 Fact# 355480 <text:s/>Rec#: 6791 PANATLANTIC LOGISTICS <text:s/>S.A.</text:p>
          </table:table-cell>
          <table:table-cell table:number-columns-repeated="3" table:style-name="ce1"/>
          <table:table-cell office:value-type="float" office:value="3.88" table:style-name="ce87">
            <text:p>3,88<text:s/></text:p>
          </table:table-cell>
          <table:table-cell table:style-name="ce1"/>
          <table:table-cell office:value-type="float" office:value="5327.32" table:style-name="ce87">
            <text:p>5.327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9347 Fact# 355562 <text:s/>Rec#: 6792 CIPORT &amp; TECNAC CIPTE C.L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5327.57" table:style-name="ce87">
            <text:p>5.32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029 Fact# 355618 <text:s/>Rec#: 6794 CHIM-TINTAS S.A.</text:p>
          </table:table-cell>
          <table:table-cell table:number-columns-repeated="3" table:style-name="ce1"/>
          <table:table-cell office:value-type="float" office:value="0.75" table:style-name="ce87">
            <text:p>0,75<text:s/></text:p>
          </table:table-cell>
          <table:table-cell table:style-name="ce1"/>
          <table:table-cell office:value-type="float" office:value="5328.32" table:style-name="ce87">
            <text:p>5.328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010 Fact# 355594 <text:s/>Rec#: 6795 GOMEZ ALCIVAR EDUARDO JOSE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5330.11" table:style-name="ce87">
            <text:p>5.330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403 Fact# 355396 <text:s/>Rec#: 6796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335.85" table:style-name="ce87">
            <text:p>5.335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6223 Fact# 355486 <text:s/>Rec#: 6797 FUDRIVER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5335.87" table:style-name="ce87">
            <text:p>5.335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6224 Fact# 355485 <text:s/>Rec#: 6797 FUDRIVER S.A.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5335.95" table:style-name="ce87">
            <text:p>5.33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8846 Fact# 355424 <text:s/>Rec#: 6798 ACRUXZA C. A.</text:p>
          </table:table-cell>
          <table:table-cell table:number-columns-repeated="3" table:style-name="ce1"/>
          <table:table-cell office:value-type="float" office:value="5.1100000000000003" table:style-name="ce87">
            <text:p>5,11<text:s/></text:p>
          </table:table-cell>
          <table:table-cell table:style-name="ce1"/>
          <table:table-cell office:value-type="float" office:value="5341.06" table:style-name="ce87">
            <text:p>5.341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253 Fact# 355406 <text:s/>Rec#: 6799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42.21" table:style-name="ce87">
            <text:p>5.342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4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66314 Fact# 355437 <text:s/>Rec#: 6800 COMPAÑIA VERDU S.A.</text:p>
          </table:table-cell>
          <table:table-cell table:number-columns-repeated="3" table:style-name="ce1"/>
          <table:table-cell office:value-type="float" office:value="6.27" table:style-name="ce87">
            <text:p>6,27<text:s/></text:p>
          </table:table-cell>
          <table:table-cell table:style-name="ce1"/>
          <table:table-cell office:value-type="float" office:value="5348.48" table:style-name="ce87">
            <text:p>5.348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121 Fact# 355428 <text:s/>Rec#: 6802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353.07" table:style-name="ce87">
            <text:p>5.353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0586 Fact# 355472 <text:s/>Rec#: 6803 ADITIVOS Y ALIMENTOS S.A. ADILISA</text:p>
          </table:table-cell>
          <table:table-cell table:number-columns-repeated="3" table:style-name="ce1"/>
          <table:table-cell office:value-type="float" office:value="3.68" table:style-name="ce87">
            <text:p>3,68<text:s/></text:p>
          </table:table-cell>
          <table:table-cell table:style-name="ce1"/>
          <table:table-cell office:value-type="float" office:value="5356.75" table:style-name="ce87">
            <text:p>5.356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7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3707 Fact# 355756 <text:s/>Rec#: 6804 LINEAS AEREAS NACIONALES ECUADOR S.A. LAN ECUADOR</text:p>
          </table:table-cell>
          <table:table-cell table:number-columns-repeated="3" table:style-name="ce1"/>
          <table:table-cell office:value-type="float" office:value="3.26" table:style-name="ce87">
            <text:p>3,26<text:s/></text:p>
          </table:table-cell>
          <table:table-cell table:style-name="ce1"/>
          <table:table-cell office:value-type="float" office:value="5360.01" table:style-name="ce87">
            <text:p>5.360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4956 Fact# 355411 <text:s/>Rec#: 6805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363.45" table:style-name="ce87">
            <text:p>5.363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939 Fact# 355523 <text:s/>Rec#: 6806 XERTICAEC S.A.</text:p>
          </table:table-cell>
          <table:table-cell table:number-columns-repeated="3" table:style-name="ce1"/>
          <table:table-cell office:value-type="float" office:value="5.44" table:style-name="ce87">
            <text:p>5,44<text:s/></text:p>
          </table:table-cell>
          <table:table-cell table:style-name="ce1"/>
          <table:table-cell office:value-type="float" office:value="5368.89" table:style-name="ce87">
            <text:p>5.368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78 Fact# 355430 <text:s/>Rec#: 6808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70.04" table:style-name="ce87">
            <text:p>5.370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0091 Fact# 355664 <text:s/>Rec#: 6809 INGENIERIA PARA EL DESARROLLO ACURIO Y ASOCIADOS S.A.</text:p>
          </table:table-cell>
          <table:table-cell table:number-columns-repeated="3" table:style-name="ce1"/>
          <table:table-cell office:value-type="float" office:value="6.34" table:style-name="ce87">
            <text:p>6,34<text:s/></text:p>
          </table:table-cell>
          <table:table-cell table:style-name="ce1"/>
          <table:table-cell office:value-type="float" office:value="5376.38" table:style-name="ce87">
            <text:p>5.376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0010 Fact# 355612 <text:s/>Rec#: 6810 PAYLESS SHOESOURCE ECUADOR CIA. LTDA.</text:p>
          </table:table-cell>
          <table:table-cell table:number-columns-repeated="3" table:style-name="ce1"/>
          <table:table-cell office:value-type="float" office:value="3.63" table:style-name="ce87">
            <text:p>3,63<text:s/></text:p>
          </table:table-cell>
          <table:table-cell table:style-name="ce1"/>
          <table:table-cell office:value-type="float" office:value="5380.01" table:style-name="ce87">
            <text:p>5.380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34 Fact# 355692 <text:s/>Rec#: 6811 PRODUCTORA DE ALIMENTOS SALUDABLES Y CHOCOLATE PROCHOC S.A</text:p>
          </table:table-cell>
          <table:table-cell table:number-columns-repeated="3" table:style-name="ce1"/>
          <table:table-cell office:value-type="float" office:value="1.04" table:style-name="ce87">
            <text:p>1,04<text:s/></text:p>
          </table:table-cell>
          <table:table-cell table:style-name="ce1"/>
          <table:table-cell office:value-type="float" office:value="5381.05" table:style-name="ce87">
            <text:p>5.381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6572 Fact# 355417 <text:s/>Rec#: 6812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83.35" table:style-name="ce87">
            <text:p>5.383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13 Fact# 355398 <text:s/>Rec#: 6815 ACCOUNTSERVS S.A</text:p>
          </table:table-cell>
          <table:table-cell table:number-columns-repeated="3" table:style-name="ce1"/>
          <table:table-cell office:value-type="float" office:value="2.35" table:style-name="ce87">
            <text:p>2,35<text:s/></text:p>
          </table:table-cell>
          <table:table-cell table:style-name="ce1"/>
          <table:table-cell office:value-type="float" office:value="5385.7" table:style-name="ce87">
            <text:p>5.385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50 Fact# 355403 <text:s/>Rec#: 6816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88" table:style-name="ce87">
            <text:p>5.388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4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783 Fact# 355551 <text:s/>Rec#: 6817 WINSTOCORP S.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5388.18" table:style-name="ce87">
            <text:p>5.388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9245 Fact# 355536 <text:s/>Rec#: 6821 ECUADORIANSHIMP S.A.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5388.41" table:style-name="ce87">
            <text:p>5.38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309 Fact# 355543 <text:s/>Rec#: 6825 BONELLY S.A.</text:p>
          </table:table-cell>
          <table:table-cell table:number-columns-repeated="3" table:style-name="ce1"/>
          <table:table-cell office:value-type="float" office:value="3.59" table:style-name="ce87">
            <text:p>3,59<text:s/></text:p>
          </table:table-cell>
          <table:table-cell table:style-name="ce1"/>
          <table:table-cell office:value-type="float" office:value="5392" table:style-name="ce87">
            <text:p>5.392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241 Fact# 355413 <text:s/>Rec#: 6826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93.15" table:style-name="ce87">
            <text:p>5.393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945 Fact# 4002 <text:s/>Rec#: 6827 ACTICA TECH CIA.LTDA</text:p>
          </table:table-cell>
          <table:table-cell table:number-columns-repeated="3" table:style-name="ce1"/>
          <table:table-cell office:value-type="float" office:value="1.02" table:style-name="ce87">
            <text:p>1,02<text:s/></text:p>
          </table:table-cell>
          <table:table-cell table:style-name="ce1"/>
          <table:table-cell office:value-type="float" office:value="5394.17" table:style-name="ce87">
            <text:p>5.394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8136 Fact# 355415 <text:s/>Rec#: 6828 CORPORACION VIVIENDAS DEL HOGAR DE CRISTO</text:p>
          </table:table-cell>
          <table:table-cell table:number-columns-repeated="3" table:style-name="ce1"/>
          <table:table-cell office:value-type="float" office:value="14.95" table:style-name="ce87">
            <text:p>14,95<text:s/></text:p>
          </table:table-cell>
          <table:table-cell table:style-name="ce1"/>
          <table:table-cell office:value-type="float" office:value="5409.12" table:style-name="ce87">
            <text:p>5.40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8137 Fact# 355416 <text:s/>Rec#: 6828 CORPORACION VIVIENDAS DEL HOGAR DE CRISTO</text:p>
          </table:table-cell>
          <table:table-cell table:number-columns-repeated="3" table:style-name="ce1"/>
          <table:table-cell office:value-type="float" office:value="12.12" table:style-name="ce87">
            <text:p>12,12<text:s/></text:p>
          </table:table-cell>
          <table:table-cell table:style-name="ce1"/>
          <table:table-cell office:value-type="float" office:value="5421.24" table:style-name="ce87">
            <text:p>5.421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784 Fact# 355552 <text:s/>Rec#: 6840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421.39" table:style-name="ce87">
            <text:p>5.421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727 Fact# 355450 <text:s/>Rec#: 6844 CESAR FERNANDO ARMAS CABRERA</text:p>
          </table:table-cell>
          <table:table-cell table:number-columns-repeated="3" table:style-name="ce1"/>
          <table:table-cell office:value-type="float" office:value="2.21" table:style-name="ce87">
            <text:p>2,21<text:s/></text:p>
          </table:table-cell>
          <table:table-cell table:style-name="ce1"/>
          <table:table-cell office:value-type="float" office:value="5423.6" table:style-name="ce87">
            <text:p>5.423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726 Fact# 355449 <text:s/>Rec#: 6844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424.6" table:style-name="ce87">
            <text:p>5.424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2725 Fact# 355587 <text:s/>Rec#: 6844 CESAR FERNANDO ARMAS CABRERA</text:p>
          </table:table-cell>
          <table:table-cell table:number-columns-repeated="3" table:style-name="ce1"/>
          <table:table-cell office:value-type="float" office:value="0.92" table:style-name="ce87">
            <text:p>0,92<text:s/></text:p>
          </table:table-cell>
          <table:table-cell table:style-name="ce1"/>
          <table:table-cell office:value-type="float" office:value="5425.52" table:style-name="ce87">
            <text:p>5.425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8970 Fact# 355611 <text:s/>Rec#: 6847 COOPERATIVA DE TRANSPORTES LOJA<text:s/></text:p>
          </table:table-cell>
          <table:table-cell table:number-columns-repeated="3" table:style-name="ce1"/>
          <table:table-cell office:value-type="float" office:value="2.41" table:style-name="ce87">
            <text:p>2,41<text:s/></text:p>
          </table:table-cell>
          <table:table-cell table:style-name="ce1"/>
          <table:table-cell office:value-type="float" office:value="5427.93" table:style-name="ce87">
            <text:p>5.427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2482 Fact# 355438 <text:s/>Rec#: 6848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429.08" table:style-name="ce87">
            <text:p>5.42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07 Fact# 355465 <text:s/>Rec#: 6849 CONSULTLMZ CIA. LTDA.</text:p>
          </table:table-cell>
          <table:table-cell table:number-columns-repeated="3" table:style-name="ce1"/>
          <table:table-cell office:value-type="float" office:value="1.98" table:style-name="ce87">
            <text:p>1,98<text:s/></text:p>
          </table:table-cell>
          <table:table-cell table:style-name="ce1"/>
          <table:table-cell office:value-type="float" office:value="5431.06" table:style-name="ce87">
            <text:p>5.431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85 Fact# 355483 <text:s/>Rec#: 6855 AFCO S.A.</text:p>
          </table:table-cell>
          <table:table-cell table:number-columns-repeated="3" table:style-name="ce1"/>
          <table:table-cell office:value-type="float" office:value="1.18" table:style-name="ce87">
            <text:p>1,18<text:s/></text:p>
          </table:table-cell>
          <table:table-cell table:style-name="ce1"/>
          <table:table-cell office:value-type="float" office:value="5432.24" table:style-name="ce87">
            <text:p>5.432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982 Fact# 355578 <text:s/>Rec#: 6857 FERRUX S.A.</text:p>
          </table:table-cell>
          <table:table-cell table:number-columns-repeated="3" table:style-name="ce1"/>
          <table:table-cell office:value-type="float" office:value="0.8" table:style-name="ce87">
            <text:p>0,80<text:s/></text:p>
          </table:table-cell>
          <table:table-cell table:style-name="ce1"/>
          <table:table-cell office:value-type="float" office:value="5433.04" table:style-name="ce87">
            <text:p>5.433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2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3368 Fact# 355445 <text:s/>Rec#: 6858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434.19" table:style-name="ce87">
            <text:p>5.434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015 Fact# 355426 <text:s/>Rec#: 6868 GRANITECSA S.A</text:p>
          </table:table-cell>
          <table:table-cell table:number-columns-repeated="3" table:style-name="ce1"/>
          <table:table-cell office:value-type="float" office:value="3.1" table:style-name="ce87">
            <text:p>3,10<text:s/></text:p>
          </table:table-cell>
          <table:table-cell table:style-name="ce1"/>
          <table:table-cell office:value-type="float" office:value="5437.29" table:style-name="ce87">
            <text:p>5.437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860 Fact# 355530 <text:s/>Rec#: 6879 ANGLO ECUATORIANA DE GUAYAQUIL C A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5437.87" table:style-name="ce87">
            <text:p>5.437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5859 Fact# 355529 <text:s/>Rec#: 6880 ANGLO ECUATORIANA DE GUAYAQUIL C A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5438.56" table:style-name="ce87">
            <text:p>5.438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78 Fact# 355570 <text:s/>Rec#: 6886 CAJAMARCA PROTECTIVE SERVICES C. LTDA. CAJAPROTSERV</text:p>
          </table:table-cell>
          <table:table-cell table:number-columns-repeated="3" table:style-name="ce1"/>
          <table:table-cell office:value-type="float" office:value="89.18" table:style-name="ce87">
            <text:p>89,18<text:s/></text:p>
          </table:table-cell>
          <table:table-cell table:style-name="ce1"/>
          <table:table-cell office:value-type="float" office:value="5527.74" table:style-name="ce87">
            <text:p>5.527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2236 Fact# 355489 <text:s/>Rec#: 6899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527.89" table:style-name="ce87">
            <text:p>5.527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30 Fact# 355772 <text:s/>Rec#: 6819 REPROLIMIT CIA.LTDA<text:s/>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5528.15" table:style-name="ce87">
            <text:p>5.528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6962 Fact# 355393 <text:s/>Rec#: 6926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5582.23" table:style-name="ce87">
            <text:p>5.582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9474 Fact# 355410 <text:s/>Rec#: 6927 DOLMEN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583.38" table:style-name="ce87">
            <text:p>5.583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3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553 Fact# 355397 <text:s/>Rec#: 6929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589.12" table:style-name="ce87">
            <text:p>5.58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4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741 Fact# 355697 <text:s/>Rec#: 6930 CENTO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589.27" table:style-name="ce87">
            <text:p>5.589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3741 Fact# 355577 <text:s/>Rec#: 6931 DATA TOOLS S.A.</text:p>
          </table:table-cell>
          <table:table-cell table:number-columns-repeated="3" table:style-name="ce1"/>
          <table:table-cell office:value-type="float" office:value="10.28" table:style-name="ce87">
            <text:p>10,28<text:s/></text:p>
          </table:table-cell>
          <table:table-cell table:style-name="ce1"/>
          <table:table-cell office:value-type="float" office:value="5599.55" table:style-name="ce87">
            <text:p>5.599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7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4275 Fact# 4017 <text:s/>Rec#: 6933 LIRA CORREA MARTIN ALFREDO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5599.69" table:style-name="ce87">
            <text:p>5.599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7603 Fact# 355518 <text:s/>Rec#: 6934 SOCIEDAD DE HECHO SAMBAC</text:p>
          </table:table-cell>
          <table:table-cell table:number-columns-repeated="3" table:style-name="ce1"/>
          <table:table-cell office:value-type="float" office:value="3.14" table:style-name="ce87">
            <text:p>3,14<text:s/></text:p>
          </table:table-cell>
          <table:table-cell table:style-name="ce1"/>
          <table:table-cell office:value-type="float" office:value="5602.83" table:style-name="ce87">
            <text:p>5.602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885 Fact# 355720 <text:s/>Rec#: 6959 TOPFOOD CIA. LTD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5603.01" table:style-name="ce87">
            <text:p>5.603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70% #1884 Fact# 355719 <text:s/>Rec#: 6959 TOPFOOD CIA. LTDA.</text:p>
          </table:table-cell>
          <table:table-cell table:number-columns-repeated="3" table:style-name="ce1"/>
          <table:table-cell office:value-type="float" office:value="0.78" table:style-name="ce87">
            <text:p>0,78<text:s/></text:p>
          </table:table-cell>
          <table:table-cell table:style-name="ce1"/>
          <table:table-cell office:value-type="float" office:value="5603.79" table:style-name="ce87">
            <text:p>5.60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2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Iva 70% #798 Fact# 355531 <text:s/>Rec#: 6767 INMOBILIARIA GALILEA-ECUADOR S.A</text:p>
          </table:table-cell>
          <table:table-cell table:number-columns-repeated="3" table:style-name="ce1"/>
          <table:table-cell office:value-type="float" office:value="2.3199999999999998" table:style-name="ce87">
            <text:p>2,32<text:s/></text:p>
          </table:table-cell>
          <table:table-cell table:style-name="ce1"/>
          <table:table-cell office:value-type="float" office:value="5606.11" table:style-name="ce87">
            <text:p>5.606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6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Iva 70% #32121 Fact# 355572 <text:s/>Rec#: 6771 LAS FRAGANCIAS CIA. LTDA.</text:p>
          </table:table-cell>
          <table:table-cell table:number-columns-repeated="3" table:style-name="ce1"/>
          <table:table-cell office:value-type="float" office:value="1.61" table:style-name="ce87">
            <text:p>1,61<text:s/></text:p>
          </table:table-cell>
          <table:table-cell table:style-name="ce1"/>
          <table:table-cell office:value-type="float" office:value="5607.72" table:style-name="ce87">
            <text:p>5.607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0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Ret Iva 70% #121 Fact# 355436 <text:s/>Rec#: 6864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608.72" table:style-name="ce87">
            <text:p>5.608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3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Ret Iva 70% #74051 Fact# 355619 <text:s/>Rec#: 6920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609.69" table:style-name="ce87">
            <text:p>5.609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08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Iva 70% #36414 Fact# 355448 <text:s/>Rec#: 6793 ACERIA DEL ECUADOR CA ADELCA</text:p>
          </table:table-cell>
          <table:table-cell table:number-columns-repeated="3" table:style-name="ce1"/>
          <table:table-cell office:value-type="float" office:value="14.9" table:style-name="ce87">
            <text:p>14,90<text:s/></text:p>
          </table:table-cell>
          <table:table-cell table:style-name="ce1"/>
          <table:table-cell office:value-type="float" office:value="5624.59" table:style-name="ce87">
            <text:p>5.624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3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Iva 70% #252 Fact# 355744 <text:s/>Rec#: 6859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5625.58" table:style-name="ce87">
            <text:p>5.625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8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Ret Iva 70% #443 Fact# 355414 <text:s/>Rec#: 6889 COLEGIO INTERNACIONAL SEK ECUADOR S.A.</text:p>
          </table:table-cell>
          <table:table-cell table:number-columns-repeated="3" table:style-name="ce1"/>
          <table:table-cell office:value-type="float" office:value="3.09" table:style-name="ce87">
            <text:p>3,09<text:s/></text:p>
          </table:table-cell>
          <table:table-cell table:style-name="ce1"/>
          <table:table-cell office:value-type="float" office:value="5628.67" table:style-name="ce87">
            <text:p>5.628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table:number-columns-repeated="3" table:style-name="ce1"/>
          <table:table-cell office:value-type="float" office:value="18.93" table:style-name="ce87">
            <text:p>18,93<text:s/></text:p>
          </table:table-cell>
          <table:table-cell table:style-name="ce1"/>
          <table:table-cell office:value-type="float" office:value="5647.6" table:style-name="ce87">
            <text:p>5.647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AMERICAN EXPRESS CANCELACION DEBITO TARJETAS GUAYAQUIL- PAGO DE FACT 353666- 353994- 354128- 355624- 355627- 354390- 354649- 354749- 354857- 355541- 354906- 354976- 354908- 354705- 354853- 355740- 355114- 355166- 355148- 355200- 355192-355064 355214</text:p>
          </table:table-cell>
          <table:table-cell table:number-columns-repeated="3" table:style-name="ce1"/>
          <table:table-cell office:value-type="float" office:value="3.18" table:style-name="ce87">
            <text:p>3,18<text:s/></text:p>
          </table:table-cell>
          <table:table-cell table:style-name="ce1"/>
          <table:table-cell office:value-type="float" office:value="5650.78" table:style-name="ce87">
            <text:p>5.650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651</text:p>
          </table:table-cell>
          <table:table-cell office:value-type="date" office:date-value="2021-03-05T00:00:00" table:style-name="ce88">
            <text:p>05-mar-21</text:p>
          </table:table-cell>
          <table:table-cell office:value-type="string" table:style-name="ce86">
            <text:p>Ret Iva 70% #17410 Fact# 765 <text:s/>Rec#: 6801 COMPAÑIA FARMACEUTICA VERA S.A. COFARVE</text:p>
          </table:table-cell>
          <table:table-cell table:number-columns-repeated="3" table:style-name="ce1"/>
          <table:table-cell office:value-type="float" office:value="8.69" table:style-name="ce87">
            <text:p>8,69<text:s/></text:p>
          </table:table-cell>
          <table:table-cell table:style-name="ce1"/>
          <table:table-cell office:value-type="float" office:value="5659.47" table:style-name="ce87">
            <text:p>5.659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0</text:p>
          </table:table-cell>
          <table:table-cell office:value-type="date" office:date-value="2021-03-05T00:00:00" table:style-name="ce88">
            <text:p>05-mar-21</text:p>
          </table:table-cell>
          <table:table-cell office:value-type="string" table:style-name="ce86">
            <text:p>Ret Iva 70% #36091 Fact# 355422 <text:s/>Rec#: 6936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660.62" table:style-name="ce87">
            <text:p>5.660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788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Ret Iva 70% #6576 Fact# 768 <text:s/>Rec#: 6813 CAMISERIA INGLESA CAMINGLESA C LTDA.</text:p>
          </table:table-cell>
          <table:table-cell table:number-columns-repeated="3" table:style-name="ce1"/>
          <table:table-cell office:value-type="float" office:value="1.65" table:style-name="ce87">
            <text:p>1,65<text:s/></text:p>
          </table:table-cell>
          <table:table-cell table:style-name="ce1"/>
          <table:table-cell office:value-type="float" office:value="5662.27" table:style-name="ce87">
            <text:p>5.662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DINERS CLUB CANCELACION DEBITO TARJEATS PICHINCHA- PAGO DE FACT 353605- 353628- 353619- 353452- 353658- 353655- 355405- 353532- 355493-355494- 353779-353721- 355132-353821- 353925- 353885- 353844- 353898- 353825- 353823- 354435- 354442- 353839- 353964</text:p>
          </table:table-cell>
          <table:table-cell table:number-columns-repeated="3" table:style-name="ce1"/>
          <table:table-cell office:value-type="float" office:value="27.38" table:style-name="ce87">
            <text:p>27,38<text:s/></text:p>
          </table:table-cell>
          <table:table-cell table:style-name="ce1"/>
          <table:table-cell office:value-type="float" office:value="5689.65" table:style-name="ce87">
            <text:p>5.689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DISCOVER CANCELACION DEBITO TARJEATS PICHICHA- PAGO DE FACT 352818- 355184- 352814- 355180- 355157- 3948<text:s text:c="2"/>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5690.22" table:style-name="ce87">
            <text:p>5.690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VISA - MASTERCARD - PACIFICARD CANCELACION DEBITO TARJETAS PICHINCHA- PAGO DE FACT 353636- 354692- 3908 <text:s/>- 355628-355269- 355257- 355297- 355313- 355321- 352811- 355177- 3964- 350868- 350905- 353193- 353229- 355615- 355654 PAGO POR DEP EN CTA #DOC 4687043</text:p>
          </table:table-cell>
          <table:table-cell table:number-columns-repeated="3" table:style-name="ce1"/>
          <table:table-cell office:value-type="float" office:value="7.45" table:style-name="ce87">
            <text:p>7,45<text:s/></text:p>
          </table:table-cell>
          <table:table-cell table:style-name="ce1"/>
          <table:table-cell office:value-type="float" office:value="5697.67" table:style-name="ce87">
            <text:p>5.697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VISA - MASTERCARD - PACIFICARD CANCELACION DEBITO TARJEATS PICHICNAH- PAGO DE FACT 353637- 353791- 354084- 354033-355545- 3971- 3970- 354339- 354341- 354484- 354877- 354926 <text:s/>- 3902- 354846- 355049 <text:s/>- 4007 <text:s/>- 355165 <text:s/>- 355162- 3942- 355083 <text:s/>- 355198- 35525</text:p>
          </table:table-cell>
          <table:table-cell table:number-columns-repeated="3" table:style-name="ce1"/>
          <table:table-cell office:value-type="float" office:value="13.48" table:style-name="ce87">
            <text:p>13,48<text:s/></text:p>
          </table:table-cell>
          <table:table-cell table:style-name="ce1"/>
          <table:table-cell office:value-type="float" office:value="5711.15" table:style-name="ce87">
            <text:p>5.711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2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Ret Iva 70% #19959 Fact# 355453 <text:s/>Rec#: 6823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5711.21" table:style-name="ce87">
            <text:p>5.711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3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Ret Iva 70% #19958 Fact# 355546 <text:s/>Rec#: 6824 MEGADATOS S.A.</text:p>
          </table:table-cell>
          <table:table-cell table:number-columns-repeated="3" table:style-name="ce1"/>
          <table:table-cell office:value-type="float" office:value="684.76" table:style-name="ce87">
            <text:p>684,76<text:s/></text:p>
          </table:table-cell>
          <table:table-cell table:style-name="ce1"/>
          <table:table-cell office:value-type="float" office:value="6395.97" table:style-name="ce87">
            <text:p>6.395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VISA - MASTERCARD - PACIFICARD CANCELACION DEBITO TARJEATS PICHINCHA- PAGO DE FACT 353637- 353791- 354084- 354033- 355545- 3970- 3971- 354339- 354341- 354484- 354877 <text:s/>- 354926- 3902- 354846- 355049- 4007- 355165- 355162- 3942- 355083- 355198- 355256- 3550</text:p>
          </table:table-cell>
          <table:table-cell table:number-columns-repeated="3" table:style-name="ce1"/>
          <table:table-cell office:value-type="float" office:value="5.0999999999999996" table:style-name="ce87">
            <text:p>5,10<text:s/></text:p>
          </table:table-cell>
          <table:table-cell table:style-name="ce1"/>
          <table:table-cell office:value-type="float" office:value="6401.07" table:style-name="ce87">
            <text:p>6.401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VISA - MASTERCARD - PACIFICARD CANCELACION DEBITO TARJETAS PICHINCHA- PAGO DE FACT 354155- 355220- 355207 POR DEP EN CTA #DOC 374043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6401.3" table:style-name="ce87">
            <text:p>6.401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DISCOVER CANCELACION DEBITO TARJETAS PICHINCHA- PAGO DE FACT 3847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6401.43" table:style-name="ce87">
            <text:p>6.401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DINERS CLUB CANCELACION DEBITO TARJEATS PICHINCHA- PAGO DE FACT 355432- 353570- 355637- 353945- 353809- 353949- 353980- 353895- 353971- 354065- 355455- 354144- 354016- 355668- 355669- 355670- 354592 <text:s/>- 354855 <text:s/>- 354823- 354923- 355631 POR DEP EN CTA</text:p>
          </table:table-cell>
          <table:table-cell table:number-columns-repeated="3" table:style-name="ce1"/>
          <table:table-cell office:value-type="float" office:value="12.25" table:style-name="ce87">
            <text:p>12,25<text:s/></text:p>
          </table:table-cell>
          <table:table-cell table:style-name="ce1"/>
          <table:table-cell office:value-type="float" office:value="6413.68" table:style-name="ce87">
            <text:p>6.413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9</text:p>
          </table:table-cell>
          <table:table-cell office:value-type="date" office:date-value="2021-03-10T00:00:00" table:style-name="ce88">
            <text:p>10-mar-21</text:p>
          </table:table-cell>
          <table:table-cell office:value-type="string" table:style-name="ce86">
            <text:p>Ret Iva 70% #10230 Fact# 355467 <text:s/>Rec#: 6935 INDUSTRIA COLOMBO ECUATORIANA DE CARROCERIAS CARCE</text:p>
          </table:table-cell>
          <table:table-cell table:number-columns-repeated="3" table:style-name="ce1"/>
          <table:table-cell office:value-type="float" office:value="1.37" table:style-name="ce87">
            <text:p>1,37<text:s/></text:p>
          </table:table-cell>
          <table:table-cell table:style-name="ce1"/>
          <table:table-cell office:value-type="float" office:value="6415.05" table:style-name="ce87">
            <text:p>6.415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67</text:p>
          </table:table-cell>
          <table:table-cell office:value-type="date" office:date-value="2021-03-11T00:00:00" table:style-name="ce88">
            <text:p>11-mar-21</text:p>
          </table:table-cell>
          <table:table-cell office:value-type="string" table:style-name="ce86">
            <text:p>Ret Iva 70% #117465 Fact# 767 <text:s/>Rec#: 6839 F.V - AREA ANDINA S.A.</text:p>
          </table:table-cell>
          <table:table-cell table:number-columns-repeated="3" table:style-name="ce1"/>
          <table:table-cell office:value-type="float" office:value="2.09" table:style-name="ce87">
            <text:p>2,09<text:s/></text:p>
          </table:table-cell>
          <table:table-cell table:style-name="ce1"/>
          <table:table-cell office:value-type="float" office:value="6417.14" table:style-name="ce87">
            <text:p>6.41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4</text:p>
          </table:table-cell>
          <table:table-cell office:value-type="date" office:date-value="2021-03-12T00:00:00" table:style-name="ce88">
            <text:p>12-mar-21</text:p>
          </table:table-cell>
          <table:table-cell office:value-type="string" table:style-name="ce86">
            <text:p>Ret Iva 70% #180562 Fact# 355379 <text:s/>Rec#: 6846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7017.14" table:style-name="ce87">
            <text:p>7.01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79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Iva 70% #14876 Fact# 355401 <text:s/>Rec#: 6851 LG ELECTRONICS PANAMA S.A</text:p>
          </table:table-cell>
          <table:table-cell table:number-columns-repeated="3" table:style-name="ce1"/>
          <table:table-cell office:value-type="float" office:value="6.36" table:style-name="ce87">
            <text:p>6,36<text:s/></text:p>
          </table:table-cell>
          <table:table-cell table:style-name="ce1"/>
          <table:table-cell office:value-type="float" office:value="7023.5" table:style-name="ce87">
            <text:p>7.023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1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Iva 70% #117820 Fact# 766 <text:s/>Rec#: 6853 F.V - AREA ANDINA S.A.</text:p>
          </table:table-cell>
          <table:table-cell table:number-columns-repeated="3" table:style-name="ce1"/>
          <table:table-cell office:value-type="float" office:value="3.98" table:style-name="ce87">
            <text:p>3,98<text:s/></text:p>
          </table:table-cell>
          <table:table-cell table:style-name="ce1"/>
          <table:table-cell office:value-type="float" office:value="7027.48" table:style-name="ce87">
            <text:p>7.027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2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Ret Iva 70% #872654 Fact# 355394 <text:s/>Rec#: 6928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7032.07" table:style-name="ce87">
            <text:p>7.032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6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Ret Iva 70% #402772 Fact# 353382 <text:s/>Rec#: 6941 CONSORCIO ECUATORIANO DE TELECOMUNICACIONES S.A. CONECEL</text:p>
          </table:table-cell>
          <table:table-cell table:number-columns-repeated="3" table:style-name="ce1"/>
          <table:table-cell office:value-type="float" office:value="15" table:style-name="ce87">
            <text:p>15,00<text:s/></text:p>
          </table:table-cell>
          <table:table-cell table:style-name="ce1"/>
          <table:table-cell office:value-type="float" office:value="7047.07" table:style-name="ce87">
            <text:p>7.047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8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Ret Iva 70% #7869 Fact# 355806 <text:s/>Rec#: 6943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3.67" table:style-name="ce87">
            <text:p>3,67<text:s/></text:p>
          </table:table-cell>
          <table:table-cell table:style-name="ce1"/>
          <table:table-cell office:value-type="float" office:value="7050.74" table:style-name="ce87">
            <text:p>7.050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5</text:p>
          </table:table-cell>
          <table:table-cell office:value-type="date" office:date-value="2021-03-21T00:00:00" table:style-name="ce88">
            <text:p>21-mar-21</text:p>
          </table:table-cell>
          <table:table-cell office:value-type="string" table:style-name="ce86">
            <text:p>Ret Iva 70% #11904 Fact# 357205 <text:s/>Rec#: 6869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7050.87" table:style-name="ce87">
            <text:p>7.050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9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N/D PRODUBANCO PAGO DE IMPUESTOS RETENCION IVA MES DE FEB 2021</text:p>
          </table:table-cell>
          <table:table-cell table:number-columns-repeated="4" table:style-name="ce1"/>
          <table:table-cell office:value-type="float" office:value="5278.02" table:style-name="ce90">
            <text:p>-5.278,02</text:p>
          </table:table-cell>
          <table:table-cell office:value-type="float" office:value="1772.85" table:style-name="ce87">
            <text:p>1.772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6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181488 Fact# 355676 <text:s/>Rec#: 6860 TELCONET <text:s/>S.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1773.12" table:style-name="ce87">
            <text:p>1.77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7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181484 Fact# 355804 <text:s/>Rec#: 6861 TELCONET <text:s/>S.A.</text:p>
          </table:table-cell>
          <table:table-cell table:number-columns-repeated="3" table:style-name="ce1"/>
          <table:table-cell office:value-type="float" office:value="945.29" table:style-name="ce87">
            <text:p>945,29<text:s/></text:p>
          </table:table-cell>
          <table:table-cell table:style-name="ce1"/>
          <table:table-cell office:value-type="float" office:value="2718.41" table:style-name="ce87">
            <text:p>2.71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8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181487 Fact# 355684 <text:s/>Rec#: 6862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2718.56" table:style-name="ce87">
            <text:p>2.718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99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181486 Fact# 355685 <text:s/>Rec#: 6863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2718.85" table:style-name="ce87">
            <text:p>2.71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1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181485 Fact# 3986 <text:s/>Rec#: 6865 TELCONET <text:s/>S.A.</text:p>
          </table:table-cell>
          <table:table-cell table:number-columns-repeated="3" table:style-name="ce1"/>
          <table:table-cell office:value-type="float" office:value="1169.3599999999999" table:style-name="ce87">
            <text:p>1.169,36<text:s/></text:p>
          </table:table-cell>
          <table:table-cell table:style-name="ce1"/>
          <table:table-cell office:value-type="float" office:value="3888.21" table:style-name="ce87">
            <text:p>3.888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5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Ret Iva 70% #403329 Fact# 353381 <text:s/>Rec#: 6940 CONSORCIO ECUATORIANO DE TELECOMUNICACIONES S.A. CONECEL</text:p>
          </table:table-cell>
          <table:table-cell table:number-columns-repeated="3" table:style-name="ce1"/>
          <table:table-cell office:value-type="float" office:value="492.56" table:style-name="ce87">
            <text:p>492,56<text:s/></text:p>
          </table:table-cell>
          <table:table-cell table:style-name="ce1"/>
          <table:table-cell office:value-type="float" office:value="4380.7700000000004" table:style-name="ce87">
            <text:p>4.380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VISA - MASTERCARD - PACIFICARD CANCELACION FACT DEL CLIENTE SILVA VANEGAS CESAR MARCOS, FACT # 3734 - 3932 POR DEP EN CTA #DOC 0517</text:p>
          </table:table-cell>
          <table:table-cell table:number-columns-repeated="3" table:style-name="ce1"/>
          <table:table-cell office:value-type="float" office:value="0.74" table:style-name="ce87">
            <text:p>0,74<text:s/></text:p>
          </table:table-cell>
          <table:table-cell table:style-name="ce1"/>
          <table:table-cell office:value-type="float" office:value="4381.51" table:style-name="ce87">
            <text:p>4.381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7</text:p>
          </table:table-cell>
          <table:table-cell office:value-type="date" office:date-value="2021-03-24T00:00:00" table:style-name="ce88">
            <text:p>24-mar-21</text:p>
          </table:table-cell>
          <table:table-cell office:value-type="string" table:style-name="ce86">
            <text:p>Ret Iva 70% #185292 Fact# 355811 <text:s/>Rec#: 6942 OTECEL</text:p>
          </table:table-cell>
          <table:table-cell table:number-columns-repeated="3" table:style-name="ce1"/>
          <table:table-cell office:value-type="float" office:value="307.02999999999997" table:style-name="ce87">
            <text:p>307,03<text:s/></text:p>
          </table:table-cell>
          <table:table-cell table:style-name="ce1"/>
          <table:table-cell office:value-type="float" office:value="4688.54" table:style-name="ce87">
            <text:p>4.688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9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Ret Iva 70% #99575 Fact# 355812 <text:s/>Rec#: 6944 SERVICIOS DE TELECOMUNICACIONES SETEL S.A.</text:p>
          </table:table-cell>
          <table:table-cell table:number-columns-repeated="3" table:style-name="ce1"/>
          <table:table-cell office:value-type="float" office:value="19.34" table:style-name="ce87">
            <text:p>19,34<text:s/></text:p>
          </table:table-cell>
          <table:table-cell table:style-name="ce1"/>
          <table:table-cell office:value-type="float" office:value="4707.88" table:style-name="ce87">
            <text:p>4.707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03</text:p>
          </table:table-cell>
          <table:table-cell office:value-type="date" office:date-value="2021-03-26T00:00:00" table:style-name="ce88">
            <text:p>26-mar-21</text:p>
          </table:table-cell>
          <table:table-cell office:value-type="string" table:style-name="ce86">
            <text:p>Ret Iva 70% #181888 Fact# 357842 <text:s/>Rec#: 6867 TELCONET <text:s/>S.A.</text:p>
          </table:table-cell>
          <table:table-cell table:number-columns-repeated="3" table:style-name="ce1"/>
          <table:table-cell office:value-type="float" office:value="1330.74" table:style-name="ce87">
            <text:p>1.330,74<text:s/></text:p>
          </table:table-cell>
          <table:table-cell table:style-name="ce1"/>
          <table:table-cell office:value-type="float" office:value="6038.62" table:style-name="ce87">
            <text:p>6.038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6</text:p>
          </table:table-cell>
          <table:table-cell office:value-type="date" office:date-value="2021-03-26T00:00:00" table:style-name="ce88">
            <text:p>26-mar-21</text:p>
          </table:table-cell>
          <table:table-cell office:value-type="string" table:style-name="ce86">
            <text:p>Ret Iva 70% #71481 Fact# 355560 <text:s/>Rec#: 6870 CORPORACIÓN FERNÁNDEZ CORPFERNANDEZ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6038.63" table:style-name="ce87">
            <text:p>6.03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4</text:p>
          </table:table-cell>
          <table:table-cell office:value-type="date" office:date-value="2021-03-30T00:00:00" table:style-name="ce88">
            <text:p>30-mar-21</text:p>
          </table:table-cell>
          <table:table-cell office:value-type="string" table:style-name="ce86">
            <text:p>Ret Iva 70% #407373 Fact# 355815 <text:s/>Rec#: 6939 CONSORCIO ECUATORIANO DE TELECOMUNICACIONES S.A. CONECEL</text:p>
          </table:table-cell>
          <table:table-cell table:number-columns-repeated="3" table:style-name="ce1"/>
          <table:table-cell office:value-type="float" office:value="435.7" table:style-name="ce87">
            <text:p>435,70<text:s/></text:p>
          </table:table-cell>
          <table:table-cell table:style-name="ce1"/>
          <table:table-cell office:value-type="float" office:value="6474.33" table:style-name="ce87">
            <text:p>6.474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7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Ret Iva 70% #29815 Fact# 355808 <text:s/>Rec#: 6871 Corporación Nacional de Telecomunicaciones-CNT EP</text:p>
          </table:table-cell>
          <table:table-cell table:number-columns-repeated="3" table:style-name="ce1"/>
          <table:table-cell office:value-type="float" office:value="54.85" table:style-name="ce87">
            <text:p>54,85<text:s/></text:p>
          </table:table-cell>
          <table:table-cell table:style-name="ce1"/>
          <table:table-cell office:value-type="float" office:value="6529.18" table:style-name="ce87">
            <text:p>6.529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28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Ret Iva 70% #29816 Fact# 355809 <text:s/>Rec#: 6872 Corporación Nacional de Telecomunicaciones-CNT EP</text:p>
          </table:table-cell>
          <table:table-cell table:number-columns-repeated="3" table:style-name="ce1"/>
          <table:table-cell office:value-type="float" office:value="390.03" table:style-name="ce87">
            <text:p>390,03<text:s/></text:p>
          </table:table-cell>
          <table:table-cell table:style-name="ce1"/>
          <table:table-cell office:value-type="float" office:value="6919.21" table:style-name="ce87">
            <text:p>6.919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6960 Fact# 357903 <text:s/>Rec#: 6873 COMPAÑIA VERDU S.A.</text:p>
          </table:table-cell>
          <table:table-cell table:number-columns-repeated="3" table:style-name="ce1"/>
          <table:table-cell office:value-type="float" office:value="6.55" table:style-name="ce87">
            <text:p>6,55<text:s/></text:p>
          </table:table-cell>
          <table:table-cell table:style-name="ce1"/>
          <table:table-cell office:value-type="float" office:value="6925.76" table:style-name="ce87">
            <text:p>6.925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590 Fact# 357862 <text:s/>Rec#: 6875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6931.5" table:style-name="ce87">
            <text:p>6.931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1113 Fact# 358008 <text:s/>Rec#: 6876 CALIZAS Y MINERALES CALMOSACORP CIA. LTD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6931.63" table:style-name="ce87">
            <text:p>6.931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066 Fact# 358059 <text:s/>Rec#: 6877 GOMEZ ALCIVAR EDUARDO JOSE</text:p>
          </table:table-cell>
          <table:table-cell table:number-columns-repeated="3" table:style-name="ce1"/>
          <table:table-cell office:value-type="float" office:value="1.97" table:style-name="ce87">
            <text:p>1,97<text:s/></text:p>
          </table:table-cell>
          <table:table-cell table:style-name="ce1"/>
          <table:table-cell office:value-type="float" office:value="6933.6" table:style-name="ce87">
            <text:p>6.933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10 Fact# 358220 <text:s/>Rec#: 6878 ESJURHEC S.A.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6934.26" table:style-name="ce87">
            <text:p>6.934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9694 Fact# 358027 <text:s/>Rec#: 6881 CIPORT &amp; TECNAC CIPTE C.L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6934.58" table:style-name="ce87">
            <text:p>6.934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037 Fact# 357993 <text:s/>Rec#: 6882 ANGLO ECUATORIANA DE GUAYAQUIL C A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6934.92" table:style-name="ce87">
            <text:p>6.934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038 Fact# 357994 <text:s/>Rec#: 6883 ANGLO ECUATORIANA DE GUAYAQUIL C A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6935.61" table:style-name="ce87">
            <text:p>6.935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9512 Fact# 358000 <text:s/>Rec#: 6884 ECUADORIANSHIMP S.A.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6935.84" table:style-name="ce87">
            <text:p>6.935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624 Fact# 358002 <text:s/>Rec#: 6885 CONSTRU-YA S.A.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6936.25" table:style-name="ce87">
            <text:p>6.936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7412 Fact# 357853 <text:s/>Rec#: 6888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37.4" table:style-name="ce87">
            <text:p>6.937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69 Fact# 358189 <text:s/>Rec#: 6891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6937.55" table:style-name="ce87">
            <text:p>6.937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68 Fact# 358188 <text:s/>Rec#: 6891 AGROQUIMICOS DEL ECUADOR AGRODESA<text:s/>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6937.94" table:style-name="ce87">
            <text:p>6.937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543 Fact# 357861 <text:s/>Rec#: 6893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6943.68" table:style-name="ce87">
            <text:p>6.943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57176 Fact# 357883 <text:s/>Rec#: 6895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6945.98" table:style-name="ce87">
            <text:p>6.945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5554 Fact# 358215 <text:s/>Rec#: 6897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6946.95" table:style-name="ce87">
            <text:p>6.946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3983 Fact# 358218 <text:s/>Rec#: 6898 LINEAS AEREAS NACIONALES ECUADOR S.A. LAN ECUADOR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6949.09" table:style-name="ce87">
            <text:p>6.94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6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1156 Fact# 357938 <text:s/>Rec#: 6900 ADITIVOS Y ALIMENTOS S.A. ADILISA</text:p>
          </table:table-cell>
          <table:table-cell table:number-columns-repeated="3" table:style-name="ce1"/>
          <table:table-cell office:value-type="float" office:value="4.6100000000000003" table:style-name="ce87">
            <text:p>4,61<text:s/></text:p>
          </table:table-cell>
          <table:table-cell table:style-name="ce1"/>
          <table:table-cell office:value-type="float" office:value="6953.7" table:style-name="ce87">
            <text:p>6.953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6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803 Fact# 4252 <text:s/>Rec#: 6901 ROMAN ESPINOSA SILVIO ALBERTO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6953.83" table:style-name="ce87">
            <text:p>6.953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010 Fact# 357905 <text:s/>Rec#: 6902 COMPAÑIA SALUD PLENA S.A / PLENISALUD</text:p>
          </table:table-cell>
          <table:table-cell table:number-columns-repeated="3" table:style-name="ce1"/>
          <table:table-cell office:value-type="float" office:value="3.08" table:style-name="ce87">
            <text:p>3,08<text:s/></text:p>
          </table:table-cell>
          <table:table-cell table:style-name="ce1"/>
          <table:table-cell office:value-type="float" office:value="6956.91" table:style-name="ce87">
            <text:p>6.956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011 Fact# 357906 <text:s/>Rec#: 6902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58.06" table:style-name="ce87">
            <text:p>6.958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475 Fact# 357952 <text:s/>Rec#: 6903 FUDRIVER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6958.1" table:style-name="ce87">
            <text:p>6.958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52104 Fact# 357947 <text:s/>Rec#: 6904 PANATLANTIC LOGISTICS <text:s/>S.A.</text:p>
          </table:table-cell>
          <table:table-cell table:number-columns-repeated="3" table:style-name="ce1"/>
          <table:table-cell office:value-type="float" office:value="3.86" table:style-name="ce87">
            <text:p>3,86<text:s/></text:p>
          </table:table-cell>
          <table:table-cell table:style-name="ce1"/>
          <table:table-cell office:value-type="float" office:value="6961.96" table:style-name="ce87">
            <text:p>6.961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11 Fact# 357902 <text:s/>Rec#: 6907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6962.96" table:style-name="ce87">
            <text:p>6.962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8969 Fact# 357890 <text:s/>Rec#: 6908 ACRUXZA C. A.</text:p>
          </table:table-cell>
          <table:table-cell table:number-columns-repeated="3" table:style-name="ce1"/>
          <table:table-cell office:value-type="float" office:value="6.26" table:style-name="ce87">
            <text:p>6,26<text:s/></text:p>
          </table:table-cell>
          <table:table-cell table:style-name="ce1"/>
          <table:table-cell office:value-type="float" office:value="6969.22" table:style-name="ce87">
            <text:p>6.969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62 Fact# 358153 <text:s/>Rec#: 6909 PRODUCTORA DE ALIMENTOS SALUDABLES Y CHOCOLATE PROCHOC S.A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6970.21" table:style-name="ce87">
            <text:p>6.970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8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2612 Fact# 357904 <text:s/>Rec#: 6911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71.36" table:style-name="ce87">
            <text:p>6.971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0362 Fact# 358126 <text:s/>Rec#: 6915 INGENIERIA PARA EL DESARROLLO ACURIO Y ASOCIADOS S.A.</text:p>
          </table:table-cell>
          <table:table-cell table:number-columns-repeated="3" table:style-name="ce1"/>
          <table:table-cell office:value-type="float" office:value="6.78" table:style-name="ce87">
            <text:p>6,78<text:s/></text:p>
          </table:table-cell>
          <table:table-cell table:style-name="ce1"/>
          <table:table-cell office:value-type="float" office:value="6978.14" table:style-name="ce87">
            <text:p>6.978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81 Fact# 357896 <text:s/>Rec#: 6916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79.29" table:style-name="ce87">
            <text:p>6.979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973 Fact# 357987 <text:s/>Rec#: 6917 XERTICAEC S.A.</text:p>
          </table:table-cell>
          <table:table-cell table:number-columns-repeated="3" table:style-name="ce1"/>
          <table:table-cell office:value-type="float" office:value="5.36" table:style-name="ce87">
            <text:p>5,36<text:s/></text:p>
          </table:table-cell>
          <table:table-cell table:style-name="ce1"/>
          <table:table-cell office:value-type="float" office:value="6984.65" table:style-name="ce87">
            <text:p>6.984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7484 Fact# 358017 <text:s/>Rec#: 6918 AGRICOLA Y QUIMICA NACIONAL DEL COTOPAXI AGRONPAXI CIA. LTDA.</text:p>
          </table:table-cell>
          <table:table-cell table:number-columns-repeated="3" table:style-name="ce1"/>
          <table:table-cell office:value-type="float" office:value="1.01" table:style-name="ce87">
            <text:p>1,01<text:s/></text:p>
          </table:table-cell>
          <table:table-cell table:style-name="ce1"/>
          <table:table-cell office:value-type="float" office:value="6985.66" table:style-name="ce87">
            <text:p>6.985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74867 Fact# 358084 <text:s/>Rec#: 6919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6986.63" table:style-name="ce87">
            <text:p>6.986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3453 Fact# 357911 <text:s/>Rec#: 6922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87.78" table:style-name="ce87">
            <text:p>6.987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365 Fact# 357872 <text:s/>Rec#: 6923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88.93" table:style-name="ce87">
            <text:p>6.988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2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031 Fact# 358016 <text:s/>Rec#: 6932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6989.08" table:style-name="ce87">
            <text:p>6.98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998 Fact# 4220 <text:s/>Rec#: 6937 ACTICA TECH CIA.LTDA</text:p>
          </table:table-cell>
          <table:table-cell table:number-columns-repeated="3" table:style-name="ce1"/>
          <table:table-cell office:value-type="float" office:value="1.17" table:style-name="ce87">
            <text:p>1,17<text:s/></text:p>
          </table:table-cell>
          <table:table-cell table:style-name="ce1"/>
          <table:table-cell office:value-type="float" office:value="6990.25" table:style-name="ce87">
            <text:p>6.990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3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122 Fact# 357892 <text:s/>Rec#: 6938 GRANITECSA S.A</text:p>
          </table:table-cell>
          <table:table-cell table:number-columns-repeated="3" table:style-name="ce1"/>
          <table:table-cell office:value-type="float" office:value="3.63" table:style-name="ce87">
            <text:p>3,63<text:s/></text:p>
          </table:table-cell>
          <table:table-cell table:style-name="ce1"/>
          <table:table-cell office:value-type="float" office:value="6993.88" table:style-name="ce87">
            <text:p>6.993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316 Fact# 358007 <text:s/>Rec#: 6945 BONELLY S.A.</text:p>
          </table:table-cell>
          <table:table-cell table:number-columns-repeated="3" table:style-name="ce1"/>
          <table:table-cell office:value-type="float" office:value="3.69" table:style-name="ce87">
            <text:p>3,69<text:s/></text:p>
          </table:table-cell>
          <table:table-cell table:style-name="ce1"/>
          <table:table-cell office:value-type="float" office:value="6997.57" table:style-name="ce87">
            <text:p>6.99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67 Fact# 357868 <text:s/>Rec#: 6946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6999.87" table:style-name="ce87">
            <text:p>6.99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428 Fact# 357879 <text:s/>Rec#: 6948 DVT DEL ECUADOR S.A</text:p>
          </table:table-cell>
          <table:table-cell table:number-columns-repeated="3" table:style-name="ce1"/>
          <table:table-cell office:value-type="float" office:value="1.26" table:style-name="ce87">
            <text:p>1,26<text:s/></text:p>
          </table:table-cell>
          <table:table-cell table:style-name="ce1"/>
          <table:table-cell office:value-type="float" office:value="7001.13" table:style-name="ce87">
            <text:p>7.001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8384 Fact# 357881 <text:s/>Rec#: 6951 CORPORACION VIVIENDAS DEL HOGAR DE CRISTO</text:p>
          </table:table-cell>
          <table:table-cell table:number-columns-repeated="3" table:style-name="ce1"/>
          <table:table-cell office:value-type="float" office:value="13.76" table:style-name="ce87">
            <text:p>13,76<text:s/></text:p>
          </table:table-cell>
          <table:table-cell table:style-name="ce1"/>
          <table:table-cell office:value-type="float" office:value="7014.89" table:style-name="ce87">
            <text:p>7.01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8383 Fact# 357882 <text:s/>Rec#: 6952 CORPORACION VIVIENDAS DEL HOGAR DE CRISTO</text:p>
          </table:table-cell>
          <table:table-cell table:number-columns-repeated="3" table:style-name="ce1"/>
          <table:table-cell office:value-type="float" office:value="11.65" table:style-name="ce87">
            <text:p>11,65<text:s/></text:p>
          </table:table-cell>
          <table:table-cell table:style-name="ce1"/>
          <table:table-cell office:value-type="float" office:value="7026.54" table:style-name="ce87">
            <text:p>7.026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70 Fact# 358235 <text:s/>Rec#: 6953 REPROLIMIT CIA.LTDA<text:s/>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7026.83" table:style-name="ce87">
            <text:p>7.026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0280 Fact# 358076 <text:s/>Rec#: 6954 PAYLESS SHOESOURCE ECUADOR CIA. LTDA.</text:p>
          </table:table-cell>
          <table:table-cell table:number-columns-repeated="3" table:style-name="ce1"/>
          <table:table-cell office:value-type="float" office:value="4.8899999999999997" table:style-name="ce87">
            <text:p>4,89<text:s/></text:p>
          </table:table-cell>
          <table:table-cell table:style-name="ce1"/>
          <table:table-cell office:value-type="float" office:value="7031.72" table:style-name="ce87">
            <text:p>7.031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42 Fact# 357931 <text:s/>Rec#: 6957 CONSULTLMZ CIA. LTDA.</text:p>
          </table:table-cell>
          <table:table-cell table:number-columns-repeated="3" table:style-name="ce1"/>
          <table:table-cell office:value-type="float" office:value="2.19" table:style-name="ce87">
            <text:p>2,19<text:s/></text:p>
          </table:table-cell>
          <table:table-cell table:style-name="ce1"/>
          <table:table-cell office:value-type="float" office:value="7033.91" table:style-name="ce87">
            <text:p>7.033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30 Fact# 357863 <text:s/>Rec#: 6958 ACCOUNTSERVS S.A</text:p>
          </table:table-cell>
          <table:table-cell table:number-columns-repeated="3" table:style-name="ce1"/>
          <table:table-cell office:value-type="float" office:value="2.7" table:style-name="ce87">
            <text:p>2,70<text:s/></text:p>
          </table:table-cell>
          <table:table-cell table:style-name="ce1"/>
          <table:table-cell office:value-type="float" office:value="7036.61" table:style-name="ce87">
            <text:p>7.036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89 Fact# 357950 <text:s/>Rec#: 6961 AFCO S.A.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7037.21" table:style-name="ce87">
            <text:p>7.037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5193 Fact# 357894 <text:s/>Rec#: 6965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7041.8" table:style-name="ce87">
            <text:p>7.041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2242 Fact# 357955 <text:s/>Rec#: 6966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041.95" table:style-name="ce87">
            <text:p>7.041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628 Fact# 357871 <text:s/>Rec#: 6970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7045.39" table:style-name="ce87">
            <text:p>7.045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009 Fact# 357893 <text:s/>Rec#: 6972 COMPAÑIA SALUD PLENA S.A / PLENISALUD</text:p>
          </table:table-cell>
          <table:table-cell table:number-columns-repeated="3" table:style-name="ce1"/>
          <table:table-cell office:value-type="float" office:value="4.2699999999999996" table:style-name="ce87">
            <text:p>4,27<text:s/></text:p>
          </table:table-cell>
          <table:table-cell table:style-name="ce1"/>
          <table:table-cell office:value-type="float" office:value="7049.66" table:style-name="ce87">
            <text:p>7.04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26 Fact# 358034 <text:s/>Rec#: 6986 CAJAMARCA PROTECTIVE SERVICES C. LTDA. CAJAPROTSERV</text:p>
          </table:table-cell>
          <table:table-cell table:number-columns-repeated="3" table:style-name="ce1"/>
          <table:table-cell office:value-type="float" office:value="112.9" table:style-name="ce87">
            <text:p>112,90<text:s/></text:p>
          </table:table-cell>
          <table:table-cell table:style-name="ce1"/>
          <table:table-cell office:value-type="float" office:value="7162.56" table:style-name="ce87">
            <text:p>7.162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0028 Fact# 357899 <text:s/>Rec#: 6997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7164.86" table:style-name="ce87">
            <text:p>7.164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5223 Fact# 357877 <text:s/>Rec#: 7035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7168.3" table:style-name="ce87">
            <text:p>7.168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0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9069 Fact# 358075 <text:s/>Rec#: 7037 COOPERATIVA DE TRANSPORTES LOJA<text:s/></text:p>
          </table:table-cell>
          <table:table-cell table:number-columns-repeated="3" table:style-name="ce1"/>
          <table:table-cell office:value-type="float" office:value="2.73" table:style-name="ce87">
            <text:p>2,73<text:s/></text:p>
          </table:table-cell>
          <table:table-cell table:style-name="ce1"/>
          <table:table-cell office:value-type="float" office:value="7171.03" table:style-name="ce87">
            <text:p>7.171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7935 Fact# 357858 <text:s/>Rec#: 7038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7225.11" table:style-name="ce87">
            <text:p>7.22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3862 Fact# 358042 <text:s/>Rec#: 7040 DATA TOOLS S.A.</text:p>
          </table:table-cell>
          <table:table-cell table:number-columns-repeated="3" table:style-name="ce1"/>
          <table:table-cell office:value-type="float" office:value="7.13" table:style-name="ce87">
            <text:p>7,13<text:s/></text:p>
          </table:table-cell>
          <table:table-cell table:style-name="ce1"/>
          <table:table-cell office:value-type="float" office:value="7232.24" table:style-name="ce87">
            <text:p>7.232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749 Fact# 358158 <text:s/>Rec#: 7041 CENTO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232.39" table:style-name="ce87">
            <text:p>7.232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4427 Fact# 4234 <text:s/>Rec#: 7044 LIRA CORREA MARTIN ALFREDO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232.54" table:style-name="ce87">
            <text:p>7.232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950 Fact# 357915 <text:s/>Rec#: 7045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7233.54" table:style-name="ce87">
            <text:p>7.233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951 Fact# 357916 <text:s/>Rec#: 7045 CESAR FERNANDO ARMAS CABRERA</text:p>
          </table:table-cell>
          <table:table-cell table:number-columns-repeated="3" table:style-name="ce1"/>
          <table:table-cell office:value-type="float" office:value="1.91" table:style-name="ce87">
            <text:p>1,91<text:s/></text:p>
          </table:table-cell>
          <table:table-cell table:style-name="ce1"/>
          <table:table-cell office:value-type="float" office:value="7235.45" table:style-name="ce87">
            <text:p>7.235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2952 Fact# 358052 <text:s/>Rec#: 7045 CESAR FERNANDO ARMAS CABRERA</text:p>
          </table:table-cell>
          <table:table-cell table:number-columns-repeated="3" table:style-name="ce1"/>
          <table:table-cell office:value-type="float" office:value="0.77" table:style-name="ce87">
            <text:p>0,77<text:s/></text:p>
          </table:table-cell>
          <table:table-cell table:style-name="ce1"/>
          <table:table-cell office:value-type="float" office:value="7236.22" table:style-name="ce87">
            <text:p>7.236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9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10511 Fact# 357933 <text:s/>Rec#: 7046 INDUSTRIA COLOMBO ECUATORIANA DE CARROCERIAS CARCE</text:p>
          </table:table-cell>
          <table:table-cell table:number-columns-repeated="3" table:style-name="ce1"/>
          <table:table-cell office:value-type="float" office:value="1.38" table:style-name="ce87">
            <text:p>1,38<text:s/></text:p>
          </table:table-cell>
          <table:table-cell table:style-name="ce1"/>
          <table:table-cell office:value-type="float" office:value="7237.6" table:style-name="ce87">
            <text:p>7.237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70% #5645 Fact# 357940 <text:s/>Rec#: 7048 WANHAI LINES ECUADOR S.A.</text:p>
          </table:table-cell>
          <table:table-cell table:number-columns-repeated="3" table:style-name="ce1"/>
          <table:table-cell office:value-type="float" office:value="4.97" table:style-name="ce87">
            <text:p>4,97<text:s/></text:p>
          </table:table-cell>
          <table:table-cell table:style-name="ce1"/>
          <table:table-cell office:value-type="float" office:value="7242.57" table:style-name="ce87">
            <text:p>7.242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2</text:p>
          </table:table-cell>
          <table:table-cell office:value-type="date" office:date-value="2021-04-02T00:00:00" table:style-name="ce88">
            <text:p>02-abr-21</text:p>
          </table:table-cell>
          <table:table-cell office:value-type="string" table:style-name="ce86">
            <text:p>Ret Iva 70% #14625 Fact# 357939 <text:s/>Rec#: 7039 YARECUADOR CIA. LTDA</text:p>
          </table:table-cell>
          <table:table-cell table:number-columns-repeated="3" table:style-name="ce1"/>
          <table:table-cell office:value-type="float" office:value="14.49" table:style-name="ce87">
            <text:p>14,49<text:s/></text:p>
          </table:table-cell>
          <table:table-cell table:style-name="ce1"/>
          <table:table-cell office:value-type="float" office:value="7257.06" table:style-name="ce87">
            <text:p>7.257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31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Ret Iva 70% #820 Fact# 357995 <text:s/>Rec#: 6874 INMOBILIARIA GALILEA-ECUADOR S.A</text:p>
          </table:table-cell>
          <table:table-cell table:number-columns-repeated="3" table:style-name="ce1"/>
          <table:table-cell office:value-type="float" office:value="3.58" table:style-name="ce87">
            <text:p>3,58<text:s/></text:p>
          </table:table-cell>
          <table:table-cell table:style-name="ce1"/>
          <table:table-cell office:value-type="float" office:value="7260.64" table:style-name="ce87">
            <text:p>7.260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6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Iva 70% #1078 Fact# 358083 <text:s/>Rec#: 6887 CHIM-TINTAS S.A.</text:p>
          </table:table-cell>
          <table:table-cell table:number-columns-repeated="3" table:style-name="ce1"/>
          <table:table-cell office:value-type="float" office:value="0.75" table:style-name="ce87">
            <text:p>0,75<text:s/></text:p>
          </table:table-cell>
          <table:table-cell table:style-name="ce1"/>
          <table:table-cell office:value-type="float" office:value="7261.39" table:style-name="ce87">
            <text:p>7.261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7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Bco produbanco, comp ret #92303</text:p>
          </table:table-cell>
          <table:table-cell table:number-columns-repeated="3" table:style-name="ce1"/>
          <table:table-cell office:value-type="float" office:value="12.73" table:style-name="ce87">
            <text:p>12,73<text:s/></text:p>
          </table:table-cell>
          <table:table-cell table:style-name="ce1"/>
          <table:table-cell office:value-type="float" office:value="7274.12" table:style-name="ce87">
            <text:p>7.274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5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Iva 70% #6252 Fact# 358043 <text:s/>Rec#: 6912 FERRUX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7275.11" table:style-name="ce87">
            <text:p>7.27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9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Ret Iva 70% #486 Fact# 357880 <text:s/>Rec#: 7036 COLEGIO INTERNACIONAL SEK ECUADOR S.A.</text:p>
          </table:table-cell>
          <table:table-cell table:number-columns-repeated="3" table:style-name="ce1"/>
          <table:table-cell office:value-type="float" office:value="3.52" table:style-name="ce87">
            <text:p>3,52<text:s/></text:p>
          </table:table-cell>
          <table:table-cell table:style-name="ce1"/>
          <table:table-cell office:value-type="float" office:value="7278.63" table:style-name="ce87">
            <text:p>7.27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49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Iva 70% #32696 Fact# 358037 <text:s/>Rec#: 6890 LAS FRAGANCIAS CIA. LTDA.</text:p>
          </table:table-cell>
          <table:table-cell table:number-columns-repeated="3" table:style-name="ce1"/>
          <table:table-cell office:value-type="float" office:value="1.04" table:style-name="ce87">
            <text:p>1,04<text:s/></text:p>
          </table:table-cell>
          <table:table-cell table:style-name="ce1"/>
          <table:table-cell office:value-type="float" office:value="7279.67" table:style-name="ce87">
            <text:p>7.279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5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Iva 70% #17827 Fact# 770 <text:s/>Rec#: 6896 COMPAÑIA FARMACEUTICA VERA S.A. COFARVE</text:p>
          </table:table-cell>
          <table:table-cell table:number-columns-repeated="3" table:style-name="ce1"/>
          <table:table-cell office:value-type="float" office:value="7.25" table:style-name="ce87">
            <text:p>7,25<text:s/></text:p>
          </table:table-cell>
          <table:table-cell table:style-name="ce1"/>
          <table:table-cell office:value-type="float" office:value="7286.92" table:style-name="ce87">
            <text:p>7.286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6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Ret Iva 70% #278 Fact# 358206 <text:s/>Rec#: 6967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18" table:style-name="ce87">
            <text:p>1,18<text:s/></text:p>
          </table:table-cell>
          <table:table-cell table:style-name="ce1"/>
          <table:table-cell office:value-type="float" office:value="7288.1" table:style-name="ce87">
            <text:p>7.288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35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Ret Iva 70% #4328 Fact# 358068 <text:s/>Rec#: 7009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288.25" table:style-name="ce87">
            <text:p>7.288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35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Ret Iva 70% #4329 Fact# 358069 <text:s/>Rec#: 7009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288.4" table:style-name="ce87">
            <text:p>7.288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AMERICAN EXPRESS CANCELACION DEBITO TARJETAS GUAYAQUIL- PAGO DE FACT 356090- 356408- 356537- 358089- 358091- 356795- 357052- 357149- 357257- 358005- 357301- 357372- 357303- 357253- 352588- 354934- 357330- 358202- 357507 <text:s/>- 357594-357456- 357610- 357674</text:p>
          </table:table-cell>
          <table:table-cell table:number-columns-repeated="3" table:style-name="ce1"/>
          <table:table-cell office:value-type="float" office:value="3.25" table:style-name="ce87">
            <text:p>3,25<text:s/></text:p>
          </table:table-cell>
          <table:table-cell table:style-name="ce1"/>
          <table:table-cell office:value-type="float" office:value="7291.65" table:style-name="ce87">
            <text:p>7.291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VISA - MASTERCARD - PACIFICARD CANCELACION DEBITO TARJETAS GUAYAQUIL- PAGO DE FACT 355298- 357688 POR DEP EN CTA #DOC 1945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7291.74" table:style-name="ce87">
            <text:p>7.29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4-07T00:00:00" table:style-name="ce88">
            <text:p>07-abr-21</text:p>
          </table:table-cell>
          <table:table-cell office:value-type="string" table:style-name="ce86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table:number-columns-repeated="3" table:style-name="ce1"/>
          <table:table-cell office:value-type="float" office:value="16.329999999999998" table:style-name="ce87">
            <text:p>16,33<text:s/></text:p>
          </table:table-cell>
          <table:table-cell table:style-name="ce1"/>
          <table:table-cell office:value-type="float" office:value="7308.07" table:style-name="ce87">
            <text:p>7.308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3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Iva 70% #6656 Fact# 773 <text:s/>Rec#: 6905 CAMISERIA INGLESA CAMINGLESA C LTDA.</text:p>
          </table:table-cell>
          <table:table-cell table:number-columns-repeated="3" table:style-name="ce1"/>
          <table:table-cell office:value-type="float" office:value="1.49" table:style-name="ce87">
            <text:p>1,49<text:s/></text:p>
          </table:table-cell>
          <table:table-cell table:style-name="ce1"/>
          <table:table-cell office:value-type="float" office:value="7309.56" table:style-name="ce87">
            <text:p>7.309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Iva 70% #119614 Fact# 771 <text:s/>Rec#: 6906 F.V - AREA ANDINA S.A.</text:p>
          </table:table-cell>
          <table:table-cell table:number-columns-repeated="3" table:style-name="ce1"/>
          <table:table-cell office:value-type="float" office:value="3.98" table:style-name="ce87">
            <text:p>3,98<text:s/></text:p>
          </table:table-cell>
          <table:table-cell table:style-name="ce1"/>
          <table:table-cell office:value-type="float" office:value="7313.54" table:style-name="ce87">
            <text:p>7.313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1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Iva 70% #119612 Fact# 772 <text:s/>Rec#: 6906 F.V - AREA ANDINA S.A.</text:p>
          </table:table-cell>
          <table:table-cell table:number-columns-repeated="3" table:style-name="ce1"/>
          <table:table-cell office:value-type="float" office:value="2.31" table:style-name="ce87">
            <text:p>2,31<text:s/></text:p>
          </table:table-cell>
          <table:table-cell table:style-name="ce1"/>
          <table:table-cell office:value-type="float" office:value="7315.85" table:style-name="ce87">
            <text:p>7.315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079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Iva 70% #36773 Fact# 357914 <text:s/>Rec#: 6910 ACERIA DEL ECUADOR CA ADELCA</text:p>
          </table:table-cell>
          <table:table-cell table:number-columns-repeated="3" table:style-name="ce1"/>
          <table:table-cell office:value-type="float" office:value="15.33" table:style-name="ce87">
            <text:p>15,33<text:s/></text:p>
          </table:table-cell>
          <table:table-cell table:style-name="ce1"/>
          <table:table-cell office:value-type="float" office:value="7331.18" table:style-name="ce87">
            <text:p>7.331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VISA - MASTERCARD - PACIFICARD CANCELACION DEBITO TARJETAS PICHICNHA- PAGO DE FACT 356060- 357092 <text:s/>- 4127- 358092 <text:s/>- 357661- 357652- 357687- 357701- 357709 POR DEP EN CTA #DOC 700684</text:p>
          </table:table-cell>
          <table:table-cell table:number-columns-repeated="3" table:style-name="ce1"/>
          <table:table-cell office:value-type="float" office:value="2.08" table:style-name="ce87">
            <text:p>2,08<text:s/></text:p>
          </table:table-cell>
          <table:table-cell table:style-name="ce1"/>
          <table:table-cell office:value-type="float" office:value="7333.26" table:style-name="ce87">
            <text:p>7.333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DISCOVER CANCELACION DEBITO TARJETAS PICHINCHA- PAGO DE FACT 357552 - 4169 POR DEP EN CTA #DOC 752579</text:p>
          </table:table-cell>
          <table:table-cell table:number-columns-repeated="3" table:style-name="ce1"/>
          <table:table-cell office:value-type="float" office:value="0.52" table:style-name="ce87">
            <text:p>0,52<text:s/></text:p>
          </table:table-cell>
          <table:table-cell table:style-name="ce1"/>
          <table:table-cell office:value-type="float" office:value="7333.78" table:style-name="ce87">
            <text:p>7.333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VISA - MASTERCARD - PACIFICARD CANCELACION DEBITO TARJETAS PICHINCHA- PAGO DE FACT 356061- 356213- 356494 <text:s/>- 356299- 356445- 358009- 4192- 4193- 356743- 356745- 356888- 357275- 357322 <text:s/>- 4122- 357246- 357442- 4225 <text:s/>- 357560- 357557- 4161- 357476- 3954-</text:p>
          </table:table-cell>
          <table:table-cell table:number-columns-repeated="3" table:style-name="ce1"/>
          <table:table-cell office:value-type="float" office:value="13.53" table:style-name="ce87">
            <text:p>13,53<text:s/></text:p>
          </table:table-cell>
          <table:table-cell table:style-name="ce1"/>
          <table:table-cell office:value-type="float" office:value="7347.31" table:style-name="ce87">
            <text:p>7.347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DINERS CLUB CANCELACION DEBITO TARJETAS PICHINCHA- PAGO DE FACT <text:s/>356030- 356052- 356044- 355882- 356082 <text:s/>- 356079- 357870- 355960- 357959- 357960- 356201 <text:s/>- 356143- 357526- 356243- 356343- 356306- 356265- 356317- 356247- 356245- 356839- 356846- 356261</text:p>
          </table:table-cell>
          <table:table-cell table:number-columns-repeated="3" table:style-name="ce1"/>
          <table:table-cell office:value-type="float" office:value="26.79" table:style-name="ce87">
            <text:p>26,79<text:s/></text:p>
          </table:table-cell>
          <table:table-cell table:style-name="ce1"/>
          <table:table-cell office:value-type="float" office:value="7374.1" table:style-name="ce87">
            <text:p>7.374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VISA - MASTERCARD - PACIFICARD CANCELACION DEBITO TARJETAS PICHINCHA- PAGO DE FACT 357936 - 356096- 356382- 356195- 356328- 356353- 355554- 358018- 356741 <text:s/>- 356562- 356789- 356765- 354675- 357076- 356982- 356917- 4069- 357191</text:p>
          </table:table-cell>
          <table:table-cell table:number-columns-repeated="3" table:style-name="ce1"/>
          <table:table-cell office:value-type="float" office:value="7.1" table:style-name="ce87">
            <text:p>7,10<text:s/></text:p>
          </table:table-cell>
          <table:table-cell table:style-name="ce1"/>
          <table:table-cell office:value-type="float" office:value="7381.2" table:style-name="ce87">
            <text:p>7.381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VISA - MASTERCARD - PACIFICARD CANCELACION DEBITO TAJETAS PICHINCHA-PAGOO DE FACT 4183- 357616- 357603- 357797 BCO PICHICHA POR TRANSFERENCIA #DOC 616066</text:p>
          </table:table-cell>
          <table:table-cell table:number-columns-repeated="3" table:style-name="ce1"/>
          <table:table-cell office:value-type="float" office:value="0.38" table:style-name="ce87">
            <text:p>0,38<text:s/></text:p>
          </table:table-cell>
          <table:table-cell table:style-name="ce1"/>
          <table:table-cell office:value-type="float" office:value="7381.58" table:style-name="ce87">
            <text:p>7.381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DISCOVER CANCELACION DEBITO TARJETAS- FACT 4066 POR DEP EN CTA #DOC 668791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7381.71" table:style-name="ce87">
            <text:p>7.381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DINERS CLUB CANCELACION DEBITO TARJETAS PICHINCHA- PAGO DE FACT 357898- 355998- 358100- 356360- 356231- 356364- 356394 <text:s/>- 356314 <text:s/>- 356385- 356476- 357921 <text:s/>- 356555- 356429- 358130- 358131- 358132- 356997- 357255- 357223- 357319 POR DEP EN CTA #DOC 668791</text:p>
          </table:table-cell>
          <table:table-cell table:number-columns-repeated="3" table:style-name="ce1"/>
          <table:table-cell office:value-type="float" office:value="9.4700000000000006" table:style-name="ce87">
            <text:p>9,47<text:s/></text:p>
          </table:table-cell>
          <table:table-cell table:style-name="ce1"/>
          <table:table-cell office:value-type="float" office:value="7391.18" table:style-name="ce87">
            <text:p>7.391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7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Ret Iva 70% #3030 Fact# 358015 <text:s/>Rec#: 6914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391.33" table:style-name="ce87">
            <text:p>7.391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0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Ret Iva 70% #36772 Fact# 357888 <text:s/>Rec#: 7047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7392.48" table:style-name="ce87">
            <text:p>7.392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VISA - MASTERCARD - PACIFICARD CANCELACION DEBITO TARJETAS PICHINCHA- PAGO DE FACT 356566- 357603 POR DEP EN CTA #DOC 50655464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7392.67" table:style-name="ce87">
            <text:p>7.392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4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5032 Fact# 357866 <text:s/>Rec#: 6921 LG ELECTRONICS PANAMA S.A</text:p>
          </table:table-cell>
          <table:table-cell table:number-columns-repeated="3" table:style-name="ce1"/>
          <table:table-cell office:value-type="float" office:value="4.05" table:style-name="ce87">
            <text:p>4,05<text:s/></text:p>
          </table:table-cell>
          <table:table-cell table:style-name="ce1"/>
          <table:table-cell office:value-type="float" office:value="7396.72" table:style-name="ce87">
            <text:p>7.396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83243 Fact# 358145 <text:s/>Rec#: 6924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396.87" table:style-name="ce87">
            <text:p>7.396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83242 Fact# 358146 <text:s/>Rec#: 6924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7397.16" table:style-name="ce87">
            <text:p>7.397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83239 Fact# 357908 <text:s/>Rec#: 6924 TELCONET <text:s/>S.A.</text:p>
          </table:table-cell>
          <table:table-cell table:number-columns-repeated="3" table:style-name="ce1"/>
          <table:table-cell office:value-type="float" office:value="618.28" table:style-name="ce87">
            <text:p>618,28<text:s/></text:p>
          </table:table-cell>
          <table:table-cell table:style-name="ce1"/>
          <table:table-cell office:value-type="float" office:value="8015.44" table:style-name="ce87">
            <text:p>8.015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7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83240 Fact# 358288 <text:s/>Rec#: 6924 TELCONET <text:s/>S.A.</text:p>
          </table:table-cell>
          <table:table-cell table:number-columns-repeated="3" table:style-name="ce1"/>
          <table:table-cell office:value-type="float" office:value="938.89" table:style-name="ce87">
            <text:p>938,89<text:s/></text:p>
          </table:table-cell>
          <table:table-cell table:style-name="ce1"/>
          <table:table-cell office:value-type="float" office:value="8954.33" table:style-name="ce87">
            <text:p>8.954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18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Ret Iva 70% #183241 Fact# 4207 <text:s/>Rec#: 6925 TELCONET <text:s/>S.A.</text:p>
          </table:table-cell>
          <table:table-cell table:number-columns-repeated="3" table:style-name="ce1"/>
          <table:table-cell office:value-type="float" office:value="1033.4000000000001" table:style-name="ce87">
            <text:p>1.033,40<text:s/></text:p>
          </table:table-cell>
          <table:table-cell table:style-name="ce1"/>
          <table:table-cell office:value-type="float" office:value="9987.73" table:style-name="ce87">
            <text:p>9.987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54</text:p>
          </table:table-cell>
          <table:table-cell office:value-type="date" office:date-value="2021-04-14T00:00:00" table:style-name="ce88">
            <text:p>14-abr-21</text:p>
          </table:table-cell>
          <table:table-cell office:value-type="string" table:style-name="ce86">
            <text:p>Ret Iva 70% #873391 Fact# 357859 <text:s/>Rec#: 6956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9992.32" table:style-name="ce87">
            <text:p>9.992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7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Iva 70% #20347 Fact# 357919 <text:s/>Rec#: 6949 MEGADATOS S.A.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9992.3700000000008" table:style-name="ce87">
            <text:p>9.992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7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Iva 70% #20360 Fact# 358010 <text:s/>Rec#: 6949 MEGADATOS S.A.</text:p>
          </table:table-cell>
          <table:table-cell table:number-columns-repeated="3" table:style-name="ce1"/>
          <table:table-cell office:value-type="float" office:value="615.76" table:style-name="ce87">
            <text:p>615,76<text:s/></text:p>
          </table:table-cell>
          <table:table-cell table:style-name="ce1"/>
          <table:table-cell office:value-type="float" office:value="10608.13" table:style-name="ce87">
            <text:p>10.608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8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Ret Iva 70% #183546 Fact# 358137 <text:s/>Rec#: 6950 TELCONET <text:s/>S.A.</text:p>
          </table:table-cell>
          <table:table-cell table:number-columns-repeated="3" table:style-name="ce1"/>
          <table:table-cell office:value-type="float" office:value="0.31" table:style-name="ce87">
            <text:p>0,31<text:s/></text:p>
          </table:table-cell>
          <table:table-cell table:style-name="ce1"/>
          <table:table-cell office:value-type="float" office:value="10608.44" table:style-name="ce87">
            <text:p>10.608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6</text:p>
          </table:table-cell>
          <table:table-cell office:value-type="date" office:date-value="2021-04-16T00:00:00" table:style-name="ce88">
            <text:p>16-abr-21</text:p>
          </table:table-cell>
          <table:table-cell office:value-type="string" table:style-name="ce86">
            <text:p>Ret Iva 70% #8321 Fact# 358289 <text:s/>Rec#: 7023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5.66" table:style-name="ce87">
            <text:p>5,66<text:s/></text:p>
          </table:table-cell>
          <table:table-cell table:style-name="ce1"/>
          <table:table-cell office:value-type="float" office:value="10614.1" table:style-name="ce87">
            <text:p>10.614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7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Ret Iva 70% #12107 Fact# 359669 <text:s/>Rec#: 6968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0614.23" table:style-name="ce87">
            <text:p>10.614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5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Ret Iva 70% #411400 Fact# 355810 <text:s/>Rec#: 7022 CONSORCIO ECUATORIANO DE TELECOMUNICACIONES S.A. CONECEL</text:p>
          </table:table-cell>
          <table:table-cell table:number-columns-repeated="3" table:style-name="ce1"/>
          <table:table-cell office:value-type="float" office:value="8.6199999999999992" table:style-name="ce87">
            <text:p>8,62<text:s/></text:p>
          </table:table-cell>
          <table:table-cell table:style-name="ce1"/>
          <table:table-cell office:value-type="float" office:value="10622.85" table:style-name="ce87">
            <text:p>10.622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4</text:p>
          </table:table-cell>
          <table:table-cell office:value-type="date" office:date-value="2021-04-22T00:00:00" table:style-name="ce88">
            <text:p>22-abr-21</text:p>
          </table:table-cell>
          <table:table-cell office:value-type="string" table:style-name="ce86">
            <text:p>N/D PRODUBANCO PAGO DE IMPUESTOS RETENCIÓN IVA MES DE MARZO 2021<text:s/></text:p>
          </table:table-cell>
          <table:table-cell table:number-columns-repeated="4" table:style-name="ce1"/>
          <table:table-cell office:value-type="float" office:value="6903.76" table:style-name="ce90">
            <text:p>-6.903,76</text:p>
          </table:table-cell>
          <table:table-cell office:value-type="float" office:value="3719.09" table:style-name="ce87">
            <text:p>3.71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2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Iva 70% #30202 Fact# 358296 <text:s/>Rec#: 6963 Corporación Nacional de Telecomunicaciones-CNT EP</text:p>
          </table:table-cell>
          <table:table-cell table:number-columns-repeated="3" table:style-name="ce1"/>
          <table:table-cell office:value-type="float" office:value="471.91" table:style-name="ce87">
            <text:p>471,91<text:s/></text:p>
          </table:table-cell>
          <table:table-cell table:style-name="ce1"/>
          <table:table-cell office:value-type="float" office:value="4191" table:style-name="ce87">
            <text:p>4.191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3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Iva 70% #30203 Fact# 358295 <text:s/>Rec#: 6964 Corporación Nacional de Telecomunicaciones-CNT EP</text:p>
          </table:table-cell>
          <table:table-cell table:number-columns-repeated="3" table:style-name="ce1"/>
          <table:table-cell office:value-type="float" office:value="66.38" table:style-name="ce87">
            <text:p>66,38<text:s/></text:p>
          </table:table-cell>
          <table:table-cell table:style-name="ce1"/>
          <table:table-cell office:value-type="float" office:value="4257.38" table:style-name="ce87">
            <text:p>4.257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7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Iva 70% #100718 Fact# 358297 <text:s/>Rec#: 7024 SERVICIOS DE TELECOMUNICACIONES SETEL S.A.</text:p>
          </table:table-cell>
          <table:table-cell table:number-columns-repeated="3" table:style-name="ce1"/>
          <table:table-cell office:value-type="float" office:value="23.23" table:style-name="ce87">
            <text:p>23,23<text:s/></text:p>
          </table:table-cell>
          <table:table-cell table:style-name="ce1"/>
          <table:table-cell office:value-type="float" office:value="4280.6099999999997" table:style-name="ce87">
            <text:p>4.280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9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Ret Iva 70% #186674 Fact# 358293 <text:s/>Rec#: 7026 OTECEL</text:p>
          </table:table-cell>
          <table:table-cell table:number-columns-repeated="3" table:style-name="ce1"/>
          <table:table-cell office:value-type="float" office:value="386.63" table:style-name="ce87">
            <text:p>386,63<text:s/></text:p>
          </table:table-cell>
          <table:table-cell table:style-name="ce1"/>
          <table:table-cell office:value-type="float" office:value="4667.24" table:style-name="ce87">
            <text:p>4.667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61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Ret Iva 70% #184734 Fact# 358287 <text:s/>Rec#: 6962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5267.24" table:style-name="ce87">
            <text:p>5.267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6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VISA - MASTERCARD - PACIFICARD CANCELACION DE PAGO POR PAYMENTS DEL CLIENTE RIERA ORDONEZ MIGUEL ANGEL FACT 4135, 4353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5267.4" table:style-name="ce87">
            <text:p>5.267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255 Fact# 360432 <text:s/>Rec#: 6969 COMPAÑIA SALUD PLENA S.A / PLENISALUD</text:p>
          </table:table-cell>
          <table:table-cell table:number-columns-repeated="3" table:style-name="ce1"/>
          <table:table-cell office:value-type="float" office:value="4.95" table:style-name="ce87">
            <text:p>4,95<text:s/></text:p>
          </table:table-cell>
          <table:table-cell table:style-name="ce1"/>
          <table:table-cell office:value-type="float" office:value="5272.35" table:style-name="ce87">
            <text:p>5.272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79 Fact# 360690 <text:s/>Rec#: 6971 PRODUCTORA DE ALIMENTOS SALUDABLES Y CHOCOLATE PROCHOC S.A</text:p>
          </table:table-cell>
          <table:table-cell table:number-columns-repeated="3" table:style-name="ce1"/>
          <table:table-cell office:value-type="float" office:value="1.1200000000000001" table:style-name="ce87">
            <text:p>1,12<text:s/></text:p>
          </table:table-cell>
          <table:table-cell table:style-name="ce1"/>
          <table:table-cell office:value-type="float" office:value="5273.47" table:style-name="ce87">
            <text:p>5.273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196 Fact# 360431 <text:s/>Rec#: 6973 GRANITECSA S.A</text:p>
          </table:table-cell>
          <table:table-cell table:number-columns-repeated="3" table:style-name="ce1"/>
          <table:table-cell office:value-type="float" office:value="3.32" table:style-name="ce87">
            <text:p>3,32<text:s/></text:p>
          </table:table-cell>
          <table:table-cell table:style-name="ce1"/>
          <table:table-cell office:value-type="float" office:value="5276.79" table:style-name="ce87">
            <text:p>5.276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7603 Fact# 360555 <text:s/>Rec#: 6974 AGRICOLA Y QUIMICA NACIONAL DEL COTOPAXI AGRONPAXI CIA. LTDA.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5277.77" table:style-name="ce87">
            <text:p>5.277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253 Fact# 360443 <text:s/>Rec#: 6975 COMPAÑIA SALUD PLENA S.A / PLENISALUD</text:p>
          </table:table-cell>
          <table:table-cell table:number-columns-repeated="3" table:style-name="ce1"/>
          <table:table-cell office:value-type="float" office:value="4.82" table:style-name="ce87">
            <text:p>4,82<text:s/></text:p>
          </table:table-cell>
          <table:table-cell table:style-name="ce1"/>
          <table:table-cell office:value-type="float" office:value="5282.59" table:style-name="ce87">
            <text:p>5.282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254 Fact# 360444 <text:s/>Rec#: 6976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283.74" table:style-name="ce87">
            <text:p>5.283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7537 Fact# 360392 <text:s/>Rec#: 6977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284.89" table:style-name="ce87">
            <text:p>5.28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67530 Fact# 360441 <text:s/>Rec#: 6979 COMPAÑIA VERDU S.A.</text:p>
          </table:table-cell>
          <table:table-cell table:number-columns-repeated="3" table:style-name="ce1"/>
          <table:table-cell office:value-type="float" office:value="4.63" table:style-name="ce87">
            <text:p>4,63<text:s/></text:p>
          </table:table-cell>
          <table:table-cell table:style-name="ce1"/>
          <table:table-cell office:value-type="float" office:value="5289.52" table:style-name="ce87">
            <text:p>5.289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70 Fact# 360440 <text:s/>Rec#: 6980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290.52" table:style-name="ce87">
            <text:p>5.290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1351 Fact# 360546 <text:s/>Rec#: 6981 CALIZAS Y MINERALES CALMOSACORP CIA. LTD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5290.82" table:style-name="ce87">
            <text:p>5.290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2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283 Fact# 360571 <text:s/>Rec#: 6982 INDUSTRIA ALUCAPS ECUADOR GA SA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5290.83" table:style-name="ce87">
            <text:p>5.290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130 Fact# 360594 <text:s/>Rec#: 6983 GOMEZ ALCIVAR EDUARDO JOSE</text:p>
          </table:table-cell>
          <table:table-cell table:number-columns-repeated="3" table:style-name="ce1"/>
          <table:table-cell office:value-type="float" office:value="1.99" table:style-name="ce87">
            <text:p>1,99<text:s/></text:p>
          </table:table-cell>
          <table:table-cell table:style-name="ce1"/>
          <table:table-cell office:value-type="float" office:value="5292.82" table:style-name="ce87">
            <text:p>5.292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9934 Fact# 360563 <text:s/>Rec#: 6984 CIPORT &amp; TECNAC CIPTE C.L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5293.1" table:style-name="ce87">
            <text:p>5.293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9729 Fact# 360537 <text:s/>Rec#: 6985 ECUADORIANSHIMP S.A.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5293.17" table:style-name="ce87">
            <text:p>5.293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1696 Fact# 360475 <text:s/>Rec#: 6987 ADITIVOS Y ALIMENTOS S.A. ADILISA</text:p>
          </table:table-cell>
          <table:table-cell table:number-columns-repeated="3" table:style-name="ce1"/>
          <table:table-cell office:value-type="float" office:value="5.54" table:style-name="ce87">
            <text:p>5,54<text:s/></text:p>
          </table:table-cell>
          <table:table-cell table:style-name="ce1"/>
          <table:table-cell office:value-type="float" office:value="5298.71" table:style-name="ce87">
            <text:p>5.298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9072 Fact# 360429 <text:s/>Rec#: 6988 ACRUXZA C. A.</text:p>
          </table:table-cell>
          <table:table-cell table:number-columns-repeated="3" table:style-name="ce1"/>
          <table:table-cell office:value-type="float" office:value="4.8600000000000003" table:style-name="ce87">
            <text:p>4,86<text:s/></text:p>
          </table:table-cell>
          <table:table-cell table:style-name="ce1"/>
          <table:table-cell office:value-type="float" office:value="5303.57" table:style-name="ce87">
            <text:p>5.303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649 Fact# 360401 <text:s/>Rec#: 6991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309.31" table:style-name="ce87">
            <text:p>5.309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098 Fact# 360395 <text:s/>Rec#: 6992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10.46" table:style-name="ce87">
            <text:p>5.310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702 Fact# 360725 <text:s/>Rec#: 6993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310.61" table:style-name="ce87">
            <text:p>5.310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703 Fact# 360724 <text:s/>Rec#: 6993 AGROQUIMICOS DEL ECUADOR AGRODESA<text:s/>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5310.86" table:style-name="ce87">
            <text:p>5.310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6728 Fact# 360490 <text:s/>Rec#: 6995 FUDRIVER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5310.9" table:style-name="ce87">
            <text:p>5.31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011 Fact# 4446 <text:s/>Rec#: 6998 ACTICA TECH CIA.LTDA</text:p>
          </table:table-cell>
          <table:table-cell table:number-columns-repeated="3" table:style-name="ce1"/>
          <table:table-cell office:value-type="float" office:value="1.81" table:style-name="ce87">
            <text:p>1,81<text:s/></text:p>
          </table:table-cell>
          <table:table-cell table:style-name="ce1"/>
          <table:table-cell office:value-type="float" office:value="5312.71" table:style-name="ce87">
            <text:p>5.312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5637 Fact# 360751 <text:s/>Rec#: 7004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313.68" table:style-name="ce87">
            <text:p>5.313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21464 Fact# 777 <text:s/>Rec#: 7006 F.V - AREA ANDINA S.A.</text:p>
          </table:table-cell>
          <table:table-cell table:number-columns-repeated="3" table:style-name="ce1"/>
          <table:table-cell office:value-type="float" office:value="2" table:style-name="ce87">
            <text:p>2,00<text:s/></text:p>
          </table:table-cell>
          <table:table-cell table:style-name="ce1"/>
          <table:table-cell office:value-type="float" office:value="5315.68" table:style-name="ce87">
            <text:p>5.315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21465 Fact# 776 <text:s/>Rec#: 7006 F.V - AREA ANDINA S.A.</text:p>
          </table:table-cell>
          <table:table-cell table:number-columns-repeated="3" table:style-name="ce1"/>
          <table:table-cell office:value-type="float" office:value="4.0199999999999996" table:style-name="ce87">
            <text:p>4,02<text:s/></text:p>
          </table:table-cell>
          <table:table-cell table:style-name="ce1"/>
          <table:table-cell office:value-type="float" office:value="5319.7" table:style-name="ce87">
            <text:p>5.319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1228 Fact# 360484 <text:s/>Rec#: 7007 PANATLANTIC LOGISTICS <text:s/>S.A.</text:p>
          </table:table-cell>
          <table:table-cell table:number-columns-repeated="3" table:style-name="ce1"/>
          <table:table-cell office:value-type="float" office:value="3.87" table:style-name="ce87">
            <text:p>3,87<text:s/></text:p>
          </table:table-cell>
          <table:table-cell table:style-name="ce1"/>
          <table:table-cell office:value-type="float" office:value="5323.57" table:style-name="ce87">
            <text:p>5.323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2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4230 Fact# 360754 <text:s/>Rec#: 7008 LINEAS AEREAS NACIONALES ECUADOR S.A. LAN ECUADOR</text:p>
          </table:table-cell>
          <table:table-cell table:number-columns-repeated="3" table:style-name="ce1"/>
          <table:table-cell office:value-type="float" office:value="1.6" table:style-name="ce87">
            <text:p>1,60<text:s/></text:p>
          </table:table-cell>
          <table:table-cell table:style-name="ce1"/>
          <table:table-cell office:value-type="float" office:value="5325.17" table:style-name="ce87">
            <text:p>5.325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6250 Fact# 360530 <text:s/>Rec#: 7010 ANGLO ECUATORIANA DE GUAYAQUIL C A</text:p>
          </table:table-cell>
          <table:table-cell table:number-columns-repeated="3" table:style-name="ce1"/>
          <table:table-cell office:value-type="float" office:value="0.45" table:style-name="ce87">
            <text:p>0,45<text:s/></text:p>
          </table:table-cell>
          <table:table-cell table:style-name="ce1"/>
          <table:table-cell office:value-type="float" office:value="5325.62" table:style-name="ce87">
            <text:p>5.325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6251 Fact# 360531 <text:s/>Rec#: 7010 ANGLO ECUATORIANA DE GUAYAQUIL C A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5326.17" table:style-name="ce87">
            <text:p>5.326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6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387 Fact# 360412 <text:s/>Rec#: 7011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27.32" table:style-name="ce87">
            <text:p>5.327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61 Fact# 360468 <text:s/>Rec#: 7012 CONSULTLMZ CIA. LTDA.</text:p>
          </table:table-cell>
          <table:table-cell table:number-columns-repeated="3" table:style-name="ce1"/>
          <table:table-cell office:value-type="float" office:value="2.0299999999999998" table:style-name="ce87">
            <text:p>2,03<text:s/></text:p>
          </table:table-cell>
          <table:table-cell table:style-name="ce1"/>
          <table:table-cell office:value-type="float" office:value="5329.35" table:style-name="ce87">
            <text:p>5.329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41 Fact# 360403 <text:s/>Rec#: 7015 ACCOUNTSERVS S.A</text:p>
          </table:table-cell>
          <table:table-cell table:number-columns-repeated="3" table:style-name="ce1"/>
          <table:table-cell office:value-type="float" office:value="2.4" table:style-name="ce87">
            <text:p>2,40<text:s/></text:p>
          </table:table-cell>
          <table:table-cell table:style-name="ce1"/>
          <table:table-cell office:value-type="float" office:value="5331.75" table:style-name="ce87">
            <text:p>5.331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2712 Fact# 360442 <text:s/>Rec#: 7017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32.9" table:style-name="ce87">
            <text:p>5.332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031 Fact# 360524 <text:s/>Rec#: 7019 XERTICAEC S.A.</text:p>
          </table:table-cell>
          <table:table-cell table:number-columns-repeated="3" table:style-name="ce1"/>
          <table:table-cell office:value-type="float" office:value="6.24" table:style-name="ce87">
            <text:p>6,24<text:s/></text:p>
          </table:table-cell>
          <table:table-cell table:style-name="ce1"/>
          <table:table-cell office:value-type="float" office:value="5339.14" table:style-name="ce87">
            <text:p>5.339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332 Fact# 360545 <text:s/>Rec#: 7021 BONELLY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342.58" table:style-name="ce87">
            <text:p>5.342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229 Fact# 360553 <text:s/>Rec#: 7027 WINSTOCORP S.A.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5342.76" table:style-name="ce87">
            <text:p>5.342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122 Fact# 360620 <text:s/>Rec#: 7028 CHIM-TINTAS S.A.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5343.36" table:style-name="ce87">
            <text:p>5.343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5624 Fact# 360477 <text:s/>Rec#: 7029 WANHAI LINES ECUADOR S.A.</text:p>
          </table:table-cell>
          <table:table-cell table:number-columns-repeated="3" table:style-name="ce1"/>
          <table:table-cell office:value-type="float" office:value="5.3" table:style-name="ce87">
            <text:p>5,30<text:s/></text:p>
          </table:table-cell>
          <table:table-cell table:style-name="ce1"/>
          <table:table-cell office:value-type="float" office:value="5348.66" table:style-name="ce87">
            <text:p>5.348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6477 Fact# 360578 <text:s/>Rec#: 7031 FERRUX S.A.</text:p>
          </table:table-cell>
          <table:table-cell table:number-columns-repeated="3" table:style-name="ce1"/>
          <table:table-cell office:value-type="float" office:value="0.62" table:style-name="ce87">
            <text:p>0,62<text:s/></text:p>
          </table:table-cell>
          <table:table-cell table:style-name="ce1"/>
          <table:table-cell office:value-type="float" office:value="5349.28" table:style-name="ce87">
            <text:p>5.349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228 Fact# 360554 <text:s/>Rec#: 7032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349.43" table:style-name="ce87">
            <text:p>5.349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7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583 Fact# 360418 <text:s/>Rec#: 7034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50.58" table:style-name="ce87">
            <text:p>5.350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8575 Fact# 360420 <text:s/>Rec#: 7042 CORPORACION VIVIENDAS DEL HOGAR DE CRISTO</text:p>
          </table:table-cell>
          <table:table-cell table:number-columns-repeated="3" table:style-name="ce1"/>
          <table:table-cell office:value-type="float" office:value="14.46" table:style-name="ce87">
            <text:p>14,46<text:s/></text:p>
          </table:table-cell>
          <table:table-cell table:style-name="ce1"/>
          <table:table-cell office:value-type="float" office:value="5365.04" table:style-name="ce87">
            <text:p>5.365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8576 Fact# 360421 <text:s/>Rec#: 7042 CORPORACION VIVIENDAS DEL HOGAR DE CRISTO</text:p>
          </table:table-cell>
          <table:table-cell table:number-columns-repeated="3" table:style-name="ce1"/>
          <table:table-cell office:value-type="float" office:value="11.73" table:style-name="ce87">
            <text:p>11,73<text:s/></text:p>
          </table:table-cell>
          <table:table-cell table:style-name="ce1"/>
          <table:table-cell office:value-type="float" office:value="5376.77" table:style-name="ce87">
            <text:p>5.376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0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92 Fact# 360487 <text:s/>Rec#: 7043 AFCO S.A.</text:p>
          </table:table-cell>
          <table:table-cell table:number-columns-repeated="3" table:style-name="ce1"/>
          <table:table-cell office:value-type="float" office:value="0.49" table:style-name="ce87">
            <text:p>0,49<text:s/></text:p>
          </table:table-cell>
          <table:table-cell table:style-name="ce1"/>
          <table:table-cell office:value-type="float" office:value="5377.26" table:style-name="ce87">
            <text:p>5.377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874180 Fact# 360399 <text:s/>Rec#: 7049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381.85" table:style-name="ce87">
            <text:p>5.381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8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58056 Fact# 360422 <text:s/>Rec#: 7052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84.15" table:style-name="ce87">
            <text:p>5.384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0456 Fact# 360613 <text:s/>Rec#: 7054 PAYLESS SHOESOURCE ECUADOR CIA. LTDA.</text:p>
          </table:table-cell>
          <table:table-cell table:number-columns-repeated="3" table:style-name="ce1"/>
          <table:table-cell office:value-type="float" office:value="8.34" table:style-name="ce87">
            <text:p>8,34<text:s/></text:p>
          </table:table-cell>
          <table:table-cell table:style-name="ce1"/>
          <table:table-cell office:value-type="float" office:value="5392.49" table:style-name="ce87">
            <text:p>5.39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90 Fact# 360771 <text:s/>Rec#: 7055 REPROLIMIT CIA.LTDA<text:s/>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5392.81" table:style-name="ce87">
            <text:p>5.392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79 Fact# 360408 <text:s/>Rec#: 7056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95.11" table:style-name="ce87">
            <text:p>5.39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9255 Fact# 360612 <text:s/>Rec#: 7057 COOPERATIVA DE TRANSPORTES LOJA<text:s/></text:p>
          </table:table-cell>
          <table:table-cell table:number-columns-repeated="3" table:style-name="ce1"/>
          <table:table-cell office:value-type="float" office:value="2.72" table:style-name="ce87">
            <text:p>2,72<text:s/></text:p>
          </table:table-cell>
          <table:table-cell table:style-name="ce1"/>
          <table:table-cell office:value-type="float" office:value="5397.83" table:style-name="ce87">
            <text:p>5.397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5403 Fact# 360416 <text:s/>Rec#: 7061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401.27" table:style-name="ce87">
            <text:p>5.401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3781 Fact# 360493 <text:s/>Rec#: 7065 SUPERGLOBAL S.A.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5401.46" table:style-name="ce87">
            <text:p>5.401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555 Fact# 360570 <text:s/>Rec#: 7075 CAJAMARCA PROTECTIVE SERVICES C. LTDA. CAJAPROTSERV</text:p>
          </table:table-cell>
          <table:table-cell table:number-columns-repeated="3" table:style-name="ce1"/>
          <table:table-cell office:value-type="float" office:value="87.17" table:style-name="ce87">
            <text:p>87,17<text:s/></text:p>
          </table:table-cell>
          <table:table-cell table:style-name="ce1"/>
          <table:table-cell office:value-type="float" office:value="5488.63" table:style-name="ce87">
            <text:p>5.48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0657 Fact# 360662 <text:s/>Rec#: 7076 INGENIERIA PARA EL DESARROLLO ACURIO Y ASOCIADOS S.A.</text:p>
          </table:table-cell>
          <table:table-cell table:number-columns-repeated="3" table:style-name="ce1"/>
          <table:table-cell office:value-type="float" office:value="5.08" table:style-name="ce87">
            <text:p>5,08<text:s/></text:p>
          </table:table-cell>
          <table:table-cell table:style-name="ce1"/>
          <table:table-cell office:value-type="float" office:value="5493.71" table:style-name="ce87">
            <text:p>5.493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2999 Fact# 4475 <text:s/>Rec#: 7114 ROMAN ESPINOSA SILVIO ALBERTO</text:p>
          </table:table-cell>
          <table:table-cell table:number-columns-repeated="3" table:style-name="ce1"/>
          <table:table-cell office:value-type="float" office:value="0.42" table:style-name="ce87">
            <text:p>0,42<text:s/></text:p>
          </table:table-cell>
          <table:table-cell table:style-name="ce1"/>
          <table:table-cell office:value-type="float" office:value="5494.13" table:style-name="ce87">
            <text:p>5.494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1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704 Fact# 360539 <text:s/>Rec#: 7129 CONSTRU-YA S.A.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5494.3" table:style-name="ce87">
            <text:p>5.49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8781 Fact# 360398 <text:s/>Rec#: 7141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5548.38" table:style-name="ce87">
            <text:p>5.548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75598 Fact# 360621 <text:s/>Rec#: 7142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549.35" table:style-name="ce87">
            <text:p>5.549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970 Fact# 360577 <text:s/>Rec#: 7144 DATA TOOLS S.A.</text:p>
          </table:table-cell>
          <table:table-cell table:number-columns-repeated="3" table:style-name="ce1"/>
          <table:table-cell office:value-type="float" office:value="14.81" table:style-name="ce87">
            <text:p>14,81<text:s/></text:p>
          </table:table-cell>
          <table:table-cell table:style-name="ce1"/>
          <table:table-cell office:value-type="float" office:value="5564.16" table:style-name="ce87">
            <text:p>5.564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4594 Fact# 4460 <text:s/>Rec#: 7147 LIRA CORREA MARTIN ALFREDO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5564.33" table:style-name="ce87">
            <text:p>5.564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0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8176 Fact# 360521 <text:s/>Rec#: 7148 SOCIEDAD DE HECHO SAMBAC</text:p>
          </table:table-cell>
          <table:table-cell table:number-columns-repeated="3" table:style-name="ce1"/>
          <table:table-cell office:value-type="float" office:value="3.37" table:style-name="ce87">
            <text:p>3,37<text:s/></text:p>
          </table:table-cell>
          <table:table-cell table:style-name="ce1"/>
          <table:table-cell office:value-type="float" office:value="5567.7" table:style-name="ce87">
            <text:p>5.567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2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10722 Fact# 360470 <text:s/>Rec#: 7150 INDUSTRIA COLOMBO ECUATORIANA DE CARROCERIAS CARCE</text:p>
          </table:table-cell>
          <table:table-cell table:number-columns-repeated="3" table:style-name="ce1"/>
          <table:table-cell office:value-type="float" office:value="1.1299999999999999" table:style-name="ce87">
            <text:p>1,13<text:s/></text:p>
          </table:table-cell>
          <table:table-cell table:style-name="ce1"/>
          <table:table-cell office:value-type="float" office:value="5568.83" table:style-name="ce87">
            <text:p>5.568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062 Fact# 360454 <text:s/>Rec#: 7151 CESAR FERNANDO ARMAS CABRERA</text:p>
          </table:table-cell>
          <table:table-cell table:number-columns-repeated="3" table:style-name="ce1"/>
          <table:table-cell office:value-type="float" office:value="1.96" table:style-name="ce87">
            <text:p>1,96<text:s/></text:p>
          </table:table-cell>
          <table:table-cell table:style-name="ce1"/>
          <table:table-cell office:value-type="float" office:value="5570.79" table:style-name="ce87">
            <text:p>5.570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069 Fact# 360587 <text:s/>Rec#: 7151 CESAR FERNANDO ARMAS CABRERA</text:p>
          </table:table-cell>
          <table:table-cell table:number-columns-repeated="3" table:style-name="ce1"/>
          <table:table-cell office:value-type="float" office:value="0.69" table:style-name="ce87">
            <text:p>0,69<text:s/></text:p>
          </table:table-cell>
          <table:table-cell table:style-name="ce1"/>
          <table:table-cell office:value-type="float" office:value="5571.48" table:style-name="ce87">
            <text:p>5.571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6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70% #3061 Fact# 360453 <text:s/>Rec#: 7151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572.48" table:style-name="ce87">
            <text:p>5.572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6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Ret Iva 70% #13589 Fact# 360449 <text:s/>Rec#: 7050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573.63" table:style-name="ce87">
            <text:p>5.57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43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Ret Iva 70% #631 Fact# 360411 <text:s/>Rec#: 7111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577.07" table:style-name="ce87">
            <text:p>5.577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6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ENCION PRODUBANCO COMP RET #93316 FACTURA #16697280</text:p>
          </table:table-cell>
          <table:table-cell table:number-columns-repeated="3" table:style-name="ce1"/>
          <table:table-cell office:value-type="float" office:value="11.36" table:style-name="ce87">
            <text:p>11,36<text:s/></text:p>
          </table:table-cell>
          <table:table-cell table:style-name="ce1"/>
          <table:table-cell office:value-type="float" office:value="5588.43" table:style-name="ce87">
            <text:p>5.588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4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Iva 70% #10119 Fact# 360437 <text:s/>Rec#: 6996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590.73" table:style-name="ce87">
            <text:p>5.59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4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Iva 70% #223 Fact# 360756 <text:s/>Rec#: 7016 ESJURHEC S.A.</text:p>
          </table:table-cell>
          <table:table-cell table:number-columns-repeated="3" table:style-name="ce1"/>
          <table:table-cell office:value-type="float" office:value="0.56000000000000005" table:style-name="ce87">
            <text:p>0,56<text:s/></text:p>
          </table:table-cell>
          <table:table-cell table:style-name="ce1"/>
          <table:table-cell office:value-type="float" office:value="5591.29" table:style-name="ce87">
            <text:p>5.591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0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Iva 70% #528 Fact# 360419 <text:s/>Rec#: 7062 COLEGIO INTERNACIONAL SEK ECUADOR S.A.</text:p>
          </table:table-cell>
          <table:table-cell table:number-columns-repeated="3" table:style-name="ce1"/>
          <table:table-cell office:value-type="float" office:value="1.91" table:style-name="ce87">
            <text:p>1,91<text:s/></text:p>
          </table:table-cell>
          <table:table-cell table:style-name="ce1"/>
          <table:table-cell office:value-type="float" office:value="5593.2" table:style-name="ce87">
            <text:p>5.593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7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Iva 70% #1617 Fact# 360402 <text:s/>Rec#: 7069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598.94" table:style-name="ce87">
            <text:p>5.598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5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Ret Iva 70% #14851 Fact# 360476 <text:s/>Rec#: 7143 YARECUADOR CIA. LTDA</text:p>
          </table:table-cell>
          <table:table-cell table:number-columns-repeated="3" table:style-name="ce1"/>
          <table:table-cell office:value-type="float" office:value="14.49" table:style-name="ce87">
            <text:p>14,49<text:s/></text:p>
          </table:table-cell>
          <table:table-cell table:style-name="ce1"/>
          <table:table-cell office:value-type="float" office:value="5613.43" table:style-name="ce87">
            <text:p>5.613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table:number-columns-repeated="3" table:style-name="ce1"/>
          <table:table-cell office:value-type="float" office:value="23.54" table:style-name="ce87">
            <text:p>23,54<text:s/></text:p>
          </table:table-cell>
          <table:table-cell table:style-name="ce1"/>
          <table:table-cell office:value-type="float" office:value="5636.97" table:style-name="ce87">
            <text:p>5.63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AMERICAN EXPRESS CANCELACION DEBITO TARJETAS GUAYAQUIL-PAGO DE FACT 358572- 358883- 359012- 360625- 360627- 359266- 359520-359612 <text:s/>-359722- 360543-359770-359840-357976-360514-349366-351563- 353890-359772 <text:s/>- 357104-359569-359716-359800 <text:s/>-360738-359975</text:p>
          </table:table-cell>
          <table:table-cell table:number-columns-repeated="3" table:style-name="ce1"/>
          <table:table-cell office:value-type="float" office:value="2.69" table:style-name="ce87">
            <text:p>2,69<text:s/></text:p>
          </table:table-cell>
          <table:table-cell table:style-name="ce1"/>
          <table:table-cell office:value-type="float" office:value="5639.66" table:style-name="ce87">
            <text:p>5.63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7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Iva 70% #831 Fact# 360532 <text:s/>Rec#: 6989 INMOBILIARIA GALILEA-ECUADOR S.A</text:p>
          </table:table-cell>
          <table:table-cell table:number-columns-repeated="3" table:style-name="ce1"/>
          <table:table-cell office:value-type="float" office:value="3.01" table:style-name="ce87">
            <text:p>3,01<text:s/></text:p>
          </table:table-cell>
          <table:table-cell table:style-name="ce1"/>
          <table:table-cell office:value-type="float" office:value="5642.67" table:style-name="ce87">
            <text:p>5.642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38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Iva 70% #33194 Fact# 360573 <text:s/>Rec#: 6990 LAS FRAGANCIAS CIA. LTDA.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5643.33" table:style-name="ce87">
            <text:p>5.643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1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Ret Iva 70% #302 Fact# 360742 <text:s/>Rec#: 7074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3" table:style-name="ce87">
            <text:p>1,30<text:s/></text:p>
          </table:table-cell>
          <table:table-cell table:style-name="ce1"/>
          <table:table-cell office:value-type="float" office:value="5644.63" table:style-name="ce87">
            <text:p>5.644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42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Ret Iva 70% #185 Fact# 360434 <text:s/>Rec#: 6994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645.78" table:style-name="ce87">
            <text:p>5.64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VISA - MASTERCARD - PACIFICARD CANCELACION DEBITO TARJETAS PICHINCHA- PAGO DE FACT 358542-359557-4345-360628-360037-360137-360127-360160-360171-360178-358079-358116-360616-360653-357777-360248 POR DEP EN CTA #DOC 419303</text:p>
          </table:table-cell>
          <table:table-cell table:number-columns-repeated="3" table:style-name="ce1"/>
          <table:table-cell office:value-type="float" office:value="9.4600000000000009" table:style-name="ce87">
            <text:p>9,46<text:s/></text:p>
          </table:table-cell>
          <table:table-cell table:style-name="ce1"/>
          <table:table-cell office:value-type="float" office:value="5655.24" table:style-name="ce87">
            <text:p>5.655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VISA - MASTERCARD -PACIFICARD CANCELACION DEBITO TARJETAS PICHINCHA-PAGO DE FACT <text:s/>358695- 358971- 358777- 358921- 360547- 4418- 4419- 359217- 360614- 359219- 359743- 359792- 4339- 359710- 359910- 4451- 360025- 360022- 4378- 4160- 4377- 359942- 4391- 36006</text:p>
          </table:table-cell>
          <table:table-cell table:number-columns-repeated="3" table:style-name="ce1"/>
          <table:table-cell office:value-type="float" office:value="15.68" table:style-name="ce87">
            <text:p>15,68<text:s/></text:p>
          </table:table-cell>
          <table:table-cell table:style-name="ce1"/>
          <table:table-cell office:value-type="float" office:value="5670.92" table:style-name="ce87">
            <text:p>5.670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DINERS CLUB CANCELACION DEBITO TARJETAS PICHINCHA- PAGO DE FACT 359814- 359613 <text:s/>- 359621-359707- 359446 <text:s/>-360726-4464-360004 <text:s/>- 4379-359344-4389 <text:s/>-360787-360757-360027-360057- 360066-360060- 360096-360089-360080-360108-360176- 359967- 360163 POR DEP EN CT</text:p>
          </table:table-cell>
          <table:table-cell table:number-columns-repeated="3" table:style-name="ce1"/>
          <table:table-cell office:value-type="float" office:value="29.63" table:style-name="ce87">
            <text:p>29,63<text:s/></text:p>
          </table:table-cell>
          <table:table-cell table:style-name="ce1"/>
          <table:table-cell office:value-type="float" office:value="5700.55" table:style-name="ce87">
            <text:p>5.700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DISCOVER CANCELACION DEBITO TARJETAS PICHINCHA-PAGO DE FACT 360016- 357577-360047-4385-360042-360232-360371 <text:s text:c="2"/>POR DEP EN CTA</text:p>
          </table:table-cell>
          <table:table-cell table:number-columns-repeated="3" table:style-name="ce1"/>
          <table:table-cell office:value-type="float" office:value="0.63" table:style-name="ce87">
            <text:p>0,63<text:s/></text:p>
          </table:table-cell>
          <table:table-cell table:style-name="ce1"/>
          <table:table-cell office:value-type="float" office:value="5701.18" table:style-name="ce87">
            <text:p>5.701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2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18194 Fact# 775 <text:s/>Rec#: 7000 COMPAÑIA FARMACEUTICA VERA S.A. COFARVE</text:p>
          </table:table-cell>
          <table:table-cell table:number-columns-repeated="3" table:style-name="ce1"/>
          <table:table-cell office:value-type="float" office:value="8.02" table:style-name="ce87">
            <text:p>8,02<text:s/></text:p>
          </table:table-cell>
          <table:table-cell table:style-name="ce1"/>
          <table:table-cell office:value-type="float" office:value="5709.2" table:style-name="ce87">
            <text:p>5.709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8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186104 Fact# 360829 <text:s/>Rec#: 7001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6309.2" table:style-name="ce87">
            <text:p>6.309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6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37129 Fact# 360452 <text:s/>Rec#: 7002 ACERIA DEL ECUADOR CA ADELCA</text:p>
          </table:table-cell>
          <table:table-cell table:number-columns-repeated="3" table:style-name="ce1"/>
          <table:table-cell office:value-type="float" office:value="15.09" table:style-name="ce87">
            <text:p>15,09<text:s/></text:p>
          </table:table-cell>
          <table:table-cell table:style-name="ce1"/>
          <table:table-cell office:value-type="float" office:value="6324.29" table:style-name="ce87">
            <text:p>6.324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70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6705 Fact# 778 <text:s/>Rec#: 7003 CAMISERIA INGLESA CAMINGLESA C LTDA.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6326.08" table:style-name="ce87">
            <text:p>6.326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4405 Fact# 360604 <text:s/>Rec#: 7082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6326.23" table:style-name="ce87">
            <text:p>6.326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4404 Fact# 360605 <text:s/>Rec#: 7082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6326.38" table:style-name="ce87">
            <text:p>6.326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1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Ret Iva 70% #37260 Fact# 360427 <text:s/>Rec#: 7149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327.53" table:style-name="ce87">
            <text:p>6.327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VISA - MASTERCARD - PACIFICARD CANCELACION DEBITO TARJETAS PICHINCHA-PAGO DE FACT 4399- 359041- 360091-360077 POR DEP EN CTA #DOC 488265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6328.03" table:style-name="ce87">
            <text:p>6.328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VISA - MASTERCARD - PACIFICARD CANCELACION DEBITO TARJERTAS PICHINCHA-PAGO DE FACT 358578- 358860- 358677- 358805- 358832- 360556- 359037- 359261- 359238 <text:s/>- 359544- 359447-359380- 4290- 359655- 360081- 359981- 360159 <text:s text:c="2"/>POR DEP EN CTA #DOC 684328</text:p>
          </table:table-cell>
          <table:table-cell table:number-columns-repeated="3" table:style-name="ce1"/>
          <table:table-cell office:value-type="float" office:value="5.0999999999999996" table:style-name="ce87">
            <text:p>5,10<text:s/></text:p>
          </table:table-cell>
          <table:table-cell table:style-name="ce1"/>
          <table:table-cell office:value-type="float" office:value="6333.13" table:style-name="ce87">
            <text:p>6.333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DISCOVER CANCELACION DEBITO TARJETAS PICHINCHA-PAGO DE FACT 4287<text:s text:c="2"/>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6333.24" table:style-name="ce87">
            <text:p>6.333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DINERS CLUB CANCELACION DEBITO TARJETAS PICHINCHA-PAGO DE FACT 358952- 359789 <text:s/>- 358479-358840- 358713 <text:s/>- 359464- 358862- 359688 <text:s/>-358870-358905 <text:s/>- 358792- 359718-359030-358844-360459-360666- 360667-360668-360436 <text:s/>-360637 POR DEP EN CTA</text:p>
          </table:table-cell>
          <table:table-cell table:number-columns-repeated="3" table:style-name="ce1"/>
          <table:table-cell office:value-type="float" office:value="8.64" table:style-name="ce87">
            <text:p>8,64<text:s/></text:p>
          </table:table-cell>
          <table:table-cell table:style-name="ce1"/>
          <table:table-cell office:value-type="float" office:value="6341.88" table:style-name="ce87">
            <text:p>6.341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1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Iva 70% #186274 Fact# 4433 <text:s/>Rec#: 7013 TELCONET <text:s/>S.A.</text:p>
          </table:table-cell>
          <table:table-cell table:number-columns-repeated="3" table:style-name="ce1"/>
          <table:table-cell office:value-type="float" office:value="1433.5" table:style-name="ce87">
            <text:p>1.433,50<text:s/></text:p>
          </table:table-cell>
          <table:table-cell table:style-name="ce1"/>
          <table:table-cell office:value-type="float" office:value="7775.38" table:style-name="ce87">
            <text:p>7.775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Iva 70% #186276 Fact# 360680 <text:s/>Rec#: 7014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775.53" table:style-name="ce87">
            <text:p>7.775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Iva 70% #186277 Fact# 360681 <text:s/>Rec#: 7014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7775.82" table:style-name="ce87">
            <text:p>7.775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Iva 70% #186278 Fact# 360672 <text:s/>Rec#: 7014 TELCONET <text:s/>S.A.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7776.08" table:style-name="ce87">
            <text:p>7.776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7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Ret Iva 70% #186275 Fact# 360446 <text:s/>Rec#: 7014 TELCONET <text:s/>S.A.</text:p>
          </table:table-cell>
          <table:table-cell table:number-columns-repeated="3" table:style-name="ce1"/>
          <table:table-cell office:value-type="float" office:value="1963.72" table:style-name="ce87">
            <text:p>1.963,72<text:s/></text:p>
          </table:table-cell>
          <table:table-cell table:style-name="ce1"/>
          <table:table-cell office:value-type="float" office:value="9739.7999999999993" table:style-name="ce87">
            <text:p>9.739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81</text:p>
          </table:table-cell>
          <table:table-cell office:value-type="date" office:date-value="2021-05-11T00:00:00" table:style-name="ce88">
            <text:p>11-may-21</text:p>
          </table:table-cell>
          <table:table-cell office:value-type="string" table:style-name="ce86">
            <text:p>Ret Iva 70% #15225 Fact# 360406 <text:s/>Rec#: 7018 LG ELECTRONICS PANAMA S.A</text:p>
          </table:table-cell>
          <table:table-cell table:number-columns-repeated="3" table:style-name="ce1"/>
          <table:table-cell office:value-type="float" office:value="5.41" table:style-name="ce87">
            <text:p>5,41<text:s/></text:p>
          </table:table-cell>
          <table:table-cell table:style-name="ce1"/>
          <table:table-cell office:value-type="float" office:value="9745.2099999999991" table:style-name="ce87">
            <text:p>9.745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3</text:p>
          </table:table-cell>
          <table:table-cell office:value-type="date" office:date-value="2021-05-13T00:00:00" table:style-name="ce88">
            <text:p>13-may-21</text:p>
          </table:table-cell>
          <table:table-cell office:value-type="string" table:style-name="ce86">
            <text:p>Ret Iva 70% #186553 Fact# 360830 <text:s/>Rec#: 7030 TELCONET <text:s/>S.A.</text:p>
          </table:table-cell>
          <table:table-cell table:number-columns-repeated="3" table:style-name="ce1"/>
          <table:table-cell office:value-type="float" office:value="1058.4100000000001" table:style-name="ce87">
            <text:p>1.058,41<text:s/></text:p>
          </table:table-cell>
          <table:table-cell table:style-name="ce1"/>
          <table:table-cell office:value-type="float" office:value="10803.62" table:style-name="ce87">
            <text:p>10.803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0</text:p>
          </table:table-cell>
          <table:table-cell office:value-type="date" office:date-value="2021-05-14T00:00:00" table:style-name="ce88">
            <text:p>14-may-21</text:p>
          </table:table-cell>
          <table:table-cell office:value-type="string" table:style-name="ce86">
            <text:p>Ret Iva 70% #8773 Fact# 360832 <text:s/>Rec#: 7138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10809.36" table:style-name="ce87">
            <text:p>10.809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7</text:p>
          </table:table-cell>
          <table:table-cell office:value-type="date" office:date-value="2021-05-19T00:00:00" table:style-name="ce88">
            <text:p>19-may-21</text:p>
          </table:table-cell>
          <table:table-cell office:value-type="string" table:style-name="ce86">
            <text:p>Ret Iva 70% #74658 Fact# 360831 <text:s/>Rec#: 7051 CORPORACIÓN FERNÁNDEZ CORPFERNANDEZ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0809.42" table:style-name="ce87">
            <text:p>10.809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19</text:p>
          </table:table-cell>
          <table:table-cell office:value-type="date" office:date-value="2021-05-19T00:00:00" table:style-name="ce88">
            <text:p>19-may-21</text:p>
          </table:table-cell>
          <table:table-cell office:value-type="string" table:style-name="ce86">
            <text:p>Ret Iva 70% #20741 Fact# 360457 <text:s/>Rec#: 7053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10809.48" table:style-name="ce87">
            <text:p>10.809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8</text:p>
          </table:table-cell>
          <table:table-cell office:value-type="date" office:date-value="2021-05-20T00:00:00" table:style-name="ce88">
            <text:p>20-may-21</text:p>
          </table:table-cell>
          <table:table-cell office:value-type="string" table:style-name="ce86">
            <text:p>Ret Iva 70% #417891 Fact# 358292 <text:s/>Rec#: 7136 CONSORCIO ECUATORIANO DE TELECOMUNICACIONES S.A. CONECEL</text:p>
          </table:table-cell>
          <table:table-cell table:number-columns-repeated="3" table:style-name="ce1"/>
          <table:table-cell office:value-type="float" office:value="20.309999999999999" table:style-name="ce87">
            <text:p>20,31<text:s/></text:p>
          </table:table-cell>
          <table:table-cell table:style-name="ce1"/>
          <table:table-cell office:value-type="float" office:value="10829.79" table:style-name="ce87">
            <text:p>10.82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1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Ret Iva 70% #12284 Fact# 362187 <text:s/>Rec#: 7063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0829.92" table:style-name="ce87">
            <text:p>10.829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7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N/D PRODUBANCO TRANSF. PAGO DE IMPUESTOS RETENCIÓN IVA MES DE ABRIL 2021</text:p>
          </table:table-cell>
          <table:table-cell table:number-columns-repeated="4" table:style-name="ce1"/>
          <table:table-cell office:value-type="float" office:value="5799" table:style-name="ce90">
            <text:p>-5.799,00</text:p>
          </table:table-cell>
          <table:table-cell office:value-type="float" office:value="5030.92" table:style-name="ce87">
            <text:p>5.030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6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Iva 70% #20827 Fact# 360548 <text:s/>Rec#: 7058 MEGADATOS S.A.</text:p>
          </table:table-cell>
          <table:table-cell table:number-columns-repeated="3" table:style-name="ce1"/>
          <table:table-cell office:value-type="float" office:value="1605.99" table:style-name="ce87">
            <text:p>1.605,99<text:s/></text:p>
          </table:table-cell>
          <table:table-cell table:style-name="ce1"/>
          <table:table-cell office:value-type="float" office:value="6636.91" table:style-name="ce87">
            <text:p>6.636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7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Iva 70% #30669 Fact# 360835 <text:s/>Rec#: 7059 Corporación Nacional de Telecomunicaciones-CNT EP</text:p>
          </table:table-cell>
          <table:table-cell table:number-columns-repeated="3" table:style-name="ce1"/>
          <table:table-cell office:value-type="float" office:value="72.37" table:style-name="ce87">
            <text:p>72,37<text:s/></text:p>
          </table:table-cell>
          <table:table-cell table:style-name="ce1"/>
          <table:table-cell office:value-type="float" office:value="6709.28" table:style-name="ce87">
            <text:p>6.709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28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Ret Iva 70% #30670 Fact# 360836 <text:s/>Rec#: 7060 Corporación Nacional de Telecomunicaciones-CNT EP</text:p>
          </table:table-cell>
          <table:table-cell table:number-columns-repeated="3" table:style-name="ce1"/>
          <table:table-cell office:value-type="float" office:value="471.59" table:style-name="ce87">
            <text:p>471,59<text:s/></text:p>
          </table:table-cell>
          <table:table-cell table:style-name="ce1"/>
          <table:table-cell office:value-type="float" office:value="7180.87" table:style-name="ce87">
            <text:p>7.180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9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Iva 70% #419265 Fact# 358298 <text:s/>Rec#: 7137 CONSORCIO ECUATORIANO DE TELECOMUNICACIONES S.A. CONECEL</text:p>
          </table:table-cell>
          <table:table-cell table:number-columns-repeated="3" table:style-name="ce1"/>
          <table:table-cell office:value-type="float" office:value="535.36" table:style-name="ce87">
            <text:p>535,36<text:s/></text:p>
          </table:table-cell>
          <table:table-cell table:style-name="ce1"/>
          <table:table-cell office:value-type="float" office:value="7716.23" table:style-name="ce87">
            <text:p>7.716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1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Iva 70% #102453 Fact# 360837 <text:s/>Rec#: 7139 SERVICIOS DE TELECOMUNICACIONES SETEL S.A.</text:p>
          </table:table-cell>
          <table:table-cell table:number-columns-repeated="3" table:style-name="ce1"/>
          <table:table-cell office:value-type="float" office:value="23.17" table:style-name="ce87">
            <text:p>23,17<text:s/></text:p>
          </table:table-cell>
          <table:table-cell table:style-name="ce1"/>
          <table:table-cell office:value-type="float" office:value="7739.4" table:style-name="ce87">
            <text:p>7.739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2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Ret Iva 70% #188008 Fact# 360833 <text:s/>Rec#: 7140 OTECEL</text:p>
          </table:table-cell>
          <table:table-cell table:number-columns-repeated="3" table:style-name="ce1"/>
          <table:table-cell office:value-type="float" office:value="421.72" table:style-name="ce87">
            <text:p>421,72<text:s/></text:p>
          </table:table-cell>
          <table:table-cell table:style-name="ce1"/>
          <table:table-cell office:value-type="float" office:value="8161.12" table:style-name="ce87">
            <text:p>8.161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644 Fact# 362945 <text:s/>Rec#: 7067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8166.86" table:style-name="ce87">
            <text:p>8.166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228 Fact# 363301 <text:s/>Rec#: 7068 ESJURHEC S.A.</text:p>
          </table:table-cell>
          <table:table-cell table:number-columns-repeated="3" table:style-name="ce1"/>
          <table:table-cell office:value-type="float" office:value="1.21" table:style-name="ce87">
            <text:p>1,21<text:s/></text:p>
          </table:table-cell>
          <table:table-cell table:style-name="ce1"/>
          <table:table-cell office:value-type="float" office:value="8168.07" table:style-name="ce87">
            <text:p>8.168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2115 Fact# 362938 <text:s/>Rec#: 7071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169.22" table:style-name="ce87">
            <text:p>8.169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2752 Fact# 362944 <text:s/>Rec#: 7072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8174.96" table:style-name="ce87">
            <text:p>8.174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06 Fact# 363235 <text:s/>Rec#: 7077 PRODUCTORA DE ALIMENTOS SALUDABLES Y CHOCOLATE PROCHOC S.A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8175.95" table:style-name="ce87">
            <text:p>8.17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560 Fact# 362989 <text:s/>Rec#: 7078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177.1" table:style-name="ce87">
            <text:p>8.177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561 Fact# 362988 <text:s/>Rec#: 7078 COMPAÑIA SALUD PLENA S.A / PLENISALUD</text:p>
          </table:table-cell>
          <table:table-cell table:number-columns-repeated="3" table:style-name="ce1"/>
          <table:table-cell office:value-type="float" office:value="2.5" table:style-name="ce87">
            <text:p>2,50<text:s/></text:p>
          </table:table-cell>
          <table:table-cell table:style-name="ce1"/>
          <table:table-cell office:value-type="float" office:value="8179.6" table:style-name="ce87">
            <text:p>8.179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562 Fact# 362976 <text:s/>Rec#: 7078 COMPAÑIA SALUD PLENA S.A / PLENISALUD</text:p>
          </table:table-cell>
          <table:table-cell table:number-columns-repeated="3" table:style-name="ce1"/>
          <table:table-cell office:value-type="float" office:value="4.7" table:style-name="ce87">
            <text:p>4,70<text:s/></text:p>
          </table:table-cell>
          <table:table-cell table:style-name="ce1"/>
          <table:table-cell office:value-type="float" office:value="8184.3" table:style-name="ce87">
            <text:p>8.184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1576 Fact# 363090 <text:s/>Rec#: 7079 CALIZAS Y MINERALES CALMOSACORP CIA. LTDA.</text:p>
          </table:table-cell>
          <table:table-cell table:number-columns-repeated="3" table:style-name="ce1"/>
          <table:table-cell office:value-type="float" office:value="0.31" table:style-name="ce87">
            <text:p>0,31<text:s/></text:p>
          </table:table-cell>
          <table:table-cell table:style-name="ce1"/>
          <table:table-cell office:value-type="float" office:value="8184.61" table:style-name="ce87">
            <text:p>8.184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4410 Fact# 363299 <text:s/>Rec#: 7081 LINEAS AEREAS NACIONALES ECUADOR S.A. LAN ECUADOR</text:p>
          </table:table-cell>
          <table:table-cell table:number-columns-repeated="3" table:style-name="ce1"/>
          <table:table-cell office:value-type="float" office:value="2.88" table:style-name="ce87">
            <text:p>2,88<text:s/></text:p>
          </table:table-cell>
          <table:table-cell table:style-name="ce1"/>
          <table:table-cell office:value-type="float" office:value="8187.49" table:style-name="ce87">
            <text:p>8.187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58429 Fact# 362966 <text:s/>Rec#: 7083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8189.79" table:style-name="ce87">
            <text:p>8.18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9978 Fact# 363081 <text:s/>Rec#: 7084 ECUADORIANSHIMP S.A.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8189.91" table:style-name="ce87">
            <text:p>8.189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8178 Fact# 362986 <text:s/>Rec#: 7085 COMPAÑIA VERDU S.A.</text:p>
          </table:table-cell>
          <table:table-cell table:number-columns-repeated="3" table:style-name="ce1"/>
          <table:table-cell office:value-type="float" office:value="7.21" table:style-name="ce87">
            <text:p>7,21<text:s/></text:p>
          </table:table-cell>
          <table:table-cell table:style-name="ce1"/>
          <table:table-cell office:value-type="float" office:value="8197.1200000000008" table:style-name="ce87">
            <text:p>8.197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950 Fact# 363033 <text:s/>Rec#: 7086 FUDRIVER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8197.14" table:style-name="ce87">
            <text:p>8.197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7772 Fact# 363099 <text:s/>Rec#: 7087 AGRICOLA Y QUIMICA NACIONAL DEL COTOPAXI AGRONPAXI CIA. LTD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8198.11" table:style-name="ce87">
            <text:p>8.198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951 Fact# 363034 <text:s/>Rec#: 7088 FUDRIVER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8198.14" table:style-name="ce87">
            <text:p>8.198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0906 Fact# 363205 <text:s/>Rec#: 7089 INGENIERIA PARA EL DESARROLLO ACURIO Y ASOCIADOS S.A.</text:p>
          </table:table-cell>
          <table:table-cell table:number-columns-repeated="3" table:style-name="ce1"/>
          <table:table-cell office:value-type="float" office:value="4.7699999999999996" table:style-name="ce87">
            <text:p>4,77<text:s/></text:p>
          </table:table-cell>
          <table:table-cell table:style-name="ce1"/>
          <table:table-cell office:value-type="float" office:value="8202.91" table:style-name="ce87">
            <text:p>8.202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1463 Fact# 363028 <text:s/>Rec#: 7092 PANATLANTIC LOGISTICS <text:s/>S.A.</text:p>
          </table:table-cell>
          <table:table-cell table:number-columns-repeated="3" table:style-name="ce1"/>
          <table:table-cell office:value-type="float" office:value="3.86" table:style-name="ce87">
            <text:p>3,86<text:s/></text:p>
          </table:table-cell>
          <table:table-cell table:style-name="ce1"/>
          <table:table-cell office:value-type="float" office:value="8206.77" table:style-name="ce87">
            <text:p>8.206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0118 Fact# 363107 <text:s/>Rec#: 7095 CIPORT &amp; TECNAC CIPTE C.L</text:p>
          </table:table-cell>
          <table:table-cell table:number-columns-repeated="3" table:style-name="ce1"/>
          <table:table-cell office:value-type="float" office:value="0.28000000000000003" table:style-name="ce87">
            <text:p>0,28<text:s/></text:p>
          </table:table-cell>
          <table:table-cell table:style-name="ce1"/>
          <table:table-cell office:value-type="float" office:value="8207.0499999999993" table:style-name="ce87">
            <text:p>8.207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2242 Fact# 363019 <text:s/>Rec#: 7096 ADITIVOS Y ALIMENTOS S.A. ADILISA</text:p>
          </table:table-cell>
          <table:table-cell table:number-columns-repeated="3" table:style-name="ce1"/>
          <table:table-cell office:value-type="float" office:value="4.62" table:style-name="ce87">
            <text:p>4,62<text:s/></text:p>
          </table:table-cell>
          <table:table-cell table:style-name="ce1"/>
          <table:table-cell office:value-type="float" office:value="8211.67" table:style-name="ce87">
            <text:p>8.211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7677 Fact# 362935 <text:s/>Rec#: 7098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212.82" table:style-name="ce87">
            <text:p>8.212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20638 Fact# 363156 <text:s/>Rec#: 7100 PAYLESS SHOESOURCE ECUADOR CIA. LTDA.</text:p>
          </table:table-cell>
          <table:table-cell table:number-columns-repeated="3" table:style-name="ce1"/>
          <table:table-cell office:value-type="float" office:value="3.55" table:style-name="ce87">
            <text:p>3,55<text:s/></text:p>
          </table:table-cell>
          <table:table-cell table:style-name="ce1"/>
          <table:table-cell office:value-type="float" office:value="8216.3700000000008" table:style-name="ce87">
            <text:p>8.21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026 Fact# 4676 <text:s/>Rec#: 7101 ACTICA TECH CIA.LTDA</text:p>
          </table:table-cell>
          <table:table-cell table:number-columns-repeated="3" table:style-name="ce1"/>
          <table:table-cell office:value-type="float" office:value="2.63" table:style-name="ce87">
            <text:p>2,63<text:s/></text:p>
          </table:table-cell>
          <table:table-cell table:style-name="ce1"/>
          <table:table-cell office:value-type="float" office:value="8219" table:style-name="ce87">
            <text:p>8.219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385 Fact# 363115 <text:s/>Rec#: 7104 INDUSTRIA ALUCAPS ECUADOR GA SA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8219.1" table:style-name="ce87">
            <text:p>8.219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29 Fact# 362985 <text:s/>Rec#: 7105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8220.1" table:style-name="ce87">
            <text:p>8.220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343 Fact# 363089 <text:s/>Rec#: 7106 BONELLY S.A.</text:p>
          </table:table-cell>
          <table:table-cell table:number-columns-repeated="3" table:style-name="ce1"/>
          <table:table-cell office:value-type="float" office:value="3.47" table:style-name="ce87">
            <text:p>3,47<text:s/></text:p>
          </table:table-cell>
          <table:table-cell table:style-name="ce1"/>
          <table:table-cell office:value-type="float" office:value="8223.57" table:style-name="ce87">
            <text:p>8.223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74 Fact# 363012 <text:s/>Rec#: 7107 CONSULTLMZ CIA. LTDA.</text:p>
          </table:table-cell>
          <table:table-cell table:number-columns-repeated="3" table:style-name="ce1"/>
          <table:table-cell office:value-type="float" office:value="2.12" table:style-name="ce87">
            <text:p>2,12<text:s/></text:p>
          </table:table-cell>
          <table:table-cell table:style-name="ce1"/>
          <table:table-cell office:value-type="float" office:value="8225.69" table:style-name="ce87">
            <text:p>8.225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406 Fact# 363074 <text:s/>Rec#: 7108 ANGLO ECUATORIANA DE GUAYAQUIL C A</text:p>
          </table:table-cell>
          <table:table-cell table:number-columns-repeated="3" table:style-name="ce1"/>
          <table:table-cell office:value-type="float" office:value="0.47" table:style-name="ce87">
            <text:p>0,47<text:s/></text:p>
          </table:table-cell>
          <table:table-cell table:style-name="ce1"/>
          <table:table-cell office:value-type="float" office:value="8226.16" table:style-name="ce87">
            <text:p>8.226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407 Fact# 363075 <text:s/>Rec#: 7109 ANGLO ECUATORIANA DE GUAYAQUIL C A</text:p>
          </table:table-cell>
          <table:table-cell table:number-columns-repeated="3" table:style-name="ce1"/>
          <table:table-cell office:value-type="float" office:value="0.57999999999999996" table:style-name="ce87">
            <text:p>0,58<text:s/></text:p>
          </table:table-cell>
          <table:table-cell table:style-name="ce1"/>
          <table:table-cell office:value-type="float" office:value="8226.74" table:style-name="ce87">
            <text:p>8.226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9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5493 Fact# 362960 <text:s/>Rec#: 7110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8230.18" table:style-name="ce87">
            <text:p>8.230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44 Fact# 362954 <text:s/>Rec#: 7112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8233.6200000000008" table:style-name="ce87">
            <text:p>8.233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190 Fact# 4709 <text:s/>Rec#: 7113 ROMAN ESPINOSA SILVIO ALBERTO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8233.84" table:style-name="ce87">
            <text:p>8.233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2197 Fact# 363138 <text:s/>Rec#: 7116 GOMEZ ALCIVAR EDUARDO JOSE</text:p>
          </table:table-cell>
          <table:table-cell table:number-columns-repeated="3" table:style-name="ce1"/>
          <table:table-cell office:value-type="float" office:value="2.0099999999999998" table:style-name="ce87">
            <text:p>2,01<text:s/></text:p>
          </table:table-cell>
          <table:table-cell table:style-name="ce1"/>
          <table:table-cell office:value-type="float" office:value="8235.85" table:style-name="ce87">
            <text:p>8.235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722 Fact# 362962 <text:s/>Rec#: 7117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237" table:style-name="ce87">
            <text:p>8.237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480 Fact# 363098 <text:s/>Rec#: 7119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237.15" table:style-name="ce87">
            <text:p>8.237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17 Fact# 363316 <text:s/>Rec#: 7120 REPROLIMIT CIA.LTDA<text:s/>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8237.3700000000008" table:style-name="ce87">
            <text:p>8.237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283 Fact# 362975 <text:s/>Rec#: 7121 GRANITECSA S.A</text:p>
          </table:table-cell>
          <table:table-cell table:number-columns-repeated="3" table:style-name="ce1"/>
          <table:table-cell office:value-type="float" office:value="2.69" table:style-name="ce87">
            <text:p>2,69<text:s/></text:p>
          </table:table-cell>
          <table:table-cell table:style-name="ce1"/>
          <table:table-cell office:value-type="float" office:value="8240.06" table:style-name="ce87">
            <text:p>8.240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8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479 Fact# 363097 <text:s/>Rec#: 7122 WINSTOCORP S.A.</text:p>
          </table:table-cell>
          <table:table-cell table:number-columns-repeated="3" table:style-name="ce1"/>
          <table:table-cell office:value-type="float" office:value="0.24" table:style-name="ce87">
            <text:p>0,24<text:s/></text:p>
          </table:table-cell>
          <table:table-cell table:style-name="ce1"/>
          <table:table-cell office:value-type="float" office:value="8240.2999999999993" table:style-name="ce87">
            <text:p>8.240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0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5305 Fact# 362977 <text:s/>Rec#: 7127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8244.89" table:style-name="ce87">
            <text:p>8.244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1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2816 Fact# 362987 <text:s/>Rec#: 7128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246.0400000000009" table:style-name="ce87">
            <text:p>8.246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2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761 Fact# 363083 <text:s/>Rec#: 7130 CONSTRU-YA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246.19" table:style-name="ce87">
            <text:p>8.246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8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5738 Fact# 363021 <text:s/>Rec#: 7131 WANHAI LINES ECUADOR S.A.</text:p>
          </table:table-cell>
          <table:table-cell table:number-columns-repeated="3" table:style-name="ce1"/>
          <table:table-cell office:value-type="float" office:value="5.03" table:style-name="ce87">
            <text:p>5,03<text:s/></text:p>
          </table:table-cell>
          <table:table-cell table:style-name="ce1"/>
          <table:table-cell office:value-type="float" office:value="8251.2199999999993" table:style-name="ce87">
            <text:p>8.251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053 Fact# 363068 <text:s/>Rec#: 7132 XERTICAEC S.A.</text:p>
          </table:table-cell>
          <table:table-cell table:number-columns-repeated="3" table:style-name="ce1"/>
          <table:table-cell office:value-type="float" office:value="5.0999999999999996" table:style-name="ce87">
            <text:p>5,10<text:s/></text:p>
          </table:table-cell>
          <table:table-cell table:style-name="ce1"/>
          <table:table-cell office:value-type="float" office:value="8256.32" table:style-name="ce87">
            <text:p>8.256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5706 Fact# 363297 <text:s/>Rec#: 7133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8257.2900000000009" table:style-name="ce87">
            <text:p>8.257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472 Fact# 362955 <text:s/>Rec#: 7135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258.44" table:style-name="ce87">
            <text:p>8.258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6741 Fact# 363123 <text:s/>Rec#: 7146 FERRUX S.A.</text:p>
          </table:table-cell>
          <table:table-cell table:number-columns-repeated="3" table:style-name="ce1"/>
          <table:table-cell office:value-type="float" office:value="0.63" table:style-name="ce87">
            <text:p>0,63<text:s/></text:p>
          </table:table-cell>
          <table:table-cell table:style-name="ce1"/>
          <table:table-cell office:value-type="float" office:value="8259.07" table:style-name="ce87">
            <text:p>8.259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95 Fact# 363031 <text:s/>Rec#: 7152 AFCO S.A.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8259.57" table:style-name="ce87">
            <text:p>8.259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8829 Fact# 362964 <text:s/>Rec#: 7153 CORPORACION VIVIENDAS DEL HOGAR DE CRISTO</text:p>
          </table:table-cell>
          <table:table-cell table:number-columns-repeated="3" table:style-name="ce1"/>
          <table:table-cell office:value-type="float" office:value="14.41" table:style-name="ce87">
            <text:p>14,41<text:s/></text:p>
          </table:table-cell>
          <table:table-cell table:style-name="ce1"/>
          <table:table-cell office:value-type="float" office:value="8273.98" table:style-name="ce87">
            <text:p>8.273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8831 Fact# 362965 <text:s/>Rec#: 7154 CORPORACION VIVIENDAS DEL HOGAR DE CRISTO</text:p>
          </table:table-cell>
          <table:table-cell table:number-columns-repeated="3" table:style-name="ce1"/>
          <table:table-cell office:value-type="float" office:value="11.14" table:style-name="ce87">
            <text:p>11,14<text:s/></text:p>
          </table:table-cell>
          <table:table-cell table:style-name="ce1"/>
          <table:table-cell office:value-type="float" office:value="8285.1200000000008" table:style-name="ce87">
            <text:p>8.285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3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9420 Fact# 363155 <text:s/>Rec#: 7155 COOPERATIVA DE TRANSPORTES LOJA<text:s/></text:p>
          </table:table-cell>
          <table:table-cell table:number-columns-repeated="3" table:style-name="ce1"/>
          <table:table-cell office:value-type="float" office:value="2.64" table:style-name="ce87">
            <text:p>2,64<text:s/></text:p>
          </table:table-cell>
          <table:table-cell table:style-name="ce1"/>
          <table:table-cell office:value-type="float" office:value="8287.76" table:style-name="ce87">
            <text:p>8.287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82472 Fact# 362942 <text:s/>Rec#: 7156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8292.35" table:style-name="ce87">
            <text:p>8.292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3995 Fact# 363036 <text:s/>Rec#: 7157 SUPERGLOBAL S.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8292.65" table:style-name="ce87">
            <text:p>8.292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9188 Fact# 362973 <text:s/>Rec#: 7162 ACRUXZA C. A.</text:p>
          </table:table-cell>
          <table:table-cell table:number-columns-repeated="3" table:style-name="ce1"/>
          <table:table-cell office:value-type="float" office:value="5.09" table:style-name="ce87">
            <text:p>5,09<text:s/></text:p>
          </table:table-cell>
          <table:table-cell table:style-name="ce1"/>
          <table:table-cell office:value-type="float" office:value="8297.74" table:style-name="ce87">
            <text:p>8.297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94 Fact# 362951 <text:s/>Rec#: 7170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8300.0400000000009" table:style-name="ce87">
            <text:p>8.300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9789 Fact# 362959 <text:s/>Rec#: 7171 DOLMEN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301.19" table:style-name="ce87">
            <text:p>8.301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793 Fact# 363114 <text:s/>Rec#: 7214 CAJAMARCA PROTECTIVE SERVICES C. LTDA. CAJAPROTSERV</text:p>
          </table:table-cell>
          <table:table-cell table:number-columns-repeated="3" table:style-name="ce1"/>
          <table:table-cell office:value-type="float" office:value="105.36" table:style-name="ce87">
            <text:p>105,36<text:s/></text:p>
          </table:table-cell>
          <table:table-cell table:style-name="ce1"/>
          <table:table-cell office:value-type="float" office:value="8406.5499999999993" table:style-name="ce87">
            <text:p>8.406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76346 Fact# 363164 <text:s/>Rec#: 7228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8407.52" table:style-name="ce87">
            <text:p>8.407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173 Fact# 363163 <text:s/>Rec#: 7239 CHIM-TINTAS S.A.</text:p>
          </table:table-cell>
          <table:table-cell table:number-columns-repeated="3" table:style-name="ce1"/>
          <table:table-cell office:value-type="float" office:value="0.22" table:style-name="ce87">
            <text:p>0,22<text:s/></text:p>
          </table:table-cell>
          <table:table-cell table:style-name="ce1"/>
          <table:table-cell office:value-type="float" office:value="8407.74" table:style-name="ce87">
            <text:p>8.407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2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10455 Fact# 362982 <text:s/>Rec#: 7245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8410.0400000000009" table:style-name="ce87">
            <text:p>8.410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738 Fact# 363268 <text:s/>Rec#: 7097 AGROQUIMICOS DEL ECUADOR AGRODESA<text:s/></text:p>
          </table:table-cell>
          <table:table-cell table:number-columns-repeated="3" table:style-name="ce1"/>
          <table:table-cell office:value-type="float" office:value="0.45" table:style-name="ce87">
            <text:p>0,45<text:s/></text:p>
          </table:table-cell>
          <table:table-cell table:style-name="ce1"/>
          <table:table-cell office:value-type="float" office:value="8410.49" table:style-name="ce87">
            <text:p>8.410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737 Fact# 363269 <text:s/>Rec#: 7097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410.64" table:style-name="ce87">
            <text:p>8.410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7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9466 Fact# 362941 <text:s/>Rec#: 7249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8464.7199999999993" table:style-name="ce87">
            <text:p>8.464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4733 Fact# 4690 <text:s/>Rec#: 7258 LIRA CORREA MARTIN ALFREDO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464.8700000000008" table:style-name="ce87">
            <text:p>8.464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8360 Fact# 363065 <text:s/>Rec#: 7259 SOCIEDAD DE HECHO SAMBAC</text:p>
          </table:table-cell>
          <table:table-cell table:number-columns-repeated="3" table:style-name="ce1"/>
          <table:table-cell office:value-type="float" office:value="3.26" table:style-name="ce87">
            <text:p>3,26<text:s/></text:p>
          </table:table-cell>
          <table:table-cell table:style-name="ce1"/>
          <table:table-cell office:value-type="float" office:value="8468.1299999999992" table:style-name="ce87">
            <text:p>8.468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242 Fact# 363131 <text:s/>Rec#: 7260 CESAR FERNANDO ARMAS CABRERA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8468.39" table:style-name="ce87">
            <text:p>8.468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241 Fact# 362998 <text:s/>Rec#: 7260 CESAR FERNANDO ARMAS CABRERA</text:p>
          </table:table-cell>
          <table:table-cell table:number-columns-repeated="3" table:style-name="ce1"/>
          <table:table-cell office:value-type="float" office:value="1.39" table:style-name="ce87">
            <text:p>1,39<text:s/></text:p>
          </table:table-cell>
          <table:table-cell table:style-name="ce1"/>
          <table:table-cell office:value-type="float" office:value="8469.7800000000007" table:style-name="ce87">
            <text:p>8.469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70% #3243 Fact# 362997 <text:s/>Rec#: 7260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8470.7800000000007" table:style-name="ce87">
            <text:p>8.470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47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Ret Iva 70% #33700 Fact# 363117 <text:s/>Rec#: 7080 LAS FRAGANCIAS CIA. LTDA.</text:p>
          </table:table-cell>
          <table:table-cell table:number-columns-repeated="3" table:style-name="ce1"/>
          <table:table-cell office:value-type="float" office:value="0.68" table:style-name="ce87">
            <text:p>0,68<text:s/></text:p>
          </table:table-cell>
          <table:table-cell table:style-name="ce1"/>
          <table:table-cell office:value-type="float" office:value="8471.4599999999991" table:style-name="ce87">
            <text:p>8.471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8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Ingreso por retencion banco produbanco comp ret #94280</text:p>
          </table:table-cell>
          <table:table-cell table:number-columns-repeated="3" table:style-name="ce1"/>
          <table:table-cell office:value-type="float" office:value="12.02" table:style-name="ce87">
            <text:p>12,02<text:s/></text:p>
          </table:table-cell>
          <table:table-cell table:style-name="ce1"/>
          <table:table-cell office:value-type="float" office:value="8483.48" table:style-name="ce87">
            <text:p>8.483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17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Ret Iva 70% #15128 Fact# 363020 <text:s/>Rec#: 7145 YARECUADOR CIA. LTDA</text:p>
          </table:table-cell>
          <table:table-cell table:number-columns-repeated="3" table:style-name="ce1"/>
          <table:table-cell office:value-type="float" office:value="14.49" table:style-name="ce87">
            <text:p>14,49<text:s/></text:p>
          </table:table-cell>
          <table:table-cell table:style-name="ce1"/>
          <table:table-cell office:value-type="float" office:value="8497.9699999999993" table:style-name="ce87">
            <text:p>8.497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7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70% #573 Fact# 362963 <text:s/>Rec#: 7090 COLEGIO INTERNACIONAL SEK ECUADOR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499.1200000000008" table:style-name="ce87">
            <text:p>8.49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1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70% #872 Fact# 363076 <text:s/>Rec#: 7093 INMOBILIARIA GALILEA-ECUADOR S.A</text:p>
          </table:table-cell>
          <table:table-cell table:number-columns-repeated="3" table:style-name="ce1"/>
          <table:table-cell office:value-type="float" office:value="1.93" table:style-name="ce87">
            <text:p>1,93<text:s/></text:p>
          </table:table-cell>
          <table:table-cell table:style-name="ce1"/>
          <table:table-cell office:value-type="float" office:value="8501.0499999999993" table:style-name="ce87">
            <text:p>8.501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2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70% #37513 Fact# 362996 <text:s/>Rec#: 7094 ACERIA DEL ECUADOR CA ADELCA</text:p>
          </table:table-cell>
          <table:table-cell table:number-columns-repeated="3" table:style-name="ce1"/>
          <table:table-cell office:value-type="float" office:value="14.9" table:style-name="ce87">
            <text:p>14,90<text:s/></text:p>
          </table:table-cell>
          <table:table-cell table:style-name="ce1"/>
          <table:table-cell office:value-type="float" office:value="8515.9500000000007" table:style-name="ce87">
            <text:p>8.51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1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70% #316 Fact# 363288 <text:s/>Rec#: 7173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28" table:style-name="ce87">
            <text:p>1,28<text:s/></text:p>
          </table:table-cell>
          <table:table-cell table:style-name="ce1"/>
          <table:table-cell office:value-type="float" office:value="8517.23" table:style-name="ce87">
            <text:p>8.517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2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70% #37643 Fact# 362971 <text:s/>Rec#: 7261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518.3799999999992" table:style-name="ce87">
            <text:p>8.518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6</text:p>
          </table:table-cell>
          <table:table-cell office:value-type="date" office:date-value="2021-06-04T00:00:00" table:style-name="ce88">
            <text:p>04-jun-21</text:p>
          </table:table-cell>
          <table:table-cell office:value-type="string" table:style-name="ce86">
            <text:p>Ret Iva 70% #188 Fact# 362979 <text:s/>Rec#: 7099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8519.5300000000007" table:style-name="ce87">
            <text:p>8.519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3</text:p>
          </table:table-cell>
          <table:table-cell office:value-type="date" office:date-value="2021-06-05T00:00:00" table:style-name="ce88">
            <text:p>05-jun-21</text:p>
          </table:table-cell>
          <table:table-cell office:value-type="string" table:style-name="ce86">
            <text:p>Ret Iva 70% #18575 Fact# 780 <text:s/>Rec#: 7115 COMPAÑIA FARMACEUTICA VERA S.A. COFARVE</text:p>
          </table:table-cell>
          <table:table-cell table:number-columns-repeated="3" table:style-name="ce1"/>
          <table:table-cell office:value-type="float" office:value="13.55" table:style-name="ce87">
            <text:p>13,55<text:s/></text:p>
          </table:table-cell>
          <table:table-cell table:style-name="ce1"/>
          <table:table-cell office:value-type="float" office:value="8533.08" table:style-name="ce87">
            <text:p>8.533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69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Iva 70% #123506 Fact# 781 <text:s/>Rec#: 7102 F.V - AREA ANDINA S.A.</text:p>
          </table:table-cell>
          <table:table-cell table:number-columns-repeated="3" table:style-name="ce1"/>
          <table:table-cell office:value-type="float" office:value="3.97" table:style-name="ce87">
            <text:p>3,97<text:s/></text:p>
          </table:table-cell>
          <table:table-cell table:style-name="ce1"/>
          <table:table-cell office:value-type="float" office:value="8537.0499999999993" table:style-name="ce87">
            <text:p>8.537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7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Iva 70% #123505 Fact# 782 <text:s/>Rec#: 7103 F.V - AREA ANDINA S.A.</text:p>
          </table:table-cell>
          <table:table-cell table:number-columns-repeated="3" table:style-name="ce1"/>
          <table:table-cell office:value-type="float" office:value="2.06" table:style-name="ce87">
            <text:p>2,06<text:s/></text:p>
          </table:table-cell>
          <table:table-cell table:style-name="ce1"/>
          <table:table-cell office:value-type="float" office:value="8539.11" table:style-name="ce87">
            <text:p>8.539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Iva 70% #4491 Fact# 363148 <text:s/>Rec#: 7182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8539.26" table:style-name="ce87">
            <text:p>8.53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Ret Iva 70% #4492 Fact# 363147 <text:s/>Rec#: 7182 SOLUCIONES GLOBALES S.A GLOBFAST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8539.4699999999993" table:style-name="ce87">
            <text:p>8.539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1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Ret Iva 70% #189529 Fact# 363389 <text:s/>Rec#: 7123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9139.4699999999993" table:style-name="ce87">
            <text:p>9.139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VISA - MASTERCARD - PACIFICARD CANCELACION DEBITO TARJETAS PICHICNHA- PAGO DE FACT 361076- 362075- 4568 - 363171- 4612- 362656-362647- 362683- 362693 <text:s text:c="2"/>- 362700 <text:s text:c="2"/>- 363159- 363195 363351 POR DEP EN CTA #DOC 578568</text:p>
          </table:table-cell>
          <table:table-cell table:number-columns-repeated="3" table:style-name="ce1"/>
          <table:table-cell office:value-type="float" office:value="5.48" table:style-name="ce87">
            <text:p>5,48<text:s/></text:p>
          </table:table-cell>
          <table:table-cell table:style-name="ce1"/>
          <table:table-cell office:value-type="float" office:value="9144.9500000000007" table:style-name="ce87">
            <text:p>9.144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VISA - MASTERCARD - PACIFICARD CANCELACION DEBITO TARJETAS PICHICNHA- PAGO DE FACT 361077- 361221 -361492 -361441-363091-4645-4646-361741-363157 <text:s/>-362258-4564.362226-362427-4681-362540-362536 <text:s/>-4596-362458-4610-362579-362577 <text:s/>-362632-362646-362644-36243<text:s text:c="2"/></text:p>
          </table:table-cell>
          <table:table-cell table:number-columns-repeated="3" table:style-name="ce1"/>
          <table:table-cell office:value-type="float" office:value="12.03" table:style-name="ce87">
            <text:p>12,03<text:s/></text:p>
          </table:table-cell>
          <table:table-cell table:style-name="ce1"/>
          <table:table-cell office:value-type="float" office:value="9156.98" table:style-name="ce87">
            <text:p>9.15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DISCOVER CANCELACION DEBITO TARJETAS PICHINCHA-PAGO DE FACT 362530- 362561- 4603- 362556- 362741- 362871 POR DEP EN CTA</text:p>
          </table:table-cell>
          <table:table-cell table:number-columns-repeated="3" table:style-name="ce1"/>
          <table:table-cell office:value-type="float" office:value="0.71" table:style-name="ce87">
            <text:p>0,71<text:s/></text:p>
          </table:table-cell>
          <table:table-cell table:style-name="ce1"/>
          <table:table-cell office:value-type="float" office:value="9157.69" table:style-name="ce87">
            <text:p>9.157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VISA - MASTERCARD - PACIFICARD CANCELACION DEBITO TARJETAS PICHINCHA- PAGO DE FACT 362171-361355- 361203- 361763- 361113- 362682- 362497 <text:s/>- 361784-361328-361972-361908-4515-362598-361382-361554 POR DEP EN CTA #DOC 888433</text:p>
          </table:table-cell>
          <table:table-cell table:number-columns-repeated="3" table:style-name="ce1"/>
          <table:table-cell office:value-type="float" office:value="4.54" table:style-name="ce87">
            <text:p>4,54<text:s/></text:p>
          </table:table-cell>
          <table:table-cell table:style-name="ce1"/>
          <table:table-cell office:value-type="float" office:value="9162.23" table:style-name="ce87">
            <text:p>9.162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VISA - MASTERCARD - PACIFICARD CANCELACION DEBITO TARJETAS PICHINCHA- PAGO DE FACT 362608- 4619 POR DEP EN CTA #DOC 792918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9162.73" table:style-name="ce87">
            <text:p>9.162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DISCOVER CANCELACION DEBITO TARJETAS PICHINCHA- PAGO DE FACT 4512 POR DEP EN CTA #DOC 513164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9162.86" table:style-name="ce87">
            <text:p>9.162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6-09T00:00:00" table:style-name="ce88">
            <text:p>09-jun-21</text:p>
          </table:table-cell>
          <table:table-cell office:value-type="string" table:style-name="ce86">
            <text:p>DINERS CLUB CANCELACION DEBITO TARJETAS PICHINCHA- PAGO DE FACT 361045-361067-361059-360897-361099-360978-363040-363041-361209-3611540-361096-362953-362510-361248-361342-361307-361270-361319-361252-361250 <text:s/>-361832 <text:s/>361839-361266-361379-361377-361410-36143</text:p>
          </table:table-cell>
          <table:table-cell table:number-columns-repeated="3" table:style-name="ce1"/>
          <table:table-cell office:value-type="float" office:value="28.58" table:style-name="ce87">
            <text:p>28,58<text:s/></text:p>
          </table:table-cell>
          <table:table-cell table:style-name="ce1"/>
          <table:table-cell office:value-type="float" office:value="9191.44" table:style-name="ce87">
            <text:p>9.191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2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685 Fact# 363388 <text:s/>Rec#: 7124 TELCONET <text:s/>S.A.</text:p>
          </table:table-cell>
          <table:table-cell table:number-columns-repeated="3" table:style-name="ce1"/>
          <table:table-cell office:value-type="float" office:value="962.54" table:style-name="ce87">
            <text:p>962,54<text:s/></text:p>
          </table:table-cell>
          <table:table-cell table:style-name="ce1"/>
          <table:table-cell office:value-type="float" office:value="10153.98" table:style-name="ce87">
            <text:p>10.153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3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686 Fact# 4659 <text:s/>Rec#: 7125 TELCONET <text:s/>S.A.</text:p>
          </table:table-cell>
          <table:table-cell table:number-columns-repeated="3" table:style-name="ce1"/>
          <table:table-cell office:value-type="float" office:value="493.7" table:style-name="ce87">
            <text:p>493,70<text:s/></text:p>
          </table:table-cell>
          <table:table-cell table:style-name="ce1"/>
          <table:table-cell office:value-type="float" office:value="10647.68" table:style-name="ce87">
            <text:p>10.647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822 Fact# 362990 <text:s/>Rec#: 7126 TELCONET <text:s/>S.A.</text:p>
          </table:table-cell>
          <table:table-cell table:number-columns-repeated="3" table:style-name="ce1"/>
          <table:table-cell office:value-type="float" office:value="81.599999999999994" table:style-name="ce87">
            <text:p>81,60<text:s/></text:p>
          </table:table-cell>
          <table:table-cell table:style-name="ce1"/>
          <table:table-cell office:value-type="float" office:value="10729.28" table:style-name="ce87">
            <text:p>10.729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819 Fact# 363225 <text:s/>Rec#: 7126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0729.57" table:style-name="ce87">
            <text:p>10.729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9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821 Fact# 363216 <text:s/>Rec#: 7126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10729.86" table:style-name="ce87">
            <text:p>10.729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6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Ret Iva 70% #189820 Fact# 363224 <text:s/>Rec#: 7248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10730.01" table:style-name="ce87">
            <text:p>10.730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VISA - MASTERCARD - PACIFICARD CANCELACION DEBITO TARJETAS PICHICNHA- PAGO DE FACT 361558- 362591 POR DEP EN CTA #DOC 498611</text:p>
          </table:table-cell>
          <table:table-cell table:number-columns-repeated="3" table:style-name="ce1"/>
          <table:table-cell office:value-type="float" office:value="0.31" table:style-name="ce87">
            <text:p>0,31<text:s/></text:p>
          </table:table-cell>
          <table:table-cell table:style-name="ce1"/>
          <table:table-cell office:value-type="float" office:value="10730.32" table:style-name="ce87">
            <text:p>10.730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table:number-columns-repeated="3" table:style-name="ce1"/>
          <table:table-cell office:value-type="float" office:value="9.34" table:style-name="ce87">
            <text:p>9,34<text:s/></text:p>
          </table:table-cell>
          <table:table-cell table:style-name="ce1"/>
          <table:table-cell office:value-type="float" office:value="10739.66" table:style-name="ce87">
            <text:p>10.739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3</text:p>
          </table:table-cell>
          <table:table-cell office:value-type="date" office:date-value="2021-06-14T00:00:00" table:style-name="ce88">
            <text:p>14-jun-21</text:p>
          </table:table-cell>
          <table:table-cell office:value-type="string" table:style-name="ce86">
            <text:p>Ret Iva 70% #423719 Fact# 360834 <text:s/>Rec#: 7255 CONSORCIO ECUATORIANO DE TELECOMUNICACIONES S.A. CONECEL</text:p>
          </table:table-cell>
          <table:table-cell table:number-columns-repeated="3" table:style-name="ce1"/>
          <table:table-cell office:value-type="float" office:value="566.16" table:style-name="ce87">
            <text:p>566,16<text:s/></text:p>
          </table:table-cell>
          <table:table-cell table:style-name="ce1"/>
          <table:table-cell office:value-type="float" office:value="11305.82" table:style-name="ce87">
            <text:p>11.305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06</text:p>
          </table:table-cell>
          <table:table-cell office:value-type="date" office:date-value="2021-06-15T00:00:00" table:style-name="ce88">
            <text:p>15-jun-21</text:p>
          </table:table-cell>
          <table:table-cell office:value-type="string" table:style-name="ce86">
            <text:p>Ret Iva 70% #15395 Fact# 362949 <text:s/>Rec#: 7134 LG ELECTRONICS PANAMA S.A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11309.26" table:style-name="ce87">
            <text:p>11.30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1</text:p>
          </table:table-cell>
          <table:table-cell office:value-type="date" office:date-value="2021-06-17T00:00:00" table:style-name="ce88">
            <text:p>17-jun-21</text:p>
          </table:table-cell>
          <table:table-cell office:value-type="string" table:style-name="ce86">
            <text:p>Ret Iva 70% #424490 Fact# 360838 <text:s/>Rec#: 7253 CONSORCIO ECUATORIANO DE TELECOMUNICACIONES S.A. CONECEL</text:p>
          </table:table-cell>
          <table:table-cell table:number-columns-repeated="3" table:style-name="ce1"/>
          <table:table-cell office:value-type="float" office:value="21.59" table:style-name="ce87">
            <text:p>21,59<text:s/></text:p>
          </table:table-cell>
          <table:table-cell table:style-name="ce1"/>
          <table:table-cell office:value-type="float" office:value="11330.85" table:style-name="ce87">
            <text:p>11.330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7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Ret Iva 70% #12544 Fact# 364732 <text:s/>Rec#: 7192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11330.98" table:style-name="ce87">
            <text:p>11.330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table:number-columns-repeated="3" table:style-name="ce1"/>
          <table:table-cell office:value-type="float" office:value="22.13" table:style-name="ce87">
            <text:p>22,13<text:s/></text:p>
          </table:table-cell>
          <table:table-cell table:style-name="ce1"/>
          <table:table-cell office:value-type="float" office:value="11353.11" table:style-name="ce87">
            <text:p>11.353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VISA - MASTERCARD - PACIFICARD CANCELACION DEBITO TARJETAS GUAYAQUIL- PAGO DE FACT 360161 - 362684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11353.19" table:style-name="ce87">
            <text:p>11.353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6-21T00:00:00" table:style-name="ce88">
            <text:p>21-jun-21</text:p>
          </table:table-cell>
          <table:table-cell office:value-type="string" table:style-name="ce86">
            <text:p>AMERICAN EXPRESS CANCELACION DEBITO TARJETAS GUAYAQUIL - PAGO DE FACT 361107- 361405- 361530 <text:s/>- 363168- 363170 - 361790- 362040 - 362129- 362237- 363087- 361312- 362284- 362286 <text:s/>- 362087 <text:s/>- 362231 <text:s/>- 362312-363284- 362490 <text:s/>-362541 <text:s/>.362522-362582-362440</text:p>
          </table:table-cell>
          <table:table-cell table:number-columns-repeated="3" table:style-name="ce1"/>
          <table:table-cell office:value-type="float" office:value="2.85" table:style-name="ce87">
            <text:p>2,85<text:s/></text:p>
          </table:table-cell>
          <table:table-cell table:style-name="ce1"/>
          <table:table-cell office:value-type="float" office:value="11356.04" table:style-name="ce87">
            <text:p>11.356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Iva 70% #31093 Fact# 363395 <text:s/>Rec#: 7160 Corporación Nacional de Telecomunicaciones-CNT EP</text:p>
          </table:table-cell>
          <table:table-cell table:number-columns-repeated="3" table:style-name="ce1"/>
          <table:table-cell office:value-type="float" office:value="528.98" table:style-name="ce87">
            <text:p>528,98<text:s/></text:p>
          </table:table-cell>
          <table:table-cell table:style-name="ce1"/>
          <table:table-cell office:value-type="float" office:value="11885.02" table:style-name="ce87">
            <text:p>11.885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9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Iva 70% #31094 Fact# 363394 <text:s/>Rec#: 7161 Corporación Nacional de Telecomunicaciones-CNT EP</text:p>
          </table:table-cell>
          <table:table-cell table:number-columns-repeated="3" table:style-name="ce1"/>
          <table:table-cell office:value-type="float" office:value="78.349999999999994" table:style-name="ce87">
            <text:p>78,35<text:s/></text:p>
          </table:table-cell>
          <table:table-cell table:style-name="ce1"/>
          <table:table-cell office:value-type="float" office:value="11963.37" table:style-name="ce87">
            <text:p>11.963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Ret Iva 70% #189288 Fact# 363393 <text:s/>Rec#: 7250 OTECEL</text:p>
          </table:table-cell>
          <table:table-cell table:number-columns-repeated="3" table:style-name="ce1"/>
          <table:table-cell office:value-type="float" office:value="463.69" table:style-name="ce87">
            <text:p>463,69<text:s/></text:p>
          </table:table-cell>
          <table:table-cell table:style-name="ce1"/>
          <table:table-cell office:value-type="float" office:value="12427.06" table:style-name="ce87">
            <text:p>12.427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N/D PRODUBANCO PAGO DE IMPUESTOS RTE IVA MES DE MAYO 2021</text:p>
          </table:table-cell>
          <table:table-cell table:number-columns-repeated="4" table:style-name="ce1"/>
          <table:table-cell office:value-type="float" office:value="8724.77" table:style-name="ce90">
            <text:p>-8.724,77</text:p>
          </table:table-cell>
          <table:table-cell office:value-type="float" office:value="3702.29" table:style-name="ce87">
            <text:p>3.702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7</text:p>
          </table:table-cell>
          <table:table-cell office:value-type="date" office:date-value="2021-06-23T00:00:00" table:style-name="ce88">
            <text:p>23-jun-21</text:p>
          </table:table-cell>
          <table:table-cell office:value-type="string" table:style-name="ce86">
            <text:p>Ret Iva 70% #160 Fact# 362946 <text:s/>Rec#: 7159 ACCOUNTSERVS S.A</text:p>
          </table:table-cell>
          <table:table-cell table:number-columns-repeated="3" table:style-name="ce1"/>
          <table:table-cell office:value-type="float" office:value="4.9400000000000004" table:style-name="ce87">
            <text:p>4,94<text:s/></text:p>
          </table:table-cell>
          <table:table-cell table:style-name="ce1"/>
          <table:table-cell office:value-type="float" office:value="3707.23" table:style-name="ce87">
            <text:p>3.707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2</text:p>
          </table:table-cell>
          <table:table-cell office:value-type="date" office:date-value="2021-06-24T00:00:00" table:style-name="ce88">
            <text:p>24-jun-21</text:p>
          </table:table-cell>
          <table:table-cell office:value-type="string" table:style-name="ce86">
            <text:p>Ret Iva 70% #9292 Fact# 363399 <text:s/>Rec#: 7254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5.09" table:style-name="ce87">
            <text:p>5,09<text:s/></text:p>
          </table:table-cell>
          <table:table-cell table:style-name="ce1"/>
          <table:table-cell office:value-type="float" office:value="3712.32" table:style-name="ce87">
            <text:p>3.712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9</text:p>
          </table:table-cell>
          <table:table-cell office:value-type="date" office:date-value="2021-06-25T00:00:00" table:style-name="ce88">
            <text:p>25-jun-21</text:p>
          </table:table-cell>
          <table:table-cell office:value-type="string" table:style-name="ce86">
            <text:p>Ret Iva 70% #426653 Fact# 363392 <text:s/>Rec#: 7251 CONSORCIO ECUATORIANO DE TELECOMUNICACIONES S.A. CONECEL</text:p>
          </table:table-cell>
          <table:table-cell table:number-columns-repeated="3" table:style-name="ce1"/>
          <table:table-cell office:value-type="float" office:value="631.41" table:style-name="ce87">
            <text:p>631,41<text:s/></text:p>
          </table:table-cell>
          <table:table-cell table:style-name="ce1"/>
          <table:table-cell office:value-type="float" office:value="4343.7299999999996" table:style-name="ce87">
            <text:p>4.343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1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4 Fact# 363377 <text:s/>Rec#: 7163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4343.79" table:style-name="ce87">
            <text:p>4.34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2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7 Fact# 363092 <text:s/>Rec#: 7164 MEGADATOS S.A.</text:p>
          </table:table-cell>
          <table:table-cell table:number-columns-repeated="3" table:style-name="ce1"/>
          <table:table-cell office:value-type="float" office:value="932.68" table:style-name="ce87">
            <text:p>932,68<text:s/></text:p>
          </table:table-cell>
          <table:table-cell table:style-name="ce1"/>
          <table:table-cell office:value-type="float" office:value="5276.47" table:style-name="ce87">
            <text:p>5.276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3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20 Fact# 363378 <text:s/>Rec#: 7165 MEGADATOS S.A.</text:p>
          </table:table-cell>
          <table:table-cell table:number-columns-repeated="3" table:style-name="ce1"/>
          <table:table-cell office:value-type="float" office:value="7.22" table:style-name="ce87">
            <text:p>7,22<text:s/></text:p>
          </table:table-cell>
          <table:table-cell table:style-name="ce1"/>
          <table:table-cell office:value-type="float" office:value="5283.69" table:style-name="ce87">
            <text:p>5.283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4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9 Fact# 363376 <text:s/>Rec#: 7166 MEGADATOS S.A.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5283.79" table:style-name="ce87">
            <text:p>5.28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5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6 Fact# 363001 <text:s/>Rec#: 7167 MEGADATOS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5283.83" table:style-name="ce87">
            <text:p>5.283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6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5 Fact# 363374 <text:s/>Rec#: 7168 MEGADATOS S.A.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5284.43" table:style-name="ce87">
            <text:p>5.284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87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21318 Fact# 363375 <text:s/>Rec#: 7169 MEGADATOS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5284.47" table:style-name="ce87">
            <text:p>5.284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0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Ret Iva 70% #104280 Fact# 363397 <text:s/>Rec#: 7252 SERVICIOS DE TELECOMUNICACIONES SETEL S.A.</text:p>
          </table:table-cell>
          <table:table-cell table:number-columns-repeated="3" table:style-name="ce1"/>
          <table:table-cell office:value-type="float" office:value="25.25" table:style-name="ce87">
            <text:p>25,25<text:s/></text:p>
          </table:table-cell>
          <table:table-cell table:style-name="ce1"/>
          <table:table-cell office:value-type="float" office:value="5309.72" table:style-name="ce87">
            <text:p>5.309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0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Ret Iva 70% #2724 Fact# 363370 <text:s/>Rec#: 7172 T &amp; C ECUADOR SETCEC S.A.<text:s/></text:p>
          </table:table-cell>
          <table:table-cell table:number-columns-repeated="3" table:style-name="ce1"/>
          <table:table-cell office:value-type="float" office:value="0.08" table:style-name="ce87">
            <text:p>0,08<text:s/></text:p>
          </table:table-cell>
          <table:table-cell table:style-name="ce1"/>
          <table:table-cell office:value-type="float" office:value="5309.8" table:style-name="ce87">
            <text:p>5.309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6516 Fact# 365670 <text:s/>Rec#: 7174 ANGLO ECUATORIANA DE GUAYAQUIL C A</text:p>
          </table:table-cell>
          <table:table-cell table:number-columns-repeated="3" table:style-name="ce1"/>
          <table:table-cell office:value-type="float" office:value="0.48" table:style-name="ce87">
            <text:p>0,48<text:s/></text:p>
          </table:table-cell>
          <table:table-cell table:style-name="ce1"/>
          <table:table-cell office:value-type="float" office:value="5310.28" table:style-name="ce87">
            <text:p>5.310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69005 Fact# 365581 <text:s/>Rec#: 7175 COMPAÑIA VERDU S.A.</text:p>
          </table:table-cell>
          <table:table-cell table:number-columns-repeated="3" table:style-name="ce1"/>
          <table:table-cell office:value-type="float" office:value="5.0599999999999996" table:style-name="ce87">
            <text:p>5,06<text:s/></text:p>
          </table:table-cell>
          <table:table-cell table:style-name="ce1"/>
          <table:table-cell office:value-type="float" office:value="5315.34" table:style-name="ce87">
            <text:p>5.315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43 Fact# 4913 <text:s/>Rec#: 7176 ACTICA TECH CIA.LTDA</text:p>
          </table:table-cell>
          <table:table-cell table:number-columns-repeated="3" table:style-name="ce1"/>
          <table:table-cell office:value-type="float" office:value="1.67" table:style-name="ce87">
            <text:p>1,67<text:s/></text:p>
          </table:table-cell>
          <table:table-cell table:style-name="ce1"/>
          <table:table-cell office:value-type="float" office:value="5317.01" table:style-name="ce87">
            <text:p>5.317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9285 Fact# 365570 <text:s/>Rec#: 7177 ACRUXZA C. 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321.6" table:style-name="ce87">
            <text:p>5.321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5776 Fact# 365890 <text:s/>Rec#: 7178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322.57" table:style-name="ce87">
            <text:p>5.322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6517 Fact# 365669 <text:s/>Rec#: 7181 ANGLO ECUATORIANA DE GUAYAQUIL C A</text:p>
          </table:table-cell>
          <table:table-cell table:number-columns-repeated="3" table:style-name="ce1"/>
          <table:table-cell office:value-type="float" office:value="0.55000000000000004" table:style-name="ce87">
            <text:p>0,55<text:s/></text:p>
          </table:table-cell>
          <table:table-cell table:style-name="ce1"/>
          <table:table-cell office:value-type="float" office:value="5323.12" table:style-name="ce87">
            <text:p>5.32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379 Fact# 4944 <text:s/>Rec#: 7183 ROMAN ESPINOSA SILVIO ALBERTO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5323.44" table:style-name="ce87">
            <text:p>5.323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139 Fact# 365535 <text:s/>Rec#: 7184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24.59" table:style-name="ce87">
            <text:p>5.324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866 Fact# 365541 <text:s/>Rec#: 7185 DOLCA S.A</text:p>
          </table:table-cell>
          <table:table-cell table:number-columns-repeated="3" table:style-name="ce1"/>
          <table:table-cell office:value-type="float" office:value="5.89" table:style-name="ce87">
            <text:p>5,89<text:s/></text:p>
          </table:table-cell>
          <table:table-cell table:style-name="ce1"/>
          <table:table-cell office:value-type="float" office:value="5330.48" table:style-name="ce87">
            <text:p>5.330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665 Fact# 365542 <text:s/>Rec#: 7186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5336.22" table:style-name="ce87">
            <text:p>5.336,2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0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978 Fact# 365693 <text:s/>Rec#: 7187 AGRICOLA Y QUIMICA NACIONAL DEL COTOPAXI AGRONPAXI CIA. LTD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5337.21" table:style-name="ce87">
            <text:p>5.337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4677 Fact# 365892 <text:s/>Rec#: 7188 LINEAS AEREAS NACIONALES ECUADOR S.A. LAN ECUADOR</text:p>
          </table:table-cell>
          <table:table-cell table:number-columns-repeated="3" table:style-name="ce1"/>
          <table:table-cell office:value-type="float" office:value="3.29" table:style-name="ce87">
            <text:p>3,29<text:s/></text:p>
          </table:table-cell>
          <table:table-cell table:style-name="ce1"/>
          <table:table-cell office:value-type="float" office:value="5340.5" table:style-name="ce87">
            <text:p>5.340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266 Fact# 365676 <text:s/>Rec#: 7189 ECUADORIANSHIMP S.A.</text:p>
          </table:table-cell>
          <table:table-cell table:number-columns-repeated="3" table:style-name="ce1"/>
          <table:table-cell office:value-type="float" office:value="0.24" table:style-name="ce87">
            <text:p>0,24<text:s/></text:p>
          </table:table-cell>
          <table:table-cell table:style-name="ce1"/>
          <table:table-cell office:value-type="float" office:value="5340.74" table:style-name="ce87">
            <text:p>5.340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893 Fact# 365584 <text:s/>Rec#: 7191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41.89" table:style-name="ce87">
            <text:p>5.341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895 Fact# 365573 <text:s/>Rec#: 7191 COMPAÑIA SALUD PLENA S.A / PLENISALUD</text:p>
          </table:table-cell>
          <table:table-cell table:number-columns-repeated="3" table:style-name="ce1"/>
          <table:table-cell office:value-type="float" office:value="6.3" table:style-name="ce87">
            <text:p>6,30<text:s/></text:p>
          </table:table-cell>
          <table:table-cell table:style-name="ce1"/>
          <table:table-cell office:value-type="float" office:value="5348.19" table:style-name="ce87">
            <text:p>5.348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894 Fact# 365583 <text:s/>Rec#: 7191 COMPAÑIA SALUD PLENA S.A / PLENISALUD</text:p>
          </table:table-cell>
          <table:table-cell table:number-columns-repeated="3" table:style-name="ce1"/>
          <table:table-cell office:value-type="float" office:value="2.5099999999999998" table:style-name="ce87">
            <text:p>2,51<text:s/></text:p>
          </table:table-cell>
          <table:table-cell table:style-name="ce1"/>
          <table:table-cell office:value-type="float" office:value="5350.7" table:style-name="ce87">
            <text:p>5.350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871 Fact# 365677 <text:s/>Rec#: 7193 CONSTRU-YA S.A.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5350.93" table:style-name="ce87">
            <text:p>5.350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7832 Fact# 365533 <text:s/>Rec#: 7194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52.08" table:style-name="ce87">
            <text:p>5.352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0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40 Fact# 365894 <text:s/>Rec#: 7195 ESJURHEC S.A.</text:p>
          </table:table-cell>
          <table:table-cell table:number-columns-repeated="3" table:style-name="ce1"/>
          <table:table-cell office:value-type="float" office:value="0.39" table:style-name="ce87">
            <text:p>0,39<text:s/></text:p>
          </table:table-cell>
          <table:table-cell table:style-name="ce1"/>
          <table:table-cell office:value-type="float" office:value="5352.47" table:style-name="ce87">
            <text:p>5.352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9966 Fact# 365556 <text:s/>Rec#: 7196 DOLMEN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53.62" table:style-name="ce87">
            <text:p>5.353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1206 Fact# 365798 <text:s/>Rec#: 7198 INGENIERIA PARA EL DESARROLLO ACURIO Y ASOCIADOS S.A.</text:p>
          </table:table-cell>
          <table:table-cell table:number-columns-repeated="3" table:style-name="ce1"/>
          <table:table-cell office:value-type="float" office:value="5.12" table:style-name="ce87">
            <text:p>5,12<text:s/></text:p>
          </table:table-cell>
          <table:table-cell table:style-name="ce1"/>
          <table:table-cell office:value-type="float" office:value="5358.74" table:style-name="ce87">
            <text:p>5.358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430 Fact# 365702 <text:s/>Rec#: 7203 CIPORT &amp; TECNAC CIPTE C.L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5359.24" table:style-name="ce87">
            <text:p>5.359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2928 Fact# 365614 <text:s/>Rec#: 7205 ADITIVOS Y ALIMENTOS S.A. ADILISA</text:p>
          </table:table-cell>
          <table:table-cell table:number-columns-repeated="3" table:style-name="ce1"/>
          <table:table-cell office:value-type="float" office:value="3.43" table:style-name="ce87">
            <text:p>3,43<text:s/></text:p>
          </table:table-cell>
          <table:table-cell table:style-name="ce1"/>
          <table:table-cell office:value-type="float" office:value="5362.67" table:style-name="ce87">
            <text:p>5.362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247 Fact# 365733 <text:s/>Rec#: 7206 GOMEZ ALCIVAR EDUARDO JOSE</text:p>
          </table:table-cell>
          <table:table-cell table:number-columns-repeated="3" table:style-name="ce1"/>
          <table:table-cell office:value-type="float" office:value="2" table:style-name="ce87">
            <text:p>2,00<text:s/></text:p>
          </table:table-cell>
          <table:table-cell table:style-name="ce1"/>
          <table:table-cell office:value-type="float" office:value="5364.67" table:style-name="ce87">
            <text:p>5.364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0846 Fact# 365749 <text:s/>Rec#: 7207 PAYLESS SHOESOURCE ECUADOR CIA. LTDA.</text:p>
          </table:table-cell>
          <table:table-cell table:number-columns-repeated="3" table:style-name="ce1"/>
          <table:table-cell office:value-type="float" office:value="3.48" table:style-name="ce87">
            <text:p>3,48<text:s/></text:p>
          </table:table-cell>
          <table:table-cell table:style-name="ce1"/>
          <table:table-cell office:value-type="float" office:value="5368.15" table:style-name="ce87">
            <text:p>5.368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59195 Fact# 365563 <text:s/>Rec#: 7208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370.45" table:style-name="ce87">
            <text:p>5.370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384 Fact# 365572 <text:s/>Rec#: 7211 GRANITECSA S.A</text:p>
          </table:table-cell>
          <table:table-cell table:number-columns-repeated="3" table:style-name="ce1"/>
          <table:table-cell office:value-type="float" office:value="3.15" table:style-name="ce87">
            <text:p>3,15<text:s/></text:p>
          </table:table-cell>
          <table:table-cell table:style-name="ce1"/>
          <table:table-cell office:value-type="float" office:value="5373.6" table:style-name="ce87">
            <text:p>5.373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73 Fact# 365861 <text:s/>Rec#: 7215 AGROQUIMICOS DEL ECUADOR AGRODESA<text:s/></text:p>
          </table:table-cell>
          <table:table-cell table:number-columns-repeated="3" table:style-name="ce1"/>
          <table:table-cell office:value-type="float" office:value="0.35" table:style-name="ce87">
            <text:p>0,35<text:s/></text:p>
          </table:table-cell>
          <table:table-cell table:style-name="ce1"/>
          <table:table-cell office:value-type="float" office:value="5373.95" table:style-name="ce87">
            <text:p>5.373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8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74 Fact# 365862 <text:s/>Rec#: 7216 AGROQUIMICOS DEL ECUADOR AGRODESA<text:s/>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5374.11" table:style-name="ce87">
            <text:p>5.374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0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233 Fact# 365628 <text:s/>Rec#: 7217 FUDRIVER S.A.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5374.23" table:style-name="ce87">
            <text:p>5.374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0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884 Fact# 365559 <text:s/>Rec#: 7218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75.38" table:style-name="ce87">
            <text:p>5.375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502 Fact# 365607 <text:s/>Rec#: 7223 CONSULTLMZ CIA. LTDA.</text:p>
          </table:table-cell>
          <table:table-cell table:number-columns-repeated="3" table:style-name="ce1"/>
          <table:table-cell office:value-type="float" office:value="1.94" table:style-name="ce87">
            <text:p>1,94<text:s/></text:p>
          </table:table-cell>
          <table:table-cell table:style-name="ce1"/>
          <table:table-cell office:value-type="float" office:value="5377.32" table:style-name="ce87">
            <text:p>5.377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5734 Fact# 365557 <text:s/>Rec#: 7224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380.76" table:style-name="ce87">
            <text:p>5.380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91 Fact# 365663 <text:s/>Rec#: 7225 XERTICAEC S.A.</text:p>
          </table:table-cell>
          <table:table-cell table:number-columns-repeated="3" table:style-name="ce1"/>
          <table:table-cell office:value-type="float" office:value="5.19" table:style-name="ce87">
            <text:p>5,19<text:s/></text:p>
          </table:table-cell>
          <table:table-cell table:style-name="ce1"/>
          <table:table-cell office:value-type="float" office:value="5385.95" table:style-name="ce87">
            <text:p>5.38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573 Fact# 365552 <text:s/>Rec#: 7226 LAUDE S.A. LAUDES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387.1" table:style-name="ce87">
            <text:p>5.387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8994 Fact# 365562 <text:s/>Rec#: 7227 CORPORACION VIVIENDAS DEL HOGAR DE CRISTO</text:p>
          </table:table-cell>
          <table:table-cell table:number-columns-repeated="3" table:style-name="ce1"/>
          <table:table-cell office:value-type="float" office:value="11.3" table:style-name="ce87">
            <text:p>11,30<text:s/></text:p>
          </table:table-cell>
          <table:table-cell table:style-name="ce1"/>
          <table:table-cell office:value-type="float" office:value="5398.4" table:style-name="ce87">
            <text:p>5.398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8993 Fact# 365561 <text:s/>Rec#: 7227 CORPORACION VIVIENDAS DEL HOGAR DE CRISTO</text:p>
          </table:table-cell>
          <table:table-cell table:number-columns-repeated="3" table:style-name="ce1"/>
          <table:table-cell office:value-type="float" office:value="13.45" table:style-name="ce87">
            <text:p>13,45<text:s/></text:p>
          </table:table-cell>
          <table:table-cell table:style-name="ce1"/>
          <table:table-cell office:value-type="float" office:value="5411.85" table:style-name="ce87">
            <text:p>5.411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875663 Fact# 365539 <text:s/>Rec#: 7232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5416.44" table:style-name="ce87">
            <text:p>5.416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714 Fact# 365691 <text:s/>Rec#: 7233 WINSTOCORP S.A.</text:p>
          </table:table-cell>
          <table:table-cell table:number-columns-repeated="3" table:style-name="ce1"/>
          <table:table-cell office:value-type="float" office:value="0.23" table:style-name="ce87">
            <text:p>0,23<text:s/></text:p>
          </table:table-cell>
          <table:table-cell table:style-name="ce1"/>
          <table:table-cell office:value-type="float" office:value="5416.67" table:style-name="ce87">
            <text:p>5.416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715 Fact# 365692 <text:s/>Rec#: 7233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416.82" table:style-name="ce87">
            <text:p>5.416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5866 Fact# 365616 <text:s/>Rec#: 7234 WANHAI LINES ECUADOR S.A.</text:p>
          </table:table-cell>
          <table:table-cell table:number-columns-repeated="3" table:style-name="ce1"/>
          <table:table-cell office:value-type="float" office:value="4.87" table:style-name="ce87">
            <text:p>4,87<text:s/></text:p>
          </table:table-cell>
          <table:table-cell table:style-name="ce1"/>
          <table:table-cell office:value-type="float" office:value="5421.69" table:style-name="ce87">
            <text:p>5.421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654 Fact# 365551 <text:s/>Rec#: 7235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5425.13" table:style-name="ce87">
            <text:p>5.425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9535 Fact# 365748 <text:s/>Rec#: 7238 COOPERATIVA DE TRANSPORTES LOJA<text:s/></text:p>
          </table:table-cell>
          <table:table-cell table:number-columns-repeated="3" table:style-name="ce1"/>
          <table:table-cell office:value-type="float" office:value="2.44" table:style-name="ce87">
            <text:p>2,44<text:s/></text:p>
          </table:table-cell>
          <table:table-cell table:style-name="ce1"/>
          <table:table-cell office:value-type="float" office:value="5427.57" table:style-name="ce87">
            <text:p>5.42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235 Fact# 365756 <text:s/>Rec#: 7240 CHIM-TINTAS S.A.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5427.89" table:style-name="ce87">
            <text:p>5.427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2933 Fact# 365582 <text:s/>Rec#: 7241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429.04" table:style-name="ce87">
            <text:p>5.429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830 Fact# 365577 <text:s/>Rec#: 7244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431.34" table:style-name="ce87">
            <text:p>5.431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3790 Fact# 365588 <text:s/>Rec#: 7246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432.49" table:style-name="ce87">
            <text:p>5.43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3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056 Fact# 365718 <text:s/>Rec#: 7256 FERRUX S.A.</text:p>
          </table:table-cell>
          <table:table-cell table:number-columns-repeated="3" table:style-name="ce1"/>
          <table:table-cell office:value-type="float" office:value="0.99" table:style-name="ce87">
            <text:p>0,99<text:s/></text:p>
          </table:table-cell>
          <table:table-cell table:style-name="ce1"/>
          <table:table-cell office:value-type="float" office:value="5433.48" table:style-name="ce87">
            <text:p>5.433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77067 Fact# 365757 <text:s/>Rec#: 7262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434.45" table:style-name="ce87">
            <text:p>5.434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98 Fact# 365626 <text:s/>Rec#: 7263 AFCO S.A.</text:p>
          </table:table-cell>
          <table:table-cell table:number-columns-repeated="3" table:style-name="ce1"/>
          <table:table-cell office:value-type="float" office:value="0.59" table:style-name="ce87">
            <text:p>0,59<text:s/></text:p>
          </table:table-cell>
          <table:table-cell table:style-name="ce1"/>
          <table:table-cell office:value-type="float" office:value="5435.04" table:style-name="ce87">
            <text:p>5.435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794 Fact# 365960 <text:s/>Rec#: 7265 T &amp; C ECUADOR SETCEC S.A.<text:s/>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5435.14" table:style-name="ce87">
            <text:p>5.435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06 Fact# 365580 <text:s/>Rec#: 7266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436.14" table:style-name="ce87">
            <text:p>5.436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2187 Fact# 365623 <text:s/>Rec#: 7268 PANATLANTIC LOGISTICS <text:s/>S.A.</text:p>
          </table:table-cell>
          <table:table-cell table:number-columns-repeated="3" table:style-name="ce1"/>
          <table:table-cell office:value-type="float" office:value="3.86" table:style-name="ce87">
            <text:p>3,86<text:s/></text:p>
          </table:table-cell>
          <table:table-cell table:style-name="ce1"/>
          <table:table-cell office:value-type="float" office:value="5440" table:style-name="ce87">
            <text:p>5.440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50 Fact# 365909 <text:s/>Rec#: 7269 REPROLIMIT CIA.LTDA<text:s/></text:p>
          </table:table-cell>
          <table:table-cell table:number-columns-repeated="3" table:style-name="ce1"/>
          <table:table-cell office:value-type="float" office:value="0.25" table:style-name="ce87">
            <text:p>0,25<text:s/></text:p>
          </table:table-cell>
          <table:table-cell table:style-name="ce1"/>
          <table:table-cell office:value-type="float" office:value="5440.25" table:style-name="ce87">
            <text:p>5.440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72 Fact# 365543 <text:s/>Rec#: 7271 ACCOUNTSERVS S.A</text:p>
          </table:table-cell>
          <table:table-cell table:number-columns-repeated="3" table:style-name="ce1"/>
          <table:table-cell office:value-type="float" office:value="2.1800000000000002" table:style-name="ce87">
            <text:p>2,18<text:s/></text:p>
          </table:table-cell>
          <table:table-cell table:style-name="ce1"/>
          <table:table-cell office:value-type="float" office:value="5442.43" table:style-name="ce87">
            <text:p>5.442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1867 Fact# 365684 <text:s/>Rec#: 7280 CALIZAS Y MINERALES CALMOSACORP CIA. LTD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442.56" table:style-name="ce87">
            <text:p>5.442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191 Fact# 365717 <text:s/>Rec#: 7284 DATA TOOLS S.A.</text:p>
          </table:table-cell>
          <table:table-cell table:number-columns-repeated="3" table:style-name="ce1"/>
          <table:table-cell office:value-type="float" office:value="15.04" table:style-name="ce87">
            <text:p>15,04<text:s/></text:p>
          </table:table-cell>
          <table:table-cell table:style-name="ce1"/>
          <table:table-cell office:value-type="float" office:value="5457.6" table:style-name="ce87">
            <text:p>5.457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4114 Fact# 365631 <text:s/>Rec#: 7305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457.75" table:style-name="ce87">
            <text:p>5.457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0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008 Fact# 365709 <text:s/>Rec#: 7325 CAJAMARCA PROTECTIVE SERVICES C. LTDA. CAJAPROTSERV</text:p>
          </table:table-cell>
          <table:table-cell table:number-columns-repeated="3" table:style-name="ce1"/>
          <table:table-cell office:value-type="float" office:value="95.97" table:style-name="ce87">
            <text:p>95,97<text:s/></text:p>
          </table:table-cell>
          <table:table-cell table:style-name="ce1"/>
          <table:table-cell office:value-type="float" office:value="5553.72" table:style-name="ce87">
            <text:p>5.553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203 Fact# 365548 <text:s/>Rec#: 7345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5556.02" table:style-name="ce87">
            <text:p>5.556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458 Fact# 365593 <text:s/>Rec#: 7346 CESAR FERNANDO ARMAS CABRERA</text:p>
          </table:table-cell>
          <table:table-cell table:number-columns-repeated="3" table:style-name="ce1"/>
          <table:table-cell office:value-type="float" office:value="2.2599999999999998" table:style-name="ce87">
            <text:p>2,26<text:s/></text:p>
          </table:table-cell>
          <table:table-cell table:style-name="ce1"/>
          <table:table-cell office:value-type="float" office:value="5558.28" table:style-name="ce87">
            <text:p>5.558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483 Fact# 365592 <text:s/>Rec#: 7346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5559.28" table:style-name="ce87">
            <text:p>5.559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4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4968 Fact# 4927 <text:s/>Rec#: 7347 LIRA CORREA MARTIN ALFREDO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559.41" table:style-name="ce87">
            <text:p>5.559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3459 Fact# 365726 <text:s/>Rec#: 7348 CESAR FERNANDO ARMAS CABRERA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5559.7" table:style-name="ce87">
            <text:p>5.559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1480 Fact# 365609 <text:s/>Rec#: 7350 INDUSTRIA COLOMBO ECUATORIANA DE CARROCERIAS CARCE</text:p>
          </table:table-cell>
          <table:table-cell table:number-columns-repeated="3" table:style-name="ce1"/>
          <table:table-cell office:value-type="float" office:value="1.19" table:style-name="ce87">
            <text:p>1,19<text:s/></text:p>
          </table:table-cell>
          <table:table-cell table:style-name="ce1"/>
          <table:table-cell office:value-type="float" office:value="5560.89" table:style-name="ce87">
            <text:p>5.560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8457 Fact# 365660 <text:s/>Rec#: 7352 SOCIEDAD DE HECHO SAMBAC</text:p>
          </table:table-cell>
          <table:table-cell table:number-columns-repeated="3" table:style-name="ce1"/>
          <table:table-cell office:value-type="float" office:value="3.37" table:style-name="ce87">
            <text:p>3,37<text:s/></text:p>
          </table:table-cell>
          <table:table-cell table:style-name="ce1"/>
          <table:table-cell office:value-type="float" office:value="5564.26" table:style-name="ce87">
            <text:p>5.564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70% #117922 Fact# 365538 <text:s/>Rec#: 7358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5618.34" table:style-name="ce87">
            <text:p>5.618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55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Ret Iva 70% #907 Fact# 365671 <text:s/>Rec#: 7190 INMOBILIARIA GALILEA-ECUADOR S.A</text:p>
          </table:table-cell>
          <table:table-cell table:number-columns-repeated="3" table:style-name="ce1"/>
          <table:table-cell office:value-type="float" office:value="2.12" table:style-name="ce87">
            <text:p>2,12<text:s/></text:p>
          </table:table-cell>
          <table:table-cell table:style-name="ce1"/>
          <table:table-cell office:value-type="float" office:value="5620.46" table:style-name="ce87">
            <text:p>5.620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2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Registro por retencion banco produbanco comp ret #95426</text:p>
          </table:table-cell>
          <table:table-cell table:number-columns-repeated="3" table:style-name="ce1"/>
          <table:table-cell office:value-type="float" office:value="11.74" table:style-name="ce87">
            <text:p>11,74<text:s/></text:p>
          </table:table-cell>
          <table:table-cell table:style-name="ce1"/>
          <table:table-cell office:value-type="float" office:value="5632.2" table:style-name="ce87">
            <text:p>5.632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table:number-columns-repeated="3" table:style-name="ce1"/>
          <table:table-cell office:value-type="float" office:value="17.16" table:style-name="ce87">
            <text:p>17,16<text:s/></text:p>
          </table:table-cell>
          <table:table-cell table:style-name="ce1"/>
          <table:table-cell office:value-type="float" office:value="5649.36" table:style-name="ce87">
            <text:p>5.649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VISA - MASTERCARD - PACIFICARD CANCELACION DEBITO TARJETAS GUAYAQUIL-PAGO DE FACT 365235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5649.42" table:style-name="ce87">
            <text:p>5.649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AMERICAN EXPRESS CANCELACION DEBITO TARJETAS GUAYAQUIL-PAGO DE FACT 363663- 363958- 364086- 365761- 365763- 364342- 364581- 364674- 364782- 365681- 362354- 364899- 364830- 363868- 364832- 364630- 364776- 364857- 365877- 365032- 365083- 365065- 365124-</text:p>
          </table:table-cell>
          <table:table-cell table:number-columns-repeated="3" table:style-name="ce1"/>
          <table:table-cell office:value-type="float" office:value="2.89" table:style-name="ce87">
            <text:p>2,89<text:s/></text:p>
          </table:table-cell>
          <table:table-cell table:style-name="ce1"/>
          <table:table-cell office:value-type="float" office:value="5652.31" table:style-name="ce87">
            <text:p>5.652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7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1 Fact# 365683 <text:s/>Rec#: 7201 BONELLY S.A.</text:p>
          </table:table-cell>
          <table:table-cell table:number-columns-repeated="3" table:style-name="ce1"/>
          <table:table-cell office:value-type="float" office:value="3.53" table:style-name="ce87">
            <text:p>3,53<text:s/></text:p>
          </table:table-cell>
          <table:table-cell table:style-name="ce1"/>
          <table:table-cell office:value-type="float" office:value="5655.84" table:style-name="ce87">
            <text:p>5.655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8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15541 Fact# 365546 <text:s/>Rec#: 7202 LG ELECTRONICS PANAMA S.A</text:p>
          </table:table-cell>
          <table:table-cell table:number-columns-repeated="3" table:style-name="ce1"/>
          <table:table-cell office:value-type="float" office:value="4.7300000000000004" table:style-name="ce87">
            <text:p>4,73<text:s/></text:p>
          </table:table-cell>
          <table:table-cell table:style-name="ce1"/>
          <table:table-cell office:value-type="float" office:value="5660.57" table:style-name="ce87">
            <text:p>5.660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0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37936 Fact# 365591 <text:s/>Rec#: 7204 ACERIA DEL ECUADOR CA ADELCA</text:p>
          </table:table-cell>
          <table:table-cell table:number-columns-repeated="3" table:style-name="ce1"/>
          <table:table-cell office:value-type="float" office:value="15.19" table:style-name="ce87">
            <text:p>15,19<text:s/></text:p>
          </table:table-cell>
          <table:table-cell table:style-name="ce1"/>
          <table:table-cell office:value-type="float" office:value="5675.76" table:style-name="ce87">
            <text:p>5.675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6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657 Fact# 365560 <text:s/>Rec#: 7209 COLEGIO INTERNACIONAL SEK ECUADOR S.A.</text:p>
          </table:table-cell>
          <table:table-cell table:number-columns-repeated="3" table:style-name="ce1"/>
          <table:table-cell office:value-type="float" office:value="6.89" table:style-name="ce87">
            <text:p>6,89<text:s/></text:p>
          </table:table-cell>
          <table:table-cell table:style-name="ce1"/>
          <table:table-cell office:value-type="float" office:value="5682.65" table:style-name="ce87">
            <text:p>5.682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1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435 Fact# 365829 <text:s/>Rec#: 7344 PRODUCTORA DE ALIMENTOS SALUDABLES Y CHOCOLATE PROCHOC S.A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5683.63" table:style-name="ce87">
            <text:p>5.683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8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Ret Iva 70% #38341 Fact# 365568 <text:s/>Rec#: 7351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5684.78" table:style-name="ce87">
            <text:p>5.684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77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Iva 70% #331 Fact# 365881 <text:s/>Rec#: 7210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22" table:style-name="ce87">
            <text:p>1,22<text:s/></text:p>
          </table:table-cell>
          <table:table-cell table:style-name="ce1"/>
          <table:table-cell office:value-type="float" office:value="5686" table:style-name="ce87">
            <text:p>5.686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3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Iva 70% #4536 Fact# 365740 <text:s/>Rec#: 7270 SOLUCIONES GLOBALES S.A GLOBFAST</text:p>
          </table:table-cell>
          <table:table-cell table:number-columns-repeated="3" table:style-name="ce1"/>
          <table:table-cell office:value-type="float" office:value="0.19" table:style-name="ce87">
            <text:p>0,19<text:s/></text:p>
          </table:table-cell>
          <table:table-cell table:style-name="ce1"/>
          <table:table-cell office:value-type="float" office:value="5686.19" table:style-name="ce87">
            <text:p>5.686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3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Ret Iva 70% #4534 Fact# 365741 <text:s/>Rec#: 7270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686.34" table:style-name="ce87">
            <text:p>5.686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VISA - MASTERCARD - PACIFICARD CANCELACION PAGO DEL CLIENTE RIERA ORDONEZ MIGUEL ANGEL POR PAYMENTS</text:p>
          </table:table-cell>
          <table:table-cell table:number-columns-repeated="3" table:style-name="ce1"/>
          <table:table-cell office:value-type="float" office:value="0.18" table:style-name="ce87">
            <text:p>0,18<text:s/></text:p>
          </table:table-cell>
          <table:table-cell table:style-name="ce1"/>
          <table:table-cell office:value-type="float" office:value="5686.52" table:style-name="ce87">
            <text:p>5.68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VISA - MASTERCARD - PACIFICARD CANCELACION DEBITO TARJETAS PICHINCHA-PAGO DE FACT 363631- 364617- 4799-365764-365202-365189-365234-365246 <text:s/>-365253-365752-365789-365186-365940-365510 POR DEP EN CTA #DOC 599805</text:p>
          </table:table-cell>
          <table:table-cell table:number-columns-repeated="3" table:style-name="ce1"/>
          <table:table-cell office:value-type="float" office:value="6.19" table:style-name="ce87">
            <text:p>6,19<text:s/></text:p>
          </table:table-cell>
          <table:table-cell table:style-name="ce1"/>
          <table:table-cell office:value-type="float" office:value="5692.71" table:style-name="ce87">
            <text:p>5.692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DISCOVER CANCELACION DEBITO TARJETAS PICHINCHA- PAGO DE FACT 365072-365103-4837-365098 <text:s/>-365291-365406 POR DEP EN CTA #DOC 651752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5693.35" table:style-name="ce87">
            <text:p>5.693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0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Iva 70% #125520 Fact# 786 <text:s/>Rec#: 7219 F.V - AREA ANDINA S.A.</text:p>
          </table:table-cell>
          <table:table-cell table:number-columns-repeated="3" table:style-name="ce1"/>
          <table:table-cell office:value-type="float" office:value="3.99" table:style-name="ce87">
            <text:p>3,99<text:s/></text:p>
          </table:table-cell>
          <table:table-cell table:style-name="ce1"/>
          <table:table-cell office:value-type="float" office:value="5697.34" table:style-name="ce87">
            <text:p>5.697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1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Iva 70% #3517 Fact# 365710 <text:s/>Rec#: 7220 INDUSTRIA ALUCAPS ECUADOR GA SA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5697.46" table:style-name="ce87">
            <text:p>5.697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2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Iva 70% #18932 Fact# 785 <text:s/>Rec#: 7221 COMPAÑIA FARMACEUTICA VERA S.A. COFARVE</text:p>
          </table:table-cell>
          <table:table-cell table:number-columns-repeated="3" table:style-name="ce1"/>
          <table:table-cell office:value-type="float" office:value="10.96" table:style-name="ce87">
            <text:p>10,96<text:s/></text:p>
          </table:table-cell>
          <table:table-cell table:style-name="ce1"/>
          <table:table-cell office:value-type="float" office:value="5708.42" table:style-name="ce87">
            <text:p>5.708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113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Ret Iva 70% #125519 Fact# 787 <text:s/>Rec#: 7222 F.V - AREA ANDINA S.A.</text:p>
          </table:table-cell>
          <table:table-cell table:number-columns-repeated="3" table:style-name="ce1"/>
          <table:table-cell office:value-type="float" office:value="2.0499999999999998" table:style-name="ce87">
            <text:p>2,05<text:s/></text:p>
          </table:table-cell>
          <table:table-cell table:style-name="ce1"/>
          <table:table-cell office:value-type="float" office:value="5710.47" table:style-name="ce87">
            <text:p>5.710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VISA - MASTERCARD - PACIFICARD CANCELACION DEBITO TARJETAS PICHICNHA- PAGO DE FACT 364111- 365149- 365133- 4854 POR DEP EN CTA #DOC 694024</text:p>
          </table:table-cell>
          <table:table-cell table:number-columns-repeated="3" table:style-name="ce1"/>
          <table:table-cell office:value-type="float" office:value="0.73" table:style-name="ce87">
            <text:p>0,73<text:s/></text:p>
          </table:table-cell>
          <table:table-cell table:style-name="ce1"/>
          <table:table-cell office:value-type="float" office:value="5711.2" table:style-name="ce87">
            <text:p>5.711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DISCOVER CANCELACION DEBITO TARJETAS PICHINCHA- PAGO DE FACT 4743, POR DEP EN CTA #DOC 725101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711.33" table:style-name="ce87">
            <text:p>5.711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68</text:p>
          </table:table-cell>
          <table:table-cell office:value-type="date" office:date-value="2021-07-09T00:00:00" table:style-name="ce88">
            <text:p>09-jul-21</text:p>
          </table:table-cell>
          <table:table-cell office:value-type="string" table:style-name="ce86">
            <text:p>Ret Iva 70% #192884 Fact# 365810 <text:s/>Rec#: 7229 TELCONET <text:s/>S.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5711.6" table:style-name="ce87">
            <text:p>5.711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69</text:p>
          </table:table-cell>
          <table:table-cell office:value-type="date" office:date-value="2021-07-09T00:00:00" table:style-name="ce88">
            <text:p>09-jul-21</text:p>
          </table:table-cell>
          <table:table-cell office:value-type="string" table:style-name="ce86">
            <text:p>Ret Iva 70% #192883 Fact# 365985 <text:s/>Rec#: 7230 TELCONET <text:s/>S.A.</text:p>
          </table:table-cell>
          <table:table-cell table:number-columns-repeated="3" table:style-name="ce1"/>
          <table:table-cell office:value-type="float" office:value="1253.1500000000001" table:style-name="ce87">
            <text:p>1.253,15<text:s/></text:p>
          </table:table-cell>
          <table:table-cell table:style-name="ce1"/>
          <table:table-cell office:value-type="float" office:value="6964.75" table:style-name="ce87">
            <text:p>6.964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Ret Iva 70% #190 Fact# 365575 <text:s/>Rec#: 7231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6965.9" table:style-name="ce87">
            <text:p>6.965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0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Ret Iva 70% #431548 Fact# 363396 <text:s/>Rec#: 7343 CONSORCIO ECUATORIANO DE TELECOMUNICACIONES S.A. CONECEL</text:p>
          </table:table-cell>
          <table:table-cell table:number-columns-repeated="3" table:style-name="ce1"/>
          <table:table-cell office:value-type="float" office:value="26.48" table:style-name="ce87">
            <text:p>26,48<text:s/></text:p>
          </table:table-cell>
          <table:table-cell table:style-name="ce1"/>
          <table:table-cell office:value-type="float" office:value="6992.38" table:style-name="ce87">
            <text:p>6.992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VISA - MASTERCARD - PACIFICARD CANCELACION DEBITO TARJETAS PICHINCHA- PAGO DE FACT 363632- 363776- 364044-363995- 365685 4884-4885- 364292-365750-364803-4793- 364972- 4918 <text:s/>- 365082- 365078- 4830-365001-4844- 365121- 365172-365188-365184-364979-365219<text:s text:c="2"/></text:p>
          </table:table-cell>
          <table:table-cell table:number-columns-repeated="3" table:style-name="ce1"/>
          <table:table-cell office:value-type="float" office:value="15.57" table:style-name="ce87">
            <text:p>15,57<text:s/></text:p>
          </table:table-cell>
          <table:table-cell table:style-name="ce1"/>
          <table:table-cell office:value-type="float" office:value="7007.95" table:style-name="ce87">
            <text:p>7.007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DINERS CLUB CANCELACION DEBITO TARJETAS PICHINCHA- PAGO DE FACT 363600- 363622- 363614- 363456- 363655- 363534- 365635- 365636- 363765- 363711- 363652-365550- 365052- 363803- 363897- 363863- 363826- 363876- 363807- 363805 <text:s/>- 364386- 364393 POR DEP EN CTA</text:p>
          </table:table-cell>
          <table:table-cell table:number-columns-repeated="3" table:style-name="ce1"/>
          <table:table-cell office:value-type="float" office:value="28.55" table:style-name="ce87">
            <text:p>28,55<text:s/></text:p>
          </table:table-cell>
          <table:table-cell table:style-name="ce1"/>
          <table:table-cell office:value-type="float" office:value="7036.5" table:style-name="ce87">
            <text:p>7.036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Iva 70% #193130 Fact# 365585 <text:s/>Rec#: 7236 TELCONET <text:s/>S.A.</text:p>
          </table:table-cell>
          <table:table-cell table:number-columns-repeated="3" table:style-name="ce1"/>
          <table:table-cell office:value-type="float" office:value="73.430000000000007" table:style-name="ce87">
            <text:p>73,43<text:s/></text:p>
          </table:table-cell>
          <table:table-cell table:style-name="ce1"/>
          <table:table-cell office:value-type="float" office:value="7109.93" table:style-name="ce87">
            <text:p>7.10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Iva 70% #193127 Fact# 365818 <text:s/>Rec#: 7236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110.08" table:style-name="ce87">
            <text:p>7.110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Iva 70% #193128 Fact# 365819 <text:s/>Rec#: 7236 TELCONET <text:s/>S.A.</text:p>
          </table:table-cell>
          <table:table-cell table:number-columns-repeated="3" table:style-name="ce1"/>
          <table:table-cell office:value-type="float" office:value="0.28999999999999998" table:style-name="ce87">
            <text:p>0,29<text:s/></text:p>
          </table:table-cell>
          <table:table-cell table:style-name="ce1"/>
          <table:table-cell office:value-type="float" office:value="7110.37" table:style-name="ce87">
            <text:p>7.110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7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Ret Iva 70% #193127 Fact# 4896 <text:s/>Rec#: 7236 TELCONET <text:s/>S.A.</text:p>
          </table:table-cell>
          <table:table-cell table:number-columns-repeated="3" table:style-name="ce1"/>
          <table:table-cell office:value-type="float" office:value="520.55999999999995" table:style-name="ce87">
            <text:p>520,56<text:s/></text:p>
          </table:table-cell>
          <table:table-cell table:style-name="ce1"/>
          <table:table-cell office:value-type="float" office:value="7630.93" table:style-name="ce87">
            <text:p>7.630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VISA - MASTERCARD - PACIFICARD CANCELACION DEBITO TARJETAS PICHINCHA- PAGO DE FACT 364771- 365119-365240-363669-363935-363760-363884-363908-364107 <text:s/>-364336-364314-364516-364457-4746-364716-365139 <text:s/>-365039-363058-365694-365233 POR DEP EN CTA #DOC 971282</text:p>
          </table:table-cell>
          <table:table-cell table:number-columns-repeated="3" table:style-name="ce1"/>
          <table:table-cell office:value-type="float" office:value="5.44" table:style-name="ce87">
            <text:p>5,44<text:s/></text:p>
          </table:table-cell>
          <table:table-cell table:style-name="ce1"/>
          <table:table-cell office:value-type="float" office:value="7636.37" table:style-name="ce87">
            <text:p>7.63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DINERS CLUB CANCELACION DEBITO TARJETAS PICHINCHA- PAGO DE FACT 363792- 364749- 364530- 363569 <text:s/>363916-363945-364848 <text:s/>- 363937-363977-363872-364778-364100-363919 <text:s/>-365576-365598-365803- 365804- 365805-365773 POR DEP EN CTA #DOC 848193</text:p>
          </table:table-cell>
          <table:table-cell table:number-columns-repeated="3" table:style-name="ce1"/>
          <table:table-cell office:value-type="float" office:value="9.26" table:style-name="ce87">
            <text:p>9,26<text:s/></text:p>
          </table:table-cell>
          <table:table-cell table:style-name="ce1"/>
          <table:table-cell office:value-type="float" office:value="7645.63" table:style-name="ce87">
            <text:p>7.645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0</text:p>
          </table:table-cell>
          <table:table-cell office:value-type="date" office:date-value="2021-07-15T00:00:00" table:style-name="ce88">
            <text:p>15-jul-21</text:p>
          </table:table-cell>
          <table:table-cell office:value-type="string" table:style-name="ce86">
            <text:p>Ret Iva 70% #6889 Fact# 788 <text:s/>Rec#: 7243 CAMISERIA INGLESA CAMINGLESA C LTDA.</text:p>
          </table:table-cell>
          <table:table-cell table:number-columns-repeated="3" table:style-name="ce1"/>
          <table:table-cell office:value-type="float" office:value="1.94" table:style-name="ce87">
            <text:p>1,94<text:s/></text:p>
          </table:table-cell>
          <table:table-cell table:style-name="ce1"/>
          <table:table-cell office:value-type="float" office:value="7647.57" table:style-name="ce87">
            <text:p>7.64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6 Fact# 365967 <text:s/>Rec#: 7247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7647.59" table:style-name="ce87">
            <text:p>7.647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7 Fact# 365968 <text:s/>Rec#: 7247 MEGADATOS S.A.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7647.61" table:style-name="ce87">
            <text:p>7.647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4 Fact# 365965 <text:s/>Rec#: 7247 MEGADATOS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7647.62" table:style-name="ce87">
            <text:p>7.647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5 Fact# 365966 <text:s/>Rec#: 7247 MEGADATOS S.A.</text:p>
          </table:table-cell>
          <table:table-cell table:number-columns-repeated="3" table:style-name="ce1"/>
          <table:table-cell office:value-type="float" office:value="0.1" table:style-name="ce87">
            <text:p>0,10<text:s/></text:p>
          </table:table-cell>
          <table:table-cell table:style-name="ce1"/>
          <table:table-cell office:value-type="float" office:value="7647.72" table:style-name="ce87">
            <text:p>7.647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2 Fact# 365686 <text:s/>Rec#: 7247 MEGADATOS S.A.</text:p>
          </table:table-cell>
          <table:table-cell table:number-columns-repeated="3" table:style-name="ce1"/>
          <table:table-cell office:value-type="float" office:value="706.62" table:style-name="ce87">
            <text:p>706,62<text:s/></text:p>
          </table:table-cell>
          <table:table-cell table:style-name="ce1"/>
          <table:table-cell office:value-type="float" office:value="8354.34" table:style-name="ce87">
            <text:p>8.354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1 Fact# 365596 <text:s/>Rec#: 7247 MEGADATOS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8354.3799999999992" table:style-name="ce87">
            <text:p>8.354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21473 Fact# 365964 <text:s/>Rec#: 7247 MEGADATOS S.A.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8355.3799999999992" table:style-name="ce87">
            <text:p>8.355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8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Ret Iva 70% #9372 Fact# 365988 <text:s/>Rec#: 7341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5.68" table:style-name="ce87">
            <text:p>5,68<text:s/></text:p>
          </table:table-cell>
          <table:table-cell table:style-name="ce1"/>
          <table:table-cell office:value-type="float" office:value="8361.06" table:style-name="ce87">
            <text:p>8.361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47</text:p>
          </table:table-cell>
          <table:table-cell office:value-type="date" office:date-value="2021-07-19T00:00:00" table:style-name="ce88">
            <text:p>19-jul-21</text:p>
          </table:table-cell>
          <table:table-cell office:value-type="string" table:style-name="ce86">
            <text:p>Ret Iva 70% #193837 Fact# 365984 <text:s/>Rec#: 7264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8961.06" table:style-name="ce87">
            <text:p>8.961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6</text:p>
          </table:table-cell>
          <table:table-cell office:value-type="date" office:date-value="2021-07-21T00:00:00" table:style-name="ce88">
            <text:p>21-jul-21</text:p>
          </table:table-cell>
          <table:table-cell office:value-type="string" table:style-name="ce86">
            <text:p>Ret Iva 70% #190637 Fact# 365989 <text:s/>Rec#: 7339 OTECEL</text:p>
          </table:table-cell>
          <table:table-cell table:number-columns-repeated="3" table:style-name="ce1"/>
          <table:table-cell office:value-type="float" office:value="404.95" table:style-name="ce87">
            <text:p>404,95<text:s/></text:p>
          </table:table-cell>
          <table:table-cell table:style-name="ce1"/>
          <table:table-cell office:value-type="float" office:value="9366.01" table:style-name="ce87">
            <text:p>9.366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5</text:p>
          </table:table-cell>
          <table:table-cell office:value-type="date" office:date-value="2021-07-22T00:00:00" table:style-name="ce88">
            <text:p>22-jul-21</text:p>
          </table:table-cell>
          <table:table-cell office:value-type="string" table:style-name="ce86">
            <text:p>N/D PRODUBANCO PAGO DE IMPUESTOS RTE IVA MES DE JUNIO 2021</text:p>
          </table:table-cell>
          <table:table-cell table:number-columns-repeated="4" table:style-name="ce1"/>
          <table:table-cell office:value-type="float" office:value="5312.18" table:style-name="ce90">
            <text:p>-5.312,18</text:p>
          </table:table-cell>
          <table:table-cell office:value-type="float" office:value="4053.83" table:style-name="ce87">
            <text:p>4.053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7</text:p>
          </table:table-cell>
          <table:table-cell office:value-type="date" office:date-value="2021-07-27T00:00:00" table:style-name="ce88">
            <text:p>27-jul-21</text:p>
          </table:table-cell>
          <table:table-cell office:value-type="string" table:style-name="ce86">
            <text:p>Ret Iva 70% #106238 Fact# 365987 <text:s/>Rec#: 7340 SERVICIOS DE TELECOMUNICACIONES SETEL S.A.</text:p>
          </table:table-cell>
          <table:table-cell table:number-columns-repeated="3" table:style-name="ce1"/>
          <table:table-cell office:value-type="float" office:value="23.25" table:style-name="ce87">
            <text:p>23,25<text:s/></text:p>
          </table:table-cell>
          <table:table-cell table:style-name="ce1"/>
          <table:table-cell office:value-type="float" office:value="4077.08" table:style-name="ce87">
            <text:p>4.077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0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Ret Iva 70% #12773 Fact# 367299 <text:s/>Rec#: 7267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4077.21" table:style-name="ce87">
            <text:p>4.077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9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Ret Iva 70% #434568 Fact# 365990 <text:s/>Rec#: 7342 CONSORCIO ECUATORIANO DE TELECOMUNICACIONES S.A. CONECEL</text:p>
          </table:table-cell>
          <table:table-cell table:number-columns-repeated="3" table:style-name="ce1"/>
          <table:table-cell office:value-type="float" office:value="547.23" table:style-name="ce87">
            <text:p>547,23<text:s/></text:p>
          </table:table-cell>
          <table:table-cell table:style-name="ce1"/>
          <table:table-cell office:value-type="float" office:value="4624.4399999999996" table:style-name="ce87">
            <text:p>4.624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919 Fact# 368207 <text:s/>Rec#: 7273 PRODUCTOS DEL AGRO SYLVIA MARIA S.A. AGROSYLMA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626.74" table:style-name="ce87">
            <text:p>4.626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8146 Fact# 368324 <text:s/>Rec#: 7276 AGRICOLA Y QUIMICA NACIONAL DEL COTOPAXI AGRONPAXI CIA. LTD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627.71" table:style-name="ce87">
            <text:p>4.627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573 Fact# 368341 <text:s/>Rec#: 7277 INDUSTRIA ALUCAPS ECUADOR GA SA</text:p>
          </table:table-cell>
          <table:table-cell table:number-columns-repeated="3" table:style-name="ce1"/>
          <table:table-cell office:value-type="float" office:value="0.14000000000000001" table:style-name="ce87">
            <text:p>0,14<text:s/></text:p>
          </table:table-cell>
          <table:table-cell table:style-name="ce1"/>
          <table:table-cell office:value-type="float" office:value="4627.8500000000004" table:style-name="ce87">
            <text:p>4.627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0125 Fact# 368185 <text:s/>Rec#: 7278 DOLMEN S.A.</text:p>
          </table:table-cell>
          <table:table-cell table:number-columns-repeated="3" table:style-name="ce1"/>
          <table:table-cell office:value-type="float" office:value="1.2" table:style-name="ce87">
            <text:p>1,20<text:s/></text:p>
          </table:table-cell>
          <table:table-cell table:style-name="ce1"/>
          <table:table-cell office:value-type="float" office:value="4629.05" table:style-name="ce87">
            <text:p>4.629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73 Fact# 368210 <text:s/>Rec#: 7279 MOSQUERA AULESTIA MANUEL ALEJANDRO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4630.05" table:style-name="ce87">
            <text:p>4.630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9894 Fact# 368192 <text:s/>Rec#: 7281 CARVAGU S.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632.3500000000004" table:style-name="ce87">
            <text:p>4.632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6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698 Fact# 368171 <text:s/>Rec#: 7282 TEDEX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4638.09" table:style-name="ce87">
            <text:p>4.638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8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285 Fact# 368347 <text:s/>Rec#: 7285 DATA TOOLS S.A.</text:p>
          </table:table-cell>
          <table:table-cell table:number-columns-repeated="3" table:style-name="ce1"/>
          <table:table-cell office:value-type="float" office:value="7.2" table:style-name="ce87">
            <text:p>7,20<text:s/></text:p>
          </table:table-cell>
          <table:table-cell table:style-name="ce1"/>
          <table:table-cell office:value-type="float" office:value="4645.29" table:style-name="ce87">
            <text:p>4.645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4856 Fact# 368518 <text:s/>Rec#: 7287 LINEAS AEREAS NACIONALES ECUADOR S.A. LAN ECUADOR</text:p>
          </table:table-cell>
          <table:table-cell table:number-columns-repeated="3" table:style-name="ce1"/>
          <table:table-cell office:value-type="float" office:value="2.5499999999999998" table:style-name="ce87">
            <text:p>2,55<text:s/></text:p>
          </table:table-cell>
          <table:table-cell table:style-name="ce1"/>
          <table:table-cell office:value-type="float" office:value="4647.84" table:style-name="ce87">
            <text:p>4.647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3844 Fact# 368219 <text:s/>Rec#: 7288 ANEFI S.A ADMINISTRADORA DE FONDOS Y FIDEICOMISOS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648.99" table:style-name="ce87">
            <text:p>4.648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2112 Fact# 368315 <text:s/>Rec#: 7290 CALIZAS Y MINERALES CALMOSACORP CIA. LTD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4649.12" table:style-name="ce87">
            <text:p>4.64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870 Fact# 368322 <text:s/>Rec#: 7291 WINSTOCORP S.A.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4649.3900000000003" table:style-name="ce87">
            <text:p>4.649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871 Fact# 368323 <text:s/>Rec#: 7291 WINSTOCORP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649.54" table:style-name="ce87">
            <text:p>4.649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52 Fact# 5191 <text:s/>Rec#: 7293 GUANO ALCARRAZ GLADYS ALEXANDRA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4649.67" table:style-name="ce87">
            <text:p>4.649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93 Fact# 368238 <text:s/>Rec#: 7294 CONSULTLMZ CIA. LTDA.</text:p>
          </table:table-cell>
          <table:table-cell table:number-columns-repeated="3" table:style-name="ce1"/>
          <table:table-cell office:value-type="float" office:value="2" table:style-name="ce87">
            <text:p>2,00<text:s/></text:p>
          </table:table-cell>
          <table:table-cell table:style-name="ce1"/>
          <table:table-cell office:value-type="float" office:value="4651.67" table:style-name="ce87">
            <text:p>4.651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530 Fact# 5184 <text:s/>Rec#: 7295 ROMAN ESPINOSA SILVIO ALBERTO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4652.1000000000004" table:style-name="ce87">
            <text:p>4.652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212 Fact# 368214 <text:s/>Rec#: 7296 COMPAÑIA SALUD PLENA S.A / PLENISALUD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653.25" table:style-name="ce87">
            <text:p>4.653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215 Fact# 368213 <text:s/>Rec#: 7297 COMPAÑIA SALUD PLENA S.A / PLENISALUD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655.3900000000003" table:style-name="ce87">
            <text:p>4.655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216 Fact# 368202 <text:s/>Rec#: 7298 COMPAÑIA SALUD PLENA S.A / PLENISALUD</text:p>
          </table:table-cell>
          <table:table-cell table:number-columns-repeated="3" table:style-name="ce1"/>
          <table:table-cell office:value-type="float" office:value="5.14" table:style-name="ce87">
            <text:p>5,14<text:s/></text:p>
          </table:table-cell>
          <table:table-cell table:style-name="ce1"/>
          <table:table-cell office:value-type="float" office:value="4660.53" table:style-name="ce87">
            <text:p>4.660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2339 Fact# 368363 <text:s/>Rec#: 7299 GOMEZ ALCIVAR EDUARDO JOSE</text:p>
          </table:table-cell>
          <table:table-cell table:number-columns-repeated="3" table:style-name="ce1"/>
          <table:table-cell office:value-type="float" office:value="2.0299999999999998" table:style-name="ce87">
            <text:p>2,03<text:s/></text:p>
          </table:table-cell>
          <table:table-cell table:style-name="ce1"/>
          <table:table-cell office:value-type="float" office:value="4662.5600000000004" table:style-name="ce87">
            <text:p>4.662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69924 Fact# 368211 <text:s/>Rec#: 7300 COMPAÑIA VERDU S.A.</text:p>
          </table:table-cell>
          <table:table-cell table:number-columns-repeated="3" table:style-name="ce1"/>
          <table:table-cell office:value-type="float" office:value="6.56" table:style-name="ce87">
            <text:p>6,56<text:s/></text:p>
          </table:table-cell>
          <table:table-cell table:style-name="ce1"/>
          <table:table-cell office:value-type="float" office:value="4669.12" table:style-name="ce87">
            <text:p>4.66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531 Fact# 368306 <text:s/>Rec#: 7301 ECUADORIANSHIMP S.A.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4669.58" table:style-name="ce87">
            <text:p>4.669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949 Fact# 368308 <text:s/>Rec#: 7302 CONSTRU-YA S.A.</text:p>
          </table:table-cell>
          <table:table-cell table:number-columns-repeated="3" table:style-name="ce1"/>
          <table:table-cell office:value-type="float" office:value="0.24" table:style-name="ce87">
            <text:p>0,24<text:s/></text:p>
          </table:table-cell>
          <table:table-cell table:style-name="ce1"/>
          <table:table-cell office:value-type="float" office:value="4669.82" table:style-name="ce87">
            <text:p>4.669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7945 Fact# 368162 <text:s/>Rec#: 7303 EL DIARIO EDIASA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670.97" table:style-name="ce87">
            <text:p>4.670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501 Fact# 368201 <text:s/>Rec#: 7306 GRANITECSA S.A</text:p>
          </table:table-cell>
          <table:table-cell table:number-columns-repeated="3" table:style-name="ce1"/>
          <table:table-cell office:value-type="float" office:value="3.26" table:style-name="ce87">
            <text:p>3,26<text:s/></text:p>
          </table:table-cell>
          <table:table-cell table:style-name="ce1"/>
          <table:table-cell office:value-type="float" office:value="4674.2299999999996" table:style-name="ce87">
            <text:p>4.674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688 Fact# 368333 <text:s/>Rec#: 7309 CIPORT &amp; TECNAC CIPTE C.L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4674.66" table:style-name="ce87">
            <text:p>4.674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476 Fact# 368259 <text:s/>Rec#: 7310 FUDRIVER S.A.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4674.6899999999996" table:style-name="ce87">
            <text:p>4.674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477 Fact# 368258 <text:s/>Rec#: 7311 FUDRIVER S.A.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4674.7" table:style-name="ce87">
            <text:p>4.674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99 Fact# 368488 <text:s/>Rec#: 7312 AGROQUIMICOS DEL ECUADOR AGRODESA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674.8500000000004" table:style-name="ce87">
            <text:p>4.674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800 Fact# 368487 <text:s/>Rec#: 7313 AGROQUIMICOS DEL ECUADOR AGRODESA<text:s/></text:p>
          </table:table-cell>
          <table:table-cell table:number-columns-repeated="3" table:style-name="ce1"/>
          <table:table-cell office:value-type="float" office:value="0.47" table:style-name="ce87">
            <text:p>0,47<text:s/></text:p>
          </table:table-cell>
          <table:table-cell table:style-name="ce1"/>
          <table:table-cell office:value-type="float" office:value="4675.32" table:style-name="ce87">
            <text:p>4.675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878 Fact# 368516 <text:s/>Rec#: 7315 KARBOLEM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676.29" table:style-name="ce87">
            <text:p>4.676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3595 Fact# 368245 <text:s/>Rec#: 7316 ADITIVOS Y ALIMENTOS S.A. ADILISA</text:p>
          </table:table-cell>
          <table:table-cell table:number-columns-repeated="3" table:style-name="ce1"/>
          <table:table-cell office:value-type="float" office:value="3.88" table:style-name="ce87">
            <text:p>3,88<text:s/></text:p>
          </table:table-cell>
          <table:table-cell table:style-name="ce1"/>
          <table:table-cell office:value-type="float" office:value="4680.17" table:style-name="ce87">
            <text:p>4.680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148 Fact# 368293 <text:s/>Rec#: 7317 XERTICAEC S.A.</text:p>
          </table:table-cell>
          <table:table-cell table:number-columns-repeated="3" table:style-name="ce1"/>
          <table:table-cell office:value-type="float" office:value="4.96" table:style-name="ce87">
            <text:p>4,96<text:s/></text:p>
          </table:table-cell>
          <table:table-cell table:style-name="ce1"/>
          <table:table-cell office:value-type="float" office:value="4685.13" table:style-name="ce87">
            <text:p>4.685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004 Fact# 368188 <text:s/>Rec#: 7318 DVT DEL ECUADOR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686.28" table:style-name="ce87">
            <text:p>4.686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3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486 Fact# 368203 <text:s/>Rec#: 7319 INTEQUIN S.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4690.87" table:style-name="ce87">
            <text:p>4.690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54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1513 Fact# 368428 <text:s/>Rec#: 7320 INGENIERIA PARA EL DESARROLLO ACURIO Y ASOCIADOS S.A.</text:p>
          </table:table-cell>
          <table:table-cell table:number-columns-repeated="3" table:style-name="ce1"/>
          <table:table-cell office:value-type="float" office:value="6.28" table:style-name="ce87">
            <text:p>6,28<text:s/></text:p>
          </table:table-cell>
          <table:table-cell table:style-name="ce1"/>
          <table:table-cell office:value-type="float" office:value="4697.1499999999996" table:style-name="ce87">
            <text:p>4.697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6708 Fact# 368299 <text:s/>Rec#: 7322 ANGLO ECUATORIANA DE GUAYAQUIL C A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698.12" table:style-name="ce87">
            <text:p>4.698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6709 Fact# 368300 <text:s/>Rec#: 7323 ANGLO ECUATORIANA DE GUAYAQUIL C A</text:p>
          </table:table-cell>
          <table:table-cell table:number-columns-repeated="3" table:style-name="ce1"/>
          <table:table-cell office:value-type="float" office:value="0.73" table:style-name="ce87">
            <text:p>0,73<text:s/></text:p>
          </table:table-cell>
          <table:table-cell table:style-name="ce1"/>
          <table:table-cell office:value-type="float" office:value="4698.8500000000004" table:style-name="ce87">
            <text:p>4.69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286 Fact# 368386 <text:s/>Rec#: 7326 CHIM-TINTAS S.A.</text:p>
          </table:table-cell>
          <table:table-cell table:number-columns-repeated="3" table:style-name="ce1"/>
          <table:table-cell office:value-type="float" office:value="0.3" table:style-name="ce87">
            <text:p>0,30<text:s/></text:p>
          </table:table-cell>
          <table:table-cell table:style-name="ce1"/>
          <table:table-cell office:value-type="float" office:value="4699.1499999999996" table:style-name="ce87">
            <text:p>4.699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956 Fact# 368246 <text:s/>Rec#: 7330 WANHAI LINES ECUADOR S.A.</text:p>
          </table:table-cell>
          <table:table-cell table:number-columns-repeated="3" table:style-name="ce1"/>
          <table:table-cell office:value-type="float" office:value="5.03" table:style-name="ce87">
            <text:p>5,03<text:s/></text:p>
          </table:table-cell>
          <table:table-cell table:style-name="ce1"/>
          <table:table-cell office:value-type="float" office:value="4704.18" table:style-name="ce87">
            <text:p>4.704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9741 Fact# 368378 <text:s/>Rec#: 7332 COOPERATIVA DE TRANSPORTES LOJA<text:s/></text:p>
          </table:table-cell>
          <table:table-cell table:number-columns-repeated="3" table:style-name="ce1"/>
          <table:table-cell office:value-type="float" office:value="2.3199999999999998" table:style-name="ce87">
            <text:p>2,32<text:s/></text:p>
          </table:table-cell>
          <table:table-cell table:style-name="ce1"/>
          <table:table-cell office:value-type="float" office:value="4706.5" table:style-name="ce87">
            <text:p>4.706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8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3034 Fact# 368212 <text:s/>Rec#: 7333 INDUGLOBAL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707.6499999999996" table:style-name="ce87">
            <text:p>4.707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2471 Fact# 368253 <text:s/>Rec#: 7335 PANATLANTIC LOGISTICS <text:s/>S.A.</text:p>
          </table:table-cell>
          <table:table-cell table:number-columns-repeated="3" table:style-name="ce1"/>
          <table:table-cell office:value-type="float" office:value="3.89" table:style-name="ce87">
            <text:p>3,89<text:s/></text:p>
          </table:table-cell>
          <table:table-cell table:style-name="ce1"/>
          <table:table-cell office:value-type="float" office:value="4711.54" table:style-name="ce87">
            <text:p>4.711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73 Fact# 5152 <text:s/>Rec#: 7336 ACTICA TECH CIA.LTDA</text:p>
          </table:table-cell>
          <table:table-cell table:number-columns-repeated="3" table:style-name="ce1"/>
          <table:table-cell office:value-type="float" office:value="2" table:style-name="ce87">
            <text:p>2,00<text:s/></text:p>
          </table:table-cell>
          <table:table-cell table:style-name="ce1"/>
          <table:table-cell office:value-type="float" office:value="4713.54" table:style-name="ce87">
            <text:p>4.713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4201 Fact# 368379 <text:s/>Rec#: 7338 PAYLESS SHOESOURCE ECUADOR CIA. LTDA.</text:p>
          </table:table-cell>
          <table:table-cell table:number-columns-repeated="3" table:style-name="ce1"/>
          <table:table-cell office:value-type="float" office:value="4.1900000000000004" table:style-name="ce87">
            <text:p>4,19<text:s/></text:p>
          </table:table-cell>
          <table:table-cell table:style-name="ce1"/>
          <table:table-cell office:value-type="float" office:value="4717.7299999999996" table:style-name="ce87">
            <text:p>4.717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02 Fact# 368256 <text:s/>Rec#: 7353 AFCO S.A.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4718.37" table:style-name="ce87">
            <text:p>4.718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9248 Fact# 368190 <text:s/>Rec#: 7354 CORPORACION VIVIENDAS DEL HOGAR DE CRISTO</text:p>
          </table:table-cell>
          <table:table-cell table:number-columns-repeated="3" table:style-name="ce1"/>
          <table:table-cell office:value-type="float" office:value="13.58" table:style-name="ce87">
            <text:p>13,58<text:s/></text:p>
          </table:table-cell>
          <table:table-cell table:style-name="ce1"/>
          <table:table-cell office:value-type="float" office:value="4731.95" table:style-name="ce87">
            <text:p>4.731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9249 Fact# 368191 <text:s/>Rec#: 7355 CORPORACION VIVIENDAS DEL HOGAR DE CRISTO</text:p>
          </table:table-cell>
          <table:table-cell table:number-columns-repeated="3" table:style-name="ce1"/>
          <table:table-cell office:value-type="float" office:value="11.21" table:style-name="ce87">
            <text:p>11,21<text:s/></text:p>
          </table:table-cell>
          <table:table-cell table:style-name="ce1"/>
          <table:table-cell office:value-type="float" office:value="4743.16" table:style-name="ce87">
            <text:p>4.743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876847 Fact# 368168 <text:s/>Rec#: 7356 REFRESCO SIN GAS S.A. RE.S.GA.SA.</text:p>
          </table:table-cell>
          <table:table-cell table:number-columns-repeated="3" table:style-name="ce1"/>
          <table:table-cell office:value-type="float" office:value="4.59" table:style-name="ce87">
            <text:p>4,59<text:s/></text:p>
          </table:table-cell>
          <table:table-cell table:style-name="ce1"/>
          <table:table-cell office:value-type="float" office:value="4747.75" table:style-name="ce87">
            <text:p>4.747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9460 Fact# 368199 <text:s/>Rec#: 7359 ACRUXZA C. A.</text:p>
          </table:table-cell>
          <table:table-cell table:number-columns-repeated="3" table:style-name="ce1"/>
          <table:table-cell office:value-type="float" office:value="4.5999999999999996" table:style-name="ce87">
            <text:p>4,60<text:s/></text:p>
          </table:table-cell>
          <table:table-cell table:style-name="ce1"/>
          <table:table-cell office:value-type="float" office:value="4752.3500000000004" table:style-name="ce87">
            <text:p>4.752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379 Fact# 368348 <text:s/>Rec#: 7360 FERRUX S.A.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4752.76" table:style-name="ce87">
            <text:p>4.752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6073 Fact# 368186 <text:s/>Rec#: 7365 SER.TRANSPORTE Y LOGISTICA INTEGRADO TRANSLOINTEG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4756.2" table:style-name="ce87">
            <text:p>4.756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485 Fact# 368535 <text:s/>Rec#: 7373 REPROLIMIT CIA.LTDA<text:s/></text:p>
          </table:table-cell>
          <table:table-cell table:number-columns-repeated="3" table:style-name="ce1"/>
          <table:table-cell office:value-type="float" office:value="0.31" table:style-name="ce87">
            <text:p>0,31<text:s/></text:p>
          </table:table-cell>
          <table:table-cell table:style-name="ce1"/>
          <table:table-cell office:value-type="float" office:value="4756.51" table:style-name="ce87">
            <text:p>4.756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2160 Fact# 368164 <text:s/>Rec#: 7376 CODEMET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757.66" table:style-name="ce87">
            <text:p>4.757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2991 Fact# 368170 <text:s/>Rec#: 7377 DOLCA S.A</text:p>
          </table:table-cell>
          <table:table-cell table:number-columns-repeated="3" table:style-name="ce1"/>
          <table:table-cell office:value-type="float" office:value="5.74" table:style-name="ce87">
            <text:p>5,74<text:s/></text:p>
          </table:table-cell>
          <table:table-cell table:style-name="ce1"/>
          <table:table-cell office:value-type="float" office:value="4763.3999999999996" table:style-name="ce87">
            <text:p>4.763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4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214 Fact# 368177 <text:s/>Rec#: 7378 VALAREZO &amp; ASOCIADOS VALASOC CIA.LTDA.</text:p>
          </table:table-cell>
          <table:table-cell table:number-columns-repeated="3" table:style-name="ce1"/>
          <table:table-cell office:value-type="float" office:value="2.2999999999999998" table:style-name="ce87">
            <text:p>2,30<text:s/></text:p>
          </table:table-cell>
          <table:table-cell table:style-name="ce1"/>
          <table:table-cell office:value-type="float" office:value="4765.7" table:style-name="ce87">
            <text:p>4.765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666 Fact# 368180 <text:s/>Rec#: 7379 TELECOM LATINA S.A.</text:p>
          </table:table-cell>
          <table:table-cell table:number-columns-repeated="3" table:style-name="ce1"/>
          <table:table-cell office:value-type="float" office:value="3.44" table:style-name="ce87">
            <text:p>3,44<text:s/></text:p>
          </table:table-cell>
          <table:table-cell table:style-name="ce1"/>
          <table:table-cell office:value-type="float" office:value="4769.1400000000003" table:style-name="ce87">
            <text:p>4.769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80 Fact# 368172 <text:s/>Rec#: 7382 ACCOUNTSERVS S.A</text:p>
          </table:table-cell>
          <table:table-cell table:number-columns-repeated="3" table:style-name="ce1"/>
          <table:table-cell office:value-type="float" office:value="2.35" table:style-name="ce87">
            <text:p>2,35<text:s/></text:p>
          </table:table-cell>
          <table:table-cell table:style-name="ce1"/>
          <table:table-cell office:value-type="float" office:value="4771.49" table:style-name="ce87">
            <text:p>4.771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8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162 Fact# 368340 <text:s/>Rec#: 7429 CAJAMARCA PROTECTIVE SERVICES C. LTDA. CAJAPROTSERV</text:p>
          </table:table-cell>
          <table:table-cell table:number-columns-repeated="3" table:style-name="ce1"/>
          <table:table-cell office:value-type="float" office:value="101.15" table:style-name="ce87">
            <text:p>101,15<text:s/></text:p>
          </table:table-cell>
          <table:table-cell table:style-name="ce1"/>
          <table:table-cell office:value-type="float" office:value="4872.6400000000003" table:style-name="ce87">
            <text:p>4.872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4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4386 Fact# 368261 <text:s/>Rec#: 7435 SUPERGLOBAL 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872.79" table:style-name="ce87">
            <text:p>4.872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0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7794 Fact# 368387 <text:s/>Rec#: 7441 VUMILATINA MEDICINA PREPAGADA S.A.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4873.76" table:style-name="ce87">
            <text:p>4.873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1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8673 Fact# 368290 <text:s/>Rec#: 7469 SOCIEDAD DE HECHO SAMBAC</text:p>
          </table:table-cell>
          <table:table-cell table:number-columns-repeated="3" table:style-name="ce1"/>
          <table:table-cell office:value-type="float" office:value="3.29" table:style-name="ce87">
            <text:p>3,29<text:s/></text:p>
          </table:table-cell>
          <table:table-cell table:style-name="ce1"/>
          <table:table-cell office:value-type="float" office:value="4877.05" table:style-name="ce87">
            <text:p>4.877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0957 Fact# 368167 <text:s/>Rec#: 7470 CONTECON GUAYAQUIL S.A.</text:p>
          </table:table-cell>
          <table:table-cell table:number-columns-repeated="3" table:style-name="ce1"/>
          <table:table-cell office:value-type="float" office:value="54.08" table:style-name="ce87">
            <text:p>54,08<text:s/></text:p>
          </table:table-cell>
          <table:table-cell table:style-name="ce1"/>
          <table:table-cell office:value-type="float" office:value="4931.13" table:style-name="ce87">
            <text:p>4.931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5 Fact# 368548 <text:s/>Rec#: 7472 ENIGMAEC CIA.LTDA.<text:s/>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931.28" table:style-name="ce87">
            <text:p>4.931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77 Fact# 368546 <text:s/>Rec#: 7472 ENIGMAEC CIA.LTDA.<text:s/></text:p>
          </table:table-cell>
          <table:table-cell table:number-columns-repeated="3" table:style-name="ce1"/>
          <table:table-cell office:value-type="float" office:value="0.45" table:style-name="ce87">
            <text:p>0,45<text:s/></text:p>
          </table:table-cell>
          <table:table-cell table:style-name="ce1"/>
          <table:table-cell office:value-type="float" office:value="4931.7299999999996" table:style-name="ce87">
            <text:p>4.931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6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5227 Fact# 5166 <text:s/>Rec#: 7473 LIRA CORREA MARTIN ALFREDO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4931.9399999999996" table:style-name="ce87">
            <text:p>4.931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7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6679 Fact# 368477 <text:s/>Rec#: 7474 BRODERIN S.A<text:s/>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4932.28" table:style-name="ce87">
            <text:p>4.932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253 Fact# 368505 <text:s/>Rec#: 7475 IMPORFARMA S A<text:s/></text:p>
          </table:table-cell>
          <table:table-cell table:number-columns-repeated="3" table:style-name="ce1"/>
          <table:table-cell office:value-type="float" office:value="0.2" table:style-name="ce87">
            <text:p>0,20<text:s/></text:p>
          </table:table-cell>
          <table:table-cell table:style-name="ce1"/>
          <table:table-cell office:value-type="float" office:value="4932.4799999999996" table:style-name="ce87">
            <text:p>4.932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8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248 Fact# 368504 <text:s/>Rec#: 7475 IMPORFARMA S A<text:s/></text:p>
          </table:table-cell>
          <table:table-cell table:number-columns-repeated="3" table:style-name="ce1"/>
          <table:table-cell office:value-type="float" office:value="0.66" table:style-name="ce87">
            <text:p>0,66<text:s/></text:p>
          </table:table-cell>
          <table:table-cell table:style-name="ce1"/>
          <table:table-cell office:value-type="float" office:value="4933.1400000000003" table:style-name="ce87">
            <text:p>4.933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640 Fact# 368223 <text:s/>Rec#: 7476 CESAR FERNANDO ARMAS CABRERA</text:p>
          </table:table-cell>
          <table:table-cell table:number-columns-repeated="3" table:style-name="ce1"/>
          <table:table-cell office:value-type="float" office:value="1" table:style-name="ce87">
            <text:p>1,00<text:s/></text:p>
          </table:table-cell>
          <table:table-cell table:style-name="ce1"/>
          <table:table-cell office:value-type="float" office:value="4934.1400000000003" table:style-name="ce87">
            <text:p>4.934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641 Fact# 368356 <text:s/>Rec#: 7476 CESAR FERNANDO ARMAS CABRERA</text:p>
          </table:table-cell>
          <table:table-cell table:number-columns-repeated="3" table:style-name="ce1"/>
          <table:table-cell office:value-type="float" office:value="0.53" table:style-name="ce87">
            <text:p>0,53<text:s/></text:p>
          </table:table-cell>
          <table:table-cell table:style-name="ce1"/>
          <table:table-cell office:value-type="float" office:value="4934.67" table:style-name="ce87">
            <text:p>4.934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3642 Fact# 368224 <text:s/>Rec#: 7476 CESAR FERNANDO ARMAS CABRERA</text:p>
          </table:table-cell>
          <table:table-cell table:number-columns-repeated="3" table:style-name="ce1"/>
          <table:table-cell office:value-type="float" office:value="1.72" table:style-name="ce87">
            <text:p>1,72<text:s/></text:p>
          </table:table-cell>
          <table:table-cell table:style-name="ce1"/>
          <table:table-cell office:value-type="float" office:value="4936.3900000000003" table:style-name="ce87">
            <text:p>4.936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0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1681 Fact# 368240 <text:s/>Rec#: 7477 INDUSTRIA COLOMBO ECUATORIANA DE CARROCERIAS CARCE</text:p>
          </table:table-cell>
          <table:table-cell table:number-columns-repeated="3" table:style-name="ce1"/>
          <table:table-cell office:value-type="float" office:value="1.42" table:style-name="ce87">
            <text:p>1,42<text:s/></text:p>
          </table:table-cell>
          <table:table-cell table:style-name="ce1"/>
          <table:table-cell office:value-type="float" office:value="4937.8100000000004" table:style-name="ce87">
            <text:p>4.937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857 Fact# 368225 <text:s/>Rec#: 7479 LABORATORIO BIOTANICALS DEL ECUADOR S.A.</text:p>
          </table:table-cell>
          <table:table-cell table:number-columns-repeated="3" table:style-name="ce1"/>
          <table:table-cell office:value-type="float" office:value="1.08" table:style-name="ce87">
            <text:p>1,08<text:s/></text:p>
          </table:table-cell>
          <table:table-cell table:style-name="ce1"/>
          <table:table-cell office:value-type="float" office:value="4938.8900000000003" table:style-name="ce87">
            <text:p>4.938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2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70% #10858 Fact# 368226 <text:s/>Rec#: 7479 LABORATORIO BIOTANICALS DEL ECUADOR S.A.</text:p>
          </table:table-cell>
          <table:table-cell table:number-columns-repeated="3" table:style-name="ce1"/>
          <table:table-cell office:value-type="float" office:value="1.06" table:style-name="ce87">
            <text:p>1,06<text:s/></text:p>
          </table:table-cell>
          <table:table-cell table:style-name="ce1"/>
          <table:table-cell office:value-type="float" office:value="4939.95" table:style-name="ce87">
            <text:p>4.939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7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Iva 70% #8 Fact# 368314 <text:s/>Rec#: 7274 BONELLY S.A.</text:p>
          </table:table-cell>
          <table:table-cell table:number-columns-repeated="3" table:style-name="ce1"/>
          <table:table-cell office:value-type="float" office:value="3.49" table:style-name="ce87">
            <text:p>3,49<text:s/></text:p>
          </table:table-cell>
          <table:table-cell table:style-name="ce1"/>
          <table:table-cell office:value-type="float" office:value="4943.4399999999996" table:style-name="ce87">
            <text:p>4.943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8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Iva 70% #946 Fact# 368301 <text:s/>Rec#: 7275 INMOBILIARIA GALILEA-ECUADOR S.A</text:p>
          </table:table-cell>
          <table:table-cell table:number-columns-repeated="3" table:style-name="ce1"/>
          <table:table-cell office:value-type="float" office:value="3.42" table:style-name="ce87">
            <text:p>3,42<text:s/></text:p>
          </table:table-cell>
          <table:table-cell table:style-name="ce1"/>
          <table:table-cell office:value-type="float" office:value="4946.8599999999997" table:style-name="ce87">
            <text:p>4.946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59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Iva 70% #253 Fact# 368520 <text:s/>Rec#: 7307 ESJURHEC S.A.</text:p>
          </table:table-cell>
          <table:table-cell table:number-columns-repeated="3" table:style-name="ce1"/>
          <table:table-cell office:value-type="float" office:value="0.96" table:style-name="ce87">
            <text:p>0,96<text:s/></text:p>
          </table:table-cell>
          <table:table-cell table:style-name="ce1"/>
          <table:table-cell office:value-type="float" office:value="4947.82" table:style-name="ce87">
            <text:p>4.947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842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Ret Iva 70% #191 Fact# 368205 <text:s/>Rec#: 7423 TUTOBIENES S.A.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948.97" table:style-name="ce87">
            <text:p>4.948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2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Ret Iva 70% #34796 Fact# 368343 <text:s/>Rec#: 7292 LAS FRAGANCIAS CIA. LTDA.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4950.63" table:style-name="ce87">
            <text:p>4.950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25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BCO PRODUBANCO COMP RTE 96386</text:p>
          </table:table-cell>
          <table:table-cell table:number-columns-repeated="3" table:style-name="ce1"/>
          <table:table-cell office:value-type="float" office:value="11.86" table:style-name="ce87">
            <text:p>11,86<text:s/></text:p>
          </table:table-cell>
          <table:table-cell table:style-name="ce1"/>
          <table:table-cell office:value-type="float" office:value="4962.49" table:style-name="ce87">
            <text:p>4.96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63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Ret Iva 70% #38884 Fact# 368197 <text:s/>Rec#: 7480 FERTILIZANTES DEL PACIFICO FERPACIFIC S.A</text:p>
          </table:table-cell>
          <table:table-cell table:number-columns-repeated="3" table:style-name="ce1"/>
          <table:table-cell office:value-type="float" office:value="1.1499999999999999" table:style-name="ce87">
            <text:p>1,15<text:s/></text:p>
          </table:table-cell>
          <table:table-cell table:style-name="ce1"/>
          <table:table-cell office:value-type="float" office:value="4963.6400000000003" table:style-name="ce87">
            <text:p>4.963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table:number-columns-repeated="3" table:style-name="ce1"/>
          <table:table-cell office:value-type="float" office:value="17.88" table:style-name="ce87">
            <text:p>17,88<text:s/></text:p>
          </table:table-cell>
          <table:table-cell table:style-name="ce1"/>
          <table:table-cell office:value-type="float" office:value="4981.5200000000004" table:style-name="ce87">
            <text:p>4.981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2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VISA - MASTERCARD - PACIFICARD CANCELACION DEBITO TAREJTAS GUAYAQUIL-PAGO DE FACT 368101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4981.57" table:style-name="ce87">
            <text:p>4.981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3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table:number-columns-repeated="3" table:style-name="ce1"/>
          <table:table-cell office:value-type="float" office:value="3.26" table:style-name="ce87">
            <text:p>3,26<text:s/></text:p>
          </table:table-cell>
          <table:table-cell table:style-name="ce1"/>
          <table:table-cell office:value-type="float" office:value="4984.83" table:style-name="ce87">
            <text:p>4.984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35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t Iva 70% #6939 Fact# 793 <text:s/>Rec#: 7304 CAMISERIA INGLESA CAMINGLESA C LTDA.</text:p>
          </table:table-cell>
          <table:table-cell table:number-columns-repeated="3" table:style-name="ce1"/>
          <table:table-cell office:value-type="float" office:value="1.84" table:style-name="ce87">
            <text:p>1,84<text:s/></text:p>
          </table:table-cell>
          <table:table-cell table:style-name="ce1"/>
          <table:table-cell office:value-type="float" office:value="4986.67" table:style-name="ce87">
            <text:p>4.986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7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gistro, bco produbanco comp ret #96439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986.82" table:style-name="ce87">
            <text:p>4.986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904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Ret Iva 70% #4390 Fact# 368627 <text:s/>Rec#: 7433 DATA TOOLS S.A.</text:p>
          </table:table-cell>
          <table:table-cell table:number-columns-repeated="3" table:style-name="ce1"/>
          <table:table-cell office:value-type="float" office:value="1.74" table:style-name="ce87">
            <text:p>1,74<text:s/></text:p>
          </table:table-cell>
          <table:table-cell table:style-name="ce1"/>
          <table:table-cell office:value-type="float" office:value="4988.5600000000004" table:style-name="ce87">
            <text:p>4.988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Iva 70% #38311 Fact# 368222 <text:s/>Rec#: 7314 ACERIA DEL ECUADOR CA ADELCA</text:p>
          </table:table-cell>
          <table:table-cell table:number-columns-repeated="3" table:style-name="ce1"/>
          <table:table-cell office:value-type="float" office:value="15.2" table:style-name="ce87">
            <text:p>15,20<text:s/></text:p>
          </table:table-cell>
          <table:table-cell table:style-name="ce1"/>
          <table:table-cell office:value-type="float" office:value="5003.76" table:style-name="ce87">
            <text:p>5.003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Iva 70% #698 Fact# 368189 <text:s/>Rec#: 7321 COLEGIO INTERNACIONAL SEK ECUADOR S.A.</text:p>
          </table:table-cell>
          <table:table-cell table:number-columns-repeated="3" table:style-name="ce1"/>
          <table:table-cell office:value-type="float" office:value="10.35" table:style-name="ce87">
            <text:p>10,35<text:s/></text:p>
          </table:table-cell>
          <table:table-cell table:style-name="ce1"/>
          <table:table-cell office:value-type="float" office:value="5014.1099999999997" table:style-name="ce87">
            <text:p>5.014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4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table:number-columns-repeated="3" table:style-name="ce1"/>
          <table:table-cell office:value-type="float" office:value="5.96" table:style-name="ce87">
            <text:p>5,96<text:s/></text:p>
          </table:table-cell>
          <table:table-cell table:style-name="ce1"/>
          <table:table-cell office:value-type="float" office:value="5020.07" table:style-name="ce87">
            <text:p>5.020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6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table:number-columns-repeated="3" table:style-name="ce1"/>
          <table:table-cell office:value-type="float" office:value="20.2" table:style-name="ce87">
            <text:p>20,20<text:s/></text:p>
          </table:table-cell>
          <table:table-cell table:style-name="ce1"/>
          <table:table-cell office:value-type="float" office:value="5040.2700000000004" table:style-name="ce87">
            <text:p>5.040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0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DISCOVER CANCELACION DEBITO TARJETAS PICHICNHA- PAGO DE FACT 367633- 367663- 5073- 367659- 367872- 367975 POR DEP EN CTA #DOC 872570</text:p>
          </table:table-cell>
          <table:table-cell table:number-columns-repeated="3" table:style-name="ce1"/>
          <table:table-cell office:value-type="float" office:value="0.65" table:style-name="ce87">
            <text:p>0,65<text:s/></text:p>
          </table:table-cell>
          <table:table-cell table:style-name="ce1"/>
          <table:table-cell office:value-type="float" office:value="5040.92" table:style-name="ce87">
            <text:p>5.040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2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table:number-columns-repeated="3" table:style-name="ce1"/>
          <table:table-cell office:value-type="float" office:value="28.32" table:style-name="ce87">
            <text:p>28,32<text:s/></text:p>
          </table:table-cell>
          <table:table-cell table:style-name="ce1"/>
          <table:table-cell office:value-type="float" office:value="5069.24" table:style-name="ce87">
            <text:p>5.069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Ret Iva 70% #4604 Fact# 368372 <text:s/>Rec#: 7362 SOLUCIONES GLOBALES S.A GLOBFAST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5069.3900000000003" table:style-name="ce87">
            <text:p>5.069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Ret Iva 70% #4605 Fact# 368371 <text:s/>Rec#: 7362 SOLUCIONES GLOBALES S.A GLOBFAST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5069.5600000000004" table:style-name="ce87">
            <text:p>5.069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5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VISA - MASTERCARD - PACIFICARD CANCELACION DEBITO TARJETAS PICHINCHA- PAGO DE FACT 366694 - 367710- 367693- 5091- 360267- 362770- 365314 POR DEP EN CTA #DOC 582397</text:p>
          </table:table-cell>
          <table:table-cell table:number-columns-repeated="3" table:style-name="ce1"/>
          <table:table-cell office:value-type="float" office:value="8.4700000000000006" table:style-name="ce87">
            <text:p>8,47<text:s/></text:p>
          </table:table-cell>
          <table:table-cell table:style-name="ce1"/>
          <table:table-cell office:value-type="float" office:value="5078.03" table:style-name="ce87">
            <text:p>5.078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7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table:number-columns-repeated="3" table:style-name="ce1"/>
          <table:table-cell office:value-type="float" office:value="5.78" table:style-name="ce87">
            <text:p>5,78<text:s/></text:p>
          </table:table-cell>
          <table:table-cell table:style-name="ce1"/>
          <table:table-cell office:value-type="float" office:value="5083.8100000000004" table:style-name="ce87">
            <text:p>5.083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8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text:s/></text:p>
          </table:table-cell>
          <table:table-cell table:number-columns-repeated="3" table:style-name="ce1"/>
          <table:table-cell office:value-type="float" office:value="10.4" table:style-name="ce87">
            <text:p>10,40<text:s/></text:p>
          </table:table-cell>
          <table:table-cell table:style-name="ce1"/>
          <table:table-cell office:value-type="float" office:value="5094.21" table:style-name="ce87">
            <text:p>5.094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9</text:p>
          </table:table-cell>
          <table:table-cell office:value-type="date" office:date-value="2021-08-06T00:00:00" table:style-name="ce88">
            <text:p>06-ago-21</text:p>
          </table:table-cell>
          <table:table-cell office:value-type="string" table:style-name="ce86">
            <text:p>DISCOVER CANCELACION DEBITO TARJETAS PICHICHA- PAGO DE FACT 4980 POR DEP EN CTA #DOC 938886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5094.34" table:style-name="ce87">
            <text:p>5.094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19</text:p>
          </table:table-cell>
          <table:table-cell office:value-type="date" office:date-value="2021-08-09T00:00:00" table:style-name="ce88">
            <text:p>09-ago-21</text:p>
          </table:table-cell>
          <table:table-cell office:value-type="string" table:style-name="ce86">
            <text:p>Ret Iva 70% #19357 Fact# 790 <text:s/>Rec#: 7324 COMPAÑIA FARMACEUTICA VERA S.A. COFARVE</text:p>
          </table:table-cell>
          <table:table-cell table:number-columns-repeated="3" table:style-name="ce1"/>
          <table:table-cell office:value-type="float" office:value="10.61" table:style-name="ce87">
            <text:p>10,61<text:s/></text:p>
          </table:table-cell>
          <table:table-cell table:style-name="ce1"/>
          <table:table-cell office:value-type="float" office:value="5104.95" table:style-name="ce87">
            <text:p>5.104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2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Ret Iva 70% #461 Fact# 368458 <text:s/>Rec#: 7327 PRODUCTORA DE ALIMENTOS SALUDABLES Y CHOCOLATE PROCHOC S.A</text:p>
          </table:table-cell>
          <table:table-cell table:number-columns-repeated="3" table:style-name="ce1"/>
          <table:table-cell office:value-type="float" office:value="0.97" table:style-name="ce87">
            <text:p>0,97<text:s/></text:p>
          </table:table-cell>
          <table:table-cell table:style-name="ce1"/>
          <table:table-cell office:value-type="float" office:value="5105.92" table:style-name="ce87">
            <text:p>5.105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C-11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VISA - MASTERCARD - PACIFICARD CANCELACION DEBITO TARJETAS PICHINCHA.- PAGO DE FACT 5091<text:s text:c="2"/>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5106.1899999999996" table:style-name="ce87">
            <text:p>5.106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1</text:p>
          </table:table-cell>
          <table:table-cell office:value-type="date" office:date-value="2021-08-12T00:00:00" table:style-name="ce88">
            <text:p>12-ago-21</text:p>
          </table:table-cell>
          <table:table-cell office:value-type="string" table:style-name="ce86">
            <text:p>Ret Iva 70% #127330 Fact# 791 <text:s/>Rec#: 7334 F.V - AREA ANDINA S.A.</text:p>
          </table:table-cell>
          <table:table-cell table:number-columns-repeated="3" table:style-name="ce1"/>
          <table:table-cell office:value-type="float" office:value="4" table:style-name="ce87">
            <text:p>4,00<text:s/></text:p>
          </table:table-cell>
          <table:table-cell table:style-name="ce1"/>
          <table:table-cell office:value-type="float" office:value="5110.1899999999996" table:style-name="ce87">
            <text:p>5.110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1</text:p>
          </table:table-cell>
          <table:table-cell office:value-type="date" office:date-value="2021-08-12T00:00:00" table:style-name="ce88">
            <text:p>12-ago-21</text:p>
          </table:table-cell>
          <table:table-cell office:value-type="string" table:style-name="ce86">
            <text:p>Ret Iva 70% #127329 Fact# 792 <text:s/>Rec#: 7334 F.V - AREA ANDINA S.A.</text:p>
          </table:table-cell>
          <table:table-cell table:number-columns-repeated="3" table:style-name="ce1"/>
          <table:table-cell office:value-type="float" office:value="1.99" table:style-name="ce87">
            <text:p>1,99<text:s/></text:p>
          </table:table-cell>
          <table:table-cell table:style-name="ce1"/>
          <table:table-cell office:value-type="float" office:value="5112.18" table:style-name="ce87">
            <text:p>5.112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94</text:p>
          </table:table-cell>
          <table:table-cell office:value-type="date" office:date-value="2021-08-14T00:00:00" table:style-name="ce88">
            <text:p>14-ago-21</text:p>
          </table:table-cell>
          <table:table-cell office:value-type="string" table:style-name="ce86">
            <text:p>Ret Iva 70% #15767 Fact# 368175 <text:s/>Rec#: 7337 LG ELECTRONICS PANAMA S.A</text:p>
          </table:table-cell>
          <table:table-cell table:number-columns-repeated="3" table:style-name="ce1"/>
          <table:table-cell office:value-type="float" office:value="5.08" table:style-name="ce87">
            <text:p>5,08<text:s/></text:p>
          </table:table-cell>
          <table:table-cell table:style-name="ce1"/>
          <table:table-cell office:value-type="float" office:value="5117.26" table:style-name="ce87">
            <text:p>5.117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7</text:p>
          </table:table-cell>
          <table:table-cell office:value-type="date" office:date-value="2021-08-17T00:00:00" table:style-name="ce88">
            <text:p>17-ago-21</text:p>
          </table:table-cell>
          <table:table-cell office:value-type="string" table:style-name="ce86">
            <text:p>Ret Iva 70% #437395 Fact# 365986 <text:s/>Rec#: 7465 CONSORCIO ECUATORIANO DE TELECOMUNICACIONES S.A. CONECEL</text:p>
          </table:table-cell>
          <table:table-cell table:number-columns-repeated="3" table:style-name="ce1"/>
          <table:table-cell office:value-type="float" office:value="21.83" table:style-name="ce87">
            <text:p>21,83<text:s/></text:p>
          </table:table-cell>
          <table:table-cell table:style-name="ce1"/>
          <table:table-cell office:value-type="float" office:value="5139.09" table:style-name="ce87">
            <text:p>5.13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0</text:p>
          </table:table-cell>
          <table:table-cell office:value-type="date" office:date-value="2021-08-19T00:00:00" table:style-name="ce88">
            <text:p>19-ago-21</text:p>
          </table:table-cell>
          <table:table-cell office:value-type="string" table:style-name="ce86">
            <text:p>Ret Iva 70% #196761 Fact# 368622 <text:s/>Rec#: 7357 TELCONET <text:s/>S.A.</text:p>
          </table:table-cell>
          <table:table-cell table:number-columns-repeated="3" table:style-name="ce1"/>
          <table:table-cell office:value-type="float" office:value="600" table:style-name="ce87">
            <text:p>600,00<text:s/></text:p>
          </table:table-cell>
          <table:table-cell table:style-name="ce1"/>
          <table:table-cell office:value-type="float" office:value="5739.09" table:style-name="ce87">
            <text:p>5.73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39 Fact# 368440 <text:s/>Rec#: 7363 TELCONET <text:s/>S.A.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5739.3" table:style-name="ce87">
            <text:p>5.739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42 Fact# 368624 <text:s/>Rec#: 7363 TELCONET <text:s/>S.A.</text:p>
          </table:table-cell>
          <table:table-cell table:number-columns-repeated="3" table:style-name="ce1"/>
          <table:table-cell office:value-type="float" office:value="1283.93" table:style-name="ce87">
            <text:p>1.283,93<text:s/></text:p>
          </table:table-cell>
          <table:table-cell table:style-name="ce1"/>
          <table:table-cell office:value-type="float" office:value="7023.23" table:style-name="ce87">
            <text:p>7.023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40 Fact# 368448 <text:s/>Rec#: 7363 TELCONET <text:s/>S.A.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7023.38" table:style-name="ce87">
            <text:p>7.023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37 Fact# 5136 <text:s/>Rec#: 7363 TELCONET <text:s/>S.A.</text:p>
          </table:table-cell>
          <table:table-cell table:number-columns-repeated="3" table:style-name="ce1"/>
          <table:table-cell office:value-type="float" office:value="554.29" table:style-name="ce87">
            <text:p>554,29<text:s/></text:p>
          </table:table-cell>
          <table:table-cell table:style-name="ce1"/>
          <table:table-cell office:value-type="float" office:value="7577.67" table:style-name="ce87">
            <text:p>7.577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38 Fact# 368216 <text:s/>Rec#: 7363 TELCONET <text:s/>S.A.</text:p>
          </table:table-cell>
          <table:table-cell table:number-columns-repeated="3" table:style-name="ce1"/>
          <table:table-cell office:value-type="float" office:value="67.38" table:style-name="ce87">
            <text:p>67,38<text:s/></text:p>
          </table:table-cell>
          <table:table-cell table:style-name="ce1"/>
          <table:table-cell office:value-type="float" office:value="7645.05" table:style-name="ce87">
            <text:p>7.645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8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Ret Iva 70% #196941 Fact# 368449 <text:s/>Rec#: 7363 TELCONET <text:s/>S.A.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7645.37" table:style-name="ce87">
            <text:p>7.645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0</text:p>
          </table:table-cell>
          <table:table-cell office:value-type="date" office:date-value="2021-08-21T00:00:00" table:style-name="ce88">
            <text:p>21-ago-21</text:p>
          </table:table-cell>
          <table:table-cell office:value-type="string" table:style-name="ce86">
            <text:p>Ret Iva 70% #13079 Fact# 367299 <text:s/>Rec#: 7374 GRANDMAR-CORP S.A.</text:p>
          </table:table-cell>
          <table:table-cell table:number-columns-repeated="3" table:style-name="ce1"/>
          <table:table-cell office:value-type="float" office:value="0.13" table:style-name="ce87">
            <text:p>0,13<text:s/></text:p>
          </table:table-cell>
          <table:table-cell table:style-name="ce1"/>
          <table:table-cell office:value-type="float" office:value="7645.5" table:style-name="ce87">
            <text:p>7.645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29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Iva 70% #2958 Fact# 368587 <text:s/>Rec#: 7364 T &amp; C ECUADOR SETCEC S.A.<text:s/>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7645.84" table:style-name="ce87">
            <text:p>7.645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8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Iva 70% #31537 Fact# 368640 <text:s/>Rec#: 7381 Corporación Nacional de Telecomunicaciones-CNT EP</text:p>
          </table:table-cell>
          <table:table-cell table:number-columns-repeated="3" table:style-name="ce1"/>
          <table:table-cell office:value-type="float" office:value="389.47" table:style-name="ce87">
            <text:p>389,47<text:s/></text:p>
          </table:table-cell>
          <table:table-cell table:style-name="ce1"/>
          <table:table-cell office:value-type="float" office:value="8035.31" table:style-name="ce87">
            <text:p>8.035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48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Iva 70% #31538 Fact# 368641 <text:s/>Rec#: 7381 Corporación Nacional de Telecomunicaciones-CNT EP</text:p>
          </table:table-cell>
          <table:table-cell table:number-columns-repeated="3" table:style-name="ce1"/>
          <table:table-cell office:value-type="float" office:value="56.01" table:style-name="ce87">
            <text:p>56,01<text:s/></text:p>
          </table:table-cell>
          <table:table-cell table:style-name="ce1"/>
          <table:table-cell office:value-type="float" office:value="8091.32" table:style-name="ce87">
            <text:p>8.091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0</text:p>
          </table:table-cell>
          <table:table-cell office:value-type="date" office:date-value="2021-08-24T00:00:00" table:style-name="ce88">
            <text:p>24-ago-21</text:p>
          </table:table-cell>
          <table:table-cell office:value-type="string" table:style-name="ce86">
            <text:p>Ret Iva 70% #192039 Fact# 368635 <text:s/>Rec#: 7468 OTECEL</text:p>
          </table:table-cell>
          <table:table-cell table:number-columns-repeated="3" table:style-name="ce1"/>
          <table:table-cell office:value-type="float" office:value="390.54" table:style-name="ce87">
            <text:p>390,54<text:s/></text:p>
          </table:table-cell>
          <table:table-cell table:style-name="ce1"/>
          <table:table-cell office:value-type="float" office:value="8481.86" table:style-name="ce87">
            <text:p>8.481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2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78 Fact# 368593 <text:s/>Rec#: 7366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8481.92" table:style-name="ce87">
            <text:p>8.481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3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76 Fact# 368591 <text:s/>Rec#: 7367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8481.98" table:style-name="ce87">
            <text:p>8.481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4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79 Fact# 368594 <text:s/>Rec#: 7368 MEGADATOS S.A.</text:p>
          </table:table-cell>
          <table:table-cell table:number-columns-repeated="3" table:style-name="ce1"/>
          <table:table-cell office:value-type="float" office:value="0.04" table:style-name="ce87">
            <text:p>0,04<text:s/></text:p>
          </table:table-cell>
          <table:table-cell table:style-name="ce1"/>
          <table:table-cell office:value-type="float" office:value="8482.02" table:style-name="ce87">
            <text:p>8.482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5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81 Fact# 368317 <text:s/>Rec#: 7369 MEGADATOS S.A.</text:p>
          </table:table-cell>
          <table:table-cell table:number-columns-repeated="3" table:style-name="ce1"/>
          <table:table-cell office:value-type="float" office:value="838.96" table:style-name="ce87">
            <text:p>838,96<text:s/></text:p>
          </table:table-cell>
          <table:table-cell table:style-name="ce1"/>
          <table:table-cell office:value-type="float" office:value="9320.98" table:style-name="ce87">
            <text:p>9.320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6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77 Fact# 368592 <text:s/>Rec#: 7370 MEGADATOS S.A.</text:p>
          </table:table-cell>
          <table:table-cell table:number-columns-repeated="3" table:style-name="ce1"/>
          <table:table-cell office:value-type="float" office:value="0.11" table:style-name="ce87">
            <text:p>0,11<text:s/></text:p>
          </table:table-cell>
          <table:table-cell table:style-name="ce1"/>
          <table:table-cell office:value-type="float" office:value="9321.09" table:style-name="ce87">
            <text:p>9.321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37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75 Fact# 368590 <text:s/>Rec#: 7371 MEGADATOS S.A.</text:p>
          </table:table-cell>
          <table:table-cell table:number-columns-repeated="3" table:style-name="ce1"/>
          <table:table-cell office:value-type="float" office:value="1.06" table:style-name="ce87">
            <text:p>1,06<text:s/></text:p>
          </table:table-cell>
          <table:table-cell table:style-name="ce1"/>
          <table:table-cell office:value-type="float" office:value="9322.15" table:style-name="ce87">
            <text:p>9.322,1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738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21980 Fact# 368227 <text:s/>Rec#: 7372 MEGADATOS S.A.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9322.2099999999991" table:style-name="ce87">
            <text:p>9.322,2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741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31472 Fact# 368625 <text:s/>Rec#: 7375 Corporación Nacional de Telecomunicaciones-CNT EP</text:p>
          </table:table-cell>
          <table:table-cell table:number-columns-repeated="3" table:style-name="ce1"/>
          <table:table-cell office:value-type="float" office:value="64.67" table:style-name="ce87">
            <text:p>64,67<text:s/></text:p>
          </table:table-cell>
          <table:table-cell table:style-name="ce1"/>
          <table:table-cell office:value-type="float" office:value="9386.8799999999992" table:style-name="ce87">
            <text:p>9.386,8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741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Ret Iva 70% #31473 Fact# 368626 <text:s/>Rec#: 7375 Corporación Nacional de Telecomunicaciones-CNT EP</text:p>
          </table:table-cell>
          <table:table-cell table:number-columns-repeated="3" table:style-name="ce1"/>
          <table:table-cell office:value-type="float" office:value="458.45" table:style-name="ce87">
            <text:p>458,45<text:s/></text:p>
          </table:table-cell>
          <table:table-cell table:style-name="ce1"/>
          <table:table-cell office:value-type="float" office:value="9845.33" table:style-name="ce87">
            <text:p>9.845,3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3148</text:p>
          </table:table-cell>
          <table:table-cell office:value-type="date" office:date-value="2021-08-27T00:00:00" table:style-name="ce88">
            <text:p>27-ago-21</text:p>
          </table:table-cell>
          <table:table-cell office:value-type="string" table:style-name="ce86">
            <text:p>Ret Iva 70% #441530 Fact# 368638 <text:s/>Rec#: 7466 CONSORCIO ECUATORIANO DE TELECOMUNICACIONES S.A. CONECEL</text:p>
          </table:table-cell>
          <table:table-cell table:number-columns-repeated="3" table:style-name="ce1"/>
          <table:table-cell office:value-type="float" office:value="507.54" table:style-name="ce87">
            <text:p>507,54<text:s/></text:p>
          </table:table-cell>
          <table:table-cell table:style-name="ce1"/>
          <table:table-cell office:value-type="float" office:value="10352.870000000001" table:style-name="ce87">
            <text:p>10.352,8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3149</text:p>
          </table:table-cell>
          <table:table-cell office:value-type="date" office:date-value="2021-08-27T00:00:00" table:style-name="ce88">
            <text:p>27-ago-21</text:p>
          </table:table-cell>
          <table:table-cell office:value-type="string" table:style-name="ce86">
            <text:p>Ret Iva 70% #108432 Fact# 368634 <text:s/>Rec#: 7467 SERVICIOS DE TELECOMUNICACIONES SETEL S.A.</text:p>
          </table:table-cell>
          <table:table-cell table:number-columns-repeated="3" table:style-name="ce1"/>
          <table:table-cell office:value-type="float" office:value="20.61" table:style-name="ce87">
            <text:p>20,61<text:s/></text:p>
          </table:table-cell>
          <table:table-cell table:style-name="ce1"/>
          <table:table-cell office:value-type="float" office:value="10373.48" table:style-name="ce87">
            <text:p>10.373,4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N/D PRODUBANCO TRANSF. PAGO DE IMPUESTOS RTE IVA MES DE JULIO 2021</text:p>
          </table:table-cell>
          <table:table-cell table:number-columns-repeated="4" table:style-name="ce1"/>
          <table:table-cell office:value-type="float" office:value="4622.17" table:style-name="ce90">
            <text:p>-4.622,17</text:p>
          </table:table-cell>
          <table:table-cell office:value-type="float" office:value="5751.31" table:style-name="ce87">
            <text:p>5.751,3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421.41" table:style-name="ce89">
            <text:p>4.421,41<text:s/></text:p>
          </table:table-cell>
          <table:table-cell office:value-type="string" table:style-name="ce75">
            <text:p>Débito</text:p>
          </table:table-cell>
          <table:table-cell office:value-type="float" office:value="48072.6" table:style-name="ce89">
            <text:p>48.072,60<text:s/></text:p>
          </table:table-cell>
          <table:table-cell office:value-type="string" table:style-name="ce75">
            <text:p>Crédito</text:p>
          </table:table-cell>
          <table:table-cell office:value-type="float" office:value="46742.7" table:style-name="ce89">
            <text:p>46.742,7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751.31" table:style-name="ce89">
            <text:p>5.751,3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IR <text:s text:c="2"/>IR003 <text:s text:c="2"/>IVA POR LA PRESTACION DE SERVICIOS PROFECIONALES 100%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13.78" table:style-name="ce87">
            <text:p>13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R-34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100% #37668 Fact# 350674 <text:s/>Rec#: 6597 LIFE FOOD PRODUCT ECUADOR LIFPRODEC S.A.</text:p>
          </table:table-cell>
          <table:table-cell table:number-columns-repeated="3" table:style-name="ce1"/>
          <table:table-cell office:value-type="float" office:value="7.05" table:style-name="ce87">
            <text:p>7,05<text:s/></text:p>
          </table:table-cell>
          <table:table-cell table:style-name="ce1"/>
          <table:table-cell office:value-type="float" office:value="20.83" table:style-name="ce87">
            <text:p>20,8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40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100% #16321 Fact# 350815 <text:s/>Rec#: 6603 AGRICOLA BANANERA ECUATORIANA - AGBE S.A.</text:p>
          </table:table-cell>
          <table:table-cell table:number-columns-repeated="3" table:style-name="ce1"/>
          <table:table-cell office:value-type="float" office:value="8.23" table:style-name="ce87">
            <text:p>8,23<text:s/></text:p>
          </table:table-cell>
          <table:table-cell table:style-name="ce1"/>
          <table:table-cell office:value-type="float" office:value="29.06" table:style-name="ce87">
            <text:p>29,0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52</text:p>
          </table:table-cell>
          <table:table-cell office:value-type="date" office:date-value="2021-01-01T00:00:00" table:style-name="ce88">
            <text:p>01-ene-21</text:p>
          </table:table-cell>
          <table:table-cell office:value-type="string" table:style-name="ce86">
            <text:p>Ret Iva 100% #8632 Fact# 350903 <text:s/>Rec#: 6649 AGROSIGAL SA</text:p>
          </table:table-cell>
          <table:table-cell table:number-columns-repeated="3" table:style-name="ce1"/>
          <table:table-cell office:value-type="float" office:value="1.33" table:style-name="ce87">
            <text:p>1,33<text:s/></text:p>
          </table:table-cell>
          <table:table-cell table:style-name="ce1"/>
          <table:table-cell office:value-type="float" office:value="30.39" table:style-name="ce87">
            <text:p>30,3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5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N/D PRODUBANCO PAGO DE IMPUESTOS RETENCIÓN IVA MES DE DIC 2020</text:p>
          </table:table-cell>
          <table:table-cell table:number-columns-repeated="4" table:style-name="ce1"/>
          <table:table-cell office:value-type="float" office:value="13.78" table:style-name="ce90">
            <text:p>-13,78</text:p>
          </table:table-cell>
          <table:table-cell office:value-type="float" office:value="16.61" table:style-name="ce87">
            <text:p>16,6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263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100% #8991 Fact# 353227 <text:s/>Rec#: 6659 AGROSIGAL SA</text:p>
          </table:table-cell>
          <table:table-cell table:number-columns-repeated="3" table:style-name="ce1"/>
          <table:table-cell office:value-type="float" office:value="2.81" table:style-name="ce87">
            <text:p>2,81<text:s/></text:p>
          </table:table-cell>
          <table:table-cell table:style-name="ce1"/>
          <table:table-cell office:value-type="float" office:value="19.420000000000002" table:style-name="ce87">
            <text:p>19,4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DR-33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100% #38178 Fact# 353009 <text:s/>Rec#: 6694 LIFE FOOD PRODUCT ECUADOR LIFPRODEC S.A.</text:p>
          </table:table-cell>
          <table:table-cell table:number-columns-repeated="3" table:style-name="ce1"/>
          <table:table-cell office:value-type="float" office:value="6.95" table:style-name="ce87">
            <text:p>6,95<text:s/></text:p>
          </table:table-cell>
          <table:table-cell table:style-name="ce1"/>
          <table:table-cell office:value-type="float" office:value="26.37" table:style-name="ce87">
            <text:p>26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9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Ret Iva 100% #17036 Fact# 353144 <text:s/>Rec#: 6708 AGRICOLA BANANERA ECUATORIANA - AGBE S.A.</text:p>
          </table:table-cell>
          <table:table-cell table:number-columns-repeated="3" table:style-name="ce1"/>
          <table:table-cell office:value-type="float" office:value="6.59" table:style-name="ce87">
            <text:p>6,59<text:s/></text:p>
          </table:table-cell>
          <table:table-cell table:style-name="ce1"/>
          <table:table-cell office:value-type="float" office:value="32.96" table:style-name="ce87">
            <text:p>32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4" table:style-name="ce1"/>
          <table:table-cell office:value-type="float" office:value="16.61" table:style-name="ce90">
            <text:p>-16,61</text:p>
          </table:table-cell>
          <table:table-cell office:value-type="float" office:value="16.350000000000001" table:style-name="ce87">
            <text:p>16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58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100% #9355 Fact# 355652 <text:s/>Rec#: 6766 AGROSIGAL SA</text:p>
          </table:table-cell>
          <table:table-cell table:number-columns-repeated="3" table:style-name="ce1"/>
          <table:table-cell office:value-type="float" office:value="4.9400000000000004" table:style-name="ce87">
            <text:p>4,94<text:s/></text:p>
          </table:table-cell>
          <table:table-cell table:style-name="ce1"/>
          <table:table-cell office:value-type="float" office:value="21.29" table:style-name="ce87">
            <text:p>21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5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100% #38739 Fact# 355419 <text:s/>Rec#: 6822 LIFE FOOD PRODUCT ECUADOR LIFPRODEC S.A.</text:p>
          </table:table-cell>
          <table:table-cell table:number-columns-repeated="3" table:style-name="ce1"/>
          <table:table-cell office:value-type="float" office:value="6.56" table:style-name="ce87">
            <text:p>6,56<text:s/></text:p>
          </table:table-cell>
          <table:table-cell table:style-name="ce1"/>
          <table:table-cell office:value-type="float" office:value="27.85" table:style-name="ce87">
            <text:p>27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88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Ret Iva 100% #17876 Fact# 355564 <text:s/>Rec#: 6852 AGRICOLA BANANERA ECUATORIANA - AGBE S.A.</text:p>
          </table:table-cell>
          <table:table-cell table:number-columns-repeated="3" table:style-name="ce1"/>
          <table:table-cell office:value-type="float" office:value="4.97" table:style-name="ce87">
            <text:p>4,97<text:s/></text:p>
          </table:table-cell>
          <table:table-cell table:style-name="ce1"/>
          <table:table-cell office:value-type="float" office:value="32.82" table:style-name="ce87">
            <text:p>32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9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N/D PRODUBANCO PAGO DE IMPUESTOS RETENCION IVA MES DE FEB 2021</text:p>
          </table:table-cell>
          <table:table-cell table:number-columns-repeated="4" table:style-name="ce1"/>
          <table:table-cell office:value-type="float" office:value="16.350000000000001" table:style-name="ce90">
            <text:p>-16,35</text:p>
          </table:table-cell>
          <table:table-cell office:value-type="float" office:value="16.47" table:style-name="ce87">
            <text:p>16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100% #9850 Fact# 358115 <text:s/>Rec#: 6892 AGROSIGAL SA</text:p>
          </table:table-cell>
          <table:table-cell table:number-columns-repeated="3" table:style-name="ce1"/>
          <table:table-cell office:value-type="float" office:value="1.37" table:style-name="ce87">
            <text:p>1,37<text:s/></text:p>
          </table:table-cell>
          <table:table-cell table:style-name="ce1"/>
          <table:table-cell office:value-type="float" office:value="17.84" table:style-name="ce87">
            <text:p>17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953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100% #18671 Fact# 358029 <text:s/>Rec#: 6894 AGRICOLA BANANERA ECUATORIANA - AGBE S.A.</text:p>
          </table:table-cell>
          <table:table-cell table:number-columns-repeated="3" table:style-name="ce1"/>
          <table:table-cell office:value-type="float" office:value="4.2300000000000004" table:style-name="ce87">
            <text:p>4,23<text:s/></text:p>
          </table:table-cell>
          <table:table-cell table:style-name="ce1"/>
          <table:table-cell office:value-type="float" office:value="22.07" table:style-name="ce87">
            <text:p>22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0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Ret Iva 100% #39258 Fact# 357885 <text:s/>Rec#: 6913 LIFE FOOD PRODUCT ECUADOR LIFPRODEC S.A.</text:p>
          </table:table-cell>
          <table:table-cell table:number-columns-repeated="3" table:style-name="ce1"/>
          <table:table-cell office:value-type="float" office:value="7.14" table:style-name="ce87">
            <text:p>7,14<text:s/></text:p>
          </table:table-cell>
          <table:table-cell table:style-name="ce1"/>
          <table:table-cell office:value-type="float" office:value="29.21" table:style-name="ce87">
            <text:p>29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45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Ret Iva 100% #19939 Fact# 358024 <text:s/>Rec#: 6947 GRANDSOUTH S.A.</text:p>
          </table:table-cell>
          <table:table-cell table:number-columns-repeated="3" table:style-name="ce1"/>
          <table:table-cell office:value-type="float" office:value="1.3" table:style-name="ce87">
            <text:p>1,30<text:s/></text:p>
          </table:table-cell>
          <table:table-cell table:style-name="ce1"/>
          <table:table-cell office:value-type="float" office:value="30.51" table:style-name="ce87">
            <text:p>30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4</text:p>
          </table:table-cell>
          <table:table-cell office:value-type="date" office:date-value="2021-04-22T00:00:00" table:style-name="ce88">
            <text:p>22-abr-21</text:p>
          </table:table-cell>
          <table:table-cell office:value-type="string" table:style-name="ce86">
            <text:p>N/D PRODUBANCO PAGO DE IMPUESTOS RETENCIÓN IVA MES DE MARZO 2021<text:s/></text:p>
          </table:table-cell>
          <table:table-cell table:number-columns-repeated="4" table:style-name="ce1"/>
          <table:table-cell office:value-type="float" office:value="16.47" table:style-name="ce90">
            <text:p>-16,47</text:p>
          </table:table-cell>
          <table:table-cell office:value-type="float" office:value="14.04" table:style-name="ce87">
            <text:p>14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279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100% #10299 Fact# 360652 <text:s/>Rec#: 6978 AGROSIGAL SA</text:p>
          </table:table-cell>
          <table:table-cell table:number-columns-repeated="3" table:style-name="ce1"/>
          <table:table-cell office:value-type="float" office:value="1.49" table:style-name="ce87">
            <text:p>1,49<text:s/></text:p>
          </table:table-cell>
          <table:table-cell table:style-name="ce1"/>
          <table:table-cell office:value-type="float" office:value="15.53" table:style-name="ce87">
            <text:p>15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355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100% #19710 Fact# 360565 <text:s/>Rec#: 6999 AGRICOLA BANANERA ECUATORIANA - AGBE S.A.</text:p>
          </table:table-cell>
          <table:table-cell table:number-columns-repeated="3" table:style-name="ce1"/>
          <table:table-cell office:value-type="float" office:value="3.92" table:style-name="ce87">
            <text:p>3,92<text:s/></text:p>
          </table:table-cell>
          <table:table-cell table:style-name="ce1"/>
          <table:table-cell office:value-type="float" office:value="19.45" table:style-name="ce87">
            <text:p>19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13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Ret Iva 100% #39954 Fact# 360424 <text:s/>Rec#: 7005 LIFE FOOD PRODUCT ECUADOR LIFPRODEC S.A.</text:p>
          </table:table-cell>
          <table:table-cell table:number-columns-repeated="3" table:style-name="ce1"/>
          <table:table-cell office:value-type="float" office:value="8.4499999999999993" table:style-name="ce87">
            <text:p>8,45<text:s/></text:p>
          </table:table-cell>
          <table:table-cell table:style-name="ce1"/>
          <table:table-cell office:value-type="float" office:value="27.9" table:style-name="ce87">
            <text:p>27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596</text:p>
          </table:table-cell>
          <table:table-cell office:value-type="date" office:date-value="2021-05-06T00:00:00" table:style-name="ce88">
            <text:p>06-may-21</text:p>
          </table:table-cell>
          <table:table-cell office:value-type="string" table:style-name="ce86">
            <text:p>Ret Iva 100% #20467 Fact# 360561 <text:s/>Rec#: 7033 GRANDSOUTH S.A.</text:p>
          </table:table-cell>
          <table:table-cell table:number-columns-repeated="3" table:style-name="ce1"/>
          <table:table-cell office:value-type="float" office:value="2.56" table:style-name="ce87">
            <text:p>2,56<text:s/></text:p>
          </table:table-cell>
          <table:table-cell table:style-name="ce1"/>
          <table:table-cell office:value-type="float" office:value="30.46" table:style-name="ce87">
            <text:p>30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7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N/D PRODUBANCO TRANSF. PAGO DE IMPUESTOS RETENCIÓN IVA MES DE ABRIL 2021</text:p>
          </table:table-cell>
          <table:table-cell table:number-columns-repeated="4" table:style-name="ce1"/>
          <table:table-cell office:value-type="float" office:value="14.04" table:style-name="ce90">
            <text:p>-14,04</text:p>
          </table:table-cell>
          <table:table-cell office:value-type="float" office:value="16.420000000000002" table:style-name="ce87">
            <text:p>16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34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100% #10713 Fact# 363194 <text:s/>Rec#: 7066 AGROSIGAL SA</text:p>
          </table:table-cell>
          <table:table-cell table:number-columns-repeated="3" table:style-name="ce1"/>
          <table:table-cell office:value-type="float" office:value="1.51" table:style-name="ce87">
            <text:p>1,51<text:s/></text:p>
          </table:table-cell>
          <table:table-cell table:style-name="ce1"/>
          <table:table-cell office:value-type="float" office:value="17.93" table:style-name="ce87">
            <text:p>17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65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100% #20495 Fact# 363109 <text:s/>Rec#: 7091 AGRICOLA BANANERA ECUATORIANA - AGBE S.A.</text:p>
          </table:table-cell>
          <table:table-cell table:number-columns-repeated="3" table:style-name="ce1"/>
          <table:table-cell office:value-type="float" office:value="1.92" table:style-name="ce87">
            <text:p>1,92<text:s/></text:p>
          </table:table-cell>
          <table:table-cell table:style-name="ce1"/>
          <table:table-cell office:value-type="float" office:value="19.850000000000001" table:style-name="ce87">
            <text:p>19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76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Ret Iva 100% #40633 Fact# 362968 <text:s/>Rec#: 7118 LIFE FOOD PRODUCT ECUADOR LIFPRODEC S.A.</text:p>
          </table:table-cell>
          <table:table-cell table:number-columns-repeated="3" table:style-name="ce1"/>
          <table:table-cell office:value-type="float" office:value="8.56" table:style-name="ce87">
            <text:p>8,56<text:s/></text:p>
          </table:table-cell>
          <table:table-cell table:style-name="ce1"/>
          <table:table-cell office:value-type="float" office:value="28.41" table:style-name="ce87">
            <text:p>2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76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Ret Iva 100% #21018 Fact# 363105 <text:s/>Rec#: 7158 GRANDSOUTH S.A.</text:p>
          </table:table-cell>
          <table:table-cell table:number-columns-repeated="3" table:style-name="ce1"/>
          <table:table-cell office:value-type="float" office:value="0.72" table:style-name="ce87">
            <text:p>0,72<text:s/></text:p>
          </table:table-cell>
          <table:table-cell table:style-name="ce1"/>
          <table:table-cell office:value-type="float" office:value="29.13" table:style-name="ce87">
            <text:p>29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N/D PRODUBANCO PAGO DE IMPUESTOS RTE IVA MES DE MAYO 2021</text:p>
          </table:table-cell>
          <table:table-cell table:number-columns-repeated="4" table:style-name="ce1"/>
          <table:table-cell office:value-type="float" office:value="16.420000000000002" table:style-name="ce90">
            <text:p>-16,42</text:p>
          </table:table-cell>
          <table:table-cell office:value-type="float" office:value="12.71" table:style-name="ce87">
            <text:p>12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199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100% #11129 Fact# 365788 <text:s/>Rec#: 7179 AGROSIGAL SA</text:p>
          </table:table-cell>
          <table:table-cell table:number-columns-repeated="3" table:style-name="ce1"/>
          <table:table-cell office:value-type="float" office:value="1.28" table:style-name="ce87">
            <text:p>1,28<text:s/></text:p>
          </table:table-cell>
          <table:table-cell table:style-name="ce1"/>
          <table:table-cell office:value-type="float" office:value="13.99" table:style-name="ce87">
            <text:p>13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063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100% #21516 Fact# 365700 <text:s/>Rec#: 7197 GRANDSOUTH S.A.</text:p>
          </table:table-cell>
          <table:table-cell table:number-columns-repeated="3" table:style-name="ce1"/>
          <table:table-cell office:value-type="float" office:value="0.81" table:style-name="ce87">
            <text:p>0,81<text:s/></text:p>
          </table:table-cell>
          <table:table-cell table:style-name="ce1"/>
          <table:table-cell office:value-type="float" office:value="14.8" table:style-name="ce87">
            <text:p>14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27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100% #41423 Fact# 365565 <text:s/>Rec#: 7237 LIFE FOOD PRODUCT ECUADOR LIFPRODEC S.A.</text:p>
          </table:table-cell>
          <table:table-cell table:number-columns-repeated="3" table:style-name="ce1"/>
          <table:table-cell office:value-type="float" office:value="7.78" table:style-name="ce87">
            <text:p>7,78<text:s/></text:p>
          </table:table-cell>
          <table:table-cell table:style-name="ce1"/>
          <table:table-cell office:value-type="float" office:value="22.58" table:style-name="ce87">
            <text:p>22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19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Ret Iva 100% #21678 Fact# 365704 <text:s/>Rec#: 7242 AGRICOLA BANANERA ECUATORIANA - AGBE S.A.</text:p>
          </table:table-cell>
          <table:table-cell table:number-columns-repeated="3" table:style-name="ce1"/>
          <table:table-cell office:value-type="float" office:value="3.31" table:style-name="ce87">
            <text:p>3,31<text:s/></text:p>
          </table:table-cell>
          <table:table-cell table:style-name="ce1"/>
          <table:table-cell office:value-type="float" office:value="25.89" table:style-name="ce87">
            <text:p>25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5</text:p>
          </table:table-cell>
          <table:table-cell office:value-type="date" office:date-value="2021-07-22T00:00:00" table:style-name="ce88">
            <text:p>22-jul-21</text:p>
          </table:table-cell>
          <table:table-cell office:value-type="string" table:style-name="ce86">
            <text:p>N/D PRODUBANCO PAGO DE IMPUESTOS RTE IVA MES DE JUNIO 2021</text:p>
          </table:table-cell>
          <table:table-cell table:number-columns-repeated="4" table:style-name="ce1"/>
          <table:table-cell office:value-type="float" office:value="12.71" table:style-name="ce90">
            <text:p>-12,71</text:p>
          </table:table-cell>
          <table:table-cell office:value-type="float" office:value="13.18" table:style-name="ce87">
            <text:p>13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355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100% #11442 Fact# 368418 <text:s/>Rec#: 7272 AGROSIGAL SA</text:p>
          </table:table-cell>
          <table:table-cell table:number-columns-repeated="3" table:style-name="ce1"/>
          <table:table-cell office:value-type="float" office:value="1.79" table:style-name="ce87">
            <text:p>1,79<text:s/></text:p>
          </table:table-cell>
          <table:table-cell table:style-name="ce1"/>
          <table:table-cell office:value-type="float" office:value="14.97" table:style-name="ce87">
            <text:p>14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19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100% #42049 Fact# 368194 <text:s/>Rec#: 7289 LIFE FOOD PRODUCT ECUADOR LIFPRODEC S.A.</text:p>
          </table:table-cell>
          <table:table-cell table:number-columns-repeated="3" table:style-name="ce1"/>
          <table:table-cell office:value-type="float" office:value="6.56" table:style-name="ce87">
            <text:p>6,56<text:s/></text:p>
          </table:table-cell>
          <table:table-cell table:style-name="ce1"/>
          <table:table-cell office:value-type="float" office:value="21.53" table:style-name="ce87">
            <text:p>21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2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Ret Iva 100% #22623 Fact# 368335 <text:s/>Rec#: 7328 AGRICOLA BANANERA ECUATORIANA - AGBE S.A.</text:p>
          </table:table-cell>
          <table:table-cell table:number-columns-repeated="3" table:style-name="ce1"/>
          <table:table-cell office:value-type="float" office:value="1.67" table:style-name="ce87">
            <text:p>1,67<text:s/></text:p>
          </table:table-cell>
          <table:table-cell table:style-name="ce1"/>
          <table:table-cell office:value-type="float" office:value="23.2" table:style-name="ce87">
            <text:p>23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460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Ret Iva 100% #22135 Fact# 368331 <text:s/>Rec#: 7308 GRANDSOUTH S.A.</text:p>
          </table:table-cell>
          <table:table-cell table:number-columns-repeated="3" table:style-name="ce1"/>
          <table:table-cell office:value-type="float" office:value="0.84" table:style-name="ce87">
            <text:p>0,84<text:s/></text:p>
          </table:table-cell>
          <table:table-cell table:style-name="ce1"/>
          <table:table-cell office:value-type="float" office:value="24.04" table:style-name="ce87">
            <text:p>24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666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Ret Iva 100% #352 Fact# 368507 <text:s/>Rec#: 7329 EMPRESA PUBLICA MUNICIPAL PARA LA GESTIÓN DE LA INNOVACIÓN <text:s/>Y LA COMPETITIVIDAD, EP</text:p>
          </table:table-cell>
          <table:table-cell table:number-columns-repeated="3" table:style-name="ce1"/>
          <table:table-cell office:value-type="float" office:value="1.75" table:style-name="ce87">
            <text:p>1,75<text:s/></text:p>
          </table:table-cell>
          <table:table-cell table:style-name="ce1"/>
          <table:table-cell office:value-type="float" office:value="25.79" table:style-name="ce87">
            <text:p>25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54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Ret Iva 100% #10200 Fact# 368632 <text:s/>Rec#: 7471 EMPRESA PUBLICA MUNICIPAL DE TELECOMUNICACIONES, AGUA POTABLE, ALCANTARILLADO Y SANEAMIENTO DE CUENCA. ETAPA EP.</text:p>
          </table:table-cell>
          <table:table-cell table:number-columns-repeated="3" table:style-name="ce1"/>
          <table:table-cell office:value-type="float" office:value="7.19" table:style-name="ce87">
            <text:p>7,19<text:s/></text:p>
          </table:table-cell>
          <table:table-cell table:style-name="ce1"/>
          <table:table-cell office:value-type="float" office:value="32.979999999999997" table:style-name="ce87">
            <text:p>32,9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NDL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N/D PRODUBANCO TRANSF. PAGO DE IMPUESTOS RTE IVA MES DE JULIO 2021</text:p>
          </table:table-cell>
          <table:table-cell table:number-columns-repeated="4" table:style-name="ce1"/>
          <table:table-cell office:value-type="float" office:value="13.18" table:style-name="ce90">
            <text:p>-13,18</text:p>
          </table:table-cell>
          <table:table-cell office:value-type="float" office:value="19.8" table:style-name="ce87">
            <text:p>19,80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13.78" table:style-name="ce89">
            <text:p>13,78<text:s/></text:p>
          </table:table-cell>
          <table:table-cell office:value-type="string" table:style-name="ce75">
            <text:p>Débito</text:p>
          </table:table-cell>
          <table:table-cell office:value-type="float" office:value="125.58" table:style-name="ce89">
            <text:p>125,58<text:s/></text:p>
          </table:table-cell>
          <table:table-cell office:value-type="string" table:style-name="ce75">
            <text:p>Crédito</text:p>
          </table:table-cell>
          <table:table-cell office:value-type="float" office:value="119.56" table:style-name="ce89">
            <text:p>119,56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19.8" table:style-name="ce89">
            <text:p>19,80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5312.55" table:style-name="ce91">
            <text:p>5.312,55<text:s/></text:p>
          </table:table-cell>
          <table:table-cell office:value-type="string" table:style-name="ce75">
            <text:p>Débito</text:p>
          </table:table-cell>
          <table:table-cell office:value-type="float" office:value="52462.559999999998" table:style-name="ce91">
            <text:p>52.462,56<text:s/></text:p>
          </table:table-cell>
          <table:table-cell office:value-type="string" table:style-name="ce75">
            <text:p>Crédito</text:p>
          </table:table-cell>
          <table:table-cell office:value-type="float" office:value="51427.02" table:style-name="ce91">
            <text:p>51.427,02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table:style-name="ce1"/>
          <table:table-cell office:value-type="float" office:value="6348.09" table:style-name="ce91">
            <text:p>6.348,09<text:s/>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11070302 <text:s text:c="2"/>IVA POR COMPRA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office:value-type="string" table:style-name="ce81">
            <text:p>IP <text:s text:c="2"/>IP001 <text:s text:c="2"/>COMPRAS LOCALES CON TARIFA 12% IVA</text:p>
          </table:table-cell>
          <table:table-cell table:number-columns-repeated="7" table:style-name="ce1"/>
          <table:table-cell office:value-type="string" table:style-name="ce75">
            <text:p>Saldo Inicial</text:p>
          </table:table-cell>
          <table:table-cell office:value-type="float" office:value="3261.05" table:style-name="ce87">
            <text:p>3.261,05<text:s/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DF-13</text:p>
          </table:table-cell>
          <table:table-cell office:value-type="date" office:date-value="2021-01-03T00:00:00" table:style-name="ce88">
            <text:p>03-ene-21</text:p>
          </table:table-cell>
          <table:table-cell office:value-type="string" table:style-name="ce86">
            <text:p>12% IVA Fact # 164445330 PAC005-CORPORACION NACIONAL DE TELECOMUNICACIONES CNT EP PENSIÓN BÁSICA SERVICIO#23820600 MES DE DIC-20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277.61" table:style-name="ce87">
            <text:p>3.277,61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F-14</text:p>
          </table:table-cell>
          <table:table-cell office:value-type="date" office:date-value="2021-01-03T00:00:00" table:style-name="ce88">
            <text:p>03-ene-21</text:p>
          </table:table-cell>
          <table:table-cell office:value-type="string" table:style-name="ce86">
            <text:p>12% IVA Fact # 164445331 PAC005-CORPORACION NACIONAL DE TELECOMUNICACIONES CNT EP PENSION BASICA SERVICIO#43805540 MES DIC-2020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294.17" table:style-name="ce87">
            <text:p>3.294,17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F-15</text:p>
          </table:table-cell>
          <table:table-cell office:value-type="date" office:date-value="2021-01-03T00:00:00" table:style-name="ce88">
            <text:p>03-ene-21</text:p>
          </table:table-cell>
          <table:table-cell office:value-type="string" table:style-name="ce86">
            <text:p>12% IVA Fact # 164445332 PAC005-CORPORACION NACIONAL DE TELECOMUNICACIONES CNT EP PENSIÓN BÁSICA MES DE DIC-2020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3351.89" table:style-name="ce87">
            <text:p>3.351,89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F-16</text:p>
          </table:table-cell>
          <table:table-cell office:value-type="date" office:date-value="2021-01-03T00:00:00" table:style-name="ce88">
            <text:p>03-ene-21</text:p>
          </table:table-cell>
          <table:table-cell office:value-type="string" table:style-name="ce86">
            <text:p>12% IVA Fact # 164445333 PAC005-CORPORACION NACIONAL DE TELECOMUNICACIONES CNT EP PENSIÓN BÁSICA MES DE DIC-2020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3386.93" table:style-name="ce87">
            <text:p>3.386,93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F-17</text:p>
          </table:table-cell>
          <table:table-cell office:value-type="date" office:date-value="2021-01-03T00:00:00" table:style-name="ce88">
            <text:p>03-ene-21</text:p>
          </table:table-cell>
          <table:table-cell office:value-type="string" table:style-name="ce86">
            <text:p>12% IVA Fact # 164445334 PAC005-CORPORACION NACIONAL DE TELECOMUNICACIONES CNT EP CONSUMO TELEFÓNICO MES DE DIC 2020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3388.59" table:style-name="ce87">
            <text:p>3.388,59<text:s/>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81">
            <text:p>DF-19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4117 TEL001-TELCONET S.A. SERVICIO POR L3MPLS 30720 K - NETVOICE-CNTCORREOSGYE MES DE ENERO 2021</text:p>
          </table:table-cell>
          <table:table-cell table:number-columns-repeated="3" table:style-name="ce1"/>
          <table:table-cell office:value-type="float" office:value="25.2" table:style-name="ce87">
            <text:p>25,20<text:s/></text:p>
          </table:table-cell>
          <table:table-cell table:style-name="ce1"/>
          <table:table-cell office:value-type="float" office:value="3413.79" table:style-name="ce87">
            <text:p>3.413,79<text:s/>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4119 TEL001-TELCONET S.A. SERVICIO POR UNIDAD VIRTUAL MES DE ENERO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3429.39" table:style-name="ce87">
            <text:p>3.429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4999 TEL001-TELCONET S.A. SERVICIOS POR L3MPLS 1024 K ETAPABMALOCUENCA, ETAPARUMIURCUCUENCA, L3MPLS 10240 K LEVEL3PROSPERINA, L3MPLS 5120 K CONTECONGYE, L3MPLS 30720K VALLECNT <text:s/>MES DE ENER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3497.79" table:style-name="ce87">
            <text:p>3.497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5559 TEL001-TELCONET S.A. SERVICIOS POR CANAL TELEFONIA Y CLEAR CHANNEL TDMOIP 3 E1 20480K LINKO_MOVIL MES DE ENERO 2021</text:p>
          </table:table-cell>
          <table:table-cell table:number-columns-repeated="3" table:style-name="ce1"/>
          <table:table-cell office:value-type="float" office:value="25.2" table:style-name="ce87">
            <text:p>25,20<text:s/></text:p>
          </table:table-cell>
          <table:table-cell table:style-name="ce1"/>
          <table:table-cell office:value-type="float" office:value="3522.99" table:style-name="ce87">
            <text:p>3.522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5560 TEL001-TELCONET S.A. SERVICIOS POR LÍNEAS TELEFÓNICAS MES DE ENER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3693.39" table:style-name="ce87">
            <text:p>3.693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1-04T00:00:00" table:style-name="ce88">
            <text:p>04-ene-21</text:p>
          </table:table-cell>
          <table:table-cell office:value-type="string" table:style-name="ce86">
            <text:p>12% IVA Fact # 435870 TEL001-TELCONET S.A. SERVICIOS POR ENLACE TDM CLEAR CHANNEL CONTRA SETEL 1E1 MES DE ENER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3701.79" table:style-name="ce87">
            <text:p>3.701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0</text:p>
          </table:table-cell>
          <table:table-cell office:value-type="date" office:date-value="2021-01-05T00:00:00" table:style-name="ce88">
            <text:p>05-ene-21</text:p>
          </table:table-cell>
          <table:table-cell office:value-type="string" table:style-name="ce86">
            <text:p>12% IVA Fact # 2187905 DAT001-DATAFAST CIA LTDA SERVICIO CONEXION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3702.36" table:style-name="ce87">
            <text:p>3.702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12% IVA Fact # 3694 CON002-CONECEL S.A INTERCONEXIÓN FIJA MES DE NOV 2020</text:p>
          </table:table-cell>
          <table:table-cell table:number-columns-repeated="3" table:style-name="ce1"/>
          <table:table-cell office:value-type="float" office:value="11.22" table:style-name="ce87">
            <text:p>11,22<text:s/></text:p>
          </table:table-cell>
          <table:table-cell table:style-name="ce1"/>
          <table:table-cell office:value-type="float" office:value="3713.58" table:style-name="ce87">
            <text:p>3.713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12% IVA Fact # 72125760 OTE001-OTECEL S.A PLAN CORP. PERIODO 08-DIC-2020 AL 07-ENE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3772.6" table:style-name="ce87">
            <text:p>3.772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1-08T00:00:00" table:style-name="ce88">
            <text:p>08-ene-21</text:p>
          </table:table-cell>
          <table:table-cell office:value-type="string" table:style-name="ce86">
            <text:p>12% IVA Fact # 3706 CON002-CONECEL S.A INTERCONEXIÓN MÓVIL MES DE NOV 202O, COMPENSA FACT#351038</text:p>
          </table:table-cell>
          <table:table-cell table:number-columns-repeated="3" table:style-name="ce1"/>
          <table:table-cell office:value-type="float" office:value="252.15" table:style-name="ce87">
            <text:p>252,15<text:s/></text:p>
          </table:table-cell>
          <table:table-cell table:style-name="ce1"/>
          <table:table-cell office:value-type="float" office:value="4024.75" table:style-name="ce87">
            <text:p>4.024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1-11T00:00:00" table:style-name="ce88">
            <text:p>11-ene-21</text:p>
          </table:table-cell>
          <table:table-cell office:value-type="string" table:style-name="ce86">
            <text:p>12% IVA Fact # 5464715 BAN007-BANCO DE GUAYAQUIL S.A. TARIFA POR COMISIÓN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4025.18" table:style-name="ce87">
            <text:p>4.025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1-11T00:00:00" table:style-name="ce88">
            <text:p>11-ene-21</text:p>
          </table:table-cell>
          <table:table-cell office:value-type="string" table:style-name="ce86">
            <text:p>12% IVA Fact # 176103 CAS030-CASANOVA REYNOSO IVAN ENRICO COMPRA DE COMBUSTIBLE</text:p>
          </table:table-cell>
          <table:table-cell table:number-columns-repeated="3" table:style-name="ce1"/>
          <table:table-cell office:value-type="float" office:value="3.83" table:style-name="ce87">
            <text:p>3,83<text:s/></text:p>
          </table:table-cell>
          <table:table-cell table:style-name="ce1"/>
          <table:table-cell office:value-type="float" office:value="4029.01" table:style-name="ce87">
            <text:p>4.029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12% IVA Fact # 109 COM029-COMSADIMTELCO S.A. COMPRA DE(3) PATCH CORD LULU Y (3) PATCH CORD SULU DE UPC-LC/UPC DX G652D BOTA CORTA 5M, 9M</text:p>
          </table:table-cell>
          <table:table-cell table:number-columns-repeated="3" table:style-name="ce1"/>
          <table:table-cell office:value-type="float" office:value="5.34" table:style-name="ce87">
            <text:p>5,34<text:s/></text:p>
          </table:table-cell>
          <table:table-cell table:style-name="ce1"/>
          <table:table-cell office:value-type="float" office:value="4034.35" table:style-name="ce87">
            <text:p>4.034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1-12T00:00:00" table:style-name="ce88">
            <text:p>12-ene-21</text:p>
          </table:table-cell>
          <table:table-cell office:value-type="string" table:style-name="ce86">
            <text:p>12% IVA Fact # 120 COM029-COMSADIMTELCO S.A. ENVIO MERCADERIA CLIENTE (ÁREA INTERCONEXIÓN-ANDREA)</text:p>
          </table:table-cell>
          <table:table-cell table:number-columns-repeated="3" table:style-name="ce1"/>
          <table:table-cell office:value-type="float" office:value="0.37" table:style-name="ce87">
            <text:p>0,37<text:s/></text:p>
          </table:table-cell>
          <table:table-cell table:style-name="ce1"/>
          <table:table-cell office:value-type="float" office:value="4034.72" table:style-name="ce87">
            <text:p>4.034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12% IVA Fact # 31783199 ETA001-ETAPA EP SERVICIO POR FACILIDADES Y CO-UBICACIÓN DICIEMBRE 2020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4068.74" table:style-name="ce87">
            <text:p>4.068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12% IVA Fact # 31783194 ETA001-ETAPA EP INTERCONEXIÓN MES DE DIC 2020, <text:s/>MEDICIÓN:1.844,30M/TASA 0,008905, COMPENSA FACT#351045</text:p>
          </table:table-cell>
          <table:table-cell table:number-columns-repeated="3" table:style-name="ce1"/>
          <table:table-cell office:value-type="float" office:value="1.97" table:style-name="ce87">
            <text:p>1,97<text:s/></text:p>
          </table:table-cell>
          <table:table-cell table:style-name="ce1"/>
          <table:table-cell office:value-type="float" office:value="4070.71" table:style-name="ce87">
            <text:p>4.070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1-13T00:00:00" table:style-name="ce88">
            <text:p>13-ene-21</text:p>
          </table:table-cell>
          <table:table-cell office:value-type="string" table:style-name="ce86">
            <text:p>12% IVA Fact # 2058 CAM014-CAMPOS VILLARROEL LAURA VELARMINA COMPRA Y CAMBIO DE BANDA PARA FURGONETA GQB110</text:p>
          </table:table-cell>
          <table:table-cell table:number-columns-repeated="3" table:style-name="ce1"/>
          <table:table-cell office:value-type="float" office:value="5.4" table:style-name="ce87">
            <text:p>5,40<text:s/></text:p>
          </table:table-cell>
          <table:table-cell table:style-name="ce1"/>
          <table:table-cell office:value-type="float" office:value="4076.11" table:style-name="ce87">
            <text:p>4.076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1-14T00:00:00" table:style-name="ce88">
            <text:p>14-ene-21</text:p>
          </table:table-cell>
          <table:table-cell office:value-type="string" table:style-name="ce86">
            <text:p>12% IVA Fact # 482692 OTE001-OTECEL S.A INTERCONEXIÓN MES DE DIC 2020, <text:s/>MIN: 90225.28 T: 0.01015, COMPENSA FACT#351043</text:p>
          </table:table-cell>
          <table:table-cell table:number-columns-repeated="3" table:style-name="ce1"/>
          <table:table-cell office:value-type="float" office:value="133.80000000000001" table:style-name="ce87">
            <text:p>133,80<text:s/></text:p>
          </table:table-cell>
          <table:table-cell table:style-name="ce1"/>
          <table:table-cell office:value-type="float" office:value="4209.91" table:style-name="ce87">
            <text:p>4.209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406 IST001-ISTARTDIGITAL S.A. MANEJO DE REDES SOCIALES MES DE ENERO 2021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269.91" table:style-name="ce87">
            <text:p>4.269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35108 COP004-COPIADORA ECUATORIANA CIA LTDA ECUACOPIA SERVICIO DE ARRIENDO BASE Y B/N CANT:1810 MES ENERO 2021</text:p>
          </table:table-cell>
          <table:table-cell table:number-columns-repeated="3" table:style-name="ce1"/>
          <table:table-cell office:value-type="float" office:value="8.2200000000000006" table:style-name="ce87">
            <text:p>8,22<text:s/></text:p>
          </table:table-cell>
          <table:table-cell table:style-name="ce1"/>
          <table:table-cell office:value-type="float" office:value="4278.13" table:style-name="ce87">
            <text:p>4.278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6633 PAC005-CORPORACION NACIONAL DE TELECOMUNICACIONES CNT EP INTERCONEXIÓN FIJA MES DE DIC 2020, MEDICIÓN 181.559,17 TASA USD 0.011905, COMPENSA FACT#351050</text:p>
          </table:table-cell>
          <table:table-cell table:number-columns-repeated="3" table:style-name="ce1"/>
          <table:table-cell office:value-type="float" office:value="259.38" table:style-name="ce87">
            <text:p>259,38<text:s/></text:p>
          </table:table-cell>
          <table:table-cell table:style-name="ce1"/>
          <table:table-cell office:value-type="float" office:value="4537.51" table:style-name="ce87">
            <text:p>4.537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6636 PAC005-CORPORACION NACIONAL DE TELECOMUNICACIONES CNT EP INTERCONEXIÓN MÓVIL DIC 2020, MEDICIÓN 22.212,09 TASA USD0.013470, COMPENSA FACT#351049</text:p>
          </table:table-cell>
          <table:table-cell table:number-columns-repeated="3" table:style-name="ce1"/>
          <table:table-cell office:value-type="float" office:value="35.9" table:style-name="ce87">
            <text:p>35,90<text:s/></text:p>
          </table:table-cell>
          <table:table-cell table:style-name="ce1"/>
          <table:table-cell office:value-type="float" office:value="4573.41" table:style-name="ce87">
            <text:p>4.573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6793 SET001-SETEL S.A INTERCONEXIÓN MES DE DIC 2020, <text:s/>MINUTOS:16756.50/ PRECIO UNITARIO: 0.008905, COMPENSA FACT#351046</text:p>
          </table:table-cell>
          <table:table-cell table:number-columns-repeated="3" table:style-name="ce1"/>
          <table:table-cell office:value-type="float" office:value="17.91" table:style-name="ce87">
            <text:p>17,91<text:s/></text:p>
          </table:table-cell>
          <table:table-cell table:style-name="ce1"/>
          <table:table-cell office:value-type="float" office:value="4591.32" table:style-name="ce87">
            <text:p>4.591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7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6794 SET001-SETEL S.A SERVICIO POR COUBICACION DICIEMBRE 2020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4607.5600000000004" table:style-name="ce87">
            <text:p>4.607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1-15T00:00:00" table:style-name="ce88">
            <text:p>15-ene-21</text:p>
          </table:table-cell>
          <table:table-cell office:value-type="string" table:style-name="ce86">
            <text:p>12% IVA Fact # 804696 MAX004-MAXICOMBUST SA COMPRA DE COMBUSTIBLE</text:p>
          </table:table-cell>
          <table:table-cell table:number-columns-repeated="3" table:style-name="ce1"/>
          <table:table-cell office:value-type="float" office:value="4.29" table:style-name="ce87">
            <text:p>4,29<text:s/></text:p>
          </table:table-cell>
          <table:table-cell table:style-name="ce1"/>
          <table:table-cell office:value-type="float" office:value="4611.8500000000004" table:style-name="ce87">
            <text:p>4.611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1-18T00:00:00" table:style-name="ce88">
            <text:p>18-ene-21</text:p>
          </table:table-cell>
          <table:table-cell office:value-type="string" table:style-name="ce86">
            <text:p>12% IVA Fact # 3722 CON002-CONECEL S.A INTERCONEXIÓN FIJO MES DE DIC 2020</text:p>
          </table:table-cell>
          <table:table-cell table:number-columns-repeated="3" table:style-name="ce1"/>
          <table:table-cell office:value-type="float" office:value="13.44" table:style-name="ce87">
            <text:p>13,44<text:s/></text:p>
          </table:table-cell>
          <table:table-cell table:style-name="ce1"/>
          <table:table-cell office:value-type="float" office:value="4625.29" table:style-name="ce87">
            <text:p>4.625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1-19T00:00:00" table:style-name="ce88">
            <text:p>19-ene-21</text:p>
          </table:table-cell>
          <table:table-cell office:value-type="string" table:style-name="ce86">
            <text:p>12% IVA Fact # 3754 CON002-CONECEL S.A INTERCONEXIÓN MÓVIL MES DE DIC 2020, COMPENSA FACT#351048</text:p>
          </table:table-cell>
          <table:table-cell table:number-columns-repeated="3" table:style-name="ce1"/>
          <table:table-cell office:value-type="float" office:value="276.37" table:style-name="ce87">
            <text:p>276,37<text:s/></text:p>
          </table:table-cell>
          <table:table-cell table:style-name="ce1"/>
          <table:table-cell office:value-type="float" office:value="4901.66" table:style-name="ce87">
            <text:p>4.901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1-20T00:00:00" table:style-name="ce88">
            <text:p>20-ene-21</text:p>
          </table:table-cell>
          <table:table-cell office:value-type="string" table:style-name="ce86">
            <text:p>12% IVA Fact # 522 SOL017-SOLUCIONES INFORMATICAS PARA FIRMA ELECTRONICA GEEKTECH S.A. CONTRATOS ELECTRONICOS PERIODO 15 AL 31 DICIEMBRE 2020.</text:p>
          </table:table-cell>
          <table:table-cell table:number-columns-repeated="3" table:style-name="ce1"/>
          <table:table-cell office:value-type="float" office:value="2.52" table:style-name="ce87">
            <text:p>2,52<text:s/></text:p>
          </table:table-cell>
          <table:table-cell table:style-name="ce1"/>
          <table:table-cell office:value-type="float" office:value="4904.18" table:style-name="ce87">
            <text:p>4.904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12% IVA Fact # 997 TEL011-TELCOMAG S.A. MANTENIMIENTO TÉCNICO REDES Y EQUIPO TELEFÓNICO MES DE ENER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5667.82" table:style-name="ce87">
            <text:p>5.667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3</text:p>
          </table:table-cell>
          <table:table-cell office:value-type="date" office:date-value="2021-01-21T00:00:00" table:style-name="ce88">
            <text:p>21-ene-21</text:p>
          </table:table-cell>
          <table:table-cell office:value-type="string" table:style-name="ce86">
            <text:p>12% IVA Fact # 179242 CAS030-CASANOVA REYNOSO IVAN ENRICO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5671.03" table:style-name="ce87">
            <text:p>5.671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12% IVA Fact # 134 BAQ024-BAQUE BAQUE BYRON PAUL SERVICIOS PROFESIONALES DE TELECOMUNICACIONES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5697.7" table:style-name="ce87">
            <text:p>5.697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12% IVA Fact # 5563 AYC004-AYCART VINCENZINI CARRASCO PIERO THOMAS SERVICIOS POR RECONOCIMIENTOS DE FIRMAS Y CERTIFICACIÓN DE DTOS.</text:p>
          </table:table-cell>
          <table:table-cell table:number-columns-repeated="3" table:style-name="ce1"/>
          <table:table-cell office:value-type="float" office:value="1.87" table:style-name="ce87">
            <text:p>1,87<text:s/></text:p>
          </table:table-cell>
          <table:table-cell table:style-name="ce1"/>
          <table:table-cell office:value-type="float" office:value="5699.57" table:style-name="ce87">
            <text:p>5.699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55</text:p>
          </table:table-cell>
          <table:table-cell office:value-type="date" office:date-value="2021-01-22T00:00:00" table:style-name="ce88">
            <text:p>22-ene-21</text:p>
          </table:table-cell>
          <table:table-cell office:value-type="string" table:style-name="ce86">
            <text:p>N/D PRODUBANCO PAGO DE IMPUESTOS RETENCIÓN IVA MES DE DIC 2020</text:p>
          </table:table-cell>
          <table:table-cell table:number-columns-repeated="4" table:style-name="ce1"/>
          <table:table-cell office:value-type="float" office:value="3261.05" table:style-name="ce90">
            <text:p>-3.261,05</text:p>
          </table:table-cell>
          <table:table-cell office:value-type="float" office:value="2438.52" table:style-name="ce87">
            <text:p>2.438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4</text:p>
          </table:table-cell>
          <table:table-cell office:value-type="date" office:date-value="2021-01-25T00:00:00" table:style-name="ce88">
            <text:p>25-ene-21</text:p>
          </table:table-cell>
          <table:table-cell office:value-type="string" table:style-name="ce86">
            <text:p>12% IVA Fact # 7392 ALD003-ALDAS ROMERO ERIK ANDRES COMPRA DE UN CASE ASUS ROG STRIX HELIOS GX601 CON MANGO Y FUENTE DE PODER CORSAIR RM1000X - 1000 WATTS - 80 PLUS GOLD</text:p>
          </table:table-cell>
          <table:table-cell table:number-columns-repeated="3" table:style-name="ce1"/>
          <table:table-cell office:value-type="float" office:value="79.8" table:style-name="ce87">
            <text:p>79,80<text:s/></text:p>
          </table:table-cell>
          <table:table-cell table:style-name="ce1"/>
          <table:table-cell office:value-type="float" office:value="2518.3200000000002" table:style-name="ce87">
            <text:p>2.518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1-25T00:00:00" table:style-name="ce88">
            <text:p>25-ene-21</text:p>
          </table:table-cell>
          <table:table-cell office:value-type="string" table:style-name="ce86">
            <text:p>12% IVA Fact # 1055 NOG003-NOGALES Y PLATON MANUEL ALEJANDRO HONORARIOS COMO INTERVENTOR MES DE ENER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2668.32" table:style-name="ce87">
            <text:p>2.668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1-25T00:00:00" table:style-name="ce88">
            <text:p>25-ene-21</text:p>
          </table:table-cell>
          <table:table-cell office:value-type="string" table:style-name="ce86">
            <text:p>12% IVA Fact # 109 EST018-ESTUPIÑAN ANDRADE FRANCISCO JAVIER SERVICIOS PRESTADOS DE TELECOMUNICACIONES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2721.65" table:style-name="ce87">
            <text:p>2.721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1-25T00:00:00" table:style-name="ce88">
            <text:p>25-ene-21</text:p>
          </table:table-cell>
          <table:table-cell office:value-type="string" table:style-name="ce86">
            <text:p>12% IVA Fact # 180546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2723.79" table:style-name="ce87">
            <text:p>2.723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1-26T00:00:00" table:style-name="ce88">
            <text:p>26-ene-21</text:p>
          </table:table-cell>
          <table:table-cell office:value-type="string" table:style-name="ce86">
            <text:p>12% IVA Fact # 7429 ALD003-ALDAS ROMERO ERIK ANDRES COMPRA DE DISCO DURO SEAGATE BARRACUDA 3TB 3.5 7200RPM SATA- 6GBPS - ST3000DM007</text:p>
          </table:table-cell>
          <table:table-cell table:number-columns-repeated="3" table:style-name="ce1"/>
          <table:table-cell office:value-type="float" office:value="15.84" table:style-name="ce87">
            <text:p>15,84<text:s/></text:p>
          </table:table-cell>
          <table:table-cell table:style-name="ce1"/>
          <table:table-cell office:value-type="float" office:value="2739.63" table:style-name="ce87">
            <text:p>2.73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12% IVA Fact # 433 UCF073-BAQUERIZO DAVILA PABLO JONATHAN HONORARIOS PROFESIONALES MES DE ENER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3219.63" table:style-name="ce87">
            <text:p>3.21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1-27T00:00:00" table:style-name="ce88">
            <text:p>27-ene-21</text:p>
          </table:table-cell>
          <table:table-cell office:value-type="string" table:style-name="ce86">
            <text:p>12% IVA Fact # 33120 IMP002-CORPORACION EL ROSADO S.A. COMPRA DE PILAS</text:p>
          </table:table-cell>
          <table:table-cell table:number-columns-repeated="3" table:style-name="ce1"/>
          <table:table-cell office:value-type="float" office:value="0.32" table:style-name="ce87">
            <text:p>0,32<text:s/></text:p>
          </table:table-cell>
          <table:table-cell table:style-name="ce1"/>
          <table:table-cell office:value-type="float" office:value="3219.95" table:style-name="ce87">
            <text:p>3.219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1-28T00:00:00" table:style-name="ce88">
            <text:p>28-ene-21</text:p>
          </table:table-cell>
          <table:table-cell office:value-type="string" table:style-name="ce86">
            <text:p>12% IVA Fact # 181521 CAS030-CASANOVA REYNOSO IVAN ENRICO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221.02" table:style-name="ce87">
            <text:p>3.221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12% IVA Fact # 30056847 B3201-BANCO INTERNACIONAL <text:s text:c="2"/>S.A. COM CERT BANCARIOAUDITORIA</text:p>
          </table:table-cell>
          <table:table-cell table:number-columns-repeated="3" table:style-name="ce1"/>
          <table:table-cell office:value-type="float" office:value="0.27" table:style-name="ce87">
            <text:p>0,27<text:s/></text:p>
          </table:table-cell>
          <table:table-cell table:style-name="ce1"/>
          <table:table-cell office:value-type="float" office:value="3221.29" table:style-name="ce87">
            <text:p>3.221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12% IVA Fact # 2204325 UCK445-BANCO DEL PACIFICO TARIFA POR COMISIÓN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3221.36" table:style-name="ce87">
            <text:p>3.221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2833434 BAN007-BANCO DE GUAYAQUIL S.A. SERVICIOS FACTURADOS EN ESTADOS DE CUENTA CORRIENTE MES DE ENE 2021</text:p>
          </table:table-cell>
          <table:table-cell table:number-columns-repeated="3" table:style-name="ce1"/>
          <table:table-cell office:value-type="float" office:value="13.17" table:style-name="ce87">
            <text:p>13,17<text:s/></text:p>
          </table:table-cell>
          <table:table-cell table:style-name="ce1"/>
          <table:table-cell office:value-type="float" office:value="3234.53" table:style-name="ce87">
            <text:p>3.234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2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97455 UCK445-BANCO DEL PACIFICO SERVICIO POR COMISION CONSUMO EX Y CARGOS FINANC. NO BONIFIC</text:p>
          </table:table-cell>
          <table:table-cell table:number-columns-repeated="3" table:style-name="ce1"/>
          <table:table-cell office:value-type="float" office:value="1.42" table:style-name="ce87">
            <text:p>1,42<text:s/></text:p>
          </table:table-cell>
          <table:table-cell table:style-name="ce1"/>
          <table:table-cell office:value-type="float" office:value="3235.95" table:style-name="ce87">
            <text:p>3.235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147584863 UCK445-BANCO DEL PACIFICO COSTO POR SERVICIO FINANCIERO MES DE ENERO 2021</text:p>
          </table:table-cell>
          <table:table-cell table:number-columns-repeated="3" table:style-name="ce1"/>
          <table:table-cell office:value-type="float" office:value="10.53" table:style-name="ce87">
            <text:p>10,53<text:s/></text:p>
          </table:table-cell>
          <table:table-cell table:style-name="ce1"/>
          <table:table-cell office:value-type="float" office:value="3246.48" table:style-name="ce87">
            <text:p>3.246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9376815 BAN006-BANCO PICHINCHA C.A. COSTO POR SERVICIO FINANCIERO MES DE ENERO 2021</text:p>
          </table:table-cell>
          <table:table-cell table:number-columns-repeated="3" table:style-name="ce1"/>
          <table:table-cell office:value-type="float" office:value="13.12" table:style-name="ce87">
            <text:p>13,12<text:s/></text:p>
          </table:table-cell>
          <table:table-cell table:style-name="ce1"/>
          <table:table-cell office:value-type="float" office:value="3259.6" table:style-name="ce87">
            <text:p>3.259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3882402 DIN003-DINERS CLUB DEL ECUADOR S.A. SOCIEDAD FINANCIERA TARIFA POR COMISIÓN</text:p>
          </table:table-cell>
          <table:table-cell table:number-columns-repeated="3" table:style-name="ce1"/>
          <table:table-cell office:value-type="float" office:value="1.81" table:style-name="ce87">
            <text:p>1,81<text:s/></text:p>
          </table:table-cell>
          <table:table-cell table:style-name="ce1"/>
          <table:table-cell office:value-type="float" office:value="3261.41" table:style-name="ce87">
            <text:p>3.261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3888143 DIN003-DINERS CLUB DEL ECUADOR S.A. SOCIEDAD FINANCIERA TARIFA POR COMISIÓN</text:p>
          </table:table-cell>
          <table:table-cell table:number-columns-repeated="3" table:style-name="ce1"/>
          <table:table-cell office:value-type="float" office:value="0.83" table:style-name="ce87">
            <text:p>0,83<text:s/></text:p>
          </table:table-cell>
          <table:table-cell table:style-name="ce1"/>
          <table:table-cell office:value-type="float" office:value="3262.24" table:style-name="ce87">
            <text:p>3.262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2387878 DIN003-DINERS CLUB DEL ECUADOR S.A. SOCIEDAD FINANCIERA TARIFA POR COMISIÓN</text:p>
          </table:table-cell>
          <table:table-cell table:number-columns-repeated="3" table:style-name="ce1"/>
          <table:table-cell office:value-type="float" office:value="0.95" table:style-name="ce87">
            <text:p>0,95<text:s/></text:p>
          </table:table-cell>
          <table:table-cell table:style-name="ce1"/>
          <table:table-cell office:value-type="float" office:value="3263.19" table:style-name="ce87">
            <text:p>3.263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1-31T00:00:00" table:style-name="ce88">
            <text:p>31-ene-21</text:p>
          </table:table-cell>
          <table:table-cell office:value-type="string" table:style-name="ce86">
            <text:p>12% IVA Fact # 1510680 BAN006-BANCO PICHINCHA C.A. TARIFA POR COMISIÓN</text:p>
          </table:table-cell>
          <table:table-cell table:number-columns-repeated="3" table:style-name="ce1"/>
          <table:table-cell office:value-type="float" office:value="0.12" table:style-name="ce87">
            <text:p>0,12<text:s/></text:p>
          </table:table-cell>
          <table:table-cell table:style-name="ce1"/>
          <table:table-cell office:value-type="float" office:value="3263.31" table:style-name="ce87">
            <text:p>3.263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2300 TRA009-TRANSFERUNION S.A. COMSION SERV. RED ACTIVA RECAUD LINKOTEL ENE-21</text:p>
          </table:table-cell>
          <table:table-cell table:number-columns-repeated="3" table:style-name="ce1"/>
          <table:table-cell office:value-type="float" office:value="8.8699999999999992" table:style-name="ce87">
            <text:p>8,87<text:s/></text:p>
          </table:table-cell>
          <table:table-cell table:style-name="ce1"/>
          <table:table-cell office:value-type="float" office:value="3272.18" table:style-name="ce87">
            <text:p>3.272,1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3340.58" table:style-name="ce87">
            <text:p>3.340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7253 TEL001-TELCONET S.A. SERVICIOS POR L3MPLS 30720 K - NETVOICE-CNTCORREOSGYE MES DE FEB 2021</text:p>
          </table:table-cell>
          <table:table-cell table:number-columns-repeated="3" table:style-name="ce1"/>
          <table:table-cell office:value-type="float" office:value="25.2" table:style-name="ce87">
            <text:p>25,20<text:s/></text:p>
          </table:table-cell>
          <table:table-cell table:style-name="ce1"/>
          <table:table-cell office:value-type="float" office:value="3365.78" table:style-name="ce87">
            <text:p>3.36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7255 TEL001-TELCONET S.A. SERVICIO POR UNIDAD VIRTUAL MES DE FEB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3381.38" table:style-name="ce87">
            <text:p>3.381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8809 TEL001-TELCONET S.A. SERVICIO POR CANAL TELEFONIA Y CLEAR CHANNEL TDMOIP 3 E1 20480K LINKO_MOVIL MES DE FEB 2021</text:p>
          </table:table-cell>
          <table:table-cell table:number-columns-repeated="3" table:style-name="ce1"/>
          <table:table-cell office:value-type="float" office:value="25.2" table:style-name="ce87">
            <text:p>25,20<text:s/></text:p>
          </table:table-cell>
          <table:table-cell table:style-name="ce1"/>
          <table:table-cell office:value-type="float" office:value="3406.58" table:style-name="ce87">
            <text:p>3.406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9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8810 TEL001-TELCONET S.A. SERVICIOS POR LÍNEAS TELEFÓNICAS MES DE FEB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3576.98" table:style-name="ce87">
            <text:p>3.57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439118 TEL001-TELCONET S.A. SERVICIO POR ENLACE TDM CLEAR CHANNEL CONTRA SETEL 1E1 MES DE FEB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3585.38" table:style-name="ce87">
            <text:p>3.585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182834 CAS030-CASANOVA REYNOSO IVAN ENRICO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3588.59" table:style-name="ce87">
            <text:p>3.588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2-01T00:00:00" table:style-name="ce88">
            <text:p>01-feb-21</text:p>
          </table:table-cell>
          <table:table-cell office:value-type="string" table:style-name="ce86">
            <text:p>12% IVA Fact # 6541 PAG001-PAGO SEGURO S.A. COMISION POR SERVICIO PAYMENTEZ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3588.61" table:style-name="ce87">
            <text:p>3.588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12% IVA Fact # 5586477 BAN007-BANCO DE GUAYAQUIL S.A. TARIFA POR COMISIÓN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3589.02" table:style-name="ce87">
            <text:p>3.589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12% IVA Fact # 4621 VIN003-VINCES ALCIVAR NOEL ANTONIO CAMBIO DE REPUESTO FURGONETA GQB110</text:p>
          </table:table-cell>
          <table:table-cell table:number-columns-repeated="3" table:style-name="ce1"/>
          <table:table-cell office:value-type="float" office:value="9.6" table:style-name="ce87">
            <text:p>9,60<text:s/></text:p>
          </table:table-cell>
          <table:table-cell table:style-name="ce1"/>
          <table:table-cell office:value-type="float" office:value="3598.62" table:style-name="ce87">
            <text:p>3.598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12% IVA Fact # 58105 NAV005-NAVIA ARAY GISELA DIVINA COMPRA DE REPUESTOS PARA FURGONETA: DOS GUARDAPOLVOS Y MANZANAS</text:p>
          </table:table-cell>
          <table:table-cell table:number-columns-repeated="3" table:style-name="ce1"/>
          <table:table-cell office:value-type="float" office:value="12.86" table:style-name="ce87">
            <text:p>12,86<text:s/></text:p>
          </table:table-cell>
          <table:table-cell table:style-name="ce1"/>
          <table:table-cell office:value-type="float" office:value="3611.48" table:style-name="ce87">
            <text:p>3.611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2-02T00:00:00" table:style-name="ce88">
            <text:p>02-feb-21</text:p>
          </table:table-cell>
          <table:table-cell office:value-type="string" table:style-name="ce86">
            <text:p>12% IVA Fact # 38370 VAZ001-VASQUEZ GONZALEZ JOSE RAFAEL COMPRA DE GRASA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612.55" table:style-name="ce87">
            <text:p>3.612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0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12% IVA Fact # 166274563 PAC005-CORPORACION NACIONAL DE TELECOMUNICACIONES CNT EP CONSUMO TELEFÓNICO MES DE ENER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3614.21" table:style-name="ce87">
            <text:p>3.614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12% IVA Fact # 166274562 PAC005-CORPORACION NACIONAL DE TELECOMUNICACIONES CNT EP PENSIÓN BÁSICA MES DE ENE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3649.25" table:style-name="ce87">
            <text:p>3.649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12% IVA Fact # 166274561 PAC005-CORPORACION NACIONAL DE TELECOMUNICACIONES CNT EP PENSIÓN BÁSICA MES DE ENE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3706.97" table:style-name="ce87">
            <text:p>3.70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12% IVA Fact # 166274560 PAC005-CORPORACION NACIONAL DE TELECOMUNICACIONES CNT EP PENSION BASICA SERVICIO#43805540 MES ENE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723.53" table:style-name="ce87">
            <text:p>3.723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4</text:p>
          </table:table-cell>
          <table:table-cell office:value-type="date" office:date-value="2021-02-03T00:00:00" table:style-name="ce88">
            <text:p>03-feb-21</text:p>
          </table:table-cell>
          <table:table-cell office:value-type="string" table:style-name="ce86">
            <text:p>12% IVA Fact # 166274559 PAC005-CORPORACION NACIONAL DE TELECOMUNICACIONES CNT EP PENSIÓN BÁSICA SERVICIO#23820600 MES DE ENE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740.09" table:style-name="ce87">
            <text:p>3.740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12% IVA Fact # 17324 DIG001-1-700 DIGITAL S.A. COMPRA DE TARJETA VIDEO PARA PC ZOTAC GEFORCE RTX 3060 TI TWIN EDGE OC 8GB Y UNA TARJETA VIDEO ZOTAC GEFORCE RTX 3070 TWIN EDGE OC</text:p>
          </table:table-cell>
          <table:table-cell table:number-columns-repeated="3" table:style-name="ce1"/>
          <table:table-cell office:value-type="float" office:value="192.21" table:style-name="ce87">
            <text:p>192,21<text:s/></text:p>
          </table:table-cell>
          <table:table-cell table:style-name="ce1"/>
          <table:table-cell office:value-type="float" office:value="3932.3" table:style-name="ce87">
            <text:p>3.932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1</text:p>
          </table:table-cell>
          <table:table-cell office:value-type="date" office:date-value="2021-02-04T00:00:00" table:style-name="ce88">
            <text:p>04-feb-21</text:p>
          </table:table-cell>
          <table:table-cell office:value-type="string" table:style-name="ce86">
            <text:p>12% IVA Fact # 58995 SER020-SERIMTEC PC ECUADOR S.A. COMPRA DE TARJETA DE VIDEO 8GB PCI EXPRESS, SERIE:LCYVCM027373ZZ6</text:p>
          </table:table-cell>
          <table:table-cell table:number-columns-repeated="3" table:style-name="ce1"/>
          <table:table-cell office:value-type="float" office:value="115.44" table:style-name="ce87">
            <text:p>115,44<text:s/></text:p>
          </table:table-cell>
          <table:table-cell table:style-name="ce1"/>
          <table:table-cell office:value-type="float" office:value="4047.74" table:style-name="ce87">
            <text:p>4.047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12% IVA Fact # 7835 ALD003-ALDAS ROMERO ERIK ANDRES COMPRA DE TARJETA DE VIDEO GIGABYTE GEFORCE RTX 3070 8GB, <text:s/>TARJETA DE VIDEO ASUS GEFORCE RTX 3070 8GB, CPU-PROCESADOR INTEL CORE I5, TARJETA MAINBOARD ASUS ROG STRIX Z490-E GAMING, TARJETA SSD WD GREEN 1</text:p>
          </table:table-cell>
          <table:table-cell table:number-columns-repeated="3" table:style-name="ce1"/>
          <table:table-cell office:value-type="float" office:value="311.52" table:style-name="ce87">
            <text:p>311,52<text:s/></text:p>
          </table:table-cell>
          <table:table-cell table:style-name="ce1"/>
          <table:table-cell office:value-type="float" office:value="4359.26" table:style-name="ce87">
            <text:p>4.359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12% IVA Fact # 32049023 ETA001-ETAPA EP SERVICIOS DE FACILIDADES Y COUBICACIÓN MES DE ENERO 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4393.28" table:style-name="ce87">
            <text:p>4.393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12% IVA Fact # 184312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395.42" table:style-name="ce87">
            <text:p>4.395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6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12% IVA Fact # 2223078 DAT001-DATAFAST CIA LTDA SERVICIO POR ALQUILER DIAL ANUAL Y SERVICIO CONEXION <text:s/>PERIODO: 04-FEB-2021 A 03-FEB-2022</text:p>
          </table:table-cell>
          <table:table-cell table:number-columns-repeated="3" table:style-name="ce1"/>
          <table:table-cell office:value-type="float" office:value="21.12" table:style-name="ce87">
            <text:p>21,12<text:s/></text:p>
          </table:table-cell>
          <table:table-cell table:style-name="ce1"/>
          <table:table-cell office:value-type="float" office:value="4416.54" table:style-name="ce87">
            <text:p>4.416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7</text:p>
          </table:table-cell>
          <table:table-cell office:value-type="date" office:date-value="2021-02-05T00:00:00" table:style-name="ce88">
            <text:p>05-feb-21</text:p>
          </table:table-cell>
          <table:table-cell office:value-type="string" table:style-name="ce86">
            <text:p>12% IVA Fact # 2234483 DAT001-DATAFAST CIA LTDA SERVICIO CONEXION <text:s/>PERIODO 20-FEB A 19-MAR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4417.1099999999997" table:style-name="ce87">
            <text:p>4.417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12% IVA Fact # 7888 ALD003-ALDAS ROMERO ERIK ANDRES COMPRA DE FUENTE CORSAIR AX1600I 1600 WATTS - 80 PLUS TITANIUM</text:p>
          </table:table-cell>
          <table:table-cell table:number-columns-repeated="3" table:style-name="ce1"/>
          <table:table-cell office:value-type="float" office:value="64.290000000000006" table:style-name="ce87">
            <text:p>64,29<text:s/></text:p>
          </table:table-cell>
          <table:table-cell table:style-name="ce1"/>
          <table:table-cell office:value-type="float" office:value="4481.3999999999996" table:style-name="ce87">
            <text:p>4.481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12% IVA Fact # 72863268 OTE001-OTECEL S.A PLAN CORP. PERIODO 08-ENE-2021 AL 07-FEB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4540.42" table:style-name="ce87">
            <text:p>4.540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9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12% IVA Fact # 1106 PER012-PEREZ PAREDES MONICA ELIZABETH COMPRA DE DOS CASE GAMING 12-18 SLOTS, DOS CASE GAMING 6-9 SLOTS Y 12 ADAPTADOR TARJETA DE VIDEO RISER</text:p>
          </table:table-cell>
          <table:table-cell table:number-columns-repeated="3" table:style-name="ce1"/>
          <table:table-cell office:value-type="float" office:value="68.040000000000006" table:style-name="ce87">
            <text:p>68,04<text:s/></text:p>
          </table:table-cell>
          <table:table-cell table:style-name="ce1"/>
          <table:table-cell office:value-type="float" office:value="4608.46" table:style-name="ce87">
            <text:p>4.608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2-08T00:00:00" table:style-name="ce88">
            <text:p>08-feb-21</text:p>
          </table:table-cell>
          <table:table-cell office:value-type="string" table:style-name="ce86">
            <text:p>12% IVA Fact # 185274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610.6000000000004" table:style-name="ce87">
            <text:p>4.610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2-09T00:00:00" table:style-name="ce88">
            <text:p>09-feb-21</text:p>
          </table:table-cell>
          <table:table-cell office:value-type="string" table:style-name="ce86">
            <text:p>12% IVA Fact # 35512 COP004-COPIADORA ECUATORIANA CIA LTDA ECUACOPIA SERVICIO ARRIENDO IMPRESORAS BASE Y B/N #1393 DÍAS 13 ENE AL 04 FEB 2021</text:p>
          </table:table-cell>
          <table:table-cell table:number-columns-repeated="3" table:style-name="ce1"/>
          <table:table-cell office:value-type="float" office:value="7.57" table:style-name="ce87">
            <text:p>7,57<text:s/></text:p>
          </table:table-cell>
          <table:table-cell table:style-name="ce1"/>
          <table:table-cell office:value-type="float" office:value="4618.17" table:style-name="ce87">
            <text:p>4.618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2-09T00:00:00" table:style-name="ce88">
            <text:p>09-feb-21</text:p>
          </table:table-cell>
          <table:table-cell office:value-type="string" table:style-name="ce86">
            <text:p>12% IVA Fact # 3746 SER016-SERVIENTREGA ECUADOR S.A. ENVÍO DE DOCUMENTO UNITARIO/GUÍA: 9001928398</text:p>
          </table:table-cell>
          <table:table-cell table:number-columns-repeated="3" table:style-name="ce1"/>
          <table:table-cell office:value-type="float" office:value="0.46" table:style-name="ce87">
            <text:p>0,46<text:s/></text:p>
          </table:table-cell>
          <table:table-cell table:style-name="ce1"/>
          <table:table-cell office:value-type="float" office:value="4618.63" table:style-name="ce87">
            <text:p>4.618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3</text:p>
          </table:table-cell>
          <table:table-cell office:value-type="date" office:date-value="2021-02-09T00:00:00" table:style-name="ce88">
            <text:p>09-feb-21</text:p>
          </table:table-cell>
          <table:table-cell office:value-type="string" table:style-name="ce86">
            <text:p>12% IVA Fact # 52610 GUA083-AUTOMERCADO S.A. COMPRA DE ACEITE</text:p>
          </table:table-cell>
          <table:table-cell table:number-columns-repeated="3" table:style-name="ce1"/>
          <table:table-cell office:value-type="float" office:value="0.34" table:style-name="ce87">
            <text:p>0,34<text:s/></text:p>
          </table:table-cell>
          <table:table-cell table:style-name="ce1"/>
          <table:table-cell office:value-type="float" office:value="4618.97" table:style-name="ce87">
            <text:p>4.618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6</text:p>
          </table:table-cell>
          <table:table-cell office:value-type="date" office:date-value="2021-02-10T00:00:00" table:style-name="ce88">
            <text:p>10-feb-21</text:p>
          </table:table-cell>
          <table:table-cell office:value-type="string" table:style-name="ce86">
            <text:p>12% IVA Fact # 6495 ARR005-ARROBA PIEDRA RODRIGO HONORARIOS PROFESIONALES: JUBILACIÓN PATRONAL TODO EL PERSONAL E INDEMNIZACIONES LABORALES POR DESAHUCIO TODO EL PERSONAL BAJO NIIF - NIC 19, AÑO 2020</text:p>
          </table:table-cell>
          <table:table-cell table:number-columns-repeated="3" table:style-name="ce1"/>
          <table:table-cell office:value-type="float" office:value="36" table:style-name="ce87">
            <text:p>36,00<text:s/></text:p>
          </table:table-cell>
          <table:table-cell table:style-name="ce1"/>
          <table:table-cell office:value-type="float" office:value="4654.97" table:style-name="ce87">
            <text:p>4.654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2-10T00:00:00" table:style-name="ce88">
            <text:p>10-feb-21</text:p>
          </table:table-cell>
          <table:table-cell office:value-type="string" table:style-name="ce86">
            <text:p>12% IVA Fact # 439865 TEL001-TELCONET S.A. SERVICIO POR CLEAR CHANNEL TDMOIP 3 E1 30144K LINKO_MOVIL. FACTURACION CAMBIOPRECIO DEL SERVICIO DESDE: 2021-02-05 HASTA: 2021-02-27</text:p>
          </table:table-cell>
          <table:table-cell table:number-columns-repeated="3" table:style-name="ce1"/>
          <table:table-cell office:value-type="float" office:value="6.23" table:style-name="ce87">
            <text:p>6,23<text:s/></text:p>
          </table:table-cell>
          <table:table-cell table:style-name="ce1"/>
          <table:table-cell office:value-type="float" office:value="4661.2" table:style-name="ce87">
            <text:p>4.661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2-10T00:00:00" table:style-name="ce88">
            <text:p>10-feb-21</text:p>
          </table:table-cell>
          <table:table-cell office:value-type="string" table:style-name="ce86">
            <text:p>12% IVA Fact # 185843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663.34" table:style-name="ce87">
            <text:p>4.663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2-11T00:00:00" table:style-name="ce88">
            <text:p>11-feb-21</text:p>
          </table:table-cell>
          <table:table-cell office:value-type="string" table:style-name="ce86">
            <text:p>12% IVA Fact # 439907 TEL001-TELCONET S.A. SERVICIO POR CANAL TELEFONIA. FACTURACION POR INSTALACION DEL SERVICIO MES DE FEBRERO 2021</text:p>
          </table:table-cell>
          <table:table-cell table:number-columns-repeated="3" table:style-name="ce1"/>
          <table:table-cell office:value-type="float" office:value="36" table:style-name="ce87">
            <text:p>36,00<text:s/></text:p>
          </table:table-cell>
          <table:table-cell table:style-name="ce1"/>
          <table:table-cell office:value-type="float" office:value="4699.34" table:style-name="ce87">
            <text:p>4.699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2-11T00:00:00" table:style-name="ce88">
            <text:p>11-feb-21</text:p>
          </table:table-cell>
          <table:table-cell office:value-type="string" table:style-name="ce86">
            <text:p>12% IVA Fact # 32062265 ETA001-ETAPA EP INTERCONEXIÓN MES DE ENERO 2021, MIN: 2.019,35M/TASA 0,008905, COMPENSA FACTURA#353373</text:p>
          </table:table-cell>
          <table:table-cell table:number-columns-repeated="3" table:style-name="ce1"/>
          <table:table-cell office:value-type="float" office:value="2.16" table:style-name="ce87">
            <text:p>2,16<text:s/></text:p>
          </table:table-cell>
          <table:table-cell table:style-name="ce1"/>
          <table:table-cell office:value-type="float" office:value="4701.5" table:style-name="ce87">
            <text:p>4.701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2-12T00:00:00" table:style-name="ce88">
            <text:p>12-feb-21</text:p>
          </table:table-cell>
          <table:table-cell office:value-type="string" table:style-name="ce86">
            <text:p>12% IVA Fact # 8033 ALD003-ALDAS ROMERO ERIK ANDRES COMPRA DE MEMORIA RAM XPG FLAME 16GB CON DISPENSADOR DE CALOR ; TARJ. CRÉDITO</text:p>
          </table:table-cell>
          <table:table-cell table:number-columns-repeated="3" table:style-name="ce1"/>
          <table:table-cell office:value-type="float" office:value="11.4" table:style-name="ce87">
            <text:p>11,40<text:s/></text:p>
          </table:table-cell>
          <table:table-cell table:style-name="ce1"/>
          <table:table-cell office:value-type="float" office:value="4712.8999999999996" table:style-name="ce87">
            <text:p>4.712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544 SOL017-SOLUCIONES INFORMATICAS PARA FIRMA ELECTRONICA GEEKTECH S.A. CONTRATOS ELECTRONICOS PERIODO <text:s/>01 AL 31 ENERO 2021</text:p>
          </table:table-cell>
          <table:table-cell table:number-columns-repeated="3" table:style-name="ce1"/>
          <table:table-cell office:value-type="float" office:value="3.84" table:style-name="ce87">
            <text:p>3,84<text:s/></text:p>
          </table:table-cell>
          <table:table-cell table:style-name="ce1"/>
          <table:table-cell office:value-type="float" office:value="4716.74" table:style-name="ce87">
            <text:p>4.716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4623 VIN003-VINCES ALCIVAR NOEL ANTONIO MANO DE OBRA DEL MECANICO: CAMBIO DE ARTICULACIONES DELANTERA, GUARDAPOLVO, BRAZO LING, PASTILLA DE FRENO, ETC. POR FURGONETA</text:p>
          </table:table-cell>
          <table:table-cell table:number-columns-repeated="3" table:style-name="ce1"/>
          <table:table-cell office:value-type="float" office:value="10.199999999999999" table:style-name="ce87">
            <text:p>10,20<text:s/></text:p>
          </table:table-cell>
          <table:table-cell table:style-name="ce1"/>
          <table:table-cell office:value-type="float" office:value="4726.9399999999996" table:style-name="ce87">
            <text:p>4.726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1021 SAN060-SANCHEZ CAGUANA RICHARD DAVID COMPRA DE GUARDAPOLVO CON DESFOGUE FURGONETA GQB110</text:p>
          </table:table-cell>
          <table:table-cell table:number-columns-repeated="3" table:style-name="ce1"/>
          <table:table-cell office:value-type="float" office:value="0.72" table:style-name="ce87">
            <text:p>0,72<text:s/></text:p>
          </table:table-cell>
          <table:table-cell table:style-name="ce1"/>
          <table:table-cell office:value-type="float" office:value="4727.66" table:style-name="ce87">
            <text:p>4.727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58207 NAV005-NAVIA ARAY GISELA DIVINA COMPRA DE REPUESTO PARA FURGONETA GQB110: ARTICULACIONES, JGO. DE GALLETAS Y PERNOS LINK</text:p>
          </table:table-cell>
          <table:table-cell table:number-columns-repeated="3" table:style-name="ce1"/>
          <table:table-cell office:value-type="float" office:value="11.79" table:style-name="ce87">
            <text:p>11,79<text:s/></text:p>
          </table:table-cell>
          <table:table-cell table:style-name="ce1"/>
          <table:table-cell office:value-type="float" office:value="4739.45" table:style-name="ce87">
            <text:p>4.739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6750 PAC005-CORPORACION NACIONAL DE TELECOMUNICACIONES CNT EP INTERCONEXIÓN FIJO MES DE ENERO 2021, <text:s/>MEDICIÓN 178.261,45 TASA USD 0.011905, COMPENSA FACTURA#353375</text:p>
          </table:table-cell>
          <table:table-cell table:number-columns-repeated="3" table:style-name="ce1"/>
          <table:table-cell office:value-type="float" office:value="254.66" table:style-name="ce87">
            <text:p>254,66<text:s/></text:p>
          </table:table-cell>
          <table:table-cell table:style-name="ce1"/>
          <table:table-cell office:value-type="float" office:value="4994.1099999999997" table:style-name="ce87">
            <text:p>4.994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2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6754 PAC005-CORPORACION NACIONAL DE TELECOMUNICACIONES CNT EP INTERCONEXIÓN MÓVIL MES DE ENERO 2021, <text:s/>MEDICIÓN 32.234,47 TASA USD0.013470, COMPENSA FACTURA#353379</text:p>
          </table:table-cell>
          <table:table-cell table:number-columns-repeated="3" table:style-name="ce1"/>
          <table:table-cell office:value-type="float" office:value="52.1" table:style-name="ce87">
            <text:p>52,10<text:s/></text:p>
          </table:table-cell>
          <table:table-cell table:style-name="ce1"/>
          <table:table-cell office:value-type="float" office:value="5046.21" table:style-name="ce87">
            <text:p>5.046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498779 OTE001-OTECEL S.A INTERCONEXIÓN MES DE ENERO 2021, <text:s/>MIN: 163040.68 T: 0.01015, COMPENSA FACTURA#353374</text:p>
          </table:table-cell>
          <table:table-cell table:number-columns-repeated="3" table:style-name="ce1"/>
          <table:table-cell office:value-type="float" office:value="229.75" table:style-name="ce87">
            <text:p>229,75<text:s/></text:p>
          </table:table-cell>
          <table:table-cell table:style-name="ce1"/>
          <table:table-cell office:value-type="float" office:value="5275.96" table:style-name="ce87">
            <text:p>5.275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6897 SET001-SETEL S.A INTERCONEXIÓN MES DE ENERO 2021, MINUTOS:14105.40/ PRECIO UNITARIO: 0.008905, COMPENSA FACTURA#353376</text:p>
          </table:table-cell>
          <table:table-cell table:number-columns-repeated="3" table:style-name="ce1"/>
          <table:table-cell office:value-type="float" office:value="15.07" table:style-name="ce87">
            <text:p>15,07<text:s/></text:p>
          </table:table-cell>
          <table:table-cell table:style-name="ce1"/>
          <table:table-cell office:value-type="float" office:value="5291.03" table:style-name="ce87">
            <text:p>5.291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2-17T00:00:00" table:style-name="ce88">
            <text:p>17-feb-21</text:p>
          </table:table-cell>
          <table:table-cell office:value-type="string" table:style-name="ce86">
            <text:p>12% IVA Fact # 6898 SET001-SETEL S.A SERVICIO DE COUBICACIÓN MES DE ENER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5307.27" table:style-name="ce87">
            <text:p>5.307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12% IVA Fact # 51696 PER002-PERMONSA S. A. COMPRA DE CENTRAL TELEFÓNICA PBX IP C074AD322D4E</text:p>
          </table:table-cell>
          <table:table-cell table:number-columns-repeated="3" table:style-name="ce1"/>
          <table:table-cell office:value-type="float" office:value="73.260000000000005" table:style-name="ce87">
            <text:p>73,26<text:s/></text:p>
          </table:table-cell>
          <table:table-cell table:style-name="ce1"/>
          <table:table-cell office:value-type="float" office:value="5380.53" table:style-name="ce87">
            <text:p>5.380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12% IVA Fact # 3813 CON002-CONECEL S.A INTERCONEXIÓN MÓVIL MES DE ENERO 2021, COMPENSA FACTURA#353381</text:p>
          </table:table-cell>
          <table:table-cell table:number-columns-repeated="3" table:style-name="ce1"/>
          <table:table-cell office:value-type="float" office:value="547.05999999999995" table:style-name="ce87">
            <text:p>547,06<text:s/></text:p>
          </table:table-cell>
          <table:table-cell table:style-name="ce1"/>
          <table:table-cell office:value-type="float" office:value="5927.59" table:style-name="ce87">
            <text:p>5.927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2-19T00:00:00" table:style-name="ce88">
            <text:p>19-feb-21</text:p>
          </table:table-cell>
          <table:table-cell office:value-type="string" table:style-name="ce86">
            <text:p>12% IVA Fact # 188589 CAS030-CASANOVA REYNOSO IVAN ENRICO COMPRA DE COMBUSTIBLE</text:p>
          </table:table-cell>
          <table:table-cell table:number-columns-repeated="3" table:style-name="ce1"/>
          <table:table-cell office:value-type="float" office:value="0.86" table:style-name="ce87">
            <text:p>0,86<text:s/></text:p>
          </table:table-cell>
          <table:table-cell table:style-name="ce1"/>
          <table:table-cell office:value-type="float" office:value="5928.45" table:style-name="ce87">
            <text:p>5.928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12% IVA Fact # 7087 PAG001-PAGO SEGURO S.A. COMISION POR SERVICIO PAYMENTEZ ENERO 2021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5928.48" table:style-name="ce87">
            <text:p>5.928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12% IVA Fact # 189446 CAS030-CASANOVA REYNOSO IVAN ENRICO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5929.55" table:style-name="ce87">
            <text:p>5.929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2-22T00:00:00" table:style-name="ce88">
            <text:p>22-feb-21</text:p>
          </table:table-cell>
          <table:table-cell office:value-type="string" table:style-name="ce86">
            <text:p>N/D PACIFICO PAGO DE IMPUESTO RETENCIÓN IVA MES DE ENENRO 2021</text:p>
          </table:table-cell>
          <table:table-cell table:number-columns-repeated="4" table:style-name="ce1"/>
          <table:table-cell office:value-type="float" office:value="3263.31" table:style-name="ce90">
            <text:p>-3.263,31</text:p>
          </table:table-cell>
          <table:table-cell office:value-type="float" office:value="2666.24" table:style-name="ce87">
            <text:p>2.666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9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12% IVA Fact # 17539 DIG001-1-700 DIGITAL S.A. COMPRA DE UPS CDP URRS-2008 INTERACTIVO 2000VA-1400W</text:p>
          </table:table-cell>
          <table:table-cell table:number-columns-repeated="3" table:style-name="ce1"/>
          <table:table-cell office:value-type="float" office:value="27.75" table:style-name="ce87">
            <text:p>27,75<text:s/></text:p>
          </table:table-cell>
          <table:table-cell table:style-name="ce1"/>
          <table:table-cell office:value-type="float" office:value="2693.99" table:style-name="ce87">
            <text:p>2.693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12% IVA Fact # 189812 CAS030-CASANOVA REYNOSO IVAN ENRICO COMPRA DE COMBUSTIBLE</text:p>
          </table:table-cell>
          <table:table-cell table:number-columns-repeated="3" table:style-name="ce1"/>
          <table:table-cell office:value-type="float" office:value="3.43" table:style-name="ce87">
            <text:p>3,43<text:s/></text:p>
          </table:table-cell>
          <table:table-cell table:style-name="ce1"/>
          <table:table-cell office:value-type="float" office:value="2697.42" table:style-name="ce87">
            <text:p>2.697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2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12% IVA Fact # 6214 RUI007-RUIZ CELDA CLEOTILDE MARIA COMPRA DE REFRIGERANT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2699.56" table:style-name="ce87">
            <text:p>2.699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3</text:p>
          </table:table-cell>
          <table:table-cell office:value-type="date" office:date-value="2021-02-23T00:00:00" table:style-name="ce88">
            <text:p>23-feb-21</text:p>
          </table:table-cell>
          <table:table-cell office:value-type="string" table:style-name="ce86">
            <text:p>12% IVA Fact # 6212 RUI007-RUIZ CELDA CLEOTILDE MARIA CAMBIO DE ACEITE Y REFRIGERANTE</text:p>
          </table:table-cell>
          <table:table-cell table:number-columns-repeated="3" table:style-name="ce1"/>
          <table:table-cell office:value-type="float" office:value="6.43" table:style-name="ce87">
            <text:p>6,43<text:s/></text:p>
          </table:table-cell>
          <table:table-cell table:style-name="ce1"/>
          <table:table-cell office:value-type="float" office:value="2705.99" table:style-name="ce87">
            <text:p>2.705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12% IVA Fact # 1017 TEL011-TELCOMAG S.A. MANTENIMIENTO TÉCNICO REDES Y EQUIPO TELEFÓNICO MES DE FEBRER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3469.63" table:style-name="ce87">
            <text:p>3.46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12% IVA Fact # 7499 ECU013-ECUSOLTEG S.A. COMPRA DE MOUSE INALAMBRICO, DOS TARJETA DE VIDEO: GEFORCE RTX-307 - GAMINGX3, ANTENA EXTENSOR DE RANGO WIFI Y BASE COOLER BANDEJA ENFRIADORA METALICA (DPTO. SISTEMA-ROBERTO)</text:p>
          </table:table-cell>
          <table:table-cell table:number-columns-repeated="3" table:style-name="ce1"/>
          <table:table-cell office:value-type="float" office:value="221.68" table:style-name="ce87">
            <text:p>221,68<text:s/></text:p>
          </table:table-cell>
          <table:table-cell table:style-name="ce1"/>
          <table:table-cell office:value-type="float" office:value="3691.31" table:style-name="ce87">
            <text:p>3.691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12% IVA Fact # 135 BAQ024-BAQUE BAQUE BYRON PAUL SERVICIOS PROFESIONALES DE TELECOMUNICACIÓN MES DE FEB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3717.98" table:style-name="ce87">
            <text:p>3.717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12% IVA Fact # 110 EST018-ESTUPIÑAN ANDRADE FRANCISCO JAVIER SERVICIOS PRESTADOS DE TELECOMUNICACIONES MES DE FEB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3771.31" table:style-name="ce87">
            <text:p>3.771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8</text:p>
          </table:table-cell>
          <table:table-cell office:value-type="date" office:date-value="2021-02-24T00:00:00" table:style-name="ce88">
            <text:p>24-feb-21</text:p>
          </table:table-cell>
          <table:table-cell office:value-type="string" table:style-name="ce86">
            <text:p>12% IVA Fact # 5699269 BAN007-BANCO DE GUAYAQUIL S.A. TARIFA POR COMISION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3771.74" table:style-name="ce87">
            <text:p>3.77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12% IVA Fact # 435 UCF073-BAQUERIZO DAVILA PABLO JONATHAN HONORARIOS PROFESIONALES MES DE FEB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4251.74" table:style-name="ce87">
            <text:p>4.25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2-25T00:00:00" table:style-name="ce88">
            <text:p>25-feb-21</text:p>
          </table:table-cell>
          <table:table-cell office:value-type="string" table:style-name="ce86">
            <text:p>12% IVA Fact # 1068 NOG003-NOGALES Y PLATON MANUEL ALEJANDRO HONORARIOS COMO INTERVENTOR MES DE FEBRER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4401.74" table:style-name="ce87">
            <text:p>4.40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1</text:p>
          </table:table-cell>
          <table:table-cell office:value-type="date" office:date-value="2021-02-26T00:00:00" table:style-name="ce88">
            <text:p>26-feb-21</text:p>
          </table:table-cell>
          <table:table-cell office:value-type="string" table:style-name="ce86">
            <text:p>12% IVA Fact # 838657 GAS007-GAS-ELIALEHI S.A.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4402.8100000000004" table:style-name="ce87">
            <text:p>4.402,8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1</text:p>
          </table:table-cell>
          <table:table-cell office:value-type="date" office:date-value="2021-02-27T00:00:00" table:style-name="ce88">
            <text:p>27-feb-21</text:p>
          </table:table-cell>
          <table:table-cell office:value-type="string" table:style-name="ce86">
            <text:p>12% IVA Fact # 8442 ALD003-ALDAS ROMERO ERIK ANDRES COMPRA DE FUENTE DE PODER CORSAIR CV450</text:p>
          </table:table-cell>
          <table:table-cell table:number-columns-repeated="3" table:style-name="ce1"/>
          <table:table-cell office:value-type="float" office:value="7.5" table:style-name="ce87">
            <text:p>7,50<text:s/></text:p>
          </table:table-cell>
          <table:table-cell table:style-name="ce1"/>
          <table:table-cell office:value-type="float" office:value="4410.3100000000004" table:style-name="ce87">
            <text:p>4.410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5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149556922 UCK445-BANCO DEL PACIFICO COSTOS POR SERVICIOS FINANCIEROS MES DE FEBRERO 2021</text:p>
          </table:table-cell>
          <table:table-cell table:number-columns-repeated="3" table:style-name="ce1"/>
          <table:table-cell office:value-type="float" office:value="12.8" table:style-name="ce87">
            <text:p>12,80<text:s/></text:p>
          </table:table-cell>
          <table:table-cell table:style-name="ce1"/>
          <table:table-cell office:value-type="float" office:value="4423.1099999999997" table:style-name="ce87">
            <text:p>4.423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9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2914713 BAN007-BANCO DE GUAYAQUIL S.A. COSTO POR SERVICIOS FINANCIEROS MES <text:s/>FEBRERO 2021</text:p>
          </table:table-cell>
          <table:table-cell table:number-columns-repeated="3" table:style-name="ce1"/>
          <table:table-cell office:value-type="float" office:value="11.68" table:style-name="ce87">
            <text:p>11,68<text:s/></text:p>
          </table:table-cell>
          <table:table-cell table:style-name="ce1"/>
          <table:table-cell office:value-type="float" office:value="4434.79" table:style-name="ce87">
            <text:p>4.434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0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99680 UCK445-BANCO DEL PACIFICO SERVICIO POR N/D COMISION CONSUMO EXT</text:p>
          </table:table-cell>
          <table:table-cell table:number-columns-repeated="3" table:style-name="ce1"/>
          <table:table-cell office:value-type="float" office:value="0.41" table:style-name="ce87">
            <text:p>0,41<text:s/></text:p>
          </table:table-cell>
          <table:table-cell table:style-name="ce1"/>
          <table:table-cell office:value-type="float" office:value="4435.2" table:style-name="ce87">
            <text:p>4.435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2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9568802 BAN006-BANCO PICHINCHA C.A. COSTO POR SERVICIO FINANCIERO MES DE FEBRERO 2021</text:p>
          </table:table-cell>
          <table:table-cell table:number-columns-repeated="3" table:style-name="ce1"/>
          <table:table-cell office:value-type="float" office:value="25.46" table:style-name="ce87">
            <text:p>25,46<text:s/></text:p>
          </table:table-cell>
          <table:table-cell table:style-name="ce1"/>
          <table:table-cell office:value-type="float" office:value="4460.66" table:style-name="ce87">
            <text:p>4.460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3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3928475 DIN003-DINERS CLUB DEL ECUADOR S.A. SOCIEDAD FINANCIERA TARIFA POR COMISION</text:p>
          </table:table-cell>
          <table:table-cell table:number-columns-repeated="3" table:style-name="ce1"/>
          <table:table-cell office:value-type="float" office:value="2.46" table:style-name="ce87">
            <text:p>2,46<text:s/></text:p>
          </table:table-cell>
          <table:table-cell table:style-name="ce1"/>
          <table:table-cell office:value-type="float" office:value="4463.12" table:style-name="ce87">
            <text:p>4.46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4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2422970 DIN003-DINERS CLUB DEL ECUADOR S.A. SOCIEDAD FINANCIERA TARIFA POR COMISION</text:p>
          </table:table-cell>
          <table:table-cell table:number-columns-repeated="3" table:style-name="ce1"/>
          <table:table-cell office:value-type="float" office:value="1.08" table:style-name="ce87">
            <text:p>1,08<text:s/></text:p>
          </table:table-cell>
          <table:table-cell table:style-name="ce1"/>
          <table:table-cell office:value-type="float" office:value="4464.2" table:style-name="ce87">
            <text:p>4.464,2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5</text:p>
          </table:table-cell>
          <table:table-cell office:value-type="date" office:date-value="2021-02-28T00:00:00" table:style-name="ce88">
            <text:p>28-feb-21</text:p>
          </table:table-cell>
          <table:table-cell office:value-type="string" table:style-name="ce86">
            <text:p>12% IVA Fact # 1538936 BAN006-BANCO PICHINCHA C.A. TARIFA POR COMISION</text:p>
          </table:table-cell>
          <table:table-cell table:number-columns-repeated="3" table:style-name="ce1"/>
          <table:table-cell office:value-type="float" office:value="0.16" table:style-name="ce87">
            <text:p>0,16<text:s/></text:p>
          </table:table-cell>
          <table:table-cell table:style-name="ce1"/>
          <table:table-cell office:value-type="float" office:value="4464.3599999999997" table:style-name="ce87">
            <text:p>4.464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2340 TRA009-TRANSFERUNION S.A. COMSION SERV. RED ACTIVA RECAUD LINKOTEL FEB-21</text:p>
          </table:table-cell>
          <table:table-cell table:number-columns-repeated="3" table:style-name="ce1"/>
          <table:table-cell office:value-type="float" office:value="7.6" table:style-name="ce87">
            <text:p>7,60<text:s/></text:p>
          </table:table-cell>
          <table:table-cell table:style-name="ce1"/>
          <table:table-cell office:value-type="float" office:value="4471.96" table:style-name="ce87">
            <text:p>4.471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0176 TEL001-TELCONET S.A. L3MPLS 30720K LINKOVALLECNT, L3MPLS 1024 K ETAPABMALOCUENCA - ETAPARUMIURCUCUENCA, L3MPLS 10240 K LEVEL3PROSPERINA, L3MPLS 5120 K CONTECONGYE <text:s/>MES DE MARZ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4540.3599999999997" table:style-name="ce87">
            <text:p>4.540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0491 TEL001-TELCONET S.A. L3MPLS 30720 K - NETVOICE-CNTCORREOSGYE Y CANAL TELEFONIA MES DE MARZO 2021</text:p>
          </table:table-cell>
          <table:table-cell table:number-columns-repeated="3" table:style-name="ce1"/>
          <table:table-cell office:value-type="float" office:value="50.4" table:style-name="ce87">
            <text:p>50,40<text:s/></text:p>
          </table:table-cell>
          <table:table-cell table:style-name="ce1"/>
          <table:table-cell office:value-type="float" office:value="4590.76" table:style-name="ce87">
            <text:p>4.590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0493 TEL001-TELCONET S.A. SERVICIO DE UNIDAD VIRTUAL MES DE MARZO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4606.3599999999997" table:style-name="ce87">
            <text:p>4.606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1973 TEL001-TELCONET S.A. CANAL TELEFONIA Y CLEAR CHANNEL TDMOIP 3 E1 30144K LINKO_MOVIL MES DE MARZO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4639.96" table:style-name="ce87">
            <text:p>4.639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0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1974 TEL001-TELCONET S.A. SERVICIO DE LÍNEAS TELEFONICAS MES DE MARZ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4810.3599999999997" table:style-name="ce87">
            <text:p>4.810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3-01T00:00:00" table:style-name="ce88">
            <text:p>01-mar-21</text:p>
          </table:table-cell>
          <table:table-cell office:value-type="string" table:style-name="ce86">
            <text:p>12% IVA Fact # 442285 TEL001-TELCONET S.A. SERVICIO POR ENLACE TDM CLEAR CHANNEL CONTRA SETEL 1E1 MES DE MARZ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4818.76" table:style-name="ce87">
            <text:p>4.818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12% IVA Fact # 192121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820.8999999999996" table:style-name="ce87">
            <text:p>4.82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3-02T00:00:00" table:style-name="ce88">
            <text:p>02-mar-21</text:p>
          </table:table-cell>
          <table:table-cell office:value-type="string" table:style-name="ce86">
            <text:p>12% IVA Fact # 411 IST001-ISTARTDIGITAL S.A. MANEJO DE REDES SOCIALES MES DE FEBRERO Y MARZO 2021</text:p>
          </table:table-cell>
          <table:table-cell table:number-columns-repeated="3" table:style-name="ce1"/>
          <table:table-cell office:value-type="float" office:value="120" table:style-name="ce87">
            <text:p>120,00<text:s/></text:p>
          </table:table-cell>
          <table:table-cell table:style-name="ce1"/>
          <table:table-cell office:value-type="float" office:value="4940.8999999999996" table:style-name="ce87">
            <text:p>4.94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0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5734256 BAN007-BANCO DE GUAYAQUIL S.A. TARIFA POR COMISIÓN</text:p>
          </table:table-cell>
          <table:table-cell table:number-columns-repeated="3" table:style-name="ce1"/>
          <table:table-cell office:value-type="float" office:value="3.58" table:style-name="ce87">
            <text:p>3,58<text:s/></text:p>
          </table:table-cell>
          <table:table-cell table:style-name="ce1"/>
          <table:table-cell office:value-type="float" office:value="4944.4799999999996" table:style-name="ce87">
            <text:p>4.944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168250768 PAC005-CORPORACION NACIONAL DE TELECOMUNICACIONES CNT EP PENSIÓN BÁSICA SERVICIO#23820600 MES DE FEB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961.04" table:style-name="ce87">
            <text:p>4.961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168250769 PAC005-CORPORACION NACIONAL DE TELECOMUNICACIONES CNT EP PENSION BASICA SERVICIO#43805540 MES FEB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977.6000000000004" table:style-name="ce87">
            <text:p>4.977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4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168250770 PAC005-CORPORACION NACIONAL DE TELECOMUNICACIONES CNT EP PENSIÓN BÁSICA MES DE FEB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5035.32" table:style-name="ce87">
            <text:p>5.035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168250771 PAC005-CORPORACION NACIONAL DE TELECOMUNICACIONES CNT EP PENSIÓN BÁSICA MES DE FEFB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5070.3599999999997" table:style-name="ce87">
            <text:p>5.070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3-03T00:00:00" table:style-name="ce88">
            <text:p>03-mar-21</text:p>
          </table:table-cell>
          <table:table-cell office:value-type="string" table:style-name="ce86">
            <text:p>12% IVA Fact # 1682507 PAC005-CORPORACION NACIONAL DE TELECOMUNICACIONES CNT EP CONSUMO TELEFÓNICO MES DE FEBRER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5072.0200000000004" table:style-name="ce87">
            <text:p>5.072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3-04T00:00:00" table:style-name="ce88">
            <text:p>04-mar-21</text:p>
          </table:table-cell>
          <table:table-cell office:value-type="string" table:style-name="ce86">
            <text:p>12% IVA Fact # 192760 CAS030-CASANOVA REYNOSO IVAN ENRIC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5074.16" table:style-name="ce87">
            <text:p>5.074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9</text:p>
          </table:table-cell>
          <table:table-cell office:value-type="date" office:date-value="2021-03-05T00:00:00" table:style-name="ce88">
            <text:p>05-mar-21</text:p>
          </table:table-cell>
          <table:table-cell office:value-type="string" table:style-name="ce86">
            <text:p>12% IVA Fact # 2281063 DAT001-DATAFAST CIA LTDA SERVICIO CONEXION PERIODO FACTURADO SERVICIOS: 20-MAR A 19-ABR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5074.7299999999996" table:style-name="ce87">
            <text:p>5.074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8699 ALD003-ALDAS ROMERO ERIK ANDRES COMPRA DE TARJETA DE VIDEO ASUS TUF-RX6900XT-O16G-GAMING - RADEON RX 6900 XT 16GB</text:p>
          </table:table-cell>
          <table:table-cell table:number-columns-repeated="3" table:style-name="ce1"/>
          <table:table-cell office:value-type="float" office:value="297.60000000000002" table:style-name="ce87">
            <text:p>297,60<text:s/></text:p>
          </table:table-cell>
          <table:table-cell table:style-name="ce1"/>
          <table:table-cell office:value-type="float" office:value="5372.33" table:style-name="ce87">
            <text:p>5.372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52 MOR033-MORENO CONCHA DAMIAN ENRIQUE COMPRA DE 5 ARREGLOS FLORARES POR EL DÍA DE LA MUJER (AFLOREMIO)</text:p>
          </table:table-cell>
          <table:table-cell table:number-columns-repeated="3" table:style-name="ce1"/>
          <table:table-cell office:value-type="float" office:value="12.86" table:style-name="ce87">
            <text:p>12,86<text:s/></text:p>
          </table:table-cell>
          <table:table-cell table:style-name="ce1"/>
          <table:table-cell office:value-type="float" office:value="5385.19" table:style-name="ce87">
            <text:p>5.385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50186 NUE001-NUEVAS OPERACIONES COMERCIALES NUCOPSA S.A.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5388.4" table:style-name="ce87">
            <text:p>5.388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32418883 ETA001-ETAPA EP FACILIDADES Y CO-UBICACIÓN/FEBRERO-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5422.42" table:style-name="ce87">
            <text:p>5.422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73614607 OTE001-OTECEL S.A PLAN CORP. PERIODO 08-FEB-2021 AL 07-MAR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5481.44" table:style-name="ce87">
            <text:p>5.481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3-08T00:00:00" table:style-name="ce88">
            <text:p>08-mar-21</text:p>
          </table:table-cell>
          <table:table-cell office:value-type="string" table:style-name="ce86">
            <text:p>12% IVA Fact # 32418944 ETA001-ETAPA EP INTERCONEXIÓN MES DE FEB 2021, MIN 1.801,25/TASA 0,008905, COMPENSA FACTURA#355806</text:p>
          </table:table-cell>
          <table:table-cell table:number-columns-repeated="3" table:style-name="ce1"/>
          <table:table-cell office:value-type="float" office:value="1.92" table:style-name="ce87">
            <text:p>1,92<text:s/></text:p>
          </table:table-cell>
          <table:table-cell table:style-name="ce1"/>
          <table:table-cell office:value-type="float" office:value="5483.36" table:style-name="ce87">
            <text:p>5.483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12% IVA Fact # 3817 CON002-CONECEL S.A INTERCONEXION FIJO MES DE ENERO 2021</text:p>
          </table:table-cell>
          <table:table-cell table:number-columns-repeated="3" table:style-name="ce1"/>
          <table:table-cell office:value-type="float" office:value="13.53" table:style-name="ce87">
            <text:p>13,53<text:s/></text:p>
          </table:table-cell>
          <table:table-cell table:style-name="ce1"/>
          <table:table-cell office:value-type="float" office:value="5496.89" table:style-name="ce87">
            <text:p>5.496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7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12% IVA Fact # 1297 MIL002-MILESTONE TECHNOLOGIES ELABORACION DE 38 ETIQUETAS AUTOLAMINADAS MÁS ENVIO</text:p>
          </table:table-cell>
          <table:table-cell table:number-columns-repeated="3" table:style-name="ce1"/>
          <table:table-cell office:value-type="float" office:value="11.6" table:style-name="ce87">
            <text:p>11,60<text:s/></text:p>
          </table:table-cell>
          <table:table-cell table:style-name="ce1"/>
          <table:table-cell office:value-type="float" office:value="5508.49" table:style-name="ce87">
            <text:p>5.508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3-09T00:00:00" table:style-name="ce88">
            <text:p>09-mar-21</text:p>
          </table:table-cell>
          <table:table-cell office:value-type="string" table:style-name="ce86">
            <text:p>12% IVA Fact # 71 VIL041-VILLACRESES LEON PAUL FABRICIO SERVICIO DE CERTIFICACIÓN DE 3 CABLES CATEGORÍA 6 DE DOS PUNTOS. EN OTECEL HORARIO EN SITIO DE 00:00, DOS CABLES UTP YA SE ENCUENTRAN INSTALADOS EN LA CENTRAL DE CLARO DURÁN HORARIO EN SITIO DE 00:00</text:p>
          </table:table-cell>
          <table:table-cell table:number-columns-repeated="3" table:style-name="ce1"/>
          <table:table-cell office:value-type="float" office:value="17.399999999999999" table:style-name="ce87">
            <text:p>17,40<text:s/></text:p>
          </table:table-cell>
          <table:table-cell table:style-name="ce1"/>
          <table:table-cell office:value-type="float" office:value="5525.89" table:style-name="ce87">
            <text:p>5.525,8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3-12T00:00:00" table:style-name="ce88">
            <text:p>12-mar-21</text:p>
          </table:table-cell>
          <table:table-cell office:value-type="string" table:style-name="ce86">
            <text:p>12% IVA Fact # 855983 GAS007-GAS-ELIALEHI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5528.03" table:style-name="ce87">
            <text:p>5.528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12% IVA Fact # 6870 PAC005-CORPORACION NACIONAL DE TELECOMUNICACIONES CNT EP INTERCONEXIÓN FIJO MES DE FEB 2021, MEDICIÓN 161.291,07 TASA USD <text:s/>0.011905, COMPENSA FACTURA#355809</text:p>
          </table:table-cell>
          <table:table-cell table:number-columns-repeated="3" table:style-name="ce1"/>
          <table:table-cell office:value-type="float" office:value="230.42" table:style-name="ce87">
            <text:p>230,42<text:s/></text:p>
          </table:table-cell>
          <table:table-cell table:style-name="ce1"/>
          <table:table-cell office:value-type="float" office:value="5758.45" table:style-name="ce87">
            <text:p>5.758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12% IVA Fact # 6873 PAC005-CORPORACION NACIONAL DE TELECOMUNICACIONES CNT EP INTERCONEXIÓN MÓVIL MES DE FEB 2021, MEDICIÓN 24.428,48 TASA <text:s/>USD0.013470, COMPENSA FACTURA#355808</text:p>
          </table:table-cell>
          <table:table-cell table:number-columns-repeated="3" table:style-name="ce1"/>
          <table:table-cell office:value-type="float" office:value="39.49" table:style-name="ce87">
            <text:p>39,49<text:s/></text:p>
          </table:table-cell>
          <table:table-cell table:style-name="ce1"/>
          <table:table-cell office:value-type="float" office:value="5797.94" table:style-name="ce87">
            <text:p>5.797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3-15T00:00:00" table:style-name="ce88">
            <text:p>15-mar-21</text:p>
          </table:table-cell>
          <table:table-cell office:value-type="string" table:style-name="ce86">
            <text:p>12% IVA Fact # 512531 OTE001-OTECEL S.A INTERCONEXIÓN MES DE FEB 2021, MIN: 93496.76 T: 0.01015, COMPENSA FACTURA#355811</text:p>
          </table:table-cell>
          <table:table-cell table:number-columns-repeated="3" table:style-name="ce1"/>
          <table:table-cell office:value-type="float" office:value="140.12" table:style-name="ce87">
            <text:p>140,12<text:s/></text:p>
          </table:table-cell>
          <table:table-cell table:style-name="ce1"/>
          <table:table-cell office:value-type="float" office:value="5938.06" table:style-name="ce87">
            <text:p>5.938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3-16T00:00:00" table:style-name="ce88">
            <text:p>16-mar-21</text:p>
          </table:table-cell>
          <table:table-cell office:value-type="string" table:style-name="ce86">
            <text:p>12% IVA Fact # 205 ESP025-ESPINOSA TORO ALEX JAVIER FICHAS MEDICAS Y CERTIFICADOS</text:p>
          </table:table-cell>
          <table:table-cell table:number-columns-repeated="3" table:style-name="ce1"/>
          <table:table-cell office:value-type="float" office:value="26.66" table:style-name="ce87">
            <text:p>26,66<text:s/></text:p>
          </table:table-cell>
          <table:table-cell table:style-name="ce1"/>
          <table:table-cell office:value-type="float" office:value="5964.72" table:style-name="ce87">
            <text:p>5.964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3-16T00:00:00" table:style-name="ce88">
            <text:p>16-mar-21</text:p>
          </table:table-cell>
          <table:table-cell office:value-type="string" table:style-name="ce86">
            <text:p>12% IVA Fact # 7001 SET001-SETEL S.A INTERCONEXIÓN MES DE FEBRERO 2021, MINUTOS:13600.50/ PRECIO UNITARIO: 0.008905, COMPENSA FACTURA#355812</text:p>
          </table:table-cell>
          <table:table-cell table:number-columns-repeated="3" table:style-name="ce1"/>
          <table:table-cell office:value-type="float" office:value="14.53" table:style-name="ce87">
            <text:p>14,53<text:s/></text:p>
          </table:table-cell>
          <table:table-cell table:style-name="ce1"/>
          <table:table-cell office:value-type="float" office:value="5979.25" table:style-name="ce87">
            <text:p>5.979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3-16T00:00:00" table:style-name="ce88">
            <text:p>16-mar-21</text:p>
          </table:table-cell>
          <table:table-cell office:value-type="string" table:style-name="ce86">
            <text:p>12% IVA Fact # 7002 SET001-SETEL S.A SERVICIO POR COUBICACION FEBRER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5995.49" table:style-name="ce87">
            <text:p>5.995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1</text:p>
          </table:table-cell>
          <table:table-cell office:value-type="date" office:date-value="2021-03-17T00:00:00" table:style-name="ce88">
            <text:p>17-mar-21</text:p>
          </table:table-cell>
          <table:table-cell office:value-type="string" table:style-name="ce86">
            <text:p>12% IVA Fact # 862442 GAS007-GAS-ELIALEHI S.A.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5996.56" table:style-name="ce87">
            <text:p>5.996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3-17T00:00:00" table:style-name="ce88">
            <text:p>17-mar-21</text:p>
          </table:table-cell>
          <table:table-cell office:value-type="string" table:style-name="ce86">
            <text:p>12% IVA Fact # 3846 CON002-CONECEL S.A INTERCONEXION FIJO MES DE FEBRERO 2021</text:p>
          </table:table-cell>
          <table:table-cell table:number-columns-repeated="3" table:style-name="ce1"/>
          <table:table-cell office:value-type="float" office:value="13.57" table:style-name="ce87">
            <text:p>13,57<text:s/></text:p>
          </table:table-cell>
          <table:table-cell table:style-name="ce1"/>
          <table:table-cell office:value-type="float" office:value="6010.13" table:style-name="ce87">
            <text:p>6.010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3-18T00:00:00" table:style-name="ce88">
            <text:p>18-mar-21</text:p>
          </table:table-cell>
          <table:table-cell office:value-type="string" table:style-name="ce86">
            <text:p>12% IVA Fact # 808127 OSA001-OSAKACORP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6012.27" table:style-name="ce87">
            <text:p>6.012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12% IVA Fact # 36345 COP004-COPIADORA ECUATORIANA CIA LTDA ECUACOPIA SERVICIO ARRIENDO <text:s/>IMPRESORAS BASE Y B/N #544 PERIODO 04 FEB AL 18 MAR 2021</text:p>
          </table:table-cell>
          <table:table-cell table:number-columns-repeated="3" table:style-name="ce1"/>
          <table:table-cell office:value-type="float" office:value="6.25" table:style-name="ce87">
            <text:p>6,25<text:s/></text:p>
          </table:table-cell>
          <table:table-cell table:style-name="ce1"/>
          <table:table-cell office:value-type="float" office:value="6018.52" table:style-name="ce87">
            <text:p>6.018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3-19T00:00:00" table:style-name="ce88">
            <text:p>19-mar-21</text:p>
          </table:table-cell>
          <table:table-cell office:value-type="string" table:style-name="ce86">
            <text:p>12% IVA Fact # 3863 CON002-CONECEL S.A INTERCONEXIÓN MÓVIL MES DE FEB 2021, COMPENSA FACTURA#355815</text:p>
          </table:table-cell>
          <table:table-cell table:number-columns-repeated="3" table:style-name="ce1"/>
          <table:table-cell office:value-type="float" office:value="261.27" table:style-name="ce87">
            <text:p>261,27<text:s/></text:p>
          </table:table-cell>
          <table:table-cell table:style-name="ce1"/>
          <table:table-cell office:value-type="float" office:value="6279.79" table:style-name="ce87">
            <text:p>6.27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12% IVA Fact # 73002 COM024-COMPUTRONSA S.A. COMPRA DE BATERIA PARA LAPTOP, ADAPTADOR PARA LAPTOP DELL MAS REVISIÓN Y DIAGNOSTICO</text:p>
          </table:table-cell>
          <table:table-cell table:number-columns-repeated="3" table:style-name="ce1"/>
          <table:table-cell office:value-type="float" office:value="16.61" table:style-name="ce87">
            <text:p>16,61<text:s/></text:p>
          </table:table-cell>
          <table:table-cell table:style-name="ce1"/>
          <table:table-cell office:value-type="float" office:value="6296.4" table:style-name="ce87">
            <text:p>6.296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12% IVA Fact # 198406 CAS030-CASANOVA REYNOSO IVAN ENRICO COMPRA DE COMBUSTIBLE</text:p>
          </table:table-cell>
          <table:table-cell table:number-columns-repeated="3" table:style-name="ce1"/>
          <table:table-cell office:value-type="float" office:value="3.42" table:style-name="ce87">
            <text:p>3,42<text:s/></text:p>
          </table:table-cell>
          <table:table-cell table:style-name="ce1"/>
          <table:table-cell office:value-type="float" office:value="6299.82" table:style-name="ce87">
            <text:p>6.299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9</text:p>
          </table:table-cell>
          <table:table-cell office:value-type="date" office:date-value="2021-03-22T00:00:00" table:style-name="ce88">
            <text:p>22-mar-21</text:p>
          </table:table-cell>
          <table:table-cell office:value-type="string" table:style-name="ce86">
            <text:p>N/D PRODUBANCO PAGO DE IMPUESTOS RETENCION IVA MES DE FEB 2021</text:p>
          </table:table-cell>
          <table:table-cell table:number-columns-repeated="4" table:style-name="ce1"/>
          <table:table-cell office:value-type="float" office:value="4464.3599999999997" table:style-name="ce90">
            <text:p>-4.464,36</text:p>
          </table:table-cell>
          <table:table-cell office:value-type="float" office:value="1835.46" table:style-name="ce87">
            <text:p>1.835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3-23T00:00:00" table:style-name="ce88">
            <text:p>23-mar-21</text:p>
          </table:table-cell>
          <table:table-cell office:value-type="string" table:style-name="ce86">
            <text:p>12% IVA Fact # 1076 NOG003-NOGALES Y PLATON MANUEL ALEJANDRO HONORARIOS COMO INTERVENTOR POR ELMES DE MARZ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1985.46" table:style-name="ce87">
            <text:p>1.985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3-24T00:00:00" table:style-name="ce88">
            <text:p>24-mar-21</text:p>
          </table:table-cell>
          <table:table-cell office:value-type="string" table:style-name="ce86">
            <text:p>12% IVA Fact # 137 BAQ024-BAQUE BAQUE BYRON PAUL SERVICIOS PROFESIONALES DE TELECOMUNICACIONES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2012.13" table:style-name="ce87">
            <text:p>2.012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3-24T00:00:00" table:style-name="ce88">
            <text:p>24-mar-21</text:p>
          </table:table-cell>
          <table:table-cell office:value-type="string" table:style-name="ce86">
            <text:p>12% IVA Fact # 60235 SER020-SERIMTEC PC ECUADOR S.A. COMPRA DE MEMORIA NOTEBOOK DDR3 1600/1333 4GB (PULLED) SUPER TALENT USM150820001</text:p>
          </table:table-cell>
          <table:table-cell table:number-columns-repeated="3" table:style-name="ce1"/>
          <table:table-cell office:value-type="float" office:value="3.48" table:style-name="ce87">
            <text:p>3,48<text:s/></text:p>
          </table:table-cell>
          <table:table-cell table:style-name="ce1"/>
          <table:table-cell office:value-type="float" office:value="2015.61" table:style-name="ce87">
            <text:p>2.015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9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12% IVA Fact # 1036 TEL011-TELCOMAG S.A. MANTENIMIENTO TÉCNICO REDES Y EQUIPO TELEFÓNICO MES DE MARZ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2779.25" table:style-name="ce87">
            <text:p>2.779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12% IVA Fact # 111 EST018-ESTUPIÑAN ANDRADE FRANCISCO JAVIER SERVICIOS PRESTADOS DE TELECOMUNICACIONES MES DE MARZO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2832.58" table:style-name="ce87">
            <text:p>2.832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2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12% IVA Fact # 83684 VIL038-VILCONSA S.A. COMPRA DE 800 CONECTOR UY 13, 20 PLUG DE RED RJ45, 20 CAPUCHA PLASTICA RJ45 Y 4 CINTAS AISLANTES</text:p>
          </table:table-cell>
          <table:table-cell table:number-columns-repeated="3" table:style-name="ce1"/>
          <table:table-cell office:value-type="float" office:value="5.57" table:style-name="ce87">
            <text:p>5,57<text:s/></text:p>
          </table:table-cell>
          <table:table-cell table:style-name="ce1"/>
          <table:table-cell office:value-type="float" office:value="2838.15" table:style-name="ce87">
            <text:p>2.838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3-25T00:00:00" table:style-name="ce88">
            <text:p>25-mar-21</text:p>
          </table:table-cell>
          <table:table-cell office:value-type="string" table:style-name="ce86">
            <text:p>12% IVA Fact # 83686 VIL038-VILCONSA S.A. COMPRA DE 30 CABLES UTP CAT 6</text:p>
          </table:table-cell>
          <table:table-cell table:number-columns-repeated="3" table:style-name="ce1"/>
          <table:table-cell office:value-type="float" office:value="1.93" table:style-name="ce87">
            <text:p>1,93<text:s/></text:p>
          </table:table-cell>
          <table:table-cell table:style-name="ce1"/>
          <table:table-cell office:value-type="float" office:value="2840.08" table:style-name="ce87">
            <text:p>2.840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3-26T00:00:00" table:style-name="ce88">
            <text:p>26-mar-21</text:p>
          </table:table-cell>
          <table:table-cell office:value-type="string" table:style-name="ce86">
            <text:p>12% IVA Liqu # 2703 MER005-MERELO ANGULO ROBERTO MANUEL REEMBOLSO DEL 01 AL 26 MARZO DEL 2021, PAPELERÍA, MOVILIZACIÓN, SELLO Y CUMPLEAÑOS MAR 2021</text:p>
          </table:table-cell>
          <table:table-cell table:number-columns-repeated="3" table:style-name="ce1"/>
          <table:table-cell office:value-type="float" office:value="2.98" table:style-name="ce87">
            <text:p>2,98<text:s/></text:p>
          </table:table-cell>
          <table:table-cell table:style-name="ce1"/>
          <table:table-cell office:value-type="float" office:value="2843.06" table:style-name="ce87">
            <text:p>2.843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3-26T00:00:00" table:style-name="ce88">
            <text:p>26-mar-21</text:p>
          </table:table-cell>
          <table:table-cell office:value-type="string" table:style-name="ce86">
            <text:p>12% IVA Fact # 199719 CAS030-CASANOVA REYNOSO IVAN ENRICO COMPRA DE COMBUSTIBLE</text:p>
          </table:table-cell>
          <table:table-cell table:number-columns-repeated="3" table:style-name="ce1"/>
          <table:table-cell office:value-type="float" office:value="4.29" table:style-name="ce87">
            <text:p>4,29<text:s/></text:p>
          </table:table-cell>
          <table:table-cell table:style-name="ce1"/>
          <table:table-cell office:value-type="float" office:value="2847.35" table:style-name="ce87">
            <text:p>2.847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7</text:p>
          </table:table-cell>
          <table:table-cell office:value-type="date" office:date-value="2021-03-29T00:00:00" table:style-name="ce88">
            <text:p>29-mar-21</text:p>
          </table:table-cell>
          <table:table-cell office:value-type="string" table:style-name="ce86">
            <text:p>12% IVA Fact # 438 UCF073-BAQUERIZO DAVILA PABLO JONATHAN HONORARIOS PROFESIONALES MES DE MARZ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3327.35" table:style-name="ce87">
            <text:p>3.327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3-30T00:00:00" table:style-name="ce88">
            <text:p>30-mar-21</text:p>
          </table:table-cell>
          <table:table-cell office:value-type="string" table:style-name="ce86">
            <text:p>12% IVA Fact # 83853 VIL038-VILCONSA S.A. COMPRA DE 300 MINI CONECTOR UY, 7 CINTAS AISLANTE</text:p>
          </table:table-cell>
          <table:table-cell table:number-columns-repeated="3" table:style-name="ce1"/>
          <table:table-cell office:value-type="float" office:value="3.13" table:style-name="ce87">
            <text:p>3,13<text:s/></text:p>
          </table:table-cell>
          <table:table-cell table:style-name="ce1"/>
          <table:table-cell office:value-type="float" office:value="3330.48" table:style-name="ce87">
            <text:p>3.330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1 NAZ003-NAZARENO ANGULO ERIKA JENNIFFER SERVICIOS PROFESIONALES DE TELECOMUNICACIONES MES DE MARZO 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3570.48" table:style-name="ce87">
            <text:p>3.570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3985383 DIN003-DINERS CLUB DEL ECUADOR S.A. SOCIEDAD FINANCIERA TARIFA POR COMISIÓN</text:p>
          </table:table-cell>
          <table:table-cell table:number-columns-repeated="3" table:style-name="ce1"/>
          <table:table-cell office:value-type="float" office:value="2.6" table:style-name="ce87">
            <text:p>2,60<text:s/></text:p>
          </table:table-cell>
          <table:table-cell table:style-name="ce1"/>
          <table:table-cell office:value-type="float" office:value="3573.08" table:style-name="ce87">
            <text:p>3.573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2465150 DIN003-DINERS CLUB DEL ECUADOR S.A. SOCIEDAD FINANCIERA TARIFA POR COMISIÓN</text:p>
          </table:table-cell>
          <table:table-cell table:number-columns-repeated="3" table:style-name="ce1"/>
          <table:table-cell office:value-type="float" office:value="1.19" table:style-name="ce87">
            <text:p>1,19<text:s/></text:p>
          </table:table-cell>
          <table:table-cell table:style-name="ce1"/>
          <table:table-cell office:value-type="float" office:value="3574.27" table:style-name="ce87">
            <text:p>3.574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9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1575644 BAN006-BANCO PICHINCHA C.A. TARIFA POR COMISIÓN</text:p>
          </table:table-cell>
          <table:table-cell table:number-columns-repeated="3" table:style-name="ce1"/>
          <table:table-cell office:value-type="float" office:value="0.5" table:style-name="ce87">
            <text:p>0,50<text:s/></text:p>
          </table:table-cell>
          <table:table-cell table:style-name="ce1"/>
          <table:table-cell office:value-type="float" office:value="3574.77" table:style-name="ce87">
            <text:p>3.574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3004565 BAN007-BANCO DE GUAYAQUIL S.A. SERVICIOS FACTURADOS EN ESTADOS DE CUENTA CORRIENTE MES DE MARZO 2021</text:p>
          </table:table-cell>
          <table:table-cell table:number-columns-repeated="3" table:style-name="ce1"/>
          <table:table-cell office:value-type="float" office:value="16.010000000000002" table:style-name="ce87">
            <text:p>16,01<text:s/></text:p>
          </table:table-cell>
          <table:table-cell table:style-name="ce1"/>
          <table:table-cell office:value-type="float" office:value="3590.78" table:style-name="ce87">
            <text:p>3.590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151826666 UCK445-BANCO DEL PACIFICO SERVICIOS FACTURADOS EN ESTADOS DE CUENTA CORRIENTE MES DE MARZO 2021</text:p>
          </table:table-cell>
          <table:table-cell table:number-columns-repeated="3" table:style-name="ce1"/>
          <table:table-cell office:value-type="float" office:value="9.68" table:style-name="ce87">
            <text:p>9,68<text:s/></text:p>
          </table:table-cell>
          <table:table-cell table:style-name="ce1"/>
          <table:table-cell office:value-type="float" office:value="3600.46" table:style-name="ce87">
            <text:p>3.600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9652257 BAN006-BANCO PICHINCHA C.A. COSTO POR SERVICIO FINANCIERO MES DE MARZO 2021</text:p>
          </table:table-cell>
          <table:table-cell table:number-columns-repeated="3" table:style-name="ce1"/>
          <table:table-cell office:value-type="float" office:value="20.48" table:style-name="ce87">
            <text:p>20,48<text:s/></text:p>
          </table:table-cell>
          <table:table-cell table:style-name="ce1"/>
          <table:table-cell office:value-type="float" office:value="3620.94" table:style-name="ce87">
            <text:p>3.620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2271050 UCK445-BANCO DEL PACIFICO TARIFA POR COMISIÓN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3620.99" table:style-name="ce87">
            <text:p>3.620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3-31T00:00:00" table:style-name="ce88">
            <text:p>31-mar-21</text:p>
          </table:table-cell>
          <table:table-cell office:value-type="string" table:style-name="ce86">
            <text:p>12% IVA Fact # 201355 CAS030-CASANOVA REYNOSO IVAN ENRICO COMPRA DE COMBUSTIBLE</text:p>
          </table:table-cell>
          <table:table-cell table:number-columns-repeated="3" table:style-name="ce1"/>
          <table:table-cell office:value-type="float" office:value="4.29" table:style-name="ce87">
            <text:p>4,29<text:s/></text:p>
          </table:table-cell>
          <table:table-cell table:style-name="ce1"/>
          <table:table-cell office:value-type="float" office:value="3625.28" table:style-name="ce87">
            <text:p>3.625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2390 TRA009-TRANSFERUNION S.A. COMSION SERV. RED ACTIVA RECAUD LINKOTEL MAR-21</text:p>
          </table:table-cell>
          <table:table-cell table:number-columns-repeated="3" table:style-name="ce1"/>
          <table:table-cell office:value-type="float" office:value="9.1999999999999993" table:style-name="ce87">
            <text:p>9,20<text:s/></text:p>
          </table:table-cell>
          <table:table-cell table:style-name="ce1"/>
          <table:table-cell office:value-type="float" office:value="3634.48" table:style-name="ce87">
            <text:p>3.634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3640 TEL001-TELCONET S.A. L3MPLS 1024 K ETAPABMALOCUENCA, L3MPLS 10240 K LEVEL3PROSPERINA, L3MPLS 1024 K ETAPARUMIURCUCUENCA, L3MPLS 5120 K CONTECONGYE, L3MPLS 30720K LINKOVALLECNT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3702.88" table:style-name="ce87">
            <text:p>3.702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3965 TEL001-TELCONET S.A. SERVICIO POR UNIDAD VIRTUAL MES DE ABRIL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3718.48" table:style-name="ce87">
            <text:p>3.718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5472 TEL001-TELCONET S.A. CANAL TELEFONIA Y CLEAR CHANNEL TDMOIP 3 E1 30144K LINKO_MOVIL MES DE ABRIL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3752.08" table:style-name="ce87">
            <text:p>3.752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5788 TEL001-TELCONET S.A. ENLACE TDM CLEAR CHANNEL CONTRA SETEL 1E1 MES DE ABRIL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3760.48" table:style-name="ce87">
            <text:p>3.760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3963 TEL001-TELCONET S.A. SERVICIO POR L3MPLS 30720 K - NETVOICE-CNTCORREOSGYE Y CANAL TELEFONIA MES DE ABRIL 2021</text:p>
          </table:table-cell>
          <table:table-cell table:number-columns-repeated="3" table:style-name="ce1"/>
          <table:table-cell office:value-type="float" office:value="50.4" table:style-name="ce87">
            <text:p>50,40<text:s/></text:p>
          </table:table-cell>
          <table:table-cell table:style-name="ce1"/>
          <table:table-cell office:value-type="float" office:value="3810.88" table:style-name="ce87">
            <text:p>3.810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4-01T00:00:00" table:style-name="ce88">
            <text:p>01-abr-21</text:p>
          </table:table-cell>
          <table:table-cell office:value-type="string" table:style-name="ce86">
            <text:p>12% IVA Fact # 445473 TEL001-TELCONET S.A. SERVICIO DE LÍNEAS TELEFONICAS MES DE ABRIL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3981.28" table:style-name="ce87">
            <text:p>3.981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12% IVA Fact # 170584595 PAC005-CORPORACION NACIONAL DE TELECOMUNICACIONES CNT EP PENSIÓN BÁSICA SERVICIO#23820600 MES DE MAR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997.84" table:style-name="ce87">
            <text:p>3.997,8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12% IVA Fact # 170584596 PAC005-CORPORACION NACIONAL DE TELECOMUNICACIONES CNT EP PENSION BASICA SERVICIO#43805540 MES MAR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014.4" table:style-name="ce87">
            <text:p>4.014,4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12% IVA Fact # 170584597 PAC005-CORPORACION NACIONAL DE TELECOMUNICACIONES CNT EP PENSIÓN BÁSICA MES DE MAR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4072.12" table:style-name="ce87">
            <text:p>4.07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12% IVA Fact # 170584598 PAC005-CORPORACION NACIONAL DE TELECOMUNICACIONES CNT EP PENSIÓN BÁSICA MES DE MAR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4107.16" table:style-name="ce87">
            <text:p>4.107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4-03T00:00:00" table:style-name="ce88">
            <text:p>03-abr-21</text:p>
          </table:table-cell>
          <table:table-cell office:value-type="string" table:style-name="ce86">
            <text:p>12% IVA Fact # 170584599 PAC005-CORPORACION NACIONAL DE TELECOMUNICACIONES CNT EP CONSUMO TELEFÓNICO MES DE MARZ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4108.82" table:style-name="ce87">
            <text:p>4.108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12% IVA Fact # 415 IST001-ISTARTDIGITAL S.A. MANEJO DE REDES SOCIALES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168.82" table:style-name="ce87">
            <text:p>4.168,8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4-05T00:00:00" table:style-name="ce88">
            <text:p>05-abr-21</text:p>
          </table:table-cell>
          <table:table-cell office:value-type="string" table:style-name="ce86">
            <text:p>12% IVA Fact # 2328676 DAT001-DATAFAST CIA LTDA SERVICIO CONEXION 20-ABR A 19-MAY 2021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4169.3900000000003" table:style-name="ce87">
            <text:p>4.169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9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12% IVA Fact # 780 ALD003-ALDAS ROMERO ERIK ANDRES COMPRA DE MAINBOARD MSI MPG Z490 CARBON WIFI LGA 1200 4DDR4 3PCI LAN,HDMI,DP,WIFI,BT (911-7C73-001)</text:p>
          </table:table-cell>
          <table:table-cell table:number-columns-repeated="3" table:style-name="ce1"/>
          <table:table-cell office:value-type="float" office:value="52.32" table:style-name="ce87">
            <text:p>52,32<text:s/></text:p>
          </table:table-cell>
          <table:table-cell table:style-name="ce1"/>
          <table:table-cell office:value-type="float" office:value="4221.71" table:style-name="ce87">
            <text:p>4.221,7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12% IVA Fact # 32758143 ETA001-ETAPA EP FACILIDADES Y CO-UBICACIÓN/MARZO-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4255.7299999999996" table:style-name="ce87">
            <text:p>4.255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4-06T00:00:00" table:style-name="ce88">
            <text:p>06-abr-21</text:p>
          </table:table-cell>
          <table:table-cell office:value-type="string" table:style-name="ce86">
            <text:p>12% IVA Fact # 5923793 BAN007-BANCO DE GUAYAQUIL S.A. TARIFA POR COMISION</text:p>
          </table:table-cell>
          <table:table-cell table:number-columns-repeated="3" table:style-name="ce1"/>
          <table:table-cell office:value-type="float" office:value="2.96" table:style-name="ce87">
            <text:p>2,96<text:s/></text:p>
          </table:table-cell>
          <table:table-cell table:style-name="ce1"/>
          <table:table-cell office:value-type="float" office:value="4258.6899999999996" table:style-name="ce87">
            <text:p>4.258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12% IVA Fact # 889613 GAS007-GAS-ELIALEHI S.A. COMPRA DE COMBUSTIBLE</text:p>
          </table:table-cell>
          <table:table-cell table:number-columns-repeated="3" table:style-name="ce1"/>
          <table:table-cell office:value-type="float" office:value="4.29" table:style-name="ce87">
            <text:p>4,29<text:s/></text:p>
          </table:table-cell>
          <table:table-cell table:style-name="ce1"/>
          <table:table-cell office:value-type="float" office:value="4262.9799999999996" table:style-name="ce87">
            <text:p>4.262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4-08T00:00:00" table:style-name="ce88">
            <text:p>08-abr-21</text:p>
          </table:table-cell>
          <table:table-cell office:value-type="string" table:style-name="ce86">
            <text:p>12% IVA Fact # 74401881 OTE001-OTECEL S.A PLAN CORP. PERIODO 08-MAR-2021 AL 07-ABR-2021</text:p>
          </table:table-cell>
          <table:table-cell table:number-columns-repeated="3" table:style-name="ce1"/>
          <table:table-cell office:value-type="float" office:value="62.45" table:style-name="ce87">
            <text:p>62,45<text:s/></text:p>
          </table:table-cell>
          <table:table-cell table:style-name="ce1"/>
          <table:table-cell office:value-type="float" office:value="4325.43" table:style-name="ce87">
            <text:p>4.325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4-09T00:00:00" table:style-name="ce88">
            <text:p>09-abr-21</text:p>
          </table:table-cell>
          <table:table-cell office:value-type="string" table:style-name="ce86">
            <text:p>12% IVA Fact # 32771382 ETA001-ETAPA EP INTERCOENXION MES DE MARZO 2021, M3.203,30/TASA 0,008905</text:p>
          </table:table-cell>
          <table:table-cell table:number-columns-repeated="3" table:style-name="ce1"/>
          <table:table-cell office:value-type="float" office:value="3.42" table:style-name="ce87">
            <text:p>3,42<text:s/></text:p>
          </table:table-cell>
          <table:table-cell table:style-name="ce1"/>
          <table:table-cell office:value-type="float" office:value="4328.8500000000004" table:style-name="ce87">
            <text:p>4.328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12% IVA Fact # 36628 COP004-COPIADORA ECUATORIANA CIA LTDA ECUACOPIA SERVICIO ARRIENDO <text:s/>IMPRESORAS BASE Y B/N#614 PERIODO 18 MAR A 12 ABRIL 2021</text:p>
          </table:table-cell>
          <table:table-cell table:number-columns-repeated="3" table:style-name="ce1"/>
          <table:table-cell office:value-type="float" office:value="6.36" table:style-name="ce87">
            <text:p>6,36<text:s/></text:p>
          </table:table-cell>
          <table:table-cell table:style-name="ce1"/>
          <table:table-cell office:value-type="float" office:value="4335.21" table:style-name="ce87">
            <text:p>4.335,2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12% IVA Fact # 6865 ORO003-OROZCO CRESPIN CRISTOBAL EDISON COMPRA DE 2 SELLOS (GERENCIA-CONTABILIDAD)</text:p>
          </table:table-cell>
          <table:table-cell table:number-columns-repeated="3" table:style-name="ce1"/>
          <table:table-cell office:value-type="float" office:value="2.88" table:style-name="ce87">
            <text:p>2,88<text:s/></text:p>
          </table:table-cell>
          <table:table-cell table:style-name="ce1"/>
          <table:table-cell office:value-type="float" office:value="4338.09" table:style-name="ce87">
            <text:p>4.338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4-12T00:00:00" table:style-name="ce88">
            <text:p>12-abr-21</text:p>
          </table:table-cell>
          <table:table-cell office:value-type="string" table:style-name="ce86">
            <text:p>12% IVA Fact # 975178 TAR003-TARCOM S.A PARQUEO</text:p>
          </table:table-cell>
          <table:table-cell table:number-columns-repeated="3" table:style-name="ce1"/>
          <table:table-cell office:value-type="float" office:value="0.15" table:style-name="ce87">
            <text:p>0,15<text:s/></text:p>
          </table:table-cell>
          <table:table-cell table:style-name="ce1"/>
          <table:table-cell office:value-type="float" office:value="4338.24" table:style-name="ce87">
            <text:p>4.338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4-13T00:00:00" table:style-name="ce88">
            <text:p>13-abr-21</text:p>
          </table:table-cell>
          <table:table-cell office:value-type="string" table:style-name="ce86">
            <text:p>12% IVA Fact # 525871 OTE001-OTECEL S.A INTERCONEXIÓN MES DE MARZO 2021, MIN: 179576.45 T: 0.01015</text:p>
          </table:table-cell>
          <table:table-cell table:number-columns-repeated="3" table:style-name="ce1"/>
          <table:table-cell office:value-type="float" office:value="256.07" table:style-name="ce87">
            <text:p>256,07<text:s/></text:p>
          </table:table-cell>
          <table:table-cell table:style-name="ce1"/>
          <table:table-cell office:value-type="float" office:value="4594.3100000000004" table:style-name="ce87">
            <text:p>4.594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6</text:p>
          </table:table-cell>
          <table:table-cell office:value-type="date" office:date-value="2021-04-14T00:00:00" table:style-name="ce88">
            <text:p>14-abr-21</text:p>
          </table:table-cell>
          <table:table-cell office:value-type="string" table:style-name="ce86">
            <text:p>12% IVA Fact # 6976 PAC005-CORPORACION NACIONAL DE TELECOMUNICACIONES CNT EP INTERCONEXIÓN FIJO MES DE MARZO 2021, MEDICIÓN 207.769,35 TASA USD <text:s/>0.011905</text:p>
          </table:table-cell>
          <table:table-cell table:number-columns-repeated="3" table:style-name="ce1"/>
          <table:table-cell office:value-type="float" office:value="296.82" table:style-name="ce87">
            <text:p>296,82<text:s/></text:p>
          </table:table-cell>
          <table:table-cell table:style-name="ce1"/>
          <table:table-cell office:value-type="float" office:value="4891.13" table:style-name="ce87">
            <text:p>4.891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7</text:p>
          </table:table-cell>
          <table:table-cell office:value-type="date" office:date-value="2021-04-14T00:00:00" table:style-name="ce88">
            <text:p>14-abr-21</text:p>
          </table:table-cell>
          <table:table-cell office:value-type="string" table:style-name="ce86">
            <text:p>12% IVA Fact # 6977 PAC005-CORPORACION NACIONAL DE TELECOMUNICACIONES CNT EP INTERCONEXIÓN MÓVIL MES DE MARZO 2021, MEDICIÓN 36.277,63 TASA <text:s/>USD0.013470</text:p>
          </table:table-cell>
          <table:table-cell table:number-columns-repeated="3" table:style-name="ce1"/>
          <table:table-cell office:value-type="float" office:value="58.64" table:style-name="ce87">
            <text:p>58,64<text:s/></text:p>
          </table:table-cell>
          <table:table-cell table:style-name="ce1"/>
          <table:table-cell office:value-type="float" office:value="4949.7700000000004" table:style-name="ce87">
            <text:p>4.949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4-14T00:00:00" table:style-name="ce88">
            <text:p>14-abr-21</text:p>
          </table:table-cell>
          <table:table-cell office:value-type="string" table:style-name="ce86">
            <text:p>12% IVA Fact # 3875 CON002-CONECEL S.A INTERCONEXIÓN FIJO MES DE MARZO 2021,</text:p>
          </table:table-cell>
          <table:table-cell table:number-columns-repeated="3" table:style-name="ce1"/>
          <table:table-cell office:value-type="float" office:value="13.62" table:style-name="ce87">
            <text:p>13,62<text:s/></text:p>
          </table:table-cell>
          <table:table-cell table:style-name="ce1"/>
          <table:table-cell office:value-type="float" office:value="4963.3900000000003" table:style-name="ce87">
            <text:p>4.963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12% IVA Fact # 4748 ALC010-ALCIVAR BRICIO HUMBERTO SERVICIO POR INSTALACION DE ANCOD. DE AIRE SPLIT Y MATERIALES: BASE PARA CONDENSADOR Y REFRIGERANTE</text:p>
          </table:table-cell>
          <table:table-cell table:number-columns-repeated="3" table:style-name="ce1"/>
          <table:table-cell office:value-type="float" office:value="18.12" table:style-name="ce87">
            <text:p>18,12<text:s/></text:p>
          </table:table-cell>
          <table:table-cell table:style-name="ce1"/>
          <table:table-cell office:value-type="float" office:value="4981.51" table:style-name="ce87">
            <text:p>4.981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9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12% IVA Fact # 4749 ALC010-ALCIVAR BRICIO HUMBERTO COMPRA DE ACOND. DE AIRE: SPLIT DE PARED DE 24000BRU</text:p>
          </table:table-cell>
          <table:table-cell table:number-columns-repeated="3" table:style-name="ce1"/>
          <table:table-cell office:value-type="float" office:value="75.900000000000006" table:style-name="ce87">
            <text:p>75,90<text:s/></text:p>
          </table:table-cell>
          <table:table-cell table:style-name="ce1"/>
          <table:table-cell office:value-type="float" office:value="5057.41" table:style-name="ce87">
            <text:p>5.057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0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12% IVA Fact # 4747 ALC010-ALCIVAR BRICIO HUMBERTO COMPRA DE ACOND. DE AIRE: SPLIT DECORATIVO DE PARED DE 24000BTU</text:p>
          </table:table-cell>
          <table:table-cell table:number-columns-repeated="3" table:style-name="ce1"/>
          <table:table-cell office:value-type="float" office:value="75.900000000000006" table:style-name="ce87">
            <text:p>75,90<text:s/></text:p>
          </table:table-cell>
          <table:table-cell table:style-name="ce1"/>
          <table:table-cell office:value-type="float" office:value="5133.3100000000004" table:style-name="ce87">
            <text:p>5.133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4-15T00:00:00" table:style-name="ce88">
            <text:p>15-abr-21</text:p>
          </table:table-cell>
          <table:table-cell office:value-type="string" table:style-name="ce86">
            <text:p>12% IVA Fact # 2775 FEL003-FELIX MONTALVO &amp; ASOCIADOS FELMON CIA. LTDA SERVICIO DE AUDITORIA EXTERNA A LOS ESTADOS FINANCIEROS POR EL AÑO 2020, CANCELACIÓN 50%</text:p>
          </table:table-cell>
          <table:table-cell table:number-columns-repeated="3" table:style-name="ce1"/>
          <table:table-cell office:value-type="float" office:value="270" table:style-name="ce87">
            <text:p>270,00<text:s/></text:p>
          </table:table-cell>
          <table:table-cell table:style-name="ce1"/>
          <table:table-cell office:value-type="float" office:value="5403.31" table:style-name="ce87">
            <text:p>5.403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4-18T00:00:00" table:style-name="ce88">
            <text:p>18-abr-21</text:p>
          </table:table-cell>
          <table:table-cell office:value-type="string" table:style-name="ce86">
            <text:p>12% IVA Fact # 58719 NAV005-NAVIA ARAY GISELA DIVINA COMPRA DE DOS CAUCHOS, GUARDAPOLVO, DOS GUARDAPOLVO PUNTA, ARTICULACION, MANZANAS Y PERNOS UNK</text:p>
          </table:table-cell>
          <table:table-cell table:number-columns-repeated="3" table:style-name="ce1"/>
          <table:table-cell office:value-type="float" office:value="26.79" table:style-name="ce87">
            <text:p>26,79<text:s/></text:p>
          </table:table-cell>
          <table:table-cell table:style-name="ce1"/>
          <table:table-cell office:value-type="float" office:value="5430.1" table:style-name="ce87">
            <text:p>5.430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4-19T00:00:00" table:style-name="ce88">
            <text:p>19-abr-21</text:p>
          </table:table-cell>
          <table:table-cell office:value-type="string" table:style-name="ce86">
            <text:p>12% IVA Fact # 3909 CON002-CONECEL S.A INTERCONEXIÓN MÓVIL MES DE MARZO 2021, COMPENSA FACTURA#358298</text:p>
          </table:table-cell>
          <table:table-cell table:number-columns-repeated="3" table:style-name="ce1"/>
          <table:table-cell office:value-type="float" office:value="529.52" table:style-name="ce87">
            <text:p>529,52<text:s/></text:p>
          </table:table-cell>
          <table:table-cell table:style-name="ce1"/>
          <table:table-cell office:value-type="float" office:value="5959.62" table:style-name="ce87">
            <text:p>5.959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4-19T00:00:00" table:style-name="ce88">
            <text:p>19-abr-21</text:p>
          </table:table-cell>
          <table:table-cell office:value-type="string" table:style-name="ce86">
            <text:p>12% IVA Fact # 7093 SET001-SETEL S.A INTERCONEXIÓN MES DE MARZO 2021, COMPENSA FACTURA#358297</text:p>
          </table:table-cell>
          <table:table-cell table:number-columns-repeated="3" table:style-name="ce1"/>
          <table:table-cell office:value-type="float" office:value="19.420000000000002" table:style-name="ce87">
            <text:p>19,42<text:s/></text:p>
          </table:table-cell>
          <table:table-cell table:style-name="ce1"/>
          <table:table-cell office:value-type="float" office:value="5979.04" table:style-name="ce87">
            <text:p>5.979,0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4-19T00:00:00" table:style-name="ce88">
            <text:p>19-abr-21</text:p>
          </table:table-cell>
          <table:table-cell office:value-type="string" table:style-name="ce86">
            <text:p>12% IVA Fact # 7094 SET001-SETEL S.A SERVICIO DE COUBICACION MARZ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5995.28" table:style-name="ce87">
            <text:p>5.995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4-19T00:00:00" table:style-name="ce88">
            <text:p>19-abr-21</text:p>
          </table:table-cell>
          <table:table-cell office:value-type="string" table:style-name="ce86">
            <text:p>12% IVA Fact # 5887 COR026-CORLANQUIMICA S.A. COMPRA DE SUMINISTROS DE OFICINA</text:p>
          </table:table-cell>
          <table:table-cell table:number-columns-repeated="3" table:style-name="ce1"/>
          <table:table-cell office:value-type="float" office:value="4.3" table:style-name="ce87">
            <text:p>4,30<text:s/></text:p>
          </table:table-cell>
          <table:table-cell table:style-name="ce1"/>
          <table:table-cell office:value-type="float" office:value="5999.58" table:style-name="ce87">
            <text:p>5.999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12% IVA Fact # 833412 OSA001-OSAKACORP S.A.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6002.79" table:style-name="ce87">
            <text:p>6.002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4-21T00:00:00" table:style-name="ce88">
            <text:p>21-abr-21</text:p>
          </table:table-cell>
          <table:table-cell office:value-type="string" table:style-name="ce86">
            <text:p>12% IVA Fact # 4801 ALC010-ALCIVAR BRICIO HUMBERTO SERVICIO POR INSTALACION DE ACOND. DEAIRE SPLIT <text:s/>Y MATERIALES: DOS LIBRAS DE REFRIGERANTES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6019.35" table:style-name="ce87">
            <text:p>6.019,3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4</text:p>
          </table:table-cell>
          <table:table-cell office:value-type="date" office:date-value="2021-04-22T00:00:00" table:style-name="ce88">
            <text:p>22-abr-21</text:p>
          </table:table-cell>
          <table:table-cell office:value-type="string" table:style-name="ce86">
            <text:p>N/D PRODUBANCO PAGO DE IMPUESTOS RETENCIÓN IVA MES DE MARZO 2021<text:s/></text:p>
          </table:table-cell>
          <table:table-cell table:number-columns-repeated="4" table:style-name="ce1"/>
          <table:table-cell office:value-type="float" office:value="3625.28" table:style-name="ce90">
            <text:p>-3.625,28</text:p>
          </table:table-cell>
          <table:table-cell office:value-type="float" office:value="2394.0700000000002" table:style-name="ce87">
            <text:p>2.394,0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12% IVA Fact # 207736 CAS030-CASANOVA REYNOSO IVAN ENRICO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2397.2800000000002" table:style-name="ce87">
            <text:p>2.397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1533 ALD003-ALDAS ROMERO ERIK ANDRES COMPRA DE DISCO DURO SSD KINGSTON KC2500 250GB M.2 3500 MB/S PCIE NVME (SKC2500M8/250G)</text:p>
          </table:table-cell>
          <table:table-cell table:number-columns-repeated="3" table:style-name="ce1"/>
          <table:table-cell office:value-type="float" office:value="9.24" table:style-name="ce87">
            <text:p>9,24<text:s/></text:p>
          </table:table-cell>
          <table:table-cell table:style-name="ce1"/>
          <table:table-cell office:value-type="float" office:value="2406.52" table:style-name="ce87">
            <text:p>2.40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139 BAQ024-BAQUE BAQUE BYRON PAUL SERVICIOS PROFESIONALES DE TELECOMUNICACIONES MES DE ABRIL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2433.19" table:style-name="ce87">
            <text:p>2.433,1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112 EST018-ESTUPIÑAN ANDRADE FRANCISCO JAVIER SERVICIOS PRESTADOS DE TELECOMUNICACIONES MES DE ABRIL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2486.52" table:style-name="ce87">
            <text:p>2.48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439 UCF073-BAQUERIZO DAVILA PABLO JONATHAN HONORARIOS PROFESIONALES MES DE ABRIL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2966.52" table:style-name="ce87">
            <text:p>2.966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1055 TEL011-TELCOMAG S.A. MANTENIMIENTO TÉCNICO REDES Y EQUIPO TELEFÓNICO MES DE ABRIL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3730.16" table:style-name="ce87">
            <text:p>3.730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7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1087 NOG003-NOGALES Y PLATON MANUEL ALEJANDRO HONORARIOS COMO INTERVENTOR MES DE ABRIL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3880.16" table:style-name="ce87">
            <text:p>3.880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3</text:p>
          </table:table-cell>
          <table:table-cell office:value-type="date" office:date-value="2021-04-26T00:00:00" table:style-name="ce88">
            <text:p>26-abr-21</text:p>
          </table:table-cell>
          <table:table-cell office:value-type="string" table:style-name="ce86">
            <text:p>12% IVA Fact # 836309 OSA001-OSAKACORP S.A.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881.23" table:style-name="ce87">
            <text:p>3.881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12% IVA Fact # 2 NAZ003-NAZARENO ANGULO ERIKA JENNIFFER SERVICIOS PROFESIONALES DE TELECOMUNICACIONES MES DE ABRIL 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4121.2299999999996" table:style-name="ce87">
            <text:p>4.121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12% IVA Fact # 1274 VAL043-VALERIANO CHÓEZ JOSÉ LUIS SERVICIOS POR (10) MONTAJE DE CIRCUITOS ELECTRICOS DE TOMA INDEPENDIENTE POSITIVO., NEGATIVO, TIERRA <text:s/>120V.</text:p>
          </table:table-cell>
          <table:table-cell table:number-columns-repeated="3" table:style-name="ce1"/>
          <table:table-cell office:value-type="float" office:value="119.4" table:style-name="ce87">
            <text:p>119,40<text:s/></text:p>
          </table:table-cell>
          <table:table-cell table:style-name="ce1"/>
          <table:table-cell office:value-type="float" office:value="4240.63" table:style-name="ce87">
            <text:p>4.240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4-27T00:00:00" table:style-name="ce88">
            <text:p>27-abr-21</text:p>
          </table:table-cell>
          <table:table-cell office:value-type="string" table:style-name="ce86">
            <text:p>12% IVA Fact # 61167 SER020-SERIMTEC PC ECUADOR S.A. COMPRA DE DISCO DURO NOTEBOOK (1TB 128MB DIGITAL WD10SPZX 7MM AZUL SERIE:WXD2A40PYLS3) Y NOTEBOOK DELL INSPIRON (CORE I5 8GB SSD-256GB 15.6LED SERIE: CYVYVC3 <text:s/>MFG YR: 2021 <text:s/>EXPRESS SERVICE CODE: 2823093</text:p>
          </table:table-cell>
          <table:table-cell table:number-columns-repeated="3" table:style-name="ce1"/>
          <table:table-cell office:value-type="float" office:value="103.92" table:style-name="ce87">
            <text:p>103,92<text:s/></text:p>
          </table:table-cell>
          <table:table-cell table:style-name="ce1"/>
          <table:table-cell office:value-type="float" office:value="4344.55" table:style-name="ce87">
            <text:p>4.344,5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4-28T00:00:00" table:style-name="ce88">
            <text:p>28-abr-21</text:p>
          </table:table-cell>
          <table:table-cell office:value-type="string" table:style-name="ce86">
            <text:p>12% IVA Fact # 447820 EXP008-EXPOPETROIL CIA. LTD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346.6899999999996" table:style-name="ce87">
            <text:p>4.346,6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4-29T00:00:00" table:style-name="ce88">
            <text:p>29-abr-21</text:p>
          </table:table-cell>
          <table:table-cell office:value-type="string" table:style-name="ce86">
            <text:p>12% IVA Fact # 352449 EXP008-EXPOPETROIL CIA. LTD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348.83" table:style-name="ce87">
            <text:p>4.348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4-29T00:00:00" table:style-name="ce88">
            <text:p>29-abr-21</text:p>
          </table:table-cell>
          <table:table-cell office:value-type="string" table:style-name="ce86">
            <text:p>12% IVA Fact # 2305037 UCK445-BANCO DEL PACIFICO TARIFA POR COMISIÓN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4348.8599999999997" table:style-name="ce87">
            <text:p>4.348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3089878 BAN007-BANCO DE GUAYAQUIL S.A. SERVICIOS FACTURADOS EN ESTADOS DE CUENTA CORRIENTE ABRIL 2021</text:p>
          </table:table-cell>
          <table:table-cell table:number-columns-repeated="3" table:style-name="ce1"/>
          <table:table-cell office:value-type="float" office:value="13.64" table:style-name="ce87">
            <text:p>13,64<text:s/></text:p>
          </table:table-cell>
          <table:table-cell table:style-name="ce1"/>
          <table:table-cell office:value-type="float" office:value="4362.5" table:style-name="ce87">
            <text:p>4.362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153856980 UCK445-BANCO DEL PACIFICO SERVICIOS BANCARIOS MES DE ABRIL 2021</text:p>
          </table:table-cell>
          <table:table-cell table:number-columns-repeated="3" table:style-name="ce1"/>
          <table:table-cell office:value-type="float" office:value="11.92" table:style-name="ce87">
            <text:p>11,92<text:s/></text:p>
          </table:table-cell>
          <table:table-cell table:style-name="ce1"/>
          <table:table-cell office:value-type="float" office:value="4374.42" table:style-name="ce87">
            <text:p>4.374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9849975 BAN006-BANCO PICHINCHA C.A. COSTO POR SERVICIO FINANCIERO MES DE ABRIL 2021</text:p>
          </table:table-cell>
          <table:table-cell table:number-columns-repeated="3" table:style-name="ce1"/>
          <table:table-cell office:value-type="float" office:value="15" table:style-name="ce87">
            <text:p>15,00<text:s/></text:p>
          </table:table-cell>
          <table:table-cell table:style-name="ce1"/>
          <table:table-cell office:value-type="float" office:value="4389.42" table:style-name="ce87">
            <text:p>4.389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4042950 DIN003-DINERS CLUB DEL ECUADOR S.A. SOCIEDAD FINANCIERA TARIFA POR COMISIÓN</text:p>
          </table:table-cell>
          <table:table-cell table:number-columns-repeated="3" table:style-name="ce1"/>
          <table:table-cell office:value-type="float" office:value="2.37" table:style-name="ce87">
            <text:p>2,37<text:s/></text:p>
          </table:table-cell>
          <table:table-cell table:style-name="ce1"/>
          <table:table-cell office:value-type="float" office:value="4391.79" table:style-name="ce87">
            <text:p>4.391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2509382 DIN003-DINERS CLUB DEL ECUADOR S.A. SOCIEDAD FINANCIERA TARIFA POR COMISION</text:p>
          </table:table-cell>
          <table:table-cell table:number-columns-repeated="3" table:style-name="ce1"/>
          <table:table-cell office:value-type="float" office:value="1.33" table:style-name="ce87">
            <text:p>1,33<text:s/></text:p>
          </table:table-cell>
          <table:table-cell table:style-name="ce1"/>
          <table:table-cell office:value-type="float" office:value="4393.12" table:style-name="ce87">
            <text:p>4.393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4-30T00:00:00" table:style-name="ce88">
            <text:p>30-abr-21</text:p>
          </table:table-cell>
          <table:table-cell office:value-type="string" table:style-name="ce86">
            <text:p>12% IVA Fact # 1614025 BAN006-BANCO PICHINCHA C.A. TARIFA POR COMISION</text:p>
          </table:table-cell>
          <table:table-cell table:number-columns-repeated="3" table:style-name="ce1"/>
          <table:table-cell office:value-type="float" office:value="0.17" table:style-name="ce87">
            <text:p>0,17<text:s/></text:p>
          </table:table-cell>
          <table:table-cell table:style-name="ce1"/>
          <table:table-cell office:value-type="float" office:value="4393.29" table:style-name="ce87">
            <text:p>4.393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12% IVA Fact # 2438 TRA009-TRANSFERUNION S.A. COMSION SERV. RED ACTIVA RECAUD LINKOTEL ABR-21</text:p>
          </table:table-cell>
          <table:table-cell table:number-columns-repeated="3" table:style-name="ce1"/>
          <table:table-cell office:value-type="float" office:value="9.1999999999999993" table:style-name="ce87">
            <text:p>9,20<text:s/></text:p>
          </table:table-cell>
          <table:table-cell table:style-name="ce1"/>
          <table:table-cell office:value-type="float" office:value="4402.49" table:style-name="ce87">
            <text:p>4.402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5-01T00:00:00" table:style-name="ce88">
            <text:p>01-may-21</text:p>
          </table:table-cell>
          <table:table-cell office:value-type="string" table:style-name="ce86">
            <text:p>12% IVA Fact # 2432702 EST021-ESTSERHMIGUEL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404.63" table:style-name="ce87">
            <text:p>4.404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8994 TEL001-TELCONET S.A. SERVICIO DE LÍNEAS TELEFONICAS MES DE MAY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4575.03" table:style-name="ce87">
            <text:p>4.575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172386605 PAC005-CORPORACION NACIONAL DE TELECOMUNICACIONES CNT EP PENSIÓN BÁSICA SERVICIO#23820600 MES DE ABR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591.59" table:style-name="ce87">
            <text:p>4.591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172386606 PAC005-CORPORACION NACIONAL DE TELECOMUNICACIONES CNT EP PENSION BASICA SERVICIO#43805540 MES ABR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608.1499999999996" table:style-name="ce87">
            <text:p>4.608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172386607 PAC005-CORPORACION NACIONAL DE TELECOMUNICACIONES CNT EP PENSIÓN BÁSICA MES DE ABR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4665.87" table:style-name="ce87">
            <text:p>4.665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172386608 PAC005-CORPORACION NACIONAL DE TELECOMUNICACIONES CNT EP PENSIÓN BÁSICA MES DE ABR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4700.91" table:style-name="ce87">
            <text:p>4.700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6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172386609 PAC005-CORPORACION NACIONAL DE TELECOMUNICACIONES CNT EP CONSUMO TELEFÓNICO MES DE ABRIL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4702.57" table:style-name="ce87">
            <text:p>4.702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7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7436 TEL001-TELCONET S.A. SERVICIO POR L3MPLS 30720 K - NETVOICE-CNTCORREOSGYE, CANAL TELEFONIA MES DE MAYO 2021</text:p>
          </table:table-cell>
          <table:table-cell table:number-columns-repeated="3" table:style-name="ce1"/>
          <table:table-cell office:value-type="float" office:value="50.4" table:style-name="ce87">
            <text:p>50,40<text:s/></text:p>
          </table:table-cell>
          <table:table-cell table:style-name="ce1"/>
          <table:table-cell office:value-type="float" office:value="4752.97" table:style-name="ce87">
            <text:p>4.752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4821.37" table:style-name="ce87">
            <text:p>4.821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0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7438 TEL001-TELCONET S.A. SERVICIO POR UNIDAD VIRTUAL MES DE MAYO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4836.97" table:style-name="ce87">
            <text:p>4.836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8993 TEL001-TELCONET S.A. SERVICIO POR CANAL TELEFONIA, CLEAR CHANNEL TDMOIP 3 E1 30144K LINKO_MOVIL MES DE MAYO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4870.57" table:style-name="ce87">
            <text:p>4.870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449315 TEL001-TELCONET S.A. SERVICIO POR ENLACE TDM CLEAR CHANNEL CONTRA SETEL 1E1 MES DE MAY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4878.97" table:style-name="ce87">
            <text:p>4.878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5-03T00:00:00" table:style-name="ce88">
            <text:p>03-may-21</text:p>
          </table:table-cell>
          <table:table-cell office:value-type="string" table:style-name="ce86">
            <text:p>12% IVA Fact # 6056261 BAN007-BANCO DE GUAYAQUIL S.A. TARIFA POR COMISIÓN</text:p>
          </table:table-cell>
          <table:table-cell table:number-columns-repeated="3" table:style-name="ce1"/>
          <table:table-cell office:value-type="float" office:value="4.08" table:style-name="ce87">
            <text:p>4,08<text:s/></text:p>
          </table:table-cell>
          <table:table-cell table:style-name="ce1"/>
          <table:table-cell office:value-type="float" office:value="4883.05" table:style-name="ce87">
            <text:p>4.883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5-04T00:00:00" table:style-name="ce88">
            <text:p>04-may-21</text:p>
          </table:table-cell>
          <table:table-cell office:value-type="string" table:style-name="ce86">
            <text:p>12% IVA Fact # 210077 CAS030-CASANOVA REYNOSO IVAN ENRICO COMPRA DE COMBUSTIBLE</text:p>
          </table:table-cell>
          <table:table-cell table:number-columns-repeated="3" table:style-name="ce1"/>
          <table:table-cell office:value-type="float" office:value="5.36" table:style-name="ce87">
            <text:p>5,36<text:s/></text:p>
          </table:table-cell>
          <table:table-cell table:style-name="ce1"/>
          <table:table-cell office:value-type="float" office:value="4888.41" table:style-name="ce87">
            <text:p>4.88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12% IVA Fact # 417 IST001-ISTARTDIGITAL S.A. MANEJO DE REDES SOCIALES MES DE MAYO 2021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948.41" table:style-name="ce87">
            <text:p>4.948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5-05T00:00:00" table:style-name="ce88">
            <text:p>05-may-21</text:p>
          </table:table-cell>
          <table:table-cell office:value-type="string" table:style-name="ce86">
            <text:p>12% IVA Fact # 2376611 DAT001-DATAFAST CIA LTDA SERVICIO CONEXION PERIODO 20-MAY A 19-JUN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4948.9799999999996" table:style-name="ce87">
            <text:p>4.948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5-07T00:00:00" table:style-name="ce88">
            <text:p>07-may-21</text:p>
          </table:table-cell>
          <table:table-cell office:value-type="string" table:style-name="ce86">
            <text:p>12% IVA Fact # 957200 NUE001-NUEVAS OPERACIONES COMERCIALES NUCOPSA S.A. COMPRA DE COMBUSTIBLE</text:p>
          </table:table-cell>
          <table:table-cell table:number-columns-repeated="3" table:style-name="ce1"/>
          <table:table-cell office:value-type="float" office:value="1.29" table:style-name="ce87">
            <text:p>1,29<text:s/></text:p>
          </table:table-cell>
          <table:table-cell table:style-name="ce1"/>
          <table:table-cell office:value-type="float" office:value="4950.2700000000004" table:style-name="ce87">
            <text:p>4.950,2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5-08T00:00:00" table:style-name="ce88">
            <text:p>08-may-21</text:p>
          </table:table-cell>
          <table:table-cell office:value-type="string" table:style-name="ce86">
            <text:p>12% IVA Fact # 1065328 GAS006-GASOP COMPANY S.A. COMPRA DE COMBUSTIBLE</text:p>
          </table:table-cell>
          <table:table-cell table:number-columns-repeated="3" table:style-name="ce1"/>
          <table:table-cell office:value-type="float" office:value="1.18" table:style-name="ce87">
            <text:p>1,18<text:s/></text:p>
          </table:table-cell>
          <table:table-cell table:style-name="ce1"/>
          <table:table-cell office:value-type="float" office:value="4951.45" table:style-name="ce87">
            <text:p>4.951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5-08T00:00:00" table:style-name="ce88">
            <text:p>08-may-21</text:p>
          </table:table-cell>
          <table:table-cell office:value-type="string" table:style-name="ce86">
            <text:p>12% IVA Fact # 75163979 OTE001-OTECEL S.A PLAN CORP. PERIODO 08-ABR-2021 AL 07-MAY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5010.47" table:style-name="ce87">
            <text:p>5.010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5-09T00:00:00" table:style-name="ce88">
            <text:p>09-may-21</text:p>
          </table:table-cell>
          <table:table-cell office:value-type="string" table:style-name="ce86">
            <text:p>12% IVA Fact # 2698 ADE002-ADMINISTRACION ESTRATEGICA DE GASOLINERAS DEL ECUADOR ADESGAE CIA. LTDA.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5011.54" table:style-name="ce87">
            <text:p>5.011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5-09T00:00:00" table:style-name="ce88">
            <text:p>09-may-21</text:p>
          </table:table-cell>
          <table:table-cell office:value-type="string" table:style-name="ce86">
            <text:p>12% IVA Fact # 11867 DAU045-MAGNOLIA FOOD MAGNOFOOD S A COMPRA DE CAKE POR DÍA DE LA MADRE MÁS ENVÍO</text:p>
          </table:table-cell>
          <table:table-cell table:number-columns-repeated="3" table:style-name="ce1"/>
          <table:table-cell office:value-type="float" office:value="2.46" table:style-name="ce87">
            <text:p>2,46<text:s/></text:p>
          </table:table-cell>
          <table:table-cell table:style-name="ce1"/>
          <table:table-cell office:value-type="float" office:value="5014" table:style-name="ce87">
            <text:p>5.014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5-09T00:00:00" table:style-name="ce88">
            <text:p>09-may-21</text:p>
          </table:table-cell>
          <table:table-cell office:value-type="string" table:style-name="ce86">
            <text:p>12% IVA Fact # 11344 DAU045-MAGNOLIA FOOD MAGNOFOOD S A COMPRA DE CAKE POR DÍA DE LA MADRE MÁS ENVÍO</text:p>
          </table:table-cell>
          <table:table-cell table:number-columns-repeated="3" table:style-name="ce1"/>
          <table:table-cell office:value-type="float" office:value="2.25" table:style-name="ce87">
            <text:p>2,25<text:s/></text:p>
          </table:table-cell>
          <table:table-cell table:style-name="ce1"/>
          <table:table-cell office:value-type="float" office:value="5016.25" table:style-name="ce87">
            <text:p>5.016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9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12% IVA Fact # 596 SOL017-SOLUCIONES INFORMATICAS PARA FIRMA ELECTRONICA GEEKTECH S.A. CONTRATOS ELECTRONICOS <text:s/>PERIODO 1 AL 30 DE ABRIL 2021</text:p>
          </table:table-cell>
          <table:table-cell table:number-columns-repeated="3" table:style-name="ce1"/>
          <table:table-cell office:value-type="float" office:value="8.8800000000000008" table:style-name="ce87">
            <text:p>8,88<text:s/></text:p>
          </table:table-cell>
          <table:table-cell table:style-name="ce1"/>
          <table:table-cell office:value-type="float" office:value="5025.13" table:style-name="ce87">
            <text:p>5.025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12% IVA Fact # 33122500 ETA001-ETAPA EP SERVICIO POR FACILIDADES Y CO-UBICACIÓN/ABRIL-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5059.1499999999996" table:style-name="ce87">
            <text:p>5.059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12% IVA Fact # 909817 SIG001-SIGLO 21 SERVICIO MANO DE OBRA POR DIAGNOSTICO DE <text:s/>EQUIPO</text:p>
          </table:table-cell>
          <table:table-cell table:number-columns-repeated="3" table:style-name="ce1"/>
          <table:table-cell office:value-type="float" office:value="3.6" table:style-name="ce87">
            <text:p>3,60<text:s/></text:p>
          </table:table-cell>
          <table:table-cell table:style-name="ce1"/>
          <table:table-cell office:value-type="float" office:value="5062.75" table:style-name="ce87">
            <text:p>5.062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5-10T00:00:00" table:style-name="ce88">
            <text:p>10-may-21</text:p>
          </table:table-cell>
          <table:table-cell office:value-type="string" table:style-name="ce86">
            <text:p>12% IVA Fact # 33122501 ETA001-ETAPA EP INTERCONEXIÓN MES DE ABRIL 2021</text:p>
          </table:table-cell>
          <table:table-cell table:number-columns-repeated="3" table:style-name="ce1"/>
          <table:table-cell office:value-type="float" office:value="2.23" table:style-name="ce87">
            <text:p>2,23<text:s/></text:p>
          </table:table-cell>
          <table:table-cell table:style-name="ce1"/>
          <table:table-cell office:value-type="float" office:value="5064.9799999999996" table:style-name="ce87">
            <text:p>5.064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5-11T00:00:00" table:style-name="ce88">
            <text:p>11-may-21</text:p>
          </table:table-cell>
          <table:table-cell office:value-type="string" table:style-name="ce86">
            <text:p>12% IVA Fact # 927783 GAS007-GAS-ELIALEHI S.A. COMPRA DE COMBUSTIBLE</text:p>
          </table:table-cell>
          <table:table-cell table:number-columns-repeated="3" table:style-name="ce1"/>
          <table:table-cell office:value-type="float" office:value="4.07" table:style-name="ce87">
            <text:p>4,07<text:s/></text:p>
          </table:table-cell>
          <table:table-cell table:style-name="ce1"/>
          <table:table-cell office:value-type="float" office:value="5069.05" table:style-name="ce87">
            <text:p>5.069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5-14T00:00:00" table:style-name="ce88">
            <text:p>14-may-21</text:p>
          </table:table-cell>
          <table:table-cell office:value-type="string" table:style-name="ce86">
            <text:p>12% IVA Fact # 212910 CAS030-CASANOVA REYNOSO IVAN ENRICO COMPRA DE COMBUSTIBLE</text:p>
          </table:table-cell>
          <table:table-cell table:number-columns-repeated="3" table:style-name="ce1"/>
          <table:table-cell office:value-type="float" office:value="5.2" table:style-name="ce87">
            <text:p>5,20<text:s/></text:p>
          </table:table-cell>
          <table:table-cell table:style-name="ce1"/>
          <table:table-cell office:value-type="float" office:value="5074.25" table:style-name="ce87">
            <text:p>5.074,2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5-14T00:00:00" table:style-name="ce88">
            <text:p>14-may-21</text:p>
          </table:table-cell>
          <table:table-cell office:value-type="string" table:style-name="ce86">
            <text:p>12% IVA Fact # 278389 SUP001-CORPORACION FAVORITA C.A. MOUSE INALAMBRICO (DPTO. CONTABLE-TANIA)</text:p>
          </table:table-cell>
          <table:table-cell table:number-columns-repeated="3" table:style-name="ce1"/>
          <table:table-cell office:value-type="float" office:value="0.98" table:style-name="ce87">
            <text:p>0,98<text:s/></text:p>
          </table:table-cell>
          <table:table-cell table:style-name="ce1"/>
          <table:table-cell office:value-type="float" office:value="5075.2299999999996" table:style-name="ce87">
            <text:p>5.075,2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7</text:p>
          </table:table-cell>
          <table:table-cell office:value-type="date" office:date-value="2021-05-14T00:00:00" table:style-name="ce88">
            <text:p>14-may-21</text:p>
          </table:table-cell>
          <table:table-cell office:value-type="string" table:style-name="ce86">
            <text:p>12% IVA Fact # 540454 OTE001-OTECEL S.A INTERCONEXIÓN MES DE ABRIL 2021, MIN: 210147.89 T: 0.01015</text:p>
          </table:table-cell>
          <table:table-cell table:number-columns-repeated="3" table:style-name="ce1"/>
          <table:table-cell office:value-type="float" office:value="295.77" table:style-name="ce87">
            <text:p>295,77<text:s/></text:p>
          </table:table-cell>
          <table:table-cell table:style-name="ce1"/>
          <table:table-cell office:value-type="float" office:value="5371" table:style-name="ce87">
            <text:p>5.371,0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5-16T00:00:00" table:style-name="ce88">
            <text:p>16-may-21</text:p>
          </table:table-cell>
          <table:table-cell office:value-type="string" table:style-name="ce86">
            <text:p>12% IVA Fact # 2473848 EST021-ESTSERHMIGUEL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5373.14" table:style-name="ce87">
            <text:p>5.373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5-17T00:00:00" table:style-name="ce88">
            <text:p>17-may-21</text:p>
          </table:table-cell>
          <table:table-cell office:value-type="string" table:style-name="ce86">
            <text:p>12% IVA Fact # 3945 CON002-CONECEL S.A INTERCONEXIÓN FIJA MES DE ABRIL-2021</text:p>
          </table:table-cell>
          <table:table-cell table:number-columns-repeated="3" table:style-name="ce1"/>
          <table:table-cell office:value-type="float" office:value="11.38" table:style-name="ce87">
            <text:p>11,38<text:s/></text:p>
          </table:table-cell>
          <table:table-cell table:style-name="ce1"/>
          <table:table-cell office:value-type="float" office:value="5384.52" table:style-name="ce87">
            <text:p>5.384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5-17T00:00:00" table:style-name="ce88">
            <text:p>17-may-21</text:p>
          </table:table-cell>
          <table:table-cell office:value-type="string" table:style-name="ce86">
            <text:p>12% IVA Fact # 37233 COP004-COPIADORA ECUATORIANA CIA LTDA ECUACOPIA SERVICIO ARRIENDO <text:s/>IMPRESORAS BASE Y B/N#521 PERIODO 12 ABR AL 14 MAY 2021</text:p>
          </table:table-cell>
          <table:table-cell table:number-columns-repeated="3" table:style-name="ce1"/>
          <table:table-cell office:value-type="float" office:value="6.21" table:style-name="ce87">
            <text:p>6,21<text:s/></text:p>
          </table:table-cell>
          <table:table-cell table:style-name="ce1"/>
          <table:table-cell office:value-type="float" office:value="5390.73" table:style-name="ce87">
            <text:p>5.39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5-17T00:00:00" table:style-name="ce88">
            <text:p>17-may-21</text:p>
          </table:table-cell>
          <table:table-cell office:value-type="string" table:style-name="ce86">
            <text:p>12% IVA Fact # 7121 PAC005-CORPORACION NACIONAL DE TELECOMUNICACIONES CNT EP INTERCONEXIÓN FIJO MES DE ABRIL, MEDICIÓN 179.550,48 TASA USD <text:s/>0.011905</text:p>
          </table:table-cell>
          <table:table-cell table:number-columns-repeated="3" table:style-name="ce1"/>
          <table:table-cell office:value-type="float" office:value="256.51" table:style-name="ce87">
            <text:p>256,51<text:s/></text:p>
          </table:table-cell>
          <table:table-cell table:style-name="ce1"/>
          <table:table-cell office:value-type="float" office:value="5647.24" table:style-name="ce87">
            <text:p>5.647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5-17T00:00:00" table:style-name="ce88">
            <text:p>17-may-21</text:p>
          </table:table-cell>
          <table:table-cell office:value-type="string" table:style-name="ce86">
            <text:p>12% IVA Fact # 7122 PAC005-CORPORACION NACIONAL DE TELECOMUNICACIONES CNT EP INTERCONEXIÓN MÓVIL MES DE ABRIL 2021, MEDICIÓN 38.606,22 TASA <text:s/>USD0.013470</text:p>
          </table:table-cell>
          <table:table-cell table:number-columns-repeated="3" table:style-name="ce1"/>
          <table:table-cell office:value-type="float" office:value="62.4" table:style-name="ce87">
            <text:p>62,40<text:s/></text:p>
          </table:table-cell>
          <table:table-cell table:style-name="ce1"/>
          <table:table-cell office:value-type="float" office:value="5709.64" table:style-name="ce87">
            <text:p>5.709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5-18T00:00:00" table:style-name="ce88">
            <text:p>18-may-21</text:p>
          </table:table-cell>
          <table:table-cell office:value-type="string" table:style-name="ce86">
            <text:p>12% IVA Fact # 7169 SET001-SETEL S.A INTERCONEXIÓN MES DE ABRIL 2021, MINUTOS:15.771,33 / PRECIO UNITARIO: 0.008905</text:p>
          </table:table-cell>
          <table:table-cell table:number-columns-repeated="3" table:style-name="ce1"/>
          <table:table-cell office:value-type="float" office:value="16.850000000000001" table:style-name="ce87">
            <text:p>16,85<text:s/></text:p>
          </table:table-cell>
          <table:table-cell table:style-name="ce1"/>
          <table:table-cell office:value-type="float" office:value="5726.49" table:style-name="ce87">
            <text:p>5.726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5-18T00:00:00" table:style-name="ce88">
            <text:p>18-may-21</text:p>
          </table:table-cell>
          <table:table-cell office:value-type="string" table:style-name="ce86">
            <text:p>12% IVA Fact # 7170 SET001-SETEL S.A SERVICIO POR COUBICACION ABRIL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5742.73" table:style-name="ce87">
            <text:p>5.742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5-19T00:00:00" table:style-name="ce88">
            <text:p>19-may-21</text:p>
          </table:table-cell>
          <table:table-cell office:value-type="string" table:style-name="ce86">
            <text:p>12% IVA Fact # 214176 CAS030-CASANOVA REYNOSO IVAN ENRICO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5745.94" table:style-name="ce87">
            <text:p>5.745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4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12% IVA Fact # 1698 COM029-COMSADIMTELCO S.A. COMPRA DE 2 PATCH CORD MÁS ENVÍO</text:p>
          </table:table-cell>
          <table:table-cell table:number-columns-repeated="3" table:style-name="ce1"/>
          <table:table-cell office:value-type="float" office:value="3" table:style-name="ce87">
            <text:p>3,00<text:s/></text:p>
          </table:table-cell>
          <table:table-cell table:style-name="ce1"/>
          <table:table-cell office:value-type="float" office:value="5748.94" table:style-name="ce87">
            <text:p>5.748,9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12% IVA Fact # 3953 CON002-CONECEL S.A INTERCONEXIÓN MÓVIL MES DE ABRIL 2021</text:p>
          </table:table-cell>
          <table:table-cell table:number-columns-repeated="3" table:style-name="ce1"/>
          <table:table-cell office:value-type="float" office:value="651.84" table:style-name="ce87">
            <text:p>651,84<text:s/></text:p>
          </table:table-cell>
          <table:table-cell table:style-name="ce1"/>
          <table:table-cell office:value-type="float" office:value="6400.78" table:style-name="ce87">
            <text:p>6.400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7</text:p>
          </table:table-cell>
          <table:table-cell office:value-type="date" office:date-value="2021-05-21T00:00:00" table:style-name="ce88">
            <text:p>21-may-21</text:p>
          </table:table-cell>
          <table:table-cell office:value-type="string" table:style-name="ce86">
            <text:p>N/D PRODUBANCO TRANSF. PAGO DE IMPUESTOS RETENCIÓN IVA MES DE ABRIL 2021</text:p>
          </table:table-cell>
          <table:table-cell table:number-columns-repeated="4" table:style-name="ce1"/>
          <table:table-cell office:value-type="float" office:value="4393.29" table:style-name="ce90">
            <text:p>-4.393,29</text:p>
          </table:table-cell>
          <table:table-cell office:value-type="float" office:value="2007.49" table:style-name="ce87">
            <text:p>2.007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5-23T00:00:00" table:style-name="ce88">
            <text:p>23-may-21</text:p>
          </table:table-cell>
          <table:table-cell office:value-type="string" table:style-name="ce86">
            <text:p>12% IVA Fact # 9423 PAG001-PAGO SEGURO S.A. COMISIÓN POR SERVICIO PAYMENTEZ MES DE ABRIL 2021</text:p>
          </table:table-cell>
          <table:table-cell table:number-columns-repeated="3" table:style-name="ce1"/>
          <table:table-cell office:value-type="float" office:value="0.01" table:style-name="ce87">
            <text:p>0,01<text:s/></text:p>
          </table:table-cell>
          <table:table-cell table:style-name="ce1"/>
          <table:table-cell office:value-type="float" office:value="2007.5" table:style-name="ce87">
            <text:p>2.007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12% IVA Fact # 113 EST018-ESTUPIÑAN ANDRADE FRANCISCO JAVIER SERVICIOS PRESTADOS DE TELECOMUNICACIONES MES DE MAYO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2060.83" table:style-name="ce87">
            <text:p>2.060,8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12% IVA Fact # 140 BAQ024-BAQUE BAQUE BYRON PAUL SERVICIOS PROFESIONALES DE TELECOMUNICACIONES MES DE MAYO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2087.5" table:style-name="ce87">
            <text:p>2.087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5-25T00:00:00" table:style-name="ce88">
            <text:p>25-may-21</text:p>
          </table:table-cell>
          <table:table-cell office:value-type="string" table:style-name="ce86">
            <text:p>12% IVA Fact # 1255951 ESC-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2088.5700000000002" table:style-name="ce87">
            <text:p>2.088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12% IVA Fact # 1095 NOG003-NOGALES Y PLATON MANUEL ALEJANDRO HONORARIOS COMO INTERVENTOR POR EL MES DE MAY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2238.5700000000002" table:style-name="ce87">
            <text:p>2.238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5-26T00:00:00" table:style-name="ce88">
            <text:p>26-may-21</text:p>
          </table:table-cell>
          <table:table-cell office:value-type="string" table:style-name="ce86">
            <text:p>12% IVA Fact # 518607 GAI002-GAITALIN SA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2239.64" table:style-name="ce87">
            <text:p>2.239,6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5-27T00:00:00" table:style-name="ce88">
            <text:p>27-may-21</text:p>
          </table:table-cell>
          <table:table-cell office:value-type="string" table:style-name="ce86">
            <text:p>12% IVA Fact # 1076 TEL011-TELCOMAG S.A. MANTENIMIENTO TÉCNICO REDES Y EQUIPO TELEFÓNICO MES DE MAY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3003.28" table:style-name="ce87">
            <text:p>3.003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3</text:p>
          </table:table-cell>
          <table:table-cell office:value-type="date" office:date-value="2021-05-27T00:00:00" table:style-name="ce88">
            <text:p>27-may-21</text:p>
          </table:table-cell>
          <table:table-cell office:value-type="string" table:style-name="ce86">
            <text:p>12% IVA Fact # 441 UCF073-BAQUERIZO DAVILA PABLO JONATHAN HONORARIOS PROFESIONALES MES DE MAY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3483.28" table:style-name="ce87">
            <text:p>3.483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5-27T00:00:00" table:style-name="ce88">
            <text:p>27-may-21</text:p>
          </table:table-cell>
          <table:table-cell office:value-type="string" table:style-name="ce86">
            <text:p>12% IVA Fact # 274574 COM015-COMERCIAL KYWI S.A COMPRA DE CERROJO ELECTRONICO Y CIERRA PUERTA (OFICINA LINKOTEL)</text:p>
          </table:table-cell>
          <table:table-cell table:number-columns-repeated="3" table:style-name="ce1"/>
          <table:table-cell office:value-type="float" office:value="12.18" table:style-name="ce87">
            <text:p>12,18<text:s/></text:p>
          </table:table-cell>
          <table:table-cell table:style-name="ce1"/>
          <table:table-cell office:value-type="float" office:value="3495.46" table:style-name="ce87">
            <text:p>3.495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5-28T00:00:00" table:style-name="ce88">
            <text:p>28-may-21</text:p>
          </table:table-cell>
          <table:table-cell office:value-type="string" table:style-name="ce86">
            <text:p>12% IVA Fact # 353123 DIS017-DISTRIBUIDORA PERIMETRAL DE COMBUSTIBLES LIQUIDOS DIPERCOMLIQ CIA. LTDA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496.53" table:style-name="ce87">
            <text:p>3.496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3 NAZ003-NAZARENO ANGULO ERIKA JENNIFFER SERVICIOS PROFESIONALES DE TELECOMUNICACIONES MES DE MAYO 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3736.53" table:style-name="ce87">
            <text:p>3.736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62284 SER020-SERIMTEC PC ECUADOR S.A. COMPRA DE BATERIA HP <text:s/>SERIE:S02553 (DPTO CONTABLE-TANIA)</text:p>
          </table:table-cell>
          <table:table-cell table:number-columns-repeated="3" table:style-name="ce1"/>
          <table:table-cell office:value-type="float" office:value="9" table:style-name="ce87">
            <text:p>9,00<text:s/></text:p>
          </table:table-cell>
          <table:table-cell table:style-name="ce1"/>
          <table:table-cell office:value-type="float" office:value="3745.53" table:style-name="ce87">
            <text:p>3.745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155954234 UCK445-BANCO DEL PACIFICO SERVICIOS BANCARIOS MES DE MAYO 2021</text:p>
          </table:table-cell>
          <table:table-cell table:number-columns-repeated="3" table:style-name="ce1"/>
          <table:table-cell office:value-type="float" office:value="10.130000000000001" table:style-name="ce87">
            <text:p>10,13<text:s/></text:p>
          </table:table-cell>
          <table:table-cell table:style-name="ce1"/>
          <table:table-cell office:value-type="float" office:value="3755.66" table:style-name="ce87">
            <text:p>3.755,6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2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106578 UCK445-BANCO DEL PACIFICO COMISION POR CONSUMO EXT. TARJ CORP.</text:p>
          </table:table-cell>
          <table:table-cell table:number-columns-repeated="3" table:style-name="ce1"/>
          <table:table-cell office:value-type="float" office:value="0.2" table:style-name="ce87">
            <text:p>0,20<text:s/></text:p>
          </table:table-cell>
          <table:table-cell table:style-name="ce1"/>
          <table:table-cell office:value-type="float" office:value="3755.86" table:style-name="ce87">
            <text:p>3.755,8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10045571 BAN006-BANCO PICHINCHA C.A. COSTO POR SERVICIO FINANCIERO MES DE MAYO 2021</text:p>
          </table:table-cell>
          <table:table-cell table:number-columns-repeated="3" table:style-name="ce1"/>
          <table:table-cell office:value-type="float" office:value="28.57" table:style-name="ce87">
            <text:p>28,57<text:s/></text:p>
          </table:table-cell>
          <table:table-cell table:style-name="ce1"/>
          <table:table-cell office:value-type="float" office:value="3784.43" table:style-name="ce87">
            <text:p>3.784,4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3173656 BAN007-BANCO DE GUAYAQUIL S.A. SERVICIOS FACTURADOS EN ESTADOS DE CUENTA CORRIENT MES DE MAYO 2021</text:p>
          </table:table-cell>
          <table:table-cell table:number-columns-repeated="3" table:style-name="ce1"/>
          <table:table-cell office:value-type="float" office:value="15.03" table:style-name="ce87">
            <text:p>15,03<text:s/></text:p>
          </table:table-cell>
          <table:table-cell table:style-name="ce1"/>
          <table:table-cell office:value-type="float" office:value="3799.46" table:style-name="ce87">
            <text:p>3.799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30996836 B3201-BANCO INTERNACIONAL <text:s text:c="2"/>S.A. SERVICIO POR COMISIÓN Y COSTO TARJETA ATM MES DE MAYO 2021</text:p>
          </table:table-cell>
          <table:table-cell table:number-columns-repeated="3" table:style-name="ce1"/>
          <table:table-cell office:value-type="float" office:value="0.26" table:style-name="ce87">
            <text:p>0,26<text:s/></text:p>
          </table:table-cell>
          <table:table-cell table:style-name="ce1"/>
          <table:table-cell office:value-type="float" office:value="3799.72" table:style-name="ce87">
            <text:p>3.799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969336 NUE001-NUEVAS OPERACIONES COMERCIALES NUCOPSA S.A.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800.79" table:style-name="ce87">
            <text:p>3.800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1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4089266 DIN003-DINERS CLUB DEL ECUADOR S.A. SOCIEDAD FINANCIERA TARIFA POR COMISIÓN</text:p>
          </table:table-cell>
          <table:table-cell table:number-columns-repeated="3" table:style-name="ce1"/>
          <table:table-cell office:value-type="float" office:value="2.52" table:style-name="ce87">
            <text:p>2,52<text:s/></text:p>
          </table:table-cell>
          <table:table-cell table:style-name="ce1"/>
          <table:table-cell office:value-type="float" office:value="3803.31" table:style-name="ce87">
            <text:p>3.803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2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2548291 DIN003-DINERS CLUB DEL ECUADOR S.A. SOCIEDAD FINANCIERA TARIFA POR COMISIÓN</text:p>
          </table:table-cell>
          <table:table-cell table:number-columns-repeated="3" table:style-name="ce1"/>
          <table:table-cell office:value-type="float" office:value="1.34" table:style-name="ce87">
            <text:p>1,34<text:s/></text:p>
          </table:table-cell>
          <table:table-cell table:style-name="ce1"/>
          <table:table-cell office:value-type="float" office:value="3804.65" table:style-name="ce87">
            <text:p>3.804,6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3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Fact # 1646182 BAN006-BANCO PICHINCHA C.A. TARIFA POR COMISIÓN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3805.29" table:style-name="ce87">
            <text:p>3.805,2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4</text:p>
          </table:table-cell>
          <table:table-cell office:value-type="date" office:date-value="2021-05-31T00:00:00" table:style-name="ce88">
            <text:p>31-may-21</text:p>
          </table:table-cell>
          <table:table-cell office:value-type="string" table:style-name="ce86">
            <text:p>12% IVA Liqu # 2706 MER005-MERELO ANGULO ROBERTO MANUEL REEMBOLSO POR MOVILIZACIÓN-VARIOS DÍAS DEL 01 AL 31 DE MAYO 2021</text:p>
          </table:table-cell>
          <table:table-cell table:number-columns-repeated="3" table:style-name="ce1"/>
          <table:table-cell office:value-type="float" office:value="1.0900000000000001" table:style-name="ce87">
            <text:p>1,09<text:s/></text:p>
          </table:table-cell>
          <table:table-cell table:style-name="ce1"/>
          <table:table-cell office:value-type="float" office:value="3806.38" table:style-name="ce87">
            <text:p>3.806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913047 SIG001-SIGLO 21 REPUESTO DE IMPRESORA EPSON FA04060 CABEZAL Y SERVICIO MANO DE OBRA POR REPARACIÓN DE <text:s/>EQUIPO (DPTO. JURÍDICO)</text:p>
          </table:table-cell>
          <table:table-cell table:number-columns-repeated="3" table:style-name="ce1"/>
          <table:table-cell office:value-type="float" office:value="11.4" table:style-name="ce87">
            <text:p>11,40<text:s/></text:p>
          </table:table-cell>
          <table:table-cell table:style-name="ce1"/>
          <table:table-cell office:value-type="float" office:value="3817.78" table:style-name="ce87">
            <text:p>3.817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2499 TRA009-TRANSFERUNION S.A. COMSION SERV. RED ACTIVA RECAUD LINKOTEL MAY-21</text:p>
          </table:table-cell>
          <table:table-cell table:number-columns-repeated="3" table:style-name="ce1"/>
          <table:table-cell office:value-type="float" office:value="9.1999999999999993" table:style-name="ce87">
            <text:p>9,20<text:s/></text:p>
          </table:table-cell>
          <table:table-cell table:style-name="ce1"/>
          <table:table-cell office:value-type="float" office:value="3826.98" table:style-name="ce87">
            <text:p>3.82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969591 NUE001-NUEVAS OPERACIONES COMERCIALES NUCOPSA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3829.12" table:style-name="ce87">
            <text:p>3.829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3897.52" table:style-name="ce87">
            <text:p>3.897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0789 TEL001-TELCONET S.A. SERVICIO DE L3MPLS 30720K CNTCORREOSGYE Y ANAL TELEFONIA MES DE JUNIO 2021</text:p>
          </table:table-cell>
          <table:table-cell table:number-columns-repeated="3" table:style-name="ce1"/>
          <table:table-cell office:value-type="float" office:value="50.4" table:style-name="ce87">
            <text:p>50,40<text:s/></text:p>
          </table:table-cell>
          <table:table-cell table:style-name="ce1"/>
          <table:table-cell office:value-type="float" office:value="3947.92" table:style-name="ce87">
            <text:p>3.947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0791 TEL001-TELCONET S.A. SERVICIO DE UNIDAD VIRTUAL MES DE JUNIO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3963.52" table:style-name="ce87">
            <text:p>3.963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2360 TEL001-TELCONET S.A. SERVICIO POR CANAL TELEFONIA Y CLEAR CHANNEL TDMOIP 3 E1 30144K MES DE JUNIO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3997.12" table:style-name="ce87">
            <text:p>3.997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2361 TEL001-TELCONET S.A. SERVICIOS DE LÍNEAS TELEFONICAS MES DE JUNI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4167.5200000000004" table:style-name="ce87">
            <text:p>4.167,5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6-01T00:00:00" table:style-name="ce88">
            <text:p>01-jun-21</text:p>
          </table:table-cell>
          <table:table-cell office:value-type="string" table:style-name="ce86">
            <text:p>12% IVA Fact # 452681 TEL001-TELCONET S.A. ENLACE TDM CLEAR CHANNEL CONTRA SETEL 1E1 MES DE MAY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4175.92" table:style-name="ce87">
            <text:p>4.175,9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6-02T00:00:00" table:style-name="ce88">
            <text:p>02-jun-21</text:p>
          </table:table-cell>
          <table:table-cell office:value-type="string" table:style-name="ce86">
            <text:p>12% IVA Fact # 956684 GAS007-GAS-ELIALEHI S.A.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178.0600000000004" table:style-name="ce87">
            <text:p>4.178,0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30495 GUE008-GUEVARA CORDOVA FREDDY GUILLERMO COMPRA DE LLAVE FRANCESA</text:p>
          </table:table-cell>
          <table:table-cell table:number-columns-repeated="3" table:style-name="ce1"/>
          <table:table-cell office:value-type="float" office:value="0.43" table:style-name="ce87">
            <text:p>0,43<text:s/></text:p>
          </table:table-cell>
          <table:table-cell table:style-name="ce1"/>
          <table:table-cell office:value-type="float" office:value="4178.49" table:style-name="ce87">
            <text:p>4.178,4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174252372 PAC005-CORPORACION NACIONAL DE TELECOMUNICACIONES CNT EP PENSIÓN BÁSICA SERVICIO#23820600 MES DE MAYO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195.05" table:style-name="ce87">
            <text:p>4.195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174252373 PAC005-CORPORACION NACIONAL DE TELECOMUNICACIONES CNT EP PENSION BASICA SERVICIO#43805540 MES MAYO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211.6099999999997" table:style-name="ce87">
            <text:p>4.211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174252374 PAC005-CORPORACION NACIONAL DE TELECOMUNICACIONES CNT EP PENSIÓN BÁSICA MES DE MAYO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4269.33" table:style-name="ce87">
            <text:p>4.269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174252375 PAC005-CORPORACION NACIONAL DE TELECOMUNICACIONES CNT EP PENSIÓN BÁSICA MES DE MAYO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4304.37" table:style-name="ce87">
            <text:p>4.304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6-03T00:00:00" table:style-name="ce88">
            <text:p>03-jun-21</text:p>
          </table:table-cell>
          <table:table-cell office:value-type="string" table:style-name="ce86">
            <text:p>12% IVA Fact # 174252376 PAC005-CORPORACION NACIONAL DE TELECOMUNICACIONES CNT EP CONSUMO TELEFÓNICO MES DE MAY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4306.03" table:style-name="ce87">
            <text:p>4.306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6-04T00:00:00" table:style-name="ce88">
            <text:p>04-jun-21</text:p>
          </table:table-cell>
          <table:table-cell office:value-type="string" table:style-name="ce86">
            <text:p>12% IVA Fact # 39564 COM015-COMERCIAL KYWI S.A COMPRA DE CERROJO ELECTRONICO REV C/POMO NK.SATIN</text:p>
          </table:table-cell>
          <table:table-cell table:number-columns-repeated="3" table:style-name="ce1"/>
          <table:table-cell office:value-type="float" office:value="8.6999999999999993" table:style-name="ce87">
            <text:p>8,70<text:s/></text:p>
          </table:table-cell>
          <table:table-cell table:style-name="ce1"/>
          <table:table-cell office:value-type="float" office:value="4314.7299999999996" table:style-name="ce87">
            <text:p>4.314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6-04T00:00:00" table:style-name="ce88">
            <text:p>04-jun-21</text:p>
          </table:table-cell>
          <table:table-cell office:value-type="string" table:style-name="ce86">
            <text:p>12% IVA Fact # 33469542 ETA001-ETAPA EP SERVICIO DE FACILIDADES Y CO-UBICACIÓN LINKOTEL S.A. MAYO 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4348.75" table:style-name="ce87">
            <text:p>4.348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6-05T00:00:00" table:style-name="ce88">
            <text:p>05-jun-21</text:p>
          </table:table-cell>
          <table:table-cell office:value-type="string" table:style-name="ce86">
            <text:p>12% IVA Fact # 2426050 DAT001-DATAFAST CIA LTDA SERVICIO CONEXION PERIODO 20-JUN A 19-JUL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4349.32" table:style-name="ce87">
            <text:p>4.349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8</text:p>
          </table:table-cell>
          <table:table-cell office:value-type="date" office:date-value="2021-06-05T00:00:00" table:style-name="ce88">
            <text:p>05-jun-21</text:p>
          </table:table-cell>
          <table:table-cell office:value-type="string" table:style-name="ce86">
            <text:p>12% IVA Fact # 1103488 MAX004-MAXICOMBUST SA COMPRA DE COMBUSTIBLE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4350.3900000000003" table:style-name="ce87">
            <text:p>4.350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9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12% IVA Fact # 916045 LEO020-LEON CASTRO VICENTE EDUARDO COMPRA DE COMBUSTIBLE</text:p>
          </table:table-cell>
          <table:table-cell table:number-columns-repeated="3" table:style-name="ce1"/>
          <table:table-cell office:value-type="float" office:value="2.14" table:style-name="ce87">
            <text:p>2,14<text:s/></text:p>
          </table:table-cell>
          <table:table-cell table:style-name="ce1"/>
          <table:table-cell office:value-type="float" office:value="4352.53" table:style-name="ce87">
            <text:p>4.352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0</text:p>
          </table:table-cell>
          <table:table-cell office:value-type="date" office:date-value="2021-06-07T00:00:00" table:style-name="ce88">
            <text:p>07-jun-21</text:p>
          </table:table-cell>
          <table:table-cell office:value-type="string" table:style-name="ce86">
            <text:p>12% IVA Fact # 220236 CAS030-CASANOVA REYNOSO IVAN ENRICO COMPRA DE COMBUSTIBLE</text:p>
          </table:table-cell>
          <table:table-cell table:number-columns-repeated="3" table:style-name="ce1"/>
          <table:table-cell office:value-type="float" office:value="3.21" table:style-name="ce87">
            <text:p>3,21<text:s/></text:p>
          </table:table-cell>
          <table:table-cell table:style-name="ce1"/>
          <table:table-cell office:value-type="float" office:value="4355.74" table:style-name="ce87">
            <text:p>4.355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6-08T00:00:00" table:style-name="ce88">
            <text:p>08-jun-21</text:p>
          </table:table-cell>
          <table:table-cell office:value-type="string" table:style-name="ce86">
            <text:p>12% IVA Fact # 75964805 OTE001-OTECEL S.A PLAN CORP. PERIODO 08-MAY-2021 AL 07-JUN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4414.76" table:style-name="ce87">
            <text:p>4.414,7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6-10T00:00:00" table:style-name="ce88">
            <text:p>10-jun-21</text:p>
          </table:table-cell>
          <table:table-cell office:value-type="string" table:style-name="ce86">
            <text:p>12% IVA Fact # 625 SOL017-SOLUCIONES INFORMATICAS PARA FIRMA ELECTRONICA GEEKTECH S.A. CONTRATOS ELECTRONICOS PERÍODO <text:s/>1 AL 31 DE MAYO 2021</text:p>
          </table:table-cell>
          <table:table-cell table:number-columns-repeated="3" table:style-name="ce1"/>
          <table:table-cell office:value-type="float" office:value="10.32" table:style-name="ce87">
            <text:p>10,32<text:s/></text:p>
          </table:table-cell>
          <table:table-cell table:style-name="ce1"/>
          <table:table-cell office:value-type="float" office:value="4425.08" table:style-name="ce87">
            <text:p>4.425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6-11T00:00:00" table:style-name="ce88">
            <text:p>11-jun-21</text:p>
          </table:table-cell>
          <table:table-cell office:value-type="string" table:style-name="ce86">
            <text:p>12% IVA Fact # 391 BUS009-BUSTAMANTE JORDAN WILBER ENRIQUE FABRICACION DE PARED PARA OFICINA</text:p>
          </table:table-cell>
          <table:table-cell table:number-columns-repeated="3" table:style-name="ce1"/>
          <table:table-cell office:value-type="float" office:value="54" table:style-name="ce87">
            <text:p>54,00<text:s/></text:p>
          </table:table-cell>
          <table:table-cell table:style-name="ce1"/>
          <table:table-cell office:value-type="float" office:value="4479.08" table:style-name="ce87">
            <text:p>4.47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6-11T00:00:00" table:style-name="ce88">
            <text:p>11-jun-21</text:p>
          </table:table-cell>
          <table:table-cell office:value-type="string" table:style-name="ce86">
            <text:p>12% IVA Fact # 420 IST001-ISTARTDIGITAL S.A. MANEJO DE REDES SOCIALES MES DE JUNIO 2021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539.08" table:style-name="ce87">
            <text:p>4.53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6-11T00:00:00" table:style-name="ce88">
            <text:p>11-jun-21</text:p>
          </table:table-cell>
          <table:table-cell office:value-type="string" table:style-name="ce86">
            <text:p>12% IVA Fact # 80421 COM024-COMPUTRONSA S.A. COMPRA DE TECLADO PARA DELL Y M.O.</text:p>
          </table:table-cell>
          <table:table-cell table:number-columns-repeated="3" table:style-name="ce1"/>
          <table:table-cell office:value-type="float" office:value="10.71" table:style-name="ce87">
            <text:p>10,71<text:s/></text:p>
          </table:table-cell>
          <table:table-cell table:style-name="ce1"/>
          <table:table-cell office:value-type="float" office:value="4549.79" table:style-name="ce87">
            <text:p>4.549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6-14T00:00:00" table:style-name="ce88">
            <text:p>14-jun-21</text:p>
          </table:table-cell>
          <table:table-cell office:value-type="string" table:style-name="ce86">
            <text:p>12% IVA Fact # 45956 UCK040-DELI INTERNACIONAL S.A. COMPRA DE DETALLE POR CUMPLEAÑO MES DE JUNIO 2021</text:p>
          </table:table-cell>
          <table:table-cell table:number-columns-repeated="3" table:style-name="ce1"/>
          <table:table-cell office:value-type="float" office:value="2.62" table:style-name="ce87">
            <text:p>2,62<text:s/></text:p>
          </table:table-cell>
          <table:table-cell table:style-name="ce1"/>
          <table:table-cell office:value-type="float" office:value="4552.41" table:style-name="ce87">
            <text:p>4.552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6-15T00:00:00" table:style-name="ce88">
            <text:p>15-jun-21</text:p>
          </table:table-cell>
          <table:table-cell office:value-type="string" table:style-name="ce86">
            <text:p>12% IVA Fact # 46005 UCK040-DELI INTERNACIONAL S.A. COMPRA DE DETALLE POR CUMPLEAÑO 15 JUNIO 2021</text:p>
          </table:table-cell>
          <table:table-cell table:number-columns-repeated="3" table:style-name="ce1"/>
          <table:table-cell office:value-type="float" office:value="3.32" table:style-name="ce87">
            <text:p>3,32<text:s/></text:p>
          </table:table-cell>
          <table:table-cell table:style-name="ce1"/>
          <table:table-cell office:value-type="float" office:value="4555.7299999999996" table:style-name="ce87">
            <text:p>4.555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6-15T00:00:00" table:style-name="ce88">
            <text:p>15-jun-21</text:p>
          </table:table-cell>
          <table:table-cell office:value-type="string" table:style-name="ce86">
            <text:p>12% IVA Fact # 554781 OTE001-OTECEL S.A INTERCONEXIÓN MES DE MAYO 2021, MIN: 113419.69 T: 0.01015, COMPENSA FACTURA#363393</text:p>
          </table:table-cell>
          <table:table-cell table:number-columns-repeated="3" table:style-name="ce1"/>
          <table:table-cell office:value-type="float" office:value="170.41" table:style-name="ce87">
            <text:p>170,41<text:s/></text:p>
          </table:table-cell>
          <table:table-cell table:style-name="ce1"/>
          <table:table-cell office:value-type="float" office:value="4726.1400000000003" table:style-name="ce87">
            <text:p>4.726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9486 LAI005-LAINES FIGUEROA SERGIO MARTIN COMPRA DE SMART 55" LG 55UN7100PSA SERIE:103RMQKES196</text:p>
          </table:table-cell>
          <table:table-cell table:number-columns-repeated="3" table:style-name="ce1"/>
          <table:table-cell office:value-type="float" office:value="75" table:style-name="ce87">
            <text:p>75,00<text:s/></text:p>
          </table:table-cell>
          <table:table-cell table:style-name="ce1"/>
          <table:table-cell office:value-type="float" office:value="4801.1400000000003" table:style-name="ce87">
            <text:p>4.801,1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7237 PAC005-CORPORACION NACIONAL DE TELECOMUNICACIONES CNT EP INTERCONEXIÓN FIJO MES DE MAYO 2021, MEDICIÓN 176.588,27 TASA USD <text:s/>0.011905, COMPENSA FACTURA#363395</text:p>
          </table:table-cell>
          <table:table-cell table:number-columns-repeated="3" table:style-name="ce1"/>
          <table:table-cell office:value-type="float" office:value="252.27" table:style-name="ce87">
            <text:p>252,27<text:s/></text:p>
          </table:table-cell>
          <table:table-cell table:style-name="ce1"/>
          <table:table-cell office:value-type="float" office:value="5053.41" table:style-name="ce87">
            <text:p>5.053,4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7238 PAC005-CORPORACION NACIONAL DE TELECOMUNICACIONES CNT EP INTERCONEXIÓN MÓVIL MES DE MAYO 2021, MEDICIÓN 23.877,44 TASA <text:s/>USD0.013470, COMPENSA FACTURA#363394</text:p>
          </table:table-cell>
          <table:table-cell table:number-columns-repeated="3" table:style-name="ce1"/>
          <table:table-cell office:value-type="float" office:value="38.6" table:style-name="ce87">
            <text:p>38,60<text:s/></text:p>
          </table:table-cell>
          <table:table-cell table:style-name="ce1"/>
          <table:table-cell office:value-type="float" office:value="5092.01" table:style-name="ce87">
            <text:p>5.092,0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7259 SET001-SETEL S.A INTERCONEXIÓN MES DE MAYO 2021, MINUTOS:16.407,23 / PRECIO UNITARIO: 0.008905, COMPENSA FACTURA#363397</text:p>
          </table:table-cell>
          <table:table-cell table:number-columns-repeated="3" table:style-name="ce1"/>
          <table:table-cell office:value-type="float" office:value="17.53" table:style-name="ce87">
            <text:p>17,53<text:s/></text:p>
          </table:table-cell>
          <table:table-cell table:style-name="ce1"/>
          <table:table-cell office:value-type="float" office:value="5109.54" table:style-name="ce87">
            <text:p>5.109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7260 SET001-SETEL S.A SERVICIO DE COUBICACION MAY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5125.78" table:style-name="ce87">
            <text:p>5.12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6-16T00:00:00" table:style-name="ce88">
            <text:p>16-jun-21</text:p>
          </table:table-cell>
          <table:table-cell office:value-type="string" table:style-name="ce86">
            <text:p>12% IVA Fact # 9616 AYC004-AYCART VINCENZINI CARRASCO PIERO THOMAS SERVICIOS POR CERTIFICACIÓN DE DOCUMENTOS (DPTO. LEGAL)</text:p>
          </table:table-cell>
          <table:table-cell table:number-columns-repeated="3" table:style-name="ce1"/>
          <table:table-cell office:value-type="float" office:value="0.21" table:style-name="ce87">
            <text:p>0,21<text:s/></text:p>
          </table:table-cell>
          <table:table-cell table:style-name="ce1"/>
          <table:table-cell office:value-type="float" office:value="5125.99" table:style-name="ce87">
            <text:p>5.125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6-17T00:00:00" table:style-name="ce88">
            <text:p>17-jun-21</text:p>
          </table:table-cell>
          <table:table-cell office:value-type="string" table:style-name="ce86">
            <text:p>12% IVA Fact # 4004 CON002-CONECEL S.A INTERCONEXIÓN FIJO MES DE MAYO 2021</text:p>
          </table:table-cell>
          <table:table-cell table:number-columns-repeated="3" table:style-name="ce1"/>
          <table:table-cell office:value-type="float" office:value="11.14" table:style-name="ce87">
            <text:p>11,14<text:s/></text:p>
          </table:table-cell>
          <table:table-cell table:style-name="ce1"/>
          <table:table-cell office:value-type="float" office:value="5137.13" table:style-name="ce87">
            <text:p>5.137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6-17T00:00:00" table:style-name="ce88">
            <text:p>17-jun-21</text:p>
          </table:table-cell>
          <table:table-cell office:value-type="string" table:style-name="ce86">
            <text:p>12% IVA Fact # 4014 CON002-CONECEL S.A INTERCONEXIÓN MÓVIL <text:s/>MES DE MAYO 2021, COMPENSA FACTURA#363392</text:p>
          </table:table-cell>
          <table:table-cell table:number-columns-repeated="3" table:style-name="ce1"/>
          <table:table-cell office:value-type="float" office:value="284.13" table:style-name="ce87">
            <text:p>284,13<text:s/></text:p>
          </table:table-cell>
          <table:table-cell table:style-name="ce1"/>
          <table:table-cell office:value-type="float" office:value="5421.26" table:style-name="ce87">
            <text:p>5.421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6-18T00:00:00" table:style-name="ce88">
            <text:p>18-jun-21</text:p>
          </table:table-cell>
          <table:table-cell office:value-type="string" table:style-name="ce86">
            <text:p>12% IVA Fact # 231 ALM012-ALMEIDA REDROVAN MARIO ROGELIO SERVICIOS PROFESIONALES - COMISARIO 2020</text:p>
          </table:table-cell>
          <table:table-cell table:number-columns-repeated="3" table:style-name="ce1"/>
          <table:table-cell office:value-type="float" office:value="40" table:style-name="ce87">
            <text:p>40,00<text:s/></text:p>
          </table:table-cell>
          <table:table-cell table:style-name="ce1"/>
          <table:table-cell office:value-type="float" office:value="5461.26" table:style-name="ce87">
            <text:p>5.461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9</text:p>
          </table:table-cell>
          <table:table-cell office:value-type="date" office:date-value="2021-06-18T00:00:00" table:style-name="ce88">
            <text:p>18-jun-21</text:p>
          </table:table-cell>
          <table:table-cell office:value-type="string" table:style-name="ce86">
            <text:p>12% IVA Fact # 37905 COP004-COPIADORA ECUATORIANA CIA LTDA ECUACOPIA SERVICIO ARRIENDO <text:s/>IMPRESORAS BASE Y B/N 506 JUNIO 2021</text:p>
          </table:table-cell>
          <table:table-cell table:number-columns-repeated="3" table:style-name="ce1"/>
          <table:table-cell office:value-type="float" office:value="6.19" table:style-name="ce87">
            <text:p>6,19<text:s/></text:p>
          </table:table-cell>
          <table:table-cell table:style-name="ce1"/>
          <table:table-cell office:value-type="float" office:value="5467.45" table:style-name="ce87">
            <text:p>5.467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6-18T00:00:00" table:style-name="ce88">
            <text:p>18-jun-21</text:p>
          </table:table-cell>
          <table:table-cell office:value-type="string" table:style-name="ce86">
            <text:p>12% IVA Fact # 6001 NOV003-NOVATOOLS S.A. COMPRA DE (5) DETALLES POR EL DÍA DEL PADRE MÁS ENVÍO</text:p>
          </table:table-cell>
          <table:table-cell table:number-columns-repeated="3" table:style-name="ce1"/>
          <table:table-cell office:value-type="float" office:value="9.64" table:style-name="ce87">
            <text:p>9,64<text:s/></text:p>
          </table:table-cell>
          <table:table-cell table:style-name="ce1"/>
          <table:table-cell office:value-type="float" office:value="5477.09" table:style-name="ce87">
            <text:p>5.477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6-18T00:00:00" table:style-name="ce88">
            <text:p>18-jun-21</text:p>
          </table:table-cell>
          <table:table-cell office:value-type="string" table:style-name="ce86">
            <text:p>12% IVA Fact # 33567781 ETA001-ETAPA EP INTERCONEXIÓN MES DE MAYO 2021, MIN 3.429,40M/TASA 0,008905, COMPENSA FACTURA#363399</text:p>
          </table:table-cell>
          <table:table-cell table:number-columns-repeated="3" table:style-name="ce1"/>
          <table:table-cell office:value-type="float" office:value="3.66" table:style-name="ce87">
            <text:p>3,66<text:s/></text:p>
          </table:table-cell>
          <table:table-cell table:style-name="ce1"/>
          <table:table-cell office:value-type="float" office:value="5480.75" table:style-name="ce87">
            <text:p>5.480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9</text:p>
          </table:table-cell>
          <table:table-cell office:value-type="date" office:date-value="2021-06-18T00:00:00" table:style-name="ce88">
            <text:p>18-jun-21</text:p>
          </table:table-cell>
          <table:table-cell office:value-type="string" table:style-name="ce86">
            <text:p>12% IVA Fact # 6332123 BAN007-BANCO DE GUAYAQUIL S.A. FACT.COMIS.LIQUIDACION PAGO DEPOSITOS DE VOUCHERS TARJETAS DE CREDITO</text:p>
          </table:table-cell>
          <table:table-cell table:number-columns-repeated="3" table:style-name="ce1"/>
          <table:table-cell office:value-type="float" office:value="3.76" table:style-name="ce87">
            <text:p>3,76<text:s/></text:p>
          </table:table-cell>
          <table:table-cell table:style-name="ce1"/>
          <table:table-cell office:value-type="float" office:value="5484.51" table:style-name="ce87">
            <text:p>5.484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6-19T00:00:00" table:style-name="ce88">
            <text:p>19-jun-21</text:p>
          </table:table-cell>
          <table:table-cell office:value-type="string" table:style-name="ce86">
            <text:p>12% IVA Fact # 453878 TEL001-TELCONET S.A. BACKUP L3MPLS 30720K NETVOICE-CNTCORREOSGYE2. FACTURACION POR INSTALACION DEL SERVICIO <text:s/>MES DE MAYO 2021</text:p>
          </table:table-cell>
          <table:table-cell table:number-columns-repeated="3" table:style-name="ce1"/>
          <table:table-cell office:value-type="float" office:value="12" table:style-name="ce87">
            <text:p>12,00<text:s/></text:p>
          </table:table-cell>
          <table:table-cell table:style-name="ce1"/>
          <table:table-cell office:value-type="float" office:value="5496.51" table:style-name="ce87">
            <text:p>5.496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8</text:p>
          </table:table-cell>
          <table:table-cell office:value-type="date" office:date-value="2021-06-22T00:00:00" table:style-name="ce88">
            <text:p>22-jun-21</text:p>
          </table:table-cell>
          <table:table-cell office:value-type="string" table:style-name="ce86">
            <text:p>N/D PRODUBANCO PAGO DE IMPUESTOS RTE IVA MES DE MAYO 2021</text:p>
          </table:table-cell>
          <table:table-cell table:number-columns-repeated="4" table:style-name="ce1"/>
          <table:table-cell office:value-type="float" office:value="3806.38" table:style-name="ce90">
            <text:p>-3.806,38</text:p>
          </table:table-cell>
          <table:table-cell office:value-type="float" office:value="1690.13" table:style-name="ce87">
            <text:p>1.690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6-24T00:00:00" table:style-name="ce88">
            <text:p>24-jun-21</text:p>
          </table:table-cell>
          <table:table-cell office:value-type="string" table:style-name="ce86">
            <text:p>12% IVA Fact # 1107 NOG003-NOGALES Y PLATON MANUEL ALEJANDRO HONORARIOS COMO INTERVENTOR MES DE JUNI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1840.13" table:style-name="ce87">
            <text:p>1.840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6-25T00:00:00" table:style-name="ce88">
            <text:p>25-jun-21</text:p>
          </table:table-cell>
          <table:table-cell office:value-type="string" table:style-name="ce86">
            <text:p>12% IVA Fact # 141 BAQ024-BAQUE BAQUE BYRON PAUL SERVICIOS PROFESIONALES DE TELECOMUNICACIONES MES DE JUNIO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1866.8" table:style-name="ce87">
            <text:p>1.866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6-25T00:00:00" table:style-name="ce88">
            <text:p>25-jun-21</text:p>
          </table:table-cell>
          <table:table-cell office:value-type="string" table:style-name="ce86">
            <text:p>12% IVA Fact # 114 EST018-ESTUPIÑAN ANDRADE FRANCISCO JAVIER SERVICIOS PRESTADOS DE TELECOMUNICACIÓN MES DE JUNIO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1920.13" table:style-name="ce87">
            <text:p>1.920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0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12% IVA Fact # 1111 TEL011-TELCOMAG S.A. MANTENIMIENTO TÉCNICO REDES Y EQUIPO TELEFÓNICO MES DE JUNI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2683.77" table:style-name="ce87">
            <text:p>2.683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12% IVA Fact # 444 UCF073-BAQUERIZO DAVILA PABLO JONATHAN HONORARIOS PROFESIONALES MES DE JUNI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3163.77" table:style-name="ce87">
            <text:p>3.163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6-28T00:00:00" table:style-name="ce88">
            <text:p>28-jun-21</text:p>
          </table:table-cell>
          <table:table-cell office:value-type="string" table:style-name="ce86">
            <text:p>12% IVA Fact # 129128 SEC002-SECURITY DATA SEGURIDAD EN DATOS Y FIRMA DIGITAL S.A. SERVICIO POR FIRMA ELEC. BAJO VOL.2 AÑOS</text:p>
          </table:table-cell>
          <table:table-cell table:number-columns-repeated="3" table:style-name="ce1"/>
          <table:table-cell office:value-type="float" office:value="3.84" table:style-name="ce87">
            <text:p>3,84<text:s/></text:p>
          </table:table-cell>
          <table:table-cell table:style-name="ce1"/>
          <table:table-cell office:value-type="float" office:value="3167.61" table:style-name="ce87">
            <text:p>3.167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3</text:p>
          </table:table-cell>
          <table:table-cell office:value-type="date" office:date-value="2021-06-29T00:00:00" table:style-name="ce88">
            <text:p>29-jun-21</text:p>
          </table:table-cell>
          <table:table-cell office:value-type="string" table:style-name="ce86">
            <text:p>12% IVA Fact # 4 NAZ003-NAZARENO ANGULO ERIKA JENNIFFER SERVICIOS PROFESIONALES DE TELECOMUNICAIONES MES DE MAYO 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3407.61" table:style-name="ce87">
            <text:p>3.407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157969383 UCK445-BANCO DEL PACIFICO SERVICIOS FACTURADOS EN ESTADOS DE CUENTA CORRIENTE MES DE JUNIO 2021</text:p>
          </table:table-cell>
          <table:table-cell table:number-columns-repeated="3" table:style-name="ce1"/>
          <table:table-cell office:value-type="float" office:value="10.78" table:style-name="ce87">
            <text:p>10,78<text:s/></text:p>
          </table:table-cell>
          <table:table-cell table:style-name="ce1"/>
          <table:table-cell office:value-type="float" office:value="3418.39" table:style-name="ce87">
            <text:p>3.418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158915469 UCK445-BANCO DEL PACIFICO TARIFA POR COMISIONES</text:p>
          </table:table-cell>
          <table:table-cell table:number-columns-repeated="3" table:style-name="ce1"/>
          <table:table-cell office:value-type="float" office:value="0.09" table:style-name="ce87">
            <text:p>0,09<text:s/></text:p>
          </table:table-cell>
          <table:table-cell table:style-name="ce1"/>
          <table:table-cell office:value-type="float" office:value="3418.48" table:style-name="ce87">
            <text:p>3.418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3263633 BAN007-BANCO DE GUAYAQUIL S.A. SERVICIOS FACTURADOS EN ESTADOS DE CUENTA CORRIENTE MES DE JUNIO 2021</text:p>
          </table:table-cell>
          <table:table-cell table:number-columns-repeated="3" table:style-name="ce1"/>
          <table:table-cell office:value-type="float" office:value="13.78" table:style-name="ce87">
            <text:p>13,78<text:s/></text:p>
          </table:table-cell>
          <table:table-cell table:style-name="ce1"/>
          <table:table-cell office:value-type="float" office:value="3432.26" table:style-name="ce87">
            <text:p>3.432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31235009 B3201-BANCO INTERNACIONAL <text:s text:c="2"/>S.A. SERVICIO POR COMISIONES MANAGEMENT</text:p>
          </table:table-cell>
          <table:table-cell table:number-columns-repeated="3" table:style-name="ce1"/>
          <table:table-cell office:value-type="float" office:value="0.02" table:style-name="ce87">
            <text:p>0,02<text:s/></text:p>
          </table:table-cell>
          <table:table-cell table:style-name="ce1"/>
          <table:table-cell office:value-type="float" office:value="3432.28" table:style-name="ce87">
            <text:p>3.432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10412331 BAN006-BANCO PICHINCHA C.A. COSTO POR SERVICIO FINANCIERO MES DE JUNIO 2021</text:p>
          </table:table-cell>
          <table:table-cell table:number-columns-repeated="3" table:style-name="ce1"/>
          <table:table-cell office:value-type="float" office:value="23.5" table:style-name="ce87">
            <text:p>23,50<text:s/></text:p>
          </table:table-cell>
          <table:table-cell table:style-name="ce1"/>
          <table:table-cell office:value-type="float" office:value="3455.78" table:style-name="ce87">
            <text:p>3.455,7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2596503 DIN003-DINERS CLUB DEL ECUADOR S.A. SOCIEDAD FINANCIERA TARIFA POR COMISIÓN</text:p>
          </table:table-cell>
          <table:table-cell table:number-columns-repeated="3" table:style-name="ce1"/>
          <table:table-cell office:value-type="float" office:value="1.07" table:style-name="ce87">
            <text:p>1,07<text:s/></text:p>
          </table:table-cell>
          <table:table-cell table:style-name="ce1"/>
          <table:table-cell office:value-type="float" office:value="3456.85" table:style-name="ce87">
            <text:p>3.456,8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4151543 DIN003-DINERS CLUB DEL ECUADOR S.A. SOCIEDAD FINANCIERA TARIFA POR COMISIÓN</text:p>
          </table:table-cell>
          <table:table-cell table:number-columns-repeated="3" table:style-name="ce1"/>
          <table:table-cell office:value-type="float" office:value="1.89" table:style-name="ce87">
            <text:p>1,89<text:s/></text:p>
          </table:table-cell>
          <table:table-cell table:style-name="ce1"/>
          <table:table-cell office:value-type="float" office:value="3458.74" table:style-name="ce87">
            <text:p>3.458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4157983 DIN003-DINERS CLUB DEL ECUADOR S.A. SOCIEDAD FINANCIERA TARIFA POR COMISIÓN</text:p>
          </table:table-cell>
          <table:table-cell table:number-columns-repeated="3" table:style-name="ce1"/>
          <table:table-cell office:value-type="float" office:value="0.6" table:style-name="ce87">
            <text:p>0,60<text:s/></text:p>
          </table:table-cell>
          <table:table-cell table:style-name="ce1"/>
          <table:table-cell office:value-type="float" office:value="3459.34" table:style-name="ce87">
            <text:p>3.459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6-30T00:00:00" table:style-name="ce88">
            <text:p>30-jun-21</text:p>
          </table:table-cell>
          <table:table-cell office:value-type="string" table:style-name="ce86">
            <text:p>12% IVA Fact # 1689626 BAN006-BANCO PICHINCHA C.A. TARIFA POR COMISIÓN</text:p>
          </table:table-cell>
          <table:table-cell table:number-columns-repeated="3" table:style-name="ce1"/>
          <table:table-cell office:value-type="float" office:value="0.4" table:style-name="ce87">
            <text:p>0,40<text:s/></text:p>
          </table:table-cell>
          <table:table-cell table:style-name="ce1"/>
          <table:table-cell office:value-type="float" office:value="3459.74" table:style-name="ce87">
            <text:p>3.459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2548 TRA009-TRANSFERUNION S.A. COMSION SERV. RED ACTIVA RECAUD LINKOTEL JUN-21</text:p>
          </table:table-cell>
          <table:table-cell table:number-columns-repeated="3" table:style-name="ce1"/>
          <table:table-cell office:value-type="float" office:value="9.24" table:style-name="ce87">
            <text:p>9,24<text:s/></text:p>
          </table:table-cell>
          <table:table-cell table:style-name="ce1"/>
          <table:table-cell office:value-type="float" office:value="3468.98" table:style-name="ce87">
            <text:p>3.468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3960 TEL001-TELCONET S.A. SERVICIO POR L3MPLS 1024 K ETAPABMALOCUENCA, ETAPARUMIURCUCUENCA, L3MPLS 10240 K LEVEL3PROSPERINA, L3MPLS 5120 K CONTECONGYE, L3MPLS 30720K LINKOVALLECNT MES DE JULI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3537.38" table:style-name="ce87">
            <text:p>3.537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4297 TEL001-TELCONET S.A. SERVICIOS POR L3MPLS 30720 K - NETVOICE-CNTCORREOSGYE, BACKUP L3MPLS 30720K NETVOICE-CNTCORREOSGYE2, CANAL TELEFONIA MES DE JULIO 2021</text:p>
          </table:table-cell>
          <table:table-cell table:number-columns-repeated="3" table:style-name="ce1"/>
          <table:table-cell office:value-type="float" office:value="75.599999999999994" table:style-name="ce87">
            <text:p>75,60<text:s/></text:p>
          </table:table-cell>
          <table:table-cell table:style-name="ce1"/>
          <table:table-cell office:value-type="float" office:value="3612.98" table:style-name="ce87">
            <text:p>3.612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5873 TEL001-TELCONET S.A. SERVICIO POR CANAL TELEFONIA, CLEAR CHANNEL TDMOIP 3 E1 30144K MES DE JULIO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3646.58" table:style-name="ce87">
            <text:p>3.646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5874 TEL001-TELCONET S.A. SERVICIOS DE LINEAS TELEFONICAS MES DE JULI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3816.98" table:style-name="ce87">
            <text:p>3.816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6194 TEL001-TELCONET S.A. SERVICIO POR ENLACE TDM CLEAR CHANNEL CONTRA SETEL 1E1 MES DE JULI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3825.38" table:style-name="ce87">
            <text:p>3.825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6641 TEL001-TELCONET S.A. SERVICIO POR BACKUP L3MPLS 30720K NETVOICE-CNTCORREOSGYE2. FACT URACION PROPORCIONAL DEL SERVICIO DESDE: 2021-06- 18 HASTA: 2021-06-27</text:p>
          </table:table-cell>
          <table:table-cell table:number-columns-repeated="3" table:style-name="ce1"/>
          <table:table-cell office:value-type="float" office:value="13.94" table:style-name="ce87">
            <text:p>13,94<text:s/></text:p>
          </table:table-cell>
          <table:table-cell table:style-name="ce1"/>
          <table:table-cell office:value-type="float" office:value="3839.32" table:style-name="ce87">
            <text:p>3.839,3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7-01T00:00:00" table:style-name="ce88">
            <text:p>01-jul-21</text:p>
          </table:table-cell>
          <table:table-cell office:value-type="string" table:style-name="ce86">
            <text:p>12% IVA Fact # 454299 TEL001-TELCONET S.A. SERVICIO POR UNIDAD VIRTUAL MES DE JULIO 2021</text:p>
          </table:table-cell>
          <table:table-cell table:number-columns-repeated="3" table:style-name="ce1"/>
          <table:table-cell office:value-type="float" office:value="22.8" table:style-name="ce87">
            <text:p>22,80<text:s/></text:p>
          </table:table-cell>
          <table:table-cell table:style-name="ce1"/>
          <table:table-cell office:value-type="float" office:value="3862.12" table:style-name="ce87">
            <text:p>3.862,1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5</text:p>
          </table:table-cell>
          <table:table-cell office:value-type="date" office:date-value="2021-07-02T00:00:00" table:style-name="ce88">
            <text:p>02-jul-21</text:p>
          </table:table-cell>
          <table:table-cell office:value-type="string" table:style-name="ce86">
            <text:p>12% IVA Fact # 6417791 BAN007-BANCO DE GUAYAQUIL S.A. LIQUIDACION COMERCIO</text:p>
          </table:table-cell>
          <table:table-cell table:number-columns-repeated="3" table:style-name="ce1"/>
          <table:table-cell office:value-type="float" office:value="2.99" table:style-name="ce87">
            <text:p>2,99<text:s/></text:p>
          </table:table-cell>
          <table:table-cell table:style-name="ce1"/>
          <table:table-cell office:value-type="float" office:value="3865.11" table:style-name="ce87">
            <text:p>3.865,1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7-03T00:00:00" table:style-name="ce88">
            <text:p>03-jul-21</text:p>
          </table:table-cell>
          <table:table-cell office:value-type="string" table:style-name="ce86">
            <text:p>12% IVA Fact # 176106926 PAC005-CORPORACION NACIONAL DE TELECOMUNICACIONES CNT EP PENSIÓN BÁSICA SERVICIO#23820600 MES DE JUNIO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3881.67" table:style-name="ce87">
            <text:p>3.881,6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7-03T00:00:00" table:style-name="ce88">
            <text:p>03-jul-21</text:p>
          </table:table-cell>
          <table:table-cell office:value-type="string" table:style-name="ce86">
            <text:p>12% IVA Fact # 176106927 PAC005-CORPORACION NACIONAL DE TELECOMUNICACIONES CNT EP PENSION BASICA SERVICIO#43805540 MES JUNIO-2021 POR TRONCAL</text:p>
          </table:table-cell>
          <table:table-cell table:number-columns-repeated="3" table:style-name="ce1"/>
          <table:table-cell office:value-type="float" office:value="16.59" table:style-name="ce87">
            <text:p>16,59<text:s/></text:p>
          </table:table-cell>
          <table:table-cell table:style-name="ce1"/>
          <table:table-cell office:value-type="float" office:value="3898.26" table:style-name="ce87">
            <text:p>3.898,2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7-03T00:00:00" table:style-name="ce88">
            <text:p>03-jul-21</text:p>
          </table:table-cell>
          <table:table-cell office:value-type="string" table:style-name="ce86">
            <text:p>12% IVA Fact # 176106928 PAC005-CORPORACION NACIONAL DE TELECOMUNICACIONES CNT EP PENSIÓN BÁSICA MES DE JUNIO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3955.98" table:style-name="ce87">
            <text:p>3.955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7-03T00:00:00" table:style-name="ce88">
            <text:p>03-jul-21</text:p>
          </table:table-cell>
          <table:table-cell office:value-type="string" table:style-name="ce86">
            <text:p>12% IVA Fact # 176106929 PAC005-CORPORACION NACIONAL DE TELECOMUNICACIONES CNT EP PENSIÓN BÁSICA MES DE JUNIO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3991.02" table:style-name="ce87">
            <text:p>3.991,0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3</text:p>
          </table:table-cell>
          <table:table-cell office:value-type="date" office:date-value="2021-07-03T00:00:00" table:style-name="ce88">
            <text:p>03-jul-21</text:p>
          </table:table-cell>
          <table:table-cell office:value-type="string" table:style-name="ce86">
            <text:p>12% IVA Fact # 176106930 PAC005-CORPORACION NACIONAL DE TELECOMUNICACIONES CNT EP CONSUMO TELEFÓNICO MES DE JUNI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3992.68" table:style-name="ce87">
            <text:p>3.992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12% IVA Fact # 1 MOR034-MOREIRA GOMEZ JORDY DAVID SERVICIO DE TRANSPORTE A TÉCNICO POR <text:s/>5 DÍAS 1/2</text:p>
          </table:table-cell>
          <table:table-cell table:number-columns-repeated="3" table:style-name="ce1"/>
          <table:table-cell office:value-type="float" office:value="26.4" table:style-name="ce87">
            <text:p>26,40<text:s/></text:p>
          </table:table-cell>
          <table:table-cell table:style-name="ce1"/>
          <table:table-cell office:value-type="float" office:value="4019.08" table:style-name="ce87">
            <text:p>4.019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12% IVA Fact # 38067 COP004-COPIADORA ECUATORIANA CIA LTDA ECUACOPIA SERVICIO ARRIENDO <text:s/>IMPRESORAS BASE Y B/N 512 PERIODO 18 JUN AL 05 JUL 2021</text:p>
          </table:table-cell>
          <table:table-cell table:number-columns-repeated="3" table:style-name="ce1"/>
          <table:table-cell office:value-type="float" office:value="6.2" table:style-name="ce87">
            <text:p>6,20<text:s/></text:p>
          </table:table-cell>
          <table:table-cell table:style-name="ce1"/>
          <table:table-cell office:value-type="float" office:value="4025.28" table:style-name="ce87">
            <text:p>4.025,2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4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12% IVA Fact # 159105937 UCK445-BANCO DEL PACIFICO COMISION DE EMPRESASUPERCIAS SERVICIO REFERENCIA 108777</text:p>
          </table:table-cell>
          <table:table-cell table:number-columns-repeated="3" table:style-name="ce1"/>
          <table:table-cell office:value-type="float" office:value="0.06" table:style-name="ce87">
            <text:p>0,06<text:s/></text:p>
          </table:table-cell>
          <table:table-cell table:style-name="ce1"/>
          <table:table-cell office:value-type="float" office:value="4025.34" table:style-name="ce87">
            <text:p>4.025,3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9</text:p>
          </table:table-cell>
          <table:table-cell office:value-type="date" office:date-value="2021-07-05T00:00:00" table:style-name="ce88">
            <text:p>05-jul-21</text:p>
          </table:table-cell>
          <table:table-cell office:value-type="string" table:style-name="ce86">
            <text:p>12% IVA Fact # 2476582 DAT001-DATAFAST CIA LTDA SERVICIO CONEXION <text:s/>20-JUL A 19-AGO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4025.91" table:style-name="ce87">
            <text:p>4.025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7-06T00:00:00" table:style-name="ce88">
            <text:p>06-jul-21</text:p>
          </table:table-cell>
          <table:table-cell office:value-type="string" table:style-name="ce86">
            <text:p>12% IVA Fact # 421 IST001-ISTARTDIGITAL S.A. MANEJO DE REDES SOCIALES MES DE JULIO 2021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085.91" table:style-name="ce87">
            <text:p>4.085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7-07T00:00:00" table:style-name="ce88">
            <text:p>07-jul-21</text:p>
          </table:table-cell>
          <table:table-cell office:value-type="string" table:style-name="ce86">
            <text:p>12% IVA Fact # 33823749 ETA001-ETAPA EP FACILIDADES Y CO-UBICACIÓN LINKOTEL S.A. JUNIO 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4119.93" table:style-name="ce87">
            <text:p>4.11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7-08T00:00:00" table:style-name="ce88">
            <text:p>08-jul-21</text:p>
          </table:table-cell>
          <table:table-cell office:value-type="string" table:style-name="ce86">
            <text:p>12% IVA Fact # 76822408 OTE001-OTECEL S.A PLAN CORP. PERIODO 08-JUN-2021 AL 07-JUL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4178.95" table:style-name="ce87">
            <text:p>4.178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12% IVA Fact # 647 SOL017-SOLUCIONES INFORMATICAS PARA FIRMA ELECTRONICA GEEKTECH S.A. CONTRATOS ELECTRONICOS <text:s/>PERIODO 1 AL 30 DE JUNIO 2021</text:p>
          </table:table-cell>
          <table:table-cell table:number-columns-repeated="3" table:style-name="ce1"/>
          <table:table-cell office:value-type="float" office:value="10.08" table:style-name="ce87">
            <text:p>10,08<text:s/></text:p>
          </table:table-cell>
          <table:table-cell table:style-name="ce1"/>
          <table:table-cell office:value-type="float" office:value="4189.03" table:style-name="ce87">
            <text:p>4.189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7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12% IVA Fact # 116 EST018-ESTUPIÑAN ANDRADE FRANCISCO JAVIER SERVICIOS PRESTADOS DE TELECOMUNICACIONES MES DE JULIO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4242.3599999999997" table:style-name="ce87">
            <text:p>4.242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7-12T00:00:00" table:style-name="ce88">
            <text:p>12-jul-21</text:p>
          </table:table-cell>
          <table:table-cell office:value-type="string" table:style-name="ce86">
            <text:p>12% IVA Fact # 33837547 ETA001-ETAPA EP INTERCONEXIÓN MES DE <text:s/>JUNIO 2021, MIN 4.082,90M/TASA 0,008905</text:p>
          </table:table-cell>
          <table:table-cell table:number-columns-repeated="3" table:style-name="ce1"/>
          <table:table-cell office:value-type="float" office:value="4.3600000000000003" table:style-name="ce87">
            <text:p>4,36<text:s/></text:p>
          </table:table-cell>
          <table:table-cell table:style-name="ce1"/>
          <table:table-cell office:value-type="float" office:value="4246.72" table:style-name="ce87">
            <text:p>4.246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7-13T00:00:00" table:style-name="ce88">
            <text:p>13-jul-21</text:p>
          </table:table-cell>
          <table:table-cell office:value-type="string" table:style-name="ce86">
            <text:p>12% IVA Fact # 4052 CON002-CONECEL S.A INTERCONEXIÓN FIJO MES DE JUNIO 2021</text:p>
          </table:table-cell>
          <table:table-cell table:number-columns-repeated="3" table:style-name="ce1"/>
          <table:table-cell office:value-type="float" office:value="12.21" table:style-name="ce87">
            <text:p>12,21<text:s/></text:p>
          </table:table-cell>
          <table:table-cell table:style-name="ce1"/>
          <table:table-cell office:value-type="float" office:value="4258.93" table:style-name="ce87">
            <text:p>4.258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7-14T00:00:00" table:style-name="ce88">
            <text:p>14-jul-21</text:p>
          </table:table-cell>
          <table:table-cell office:value-type="string" table:style-name="ce86">
            <text:p>12% IVA Fact # 569320 OTE001-OTECEL S.A INTERCONEXIÓN MES DE JUNIO 2021, MIN: 113886.94 T: 0.01015</text:p>
          </table:table-cell>
          <table:table-cell table:number-columns-repeated="3" table:style-name="ce1"/>
          <table:table-cell office:value-type="float" office:value="170.55" table:style-name="ce87">
            <text:p>170,55<text:s/></text:p>
          </table:table-cell>
          <table:table-cell table:style-name="ce1"/>
          <table:table-cell office:value-type="float" office:value="4429.4799999999996" table:style-name="ce87">
            <text:p>4.429,4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7-15T00:00:00" table:style-name="ce88">
            <text:p>15-jul-21</text:p>
          </table:table-cell>
          <table:table-cell office:value-type="string" table:style-name="ce86">
            <text:p>12% IVA Fact # 4437 ALD003-ALDAS ROMERO ERIK ANDRES COMPRA DE IMPRESORA MULTIFUNCION EPSON ECOTANK L3150 USB+WIFI 33PPM (ÁREA CONTABLE)</text:p>
          </table:table-cell>
          <table:table-cell table:number-columns-repeated="3" table:style-name="ce1"/>
          <table:table-cell office:value-type="float" office:value="30.24" table:style-name="ce87">
            <text:p>30,24<text:s/></text:p>
          </table:table-cell>
          <table:table-cell table:style-name="ce1"/>
          <table:table-cell office:value-type="float" office:value="4459.72" table:style-name="ce87">
            <text:p>4.459,7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12% IVA Fact # 4071 CON002-CONECEL S.A INTERCONEXIÓN MÓVIL MES DE JUNIO 2021</text:p>
          </table:table-cell>
          <table:table-cell table:number-columns-repeated="3" table:style-name="ce1"/>
          <table:table-cell office:value-type="float" office:value="314.26" table:style-name="ce87">
            <text:p>314,26<text:s/></text:p>
          </table:table-cell>
          <table:table-cell table:style-name="ce1"/>
          <table:table-cell office:value-type="float" office:value="4773.9799999999996" table:style-name="ce87">
            <text:p>4.773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12% IVA Fact # 7358 SET001-SETEL S.A INTERCONEXIÓN MES DE JUNIO 2021, MINUTOS:16.343,13 / PRECIO UNITARIO: 0.008905</text:p>
          </table:table-cell>
          <table:table-cell table:number-columns-repeated="3" table:style-name="ce1"/>
          <table:table-cell office:value-type="float" office:value="17.46" table:style-name="ce87">
            <text:p>17,46<text:s/></text:p>
          </table:table-cell>
          <table:table-cell table:style-name="ce1"/>
          <table:table-cell office:value-type="float" office:value="4791.4399999999996" table:style-name="ce87">
            <text:p>4.791,4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7-16T00:00:00" table:style-name="ce88">
            <text:p>16-jul-21</text:p>
          </table:table-cell>
          <table:table-cell office:value-type="string" table:style-name="ce86">
            <text:p>12% IVA Fact # 7359 SET001-SETEL S.A SERVICIO POR COUBICACION JUNI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4807.68" table:style-name="ce87">
            <text:p>4.807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1</text:p>
          </table:table-cell>
          <table:table-cell office:value-type="date" office:date-value="2021-07-19T00:00:00" table:style-name="ce88">
            <text:p>19-jul-21</text:p>
          </table:table-cell>
          <table:table-cell office:value-type="string" table:style-name="ce86">
            <text:p>12% IVA Fact # 10956 AYC004-AYCART VINCENZINI CARRASCO PIERO THOMAS SERVICIOS POR DATOS: PROCURACIÓN JUDICIAL PERSONA NATURAL, CERTIFICADO DTOS Y CONSULTA DATOS BIOMETRICOS</text:p>
          </table:table-cell>
          <table:table-cell table:number-columns-repeated="3" table:style-name="ce1"/>
          <table:table-cell office:value-type="float" office:value="3.09" table:style-name="ce87">
            <text:p>3,09<text:s/></text:p>
          </table:table-cell>
          <table:table-cell table:style-name="ce1"/>
          <table:table-cell office:value-type="float" office:value="4810.7700000000004" table:style-name="ce87">
            <text:p>4.810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7-19T00:00:00" table:style-name="ce88">
            <text:p>19-jul-21</text:p>
          </table:table-cell>
          <table:table-cell office:value-type="string" table:style-name="ce86">
            <text:p>12% IVA Fact # 329 LLE004-LLERENA MIÑO NORMAN DAVID SERVICIOS PROFESIONALES</text:p>
          </table:table-cell>
          <table:table-cell table:number-columns-repeated="3" table:style-name="ce1"/>
          <table:table-cell office:value-type="float" office:value="420" table:style-name="ce87">
            <text:p>420,00<text:s/></text:p>
          </table:table-cell>
          <table:table-cell table:style-name="ce1"/>
          <table:table-cell office:value-type="float" office:value="5230.7700000000004" table:style-name="ce87">
            <text:p>5.230,7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7-20T00:00:00" table:style-name="ce88">
            <text:p>20-jul-21</text:p>
          </table:table-cell>
          <table:table-cell office:value-type="string" table:style-name="ce86">
            <text:p>12% IVA Fact # 6224 COR026-CORLANQUIMICA S.A. COMPRA DE SUMINISTRO DE OFICINA</text:p>
          </table:table-cell>
          <table:table-cell table:number-columns-repeated="3" table:style-name="ce1"/>
          <table:table-cell office:value-type="float" office:value="2.4" table:style-name="ce87">
            <text:p>2,40<text:s/></text:p>
          </table:table-cell>
          <table:table-cell table:style-name="ce1"/>
          <table:table-cell office:value-type="float" office:value="5233.17" table:style-name="ce87">
            <text:p>5.233,1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7-21T00:00:00" table:style-name="ce88">
            <text:p>21-jul-21</text:p>
          </table:table-cell>
          <table:table-cell office:value-type="string" table:style-name="ce86">
            <text:p>12% IVA Fact # 3 MOR034-MOREIRA GOMEZ JORDY DAVID SERVICIO DE TRANSPORTE TÉCNICO DÍAS 01, 06, 08 Y 13 MES DE JULIO 2021</text:p>
          </table:table-cell>
          <table:table-cell table:number-columns-repeated="3" table:style-name="ce1"/>
          <table:table-cell office:value-type="float" office:value="19.2" table:style-name="ce87">
            <text:p>19,20<text:s/></text:p>
          </table:table-cell>
          <table:table-cell table:style-name="ce1"/>
          <table:table-cell office:value-type="float" office:value="5252.37" table:style-name="ce87">
            <text:p>5.252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4</text:p>
          </table:table-cell>
          <table:table-cell office:value-type="date" office:date-value="2021-07-21T00:00:00" table:style-name="ce88">
            <text:p>21-jul-21</text:p>
          </table:table-cell>
          <table:table-cell office:value-type="string" table:style-name="ce86">
            <text:p>12% IVA Fact # 52897 PER002-PERMONSA S. A. COMPRA DE 2 ADAPTADORES GATEWAYS TELEFONO ANALOGO</text:p>
          </table:table-cell>
          <table:table-cell table:number-columns-repeated="3" table:style-name="ce1"/>
          <table:table-cell office:value-type="float" office:value="9.24" table:style-name="ce87">
            <text:p>9,24<text:s/></text:p>
          </table:table-cell>
          <table:table-cell table:style-name="ce1"/>
          <table:table-cell office:value-type="float" office:value="5261.61" table:style-name="ce87">
            <text:p>5.261,6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45</text:p>
          </table:table-cell>
          <table:table-cell office:value-type="date" office:date-value="2021-07-22T00:00:00" table:style-name="ce88">
            <text:p>22-jul-21</text:p>
          </table:table-cell>
          <table:table-cell office:value-type="string" table:style-name="ce86">
            <text:p>N/D PRODUBANCO PAGO DE IMPUESTOS RTE IVA MES DE JUNIO 2021</text:p>
          </table:table-cell>
          <table:table-cell table:number-columns-repeated="4" table:style-name="ce1"/>
          <table:table-cell office:value-type="float" office:value="3459.74" table:style-name="ce90">
            <text:p>-3.459,74</text:p>
          </table:table-cell>
          <table:table-cell office:value-type="float" office:value="1801.87" table:style-name="ce87">
            <text:p>1.801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7-23T00:00:00" table:style-name="ce88">
            <text:p>23-jul-21</text:p>
          </table:table-cell>
          <table:table-cell office:value-type="string" table:style-name="ce86">
            <text:p>12% IVA Fact # 142 BAQ024-BAQUE BAQUE BYRON PAUL SERVICIOS PROFESIONALES DE TELECOMUNICACIONES MES DE JULIO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1828.54" table:style-name="ce87">
            <text:p>1.828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6</text:p>
          </table:table-cell>
          <table:table-cell office:value-type="date" office:date-value="2021-07-27T00:00:00" table:style-name="ce88">
            <text:p>27-jul-21</text:p>
          </table:table-cell>
          <table:table-cell office:value-type="string" table:style-name="ce86">
            <text:p>12% IVA Fact # 1112 NOG003-NOGALES Y PLATON MANUEL ALEJANDRO HONORARIOS COMO INTERVENTOR POR EL MES DE JULI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1978.54" table:style-name="ce87">
            <text:p>1.978,5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12% IVA Fact # 4804 ALD003-ALDAS ROMERO ERIK ANDRES COMPRA DE MONITOR ASUS TUF GAMING VG27WQ1B CURVO 27"</text:p>
          </table:table-cell>
          <table:table-cell table:number-columns-repeated="3" table:style-name="ce1"/>
          <table:table-cell office:value-type="float" office:value="71.819999999999993" table:style-name="ce87">
            <text:p>71,82<text:s/></text:p>
          </table:table-cell>
          <table:table-cell table:style-name="ce1"/>
          <table:table-cell office:value-type="float" office:value="2050.36" table:style-name="ce87">
            <text:p>2.050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9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12% IVA Fact # 4812 ALD003-ALDAS ROMERO ERIK ANDRES COMPRA DE SERVIDOR NAS SYNOLOGY DISKSTATION DS162 + 6-BAHÍAS SATA 4GB RAM , <text:s/>SERVIDOR NAS SYNOLOGY DISKSTATION DS1821 + 8-BAHÍAS SATA 4GB RAM, (14 ) DISCO DURO SEAGATE IRON WOLF NAS 4TB SATA-6G/S 64MB</text:p>
          </table:table-cell>
          <table:table-cell table:number-columns-repeated="3" table:style-name="ce1"/>
          <table:table-cell office:value-type="float" office:value="655.24" table:style-name="ce87">
            <text:p>655,24<text:s/></text:p>
          </table:table-cell>
          <table:table-cell table:style-name="ce1"/>
          <table:table-cell office:value-type="float" office:value="2705.6" table:style-name="ce87">
            <text:p>2.705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2714</text:p>
          </table:table-cell>
          <table:table-cell office:value-type="date" office:date-value="2021-07-28T00:00:00" table:style-name="ce88">
            <text:p>28-jul-21</text:p>
          </table:table-cell>
          <table:table-cell office:value-type="string" table:style-name="ce86">
            <text:p>12% IVA NC # 76551 BAN006-BANCO PICHINCHA C.A. N/C APLICA A FACTURA#001-171-010412331 <text:s/>POR DEVOLUCIÓN 30/06/2021</text:p>
          </table:table-cell>
          <table:table-cell table:number-columns-repeated="4" table:style-name="ce1"/>
          <table:table-cell office:value-type="float" office:value="0.14000000000000001" table:style-name="ce90">
            <text:p>-0,14</text:p>
          </table:table-cell>
          <table:table-cell office:value-type="float" office:value="2705.46" table:style-name="ce87">
            <text:p>2.705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0</text:p>
          </table:table-cell>
          <table:table-cell office:value-type="date" office:date-value="2021-07-29T00:00:00" table:style-name="ce88">
            <text:p>29-jul-21</text:p>
          </table:table-cell>
          <table:table-cell office:value-type="string" table:style-name="ce86">
            <text:p>12% IVA Fact # 446 UCF073-BAQUERIZO DAVILA PABLO JONATHAN HONORARIOS PROFESIONALES MES DE JULI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3185.46" table:style-name="ce87">
            <text:p>3.185,4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1</text:p>
          </table:table-cell>
          <table:table-cell office:value-type="date" office:date-value="2021-07-29T00:00:00" table:style-name="ce88">
            <text:p>29-jul-21</text:p>
          </table:table-cell>
          <table:table-cell office:value-type="string" table:style-name="ce86">
            <text:p>12% IVA Fact # 1130 TEL011-TELCOMAG S.A. MANTENIMIENTO TÉCNICO REDES Y EQUIPO TELEFÓNICO MES DE JULI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3949.1" table:style-name="ce87">
            <text:p>3.949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2</text:p>
          </table:table-cell>
          <table:table-cell office:value-type="date" office:date-value="2021-07-30T00:00:00" table:style-name="ce88">
            <text:p>30-jul-21</text:p>
          </table:table-cell>
          <table:table-cell office:value-type="string" table:style-name="ce86">
            <text:p>12% IVA Fact # 5 NAZ003-NAZARENO ANGULO ERIKA JENNIFFER SERVICIOS PROFESIONALES DE TELECOMUNICACIONES MES DE JUL-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4189.1000000000004" table:style-name="ce87">
            <text:p>4.189,1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0</text:p>
          </table:table-cell>
          <table:table-cell office:value-type="date" office:date-value="2021-07-30T00:00:00" table:style-name="ce88">
            <text:p>30-jul-21</text:p>
          </table:table-cell>
          <table:table-cell office:value-type="string" table:style-name="ce86">
            <text:p>12% IVA Fact # 5 MOR034-MOREIRA GOMEZ JORDY DAVID SERVICIOS DE TRANSPORTE TÉCNICOS DIAS 22 Y 29 - 20 Y 27 (1/2 DÍA) <text:s/>JULIO 2021</text:p>
          </table:table-cell>
          <table:table-cell table:number-columns-repeated="3" table:style-name="ce1"/>
          <table:table-cell office:value-type="float" office:value="14.4" table:style-name="ce87">
            <text:p>14,40<text:s/></text:p>
          </table:table-cell>
          <table:table-cell table:style-name="ce1"/>
          <table:table-cell office:value-type="float" office:value="4203.5" table:style-name="ce87">
            <text:p>4.203,5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6</text:p>
          </table:table-cell>
          <table:table-cell office:value-type="date" office:date-value="2021-07-30T00:00:00" table:style-name="ce88">
            <text:p>30-jul-21</text:p>
          </table:table-cell>
          <table:table-cell office:value-type="string" table:style-name="ce86">
            <text:p>12% IVA Fact # 2407947 UCK445-BANCO DEL PACIFICO TARIFA POR COMISIÓN</text:p>
          </table:table-cell>
          <table:table-cell table:number-columns-repeated="3" table:style-name="ce1"/>
          <table:table-cell office:value-type="float" office:value="0.03" table:style-name="ce87">
            <text:p>0,03<text:s/></text:p>
          </table:table-cell>
          <table:table-cell table:style-name="ce1"/>
          <table:table-cell office:value-type="float" office:value="4203.53" table:style-name="ce87">
            <text:p>4.203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7-30T00:00:00" table:style-name="ce88">
            <text:p>30-jul-21</text:p>
          </table:table-cell>
          <table:table-cell office:value-type="string" table:style-name="ce86">
            <text:p>12% IVA Fact # 31476612 B3201-BANCO INTERNACIONAL <text:s text:c="2"/>S.A. COMISIONES MANAGEMENT MES DE JULIO 2021</text:p>
          </table:table-cell>
          <table:table-cell table:number-columns-repeated="3" table:style-name="ce1"/>
          <table:table-cell office:value-type="float" office:value="7.0000000000000007E-2" table:style-name="ce87">
            <text:p>0,07<text:s/></text:p>
          </table:table-cell>
          <table:table-cell table:style-name="ce1"/>
          <table:table-cell office:value-type="float" office:value="4203.6000000000004" table:style-name="ce87">
            <text:p>4.203,6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160108231 UCK445-BANCO DEL PACIFICO COSTO POR SERVICIO FINANCIERO MES DE JULIO 2021</text:p>
          </table:table-cell>
          <table:table-cell table:number-columns-repeated="3" table:style-name="ce1"/>
          <table:table-cell office:value-type="float" office:value="10.91" table:style-name="ce87">
            <text:p>10,91<text:s/></text:p>
          </table:table-cell>
          <table:table-cell table:style-name="ce1"/>
          <table:table-cell office:value-type="float" office:value="4214.51" table:style-name="ce87">
            <text:p>4.214,5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3351611 BAN007-BANCO DE GUAYAQUIL S.A. SERVICIO POR COSTO FINANCIERO MES DE JULIO 2021</text:p>
          </table:table-cell>
          <table:table-cell table:number-columns-repeated="3" table:style-name="ce1"/>
          <table:table-cell office:value-type="float" office:value="14.24" table:style-name="ce87">
            <text:p>14,24<text:s/></text:p>
          </table:table-cell>
          <table:table-cell table:style-name="ce1"/>
          <table:table-cell office:value-type="float" office:value="4228.75" table:style-name="ce87">
            <text:p>4.228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3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10443324 BAN006-BANCO PICHINCHA C.A. COSTO POR SERVICIO FINANCIERO</text:p>
          </table:table-cell>
          <table:table-cell table:number-columns-repeated="3" table:style-name="ce1"/>
          <table:table-cell office:value-type="float" office:value="23.56" table:style-name="ce87">
            <text:p>23,56<text:s/></text:p>
          </table:table-cell>
          <table:table-cell table:style-name="ce1"/>
          <table:table-cell office:value-type="float" office:value="4252.3100000000004" table:style-name="ce87">
            <text:p>4.252,3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4209026 DIN003-DINERS CLUB DEL ECUADOR S.A. SOCIEDAD FINANCIERA TARIFA POR COMISIÓN</text:p>
          </table:table-cell>
          <table:table-cell table:number-columns-repeated="3" table:style-name="ce1"/>
          <table:table-cell office:value-type="float" office:value="0.05" table:style-name="ce87">
            <text:p>0,05<text:s/></text:p>
          </table:table-cell>
          <table:table-cell table:style-name="ce1"/>
          <table:table-cell office:value-type="float" office:value="4252.3599999999997" table:style-name="ce87">
            <text:p>4.252,3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4216936 DIN003-DINERS CLUB DEL ECUADOR S.A. SOCIEDAD FINANCIERA TARIFA POR COMISIÓN</text:p>
          </table:table-cell>
          <table:table-cell table:number-columns-repeated="3" table:style-name="ce1"/>
          <table:table-cell office:value-type="float" office:value="2.44" table:style-name="ce87">
            <text:p>2,44<text:s/></text:p>
          </table:table-cell>
          <table:table-cell table:style-name="ce1"/>
          <table:table-cell office:value-type="float" office:value="4254.8" table:style-name="ce87">
            <text:p>4.254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2645658 DIN003-DINERS CLUB DEL ECUADOR S.A. SOCIEDAD FINANCIERA TARIFA POR COMISIÓN</text:p>
          </table:table-cell>
          <table:table-cell table:number-columns-repeated="3" table:style-name="ce1"/>
          <table:table-cell office:value-type="float" office:value="1.35" table:style-name="ce87">
            <text:p>1,35<text:s/></text:p>
          </table:table-cell>
          <table:table-cell table:style-name="ce1"/>
          <table:table-cell office:value-type="float" office:value="4256.1499999999996" table:style-name="ce87">
            <text:p>4.256,1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7</text:p>
          </table:table-cell>
          <table:table-cell office:value-type="date" office:date-value="2021-07-31T00:00:00" table:style-name="ce88">
            <text:p>31-jul-21</text:p>
          </table:table-cell>
          <table:table-cell office:value-type="string" table:style-name="ce86">
            <text:p>12% IVA Fact # 1729474 BAN006-BANCO PICHINCHA C.A. TARIFA POR COMISIÓN</text:p>
          </table:table-cell>
          <table:table-cell table:number-columns-repeated="3" table:style-name="ce1"/>
          <table:table-cell office:value-type="float" office:value="0.44" table:style-name="ce87">
            <text:p>0,44<text:s/></text:p>
          </table:table-cell>
          <table:table-cell table:style-name="ce1"/>
          <table:table-cell office:value-type="float" office:value="4256.59" table:style-name="ce87">
            <text:p>4.256,5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</text:p>
          </table:table-cell>
          <table:table-cell office:value-type="date" office:date-value="2021-08-01T00:00:00" table:style-name="ce88">
            <text:p>01-ago-21</text:p>
          </table:table-cell>
          <table:table-cell office:value-type="string" table:style-name="ce86">
            <text:p>12% IVA Fact # 2599 TRA009-TRANSFERUNION S.A. COMSION SERV. RED ACTIVA RECAUD LINKOTEL JUL-21</text:p>
          </table:table-cell>
          <table:table-cell table:number-columns-repeated="3" table:style-name="ce1"/>
          <table:table-cell office:value-type="float" office:value="10.14" table:style-name="ce87">
            <text:p>10,14<text:s/></text:p>
          </table:table-cell>
          <table:table-cell table:style-name="ce1"/>
          <table:table-cell office:value-type="float" office:value="4266.7299999999996" table:style-name="ce87">
            <text:p>4.266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table:number-columns-repeated="3" table:style-name="ce1"/>
          <table:table-cell office:value-type="float" office:value="270" table:style-name="ce87">
            <text:p>270,00<text:s/></text:p>
          </table:table-cell>
          <table:table-cell table:style-name="ce1"/>
          <table:table-cell office:value-type="float" office:value="4536.7299999999996" table:style-name="ce87">
            <text:p>4.536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25 IST001-ISTARTDIGITAL S.A. MANEJO DE REDES SOCIALES</text:p>
          </table:table-cell>
          <table:table-cell table:number-columns-repeated="3" table:style-name="ce1"/>
          <table:table-cell office:value-type="float" office:value="60" table:style-name="ce87">
            <text:p>60,00<text:s/></text:p>
          </table:table-cell>
          <table:table-cell table:style-name="ce1"/>
          <table:table-cell office:value-type="float" office:value="4596.7299999999996" table:style-name="ce87">
            <text:p>4.596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8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table:number-columns-repeated="3" table:style-name="ce1"/>
          <table:table-cell office:value-type="float" office:value="68.400000000000006" table:style-name="ce87">
            <text:p>68,40<text:s/></text:p>
          </table:table-cell>
          <table:table-cell table:style-name="ce1"/>
          <table:table-cell office:value-type="float" office:value="4665.13" table:style-name="ce87">
            <text:p>4.665,1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9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8000 TEL001-TELCONET S.A. SERVICIO POR L3MPLS 30720 K CNTCORREOSGYE, BACKUP L3MPLS 30720K CNTCORREOSGYE2, CANAL TELEFONIA MES AGOSTO 2021</text:p>
          </table:table-cell>
          <table:table-cell table:number-columns-repeated="3" table:style-name="ce1"/>
          <table:table-cell office:value-type="float" office:value="75.599999999999994" table:style-name="ce87">
            <text:p>75,60<text:s/></text:p>
          </table:table-cell>
          <table:table-cell table:style-name="ce1"/>
          <table:table-cell office:value-type="float" office:value="4740.7299999999996" table:style-name="ce87">
            <text:p>4.740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1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8002 TEL001-TELCONET S.A. SERVICIO POR UNIDAD VIRTUAL MES AGOSTO 2021</text:p>
          </table:table-cell>
          <table:table-cell table:number-columns-repeated="3" table:style-name="ce1"/>
          <table:table-cell office:value-type="float" office:value="15.6" table:style-name="ce87">
            <text:p>15,60<text:s/></text:p>
          </table:table-cell>
          <table:table-cell table:style-name="ce1"/>
          <table:table-cell office:value-type="float" office:value="4756.33" table:style-name="ce87">
            <text:p>4.756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2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9603 TEL001-TELCONET S.A. SERVICIO POR CANAL TELEFONIA, CLEAR CHANNEL TDMOIP 3 E1 30144K LINKO_MOVIL MES AGOSTO 2021</text:p>
          </table:table-cell>
          <table:table-cell table:number-columns-repeated="3" table:style-name="ce1"/>
          <table:table-cell office:value-type="float" office:value="33.6" table:style-name="ce87">
            <text:p>33,60<text:s/></text:p>
          </table:table-cell>
          <table:table-cell table:style-name="ce1"/>
          <table:table-cell office:value-type="float" office:value="4789.93" table:style-name="ce87">
            <text:p>4.789,9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3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9604 TEL001-TELCONET S.A. SERVICIO PO LÍNEAS TELEFÓNICAS MES AGOSTO 2021</text:p>
          </table:table-cell>
          <table:table-cell table:number-columns-repeated="3" table:style-name="ce1"/>
          <table:table-cell office:value-type="float" office:value="170.4" table:style-name="ce87">
            <text:p>170,40<text:s/></text:p>
          </table:table-cell>
          <table:table-cell table:style-name="ce1"/>
          <table:table-cell office:value-type="float" office:value="4960.33" table:style-name="ce87">
            <text:p>4.960,3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4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459921 TEL001-TELCONET S.A. SERVICIO POR ENLACE TDM CLEAR CHANNEL CONTRA SETEL 1E1 MES AGOSTO 2021</text:p>
          </table:table-cell>
          <table:table-cell table:number-columns-repeated="3" table:style-name="ce1"/>
          <table:table-cell office:value-type="float" office:value="8.4" table:style-name="ce87">
            <text:p>8,40<text:s/></text:p>
          </table:table-cell>
          <table:table-cell table:style-name="ce1"/>
          <table:table-cell office:value-type="float" office:value="4968.7299999999996" table:style-name="ce87">
            <text:p>4.968,7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1</text:p>
          </table:table-cell>
          <table:table-cell office:value-type="date" office:date-value="2021-08-02T00:00:00" table:style-name="ce88">
            <text:p>02-ago-21</text:p>
          </table:table-cell>
          <table:table-cell office:value-type="string" table:style-name="ce86">
            <text:p>12% IVA Fact # 6603232 BAN007-BANCO DE GUAYAQUIL S.A. FACT.COMIS.LIQUIDACION PAGO DEPOSITOS DE VOUCHERS TARJETAS DE CREDITO</text:p>
          </table:table-cell>
          <table:table-cell table:number-columns-repeated="3" table:style-name="ce1"/>
          <table:table-cell office:value-type="float" office:value="3.18" table:style-name="ce87">
            <text:p>3,18<text:s/></text:p>
          </table:table-cell>
          <table:table-cell table:style-name="ce1"/>
          <table:table-cell office:value-type="float" office:value="4971.91" table:style-name="ce87">
            <text:p>4.971,91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5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12% IVA Fact # 177930782 PAC005-CORPORACION NACIONAL DE TELECOMUNICACIONES CNT EP PENSIÓN BÁSICA SERVICIO#23820600 MES DE JULIO-2021 POR TRONCAL SIP/QUITO/ENLACE 10 CANALES LLAMADA DE VOZ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4988.47" table:style-name="ce87">
            <text:p>4.988,4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6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12% IVA Fact # 177930783 PAC005-CORPORACION NACIONAL DE TELECOMUNICACIONES CNT EP PENSION BASICA SERVICIO#43805540 MES JULIO-2021 POR TRONCAL</text:p>
          </table:table-cell>
          <table:table-cell table:number-columns-repeated="3" table:style-name="ce1"/>
          <table:table-cell office:value-type="float" office:value="16.559999999999999" table:style-name="ce87">
            <text:p>16,56<text:s/></text:p>
          </table:table-cell>
          <table:table-cell table:style-name="ce1"/>
          <table:table-cell office:value-type="float" office:value="5005.03" table:style-name="ce87">
            <text:p>5.005,0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7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12% IVA Fact # 177930784 PAC005-CORPORACION NACIONAL DE TELECOMUNICACIONES CNT EP PENSIÓN BÁSICA MES DE JULIO-2021 PILOTO#891422 ENLACE LINKO-ETAPA CUENCA</text:p>
          </table:table-cell>
          <table:table-cell table:number-columns-repeated="3" table:style-name="ce1"/>
          <table:table-cell office:value-type="float" office:value="57.72" table:style-name="ce87">
            <text:p>57,72<text:s/></text:p>
          </table:table-cell>
          <table:table-cell table:style-name="ce1"/>
          <table:table-cell office:value-type="float" office:value="5062.75" table:style-name="ce87">
            <text:p>5.062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8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12% IVA Fact # 177930785 PAC005-CORPORACION NACIONAL DE TELECOMUNICACIONES CNT EP PENSIÓN BÁSICA MES DE JULIO-2021, PILOTO 891537, ENLACE LINKO-CNT MOVIL</text:p>
          </table:table-cell>
          <table:table-cell table:number-columns-repeated="3" table:style-name="ce1"/>
          <table:table-cell office:value-type="float" office:value="35.04" table:style-name="ce87">
            <text:p>35,04<text:s/></text:p>
          </table:table-cell>
          <table:table-cell table:style-name="ce1"/>
          <table:table-cell office:value-type="float" office:value="5097.79" table:style-name="ce87">
            <text:p>5.097,7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9</text:p>
          </table:table-cell>
          <table:table-cell office:value-type="date" office:date-value="2021-08-03T00:00:00" table:style-name="ce88">
            <text:p>03-ago-21</text:p>
          </table:table-cell>
          <table:table-cell office:value-type="string" table:style-name="ce86">
            <text:p>12% IVA Fact # 1779307 PAC005-CORPORACION NACIONAL DE TELECOMUNICACIONES CNT EP CONSUMO TELEFÓNICO MES DE JULIO-2021, TEF:42682706</text:p>
          </table:table-cell>
          <table:table-cell table:number-columns-repeated="3" table:style-name="ce1"/>
          <table:table-cell office:value-type="float" office:value="1.66" table:style-name="ce87">
            <text:p>1,66<text:s/></text:p>
          </table:table-cell>
          <table:table-cell table:style-name="ce1"/>
          <table:table-cell office:value-type="float" office:value="5099.45" table:style-name="ce87">
            <text:p>5.099,4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12% IVA Fact # 7357 PAC005-CORPORACION NACIONAL DE TELECOMUNICACIONES CNT EP INTERCONEXIÓN FIJO MES DE JUNIO 2021, MEDICIÓN 181.975,63 TASA USD 0.011905</text:p>
          </table:table-cell>
          <table:table-cell table:number-columns-repeated="3" table:style-name="ce1"/>
          <table:table-cell office:value-type="float" office:value="259.97000000000003" table:style-name="ce87">
            <text:p>259,97<text:s/></text:p>
          </table:table-cell>
          <table:table-cell table:style-name="ce1"/>
          <table:table-cell office:value-type="float" office:value="5359.42" table:style-name="ce87">
            <text:p>5.359,4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</text:p>
          </table:table-cell>
          <table:table-cell office:value-type="date" office:date-value="2021-08-04T00:00:00" table:style-name="ce88">
            <text:p>04-ago-21</text:p>
          </table:table-cell>
          <table:table-cell office:value-type="string" table:style-name="ce86">
            <text:p>12% IVA Fact # 7358 PAC005-CORPORACION NACIONAL DE TELECOMUNICACIONES CNT EP INTERCONEXIÓN MÓVIL MES DE JUNIO 2021, MEDICIÓN 23.477,52 TASA USD <text:s/>0,013470</text:p>
          </table:table-cell>
          <table:table-cell table:number-columns-repeated="3" table:style-name="ce1"/>
          <table:table-cell office:value-type="float" office:value="37.950000000000003" table:style-name="ce87">
            <text:p>37,95<text:s/></text:p>
          </table:table-cell>
          <table:table-cell table:style-name="ce1"/>
          <table:table-cell office:value-type="float" office:value="5397.37" table:style-name="ce87">
            <text:p>5.397,3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3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12% IVA Fact # 34175253 ETA001-ETAPA EP FACILIDADES Y CO-UBICACIÓN JULIO 2021</text:p>
          </table:table-cell>
          <table:table-cell table:number-columns-repeated="3" table:style-name="ce1"/>
          <table:table-cell office:value-type="float" office:value="34.020000000000003" table:style-name="ce87">
            <text:p>34,02<text:s/></text:p>
          </table:table-cell>
          <table:table-cell table:style-name="ce1"/>
          <table:table-cell office:value-type="float" office:value="5431.39" table:style-name="ce87">
            <text:p>5.431,3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0</text:p>
          </table:table-cell>
          <table:table-cell office:value-type="date" office:date-value="2021-08-05T00:00:00" table:style-name="ce88">
            <text:p>05-ago-21</text:p>
          </table:table-cell>
          <table:table-cell office:value-type="string" table:style-name="ce86">
            <text:p>12% IVA Fact # 2527756 DAT001-DATAFAST CIA LTDA SERVICIO CONEXION 20-AGO A 19-SEP</text:p>
          </table:table-cell>
          <table:table-cell table:number-columns-repeated="3" table:style-name="ce1"/>
          <table:table-cell office:value-type="float" office:value="0.56999999999999995" table:style-name="ce87">
            <text:p>0,57<text:s/></text:p>
          </table:table-cell>
          <table:table-cell table:style-name="ce1"/>
          <table:table-cell office:value-type="float" office:value="5431.96" table:style-name="ce87">
            <text:p>5.431,9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2</text:p>
          </table:table-cell>
          <table:table-cell office:value-type="date" office:date-value="2021-08-08T00:00:00" table:style-name="ce88">
            <text:p>08-ago-21</text:p>
          </table:table-cell>
          <table:table-cell office:value-type="string" table:style-name="ce86">
            <text:p>12% IVA Fact # 77581789 OTE001-OTECEL S.A PLAN CORP. 08-JUL-2021 AL 07-AGO-2021</text:p>
          </table:table-cell>
          <table:table-cell table:number-columns-repeated="3" table:style-name="ce1"/>
          <table:table-cell office:value-type="float" office:value="59.02" table:style-name="ce87">
            <text:p>59,02<text:s/></text:p>
          </table:table-cell>
          <table:table-cell table:style-name="ce1"/>
          <table:table-cell office:value-type="float" office:value="5490.98" table:style-name="ce87">
            <text:p>5.490,9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</text:p>
          </table:table-cell>
          <table:table-cell office:value-type="date" office:date-value="2021-08-10T00:00:00" table:style-name="ce88">
            <text:p>10-ago-21</text:p>
          </table:table-cell>
          <table:table-cell office:value-type="string" table:style-name="ce86">
            <text:p>12% IVA Fact # 38686 COP004-COPIADORA ECUATORIANA CIA LTDA ECUACOPIA SERVICIO ARRIENDO <text:s/>IMPRESORAS BASE Y B/N#502 MES DE AGOSTO 2021</text:p>
          </table:table-cell>
          <table:table-cell table:number-columns-repeated="3" table:style-name="ce1"/>
          <table:table-cell office:value-type="float" office:value="6.18" table:style-name="ce87">
            <text:p>6,18<text:s/></text:p>
          </table:table-cell>
          <table:table-cell table:style-name="ce1"/>
          <table:table-cell office:value-type="float" office:value="5497.16" table:style-name="ce87">
            <text:p>5.497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7</text:p>
          </table:table-cell>
          <table:table-cell office:value-type="date" office:date-value="2021-08-12T00:00:00" table:style-name="ce88">
            <text:p>12-ago-21</text:p>
          </table:table-cell>
          <table:table-cell office:value-type="string" table:style-name="ce86">
            <text:p>12% IVA Fact # 34188536 ETA001-ETAPA EP INTERCONEXIÓN MES DE JULIO 2021, MIN 3.480,62M/TASA 0,008905, COMPENSA FACT#368632</text:p>
          </table:table-cell>
          <table:table-cell table:number-columns-repeated="3" table:style-name="ce1"/>
          <table:table-cell office:value-type="float" office:value="3.72" table:style-name="ce87">
            <text:p>3,72<text:s/></text:p>
          </table:table-cell>
          <table:table-cell table:style-name="ce1"/>
          <table:table-cell office:value-type="float" office:value="5500.88" table:style-name="ce87">
            <text:p>5.500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7</text:p>
          </table:table-cell>
          <table:table-cell office:value-type="date" office:date-value="2021-08-16T00:00:00" table:style-name="ce88">
            <text:p>16-ago-21</text:p>
          </table:table-cell>
          <table:table-cell office:value-type="string" table:style-name="ce86">
            <text:p>12% IVA Fact # 5345 ALD003-ALDAS ROMERO ERIK ANDRES COMPRA DE NOTEBOOK LENOVO IDEAPAD3 CORE I5-1021U 8GB/512SSD/15.6" Y RAM ADATA 8GB DDR4 2666MHZ SO-DIMM <text:s/>(DPTO. VENTAS - I.VITERI)</text:p>
          </table:table-cell>
          <table:table-cell table:number-columns-repeated="3" table:style-name="ce1"/>
          <table:table-cell office:value-type="float" office:value="100.5" table:style-name="ce87">
            <text:p>100,50<text:s/></text:p>
          </table:table-cell>
          <table:table-cell table:style-name="ce1"/>
          <table:table-cell office:value-type="float" office:value="5601.38" table:style-name="ce87">
            <text:p>5.601,3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2</text:p>
          </table:table-cell>
          <table:table-cell office:value-type="date" office:date-value="2021-08-16T00:00:00" table:style-name="ce88">
            <text:p>16-ago-21</text:p>
          </table:table-cell>
          <table:table-cell office:value-type="string" table:style-name="ce86">
            <text:p>12% IVA Fact # 53121 PER002-PERMONSA S. A. COMPRA DE UN ADAPTADOR TELEFONICO 4 PUERTOS Y CUATRO ADAPTADOR TELEFONICO ANALOGO</text:p>
          </table:table-cell>
          <table:table-cell table:number-columns-repeated="3" table:style-name="ce1"/>
          <table:table-cell office:value-type="float" office:value="29.7" table:style-name="ce87">
            <text:p>29,70<text:s/></text:p>
          </table:table-cell>
          <table:table-cell table:style-name="ce1"/>
          <table:table-cell office:value-type="float" office:value="5631.08" table:style-name="ce87">
            <text:p>5.631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8</text:p>
          </table:table-cell>
          <table:table-cell office:value-type="date" office:date-value="2021-08-16T00:00:00" table:style-name="ce88">
            <text:p>16-ago-21</text:p>
          </table:table-cell>
          <table:table-cell office:value-type="string" table:style-name="ce86">
            <text:p>12% IVA Fact # 584109 OTE001-OTECEL S.A INTERCONEXIÓN MES DE JULIO 2021, MIN: 115988.37 T: 0.01015, COMPENSA FACT#368632</text:p>
          </table:table-cell>
          <table:table-cell table:number-columns-repeated="3" table:style-name="ce1"/>
          <table:table-cell office:value-type="float" office:value="173.16" table:style-name="ce87">
            <text:p>173,16<text:s/></text:p>
          </table:table-cell>
          <table:table-cell table:style-name="ce1"/>
          <table:table-cell office:value-type="float" office:value="5804.24" table:style-name="ce87">
            <text:p>5.804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0</text:p>
          </table:table-cell>
          <table:table-cell office:value-type="date" office:date-value="2021-08-17T00:00:00" table:style-name="ce88">
            <text:p>17-ago-21</text:p>
          </table:table-cell>
          <table:table-cell office:value-type="string" table:style-name="ce86">
            <text:p>12% IVA Fact # 6 NAZ003-NAZARENO ANGULO ERIKA JENNIFFER SERVICIOS PROFESIONALES DE TELECOMUNICACIONES MES DE AGOSTO 2021</text:p>
          </table:table-cell>
          <table:table-cell table:number-columns-repeated="3" table:style-name="ce1"/>
          <table:table-cell office:value-type="float" office:value="240" table:style-name="ce87">
            <text:p>240,00<text:s/></text:p>
          </table:table-cell>
          <table:table-cell table:style-name="ce1"/>
          <table:table-cell office:value-type="float" office:value="6044.24" table:style-name="ce87">
            <text:p>6.044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6</text:p>
          </table:table-cell>
          <table:table-cell office:value-type="date" office:date-value="2021-08-18T00:00:00" table:style-name="ce88">
            <text:p>18-ago-21</text:p>
          </table:table-cell>
          <table:table-cell office:value-type="string" table:style-name="ce86">
            <text:p>12% IVA Fact # 4101 CON002-CONECEL S.A INTERCONEXIÓN MÓVIL MES DE JULIO 2021, MIN 254361.35, TS 0.010150, COMPENSA FACT#368638</text:p>
          </table:table-cell>
          <table:table-cell table:number-columns-repeated="3" table:style-name="ce1"/>
          <table:table-cell office:value-type="float" office:value="309.81" table:style-name="ce87">
            <text:p>309,81<text:s/></text:p>
          </table:table-cell>
          <table:table-cell table:style-name="ce1"/>
          <table:table-cell office:value-type="float" office:value="6354.05" table:style-name="ce87">
            <text:p>6.354,0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9</text:p>
          </table:table-cell>
          <table:table-cell office:value-type="date" office:date-value="2021-08-18T00:00:00" table:style-name="ce88">
            <text:p>18-ago-21</text:p>
          </table:table-cell>
          <table:table-cell office:value-type="string" table:style-name="ce86">
            <text:p>12% IVA Fact # 7475 SET001-SETEL S.A INTERCONEXIÓN MES DE JULIO 2021, MINUTOS:14.583,98 / PRECIO UNITARIO: 0,008905, COMPENSA FACT#368634</text:p>
          </table:table-cell>
          <table:table-cell table:number-columns-repeated="3" table:style-name="ce1"/>
          <table:table-cell office:value-type="float" office:value="15.58" table:style-name="ce87">
            <text:p>15,58<text:s/></text:p>
          </table:table-cell>
          <table:table-cell table:style-name="ce1"/>
          <table:table-cell office:value-type="float" office:value="6369.63" table:style-name="ce87">
            <text:p>6.369,6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0</text:p>
          </table:table-cell>
          <table:table-cell office:value-type="date" office:date-value="2021-08-18T00:00:00" table:style-name="ce88">
            <text:p>18-ago-21</text:p>
          </table:table-cell>
          <table:table-cell office:value-type="string" table:style-name="ce86">
            <text:p>12% IVA Fact # 7476 SET001-SETEL S.A COUBICACION JULIO 2021</text:p>
          </table:table-cell>
          <table:table-cell table:number-columns-repeated="3" table:style-name="ce1"/>
          <table:table-cell office:value-type="float" office:value="16.239999999999998" table:style-name="ce87">
            <text:p>16,24<text:s/></text:p>
          </table:table-cell>
          <table:table-cell table:style-name="ce1"/>
          <table:table-cell office:value-type="float" office:value="6385.87" table:style-name="ce87">
            <text:p>6.385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8</text:p>
          </table:table-cell>
          <table:table-cell office:value-type="date" office:date-value="2021-08-19T00:00:00" table:style-name="ce88">
            <text:p>19-ago-21</text:p>
          </table:table-cell>
          <table:table-cell office:value-type="string" table:style-name="ce86">
            <text:p>12% IVA Fact # 9 MOR034-MOREIRA GOMEZ JORDY DAVID SERVICIOS DE TRANSPORTE TÉCNICOS DIAS 03, 05, 06 Y 12 - 10 Y 13 (1/2 DÍA) <text:s/>AGOSTO 2021</text:p>
          </table:table-cell>
          <table:table-cell table:number-columns-repeated="3" table:style-name="ce1"/>
          <table:table-cell office:value-type="float" office:value="24" table:style-name="ce87">
            <text:p>24,00<text:s/></text:p>
          </table:table-cell>
          <table:table-cell table:style-name="ce1"/>
          <table:table-cell office:value-type="float" office:value="6409.87" table:style-name="ce87">
            <text:p>6.409,8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7</text:p>
          </table:table-cell>
          <table:table-cell office:value-type="date" office:date-value="2021-08-19T00:00:00" table:style-name="ce88">
            <text:p>19-ago-21</text:p>
          </table:table-cell>
          <table:table-cell office:value-type="string" table:style-name="ce86">
            <text:p>12% IVA Fact # 4109 CON002-CONECEL S.A INTERCONEXIÓN FIJO MES DE AGOSTO 2021</text:p>
          </table:table-cell>
          <table:table-cell table:number-columns-repeated="3" table:style-name="ce1"/>
          <table:table-cell office:value-type="float" office:value="12.29" table:style-name="ce87">
            <text:p>12,29<text:s/></text:p>
          </table:table-cell>
          <table:table-cell table:style-name="ce1"/>
          <table:table-cell office:value-type="float" office:value="6422.16" table:style-name="ce87">
            <text:p>6.422,1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11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12% IVA Fact # 1149 TEL011-TELCOMAG S.A. MANTENIMIENTO TÉCNICO REDES Y EQUIPO TELEFÓNICO MES DE AGOSTO 2021</text:p>
          </table:table-cell>
          <table:table-cell table:number-columns-repeated="3" table:style-name="ce1"/>
          <table:table-cell office:value-type="float" office:value="763.64" table:style-name="ce87">
            <text:p>763,64<text:s/></text:p>
          </table:table-cell>
          <table:table-cell table:style-name="ce1"/>
          <table:table-cell office:value-type="float" office:value="7185.8" table:style-name="ce87">
            <text:p>7.185,8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5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12% IVA Fact # 7490 PAC005-CORPORACION NACIONAL DE TELECOMUNICACIONES CNT EP INTERCONEXIÓN FIJO MES AGOSTO 2021, MEDICIÓN 169.513,65 TASA USD 0.011905, COMPENSA FACT#368640</text:p>
          </table:table-cell>
          <table:table-cell table:number-columns-repeated="3" table:style-name="ce1"/>
          <table:table-cell office:value-type="float" office:value="242.17" table:style-name="ce87">
            <text:p>242,17<text:s/></text:p>
          </table:table-cell>
          <table:table-cell table:style-name="ce1"/>
          <table:table-cell office:value-type="float" office:value="7427.97" table:style-name="ce87">
            <text:p>7.427,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5</text:p>
          </table:table-cell>
          <table:table-cell office:value-type="date" office:date-value="2021-08-20T00:00:00" table:style-name="ce88">
            <text:p>20-ago-21</text:p>
          </table:table-cell>
          <table:table-cell office:value-type="string" table:style-name="ce86">
            <text:p>12% IVA Fact # 7491 PAC005-CORPORACION NACIONAL DE TELECOMUNICACIONES CNT EP INTERCONEXIÓN MÓVIL MES DE JULIO 2021, MEDICIÓN 22.437,72 TASA USD 0,013470</text:p>
          </table:table-cell>
          <table:table-cell table:number-columns-repeated="3" table:style-name="ce1"/>
          <table:table-cell office:value-type="float" office:value="36.270000000000003" table:style-name="ce87">
            <text:p>36,27<text:s/></text:p>
          </table:table-cell>
          <table:table-cell table:style-name="ce1"/>
          <table:table-cell office:value-type="float" office:value="7464.24" table:style-name="ce87">
            <text:p>7.464,2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2</text:p>
          </table:table-cell>
          <table:table-cell office:value-type="date" office:date-value="2021-08-21T00:00:00" table:style-name="ce88">
            <text:p>21-ago-21</text:p>
          </table:table-cell>
          <table:table-cell office:value-type="string" table:style-name="ce86">
            <text:p>12% IVA Fact # 255097 OTE001-OTECEL S.A COMPRA DE CHIP (C.BUSTOS - 0998594231)</text:p>
          </table:table-cell>
          <table:table-cell table:number-columns-repeated="3" table:style-name="ce1"/>
          <table:table-cell office:value-type="float" office:value="0.64" table:style-name="ce87">
            <text:p>0,64<text:s/></text:p>
          </table:table-cell>
          <table:table-cell table:style-name="ce1"/>
          <table:table-cell office:value-type="float" office:value="7464.88" table:style-name="ce87">
            <text:p>7.464,8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3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934420 SEG011-SEGUROS EQUINOCCIAL S.A. SEGURO SEGÚN PÓLIZA#50548 DINERO Y VALORES</text:p>
          </table:table-cell>
          <table:table-cell table:number-columns-repeated="3" table:style-name="ce1"/>
          <table:table-cell office:value-type="float" office:value="25.07" table:style-name="ce87">
            <text:p>25,07<text:s/></text:p>
          </table:table-cell>
          <table:table-cell table:style-name="ce1"/>
          <table:table-cell office:value-type="float" office:value="7489.95" table:style-name="ce87">
            <text:p>7.489,9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4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934414 SEG011-SEGUROS EQUINOCCIAL S.A. SEGURO SEGÚN PÓLIZA#50511 FIDELIDAD</text:p>
          </table:table-cell>
          <table:table-cell table:number-columns-repeated="3" table:style-name="ce1"/>
          <table:table-cell office:value-type="float" office:value="50.04" table:style-name="ce87">
            <text:p>50,04<text:s/></text:p>
          </table:table-cell>
          <table:table-cell table:style-name="ce1"/>
          <table:table-cell office:value-type="float" office:value="7539.99" table:style-name="ce87">
            <text:p>7.539,9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5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934423 SEG011-SEGUROS EQUINOCCIAL S.A. SEGURO SEGÚN PÓLIZA#50840 MULTIRIESGO INDUSTRIAL</text:p>
          </table:table-cell>
          <table:table-cell table:number-columns-repeated="3" table:style-name="ce1"/>
          <table:table-cell office:value-type="float" office:value="151.31" table:style-name="ce87">
            <text:p>151,31<text:s/></text:p>
          </table:table-cell>
          <table:table-cell table:style-name="ce1"/>
          <table:table-cell office:value-type="float" office:value="7691.3" table:style-name="ce87">
            <text:p>7.691,3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6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934418 SEG011-SEGUROS EQUINOCCIAL S.A. SEGURO SEGÚN PÓLIZA#52557 RESPONSABILIDAD CIVIL EXTRACONTRACTUAL</text:p>
          </table:table-cell>
          <table:table-cell table:number-columns-repeated="3" table:style-name="ce1"/>
          <table:table-cell office:value-type="float" office:value="31.32" table:style-name="ce87">
            <text:p>31,32<text:s/></text:p>
          </table:table-cell>
          <table:table-cell table:style-name="ce1"/>
          <table:table-cell office:value-type="float" office:value="7722.62" table:style-name="ce87">
            <text:p>7.722,62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27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934421 SEG011-SEGUROS EQUINOCCIAL S.A. SEGURO SEGÚN PÓLIZA #50667 TRANSPORTE INTERNO</text:p>
          </table:table-cell>
          <table:table-cell table:number-columns-repeated="3" table:style-name="ce1"/>
          <table:table-cell office:value-type="float" office:value="56.28" table:style-name="ce87">
            <text:p>56,28<text:s/></text:p>
          </table:table-cell>
          <table:table-cell table:style-name="ce1"/>
          <table:table-cell office:value-type="float" office:value="7778.9" table:style-name="ce87">
            <text:p>7.778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2</text:p>
          </table:table-cell>
          <table:table-cell office:value-type="date" office:date-value="2021-08-23T00:00:00" table:style-name="ce88">
            <text:p>23-ago-21</text:p>
          </table:table-cell>
          <table:table-cell office:value-type="string" table:style-name="ce86">
            <text:p>12% IVA Fact # 701 SOL017-SOLUCIONES INFORMATICAS PARA FIRMA ELECTRONICA GEEKTECH S.A. CONTRATOS ELECTRONICOS PERIODO 01 AL 31 JULIO 2021</text:p>
          </table:table-cell>
          <table:table-cell table:number-columns-repeated="3" table:style-name="ce1"/>
          <table:table-cell office:value-type="float" office:value="7.68" table:style-name="ce87">
            <text:p>7,68<text:s/></text:p>
          </table:table-cell>
          <table:table-cell table:style-name="ce1"/>
          <table:table-cell office:value-type="float" office:value="7786.58" table:style-name="ce87">
            <text:p>7.786,5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6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12% IVA Fact # 5641 ALD003-ALDAS ROMERO ERIK ANDRES COMPRA DE COOLING PAD TRUST (VENTILADOR PARA LAPTOP)</text:p>
          </table:table-cell>
          <table:table-cell table:number-columns-repeated="3" table:style-name="ce1"/>
          <table:table-cell office:value-type="float" office:value="4.32" table:style-name="ce87">
            <text:p>4,32<text:s/></text:p>
          </table:table-cell>
          <table:table-cell table:style-name="ce1"/>
          <table:table-cell office:value-type="float" office:value="7790.9" table:style-name="ce87">
            <text:p>7.79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8</text:p>
          </table:table-cell>
          <table:table-cell office:value-type="date" office:date-value="2021-08-25T00:00:00" table:style-name="ce88">
            <text:p>25-ago-21</text:p>
          </table:table-cell>
          <table:table-cell office:value-type="string" table:style-name="ce86">
            <text:p>12% IVA Fact # 151 BAQ024-BAQUE BAQUE BYRON PAUL SERVICIOS PROFESIONALES DE TELECOMUNICACIÓN MES AGOSTO 2021</text:p>
          </table:table-cell>
          <table:table-cell table:number-columns-repeated="3" table:style-name="ce1"/>
          <table:table-cell office:value-type="float" office:value="26.67" table:style-name="ce87">
            <text:p>26,67<text:s/></text:p>
          </table:table-cell>
          <table:table-cell table:style-name="ce1"/>
          <table:table-cell office:value-type="float" office:value="7817.57" table:style-name="ce87">
            <text:p>7.81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39</text:p>
          </table:table-cell>
          <table:table-cell office:value-type="date" office:date-value="2021-08-26T00:00:00" table:style-name="ce88">
            <text:p>26-ago-21</text:p>
          </table:table-cell>
          <table:table-cell office:value-type="string" table:style-name="ce86">
            <text:p>12% IVA Fact # 1121 NOG003-NOGALES Y PLATON MANUEL ALEJANDRO HONORARIOS COMO INTERVENTOR MES AGOSTO 2021</text:p>
          </table:table-cell>
          <table:table-cell table:number-columns-repeated="3" table:style-name="ce1"/>
          <table:table-cell office:value-type="float" office:value="150" table:style-name="ce87">
            <text:p>150,00<text:s/></text:p>
          </table:table-cell>
          <table:table-cell table:style-name="ce1"/>
          <table:table-cell office:value-type="float" office:value="7967.57" table:style-name="ce87">
            <text:p>7.967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0</text:p>
          </table:table-cell>
          <table:table-cell office:value-type="date" office:date-value="2021-08-26T00:00:00" table:style-name="ce88">
            <text:p>26-ago-21</text:p>
          </table:table-cell>
          <table:table-cell office:value-type="string" table:style-name="ce86">
            <text:p>12% IVA Fact # 151 EST018-ESTUPIÑAN ANDRADE FRANCISCO JAVIER SERVICIOS PRESTADOS DE TELECOMUNICACIONES MES AGOSTO 2021</text:p>
          </table:table-cell>
          <table:table-cell table:number-columns-repeated="3" table:style-name="ce1"/>
          <table:table-cell office:value-type="float" office:value="53.33" table:style-name="ce87">
            <text:p>53,33<text:s/></text:p>
          </table:table-cell>
          <table:table-cell table:style-name="ce1"/>
          <table:table-cell office:value-type="float" office:value="8020.9" table:style-name="ce87">
            <text:p>8.02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1</text:p>
          </table:table-cell>
          <table:table-cell office:value-type="date" office:date-value="2021-08-26T00:00:00" table:style-name="ce88">
            <text:p>26-ago-21</text:p>
          </table:table-cell>
          <table:table-cell office:value-type="string" table:style-name="ce86">
            <text:p>12% IVA Fact # 448 UCF073-BAQUERIZO DAVILA PABLO JONATHAN HONORARIOS PROFESIONALES MES AGOSTO 2021</text:p>
          </table:table-cell>
          <table:table-cell table:number-columns-repeated="3" table:style-name="ce1"/>
          <table:table-cell office:value-type="float" office:value="480" table:style-name="ce87">
            <text:p>480,00<text:s/></text:p>
          </table:table-cell>
          <table:table-cell table:style-name="ce1"/>
          <table:table-cell office:value-type="float" office:value="8500.9" table:style-name="ce87">
            <text:p>8.500,9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44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1251 CEV006-CEVALLOS CANDO JORGE ANTONIO MANTENIMIENTO A SURTIDORES DE AGUA - MARCA TEKNO SIN MOTOR COLOR GRIS</text:p>
          </table:table-cell>
          <table:table-cell table:number-columns-repeated="3" table:style-name="ce1"/>
          <table:table-cell office:value-type="float" office:value="3.84" table:style-name="ce87">
            <text:p>3,84<text:s/></text:p>
          </table:table-cell>
          <table:table-cell table:style-name="ce1"/>
          <table:table-cell office:value-type="float" office:value="8504.74" table:style-name="ce87">
            <text:p>8.504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2212 ARA001-ARAGUNDI HERRERA ERICK ROBERTO COMPRA DE 25 UNIFORMES (BOXEO)</text:p>
          </table:table-cell>
          <table:table-cell table:number-columns-repeated="3" table:style-name="ce1"/>
          <table:table-cell office:value-type="float" office:value="57" table:style-name="ce87">
            <text:p>57,00<text:s/></text:p>
          </table:table-cell>
          <table:table-cell table:style-name="ce1"/>
          <table:table-cell office:value-type="float" office:value="8561.74" table:style-name="ce87">
            <text:p>8.561,74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7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3435524 BAN007-BANCO DE GUAYAQUIL S.A. SERVICIOS FACTURADOS EN ESTADOS DE CUENTA CORRIENTE MES DE AGOSTO 2021</text:p>
          </table:table-cell>
          <table:table-cell table:number-columns-repeated="3" table:style-name="ce1"/>
          <table:table-cell office:value-type="float" office:value="14.83" table:style-name="ce87">
            <text:p>14,83<text:s/></text:p>
          </table:table-cell>
          <table:table-cell table:style-name="ce1"/>
          <table:table-cell office:value-type="float" office:value="8576.57" table:style-name="ce87">
            <text:p>8.576,5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8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1080164 BAN006-BANCO PICHINCHA C.A. COSTO POR SERVICIO FINANCIERO MES DE AGOSTO 2021</text:p>
          </table:table-cell>
          <table:table-cell table:number-columns-repeated="3" table:style-name="ce1"/>
          <table:table-cell office:value-type="float" office:value="23.99" table:style-name="ce87">
            <text:p>23,99<text:s/></text:p>
          </table:table-cell>
          <table:table-cell table:style-name="ce1"/>
          <table:table-cell office:value-type="float" office:value="8600.56" table:style-name="ce87">
            <text:p>8.600,56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59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162162952 UCK445-BANCO DEL PACIFICO COSTO POR <text:s/>SERVICIOS FINANCIEROS MES DE AGOSTO 2021</text:p>
          </table:table-cell>
          <table:table-cell table:number-columns-repeated="3" table:style-name="ce1"/>
          <table:table-cell office:value-type="float" office:value="9.9700000000000006" table:style-name="ce87">
            <text:p>9,97<text:s/></text:p>
          </table:table-cell>
          <table:table-cell table:style-name="ce1"/>
          <table:table-cell office:value-type="float" office:value="8610.5300000000007" table:style-name="ce87">
            <text:p>8.610,53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4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4264822 DIN003-DINERS CLUB DEL ECUADOR S.A. SOCIEDAD FINANCIERA TARIFA DE COMISIÓN</text:p>
          </table:table-cell>
          <table:table-cell table:number-columns-repeated="3" table:style-name="ce1"/>
          <table:table-cell office:value-type="float" office:value="2.5499999999999998" table:style-name="ce87">
            <text:p>2,55<text:s/></text:p>
          </table:table-cell>
          <table:table-cell table:style-name="ce1"/>
          <table:table-cell office:value-type="float" office:value="8613.08" table:style-name="ce87">
            <text:p>8.613,0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5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2685115 DIN003-DINERS CLUB DEL ECUADOR S.A. SOCIEDAD FINANCIERA TARIFA POR COMISIÓN</text:p>
          </table:table-cell>
          <table:table-cell table:number-columns-repeated="3" table:style-name="ce1"/>
          <table:table-cell office:value-type="float" office:value="1.67" table:style-name="ce87">
            <text:p>1,67<text:s/></text:p>
          </table:table-cell>
          <table:table-cell table:style-name="ce1"/>
          <table:table-cell office:value-type="float" office:value="8614.75" table:style-name="ce87">
            <text:p>8.614,75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F-66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Fact # 1769409 BAN006-BANCO PICHINCHA C.A. TARIFA POR COMISIÓN</text:p>
          </table:table-cell>
          <table:table-cell table:number-columns-repeated="3" table:style-name="ce1"/>
          <table:table-cell office:value-type="float" office:value="0.95" table:style-name="ce87">
            <text:p>0,95<text:s/></text:p>
          </table:table-cell>
          <table:table-cell table:style-name="ce1"/>
          <table:table-cell office:value-type="float" office:value="8615.7000000000007" table:style-name="ce87">
            <text:p>8.615,70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DR-314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12% IVA NC # 129694 BAN007-BANCO DE GUAYAQUIL S.A. N/C APLICA A FACTURA#001-007-003435524 POR SERVICIOS FACTURADOS EN ESTADO DE CTA. CTE. (COM TRANSF SPI RECIBIDA)</text:p>
          </table:table-cell>
          <table:table-cell table:number-columns-repeated="4" table:style-name="ce1"/>
          <table:table-cell office:value-type="float" office:value="0.02" table:style-name="ce90">
            <text:p>-0,02</text:p>
          </table:table-cell>
          <table:table-cell office:value-type="float" office:value="8615.68" table:style-name="ce87">
            <text:p>8.615,68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1">
            <text:p>NDL-51</text:p>
          </table:table-cell>
          <table:table-cell office:value-type="date" office:date-value="2021-08-31T00:00:00" table:style-name="ce88">
            <text:p>31-ago-21</text:p>
          </table:table-cell>
          <table:table-cell office:value-type="string" table:style-name="ce86">
            <text:p>N/D PRODUBANCO TRANSF. PAGO DE IMPUESTOS RTE IVA MES DE JULIO 2021</text:p>
          </table:table-cell>
          <table:table-cell table:number-columns-repeated="4" table:style-name="ce1"/>
          <table:table-cell office:value-type="float" office:value="4256.59" table:style-name="ce90">
            <text:p>-4.256,59</text:p>
          </table:table-cell>
          <table:table-cell office:value-type="float" office:value="4359.09" table:style-name="ce87">
            <text:p>4.359,09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75">
            <text:p>Saldo Inicial</text:p>
          </table:table-cell>
          <table:table-cell office:value-type="float" office:value="3261.05" table:style-name="ce89">
            <text:p>3.261,05<text:s/></text:p>
          </table:table-cell>
          <table:table-cell office:value-type="string" table:style-name="ce75">
            <text:p>Débito</text:p>
          </table:table-cell>
          <table:table-cell office:value-type="float" office:value="31628.2" table:style-name="ce89">
            <text:p>31.628,20<text:s/></text:p>
          </table:table-cell>
          <table:table-cell office:value-type="string" table:style-name="ce75">
            <text:p>Crédito</text:p>
          </table:table-cell>
          <table:table-cell office:value-type="float" office:value="30530.16" table:style-name="ce89">
            <text:p>30.530,16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359.09" table:style-name="ce89">
            <text:p>4.359,09<text:s/>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75">
            <text:p>Saldo Inicial</text:p>
          </table:table-cell>
          <table:table-cell office:value-type="float" office:value="66869.81" table:style-name="ce91">
            <text:p>66.869,81<text:s/></text:p>
          </table:table-cell>
          <table:table-cell office:value-type="string" table:style-name="ce75">
            <text:p>Débito</text:p>
          </table:table-cell>
          <table:table-cell office:value-type="float" office:value="112372.68" table:style-name="ce91">
            <text:p>112.372,68<text:s/></text:p>
          </table:table-cell>
          <table:table-cell office:value-type="string" table:style-name="ce75">
            <text:p>Crédito</text:p>
          </table:table-cell>
          <table:table-cell office:value-type="float" office:value="131106.81" table:style-name="ce91">
            <text:p>131.106,81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8135.68" table:style-name="ce91">
            <text:p>48.135,68<text:s/>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custom-shape svg:x="0.08333in" svg:y="0in" svg:width="1.625in" svg:height="0.35417in" draw:z-index="1" draw:id="id0" draw:style-name="a0" draw:name="Pictur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92">
            <text:p>N</text:p>
          </table:table-cell>
          <table:table-cell table:number-columns-repeated="5" table:style-name="ce1"/>
          <table:table-cell office:value-type="string" table:style-name="ce93">
            <text:p>rptConsContMayor.rpt</text:p>
          </table:table-cell>
          <table:table-cell table:number-columns-repeated="16373"/>
        </table:table-row>
        <table:table-row table:number-rows-repeated="10460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decimal-places="2" number:min-integer-digits="1"/>
      <number:text> %</number:text>
    </number:percentage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date-style style:name="N43">
      <number:day number:style="long"/>
      <number:text>-</number:text>
      <number:month number:textual="true"/>
      <number:text>-</number:text>
      <number:year number:style="long"/>
    </number:date-style>
    <number:time-style style:name="N44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5P0">
      <number:number number:decimal-places="2" number:min-decimal-places="2" number:min-integer-digits="1" number:grouping="true"/>
      <number:text> </number:text>
    </number:number-style>
    <number:number-style style:name="N45"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date-style style:name="N46">
      <number:day number:style="long"/>
      <number:text>-</number:text>
      <number:month number:textual="true"/>
      <number:text>-</number:text>
      <number:year/>
    </number:dat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number:number number:decimal-places="2" number:min-decimal-places="2" number:min-integer-digits="1" number:grouping="true"/>
      <number:text> </number:text>
      <style:map style:condition="value()&gt;=0" style:apply-style-name="N47P0"/>
    </number:number-style>
    <number:number-style style:name="N49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9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ara Macias</meta:initial-creator>
    <dc:creator>Carlos Almeida</dc:creator>
    <meta:creation-date>2020-10-19T12:23:50Z</meta:creation-date>
    <dc:date>2021-11-04T18:31:12Z</dc:date>
    <meta:editing-cycles>7</meta:editing-cycles>
    <meta:editing-duration>PT3539S</meta:editing-duration>
  </office:meta>
</office:document-meta>
</file>